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4598in"/>
    </style:style>
    <style:style style:name="co2" style:family="table-column">
      <style:table-column-properties fo:break-before="auto" style:column-width="0.772in"/>
    </style:style>
    <style:style style:name="co3" style:family="table-column">
      <style:table-column-properties fo:break-before="auto" style:column-width="0.8244in"/>
    </style:style>
    <style:style style:name="co4" style:family="table-column">
      <style:table-column-properties fo:break-before="auto" style:column-width="0.9693in"/>
    </style:style>
    <style:style style:name="co5" style:family="table-column">
      <style:table-column-properties fo:break-before="auto" style:column-width="1.0319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8138in"/>
    </style:style>
    <style:style style:name="co11" style:family="table-column">
      <style:table-column-properties fo:break-before="auto" style:column-width="0.7417in"/>
    </style:style>
    <style:style style:name="co12" style:family="table-column">
      <style:table-column-properties fo:break-before="auto" style:column-width="0.5547in"/>
    </style:style>
    <style:style style:name="co13" style:family="table-column">
      <style:table-column-properties fo:break-before="auto" style:column-width="0.852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0.83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background-color="#ccffff"/>
    </style:style>
    <style:style style:name="ce4" style:family="table-cell" style:parent-style-name="Default" style:data-style-name="N60">
      <style:table-cell-properties fo:background-color="#ccffff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 style:data-style-name="N60">
      <style:table-cell-properties fo:background-color="#ff8080"/>
    </style:style>
  </office:automatic-styles>
  <office:body>
    <office:spreadsheet>
      <table:table table:name="comp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5" table:default-cell-style-name="ce2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6" table:number-rows-spanned="1">
            <text:p>comprt.out</text:p>
          </table:table-cell>
          <table:covered-table-cell table:number-columns-repeated="5" table:style-name="Default"/>
          <table:table-cell table:number-columns-repeated="2"/>
          <table:table-cell table:style-name="ce1" office:value-type="string" table:number-columns-spanned="6" table:number-rows-spanned="1">
            <text:p>comprt.test</text:p>
          </table:table-cell>
          <table:covered-table-cell table:number-columns-repeated="5" table:style-name="Default"/>
          <table:table-cell table:number-columns-repeated="2"/>
        </table:table-row>
        <table:table-row table:style-name="ro2">
          <table:table-cell office:value-type="string">
            <text:p>Index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v(9)</text:p>
          </table:table-cell>
          <table:table-cell table:style-name="Default" office:value-type="string">
            <text:p>v(8)</text:p>
          </table:table-cell>
          <table:table-cell table:number-columns-repeated="2"/>
          <table:table-cell office:value-type="string">
            <text:p>Index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v(9)</text:p>
          </table:table-cell>
          <table:table-cell table:style-name="Default" office:value-type="string">
            <text:p>v(8)</text:p>
          </table:table-cell>
          <table:table-cell/>
          <table:table-cell>
            <draw:frame table:end-cell-address="comprt.V26" table:end-x="0.8476in" table:end-y="0.1189in" draw:z-index="0" svg:width="6.137in" svg:height="4.0917in" svg:x="0.0445in" svg:y="0.0449in">
              <draw:object draw:notify-on-update-of-ranges="comprt.B2:comprt.F1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000000001">
            <text:p>1.00E-011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67604">
            <text:p>1.57E-003</text:p>
          </table:table-cell>
          <table:table-cell office:value-type="float" office:value="1.798712">
            <text:p>1.80E+0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000000000003">
            <text:p>3.00E-01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0000000002">
            <text:p>2.00E-011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59158">
            <text:p>1.56E-003</text:p>
          </table:table-cell>
          <table:table-cell office:value-type="float" office:value="1.7987">
            <text:p>1.80E+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000000000006">
            <text:p>6.00E-01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0000000004">
            <text:p>4.00E-011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6768">
            <text:p>1.55E-003</text:p>
          </table:table-cell>
          <table:table-cell office:value-type="float" office:value="1.798691">
            <text:p>1.80E+00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000000000012">
            <text:p>1.20E-011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000000008">
            <text:p>8.00E-011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7623">
            <text:p>1.55E-003</text:p>
          </table:table-cell>
          <table:table-cell office:value-type="float" office:value="1.798709">
            <text:p>1.80E+00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00000000024">
            <text:p>2.40E-011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000000016">
            <text:p>1.60E-010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3747">
            <text:p>1.54E-003</text:p>
          </table:table-cell>
          <table:table-cell office:value-type="float" office:value="1.798742">
            <text:p>1.80E+00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000000000048">
            <text:p>4.80E-011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0000000032">
            <text:p>3.20E-010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55875">
            <text:p>1.56E-003</text:p>
          </table:table-cell>
          <table:table-cell office:value-type="float" office:value="1.798727">
            <text:p>1.80E+00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000000000096">
            <text:p>9.60E-011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0000000064">
            <text:p>6.40E-010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39788">
            <text:p>1.54E-003</text:p>
          </table:table-cell>
          <table:table-cell office:value-type="float" office:value="1.798731">
            <text:p>1.80E+00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.000000000192">
            <text:p>1.92E-010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000000128">
            <text:p>1.28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55874">
            <text:p>1.56E-003</text:p>
          </table:table-cell>
          <table:table-cell office:value-type="float" office:value="1.798724">
            <text:p>1.80E+000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000000000384">
            <text:p>3.84E-010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0000000248">
            <text:p>2.48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39522">
            <text:p>1.54E-003</text:p>
          </table:table-cell>
          <table:table-cell office:value-type="float" office:value="1.79873">
            <text:p>1.80E+00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.000000000768">
            <text:p>7.68E-010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00368">
            <text:p>3.68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55289">
            <text:p>1.56E-003</text:p>
          </table:table-cell>
          <table:table-cell office:value-type="float" office:value="1.798724">
            <text:p>1.80E+00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000000001536">
            <text:p>1.54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00000000488">
            <text:p>4.88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0213">
            <text:p>1.54E-003</text:p>
          </table:table-cell>
          <table:table-cell office:value-type="float" office:value="1.79873">
            <text:p>1.80E+00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.000000002536">
            <text:p>2.54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0000000608">
            <text:p>6.08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54949">
            <text:p>1.55E-003</text:p>
          </table:table-cell>
          <table:table-cell office:value-type="float" office:value="1.798725">
            <text:p>1.80E+00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.000000003536">
            <text:p>3.54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00000000728">
            <text:p>7.28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0339">
            <text:p>1.54E-003</text:p>
          </table:table-cell>
          <table:table-cell office:value-type="float" office:value="1.798729">
            <text:p>1.80E+00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.000000004536">
            <text:p>4.54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00000000848">
            <text:p>8.48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54628">
            <text:p>1.55E-003</text:p>
          </table:table-cell>
          <table:table-cell office:value-type="float" office:value="1.798725">
            <text:p>1.80E+000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.000000005536">
            <text:p>5.54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000000968">
            <text:p>9.68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0479">
            <text:p>1.54E-003</text:p>
          </table:table-cell>
          <table:table-cell office:value-type="float" office:value="1.798729">
            <text:p>1.80E+000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.000000006536">
            <text:p>6.54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000001">
            <text:p>1.0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53634">
            <text:p>1.55E-003</text:p>
          </table:table-cell>
          <table:table-cell office:value-type="float" office:value="1.798726">
            <text:p>1.80E+000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.000000007536">
            <text:p>7.54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00000001001">
            <text:p>1.00E-008</text:p>
          </table:table-cell>
          <table:table-cell office:value-type="float" office:value="0.18">
            <text:p>1.80E-001</text:p>
          </table:table-cell>
          <table:table-cell office:value-type="float" office:value="0">
            <text:p>0.00E+000</text:p>
          </table:table-cell>
          <table:table-cell office:value-type="float" office:value="0.001561132">
            <text:p>1.56E-003</text:p>
          </table:table-cell>
          <table:table-cell office:value-type="float" office:value="1.798709">
            <text:p>1.80E+00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.000000008536">
            <text:p>8.54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000001003">
            <text:p>1.00E-008</text:p>
          </table:table-cell>
          <table:table-cell office:value-type="float" office:value="0.54">
            <text:p>5.40E-001</text:p>
          </table:table-cell>
          <table:table-cell office:value-type="float" office:value="0">
            <text:p>0.00E+000</text:p>
          </table:table-cell>
          <table:table-cell office:value-type="float" office:value="0.001525375">
            <text:p>1.53E-003</text:p>
          </table:table-cell>
          <table:table-cell office:value-type="float" office:value="1.798691">
            <text:p>1.80E+00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.000000009536">
            <text:p>9.54E-009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00000001006244">
            <text:p>1.01E-008</text:p>
          </table:table-cell>
          <table:table-cell office:value-type="float" office:value="1.123961">
            <text:p>1.12E+000</text:p>
          </table:table-cell>
          <table:table-cell office:value-type="float" office:value="0">
            <text:p>0.00E+000</text:p>
          </table:table-cell>
          <table:table-cell office:value-type="float" office:value="-0.002657056">
            <text:p>-2.66E-003</text:p>
          </table:table-cell>
          <table:table-cell office:value-type="float" office:value="1.798475">
            <text:p>1.80E+00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.00000001">
            <text:p>1.0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4803">
            <text:p>1.55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0001009315">
            <text:p>1.01E-008</text:p>
          </table:table-cell>
          <table:table-cell office:value-type="float" office:value="1.676732">
            <text:p>1.68E+000</text:p>
          </table:table-cell>
          <table:table-cell office:value-type="float" office:value="0">
            <text:p>0.00E+000</text:p>
          </table:table-cell>
          <table:table-cell office:value-type="float" office:value="-0.01339905">
            <text:p>-1.34E-002</text:p>
          </table:table-cell>
          <table:table-cell office:value-type="float" office:value="1.797811">
            <text:p>1.80E+000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.00000001001">
            <text:p>1.00E-008</text:p>
          </table:table-cell>
          <table:table-cell office:value-type="float" office:value="0.18">
            <text:p>1.80E-001</text:p>
          </table:table-cell>
          <table:table-cell office:value-type="float" office:value="0">
            <text:p>0.00E+000</text:p>
          </table:table-cell>
          <table:table-cell office:value-type="float" office:value="0.001557657">
            <text:p>1.56E-003</text:p>
          </table:table-cell>
          <table:table-cell office:value-type="float" office:value="1.798728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0000000101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51835">
            <text:p>-1.55E-002</text:p>
          </table:table-cell>
          <table:table-cell office:value-type="float" office:value="1.797631">
            <text:p>1.80E+000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0.00000001003">
            <text:p>1.00E-008</text:p>
          </table:table-cell>
          <table:table-cell office:value-type="float" office:value="0.54">
            <text:p>5.40E-001</text:p>
          </table:table-cell>
          <table:table-cell office:value-type="float" office:value="0">
            <text:p>0.00E+000</text:p>
          </table:table-cell>
          <table:table-cell office:value-type="float" office:value="0.001537658">
            <text:p>1.54E-003</text:p>
          </table:table-cell>
          <table:table-cell office:value-type="float" office:value="1.79872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00000001010266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43064">
            <text:p>-1.54E-002</text:p>
          </table:table-cell>
          <table:table-cell office:value-type="float" office:value="1.797599">
            <text:p>1.80E+000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0.00000001006244">
            <text:p>1.01E-008</text:p>
          </table:table-cell>
          <table:table-cell office:value-type="float" office:value="1.12396">
            <text:p>1.12E+000</text:p>
          </table:table-cell>
          <table:table-cell office:value-type="float" office:value="0">
            <text:p>0.00E+000</text:p>
          </table:table-cell>
          <table:table-cell office:value-type="float" office:value="-0.002686654">
            <text:p>-2.69E-003</text:p>
          </table:table-cell>
          <table:table-cell office:value-type="float" office:value="1.79849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00000001010797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8532">
            <text:p>-1.59E-002</text:p>
          </table:table-cell>
          <table:table-cell office:value-type="float" office:value="1.797541">
            <text:p>1.80E+00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.00000001009315">
            <text:p>1.01E-008</text:p>
          </table:table-cell>
          <table:table-cell office:value-type="float" office:value="1.676624">
            <text:p>1.68E+000</text:p>
          </table:table-cell>
          <table:table-cell office:value-type="float" office:value="0">
            <text:p>0.00E+000</text:p>
          </table:table-cell>
          <table:table-cell office:value-type="float" office:value="-0.01338163">
            <text:p>-1.34E-002</text:p>
          </table:table-cell>
          <table:table-cell office:value-type="float" office:value="1.797794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0000001011859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28809">
            <text:p>-1.53E-002</text:p>
          </table:table-cell>
          <table:table-cell office:value-type="float" office:value="1.797487">
            <text:p>1.80E+000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.0000000101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51305">
            <text:p>-1.55E-002</text:p>
          </table:table-cell>
          <table:table-cell office:value-type="float" office:value="1.79761">
            <text:p>1.80E+000</text:p>
          </table:table-cell>
          <table:table-cell/>
          <table:table-cell>
            <draw:frame table:end-cell-address="comprt.W51" table:end-x="0.0138in" table:end-y="0.1402in" draw:z-index="1" svg:width="6.2138in" svg:height="3.9972in" svg:x="0.0228in" svg:y="0.1606in">
              <draw:object draw:notify-on-update-of-ranges="comprt.J2:comprt.N16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0000001013357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08764848">
            <text:p>-8.76E-003</text:p>
          </table:table-cell>
          <table:table-cell office:value-type="float" office:value="1.797478">
            <text:p>1.80E+00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0.00000001010266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44119">
            <text:p>-1.54E-002</text:p>
          </table:table-cell>
          <table:table-cell office:value-type="float" office:value="1.797564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0000000101516">
            <text:p>1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004754134">
            <text:p>4.75E-003</text:p>
          </table:table-cell>
          <table:table-cell office:value-type="float" office:value="1.797572">
            <text:p>1.80E+000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.00000001010797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83818">
            <text:p>-1.58E-002</text:p>
          </table:table-cell>
          <table:table-cell office:value-type="float" office:value="1.79748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00000001017572">
            <text:p>1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03034071">
            <text:p>3.03E-002</text:p>
          </table:table-cell>
          <table:table-cell office:value-type="float" office:value="1.797682">
            <text:p>1.80E+000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0.0000000101186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27701">
            <text:p>-1.53E-002</text:p>
          </table:table-cell>
          <table:table-cell office:value-type="float" office:value="1.797401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00000001021171">
            <text:p>1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1033687">
            <text:p>1.03E-001</text:p>
          </table:table-cell>
          <table:table-cell office:value-type="float" office:value="1.79764">
            <text:p>1.80E+000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0.00000001013356">
            <text:p>1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08752796">
            <text:p>-8.75E-003</text:p>
          </table:table-cell>
          <table:table-cell office:value-type="float" office:value="1.797399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0000000102837">
            <text:p>1.0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382503">
            <text:p>1.38E+000</text:p>
          </table:table-cell>
          <table:table-cell office:value-type="float" office:value="1.799307">
            <text:p>1.80E+000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0.00000001015164">
            <text:p>1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004800446">
            <text:p>4.80E-003</text:p>
          </table:table-cell>
          <table:table-cell office:value-type="float" office:value="1.797503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0001035225">
            <text:p>1.0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69038">
            <text:p>1.77E+000</text:p>
          </table:table-cell>
          <table:table-cell office:value-type="float" office:value="1.804328">
            <text:p>1.80E+00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0.00000001017571">
            <text:p>1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03032301">
            <text:p>3.03E-002</text:p>
          </table:table-cell>
          <table:table-cell office:value-type="float" office:value="1.79763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00000001041285">
            <text:p>1.0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66286">
            <text:p>1.77E+000</text:p>
          </table:table-cell>
          <table:table-cell office:value-type="float" office:value="1.805265">
            <text:p>1.81E+000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0.00000001021178">
            <text:p>1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1037867">
            <text:p>1.04E-001</text:p>
          </table:table-cell>
          <table:table-cell office:value-type="float" office:value="1.79762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000001047481">
            <text:p>1.05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3602">
            <text:p>1.79E+000</text:p>
          </table:table-cell>
          <table:table-cell office:value-type="float" office:value="1.805586">
            <text:p>1.81E+00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.00000001028391">
            <text:p>1.0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385286">
            <text:p>1.39E+000</text:p>
          </table:table-cell>
          <table:table-cell office:value-type="float" office:value="1.799314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00000001054949">
            <text:p>1.05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4182">
            <text:p>1.79E+000</text:p>
          </table:table-cell>
          <table:table-cell office:value-type="float" office:value="1.805363">
            <text:p>1.81E+00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0.00000001035264">
            <text:p>1.0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69811">
            <text:p>1.77E+000</text:p>
          </table:table-cell>
          <table:table-cell office:value-type="float" office:value="1.804362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00000001069129">
            <text:p>1.0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819">
            <text:p>1.80E+000</text:p>
          </table:table-cell>
          <table:table-cell office:value-type="float" office:value="1.803879">
            <text:p>1.80E+000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0.00000001041328">
            <text:p>1.0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66313">
            <text:p>1.77E+000</text:p>
          </table:table-cell>
          <table:table-cell office:value-type="float" office:value="1.805264">
            <text:p>1.81E+00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0000001087338">
            <text:p>1.0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707">
            <text:p>1.80E+000</text:p>
          </table:table-cell>
          <table:table-cell office:value-type="float" office:value="1.795839">
            <text:p>1.80E+00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.00000001047531">
            <text:p>1.05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3698">
            <text:p>1.79E+000</text:p>
          </table:table-cell>
          <table:table-cell office:value-type="float" office:value="1.805571">
            <text:p>1.81E+00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00000001123755">
            <text:p>1.1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375">
            <text:p>1.80E+000</text:p>
          </table:table-cell>
          <table:table-cell office:value-type="float" office:value="1.739104">
            <text:p>1.74E+000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.00000001054983">
            <text:p>1.05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4185">
            <text:p>1.79E+000</text:p>
          </table:table-cell>
          <table:table-cell office:value-type="float" office:value="1.805425">
            <text:p>1.81E+00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00000001191654">
            <text:p>1.1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886">
            <text:p>1.80E+000</text:p>
          </table:table-cell>
          <table:table-cell office:value-type="float" office:value="1.403137">
            <text:p>1.40E+000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0.00000001069064">
            <text:p>1.0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812">
            <text:p>1.80E+000</text:p>
          </table:table-cell>
          <table:table-cell office:value-type="float" office:value="1.803836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00000001263329">
            <text:p>1.26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265">
            <text:p>1.80E+000</text:p>
          </table:table-cell>
          <table:table-cell office:value-type="float" office:value="0.1795393">
            <text:p>1.80E-001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0.00000001087308">
            <text:p>1.0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703">
            <text:p>1.80E+000</text:p>
          </table:table-cell>
          <table:table-cell office:value-type="float" office:value="1.7959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00000001332199">
            <text:p>1.3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984">
            <text:p>1.80E+000</text:p>
          </table:table-cell>
          <table:table-cell office:value-type="float" office:value="0.0755189">
            <text:p>7.55E-002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0.00000001123797">
            <text:p>1.1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382">
            <text:p>1.80E+000</text:p>
          </table:table-cell>
          <table:table-cell office:value-type="float" office:value="1.739066">
            <text:p>1.74E+00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0001402606">
            <text:p>1.40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78">
            <text:p>1.80E+000</text:p>
          </table:table-cell>
          <table:table-cell office:value-type="float" office:value="0.04956194">
            <text:p>4.96E-002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.0000000119171">
            <text:p>1.1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879">
            <text:p>1.80E+000</text:p>
          </table:table-cell>
          <table:table-cell office:value-type="float" office:value="1.403002">
            <text:p>1.40E+00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00000001473875">
            <text:p>1.4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52">
            <text:p>1.80E+000</text:p>
          </table:table-cell>
          <table:table-cell office:value-type="float" office:value="0.01614298">
            <text:p>1.61E-002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0.00000001263256">
            <text:p>1.26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272">
            <text:p>1.80E+000</text:p>
          </table:table-cell>
          <table:table-cell office:value-type="float" office:value="0.1798979">
            <text:p>1.80E-00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00000001593875">
            <text:p>1.5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36">
            <text:p>1.80E+000</text:p>
          </table:table-cell>
          <table:table-cell office:value-type="float" office:value="0.0112263">
            <text:p>1.12E-002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0.00000001331984">
            <text:p>1.3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978">
            <text:p>1.80E+000</text:p>
          </table:table-cell>
          <table:table-cell office:value-type="float" office:value="0.07580639">
            <text:p>7.58E-00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00000001713875">
            <text:p>1.7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78">
            <text:p>1.80E+000</text:p>
          </table:table-cell>
          <table:table-cell office:value-type="float" office:value="-0.00257986">
            <text:p>-2.58E-003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0.0000000140226">
            <text:p>1.40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84">
            <text:p>1.80E+000</text:p>
          </table:table-cell>
          <table:table-cell office:value-type="float" office:value="0.04977361">
            <text:p>4.98E-002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00000001833875">
            <text:p>1.8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09">
            <text:p>1.80E+000</text:p>
          </table:table-cell>
          <table:table-cell office:value-type="float" office:value="0.006524805">
            <text:p>6.52E-003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0.00000001473429">
            <text:p>1.4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45">
            <text:p>1.80E+000</text:p>
          </table:table-cell>
          <table:table-cell office:value-type="float" office:value="0.01628732">
            <text:p>1.63E-002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0000001953875">
            <text:p>1.95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07">
            <text:p>1.80E+000</text:p>
          </table:table-cell>
          <table:table-cell office:value-type="float" office:value="-0.003153713">
            <text:p>-3.15E-003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0.00000001573429">
            <text:p>1.5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4">
            <text:p>1.80E+000</text:p>
          </table:table-cell>
          <table:table-cell office:value-type="float" office:value="0.01268444">
            <text:p>1.27E-002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00000002073875">
            <text:p>2.0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79">
            <text:p>1.80E+000</text:p>
          </table:table-cell>
          <table:table-cell office:value-type="float" office:value="0.006301994">
            <text:p>6.30E-003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0.00000001673429">
            <text:p>1.6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76">
            <text:p>1.80E+000</text:p>
          </table:table-cell>
          <table:table-cell office:value-type="float" office:value="-0.001834964">
            <text:p>-1.83E-003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00000002193875">
            <text:p>2.1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37">
            <text:p>1.80E+000</text:p>
          </table:table-cell>
          <table:table-cell office:value-type="float" office:value="-0.002836243">
            <text:p>-2.84E-003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0.00000001773429">
            <text:p>1.7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08">
            <text:p>1.80E+000</text:p>
          </table:table-cell>
          <table:table-cell office:value-type="float" office:value="0.006661287">
            <text:p>6.66E-003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00000002313875">
            <text:p>2.3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49">
            <text:p>1.80E+000</text:p>
          </table:table-cell>
          <table:table-cell office:value-type="float" office:value="0.006243538">
            <text:p>6.24E-003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0.00000001873429">
            <text:p>1.8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11">
            <text:p>1.80E+000</text:p>
          </table:table-cell>
          <table:table-cell office:value-type="float" office:value="-0.003033256">
            <text:p>-3.03E-003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00000002433875">
            <text:p>2.4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68">
            <text:p>1.80E+000</text:p>
          </table:table-cell>
          <table:table-cell office:value-type="float" office:value="-0.002556945">
            <text:p>-2.56E-003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0.00000001973429">
            <text:p>1.9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71">
            <text:p>1.80E+000</text:p>
          </table:table-cell>
          <table:table-cell office:value-type="float" office:value="0.006134731">
            <text:p>6.13E-003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000251">
            <text:p>2.5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12">
            <text:p>1.80E+000</text:p>
          </table:table-cell>
          <table:table-cell office:value-type="float" office:value="0.006074498">
            <text:p>6.07E-003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.00000002073429">
            <text:p>2.0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49">
            <text:p>1.80E+000</text:p>
          </table:table-cell>
          <table:table-cell office:value-type="float" office:value="-0.002777235">
            <text:p>-2.78E-003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00000002511">
            <text:p>2.51E-008</text:p>
          </table:table-cell>
          <table:table-cell office:value-type="float" office:value="1.62">
            <text:p>1.62E+000</text:p>
          </table:table-cell>
          <table:table-cell office:value-type="float" office:value="0">
            <text:p>0.00E+000</text:p>
          </table:table-cell>
          <table:table-cell office:value-type="float" office:value="1.795319">
            <text:p>1.80E+000</text:p>
          </table:table-cell>
          <table:table-cell office:value-type="float" office:value="0.003553841">
            <text:p>3.55E-003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0.00000002173429">
            <text:p>2.1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34">
            <text:p>1.80E+000</text:p>
          </table:table-cell>
          <table:table-cell office:value-type="float" office:value="0.006023587">
            <text:p>6.02E-003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00000002513">
            <text:p>2.51E-008</text:p>
          </table:table-cell>
          <table:table-cell office:value-type="float" office:value="1.26">
            <text:p>1.26E+000</text:p>
          </table:table-cell>
          <table:table-cell office:value-type="float" office:value="0">
            <text:p>0.00E+000</text:p>
          </table:table-cell>
          <table:table-cell office:value-type="float" office:value="1.790801">
            <text:p>1.79E+000</text:p>
          </table:table-cell>
          <table:table-cell office:value-type="float" office:value="0.001542901">
            <text:p>1.54E-003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0.00000002273429">
            <text:p>2.2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85">
            <text:p>1.80E+000</text:p>
          </table:table-cell>
          <table:table-cell office:value-type="float" office:value="-0.002455531">
            <text:p>-2.46E-003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00000002517">
            <text:p>2.52E-008</text:p>
          </table:table-cell>
          <table:table-cell office:value-type="float" office:value="0.54">
            <text:p>5.40E-001</text:p>
          </table:table-cell>
          <table:table-cell office:value-type="float" office:value="0">
            <text:p>0.00E+000</text:p>
          </table:table-cell>
          <table:table-cell office:value-type="float" office:value="1.791538">
            <text:p>1.79E+000</text:p>
          </table:table-cell>
          <table:table-cell office:value-type="float" office:value="0.001974423">
            <text:p>1.97E-003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0.00000002373429">
            <text:p>2.3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998">
            <text:p>1.80E+000</text:p>
          </table:table-cell>
          <table:table-cell office:value-type="float" office:value="0.005906138">
            <text:p>5.91E-003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0000000252">
            <text:p>2.52E-008</text:p>
          </table:table-cell>
          <table:table-cell office:value-type="float" office:value="0.00000000000004352074">
            <text:p>4.35E-014</text:p>
          </table:table-cell>
          <table:table-cell office:value-type="float" office:value="0">
            <text:p>0.00E+000</text:p>
          </table:table-cell>
          <table:table-cell office:value-type="float" office:value="1.796759">
            <text:p>1.80E+000</text:p>
          </table:table-cell>
          <table:table-cell office:value-type="float" office:value="0.001761786">
            <text:p>1.76E-003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0.00000002473429">
            <text:p>2.4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22">
            <text:p>1.80E+000</text:p>
          </table:table-cell>
          <table:table-cell office:value-type="float" office:value="-0.00218514">
            <text:p>-2.19E-003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0000002520496">
            <text:p>2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8389">
            <text:p>1.80E+000</text:p>
          </table:table-cell>
          <table:table-cell office:value-type="float" office:value="0.001804105">
            <text:p>1.80E-003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0.0000000251">
            <text:p>2.5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938">
            <text:p>1.80E+000</text:p>
          </table:table-cell>
          <table:table-cell office:value-type="float" office:value="0.005581504">
            <text:p>5.58E-003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00000002521489">
            <text:p>2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196">
            <text:p>1.80E+000</text:p>
          </table:table-cell>
          <table:table-cell office:value-type="float" office:value="0.001815706">
            <text:p>1.82E-003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0.00000002511">
            <text:p>2.51E-008</text:p>
          </table:table-cell>
          <table:table-cell office:value-type="float" office:value="1.62">
            <text:p>1.62E+000</text:p>
          </table:table-cell>
          <table:table-cell office:value-type="float" office:value="0">
            <text:p>0.00E+000</text:p>
          </table:table-cell>
          <table:table-cell office:value-type="float" office:value="1.795251">
            <text:p>1.80E+000</text:p>
          </table:table-cell>
          <table:table-cell office:value-type="float" office:value="0.003351333">
            <text:p>3.35E-003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00000002523475">
            <text:p>2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714">
            <text:p>1.80E+000</text:p>
          </table:table-cell>
          <table:table-cell office:value-type="float" office:value="0.001829925">
            <text:p>1.83E-003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0.00000002513">
            <text:p>2.51E-008</text:p>
          </table:table-cell>
          <table:table-cell office:value-type="float" office:value="1.26">
            <text:p>1.26E+000</text:p>
          </table:table-cell>
          <table:table-cell office:value-type="float" office:value="0">
            <text:p>0.00E+000</text:p>
          </table:table-cell>
          <table:table-cell office:value-type="float" office:value="1.790797">
            <text:p>1.79E+000</text:p>
          </table:table-cell>
          <table:table-cell office:value-type="float" office:value="0.001535991">
            <text:p>1.54E-003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00000002526288">
            <text:p>2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91">
            <text:p>1.80E+000</text:p>
          </table:table-cell>
          <table:table-cell office:value-type="float" office:value="0.001831893">
            <text:p>1.83E-003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0.00000002517">
            <text:p>2.52E-008</text:p>
          </table:table-cell>
          <table:table-cell office:value-type="float" office:value="0.54">
            <text:p>5.40E-001</text:p>
          </table:table-cell>
          <table:table-cell office:value-type="float" office:value="0">
            <text:p>0.00E+000</text:p>
          </table:table-cell>
          <table:table-cell office:value-type="float" office:value="1.791551">
            <text:p>1.79E+000</text:p>
          </table:table-cell>
          <table:table-cell office:value-type="float" office:value="0.001958062">
            <text:p>1.96E-003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00000002529268">
            <text:p>2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292">
            <text:p>1.80E+000</text:p>
          </table:table-cell>
          <table:table-cell office:value-type="float" office:value="0.001836431">
            <text:p>1.84E-003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0.0000000252">
            <text:p>2.52E-008</text:p>
          </table:table-cell>
          <table:table-cell office:value-type="float" office:value="0.000000000000027452">
            <text:p>2.75E-014</text:p>
          </table:table-cell>
          <table:table-cell office:value-type="float" office:value="0">
            <text:p>0.00E+000</text:p>
          </table:table-cell>
          <table:table-cell office:value-type="float" office:value="1.796766">
            <text:p>1.80E+000</text:p>
          </table:table-cell>
          <table:table-cell office:value-type="float" office:value="0.001768699">
            <text:p>1.77E-003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000253397">
            <text:p>2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089">
            <text:p>1.80E+000</text:p>
          </table:table-cell>
          <table:table-cell office:value-type="float" office:value="0.001840036">
            <text:p>1.84E-003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0.00000002520496">
            <text:p>2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8393">
            <text:p>1.80E+000</text:p>
          </table:table-cell>
          <table:table-cell office:value-type="float" office:value="0.001790417">
            <text:p>1.79E-003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00000002540193">
            <text:p>2.5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11">
            <text:p>1.80E+000</text:p>
          </table:table-cell>
          <table:table-cell office:value-type="float" office:value="0.00183115">
            <text:p>1.83E-003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0.00000002521488">
            <text:p>2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1961">
            <text:p>1.80E+000</text:p>
          </table:table-cell>
          <table:table-cell office:value-type="float" office:value="0.001815799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00000002548934">
            <text:p>2.5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902">
            <text:p>1.80E+000</text:p>
          </table:table-cell>
          <table:table-cell office:value-type="float" office:value="0.001841684">
            <text:p>1.84E-003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0.00000002523471">
            <text:p>2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761">
            <text:p>1.80E+000</text:p>
          </table:table-cell>
          <table:table-cell office:value-type="float" office:value="0.001822191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00000002564435">
            <text:p>2.56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412">
            <text:p>1.80E+000</text:p>
          </table:table-cell>
          <table:table-cell office:value-type="float" office:value="0.00183725">
            <text:p>1.84E-003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0.00000002526286">
            <text:p>2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944">
            <text:p>1.80E+000</text:p>
          </table:table-cell>
          <table:table-cell office:value-type="float" office:value="0.001821913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002595437">
            <text:p>2.6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859">
            <text:p>1.80E+000</text:p>
          </table:table-cell>
          <table:table-cell office:value-type="float" office:value="0.001812933">
            <text:p>1.81E-003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0.00000002529267">
            <text:p>2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269">
            <text:p>1.80E+000</text:p>
          </table:table-cell>
          <table:table-cell office:value-type="float" office:value="0.001823237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0000000265744">
            <text:p>2.66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53188">
            <text:p>1.75E+000</text:p>
          </table:table-cell>
          <table:table-cell office:value-type="float" office:value="0.0007011201">
            <text:p>7.01E-004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0.00000002533968">
            <text:p>2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053">
            <text:p>1.80E+000</text:p>
          </table:table-cell>
          <table:table-cell office:value-type="float" office:value="0.001824436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000000027393">
            <text:p>2.7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60811">
            <text:p>1.61E+000</text:p>
          </table:table-cell>
          <table:table-cell office:value-type="float" office:value="0.02127162">
            <text:p>2.13E-002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0.00000002540197">
            <text:p>2.5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135">
            <text:p>1.80E+000</text:p>
          </table:table-cell>
          <table:table-cell office:value-type="float" office:value="0.001826241">
            <text:p>1.83E-003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00000002750387">
            <text:p>2.7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78855">
            <text:p>1.58E+000</text:p>
          </table:table-cell>
          <table:table-cell office:value-type="float" office:value="0.03912091">
            <text:p>3.91E-002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0.00000002548944">
            <text:p>2.5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897">
            <text:p>1.80E+000</text:p>
          </table:table-cell>
          <table:table-cell office:value-type="float" office:value="0.001828384">
            <text:p>1.83E-003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00000002772561">
            <text:p>2.77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04212">
            <text:p>1.50E+000</text:p>
          </table:table-cell>
          <table:table-cell office:value-type="float" office:value="0.1201889">
            <text:p>1.20E-001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0.0000000256443">
            <text:p>2.56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412">
            <text:p>1.80E+000</text:p>
          </table:table-cell>
          <table:table-cell office:value-type="float" office:value="0.001831733">
            <text:p>1.83E-003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00000002778104">
            <text:p>2.78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80875">
            <text:p>1.48E+000</text:p>
          </table:table-cell>
          <table:table-cell office:value-type="float" office:value="0.1732003">
            <text:p>1.73E-001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0.00000002595402">
            <text:p>2.6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8595">
            <text:p>1.80E+000</text:p>
          </table:table-cell>
          <table:table-cell office:value-type="float" office:value="0.001806985">
            <text:p>1.81E-003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0002789191">
            <text:p>2.7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25631">
            <text:p>1.43E+000</text:p>
          </table:table-cell>
          <table:table-cell office:value-type="float" office:value="0.8598535">
            <text:p>8.60E-001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0.00000002657346">
            <text:p>2.66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53215">
            <text:p>1.75E+000</text:p>
          </table:table-cell>
          <table:table-cell office:value-type="float" office:value="0.0006986148">
            <text:p>6.99E-004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00000002804487">
            <text:p>2.8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314166">
            <text:p>1.31E+000</text:p>
          </table:table-cell>
          <table:table-cell office:value-type="float" office:value="1.691616">
            <text:p>1.69E+000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0.00000002739211">
            <text:p>2.7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608188">
            <text:p>1.61E+000</text:p>
          </table:table-cell>
          <table:table-cell office:value-type="float" office:value="0.02137335">
            <text:p>2.14E-002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00000002819268">
            <text:p>2.8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123085">
            <text:p>1.12E+000</text:p>
          </table:table-cell>
          <table:table-cell office:value-type="float" office:value="1.782682">
            <text:p>1.78E+000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0.00000002750293">
            <text:p>2.7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78958">
            <text:p>1.58E+000</text:p>
          </table:table-cell>
          <table:table-cell office:value-type="float" office:value="0.03926699">
            <text:p>3.93E-00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00000002834669">
            <text:p>2.8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857541">
            <text:p>8.58E-001</text:p>
          </table:table-cell>
          <table:table-cell office:value-type="float" office:value="1.792716">
            <text:p>1.79E+000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0.00000002772457">
            <text:p>2.77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04357">
            <text:p>1.50E+000</text:p>
          </table:table-cell>
          <table:table-cell office:value-type="float" office:value="0.1205567">
            <text:p>1.21E-001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00000002852911">
            <text:p>2.8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519361">
            <text:p>5.19E-001</text:p>
          </table:table-cell>
          <table:table-cell office:value-type="float" office:value="1.799631">
            <text:p>1.80E+000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0.00000002777998">
            <text:p>2.78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81114">
            <text:p>1.48E+000</text:p>
          </table:table-cell>
          <table:table-cell office:value-type="float" office:value="0.1737065">
            <text:p>1.74E-001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00000002873688">
            <text:p>2.87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829819">
            <text:p>2.83E-001</text:p>
          </table:table-cell>
          <table:table-cell office:value-type="float" office:value="1.797771">
            <text:p>1.80E+000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0.0000000278908">
            <text:p>2.7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26044">
            <text:p>1.43E+000</text:p>
          </table:table-cell>
          <table:table-cell office:value-type="float" office:value="0.8650968">
            <text:p>8.65E-001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00000002896021">
            <text:p>2.9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155451">
            <text:p>2.16E-001</text:p>
          </table:table-cell>
          <table:table-cell office:value-type="float" office:value="1.799423">
            <text:p>1.80E+000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0.0000000280429">
            <text:p>2.8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315104">
            <text:p>1.32E+000</text:p>
          </table:table-cell>
          <table:table-cell office:value-type="float" office:value="1.691615">
            <text:p>1.69E+00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00000002940685">
            <text:p>2.9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464611">
            <text:p>1.46E-001</text:p>
          </table:table-cell>
          <table:table-cell office:value-type="float" office:value="1.798079">
            <text:p>1.80E+000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0.00000002818991">
            <text:p>2.8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126291">
            <text:p>1.13E+000</text:p>
          </table:table-cell>
          <table:table-cell office:value-type="float" office:value="1.782056">
            <text:p>1.78E+00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00000002990869">
            <text:p>2.9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037604">
            <text:p>1.04E-001</text:p>
          </table:table-cell>
          <table:table-cell office:value-type="float" office:value="1.799278">
            <text:p>1.80E+000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0.00000002834383">
            <text:p>2.8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8625323">
            <text:p>8.63E-001</text:p>
          </table:table-cell>
          <table:table-cell office:value-type="float" office:value="1.79294">
            <text:p>1.79E+00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00000003091237">
            <text:p>3.0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5439025">
            <text:p>5.44E-002</text:p>
          </table:table-cell>
          <table:table-cell office:value-type="float" office:value="1.798197">
            <text:p>1.80E+000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0.00000002852511">
            <text:p>2.8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5273587">
            <text:p>5.27E-001</text:p>
          </table:table-cell>
          <table:table-cell office:value-type="float" office:value="1.79942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0003211237">
            <text:p>3.21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2410213">
            <text:p>2.41E-002</text:p>
          </table:table-cell>
          <table:table-cell office:value-type="float" office:value="1.799227">
            <text:p>1.80E+000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0.00000002873208">
            <text:p>2.87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864079">
            <text:p>2.86E-001</text:p>
          </table:table-cell>
          <table:table-cell office:value-type="float" office:value="1.797941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00000003331237">
            <text:p>3.3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9879136">
            <text:p>9.88E-003</text:p>
          </table:table-cell>
          <table:table-cell office:value-type="float" office:value="1.798247">
            <text:p>1.80E+000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0.00000002895526">
            <text:p>2.9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164751">
            <text:p>2.16E-001</text:p>
          </table:table-cell>
          <table:table-cell office:value-type="float" office:value="1.799291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00000003451237">
            <text:p>3.4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4828647">
            <text:p>4.83E-003</text:p>
          </table:table-cell>
          <table:table-cell office:value-type="float" office:value="1.799182">
            <text:p>1.80E+000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0.00000002940164">
            <text:p>2.9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47225">
            <text:p>1.47E-001</text:p>
          </table:table-cell>
          <table:table-cell office:value-type="float" office:value="1.798192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00000003571237">
            <text:p>3.57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2651218">
            <text:p>2.65E-003</text:p>
          </table:table-cell>
          <table:table-cell office:value-type="float" office:value="1.798293">
            <text:p>1.80E+000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0.00000002990178">
            <text:p>2.9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040875">
            <text:p>1.04E-001</text:p>
          </table:table-cell>
          <table:table-cell office:value-type="float" office:value="1.799176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00000003691237">
            <text:p>3.6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2247205">
            <text:p>2.25E-003</text:p>
          </table:table-cell>
          <table:table-cell office:value-type="float" office:value="1.799139">
            <text:p>1.80E+000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0.00000003090178">
            <text:p>3.0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5485548">
            <text:p>5.49E-002</text:p>
          </table:table-cell>
          <table:table-cell office:value-type="float" office:value="1.798294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00000003811237">
            <text:p>3.81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67823">
            <text:p>1.68E-003</text:p>
          </table:table-cell>
          <table:table-cell office:value-type="float" office:value="1.798335">
            <text:p>1.80E+000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0.00000003190178">
            <text:p>3.1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2794145">
            <text:p>2.79E-002</text:p>
          </table:table-cell>
          <table:table-cell office:value-type="float" office:value="1.799129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00000003931237">
            <text:p>3.9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822289">
            <text:p>1.82E-003</text:p>
          </table:table-cell>
          <table:table-cell office:value-type="float" office:value="1.799101">
            <text:p>1.80E+000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0.00000003290178">
            <text:p>3.2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1342499">
            <text:p>1.34E-002</text:p>
          </table:table-cell>
          <table:table-cell office:value-type="float" office:value="1.79834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00000004">
            <text:p>4.0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14279">
            <text:p>1.51E-003</text:p>
          </table:table-cell>
          <table:table-cell office:value-type="float" office:value="1.798386">
            <text:p>1.80E+000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0.00000003390178">
            <text:p>3.3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6835859">
            <text:p>6.84E-003</text:p>
          </table:table-cell>
          <table:table-cell office:value-type="float" office:value="1.799084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00000004001">
            <text:p>4.00E-008</text:p>
          </table:table-cell>
          <table:table-cell office:value-type="float" office:value="0.18">
            <text:p>1.80E-001</text:p>
          </table:table-cell>
          <table:table-cell office:value-type="float" office:value="0">
            <text:p>0.00E+000</text:p>
          </table:table-cell>
          <table:table-cell office:value-type="float" office:value="0.001602169">
            <text:p>1.60E-003</text:p>
          </table:table-cell>
          <table:table-cell office:value-type="float" office:value="1.798526">
            <text:p>1.80E+000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0.00000003490178">
            <text:p>3.4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3777523">
            <text:p>3.78E-003</text:p>
          </table:table-cell>
          <table:table-cell office:value-type="float" office:value="1.79839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00000004003">
            <text:p>4.00E-008</text:p>
          </table:table-cell>
          <table:table-cell office:value-type="float" office:value="0.54">
            <text:p>5.40E-001</text:p>
          </table:table-cell>
          <table:table-cell office:value-type="float" office:value="0">
            <text:p>0.00E+000</text:p>
          </table:table-cell>
          <table:table-cell office:value-type="float" office:value="0.001629807">
            <text:p>1.63E-003</text:p>
          </table:table-cell>
          <table:table-cell office:value-type="float" office:value="1.798682">
            <text:p>1.80E+000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0.00000003590178">
            <text:p>3.5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2728416">
            <text:p>2.73E-003</text:p>
          </table:table-cell>
          <table:table-cell office:value-type="float" office:value="1.799043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0004006245">
            <text:p>4.01E-008</text:p>
          </table:table-cell>
          <table:table-cell office:value-type="float" office:value="1.124099">
            <text:p>1.12E+000</text:p>
          </table:table-cell>
          <table:table-cell office:value-type="float" office:value="0">
            <text:p>0.00E+000</text:p>
          </table:table-cell>
          <table:table-cell office:value-type="float" office:value="-0.002541948">
            <text:p>-2.54E-003</text:p>
          </table:table-cell>
          <table:table-cell office:value-type="float" office:value="1.798491">
            <text:p>1.80E+000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0.00000003690178">
            <text:p>3.6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2037016">
            <text:p>2.04E-003</text:p>
          </table:table-cell>
          <table:table-cell office:value-type="float" office:value="1.798429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00000004009314">
            <text:p>4.01E-008</text:p>
          </table:table-cell>
          <table:table-cell office:value-type="float" office:value="1.676516">
            <text:p>1.68E+000</text:p>
          </table:table-cell>
          <table:table-cell office:value-type="float" office:value="0">
            <text:p>0.00E+000</text:p>
          </table:table-cell>
          <table:table-cell office:value-type="float" office:value="-0.01319364">
            <text:p>-1.32E-002</text:p>
          </table:table-cell>
          <table:table-cell office:value-type="float" office:value="1.797813">
            <text:p>1.80E+000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0.00000003790178">
            <text:p>3.7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93251">
            <text:p>1.93E-003</text:p>
          </table:table-cell>
          <table:table-cell office:value-type="float" office:value="1.79900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0000000401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39767">
            <text:p>-1.54E-002</text:p>
          </table:table-cell>
          <table:table-cell office:value-type="float" office:value="1.797623">
            <text:p>1.80E+000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0.00000003890178">
            <text:p>3.8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652383">
            <text:p>1.65E-003</text:p>
          </table:table-cell>
          <table:table-cell office:value-type="float" office:value="1.798464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00000004010266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2595">
            <text:p>-1.53E-002</text:p>
          </table:table-cell>
          <table:table-cell office:value-type="float" office:value="1.797584">
            <text:p>1.80E+000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0.00000003990178">
            <text:p>3.9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724195">
            <text:p>1.72E-003</text:p>
          </table:table-cell>
          <table:table-cell office:value-type="float" office:value="1.79897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00000004010798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55861">
            <text:p>-1.56E-002</text:p>
          </table:table-cell>
          <table:table-cell office:value-type="float" office:value="1.797514">
            <text:p>1.80E+000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0.00000004">
            <text:p>4.0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01593791">
            <text:p>1.59E-003</text:p>
          </table:table-cell>
          <table:table-cell office:value-type="float" office:value="1.798596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00000004011862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449391">
            <text:p>-1.45E-002</text:p>
          </table:table-cell>
          <table:table-cell office:value-type="float" office:value="1.797428">
            <text:p>1.80E+000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0.00000004001">
            <text:p>4.00E-008</text:p>
          </table:table-cell>
          <table:table-cell office:value-type="float" office:value="0.18">
            <text:p>1.80E-001</text:p>
          </table:table-cell>
          <table:table-cell office:value-type="float" office:value="0">
            <text:p>0.00E+000</text:p>
          </table:table-cell>
          <table:table-cell office:value-type="float" office:value="0.001635633">
            <text:p>1.64E-003</text:p>
          </table:table-cell>
          <table:table-cell office:value-type="float" office:value="1.7986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00000004013359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07237019">
            <text:p>-7.24E-003</text:p>
          </table:table-cell>
          <table:table-cell office:value-type="float" office:value="1.797423">
            <text:p>1.80E+000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0.00000004003">
            <text:p>4.00E-008</text:p>
          </table:table-cell>
          <table:table-cell office:value-type="float" office:value="0.54">
            <text:p>5.40E-001</text:p>
          </table:table-cell>
          <table:table-cell office:value-type="float" office:value="0">
            <text:p>0.00E+000</text:p>
          </table:table-cell>
          <table:table-cell office:value-type="float" office:value="0.001640481">
            <text:p>1.64E-003</text:p>
          </table:table-cell>
          <table:table-cell office:value-type="float" office:value="1.79871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00000004015163">
            <text:p>4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006591213">
            <text:p>6.59E-003</text:p>
          </table:table-cell>
          <table:table-cell office:value-type="float" office:value="1.797515">
            <text:p>1.80E+000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0.00000004006246">
            <text:p>4.01E-008</text:p>
          </table:table-cell>
          <table:table-cell office:value-type="float" office:value="1.124247">
            <text:p>1.12E+000</text:p>
          </table:table-cell>
          <table:table-cell office:value-type="float" office:value="0">
            <text:p>0.00E+000</text:p>
          </table:table-cell>
          <table:table-cell office:value-type="float" office:value="-0.002566459">
            <text:p>-2.57E-003</text:p>
          </table:table-cell>
          <table:table-cell office:value-type="float" office:value="1.79849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00000004017576">
            <text:p>4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03347714">
            <text:p>3.35E-002</text:p>
          </table:table-cell>
          <table:table-cell office:value-type="float" office:value="1.797618">
            <text:p>1.80E+000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0.00000004009315">
            <text:p>4.01E-008</text:p>
          </table:table-cell>
          <table:table-cell office:value-type="float" office:value="1.676676">
            <text:p>1.68E+000</text:p>
          </table:table-cell>
          <table:table-cell office:value-type="float" office:value="0">
            <text:p>0.00E+000</text:p>
          </table:table-cell>
          <table:table-cell office:value-type="float" office:value="-0.01317737">
            <text:p>-1.32E-002</text:p>
          </table:table-cell>
          <table:table-cell office:value-type="float" office:value="1.797793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00000004021178">
            <text:p>4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1107743">
            <text:p>1.11E-001</text:p>
          </table:table-cell>
          <table:table-cell office:value-type="float" office:value="1.797586">
            <text:p>1.80E+000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0.0000000401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38902">
            <text:p>-1.54E-002</text:p>
          </table:table-cell>
          <table:table-cell office:value-type="float" office:value="1.79761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04028382">
            <text:p>4.0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40343">
            <text:p>1.40E+000</text:p>
          </table:table-cell>
          <table:table-cell office:value-type="float" office:value="1.799423">
            <text:p>1.80E+0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.00000004010266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2665">
            <text:p>-1.53E-002</text:p>
          </table:table-cell>
          <table:table-cell office:value-type="float" office:value="1.79756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0.00000004035318">
            <text:p>4.0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73336">
            <text:p>1.77E+000</text:p>
          </table:table-cell>
          <table:table-cell office:value-type="float" office:value="1.804561">
            <text:p>1.80E+000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0.00000004010797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552414">
            <text:p>-1.55E-002</text:p>
          </table:table-cell>
          <table:table-cell office:value-type="float" office:value="1.797489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.00000004041405">
            <text:p>4.0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66919">
            <text:p>1.77E+000</text:p>
          </table:table-cell>
          <table:table-cell office:value-type="float" office:value="1.805204">
            <text:p>1.81E+000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0.0000000401186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1447578">
            <text:p>-1.45E-002</text:p>
          </table:table-cell>
          <table:table-cell office:value-type="float" office:value="1.797404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0.00000004047643">
            <text:p>4.05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4283">
            <text:p>1.79E+000</text:p>
          </table:table-cell>
          <table:table-cell office:value-type="float" office:value="1.805642">
            <text:p>1.81E+000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0.00000004013356">
            <text:p>4.0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-0.007217044">
            <text:p>-7.22E-003</text:p>
          </table:table-cell>
          <table:table-cell office:value-type="float" office:value="1.797399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0.00000004055043">
            <text:p>4.06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4228">
            <text:p>1.79E+000</text:p>
          </table:table-cell>
          <table:table-cell office:value-type="float" office:value="1.805324">
            <text:p>1.81E+000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0.00000004015163">
            <text:p>4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006633987">
            <text:p>6.63E-003</text:p>
          </table:table-cell>
          <table:table-cell office:value-type="float" office:value="1.797498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.00000004068825">
            <text:p>4.0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818">
            <text:p>1.80E+000</text:p>
          </table:table-cell>
          <table:table-cell office:value-type="float" office:value="1.803927">
            <text:p>1.80E+000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0.00000004017571">
            <text:p>4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03347713">
            <text:p>3.35E-002</text:p>
          </table:table-cell>
          <table:table-cell office:value-type="float" office:value="1.797624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.00000004087212">
            <text:p>4.0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683">
            <text:p>1.80E+000</text:p>
          </table:table-cell>
          <table:table-cell office:value-type="float" office:value="1.795775">
            <text:p>1.80E+000</text:p>
          </table:table-cell>
          <table:table-cell table:number-columns-repeated="2"/>
          <table:table-cell office:value-type="float" office:value="106">
            <text:p>106</text:p>
          </table:table-cell>
          <table:table-cell office:value-type="float" office:value="0.00000004021177">
            <text:p>4.0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0.1108987">
            <text:p>1.11E-001</text:p>
          </table:table-cell>
          <table:table-cell office:value-type="float" office:value="1.797605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0.00000004123902">
            <text:p>4.1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399">
            <text:p>1.80E+000</text:p>
          </table:table-cell>
          <table:table-cell office:value-type="float" office:value="1.738326">
            <text:p>1.74E+000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0.00000004028388">
            <text:p>4.0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404577">
            <text:p>1.40E+000</text:p>
          </table:table-cell>
          <table:table-cell office:value-type="float" office:value="1.799443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.00000004192168">
            <text:p>4.1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863">
            <text:p>1.80E+000</text:p>
          </table:table-cell>
          <table:table-cell office:value-type="float" office:value="1.393792">
            <text:p>1.39E+000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0.00000004035334">
            <text:p>4.0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73703">
            <text:p>1.77E+000</text:p>
          </table:table-cell>
          <table:table-cell office:value-type="float" office:value="1.804542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.00000004263706">
            <text:p>4.26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287">
            <text:p>1.80E+000</text:p>
          </table:table-cell>
          <table:table-cell office:value-type="float" office:value="0.1781528">
            <text:p>1.78E-001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0.00000004041424">
            <text:p>4.0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66936">
            <text:p>1.77E+000</text:p>
          </table:table-cell>
          <table:table-cell office:value-type="float" office:value="1.805235">
            <text:p>1.81E+000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000004333181">
            <text:p>4.3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963">
            <text:p>1.80E+000</text:p>
          </table:table-cell>
          <table:table-cell office:value-type="float" office:value="0.07468338">
            <text:p>7.47E-002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0.00000004047666">
            <text:p>4.05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4322">
            <text:p>1.79E+000</text:p>
          </table:table-cell>
          <table:table-cell office:value-type="float" office:value="1.805605">
            <text:p>1.81E+000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0.00000004404071">
            <text:p>4.40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97">
            <text:p>1.80E+000</text:p>
          </table:table-cell>
          <table:table-cell office:value-type="float" office:value="0.04883499">
            <text:p>4.88E-002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0.00000004055061">
            <text:p>4.06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4234">
            <text:p>1.79E+000</text:p>
          </table:table-cell>
          <table:table-cell office:value-type="float" office:value="1.805391">
            <text:p>1.81E+000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0.00000004475535">
            <text:p>4.48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33">
            <text:p>1.80E+000</text:p>
          </table:table-cell>
          <table:table-cell office:value-type="float" office:value="0.01577036">
            <text:p>1.58E-002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0.00000004068805">
            <text:p>4.0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813">
            <text:p>1.80E+000</text:p>
          </table:table-cell>
          <table:table-cell office:value-type="float" office:value="1.803859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.00000004595535">
            <text:p>4.60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54">
            <text:p>1.80E+000</text:p>
          </table:table-cell>
          <table:table-cell office:value-type="float" office:value="0.01107602">
            <text:p>1.11E-002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0.00000004087219">
            <text:p>4.0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68">
            <text:p>1.80E+000</text:p>
          </table:table-cell>
          <table:table-cell office:value-type="float" office:value="1.795833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.00000004715535">
            <text:p>4.7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61">
            <text:p>1.80E+000</text:p>
          </table:table-cell>
          <table:table-cell office:value-type="float" office:value="-0.002570618">
            <text:p>-2.57E-003</text:p>
          </table:table-cell>
          <table:table-cell table:number-columns-repeated="2"/>
          <table:table-cell office:value-type="float" office:value="114">
            <text:p>114</text:p>
          </table:table-cell>
          <table:table-cell office:value-type="float" office:value="0.00000004123929">
            <text:p>4.1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403">
            <text:p>1.80E+000</text:p>
          </table:table-cell>
          <table:table-cell office:value-type="float" office:value="1.738211">
            <text:p>1.74E+000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0000004835535">
            <text:p>4.8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25">
            <text:p>1.80E+000</text:p>
          </table:table-cell>
          <table:table-cell office:value-type="float" office:value="0.006489216">
            <text:p>6.49E-003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0.00000004192306">
            <text:p>4.19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858">
            <text:p>1.80E+000</text:p>
          </table:table-cell>
          <table:table-cell office:value-type="float" office:value="1.391877">
            <text:p>1.39E+000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.00000004955535">
            <text:p>4.96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91">
            <text:p>1.80E+000</text:p>
          </table:table-cell>
          <table:table-cell office:value-type="float" office:value="-0.00312254">
            <text:p>-3.12E-003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0.00000004263578">
            <text:p>4.26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292">
            <text:p>1.80E+000</text:p>
          </table:table-cell>
          <table:table-cell office:value-type="float" office:value="0.1785448">
            <text:p>1.79E-001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.00000005075535">
            <text:p>5.08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95">
            <text:p>1.80E+000</text:p>
          </table:table-cell>
          <table:table-cell office:value-type="float" office:value="0.006272611">
            <text:p>6.27E-003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0.00000004332887">
            <text:p>4.33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7959">
            <text:p>1.80E+000</text:p>
          </table:table-cell>
          <table:table-cell office:value-type="float" office:value="0.07502695">
            <text:p>7.50E-002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.00000005195535">
            <text:p>5.20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22">
            <text:p>1.80E+000</text:p>
          </table:table-cell>
          <table:table-cell office:value-type="float" office:value="-0.002805632">
            <text:p>-2.81E-003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float" office:value="0.00000004403611">
            <text:p>4.40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202">
            <text:p>1.80E+000</text:p>
          </table:table-cell>
          <table:table-cell office:value-type="float" office:value="0.0490834">
            <text:p>4.91E-002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0.00000005315535">
            <text:p>5.32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63">
            <text:p>1.80E+000</text:p>
          </table:table-cell>
          <table:table-cell office:value-type="float" office:value="0.006214932">
            <text:p>6.21E-003</text:p>
          </table:table-cell>
          <table:table-cell table:number-columns-repeated="2"/>
          <table:table-cell office:value-type="float" office:value="119">
            <text:p>119</text:p>
          </table:table-cell>
          <table:table-cell office:value-type="float" office:value="0.00000004474918">
            <text:p>4.4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27">
            <text:p>1.80E+000</text:p>
          </table:table-cell>
          <table:table-cell office:value-type="float" office:value="0.01595324">
            <text:p>1.60E-002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000005435535">
            <text:p>5.44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54">
            <text:p>1.80E+000</text:p>
          </table:table-cell>
          <table:table-cell office:value-type="float" office:value="-0.002527927">
            <text:p>-2.53E-003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0.00000004574918">
            <text:p>4.5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57">
            <text:p>1.80E+000</text:p>
          </table:table-cell>
          <table:table-cell office:value-type="float" office:value="0.0125099">
            <text:p>1.25E-002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.0000000551">
            <text:p>5.5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23">
            <text:p>1.80E+000</text:p>
          </table:table-cell>
          <table:table-cell office:value-type="float" office:value="0.00604355">
            <text:p>6.04E-003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0.00000004674918">
            <text:p>4.6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6">
            <text:p>1.80E+000</text:p>
          </table:table-cell>
          <table:table-cell office:value-type="float" office:value="-0.001836491">
            <text:p>-1.84E-003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0.00000005511">
            <text:p>5.51E-008</text:p>
          </table:table-cell>
          <table:table-cell office:value-type="float" office:value="1.62">
            <text:p>1.62E+000</text:p>
          </table:table-cell>
          <table:table-cell office:value-type="float" office:value="0">
            <text:p>0.00E+000</text:p>
          </table:table-cell>
          <table:table-cell office:value-type="float" office:value="1.795324">
            <text:p>1.80E+000</text:p>
          </table:table-cell>
          <table:table-cell office:value-type="float" office:value="0.003541275">
            <text:p>3.54E-003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0.00000004774918">
            <text:p>4.7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123">
            <text:p>1.80E+000</text:p>
          </table:table-cell>
          <table:table-cell office:value-type="float" office:value="0.006617509">
            <text:p>6.62E-003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0.00000005513">
            <text:p>5.51E-008</text:p>
          </table:table-cell>
          <table:table-cell office:value-type="float" office:value="1.26">
            <text:p>1.26E+000</text:p>
          </table:table-cell>
          <table:table-cell office:value-type="float" office:value="0">
            <text:p>0.00E+000</text:p>
          </table:table-cell>
          <table:table-cell office:value-type="float" office:value="1.790802">
            <text:p>1.79E+000</text:p>
          </table:table-cell>
          <table:table-cell office:value-type="float" office:value="0.001545001">
            <text:p>1.55E-003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0.00000004874918">
            <text:p>4.8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097">
            <text:p>1.80E+000</text:p>
          </table:table-cell>
          <table:table-cell office:value-type="float" office:value="-0.003001488">
            <text:p>-3.00E-003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0.00000005517">
            <text:p>5.52E-008</text:p>
          </table:table-cell>
          <table:table-cell office:value-type="float" office:value="0.54">
            <text:p>5.40E-001</text:p>
          </table:table-cell>
          <table:table-cell office:value-type="float" office:value="0">
            <text:p>0.00E+000</text:p>
          </table:table-cell>
          <table:table-cell office:value-type="float" office:value="1.791538">
            <text:p>1.79E+000</text:p>
          </table:table-cell>
          <table:table-cell office:value-type="float" office:value="0.001973344">
            <text:p>1.97E-003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0.00000004974918">
            <text:p>4.9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85">
            <text:p>1.80E+000</text:p>
          </table:table-cell>
          <table:table-cell office:value-type="float" office:value="0.006102396">
            <text:p>6.10E-003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000000552">
            <text:p>5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6759">
            <text:p>1.80E+000</text:p>
          </table:table-cell>
          <table:table-cell office:value-type="float" office:value="0.001762299">
            <text:p>1.76E-003</text:p>
          </table:table-cell>
          <table:table-cell table:number-columns-repeated="2"/>
          <table:table-cell office:value-type="float" office:value="125">
            <text:p>125</text:p>
          </table:table-cell>
          <table:table-cell office:value-type="float" office:value="0.00000005074918">
            <text:p>5.0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35">
            <text:p>1.80E+000</text:p>
          </table:table-cell>
          <table:table-cell office:value-type="float" office:value="-0.002744449">
            <text:p>-2.74E-003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.00000005520496">
            <text:p>5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8389">
            <text:p>1.80E+000</text:p>
          </table:table-cell>
          <table:table-cell office:value-type="float" office:value="0.00180431">
            <text:p>1.80E-003</text:p>
          </table:table-cell>
          <table:table-cell table:number-columns-repeated="2"/>
          <table:table-cell office:value-type="float" office:value="126">
            <text:p>126</text:p>
          </table:table-cell>
          <table:table-cell office:value-type="float" office:value="0.00000005174918">
            <text:p>5.1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47">
            <text:p>1.80E+000</text:p>
          </table:table-cell>
          <table:table-cell office:value-type="float" office:value="0.005993176">
            <text:p>5.99E-003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.00000005521489">
            <text:p>5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1959">
            <text:p>1.80E+000</text:p>
          </table:table-cell>
          <table:table-cell office:value-type="float" office:value="0.001815823">
            <text:p>1.82E-003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0.00000005274918">
            <text:p>5.2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173">
            <text:p>1.80E+000</text:p>
          </table:table-cell>
          <table:table-cell office:value-type="float" office:value="-0.002424403">
            <text:p>-2.42E-003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005523475">
            <text:p>5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714">
            <text:p>1.80E+000</text:p>
          </table:table-cell>
          <table:table-cell office:value-type="float" office:value="0.001829928">
            <text:p>1.83E-003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0.00000005374918">
            <text:p>5.3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901">
            <text:p>1.80E+000</text:p>
          </table:table-cell>
          <table:table-cell office:value-type="float" office:value="0.005876744">
            <text:p>5.88E-003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0.00000005526287">
            <text:p>5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91">
            <text:p>1.80E+000</text:p>
          </table:table-cell>
          <table:table-cell office:value-type="float" office:value="0.001831892">
            <text:p>1.83E-003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0.00000005474918">
            <text:p>5.47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209">
            <text:p>1.80E+000</text:p>
          </table:table-cell>
          <table:table-cell office:value-type="float" office:value="-0.002155707">
            <text:p>-2.16E-003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000005529267">
            <text:p>5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292">
            <text:p>1.80E+000</text:p>
          </table:table-cell>
          <table:table-cell office:value-type="float" office:value="0.001836397">
            <text:p>1.84E-003</text:p>
          </table:table-cell>
          <table:table-cell table:number-columns-repeated="2"/>
          <table:table-cell office:value-type="float" office:value="130">
            <text:p>130</text:p>
          </table:table-cell>
          <table:table-cell office:value-type="float" office:value="0.0000000551">
            <text:p>5.51E-008</text:p>
          </table:table-cell>
          <table:table-cell office:value-type="float" office:value="1.8">
            <text:p>1.80E+000</text:p>
          </table:table-cell>
          <table:table-cell office:value-type="float" office:value="0">
            <text:p>0.00E+000</text:p>
          </table:table-cell>
          <table:table-cell office:value-type="float" office:value="1.798945">
            <text:p>1.80E+000</text:p>
          </table:table-cell>
          <table:table-cell office:value-type="float" office:value="0.005543383">
            <text:p>5.54E-003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.00000005533969">
            <text:p>5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089">
            <text:p>1.80E+000</text:p>
          </table:table-cell>
          <table:table-cell office:value-type="float" office:value="0.001839986">
            <text:p>1.84E-003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0.00000005511">
            <text:p>5.51E-008</text:p>
          </table:table-cell>
          <table:table-cell office:value-type="float" office:value="1.62">
            <text:p>1.62E+000</text:p>
          </table:table-cell>
          <table:table-cell office:value-type="float" office:value="0">
            <text:p>0.00E+000</text:p>
          </table:table-cell>
          <table:table-cell office:value-type="float" office:value="1.795254">
            <text:p>1.80E+000</text:p>
          </table:table-cell>
          <table:table-cell office:value-type="float" office:value="0.003335835">
            <text:p>3.34E-003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0.00000005540193">
            <text:p>5.5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11">
            <text:p>1.80E+000</text:p>
          </table:table-cell>
          <table:table-cell office:value-type="float" office:value="0.001831178">
            <text:p>1.83E-003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0.00000005513">
            <text:p>5.51E-008</text:p>
          </table:table-cell>
          <table:table-cell office:value-type="float" office:value="1.26">
            <text:p>1.26E+000</text:p>
          </table:table-cell>
          <table:table-cell office:value-type="float" office:value="0">
            <text:p>0.00E+000</text:p>
          </table:table-cell>
          <table:table-cell office:value-type="float" office:value="1.790798">
            <text:p>1.79E+000</text:p>
          </table:table-cell>
          <table:table-cell office:value-type="float" office:value="0.001538937">
            <text:p>1.54E-003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0.00000005548933">
            <text:p>5.5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902">
            <text:p>1.80E+000</text:p>
          </table:table-cell>
          <table:table-cell office:value-type="float" office:value="0.001841649">
            <text:p>1.84E-003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float" office:value="0.00000005517">
            <text:p>5.52E-008</text:p>
          </table:table-cell>
          <table:table-cell office:value-type="float" office:value="0.54">
            <text:p>5.40E-001</text:p>
          </table:table-cell>
          <table:table-cell office:value-type="float" office:value="0">
            <text:p>0.00E+000</text:p>
          </table:table-cell>
          <table:table-cell office:value-type="float" office:value="1.791551">
            <text:p>1.79E+000</text:p>
          </table:table-cell>
          <table:table-cell office:value-type="float" office:value="0.001956729">
            <text:p>1.96E-003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.00000005564432">
            <text:p>5.56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412">
            <text:p>1.80E+000</text:p>
          </table:table-cell>
          <table:table-cell office:value-type="float" office:value="0.001837268">
            <text:p>1.84E-003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0.0000000552">
            <text:p>5.52E-008</text:p>
          </table:table-cell>
          <table:table-cell office:value-type="float" office:value="0.000000000000027452">
            <text:p>2.75E-014</text:p>
          </table:table-cell>
          <table:table-cell office:value-type="float" office:value="0">
            <text:p>0.00E+000</text:p>
          </table:table-cell>
          <table:table-cell office:value-type="float" office:value="1.796766">
            <text:p>1.80E+000</text:p>
          </table:table-cell>
          <table:table-cell office:value-type="float" office:value="0.001769291">
            <text:p>1.77E-003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0000005595432">
            <text:p>5.6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8592">
            <text:p>1.80E+000</text:p>
          </table:table-cell>
          <table:table-cell office:value-type="float" office:value="0.001812957">
            <text:p>1.81E-003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0.00000005520496">
            <text:p>5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8393">
            <text:p>1.80E+000</text:p>
          </table:table-cell>
          <table:table-cell office:value-type="float" office:value="0.001790789">
            <text:p>1.79E-003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0.00000005657432">
            <text:p>5.66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53198">
            <text:p>1.75E+000</text:p>
          </table:table-cell>
          <table:table-cell office:value-type="float" office:value="0.0007013438">
            <text:p>7.01E-004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0.00000005521487">
            <text:p>5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196">
            <text:p>1.80E+000</text:p>
          </table:table-cell>
          <table:table-cell office:value-type="float" office:value="0.001815916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0.00000005739294">
            <text:p>5.7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608125">
            <text:p>1.61E+000</text:p>
          </table:table-cell>
          <table:table-cell office:value-type="float" office:value="0.02126382">
            <text:p>2.13E-002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0.0000000552347">
            <text:p>5.5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761">
            <text:p>1.80E+000</text:p>
          </table:table-cell>
          <table:table-cell office:value-type="float" office:value="0.001822252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0.00000005750382">
            <text:p>5.7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7887">
            <text:p>1.58E+000</text:p>
          </table:table-cell>
          <table:table-cell office:value-type="float" office:value="0.03910988">
            <text:p>3.91E-002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float" office:value="0.00000005526285">
            <text:p>5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945">
            <text:p>1.80E+000</text:p>
          </table:table-cell>
          <table:table-cell office:value-type="float" office:value="0.001821985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0.00000005772557">
            <text:p>5.77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04228">
            <text:p>1.50E+000</text:p>
          </table:table-cell>
          <table:table-cell office:value-type="float" office:value="0.1201621">
            <text:p>1.20E-001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0.00000005529266">
            <text:p>5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269">
            <text:p>1.80E+000</text:p>
          </table:table-cell>
          <table:table-cell office:value-type="float" office:value="0.001823305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0000057781">
            <text:p>5.78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80891">
            <text:p>1.48E+000</text:p>
          </table:table-cell>
          <table:table-cell office:value-type="float" office:value="0.1731547">
            <text:p>1.73E-001</text:p>
          </table:table-cell>
          <table:table-cell table:number-columns-repeated="2"/>
          <table:table-cell office:value-type="float" office:value="140">
            <text:p>140</text:p>
          </table:table-cell>
          <table:table-cell office:value-type="float" office:value="0.00000005533966">
            <text:p>5.5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053">
            <text:p>1.80E+000</text:p>
          </table:table-cell>
          <table:table-cell office:value-type="float" office:value="0.001824504">
            <text:p>1.82E-003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0.00000005789188">
            <text:p>5.7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25647">
            <text:p>1.43E+000</text:p>
          </table:table-cell>
          <table:table-cell office:value-type="float" office:value="0.8595259">
            <text:p>8.60E-001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float" office:value="0.00000005540196">
            <text:p>5.5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4135">
            <text:p>1.80E+000</text:p>
          </table:table-cell>
          <table:table-cell office:value-type="float" office:value="0.001826306">
            <text:p>1.83E-003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0.00000005804488">
            <text:p>5.8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314151">
            <text:p>1.31E+000</text:p>
          </table:table-cell>
          <table:table-cell office:value-type="float" office:value="1.691604">
            <text:p>1.69E+000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0.00000005548941">
            <text:p>5.5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897">
            <text:p>1.80E+000</text:p>
          </table:table-cell>
          <table:table-cell office:value-type="float" office:value="0.001828448">
            <text:p>1.83E-003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0.00000005819273">
            <text:p>5.8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123007">
            <text:p>1.12E+000</text:p>
          </table:table-cell>
          <table:table-cell office:value-type="float" office:value="1.782709">
            <text:p>1.78E+000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float" office:value="0.00000005564426">
            <text:p>5.56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03412">
            <text:p>1.80E+000</text:p>
          </table:table-cell>
          <table:table-cell office:value-type="float" office:value="0.001831793">
            <text:p>1.83E-003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0.00000005834674">
            <text:p>5.8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8583693">
            <text:p>8.58E-001</text:p>
          </table:table-cell>
          <table:table-cell office:value-type="float" office:value="1.792705">
            <text:p>1.79E+000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0.00000005595395">
            <text:p>5.6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8597">
            <text:p>1.80E+000</text:p>
          </table:table-cell>
          <table:table-cell office:value-type="float" office:value="0.00180707">
            <text:p>1.81E-003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0000005852921">
            <text:p>5.8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51995">
            <text:p>5.20E-001</text:p>
          </table:table-cell>
          <table:table-cell office:value-type="float" office:value="1.799642">
            <text:p>1.80E+000</text:p>
          </table:table-cell>
          <table:table-cell table:number-columns-repeated="2"/>
          <table:table-cell office:value-type="float" office:value="145">
            <text:p>145</text:p>
          </table:table-cell>
          <table:table-cell office:value-type="float" office:value="0.00000005657332">
            <text:p>5.66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53232">
            <text:p>1.75E+000</text:p>
          </table:table-cell>
          <table:table-cell office:value-type="float" office:value="0.0006989828">
            <text:p>6.99E-004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0.000000058737">
            <text:p>5.87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831569">
            <text:p>2.83E-001</text:p>
          </table:table-cell>
          <table:table-cell office:value-type="float" office:value="1.797764">
            <text:p>1.80E+000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0.00000005739195">
            <text:p>5.7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60823">
            <text:p>1.61E+000</text:p>
          </table:table-cell>
          <table:table-cell office:value-type="float" office:value="0.02135082">
            <text:p>2.14E-002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0.00000005896032">
            <text:p>5.9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15598">
            <text:p>2.16E-001</text:p>
          </table:table-cell>
          <table:table-cell office:value-type="float" office:value="1.799428">
            <text:p>1.80E+000</text:p>
          </table:table-cell>
          <table:table-cell table:number-columns-repeated="2"/>
          <table:table-cell office:value-type="float" office:value="147">
            <text:p>147</text:p>
          </table:table-cell>
          <table:table-cell office:value-type="float" office:value="0.00000005750279">
            <text:p>5.7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78999">
            <text:p>1.58E+000</text:p>
          </table:table-cell>
          <table:table-cell office:value-type="float" office:value="0.03923615">
            <text:p>3.92E-002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0.00000005940697">
            <text:p>5.9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465055">
            <text:p>1.47E-001</text:p>
          </table:table-cell>
          <table:table-cell office:value-type="float" office:value="1.798074">
            <text:p>1.80E+000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float" office:value="0.00000005772448">
            <text:p>5.77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04396">
            <text:p>1.50E+000</text:p>
          </table:table-cell>
          <table:table-cell office:value-type="float" office:value="0.1204871">
            <text:p>1.20E-001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0.00000005990848">
            <text:p>5.9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037962">
            <text:p>1.04E-001</text:p>
          </table:table-cell>
          <table:table-cell office:value-type="float" office:value="1.799282">
            <text:p>1.80E+000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0.0000000577799">
            <text:p>5.78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81151">
            <text:p>1.48E+000</text:p>
          </table:table-cell>
          <table:table-cell office:value-type="float" office:value="0.1735917">
            <text:p>1.74E-001</text:p>
          </table:table-cell>
          <table:table-cell table:number-columns-repeated="2"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0.00000006">
            <text:p>6.0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9752507">
            <text:p>9.75E-002</text:p>
          </table:table-cell>
          <table:table-cell office:value-type="float" office:value="1.798434">
            <text:p>1.80E+000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0.00000005789074">
            <text:p>5.7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26078">
            <text:p>1.43E+000</text:p>
          </table:table-cell>
          <table:table-cell office:value-type="float" office:value="0.864358">
            <text:p>8.64E-001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office:value-type="float" office:value="151">
            <text:p>151</text:p>
          </table:table-cell>
          <table:table-cell office:value-type="float" office:value="0.00000005804294">
            <text:p>5.8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315064">
            <text:p>1.32E+000</text:p>
          </table:table-cell>
          <table:table-cell office:value-type="float" office:value="1.691592">
            <text:p>1.69E+0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office:value-type="float" office:value="152">
            <text:p>152</text:p>
          </table:table-cell>
          <table:table-cell office:value-type="float" office:value="0.00000005819004">
            <text:p>5.82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126097">
            <text:p>1.13E+000</text:p>
          </table:table-cell>
          <table:table-cell office:value-type="float" office:value="1.78212">
            <text:p>1.78E+0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office:value-type="float" office:value="153">
            <text:p>153</text:p>
          </table:table-cell>
          <table:table-cell office:value-type="float" office:value="0.00000005834397">
            <text:p>5.83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8622717">
            <text:p>8.62E-001</text:p>
          </table:table-cell>
          <table:table-cell office:value-type="float" office:value="1.792917">
            <text:p>1.79E+0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office:value-type="float" office:value="154">
            <text:p>154</text:p>
          </table:table-cell>
          <table:table-cell office:value-type="float" office:value="0.00000005852535">
            <text:p>5.85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5269214">
            <text:p>5.27E-001</text:p>
          </table:table-cell>
          <table:table-cell office:value-type="float" office:value="1.799448">
            <text:p>1.80E+0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office:value-type="float" office:value="155">
            <text:p>155</text:p>
          </table:table-cell>
          <table:table-cell office:value-type="float" office:value="0.00000005873242">
            <text:p>5.87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862197">
            <text:p>2.86E-001</text:p>
          </table:table-cell>
          <table:table-cell office:value-type="float" office:value="1.797926">
            <text:p>1.80E+0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office:value-type="float" office:value="156">
            <text:p>156</text:p>
          </table:table-cell>
          <table:table-cell office:value-type="float" office:value="0.00000005895564">
            <text:p>5.9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164061">
            <text:p>2.16E-001</text:p>
          </table:table-cell>
          <table:table-cell office:value-type="float" office:value="1.799303">
            <text:p>1.80E+0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office:value-type="float" office:value="157">
            <text:p>157</text:p>
          </table:table-cell>
          <table:table-cell office:value-type="float" office:value="0.00000005940207">
            <text:p>5.94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47167">
            <text:p>1.47E-001</text:p>
          </table:table-cell>
          <table:table-cell office:value-type="float" office:value="1.798182">
            <text:p>1.80E+0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office:value-type="float" office:value="158">
            <text:p>158</text:p>
          </table:table-cell>
          <table:table-cell office:value-type="float" office:value="0.00000005990262">
            <text:p>5.99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040376">
            <text:p>1.04E-001</text:p>
          </table:table-cell>
          <table:table-cell office:value-type="float" office:value="1.799185">
            <text:p>1.80E+0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office:value-type="float" office:value="159">
            <text:p>159</text:p>
          </table:table-cell>
          <table:table-cell office:value-type="float" office:value="0.00000006">
            <text:p>6.00E-008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9753485">
            <text:p>9.75E-002</text:p>
          </table:table-cell>
          <table:table-cell office:value-type="float" office:value="1.798477">
            <text:p>1.80E+000</text:p>
          </table:table-cell>
          <table:table-cell table:number-columns-repeated="2"/>
        </table:table-row>
      </table:table>
      <table:table table:name="gst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8" table:default-cell-style-name="ce2"/>
        <table:table-column table:style-name="co9" table:number-columns-repeated="2" table:default-cell-style-name="ce2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gstage.out</text:p>
          </table:table-cell>
          <table:covered-table-cell table:style-name="ce1"/>
          <table:covered-table-cell table:number-columns-repeated="2" table:style-name="Default"/>
          <table:table-cell/>
          <table:table-cell table:style-name="ce1" office:value-type="string" table:number-columns-spanned="4" table:number-rows-spanned="1">
            <text:p>gstage.test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>
            <text:p>Index</text:p>
          </table:table-cell>
          <table:table-cell table:style-name="ce1" office:value-type="string" table:number-columns-spanned="2" table:number-rows-spanned="1">
            <text:p>frequency</text:p>
          </table:table-cell>
          <table:covered-table-cell table:style-name="Default"/>
          <table:table-cell table:style-name="Default" office:value-type="string">
            <text:p>db(v(3))</text:p>
          </table:table-cell>
          <table:table-cell/>
          <table:table-cell office:value-type="string">
            <text:p>Index</text:p>
          </table:table-cell>
          <table:table-cell table:style-name="ce1" office:value-type="string" table:number-columns-spanned="2" table:number-rows-spanned="1">
            <text:p>frequency</text:p>
          </table:table-cell>
          <table:covered-table-cell table:style-name="Default"/>
          <table:table-cell table:style-name="Default" office:value-type="string">
            <text:p>vdb(3)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0">
            <text:p>1.00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.00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/>
          <table:table-cell>
            <draw:frame table:end-cell-address="gstage.T31" table:end-x="0.8398in" table:end-y="0.1248in" draw:z-index="0" svg:width="8.8201in" svg:height="4.6732in" svg:x="0.0209in" svg:y="0.139in">
              <draw:object draw:notify-on-update-of-ranges="gstage.B3:gstage.B73 gstage.D3:gstage.D73 gstage.I3:gstage.I7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.8925">
            <text:p>1.26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">
            <text:p>1</text:p>
          </table:table-cell>
          <table:table-cell office:value-type="float" office:value="125.8925">
            <text:p>1.26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8.4893">
            <text:p>1.58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">
            <text:p>2</text:p>
          </table:table-cell>
          <table:table-cell office:value-type="float" office:value="158.4893">
            <text:p>1.58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9.5262">
            <text:p>2.00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3">
            <text:p>3</text:p>
          </table:table-cell>
          <table:table-cell office:value-type="float" office:value="199.5262">
            <text:p>2.00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1.1886">
            <text:p>2.51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4">
            <text:p>4</text:p>
          </table:table-cell>
          <table:table-cell office:value-type="float" office:value="251.1886">
            <text:p>2.51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6.2278">
            <text:p>3.16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5">
            <text:p>5</text:p>
          </table:table-cell>
          <table:table-cell office:value-type="float" office:value="316.2278">
            <text:p>3.16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8.1072">
            <text:p>3.98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6">
            <text:p>6</text:p>
          </table:table-cell>
          <table:table-cell office:value-type="float" office:value="398.1072">
            <text:p>3.98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1.1872">
            <text:p>5.01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7">
            <text:p>7</text:p>
          </table:table-cell>
          <table:table-cell office:value-type="float" office:value="501.1872">
            <text:p>5.01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30.9573">
            <text:p>6.31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8">
            <text:p>8</text:p>
          </table:table-cell>
          <table:table-cell office:value-type="float" office:value="630.9573">
            <text:p>6.31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94.3282">
            <text:p>7.94E+002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9">
            <text:p>9</text:p>
          </table:table-cell>
          <table:table-cell office:value-type="float" office:value="794.3282">
            <text:p>7.94E+002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">
            <text:p>1.00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0">
            <text:p>10</text:p>
          </table:table-cell>
          <table:table-cell office:value-type="float" office:value="1000">
            <text:p>1.00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58.925">
            <text:p>1.26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1">
            <text:p>11</text:p>
          </table:table-cell>
          <table:table-cell office:value-type="float" office:value="1258.925">
            <text:p>1.26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84.893">
            <text:p>1.58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2">
            <text:p>12</text:p>
          </table:table-cell>
          <table:table-cell office:value-type="float" office:value="1584.893">
            <text:p>1.58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95.262">
            <text:p>2.00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3">
            <text:p>13</text:p>
          </table:table-cell>
          <table:table-cell office:value-type="float" office:value="1995.262">
            <text:p>2.00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11.886">
            <text:p>2.51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4">
            <text:p>14</text:p>
          </table:table-cell>
          <table:table-cell office:value-type="float" office:value="2511.886">
            <text:p>2.51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162.278">
            <text:p>3.16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5">
            <text:p>15</text:p>
          </table:table-cell>
          <table:table-cell office:value-type="float" office:value="3162.278">
            <text:p>3.16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981.072">
            <text:p>3.98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6">
            <text:p>16</text:p>
          </table:table-cell>
          <table:table-cell office:value-type="float" office:value="3981.072">
            <text:p>3.98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11.872">
            <text:p>5.01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7">
            <text:p>17</text:p>
          </table:table-cell>
          <table:table-cell office:value-type="float" office:value="5011.872">
            <text:p>5.01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09.573">
            <text:p>6.31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8">
            <text:p>18</text:p>
          </table:table-cell>
          <table:table-cell office:value-type="float" office:value="6309.573">
            <text:p>6.31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943.282">
            <text:p>7.94E+003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19">
            <text:p>19</text:p>
          </table:table-cell>
          <table:table-cell office:value-type="float" office:value="7943.282">
            <text:p>7.94E+003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00">
            <text:p>1.00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0">
            <text:p>20</text:p>
          </table:table-cell>
          <table:table-cell office:value-type="float" office:value="10000">
            <text:p>1.00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589.25">
            <text:p>1.26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1">
            <text:p>21</text:p>
          </table:table-cell>
          <table:table-cell office:value-type="float" office:value="12589.25">
            <text:p>1.26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848.93">
            <text:p>1.58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2">
            <text:p>22</text:p>
          </table:table-cell>
          <table:table-cell office:value-type="float" office:value="15848.93">
            <text:p>1.58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9952.62">
            <text:p>2.00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3">
            <text:p>23</text:p>
          </table:table-cell>
          <table:table-cell office:value-type="float" office:value="19952.62">
            <text:p>2.00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118.86">
            <text:p>2.51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4">
            <text:p>24</text:p>
          </table:table-cell>
          <table:table-cell office:value-type="float" office:value="25118.86">
            <text:p>2.51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1622.78">
            <text:p>3.16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5">
            <text:p>25</text:p>
          </table:table-cell>
          <table:table-cell office:value-type="float" office:value="31622.78">
            <text:p>3.16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810.72">
            <text:p>3.98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6">
            <text:p>26</text:p>
          </table:table-cell>
          <table:table-cell office:value-type="float" office:value="39810.72">
            <text:p>3.98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118.72">
            <text:p>5.01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7">
            <text:p>27</text:p>
          </table:table-cell>
          <table:table-cell office:value-type="float" office:value="50118.72">
            <text:p>5.01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3095.73">
            <text:p>6.31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8">
            <text:p>28</text:p>
          </table:table-cell>
          <table:table-cell office:value-type="float" office:value="63095.73">
            <text:p>6.31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9432.82">
            <text:p>7.94E+004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29">
            <text:p>29</text:p>
          </table:table-cell>
          <table:table-cell office:value-type="float" office:value="79432.82">
            <text:p>7.94E+004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000">
            <text:p>1.00E+005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30">
            <text:p>30</text:p>
          </table:table-cell>
          <table:table-cell office:value-type="float" office:value="100000">
            <text:p>1.00E+005</text:p>
          </table:table-cell>
          <table:table-cell office:value-type="float" office:value="0">
            <text:p>0.00E+000</text:p>
          </table:table-cell>
          <table:table-cell office:value-type="float" office:value="-69.9678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5892.5">
            <text:p>1.26E+005</text:p>
          </table:table-cell>
          <table:table-cell office:value-type="float" office:value="0">
            <text:p>0.00E+000</text:p>
          </table:table-cell>
          <table:table-cell office:value-type="float" office:value="-69.96777">
            <text:p>-7.00E+001</text:p>
          </table:table-cell>
          <table:table-cell/>
          <table:table-cell office:value-type="float" office:value="31">
            <text:p>31</text:p>
          </table:table-cell>
          <table:table-cell office:value-type="float" office:value="125892.5">
            <text:p>1.26E+005</text:p>
          </table:table-cell>
          <table:table-cell office:value-type="float" office:value="0">
            <text:p>0.00E+000</text:p>
          </table:table-cell>
          <table:table-cell office:value-type="float" office:value="-69.96788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8489.3">
            <text:p>1.58E+005</text:p>
          </table:table-cell>
          <table:table-cell office:value-type="float" office:value="0">
            <text:p>0.00E+000</text:p>
          </table:table-cell>
          <table:table-cell office:value-type="float" office:value="-69.96778">
            <text:p>-7.00E+001</text:p>
          </table:table-cell>
          <table:table-cell/>
          <table:table-cell office:value-type="float" office:value="32">
            <text:p>32</text:p>
          </table:table-cell>
          <table:table-cell office:value-type="float" office:value="158489.3">
            <text:p>1.58E+005</text:p>
          </table:table-cell>
          <table:table-cell office:value-type="float" office:value="0">
            <text:p>0.00E+000</text:p>
          </table:table-cell>
          <table:table-cell office:value-type="float" office:value="-69.96788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9526.2">
            <text:p>2.00E+005</text:p>
          </table:table-cell>
          <table:table-cell office:value-type="float" office:value="0">
            <text:p>0.00E+000</text:p>
          </table:table-cell>
          <table:table-cell office:value-type="float" office:value="-69.96778">
            <text:p>-7.00E+001</text:p>
          </table:table-cell>
          <table:table-cell/>
          <table:table-cell office:value-type="float" office:value="33">
            <text:p>33</text:p>
          </table:table-cell>
          <table:table-cell office:value-type="float" office:value="199526.2">
            <text:p>2.00E+005</text:p>
          </table:table-cell>
          <table:table-cell office:value-type="float" office:value="0">
            <text:p>0.00E+000</text:p>
          </table:table-cell>
          <table:table-cell office:value-type="float" office:value="-69.96788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1188.6">
            <text:p>2.51E+005</text:p>
          </table:table-cell>
          <table:table-cell office:value-type="float" office:value="0">
            <text:p>0.00E+000</text:p>
          </table:table-cell>
          <table:table-cell office:value-type="float" office:value="-69.96779">
            <text:p>-7.00E+001</text:p>
          </table:table-cell>
          <table:table-cell/>
          <table:table-cell office:value-type="float" office:value="34">
            <text:p>34</text:p>
          </table:table-cell>
          <table:table-cell office:value-type="float" office:value="251188.6">
            <text:p>2.51E+005</text:p>
          </table:table-cell>
          <table:table-cell office:value-type="float" office:value="0">
            <text:p>0.00E+000</text:p>
          </table:table-cell>
          <table:table-cell office:value-type="float" office:value="-69.96789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6227.8">
            <text:p>3.16E+005</text:p>
          </table:table-cell>
          <table:table-cell office:value-type="float" office:value="0">
            <text:p>0.00E+000</text:p>
          </table:table-cell>
          <table:table-cell office:value-type="float" office:value="-69.96781">
            <text:p>-7.00E+001</text:p>
          </table:table-cell>
          <table:table-cell/>
          <table:table-cell office:value-type="float" office:value="35">
            <text:p>35</text:p>
          </table:table-cell>
          <table:table-cell office:value-type="float" office:value="316227.8">
            <text:p>3.16E+005</text:p>
          </table:table-cell>
          <table:table-cell office:value-type="float" office:value="0">
            <text:p>0.00E+000</text:p>
          </table:table-cell>
          <table:table-cell office:value-type="float" office:value="-69.96791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8107.2">
            <text:p>3.98E+005</text:p>
          </table:table-cell>
          <table:table-cell office:value-type="float" office:value="0">
            <text:p>0.00E+000</text:p>
          </table:table-cell>
          <table:table-cell office:value-type="float" office:value="-69.96783">
            <text:p>-7.00E+001</text:p>
          </table:table-cell>
          <table:table-cell/>
          <table:table-cell office:value-type="float" office:value="36">
            <text:p>36</text:p>
          </table:table-cell>
          <table:table-cell office:value-type="float" office:value="398107.2">
            <text:p>3.98E+005</text:p>
          </table:table-cell>
          <table:table-cell office:value-type="float" office:value="0">
            <text:p>0.00E+000</text:p>
          </table:table-cell>
          <table:table-cell office:value-type="float" office:value="-69.96793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01187.2">
            <text:p>5.01E+005</text:p>
          </table:table-cell>
          <table:table-cell office:value-type="float" office:value="0">
            <text:p>0.00E+000</text:p>
          </table:table-cell>
          <table:table-cell office:value-type="float" office:value="-69.96786">
            <text:p>-7.00E+001</text:p>
          </table:table-cell>
          <table:table-cell/>
          <table:table-cell office:value-type="float" office:value="37">
            <text:p>37</text:p>
          </table:table-cell>
          <table:table-cell office:value-type="float" office:value="501187.2">
            <text:p>5.01E+005</text:p>
          </table:table-cell>
          <table:table-cell office:value-type="float" office:value="0">
            <text:p>0.00E+000</text:p>
          </table:table-cell>
          <table:table-cell office:value-type="float" office:value="-69.96796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30957.3">
            <text:p>6.31E+005</text:p>
          </table:table-cell>
          <table:table-cell office:value-type="float" office:value="0">
            <text:p>0.00E+000</text:p>
          </table:table-cell>
          <table:table-cell office:value-type="float" office:value="-69.96792">
            <text:p>-7.00E+001</text:p>
          </table:table-cell>
          <table:table-cell/>
          <table:table-cell office:value-type="float" office:value="38">
            <text:p>38</text:p>
          </table:table-cell>
          <table:table-cell office:value-type="float" office:value="630957.3">
            <text:p>6.31E+005</text:p>
          </table:table-cell>
          <table:table-cell office:value-type="float" office:value="0">
            <text:p>0.00E+000</text:p>
          </table:table-cell>
          <table:table-cell office:value-type="float" office:value="-69.96802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94328.2">
            <text:p>7.94E+005</text:p>
          </table:table-cell>
          <table:table-cell office:value-type="float" office:value="0">
            <text:p>0.00E+000</text:p>
          </table:table-cell>
          <table:table-cell office:value-type="float" office:value="-69.968">
            <text:p>-7.00E+001</text:p>
          </table:table-cell>
          <table:table-cell/>
          <table:table-cell office:value-type="float" office:value="39">
            <text:p>39</text:p>
          </table:table-cell>
          <table:table-cell office:value-type="float" office:value="794328.2">
            <text:p>7.94E+005</text:p>
          </table:table-cell>
          <table:table-cell office:value-type="float" office:value="0">
            <text:p>0.00E+000</text:p>
          </table:table-cell>
          <table:table-cell office:value-type="float" office:value="-69.96811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00000">
            <text:p>1.00E+006</text:p>
          </table:table-cell>
          <table:table-cell office:value-type="float" office:value="0">
            <text:p>0.00E+000</text:p>
          </table:table-cell>
          <table:table-cell office:value-type="float" office:value="-69.96814">
            <text:p>-7.00E+001</text:p>
          </table:table-cell>
          <table:table-cell/>
          <table:table-cell office:value-type="float" office:value="40">
            <text:p>40</text:p>
          </table:table-cell>
          <table:table-cell office:value-type="float" office:value="1000000">
            <text:p>1.00E+006</text:p>
          </table:table-cell>
          <table:table-cell office:value-type="float" office:value="0">
            <text:p>0.00E+000</text:p>
          </table:table-cell>
          <table:table-cell office:value-type="float" office:value="-69.96824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58925">
            <text:p>1.26E+006</text:p>
          </table:table-cell>
          <table:table-cell office:value-type="float" office:value="0">
            <text:p>0.00E+000</text:p>
          </table:table-cell>
          <table:table-cell office:value-type="float" office:value="-69.96836">
            <text:p>-7.00E+001</text:p>
          </table:table-cell>
          <table:table-cell/>
          <table:table-cell office:value-type="float" office:value="41">
            <text:p>41</text:p>
          </table:table-cell>
          <table:table-cell office:value-type="float" office:value="1258925">
            <text:p>1.26E+006</text:p>
          </table:table-cell>
          <table:table-cell office:value-type="float" office:value="0">
            <text:p>0.00E+000</text:p>
          </table:table-cell>
          <table:table-cell office:value-type="float" office:value="-69.96846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584893">
            <text:p>1.58E+006</text:p>
          </table:table-cell>
          <table:table-cell office:value-type="float" office:value="0">
            <text:p>0.00E+000</text:p>
          </table:table-cell>
          <table:table-cell office:value-type="float" office:value="-69.96871">
            <text:p>-7.00E+001</text:p>
          </table:table-cell>
          <table:table-cell/>
          <table:table-cell office:value-type="float" office:value="42">
            <text:p>42</text:p>
          </table:table-cell>
          <table:table-cell office:value-type="float" office:value="1584893">
            <text:p>1.58E+006</text:p>
          </table:table-cell>
          <table:table-cell office:value-type="float" office:value="0">
            <text:p>0.00E+000</text:p>
          </table:table-cell>
          <table:table-cell office:value-type="float" office:value="-69.96881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995262">
            <text:p>2.00E+006</text:p>
          </table:table-cell>
          <table:table-cell office:value-type="float" office:value="0">
            <text:p>0.00E+000</text:p>
          </table:table-cell>
          <table:table-cell office:value-type="float" office:value="-69.96926">
            <text:p>-7.00E+001</text:p>
          </table:table-cell>
          <table:table-cell/>
          <table:table-cell office:value-type="float" office:value="43">
            <text:p>43</text:p>
          </table:table-cell>
          <table:table-cell office:value-type="float" office:value="1995262">
            <text:p>2.00E+006</text:p>
          </table:table-cell>
          <table:table-cell office:value-type="float" office:value="0">
            <text:p>0.00E+000</text:p>
          </table:table-cell>
          <table:table-cell office:value-type="float" office:value="-69.96936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511886">
            <text:p>2.51E+006</text:p>
          </table:table-cell>
          <table:table-cell office:value-type="float" office:value="0">
            <text:p>0.00E+000</text:p>
          </table:table-cell>
          <table:table-cell office:value-type="float" office:value="-69.97013">
            <text:p>-7.00E+001</text:p>
          </table:table-cell>
          <table:table-cell/>
          <table:table-cell office:value-type="float" office:value="44">
            <text:p>44</text:p>
          </table:table-cell>
          <table:table-cell office:value-type="float" office:value="2511886">
            <text:p>2.51E+006</text:p>
          </table:table-cell>
          <table:table-cell office:value-type="float" office:value="0">
            <text:p>0.00E+000</text:p>
          </table:table-cell>
          <table:table-cell office:value-type="float" office:value="-69.97023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162278">
            <text:p>3.16E+006</text:p>
          </table:table-cell>
          <table:table-cell office:value-type="float" office:value="0">
            <text:p>0.00E+000</text:p>
          </table:table-cell>
          <table:table-cell office:value-type="float" office:value="-69.9715">
            <text:p>-7.00E+001</text:p>
          </table:table-cell>
          <table:table-cell/>
          <table:table-cell office:value-type="float" office:value="45">
            <text:p>45</text:p>
          </table:table-cell>
          <table:table-cell office:value-type="float" office:value="3162278">
            <text:p>3.16E+006</text:p>
          </table:table-cell>
          <table:table-cell office:value-type="float" office:value="0">
            <text:p>0.00E+000</text:p>
          </table:table-cell>
          <table:table-cell office:value-type="float" office:value="-69.97161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81072">
            <text:p>3.98E+006</text:p>
          </table:table-cell>
          <table:table-cell office:value-type="float" office:value="0">
            <text:p>0.00E+000</text:p>
          </table:table-cell>
          <table:table-cell office:value-type="float" office:value="-69.97369">
            <text:p>-7.00E+001</text:p>
          </table:table-cell>
          <table:table-cell/>
          <table:table-cell office:value-type="float" office:value="46">
            <text:p>46</text:p>
          </table:table-cell>
          <table:table-cell office:value-type="float" office:value="3981072">
            <text:p>3.98E+006</text:p>
          </table:table-cell>
          <table:table-cell office:value-type="float" office:value="0">
            <text:p>0.00E+000</text:p>
          </table:table-cell>
          <table:table-cell office:value-type="float" office:value="-69.97379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11872">
            <text:p>5.01E+006</text:p>
          </table:table-cell>
          <table:table-cell office:value-type="float" office:value="0">
            <text:p>0.00E+000</text:p>
          </table:table-cell>
          <table:table-cell office:value-type="float" office:value="-69.97714">
            <text:p>-7.00E+001</text:p>
          </table:table-cell>
          <table:table-cell/>
          <table:table-cell office:value-type="float" office:value="47">
            <text:p>47</text:p>
          </table:table-cell>
          <table:table-cell office:value-type="float" office:value="5011872">
            <text:p>5.01E+006</text:p>
          </table:table-cell>
          <table:table-cell office:value-type="float" office:value="0">
            <text:p>0.00E+000</text:p>
          </table:table-cell>
          <table:table-cell office:value-type="float" office:value="-69.97725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09573">
            <text:p>6.31E+006</text:p>
          </table:table-cell>
          <table:table-cell office:value-type="float" office:value="0">
            <text:p>0.00E+000</text:p>
          </table:table-cell>
          <table:table-cell office:value-type="float" office:value="-69.98262">
            <text:p>-7.00E+001</text:p>
          </table:table-cell>
          <table:table-cell/>
          <table:table-cell office:value-type="float" office:value="48">
            <text:p>48</text:p>
          </table:table-cell>
          <table:table-cell office:value-type="float" office:value="6309573">
            <text:p>6.31E+006</text:p>
          </table:table-cell>
          <table:table-cell office:value-type="float" office:value="0">
            <text:p>0.00E+000</text:p>
          </table:table-cell>
          <table:table-cell office:value-type="float" office:value="-69.98272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943282">
            <text:p>7.94E+006</text:p>
          </table:table-cell>
          <table:table-cell office:value-type="float" office:value="0">
            <text:p>0.00E+000</text:p>
          </table:table-cell>
          <table:table-cell office:value-type="float" office:value="-69.99128">
            <text:p>-7.00E+001</text:p>
          </table:table-cell>
          <table:table-cell/>
          <table:table-cell office:value-type="float" office:value="49">
            <text:p>49</text:p>
          </table:table-cell>
          <table:table-cell office:value-type="float" office:value="7943282">
            <text:p>7.94E+006</text:p>
          </table:table-cell>
          <table:table-cell office:value-type="float" office:value="0">
            <text:p>0.00E+000</text:p>
          </table:table-cell>
          <table:table-cell office:value-type="float" office:value="-69.99138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0000">
            <text:p>1.00E+007</text:p>
          </table:table-cell>
          <table:table-cell office:value-type="float" office:value="0">
            <text:p>0.00E+000</text:p>
          </table:table-cell>
          <table:table-cell office:value-type="float" office:value="-70.00497">
            <text:p>-7.00E+001</text:p>
          </table:table-cell>
          <table:table-cell/>
          <table:table-cell office:value-type="float" office:value="50">
            <text:p>50</text:p>
          </table:table-cell>
          <table:table-cell office:value-type="float" office:value="10000000">
            <text:p>1.00E+007</text:p>
          </table:table-cell>
          <table:table-cell office:value-type="float" office:value="0">
            <text:p>0.00E+000</text:p>
          </table:table-cell>
          <table:table-cell office:value-type="float" office:value="-70.0050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589250">
            <text:p>1.26E+007</text:p>
          </table:table-cell>
          <table:table-cell office:value-type="float" office:value="0">
            <text:p>0.00E+000</text:p>
          </table:table-cell>
          <table:table-cell office:value-type="float" office:value="-70.02657">
            <text:p>-7.00E+001</text:p>
          </table:table-cell>
          <table:table-cell/>
          <table:table-cell office:value-type="float" office:value="51">
            <text:p>51</text:p>
          </table:table-cell>
          <table:table-cell office:value-type="float" office:value="12589250">
            <text:p>1.26E+007</text:p>
          </table:table-cell>
          <table:table-cell office:value-type="float" office:value="0">
            <text:p>0.00E+000</text:p>
          </table:table-cell>
          <table:table-cell office:value-type="float" office:value="-70.02667">
            <text:p>-7.00E+001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848930">
            <text:p>1.58E+007</text:p>
          </table:table-cell>
          <table:table-cell office:value-type="float" office:value="0">
            <text:p>0.00E+000</text:p>
          </table:table-cell>
          <table:table-cell office:value-type="float" office:value="-70.06056">
            <text:p>-7.01E+001</text:p>
          </table:table-cell>
          <table:table-cell/>
          <table:table-cell office:value-type="float" office:value="52">
            <text:p>52</text:p>
          </table:table-cell>
          <table:table-cell office:value-type="float" office:value="15848930">
            <text:p>1.58E+007</text:p>
          </table:table-cell>
          <table:table-cell office:value-type="float" office:value="0">
            <text:p>0.00E+000</text:p>
          </table:table-cell>
          <table:table-cell office:value-type="float" office:value="-70.06067">
            <text:p>-7.01E+001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952620">
            <text:p>2.00E+007</text:p>
          </table:table-cell>
          <table:table-cell office:value-type="float" office:value="0">
            <text:p>0.00E+000</text:p>
          </table:table-cell>
          <table:table-cell office:value-type="float" office:value="-70.11386">
            <text:p>-7.01E+001</text:p>
          </table:table-cell>
          <table:table-cell/>
          <table:table-cell office:value-type="float" office:value="53">
            <text:p>53</text:p>
          </table:table-cell>
          <table:table-cell office:value-type="float" office:value="19952620">
            <text:p>2.00E+007</text:p>
          </table:table-cell>
          <table:table-cell office:value-type="float" office:value="0">
            <text:p>0.00E+000</text:p>
          </table:table-cell>
          <table:table-cell office:value-type="float" office:value="-70.11396">
            <text:p>-7.01E+001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5118860">
            <text:p>2.51E+007</text:p>
          </table:table-cell>
          <table:table-cell office:value-type="float" office:value="0">
            <text:p>0.00E+000</text:p>
          </table:table-cell>
          <table:table-cell office:value-type="float" office:value="-70.1969">
            <text:p>-7.02E+001</text:p>
          </table:table-cell>
          <table:table-cell/>
          <table:table-cell office:value-type="float" office:value="54">
            <text:p>54</text:p>
          </table:table-cell>
          <table:table-cell office:value-type="float" office:value="25118860">
            <text:p>2.51E+007</text:p>
          </table:table-cell>
          <table:table-cell office:value-type="float" office:value="0">
            <text:p>0.00E+000</text:p>
          </table:table-cell>
          <table:table-cell office:value-type="float" office:value="-70.19701">
            <text:p>-7.02E+001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1622780">
            <text:p>3.16E+007</text:p>
          </table:table-cell>
          <table:table-cell office:value-type="float" office:value="0">
            <text:p>0.00E+000</text:p>
          </table:table-cell>
          <table:table-cell office:value-type="float" office:value="-70.32508">
            <text:p>-7.03E+001</text:p>
          </table:table-cell>
          <table:table-cell/>
          <table:table-cell office:value-type="float" office:value="55">
            <text:p>55</text:p>
          </table:table-cell>
          <table:table-cell office:value-type="float" office:value="31622780">
            <text:p>3.16E+007</text:p>
          </table:table-cell>
          <table:table-cell office:value-type="float" office:value="0">
            <text:p>0.00E+000</text:p>
          </table:table-cell>
          <table:table-cell office:value-type="float" office:value="-70.32519">
            <text:p>-7.03E+001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9810720">
            <text:p>3.98E+007</text:p>
          </table:table-cell>
          <table:table-cell office:value-type="float" office:value="0">
            <text:p>0.00E+000</text:p>
          </table:table-cell>
          <table:table-cell office:value-type="float" office:value="-70.52016">
            <text:p>-7.05E+001</text:p>
          </table:table-cell>
          <table:table-cell/>
          <table:table-cell office:value-type="float" office:value="56">
            <text:p>56</text:p>
          </table:table-cell>
          <table:table-cell office:value-type="float" office:value="39810720">
            <text:p>3.98E+007</text:p>
          </table:table-cell>
          <table:table-cell office:value-type="float" office:value="0">
            <text:p>0.00E+000</text:p>
          </table:table-cell>
          <table:table-cell office:value-type="float" office:value="-70.52026">
            <text:p>-7.05E+001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0118720">
            <text:p>5.01E+007</text:p>
          </table:table-cell>
          <table:table-cell office:value-type="float" office:value="0">
            <text:p>0.00E+000</text:p>
          </table:table-cell>
          <table:table-cell office:value-type="float" office:value="-70.81095">
            <text:p>-7.08E+001</text:p>
          </table:table-cell>
          <table:table-cell/>
          <table:table-cell office:value-type="float" office:value="57">
            <text:p>57</text:p>
          </table:table-cell>
          <table:table-cell office:value-type="float" office:value="50118720">
            <text:p>5.01E+007</text:p>
          </table:table-cell>
          <table:table-cell office:value-type="float" office:value="0">
            <text:p>0.00E+000</text:p>
          </table:table-cell>
          <table:table-cell office:value-type="float" office:value="-70.81105">
            <text:p>-7.08E+001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3095730">
            <text:p>6.31E+007</text:p>
          </table:table-cell>
          <table:table-cell office:value-type="float" office:value="0">
            <text:p>0.00E+000</text:p>
          </table:table-cell>
          <table:table-cell office:value-type="float" office:value="-71.23196">
            <text:p>-7.12E+001</text:p>
          </table:table-cell>
          <table:table-cell/>
          <table:table-cell office:value-type="float" office:value="58">
            <text:p>58</text:p>
          </table:table-cell>
          <table:table-cell office:value-type="float" office:value="63095730">
            <text:p>6.31E+007</text:p>
          </table:table-cell>
          <table:table-cell office:value-type="float" office:value="0">
            <text:p>0.00E+000</text:p>
          </table:table-cell>
          <table:table-cell office:value-type="float" office:value="-71.23206">
            <text:p>-7.12E+001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9432820">
            <text:p>7.94E+007</text:p>
          </table:table-cell>
          <table:table-cell office:value-type="float" office:value="0">
            <text:p>0.00E+000</text:p>
          </table:table-cell>
          <table:table-cell office:value-type="float" office:value="-71.81822">
            <text:p>-7.18E+001</text:p>
          </table:table-cell>
          <table:table-cell/>
          <table:table-cell office:value-type="float" office:value="59">
            <text:p>59</text:p>
          </table:table-cell>
          <table:table-cell office:value-type="float" office:value="79432820">
            <text:p>7.94E+007</text:p>
          </table:table-cell>
          <table:table-cell office:value-type="float" office:value="0">
            <text:p>0.00E+000</text:p>
          </table:table-cell>
          <table:table-cell office:value-type="float" office:value="-71.81832">
            <text:p>-7.18E+001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0000000">
            <text:p>1.00E+008</text:p>
          </table:table-cell>
          <table:table-cell office:value-type="float" office:value="0">
            <text:p>0.00E+000</text:p>
          </table:table-cell>
          <table:table-cell office:value-type="float" office:value="-72.59577">
            <text:p>-7.26E+001</text:p>
          </table:table-cell>
          <table:table-cell/>
          <table:table-cell office:value-type="float" office:value="60">
            <text:p>60</text:p>
          </table:table-cell>
          <table:table-cell office:value-type="float" office:value="100000000">
            <text:p>1.00E+008</text:p>
          </table:table-cell>
          <table:table-cell office:value-type="float" office:value="0">
            <text:p>0.00E+000</text:p>
          </table:table-cell>
          <table:table-cell office:value-type="float" office:value="-72.59587">
            <text:p>-7.26E+001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25892500">
            <text:p>1.26E+008</text:p>
          </table:table-cell>
          <table:table-cell office:value-type="float" office:value="0">
            <text:p>0.00E+000</text:p>
          </table:table-cell>
          <table:table-cell office:value-type="float" office:value="-73.5704">
            <text:p>-7.36E+001</text:p>
          </table:table-cell>
          <table:table-cell/>
          <table:table-cell office:value-type="float" office:value="61">
            <text:p>61</text:p>
          </table:table-cell>
          <table:table-cell office:value-type="float" office:value="125892500">
            <text:p>1.26E+008</text:p>
          </table:table-cell>
          <table:table-cell office:value-type="float" office:value="0">
            <text:p>0.00E+000</text:p>
          </table:table-cell>
          <table:table-cell office:value-type="float" office:value="-73.57051">
            <text:p>-7.36E+001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58489300">
            <text:p>1.58E+008</text:p>
          </table:table-cell>
          <table:table-cell office:value-type="float" office:value="0">
            <text:p>0.00E+000</text:p>
          </table:table-cell>
          <table:table-cell office:value-type="float" office:value="-74.72022">
            <text:p>-7.47E+001</text:p>
          </table:table-cell>
          <table:table-cell/>
          <table:table-cell office:value-type="float" office:value="62">
            <text:p>62</text:p>
          </table:table-cell>
          <table:table-cell office:value-type="float" office:value="158489300">
            <text:p>1.58E+008</text:p>
          </table:table-cell>
          <table:table-cell office:value-type="float" office:value="0">
            <text:p>0.00E+000</text:p>
          </table:table-cell>
          <table:table-cell office:value-type="float" office:value="-74.72032">
            <text:p>-7.47E+001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99526200">
            <text:p>2.00E+008</text:p>
          </table:table-cell>
          <table:table-cell office:value-type="float" office:value="0">
            <text:p>0.00E+000</text:p>
          </table:table-cell>
          <table:table-cell office:value-type="float" office:value="-75.99626">
            <text:p>-7.60E+001</text:p>
          </table:table-cell>
          <table:table-cell/>
          <table:table-cell office:value-type="float" office:value="63">
            <text:p>63</text:p>
          </table:table-cell>
          <table:table-cell office:value-type="float" office:value="199526200">
            <text:p>2.00E+008</text:p>
          </table:table-cell>
          <table:table-cell office:value-type="float" office:value="0">
            <text:p>0.00E+000</text:p>
          </table:table-cell>
          <table:table-cell office:value-type="float" office:value="-75.99636">
            <text:p>-7.60E+001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1188600">
            <text:p>2.51E+008</text:p>
          </table:table-cell>
          <table:table-cell office:value-type="float" office:value="0">
            <text:p>0.00E+000</text:p>
          </table:table-cell>
          <table:table-cell office:value-type="float" office:value="-77.33038">
            <text:p>-7.73E+001</text:p>
          </table:table-cell>
          <table:table-cell/>
          <table:table-cell office:value-type="float" office:value="64">
            <text:p>64</text:p>
          </table:table-cell>
          <table:table-cell office:value-type="float" office:value="251188600">
            <text:p>2.51E+008</text:p>
          </table:table-cell>
          <table:table-cell office:value-type="float" office:value="0">
            <text:p>0.00E+000</text:p>
          </table:table-cell>
          <table:table-cell office:value-type="float" office:value="-77.33047">
            <text:p>-7.73E+001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6227800">
            <text:p>3.16E+008</text:p>
          </table:table-cell>
          <table:table-cell office:value-type="float" office:value="0">
            <text:p>0.00E+000</text:p>
          </table:table-cell>
          <table:table-cell office:value-type="float" office:value="-78.64601">
            <text:p>-7.86E+001</text:p>
          </table:table-cell>
          <table:table-cell/>
          <table:table-cell office:value-type="float" office:value="65">
            <text:p>65</text:p>
          </table:table-cell>
          <table:table-cell office:value-type="float" office:value="316227800">
            <text:p>3.16E+008</text:p>
          </table:table-cell>
          <table:table-cell office:value-type="float" office:value="0">
            <text:p>0.00E+000</text:p>
          </table:table-cell>
          <table:table-cell office:value-type="float" office:value="-78.64609">
            <text:p>-7.86E+001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98107200">
            <text:p>3.98E+008</text:p>
          </table:table-cell>
          <table:table-cell office:value-type="float" office:value="0">
            <text:p>0.00E+000</text:p>
          </table:table-cell>
          <table:table-cell office:value-type="float" office:value="-79.86922">
            <text:p>-7.99E+001</text:p>
          </table:table-cell>
          <table:table-cell/>
          <table:table-cell office:value-type="float" office:value="66">
            <text:p>66</text:p>
          </table:table-cell>
          <table:table-cell office:value-type="float" office:value="398107200">
            <text:p>3.98E+008</text:p>
          </table:table-cell>
          <table:table-cell office:value-type="float" office:value="0">
            <text:p>0.00E+000</text:p>
          </table:table-cell>
          <table:table-cell office:value-type="float" office:value="-79.8693">
            <text:p>-7.99E+001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501187200">
            <text:p>5.01E+008</text:p>
          </table:table-cell>
          <table:table-cell office:value-type="float" office:value="0">
            <text:p>0.00E+000</text:p>
          </table:table-cell>
          <table:table-cell office:value-type="float" office:value="-80.93979">
            <text:p>-8.09E+001</text:p>
          </table:table-cell>
          <table:table-cell/>
          <table:table-cell office:value-type="float" office:value="67">
            <text:p>67</text:p>
          </table:table-cell>
          <table:table-cell office:value-type="float" office:value="501187200">
            <text:p>5.01E+008</text:p>
          </table:table-cell>
          <table:table-cell office:value-type="float" office:value="0">
            <text:p>0.00E+000</text:p>
          </table:table-cell>
          <table:table-cell office:value-type="float" office:value="-80.93985">
            <text:p>-8.09E+001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30957300">
            <text:p>6.31E+008</text:p>
          </table:table-cell>
          <table:table-cell office:value-type="float" office:value="0">
            <text:p>0.00E+000</text:p>
          </table:table-cell>
          <table:table-cell office:value-type="float" office:value="-81.82109">
            <text:p>-8.18E+001</text:p>
          </table:table-cell>
          <table:table-cell/>
          <table:table-cell office:value-type="float" office:value="68">
            <text:p>68</text:p>
          </table:table-cell>
          <table:table-cell office:value-type="float" office:value="630957300">
            <text:p>6.31E+008</text:p>
          </table:table-cell>
          <table:table-cell office:value-type="float" office:value="0">
            <text:p>0.00E+000</text:p>
          </table:table-cell>
          <table:table-cell office:value-type="float" office:value="-81.82113">
            <text:p>-8.18E+001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4328200">
            <text:p>7.94E+008</text:p>
          </table:table-cell>
          <table:table-cell office:value-type="float" office:value="0">
            <text:p>0.00E+000</text:p>
          </table:table-cell>
          <table:table-cell office:value-type="float" office:value="-82.50494">
            <text:p>-8.25E+001</text:p>
          </table:table-cell>
          <table:table-cell/>
          <table:table-cell office:value-type="float" office:value="69">
            <text:p>69</text:p>
          </table:table-cell>
          <table:table-cell office:value-type="float" office:value="794328200">
            <text:p>7.94E+008</text:p>
          </table:table-cell>
          <table:table-cell office:value-type="float" office:value="0">
            <text:p>0.00E+000</text:p>
          </table:table-cell>
          <table:table-cell office:value-type="float" office:value="-82.50498">
            <text:p>-8.25E+001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00000000">
            <text:p>1.00E+009</text:p>
          </table:table-cell>
          <table:table-cell office:value-type="float" office:value="0">
            <text:p>0.00E+000</text:p>
          </table:table-cell>
          <table:table-cell office:value-type="float" office:value="-83.00816">
            <text:p>-8.30E+001</text:p>
          </table:table-cell>
          <table:table-cell/>
          <table:table-cell office:value-type="float" office:value="70">
            <text:p>70</text:p>
          </table:table-cell>
          <table:table-cell office:value-type="float" office:value="1000000000">
            <text:p>1.00E+009</text:p>
          </table:table-cell>
          <table:table-cell office:value-type="float" office:value="0">
            <text:p>0.00E+000</text:p>
          </table:table-cell>
          <table:table-cell office:value-type="float" office:value="-83.00818">
            <text:p>-8.30E+001</text:p>
          </table:table-cell>
          <table:table-cell table:number-columns-repeated="2"/>
        </table:table-row>
      </table:table>
      <table:table table:name="oneshot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number-columns-repeated="3" table:default-cell-style-name="ce2"/>
        <table:table-column table:style-name="co11" table:default-cell-style-name="Default"/>
        <table:table-column table:style-name="co1" table:default-cell-style-name="Default"/>
        <table:table-column table:style-name="co8" table:number-columns-repeated="3" table:default-cell-style-name="ce2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oneshot.out</text:p>
          </table:table-cell>
          <table:covered-table-cell table:number-columns-repeated="3" table:style-name="Default"/>
          <table:table-cell/>
          <table:table-cell table:style-name="ce1" office:value-type="string" table:number-columns-spanned="4" table:number-rows-spanned="1">
            <text:p>oneshot.test</text:p>
          </table:table-cell>
          <table:covered-table-cell table:number-columns-repeated="3" table:style-name="Default"/>
          <table:table-cell table:number-columns-repeated="2"/>
        </table:table-row>
        <table:table-row table:style-name="ro2">
          <table:table-cell office:value-type="string">
            <text:p>Index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out</text:p>
          </table:table-cell>
          <table:table-cell/>
          <table:table-cell office:value-type="string">
            <text:p>Index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in</text:p>
          </table:table-cell>
          <table:table-cell table:style-name="Default" office:value-type="string">
            <text:p>out</text:p>
          </table:table-cell>
          <table:table-cell table:number-columns-repeated="2"/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0.04759224">
            <text:p>4.76E-002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0.04759225">
            <text:p>4.76E-002</text:p>
          </table:table-cell>
          <table:table-cell/>
          <table:table-cell>
            <draw:frame table:end-cell-address="oneshot.R24" table:end-x="0.0185in" table:end-y="0.0783in" draw:z-index="0" svg:width="6.1449in" svg:height="3.5594in" svg:x="0.0965in" svg:y="0.0346in">
              <draw:object draw:notify-on-update-of-ranges="oneshot.B2:oneshot.D10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0000000002">
            <text:p>2.00E-012</text:p>
          </table:table-cell>
          <table:table-cell office:value-type="float" office:value="0">
            <text:p>0.00E+000</text:p>
          </table:table-cell>
          <table:table-cell office:value-type="float" office:value="0.04691706">
            <text:p>4.69E-002</text:p>
          </table:table-cell>
          <table:table-cell/>
          <table:table-cell office:value-type="float" office:value="1">
            <text:p>1</text:p>
          </table:table-cell>
          <table:table-cell office:value-type="float" office:value="0.0000000000005">
            <text:p>5.00E-013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00000000004">
            <text:p>4.00E-012</text:p>
          </table:table-cell>
          <table:table-cell office:value-type="float" office:value="0">
            <text:p>0.00E+000</text:p>
          </table:table-cell>
          <table:table-cell office:value-type="float" office:value="0.04655925">
            <text:p>4.66E-002</text:p>
          </table:table-cell>
          <table:table-cell/>
          <table:table-cell office:value-type="float" office:value="2">
            <text:p>2</text:p>
          </table:table-cell>
          <table:table-cell office:value-type="float" office:value="0.000000000001">
            <text:p>1.00E-012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00000000008">
            <text:p>8.00E-012</text:p>
          </table:table-cell>
          <table:table-cell office:value-type="float" office:value="0">
            <text:p>0.00E+000</text:p>
          </table:table-cell>
          <table:table-cell office:value-type="float" office:value="0.04613389">
            <text:p>4.61E-002</text:p>
          </table:table-cell>
          <table:table-cell/>
          <table:table-cell office:value-type="float" office:value="3">
            <text:p>3</text:p>
          </table:table-cell>
          <table:table-cell office:value-type="float" office:value="0.000000000002">
            <text:p>2.00E-012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0000000016">
            <text:p>1.60E-011</text:p>
          </table:table-cell>
          <table:table-cell office:value-type="float" office:value="0">
            <text:p>0.00E+000</text:p>
          </table:table-cell>
          <table:table-cell office:value-type="float" office:value="0.04607368">
            <text:p>4.61E-002</text:p>
          </table:table-cell>
          <table:table-cell/>
          <table:table-cell office:value-type="float" office:value="4">
            <text:p>4</text:p>
          </table:table-cell>
          <table:table-cell office:value-type="float" office:value="0.000000000004">
            <text:p>4.00E-012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0000000032">
            <text:p>3.20E-011</text:p>
          </table:table-cell>
          <table:table-cell office:value-type="float" office:value="0">
            <text:p>0.00E+000</text:p>
          </table:table-cell>
          <table:table-cell office:value-type="float" office:value="0.04641927">
            <text:p>4.64E-002</text:p>
          </table:table-cell>
          <table:table-cell/>
          <table:table-cell office:value-type="float" office:value="5">
            <text:p>5</text:p>
          </table:table-cell>
          <table:table-cell office:value-type="float" office:value="0.000000000008">
            <text:p>8.00E-012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00000000064">
            <text:p>6.40E-011</text:p>
          </table:table-cell>
          <table:table-cell office:value-type="float" office:value="0">
            <text:p>0.00E+000</text:p>
          </table:table-cell>
          <table:table-cell office:value-type="float" office:value="0.04686008">
            <text:p>4.69E-002</text:p>
          </table:table-cell>
          <table:table-cell/>
          <table:table-cell office:value-type="float" office:value="6">
            <text:p>6</text:p>
          </table:table-cell>
          <table:table-cell office:value-type="float" office:value="0.000000000016">
            <text:p>1.60E-011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00000000128">
            <text:p>1.28E-010</text:p>
          </table:table-cell>
          <table:table-cell office:value-type="float" office:value="0">
            <text:p>0.00E+000</text:p>
          </table:table-cell>
          <table:table-cell office:value-type="float" office:value="0.04723901">
            <text:p>4.72E-002</text:p>
          </table:table-cell>
          <table:table-cell/>
          <table:table-cell office:value-type="float" office:value="7">
            <text:p>7</text:p>
          </table:table-cell>
          <table:table-cell office:value-type="float" office:value="0.000000000032">
            <text:p>3.20E-011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0000000256">
            <text:p>2.56E-010</text:p>
          </table:table-cell>
          <table:table-cell office:value-type="float" office:value="0">
            <text:p>0.00E+000</text:p>
          </table:table-cell>
          <table:table-cell office:value-type="float" office:value="0.04737918">
            <text:p>4.74E-002</text:p>
          </table:table-cell>
          <table:table-cell/>
          <table:table-cell office:value-type="float" office:value="8">
            <text:p>8</text:p>
          </table:table-cell>
          <table:table-cell office:value-type="float" office:value="0.000000000064">
            <text:p>6.40E-011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00000000456">
            <text:p>4.56E-010</text:p>
          </table:table-cell>
          <table:table-cell office:value-type="float" office:value="0">
            <text:p>0.00E+000</text:p>
          </table:table-cell>
          <table:table-cell office:value-type="float" office:value="0.04756655">
            <text:p>4.76E-002</text:p>
          </table:table-cell>
          <table:table-cell/>
          <table:table-cell office:value-type="float" office:value="9">
            <text:p>9</text:p>
          </table:table-cell>
          <table:table-cell office:value-type="float" office:value="0.000000000128">
            <text:p>1.28E-010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000656">
            <text:p>6.56E-010</text:p>
          </table:table-cell>
          <table:table-cell office:value-type="float" office:value="0">
            <text:p>0.00E+000</text:p>
          </table:table-cell>
          <table:table-cell office:value-type="float" office:value="0.04740047">
            <text:p>4.74E-002</text:p>
          </table:table-cell>
          <table:table-cell/>
          <table:table-cell office:value-type="float" office:value="10">
            <text:p>10</text:p>
          </table:table-cell>
          <table:table-cell office:value-type="float" office:value="0.000000000256">
            <text:p>2.56E-010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000000000856">
            <text:p>8.56E-010</text:p>
          </table:table-cell>
          <table:table-cell office:value-type="float" office:value="0">
            <text:p>0.00E+000</text:p>
          </table:table-cell>
          <table:table-cell office:value-type="float" office:value="0.04754516">
            <text:p>4.75E-002</text:p>
          </table:table-cell>
          <table:table-cell/>
          <table:table-cell office:value-type="float" office:value="11">
            <text:p>11</text:p>
          </table:table-cell>
          <table:table-cell office:value-type="float" office:value="0.000000000456">
            <text:p>4.56E-010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00000001">
            <text:p>1.00E-009</text:p>
          </table:table-cell>
          <table:table-cell office:value-type="float" office:value="0">
            <text:p>0.00E+000</text:p>
          </table:table-cell>
          <table:table-cell office:value-type="float" office:value="0.04738721">
            <text:p>4.74E-002</text:p>
          </table:table-cell>
          <table:table-cell/>
          <table:table-cell office:value-type="float" office:value="12">
            <text:p>12</text:p>
          </table:table-cell>
          <table:table-cell office:value-type="float" office:value="0.000000000656">
            <text:p>6.56E-010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00000000101">
            <text:p>1.01E-009</text:p>
          </table:table-cell>
          <table:table-cell office:value-type="float" office:value="0.18">
            <text:p>1.80E-001</text:p>
          </table:table-cell>
          <table:table-cell office:value-type="float" office:value="0.04796189">
            <text:p>4.80E-002</text:p>
          </table:table-cell>
          <table:table-cell/>
          <table:table-cell office:value-type="float" office:value="13">
            <text:p>13</text:p>
          </table:table-cell>
          <table:table-cell office:value-type="float" office:value="0.000000000856">
            <text:p>8.56E-010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00000000103">
            <text:p>1.03E-009</text:p>
          </table:table-cell>
          <table:table-cell office:value-type="float" office:value="0.54">
            <text:p>5.40E-001</text:p>
          </table:table-cell>
          <table:table-cell office:value-type="float" office:value="0.04690262">
            <text:p>4.69E-002</text:p>
          </table:table-cell>
          <table:table-cell/>
          <table:table-cell office:value-type="float" office:value="14">
            <text:p>14</text:p>
          </table:table-cell>
          <table:table-cell office:value-type="float" office:value="0.000000001">
            <text:p>1.00E-009</text:p>
          </table:table-cell>
          <table:table-cell office:value-type="float" office:value="0">
            <text:p>0.00E+000</text:p>
          </table:table-cell>
          <table:table-cell office:value-type="float" office:value="0.04759225">
            <text:p>4.76E-002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000000107">
            <text:p>1.07E-009</text:p>
          </table:table-cell>
          <table:table-cell office:value-type="float" office:value="1.26">
            <text:p>1.26E+000</text:p>
          </table:table-cell>
          <table:table-cell office:value-type="float" office:value="0.02897546">
            <text:p>2.90E-002</text:p>
          </table:table-cell>
          <table:table-cell/>
          <table:table-cell office:value-type="float" office:value="15">
            <text:p>15</text:p>
          </table:table-cell>
          <table:table-cell office:value-type="float" office:value="0.00000000101">
            <text:p>1.01E-009</text:p>
          </table:table-cell>
          <table:table-cell office:value-type="float" office:value="0.18">
            <text:p>1.80E-001</text:p>
          </table:table-cell>
          <table:table-cell office:value-type="float" office:value="0.04843865">
            <text:p>4.84E-002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00000011">
            <text:p>1.10E-009</text:p>
          </table:table-cell>
          <table:table-cell office:value-type="float" office:value="1.8">
            <text:p>1.80E+000</text:p>
          </table:table-cell>
          <table:table-cell office:value-type="float" office:value="0.005626425">
            <text:p>5.63E-003</text:p>
          </table:table-cell>
          <table:table-cell/>
          <table:table-cell office:value-type="float" office:value="16">
            <text:p>16</text:p>
          </table:table-cell>
          <table:table-cell office:value-type="float" office:value="0.00000000103">
            <text:p>1.03E-009</text:p>
          </table:table-cell>
          <table:table-cell office:value-type="float" office:value="0.54">
            <text:p>5.40E-001</text:p>
          </table:table-cell>
          <table:table-cell office:value-type="float" office:value="0.04817671">
            <text:p>4.82E-002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000000001108">
            <text:p>1.11E-009</text:p>
          </table:table-cell>
          <table:table-cell office:value-type="float" office:value="1.8">
            <text:p>1.80E+000</text:p>
          </table:table-cell>
          <table:table-cell office:value-type="float" office:value="-0.0005515265">
            <text:p>-5.52E-004</text:p>
          </table:table-cell>
          <table:table-cell/>
          <table:table-cell office:value-type="float" office:value="17">
            <text:p>17</text:p>
          </table:table-cell>
          <table:table-cell office:value-type="float" office:value="0.00000000107">
            <text:p>1.07E-009</text:p>
          </table:table-cell>
          <table:table-cell office:value-type="float" office:value="1.26">
            <text:p>1.26E+000</text:p>
          </table:table-cell>
          <table:table-cell office:value-type="float" office:value="0.02963696">
            <text:p>2.96E-00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0000001124">
            <text:p>1.12E-009</text:p>
          </table:table-cell>
          <table:table-cell office:value-type="float" office:value="1.8">
            <text:p>1.80E+000</text:p>
          </table:table-cell>
          <table:table-cell office:value-type="float" office:value="-0.01358933">
            <text:p>-1.36E-002</text:p>
          </table:table-cell>
          <table:table-cell/>
          <table:table-cell office:value-type="float" office:value="18">
            <text:p>18</text:p>
          </table:table-cell>
          <table:table-cell office:value-type="float" office:value="0.0000000011">
            <text:p>1.10E-009</text:p>
          </table:table-cell>
          <table:table-cell office:value-type="float" office:value="1.8">
            <text:p>1.80E+000</text:p>
          </table:table-cell>
          <table:table-cell office:value-type="float" office:value="0.005025584">
            <text:p>5.03E-003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000000001156">
            <text:p>1.16E-009</text:p>
          </table:table-cell>
          <table:table-cell office:value-type="float" office:value="1.8">
            <text:p>1.80E+000</text:p>
          </table:table-cell>
          <table:table-cell office:value-type="float" office:value="-0.04133271">
            <text:p>-4.13E-002</text:p>
          </table:table-cell>
          <table:table-cell/>
          <table:table-cell office:value-type="float" office:value="19">
            <text:p>19</text:p>
          </table:table-cell>
          <table:table-cell office:value-type="float" office:value="0.000000001108">
            <text:p>1.11E-009</text:p>
          </table:table-cell>
          <table:table-cell office:value-type="float" office:value="1.8">
            <text:p>1.80E+000</text:p>
          </table:table-cell>
          <table:table-cell office:value-type="float" office:value="-0.001735987">
            <text:p>-1.74E-003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0000122">
            <text:p>1.22E-009</text:p>
          </table:table-cell>
          <table:table-cell office:value-type="float" office:value="1.8">
            <text:p>1.80E+000</text:p>
          </table:table-cell>
          <table:table-cell office:value-type="float" office:value="-0.1492718">
            <text:p>-1.49E-001</text:p>
          </table:table-cell>
          <table:table-cell/>
          <table:table-cell office:value-type="float" office:value="20">
            <text:p>20</text:p>
          </table:table-cell>
          <table:table-cell office:value-type="float" office:value="0.000000001124">
            <text:p>1.12E-009</text:p>
          </table:table-cell>
          <table:table-cell office:value-type="float" office:value="1.8">
            <text:p>1.80E+000</text:p>
          </table:table-cell>
          <table:table-cell office:value-type="float" office:value="-0.01380517">
            <text:p>-1.38E-002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000000001311949">
            <text:p>1.31E-009</text:p>
          </table:table-cell>
          <table:table-cell office:value-type="float" office:value="1.8">
            <text:p>1.80E+000</text:p>
          </table:table-cell>
          <table:table-cell office:value-type="float" office:value="0.4218881">
            <text:p>4.22E-001</text:p>
          </table:table-cell>
          <table:table-cell/>
          <table:table-cell office:value-type="float" office:value="21">
            <text:p>21</text:p>
          </table:table-cell>
          <table:table-cell office:value-type="float" office:value="0.000000001156">
            <text:p>1.16E-009</text:p>
          </table:table-cell>
          <table:table-cell office:value-type="float" office:value="1.8">
            <text:p>1.80E+000</text:p>
          </table:table-cell>
          <table:table-cell office:value-type="float" office:value="-0.0423983">
            <text:p>-4.24E-002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000000001456718">
            <text:p>1.46E-009</text:p>
          </table:table-cell>
          <table:table-cell office:value-type="float" office:value="1.8">
            <text:p>1.80E+000</text:p>
          </table:table-cell>
          <table:table-cell office:value-type="float" office:value="0.8766411">
            <text:p>8.77E-001</text:p>
          </table:table-cell>
          <table:table-cell/>
          <table:table-cell office:value-type="float" office:value="22">
            <text:p>22</text:p>
          </table:table-cell>
          <table:table-cell office:value-type="float" office:value="0.00000000122">
            <text:p>1.22E-009</text:p>
          </table:table-cell>
          <table:table-cell office:value-type="float" office:value="1.8">
            <text:p>1.80E+000</text:p>
          </table:table-cell>
          <table:table-cell office:value-type="float" office:value="-0.1589257">
            <text:p>-1.59E-001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000000001607231">
            <text:p>1.61E-009</text:p>
          </table:table-cell>
          <table:table-cell office:value-type="float" office:value="1.8">
            <text:p>1.80E+000</text:p>
          </table:table-cell>
          <table:table-cell office:value-type="float" office:value="1.006726">
            <text:p>1.01E+000</text:p>
          </table:table-cell>
          <table:table-cell/>
          <table:table-cell office:value-type="float" office:value="23">
            <text:p>23</text:p>
          </table:table-cell>
          <table:table-cell office:value-type="float" office:value="0.00000000131265">
            <text:p>1.31E-009</text:p>
          </table:table-cell>
          <table:table-cell office:value-type="float" office:value="1.8">
            <text:p>1.80E+000</text:p>
          </table:table-cell>
          <table:table-cell office:value-type="float" office:value="0.42851">
            <text:p>4.29E-001</text:p>
          </table:table-cell>
          <table:table-cell/>
          <table:table-cell>
            <draw:frame table:end-cell-address="oneshot.Q48" table:end-x="0.8744in" table:end-y="0.1016in" draw:z-index="1" svg:width="6.1555in" svg:height="3.7689in" svg:x="0.0528in" svg:y="0.0157in">
              <draw:object draw:notify-on-update-of-ranges="oneshot.G2:oneshot.I10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00000001778808">
            <text:p>1.78E-009</text:p>
          </table:table-cell>
          <table:table-cell office:value-type="float" office:value="1.8">
            <text:p>1.80E+000</text:p>
          </table:table-cell>
          <table:table-cell office:value-type="float" office:value="1.093642">
            <text:p>1.09E+000</text:p>
          </table:table-cell>
          <table:table-cell/>
          <table:table-cell office:value-type="float" office:value="24">
            <text:p>24</text:p>
          </table:table-cell>
          <table:table-cell office:value-type="float" office:value="0.000000001456562">
            <text:p>1.46E-009</text:p>
          </table:table-cell>
          <table:table-cell office:value-type="float" office:value="1.8">
            <text:p>1.80E+000</text:p>
          </table:table-cell>
          <table:table-cell office:value-type="float" office:value="0.8761869">
            <text:p>8.76E-001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000000019">
            <text:p>1.90E-009</text:p>
          </table:table-cell>
          <table:table-cell office:value-type="float" office:value="1.8">
            <text:p>1.80E+000</text:p>
          </table:table-cell>
          <table:table-cell office:value-type="float" office:value="1.1439">
            <text:p>1.14E+000</text:p>
          </table:table-cell>
          <table:table-cell/>
          <table:table-cell office:value-type="float" office:value="25">
            <text:p>25</text:p>
          </table:table-cell>
          <table:table-cell office:value-type="float" office:value="0.000000001606862">
            <text:p>1.61E-009</text:p>
          </table:table-cell>
          <table:table-cell office:value-type="float" office:value="1.8">
            <text:p>1.80E+000</text:p>
          </table:table-cell>
          <table:table-cell office:value-type="float" office:value="1.006269">
            <text:p>1.01E+00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00000000191">
            <text:p>1.91E-009</text:p>
          </table:table-cell>
          <table:table-cell office:value-type="float" office:value="1.62">
            <text:p>1.62E+000</text:p>
          </table:table-cell>
          <table:table-cell office:value-type="float" office:value="1.147283">
            <text:p>1.15E+000</text:p>
          </table:table-cell>
          <table:table-cell/>
          <table:table-cell office:value-type="float" office:value="26">
            <text:p>26</text:p>
          </table:table-cell>
          <table:table-cell office:value-type="float" office:value="0.000000001778249">
            <text:p>1.78E-009</text:p>
          </table:table-cell>
          <table:table-cell office:value-type="float" office:value="1.8">
            <text:p>1.80E+000</text:p>
          </table:table-cell>
          <table:table-cell office:value-type="float" office:value="1.094359">
            <text:p>1.09E+00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00000000193">
            <text:p>1.93E-009</text:p>
          </table:table-cell>
          <table:table-cell office:value-type="float" office:value="1.26">
            <text:p>1.26E+000</text:p>
          </table:table-cell>
          <table:table-cell office:value-type="float" office:value="1.155203">
            <text:p>1.16E+000</text:p>
          </table:table-cell>
          <table:table-cell/>
          <table:table-cell office:value-type="float" office:value="27">
            <text:p>27</text:p>
          </table:table-cell>
          <table:table-cell office:value-type="float" office:value="0.0000000019">
            <text:p>1.90E-009</text:p>
          </table:table-cell>
          <table:table-cell office:value-type="float" office:value="1.8">
            <text:p>1.80E+000</text:p>
          </table:table-cell>
          <table:table-cell office:value-type="float" office:value="1.139482">
            <text:p>1.14E+00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00000000197">
            <text:p>1.97E-009</text:p>
          </table:table-cell>
          <table:table-cell office:value-type="float" office:value="0.54">
            <text:p>5.40E-001</text:p>
          </table:table-cell>
          <table:table-cell office:value-type="float" office:value="1.16926">
            <text:p>1.17E+000</text:p>
          </table:table-cell>
          <table:table-cell/>
          <table:table-cell office:value-type="float" office:value="28">
            <text:p>28</text:p>
          </table:table-cell>
          <table:table-cell office:value-type="float" office:value="0.00000000191">
            <text:p>1.91E-009</text:p>
          </table:table-cell>
          <table:table-cell office:value-type="float" office:value="1.62">
            <text:p>1.62E+000</text:p>
          </table:table-cell>
          <table:table-cell office:value-type="float" office:value="1.141586">
            <text:p>1.14E+00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000000002">
            <text:p>2.00E-009</text:p>
          </table:table-cell>
          <table:table-cell office:value-type="float" office:value="0">
            <text:p>0.00E+000</text:p>
          </table:table-cell>
          <table:table-cell office:value-type="float" office:value="1.182165">
            <text:p>1.18E+000</text:p>
          </table:table-cell>
          <table:table-cell/>
          <table:table-cell office:value-type="float" office:value="29">
            <text:p>29</text:p>
          </table:table-cell>
          <table:table-cell office:value-type="float" office:value="0.00000000193">
            <text:p>1.93E-009</text:p>
          </table:table-cell>
          <table:table-cell office:value-type="float" office:value="1.26">
            <text:p>1.26E+000</text:p>
          </table:table-cell>
          <table:table-cell office:value-type="float" office:value="1.145967">
            <text:p>1.15E+00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00002008">
            <text:p>2.01E-009</text:p>
          </table:table-cell>
          <table:table-cell office:value-type="float" office:value="0">
            <text:p>0.00E+000</text:p>
          </table:table-cell>
          <table:table-cell office:value-type="float" office:value="1.187234">
            <text:p>1.19E+000</text:p>
          </table:table-cell>
          <table:table-cell/>
          <table:table-cell office:value-type="float" office:value="30">
            <text:p>30</text:p>
          </table:table-cell>
          <table:table-cell office:value-type="float" office:value="0.00000000197">
            <text:p>1.97E-009</text:p>
          </table:table-cell>
          <table:table-cell office:value-type="float" office:value="0.54">
            <text:p>5.40E-001</text:p>
          </table:table-cell>
          <table:table-cell office:value-type="float" office:value="1.154975">
            <text:p>1.15E+00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000000002024">
            <text:p>2.02E-009</text:p>
          </table:table-cell>
          <table:table-cell office:value-type="float" office:value="0">
            <text:p>0.00E+000</text:p>
          </table:table-cell>
          <table:table-cell office:value-type="float" office:value="1.193513">
            <text:p>1.19E+000</text:p>
          </table:table-cell>
          <table:table-cell/>
          <table:table-cell office:value-type="float" office:value="31">
            <text:p>31</text:p>
          </table:table-cell>
          <table:table-cell office:value-type="float" office:value="0.000000002">
            <text:p>2.00E-009</text:p>
          </table:table-cell>
          <table:table-cell office:value-type="float" office:value="0">
            <text:p>0.00E+000</text:p>
          </table:table-cell>
          <table:table-cell office:value-type="float" office:value="1.162133">
            <text:p>1.16E+00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0000002056">
            <text:p>2.06E-009</text:p>
          </table:table-cell>
          <table:table-cell office:value-type="float" office:value="0">
            <text:p>0.00E+000</text:p>
          </table:table-cell>
          <table:table-cell office:value-type="float" office:value="1.205017">
            <text:p>1.21E+000</text:p>
          </table:table-cell>
          <table:table-cell/>
          <table:table-cell office:value-type="float" office:value="32">
            <text:p>32</text:p>
          </table:table-cell>
          <table:table-cell office:value-type="float" office:value="0.000000002008">
            <text:p>2.01E-009</text:p>
          </table:table-cell>
          <table:table-cell office:value-type="float" office:value="0">
            <text:p>0.00E+000</text:p>
          </table:table-cell>
          <table:table-cell office:value-type="float" office:value="1.16484">
            <text:p>1.16E+00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00000000212">
            <text:p>2.12E-009</text:p>
          </table:table-cell>
          <table:table-cell office:value-type="float" office:value="0">
            <text:p>0.00E+000</text:p>
          </table:table-cell>
          <table:table-cell office:value-type="float" office:value="1.227936">
            <text:p>1.23E+000</text:p>
          </table:table-cell>
          <table:table-cell/>
          <table:table-cell office:value-type="float" office:value="33">
            <text:p>33</text:p>
          </table:table-cell>
          <table:table-cell office:value-type="float" office:value="0.000000002024">
            <text:p>2.02E-009</text:p>
          </table:table-cell>
          <table:table-cell office:value-type="float" office:value="0">
            <text:p>0.00E+000</text:p>
          </table:table-cell>
          <table:table-cell office:value-type="float" office:value="1.17014">
            <text:p>1.17E+00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000000002232999">
            <text:p>2.23E-009</text:p>
          </table:table-cell>
          <table:table-cell office:value-type="float" office:value="0">
            <text:p>0.00E+000</text:p>
          </table:table-cell>
          <table:table-cell office:value-type="float" office:value="1.267782">
            <text:p>1.27E+000</text:p>
          </table:table-cell>
          <table:table-cell/>
          <table:table-cell office:value-type="float" office:value="34">
            <text:p>34</text:p>
          </table:table-cell>
          <table:table-cell office:value-type="float" office:value="0.000000002056">
            <text:p>2.06E-009</text:p>
          </table:table-cell>
          <table:table-cell office:value-type="float" office:value="0">
            <text:p>0.00E+000</text:p>
          </table:table-cell>
          <table:table-cell office:value-type="float" office:value="1.180205">
            <text:p>1.18E+00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00000002385952">
            <text:p>2.39E-009</text:p>
          </table:table-cell>
          <table:table-cell office:value-type="float" office:value="0">
            <text:p>0.00E+000</text:p>
          </table:table-cell>
          <table:table-cell office:value-type="float" office:value="1.305543">
            <text:p>1.31E+000</text:p>
          </table:table-cell>
          <table:table-cell/>
          <table:table-cell office:value-type="float" office:value="35">
            <text:p>35</text:p>
          </table:table-cell>
          <table:table-cell office:value-type="float" office:value="0.00000000212">
            <text:p>2.12E-009</text:p>
          </table:table-cell>
          <table:table-cell office:value-type="float" office:value="0">
            <text:p>0.00E+000</text:p>
          </table:table-cell>
          <table:table-cell office:value-type="float" office:value="1.199162">
            <text:p>1.20E+00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000000002410952">
            <text:p>2.41E-009</text:p>
          </table:table-cell>
          <table:table-cell office:value-type="float" office:value="0">
            <text:p>0.00E+000</text:p>
          </table:table-cell>
          <table:table-cell office:value-type="float" office:value="1.311339">
            <text:p>1.31E+000</text:p>
          </table:table-cell>
          <table:table-cell/>
          <table:table-cell office:value-type="float" office:value="36">
            <text:p>36</text:p>
          </table:table-cell>
          <table:table-cell office:value-type="float" office:value="0.000000002232319">
            <text:p>2.23E-009</text:p>
          </table:table-cell>
          <table:table-cell office:value-type="float" office:value="0">
            <text:p>0.00E+000</text:p>
          </table:table-cell>
          <table:table-cell office:value-type="float" office:value="1.230352">
            <text:p>1.23E+00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000000002460952">
            <text:p>2.46E-009</text:p>
          </table:table-cell>
          <table:table-cell office:value-type="float" office:value="0">
            <text:p>0.00E+000</text:p>
          </table:table-cell>
          <table:table-cell office:value-type="float" office:value="1.323123">
            <text:p>1.32E+000</text:p>
          </table:table-cell>
          <table:table-cell/>
          <table:table-cell office:value-type="float" office:value="37">
            <text:p>37</text:p>
          </table:table-cell>
          <table:table-cell office:value-type="float" office:value="0.000000002386001">
            <text:p>2.39E-009</text:p>
          </table:table-cell>
          <table:table-cell office:value-type="float" office:value="0">
            <text:p>0.00E+000</text:p>
          </table:table-cell>
          <table:table-cell office:value-type="float" office:value="1.268814">
            <text:p>1.27E+000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000000002560952">
            <text:p>2.56E-009</text:p>
          </table:table-cell>
          <table:table-cell office:value-type="float" office:value="0">
            <text:p>0.00E+000</text:p>
          </table:table-cell>
          <table:table-cell office:value-type="float" office:value="1.344785">
            <text:p>1.34E+000</text:p>
          </table:table-cell>
          <table:table-cell/>
          <table:table-cell office:value-type="float" office:value="38">
            <text:p>38</text:p>
          </table:table-cell>
          <table:table-cell office:value-type="float" office:value="0.000000002411001">
            <text:p>2.41E-009</text:p>
          </table:table-cell>
          <table:table-cell office:value-type="float" office:value="0">
            <text:p>0.00E+000</text:p>
          </table:table-cell>
          <table:table-cell office:value-type="float" office:value="1.274549">
            <text:p>1.27E+000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000000002711198">
            <text:p>2.71E-009</text:p>
          </table:table-cell>
          <table:table-cell office:value-type="float" office:value="0">
            <text:p>0.00E+000</text:p>
          </table:table-cell>
          <table:table-cell office:value-type="float" office:value="1.377432">
            <text:p>1.38E+000</text:p>
          </table:table-cell>
          <table:table-cell/>
          <table:table-cell office:value-type="float" office:value="39">
            <text:p>39</text:p>
          </table:table-cell>
          <table:table-cell office:value-type="float" office:value="0.000000002461001">
            <text:p>2.46E-009</text:p>
          </table:table-cell>
          <table:table-cell office:value-type="float" office:value="0">
            <text:p>0.00E+000</text:p>
          </table:table-cell>
          <table:table-cell office:value-type="float" office:value="1.285601">
            <text:p>1.29E+000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00002911198">
            <text:p>2.91E-009</text:p>
          </table:table-cell>
          <table:table-cell office:value-type="float" office:value="0">
            <text:p>0.00E+000</text:p>
          </table:table-cell>
          <table:table-cell office:value-type="float" office:value="1.399482">
            <text:p>1.40E+000</text:p>
          </table:table-cell>
          <table:table-cell/>
          <table:table-cell office:value-type="float" office:value="40">
            <text:p>40</text:p>
          </table:table-cell>
          <table:table-cell office:value-type="float" office:value="0.000000002561001">
            <text:p>2.56E-009</text:p>
          </table:table-cell>
          <table:table-cell office:value-type="float" office:value="0">
            <text:p>0.00E+000</text:p>
          </table:table-cell>
          <table:table-cell office:value-type="float" office:value="1.305641">
            <text:p>1.31E+00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000000003111198">
            <text:p>3.11E-009</text:p>
          </table:table-cell>
          <table:table-cell office:value-type="float" office:value="0">
            <text:p>0.00E+000</text:p>
          </table:table-cell>
          <table:table-cell office:value-type="float" office:value="1.384793">
            <text:p>1.38E+000</text:p>
          </table:table-cell>
          <table:table-cell/>
          <table:table-cell office:value-type="float" office:value="41">
            <text:p>41</text:p>
          </table:table-cell>
          <table:table-cell office:value-type="float" office:value="0.000000002711376">
            <text:p>2.71E-009</text:p>
          </table:table-cell>
          <table:table-cell office:value-type="float" office:value="0">
            <text:p>0.00E+000</text:p>
          </table:table-cell>
          <table:table-cell office:value-type="float" office:value="1.332374">
            <text:p>1.33E+000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000000003311198">
            <text:p>3.31E-009</text:p>
          </table:table-cell>
          <table:table-cell office:value-type="float" office:value="0">
            <text:p>0.00E+000</text:p>
          </table:table-cell>
          <table:table-cell office:value-type="float" office:value="1.284315">
            <text:p>1.28E+000</text:p>
          </table:table-cell>
          <table:table-cell/>
          <table:table-cell office:value-type="float" office:value="42">
            <text:p>42</text:p>
          </table:table-cell>
          <table:table-cell office:value-type="float" office:value="0.000000002911376">
            <text:p>2.91E-009</text:p>
          </table:table-cell>
          <table:table-cell office:value-type="float" office:value="0">
            <text:p>0.00E+000</text:p>
          </table:table-cell>
          <table:table-cell office:value-type="float" office:value="1.357025">
            <text:p>1.36E+000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000000003511198">
            <text:p>3.51E-009</text:p>
          </table:table-cell>
          <table:table-cell office:value-type="float" office:value="0">
            <text:p>0.00E+000</text:p>
          </table:table-cell>
          <table:table-cell office:value-type="float" office:value="1.010853">
            <text:p>1.01E+000</text:p>
          </table:table-cell>
          <table:table-cell/>
          <table:table-cell office:value-type="float" office:value="43">
            <text:p>43</text:p>
          </table:table-cell>
          <table:table-cell office:value-type="float" office:value="0.000000003111376">
            <text:p>3.11E-009</text:p>
          </table:table-cell>
          <table:table-cell office:value-type="float" office:value="0">
            <text:p>0.00E+000</text:p>
          </table:table-cell>
          <table:table-cell office:value-type="float" office:value="1.338445">
            <text:p>1.34E+00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000000003711198">
            <text:p>3.71E-009</text:p>
          </table:table-cell>
          <table:table-cell office:value-type="float" office:value="0">
            <text:p>0.00E+000</text:p>
          </table:table-cell>
          <table:table-cell office:value-type="float" office:value="0.0647316">
            <text:p>6.47E-002</text:p>
          </table:table-cell>
          <table:table-cell/>
          <table:table-cell office:value-type="float" office:value="44">
            <text:p>44</text:p>
          </table:table-cell>
          <table:table-cell office:value-type="float" office:value="0.000000003311376">
            <text:p>3.31E-009</text:p>
          </table:table-cell>
          <table:table-cell office:value-type="float" office:value="0">
            <text:p>0.00E+000</text:p>
          </table:table-cell>
          <table:table-cell office:value-type="float" office:value="1.228687">
            <text:p>1.23E+00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00000003911198">
            <text:p>3.91E-009</text:p>
          </table:table-cell>
          <table:table-cell office:value-type="float" office:value="0">
            <text:p>0.00E+000</text:p>
          </table:table-cell>
          <table:table-cell office:value-type="float" office:value="0.05360969">
            <text:p>5.36E-002</text:p>
          </table:table-cell>
          <table:table-cell/>
          <table:table-cell office:value-type="float" office:value="45">
            <text:p>45</text:p>
          </table:table-cell>
          <table:table-cell office:value-type="float" office:value="0.000000003511376">
            <text:p>3.51E-009</text:p>
          </table:table-cell>
          <table:table-cell office:value-type="float" office:value="0">
            <text:p>0.00E+000</text:p>
          </table:table-cell>
          <table:table-cell office:value-type="float" office:value="0.7738778">
            <text:p>7.74E-001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000000004111198">
            <text:p>4.11E-009</text:p>
          </table:table-cell>
          <table:table-cell office:value-type="float" office:value="0">
            <text:p>0.00E+000</text:p>
          </table:table-cell>
          <table:table-cell office:value-type="float" office:value="0.05183558">
            <text:p>5.18E-002</text:p>
          </table:table-cell>
          <table:table-cell/>
          <table:table-cell office:value-type="float" office:value="46">
            <text:p>46</text:p>
          </table:table-cell>
          <table:table-cell office:value-type="float" office:value="0.000000003711376">
            <text:p>3.71E-009</text:p>
          </table:table-cell>
          <table:table-cell office:value-type="float" office:value="0">
            <text:p>0.00E+000</text:p>
          </table:table-cell>
          <table:table-cell office:value-type="float" office:value="-0.01779718">
            <text:p>-1.78E-002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000000004311198">
            <text:p>4.31E-009</text:p>
          </table:table-cell>
          <table:table-cell office:value-type="float" office:value="0">
            <text:p>0.00E+000</text:p>
          </table:table-cell>
          <table:table-cell office:value-type="float" office:value="0.0525577">
            <text:p>5.26E-002</text:p>
          </table:table-cell>
          <table:table-cell/>
          <table:table-cell office:value-type="float" office:value="47">
            <text:p>47</text:p>
          </table:table-cell>
          <table:table-cell office:value-type="float" office:value="0.000000003911376">
            <text:p>3.91E-009</text:p>
          </table:table-cell>
          <table:table-cell office:value-type="float" office:value="0">
            <text:p>0.00E+000</text:p>
          </table:table-cell>
          <table:table-cell office:value-type="float" office:value="0.1088429">
            <text:p>1.09E-001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000000004511198">
            <text:p>4.51E-009</text:p>
          </table:table-cell>
          <table:table-cell office:value-type="float" office:value="0">
            <text:p>0.00E+000</text:p>
          </table:table-cell>
          <table:table-cell office:value-type="float" office:value="0.04787512">
            <text:p>4.79E-002</text:p>
          </table:table-cell>
          <table:table-cell/>
          <table:table-cell office:value-type="float" office:value="48">
            <text:p>48</text:p>
          </table:table-cell>
          <table:table-cell office:value-type="float" office:value="0.000000004111376">
            <text:p>4.11E-009</text:p>
          </table:table-cell>
          <table:table-cell office:value-type="float" office:value="0">
            <text:p>0.00E+000</text:p>
          </table:table-cell>
          <table:table-cell office:value-type="float" office:value="0.01912576">
            <text:p>1.91E-002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000000004711198">
            <text:p>4.71E-009</text:p>
          </table:table-cell>
          <table:table-cell office:value-type="float" office:value="0">
            <text:p>0.00E+000</text:p>
          </table:table-cell>
          <table:table-cell office:value-type="float" office:value="0.05117148">
            <text:p>5.12E-002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4311376">
            <text:p>4.31E-009</text:p>
          </table:table-cell>
          <table:table-cell office:value-type="float" office:value="0">
            <text:p>0.00E+000</text:p>
          </table:table-cell>
          <table:table-cell office:value-type="float" office:value="0.07536673">
            <text:p>7.54E-002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00004911198">
            <text:p>4.91E-009</text:p>
          </table:table-cell>
          <table:table-cell office:value-type="float" office:value="0">
            <text:p>0.00E+000</text:p>
          </table:table-cell>
          <table:table-cell office:value-type="float" office:value="0.04613099">
            <text:p>4.61E-002</text:p>
          </table:table-cell>
          <table:table-cell/>
          <table:table-cell office:value-type="float" office:value="50">
            <text:p>50</text:p>
          </table:table-cell>
          <table:table-cell office:value-type="float" office:value="0.000000004511376">
            <text:p>4.51E-009</text:p>
          </table:table-cell>
          <table:table-cell office:value-type="float" office:value="0">
            <text:p>0.00E+000</text:p>
          </table:table-cell>
          <table:table-cell office:value-type="float" office:value="0.03288699">
            <text:p>3.29E-002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000000005111198">
            <text:p>5.11E-009</text:p>
          </table:table-cell>
          <table:table-cell office:value-type="float" office:value="0">
            <text:p>0.00E+000</text:p>
          </table:table-cell>
          <table:table-cell office:value-type="float" office:value="0.05028612">
            <text:p>5.03E-00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4711376">
            <text:p>4.71E-009</text:p>
          </table:table-cell>
          <table:table-cell office:value-type="float" office:value="0">
            <text:p>0.00E+000</text:p>
          </table:table-cell>
          <table:table-cell office:value-type="float" office:value="0.06198435">
            <text:p>6.20E-002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000000005311198">
            <text:p>5.31E-009</text:p>
          </table:table-cell>
          <table:table-cell office:value-type="float" office:value="0">
            <text:p>0.00E+000</text:p>
          </table:table-cell>
          <table:table-cell office:value-type="float" office:value="0.0451462">
            <text:p>4.51E-002</text:p>
          </table:table-cell>
          <table:table-cell/>
          <table:table-cell office:value-type="float" office:value="52">
            <text:p>52</text:p>
          </table:table-cell>
          <table:table-cell office:value-type="float" office:value="0.000000004911376">
            <text:p>4.91E-009</text:p>
          </table:table-cell>
          <table:table-cell office:value-type="float" office:value="0">
            <text:p>0.00E+000</text:p>
          </table:table-cell>
          <table:table-cell office:value-type="float" office:value="0.03862639">
            <text:p>3.86E-002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000000005511198">
            <text:p>5.51E-009</text:p>
          </table:table-cell>
          <table:table-cell office:value-type="float" office:value="0">
            <text:p>0.00E+000</text:p>
          </table:table-cell>
          <table:table-cell office:value-type="float" office:value="0.04978852">
            <text:p>4.98E-002</text:p>
          </table:table-cell>
          <table:table-cell/>
          <table:table-cell office:value-type="float" office:value="53">
            <text:p>53</text:p>
          </table:table-cell>
          <table:table-cell office:value-type="float" office:value="0.000000005111376">
            <text:p>5.11E-009</text:p>
          </table:table-cell>
          <table:table-cell office:value-type="float" office:value="0">
            <text:p>0.00E+000</text:p>
          </table:table-cell>
          <table:table-cell office:value-type="float" office:value="0.05603047">
            <text:p>5.60E-002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000000005711198">
            <text:p>5.71E-009</text:p>
          </table:table-cell>
          <table:table-cell office:value-type="float" office:value="0">
            <text:p>0.00E+000</text:p>
          </table:table-cell>
          <table:table-cell office:value-type="float" office:value="0.04456524">
            <text:p>4.46E-002</text:p>
          </table:table-cell>
          <table:table-cell/>
          <table:table-cell office:value-type="float" office:value="54">
            <text:p>54</text:p>
          </table:table-cell>
          <table:table-cell office:value-type="float" office:value="0.000000005311376">
            <text:p>5.31E-009</text:p>
          </table:table-cell>
          <table:table-cell office:value-type="float" office:value="0">
            <text:p>0.00E+000</text:p>
          </table:table-cell>
          <table:table-cell office:value-type="float" office:value="0.04111707">
            <text:p>4.11E-002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00000005911198">
            <text:p>5.91E-009</text:p>
          </table:table-cell>
          <table:table-cell office:value-type="float" office:value="0">
            <text:p>0.00E+000</text:p>
          </table:table-cell>
          <table:table-cell office:value-type="float" office:value="0.04830986">
            <text:p>4.83E-002</text:p>
          </table:table-cell>
          <table:table-cell/>
          <table:table-cell office:value-type="float" office:value="55">
            <text:p>55</text:p>
          </table:table-cell>
          <table:table-cell office:value-type="float" office:value="0.000000005511376">
            <text:p>5.51E-009</text:p>
          </table:table-cell>
          <table:table-cell office:value-type="float" office:value="0">
            <text:p>0.00E+000</text:p>
          </table:table-cell>
          <table:table-cell office:value-type="float" office:value="0.05306527">
            <text:p>5.31E-002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000000006">
            <text:p>6.00E-009</text:p>
          </table:table-cell>
          <table:table-cell office:value-type="float" office:value="0">
            <text:p>0.00E+000</text:p>
          </table:table-cell>
          <table:table-cell office:value-type="float" office:value="0.04453118">
            <text:p>4.45E-002</text:p>
          </table:table-cell>
          <table:table-cell/>
          <table:table-cell office:value-type="float" office:value="56">
            <text:p>56</text:p>
          </table:table-cell>
          <table:table-cell office:value-type="float" office:value="0.000000005711376">
            <text:p>5.71E-009</text:p>
          </table:table-cell>
          <table:table-cell office:value-type="float" office:value="0">
            <text:p>0.00E+000</text:p>
          </table:table-cell>
          <table:table-cell office:value-type="float" office:value="0.04228796">
            <text:p>4.23E-002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00000000601">
            <text:p>6.01E-009</text:p>
          </table:table-cell>
          <table:table-cell office:value-type="float" office:value="0.18">
            <text:p>1.80E-001</text:p>
          </table:table-cell>
          <table:table-cell office:value-type="float" office:value="0.04570081">
            <text:p>4.57E-002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5911376">
            <text:p>5.91E-009</text:p>
          </table:table-cell>
          <table:table-cell office:value-type="float" office:value="0">
            <text:p>0.00E+000</text:p>
          </table:table-cell>
          <table:table-cell office:value-type="float" office:value="0.05143943">
            <text:p>5.14E-002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00000000603">
            <text:p>6.03E-009</text:p>
          </table:table-cell>
          <table:table-cell office:value-type="float" office:value="0.54">
            <text:p>5.40E-001</text:p>
          </table:table-cell>
          <table:table-cell office:value-type="float" office:value="0.04270802">
            <text:p>4.27E-002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6">
            <text:p>6.00E-009</text:p>
          </table:table-cell>
          <table:table-cell office:value-type="float" office:value="0">
            <text:p>0.00E+000</text:p>
          </table:table-cell>
          <table:table-cell office:value-type="float" office:value="0.04346009">
            <text:p>4.35E-002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00000000607">
            <text:p>6.07E-009</text:p>
          </table:table-cell>
          <table:table-cell office:value-type="float" office:value="1.26">
            <text:p>1.26E+000</text:p>
          </table:table-cell>
          <table:table-cell office:value-type="float" office:value="0.02589192">
            <text:p>2.59E-002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601">
            <text:p>6.01E-009</text:p>
          </table:table-cell>
          <table:table-cell office:value-type="float" office:value="0.18">
            <text:p>1.80E-001</text:p>
          </table:table-cell>
          <table:table-cell office:value-type="float" office:value="0.04697983">
            <text:p>4.70E-002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000061">
            <text:p>6.10E-009</text:p>
          </table:table-cell>
          <table:table-cell office:value-type="float" office:value="1.8">
            <text:p>1.80E+000</text:p>
          </table:table-cell>
          <table:table-cell office:value-type="float" office:value="-0.0004001132">
            <text:p>-4.00E-004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603">
            <text:p>6.03E-009</text:p>
          </table:table-cell>
          <table:table-cell office:value-type="float" office:value="0.54">
            <text:p>5.40E-001</text:p>
          </table:table-cell>
          <table:table-cell office:value-type="float" office:value="0.04803247">
            <text:p>4.80E-002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000000006108">
            <text:p>6.11E-009</text:p>
          </table:table-cell>
          <table:table-cell office:value-type="float" office:value="1.8">
            <text:p>1.80E+000</text:p>
          </table:table-cell>
          <table:table-cell office:value-type="float" office:value="-0.007575321">
            <text:p>-7.58E-003</text:p>
          </table:table-cell>
          <table:table-cell/>
          <table:table-cell office:value-type="float" office:value="61">
            <text:p>61</text:p>
          </table:table-cell>
          <table:table-cell office:value-type="float" office:value="0.00000000607">
            <text:p>6.07E-009</text:p>
          </table:table-cell>
          <table:table-cell office:value-type="float" office:value="1.26">
            <text:p>1.26E+000</text:p>
          </table:table-cell>
          <table:table-cell office:value-type="float" office:value="0.02692928">
            <text:p>2.69E-002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000000006124">
            <text:p>6.12E-009</text:p>
          </table:table-cell>
          <table:table-cell office:value-type="float" office:value="1.8">
            <text:p>1.80E+000</text:p>
          </table:table-cell>
          <table:table-cell office:value-type="float" office:value="-0.02944966">
            <text:p>-2.94E-002</text:p>
          </table:table-cell>
          <table:table-cell/>
          <table:table-cell office:value-type="float" office:value="62">
            <text:p>62</text:p>
          </table:table-cell>
          <table:table-cell office:value-type="float" office:value="0.0000000061">
            <text:p>6.10E-009</text:p>
          </table:table-cell>
          <table:table-cell office:value-type="float" office:value="1.8">
            <text:p>1.80E+000</text:p>
          </table:table-cell>
          <table:table-cell office:value-type="float" office:value="-0.001906205">
            <text:p>-1.91E-003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000000006156">
            <text:p>6.16E-009</text:p>
          </table:table-cell>
          <table:table-cell office:value-type="float" office:value="1.8">
            <text:p>1.80E+000</text:p>
          </table:table-cell>
          <table:table-cell office:value-type="float" office:value="-0.1205282">
            <text:p>-1.21E-001</text:p>
          </table:table-cell>
          <table:table-cell/>
          <table:table-cell office:value-type="float" office:value="63">
            <text:p>63</text:p>
          </table:table-cell>
          <table:table-cell office:value-type="float" office:value="0.000000006108">
            <text:p>6.11E-009</text:p>
          </table:table-cell>
          <table:table-cell office:value-type="float" office:value="1.8">
            <text:p>1.80E+000</text:p>
          </table:table-cell>
          <table:table-cell office:value-type="float" office:value="-0.01148063">
            <text:p>-1.15E-002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000622">
            <text:p>6.22E-009</text:p>
          </table:table-cell>
          <table:table-cell office:value-type="float" office:value="1.8">
            <text:p>1.80E+000</text:p>
          </table:table-cell>
          <table:table-cell office:value-type="float" office:value="0.1696417">
            <text:p>1.70E-001</text:p>
          </table:table-cell>
          <table:table-cell/>
          <table:table-cell office:value-type="float" office:value="64">
            <text:p>64</text:p>
          </table:table-cell>
          <table:table-cell office:value-type="float" office:value="0.000000006124">
            <text:p>6.12E-009</text:p>
          </table:table-cell>
          <table:table-cell office:value-type="float" office:value="1.8">
            <text:p>1.80E+000</text:p>
          </table:table-cell>
          <table:table-cell office:value-type="float" office:value="-0.03734053">
            <text:p>-3.73E-002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00000000631077">
            <text:p>6.31E-009</text:p>
          </table:table-cell>
          <table:table-cell office:value-type="float" office:value="1.8">
            <text:p>1.80E+000</text:p>
          </table:table-cell>
          <table:table-cell office:value-type="float" office:value="0.6324301">
            <text:p>6.32E-001</text:p>
          </table:table-cell>
          <table:table-cell/>
          <table:table-cell office:value-type="float" office:value="65">
            <text:p>65</text:p>
          </table:table-cell>
          <table:table-cell office:value-type="float" office:value="0.000000006156">
            <text:p>6.16E-009</text:p>
          </table:table-cell>
          <table:table-cell office:value-type="float" office:value="1.8">
            <text:p>1.80E+000</text:p>
          </table:table-cell>
          <table:table-cell office:value-type="float" office:value="-0.1317226">
            <text:p>-1.32E-001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000000006487998">
            <text:p>6.49E-009</text:p>
          </table:table-cell>
          <table:table-cell office:value-type="float" office:value="1.8">
            <text:p>1.80E+000</text:p>
          </table:table-cell>
          <table:table-cell office:value-type="float" office:value="0.9572413">
            <text:p>9.57E-001</text:p>
          </table:table-cell>
          <table:table-cell/>
          <table:table-cell office:value-type="float" office:value="66">
            <text:p>66</text:p>
          </table:table-cell>
          <table:table-cell office:value-type="float" office:value="0.00000000622">
            <text:p>6.22E-009</text:p>
          </table:table-cell>
          <table:table-cell office:value-type="float" office:value="1.8">
            <text:p>1.80E+000</text:p>
          </table:table-cell>
          <table:table-cell office:value-type="float" office:value="0.2188391">
            <text:p>2.19E-001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000000006670917">
            <text:p>6.67E-009</text:p>
          </table:table-cell>
          <table:table-cell office:value-type="float" office:value="1.8">
            <text:p>1.80E+000</text:p>
          </table:table-cell>
          <table:table-cell office:value-type="float" office:value="1.07351">
            <text:p>1.07E+000</text:p>
          </table:table-cell>
          <table:table-cell/>
          <table:table-cell office:value-type="float" office:value="67">
            <text:p>67</text:p>
          </table:table-cell>
          <table:table-cell office:value-type="float" office:value="0.000000006311537">
            <text:p>6.31E-009</text:p>
          </table:table-cell>
          <table:table-cell office:value-type="float" office:value="1.8">
            <text:p>1.80E+000</text:p>
          </table:table-cell>
          <table:table-cell office:value-type="float" office:value="0.6682618">
            <text:p>6.68E-001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000000006837304">
            <text:p>6.84E-009</text:p>
          </table:table-cell>
          <table:table-cell office:value-type="float" office:value="1.8">
            <text:p>1.80E+000</text:p>
          </table:table-cell>
          <table:table-cell office:value-type="float" office:value="1.144305">
            <text:p>1.14E+000</text:p>
          </table:table-cell>
          <table:table-cell/>
          <table:table-cell office:value-type="float" office:value="68">
            <text:p>68</text:p>
          </table:table-cell>
          <table:table-cell office:value-type="float" office:value="0.00000000646841">
            <text:p>6.47E-009</text:p>
          </table:table-cell>
          <table:table-cell office:value-type="float" office:value="1.8">
            <text:p>1.80E+000</text:p>
          </table:table-cell>
          <table:table-cell office:value-type="float" office:value="0.9477405">
            <text:p>9.48E-001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0000000069">
            <text:p>6.90E-009</text:p>
          </table:table-cell>
          <table:table-cell office:value-type="float" office:value="1.8">
            <text:p>1.80E+000</text:p>
          </table:table-cell>
          <table:table-cell office:value-type="float" office:value="1.16623">
            <text:p>1.17E+000</text:p>
          </table:table-cell>
          <table:table-cell/>
          <table:table-cell office:value-type="float" office:value="69">
            <text:p>69</text:p>
          </table:table-cell>
          <table:table-cell office:value-type="float" office:value="0.000000006622577">
            <text:p>6.62E-009</text:p>
          </table:table-cell>
          <table:table-cell office:value-type="float" office:value="1.8">
            <text:p>1.80E+000</text:p>
          </table:table-cell>
          <table:table-cell office:value-type="float" office:value="1.045961">
            <text:p>1.05E+00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0000691">
            <text:p>6.91E-009</text:p>
          </table:table-cell>
          <table:table-cell office:value-type="float" office:value="1.62">
            <text:p>1.62E+000</text:p>
          </table:table-cell>
          <table:table-cell office:value-type="float" office:value="1.173295">
            <text:p>1.17E+000</text:p>
          </table:table-cell>
          <table:table-cell/>
          <table:table-cell office:value-type="float" office:value="70">
            <text:p>70</text:p>
          </table:table-cell>
          <table:table-cell office:value-type="float" office:value="0.000000006796165">
            <text:p>6.80E-009</text:p>
          </table:table-cell>
          <table:table-cell office:value-type="float" office:value="1.8">
            <text:p>1.80E+000</text:p>
          </table:table-cell>
          <table:table-cell office:value-type="float" office:value="1.12153">
            <text:p>1.12E+00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00000000693">
            <text:p>6.93E-009</text:p>
          </table:table-cell>
          <table:table-cell office:value-type="float" office:value="1.26">
            <text:p>1.26E+000</text:p>
          </table:table-cell>
          <table:table-cell office:value-type="float" office:value="1.181565">
            <text:p>1.18E+000</text:p>
          </table:table-cell>
          <table:table-cell/>
          <table:table-cell office:value-type="float" office:value="71">
            <text:p>71</text:p>
          </table:table-cell>
          <table:table-cell office:value-type="float" office:value="0.0000000069">
            <text:p>6.90E-009</text:p>
          </table:table-cell>
          <table:table-cell office:value-type="float" office:value="1.8">
            <text:p>1.80E+000</text:p>
          </table:table-cell>
          <table:table-cell office:value-type="float" office:value="1.15663">
            <text:p>1.16E+00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00000000697">
            <text:p>6.97E-009</text:p>
          </table:table-cell>
          <table:table-cell office:value-type="float" office:value="0.54">
            <text:p>5.40E-001</text:p>
          </table:table-cell>
          <table:table-cell office:value-type="float" office:value="1.195763">
            <text:p>1.20E+000</text:p>
          </table:table-cell>
          <table:table-cell/>
          <table:table-cell office:value-type="float" office:value="72">
            <text:p>72</text:p>
          </table:table-cell>
          <table:table-cell office:value-type="float" office:value="0.00000000691">
            <text:p>6.91E-009</text:p>
          </table:table-cell>
          <table:table-cell office:value-type="float" office:value="1.62">
            <text:p>1.62E+000</text:p>
          </table:table-cell>
          <table:table-cell office:value-type="float" office:value="1.158655">
            <text:p>1.16E+00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000000007">
            <text:p>7.00E-009</text:p>
          </table:table-cell>
          <table:table-cell office:value-type="float" office:value="2.442491E-015">
            <text:p>2.44E-015</text:p>
          </table:table-cell>
          <table:table-cell office:value-type="float" office:value="1.209463">
            <text:p>1.21E+000</text:p>
          </table:table-cell>
          <table:table-cell/>
          <table:table-cell office:value-type="float" office:value="73">
            <text:p>73</text:p>
          </table:table-cell>
          <table:table-cell office:value-type="float" office:value="0.00000000693">
            <text:p>6.93E-009</text:p>
          </table:table-cell>
          <table:table-cell office:value-type="float" office:value="1.26">
            <text:p>1.26E+000</text:p>
          </table:table-cell>
          <table:table-cell office:value-type="float" office:value="1.162772">
            <text:p>1.16E+00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000000007008">
            <text:p>7.01E-009</text:p>
          </table:table-cell>
          <table:table-cell office:value-type="float" office:value="0">
            <text:p>0.00E+000</text:p>
          </table:table-cell>
          <table:table-cell office:value-type="float" office:value="1.214772">
            <text:p>1.21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697">
            <text:p>6.97E-009</text:p>
          </table:table-cell>
          <table:table-cell office:value-type="float" office:value="0.54">
            <text:p>5.40E-001</text:p>
          </table:table-cell>
          <table:table-cell office:value-type="float" office:value="1.171227">
            <text:p>1.17E+00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000000007024">
            <text:p>7.02E-009</text:p>
          </table:table-cell>
          <table:table-cell office:value-type="float" office:value="0">
            <text:p>0.00E+000</text:p>
          </table:table-cell>
          <table:table-cell office:value-type="float" office:value="1.221296">
            <text:p>1.22E+000</text:p>
          </table:table-cell>
          <table:table-cell/>
          <table:table-cell office:value-type="float" office:value="75">
            <text:p>75</text:p>
          </table:table-cell>
          <table:table-cell office:value-type="float" office:value="0.000000007">
            <text:p>7.00E-009</text:p>
          </table:table-cell>
          <table:table-cell office:value-type="float" office:value="6.979335E-015">
            <text:p>6.98E-015</text:p>
          </table:table-cell>
          <table:table-cell office:value-type="float" office:value="1.178022">
            <text:p>1.18E+00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000000007056">
            <text:p>7.06E-009</text:p>
          </table:table-cell>
          <table:table-cell office:value-type="float" office:value="0">
            <text:p>0.00E+000</text:p>
          </table:table-cell>
          <table:table-cell office:value-type="float" office:value="1.232966">
            <text:p>1.23E+000</text:p>
          </table:table-cell>
          <table:table-cell/>
          <table:table-cell office:value-type="float" office:value="76">
            <text:p>76</text:p>
          </table:table-cell>
          <table:table-cell office:value-type="float" office:value="0.000000007008">
            <text:p>7.01E-009</text:p>
          </table:table-cell>
          <table:table-cell office:value-type="float" office:value="0">
            <text:p>0.00E+000</text:p>
          </table:table-cell>
          <table:table-cell office:value-type="float" office:value="1.180589">
            <text:p>1.18E+00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00000000712">
            <text:p>7.12E-009</text:p>
          </table:table-cell>
          <table:table-cell office:value-type="float" office:value="0">
            <text:p>0.00E+000</text:p>
          </table:table-cell>
          <table:table-cell office:value-type="float" office:value="1.25617">
            <text:p>1.26E+000</text:p>
          </table:table-cell>
          <table:table-cell/>
          <table:table-cell office:value-type="float" office:value="77">
            <text:p>77</text:p>
          </table:table-cell>
          <table:table-cell office:value-type="float" office:value="0.000000007024">
            <text:p>7.02E-009</text:p>
          </table:table-cell>
          <table:table-cell office:value-type="float" office:value="0">
            <text:p>0.00E+000</text:p>
          </table:table-cell>
          <table:table-cell office:value-type="float" office:value="1.185624">
            <text:p>1.19E+00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000000007232502">
            <text:p>7.23E-009</text:p>
          </table:table-cell>
          <table:table-cell office:value-type="float" office:value="0">
            <text:p>0.00E+000</text:p>
          </table:table-cell>
          <table:table-cell office:value-type="float" office:value="1.283637">
            <text:p>1.28E+000</text:p>
          </table:table-cell>
          <table:table-cell/>
          <table:table-cell office:value-type="float" office:value="78">
            <text:p>78</text:p>
          </table:table-cell>
          <table:table-cell office:value-type="float" office:value="0.000000007056">
            <text:p>7.06E-009</text:p>
          </table:table-cell>
          <table:table-cell office:value-type="float" office:value="0">
            <text:p>0.00E+000</text:p>
          </table:table-cell>
          <table:table-cell office:value-type="float" office:value="1.195186">
            <text:p>1.20E+00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000000007367734">
            <text:p>7.37E-009</text:p>
          </table:table-cell>
          <table:table-cell office:value-type="float" office:value="0">
            <text:p>0.00E+000</text:p>
          </table:table-cell>
          <table:table-cell office:value-type="float" office:value="1.313245">
            <text:p>1.31E+000</text:p>
          </table:table-cell>
          <table:table-cell/>
          <table:table-cell office:value-type="float" office:value="79">
            <text:p>79</text:p>
          </table:table-cell>
          <table:table-cell office:value-type="float" office:value="0.00000000712">
            <text:p>7.12E-009</text:p>
          </table:table-cell>
          <table:table-cell office:value-type="float" office:value="0">
            <text:p>0.00E+000</text:p>
          </table:table-cell>
          <table:table-cell office:value-type="float" office:value="1.213084">
            <text:p>1.21E+00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00007392734">
            <text:p>7.39E-009</text:p>
          </table:table-cell>
          <table:table-cell office:value-type="float" office:value="0">
            <text:p>0.00E+000</text:p>
          </table:table-cell>
          <table:table-cell office:value-type="float" office:value="1.321788">
            <text:p>1.32E+000</text:p>
          </table:table-cell>
          <table:table-cell/>
          <table:table-cell office:value-type="float" office:value="80">
            <text:p>80</text:p>
          </table:table-cell>
          <table:table-cell office:value-type="float" office:value="0.000000007231971">
            <text:p>7.23E-009</text:p>
          </table:table-cell>
          <table:table-cell office:value-type="float" office:value="0">
            <text:p>0.00E+000</text:p>
          </table:table-cell>
          <table:table-cell office:value-type="float" office:value="1.24363">
            <text:p>1.24E+00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000000007442734">
            <text:p>7.44E-009</text:p>
          </table:table-cell>
          <table:table-cell office:value-type="float" office:value="0">
            <text:p>0.00E+000</text:p>
          </table:table-cell>
          <table:table-cell office:value-type="float" office:value="1.333814">
            <text:p>1.33E+000</text:p>
          </table:table-cell>
          <table:table-cell/>
          <table:table-cell office:value-type="float" office:value="81">
            <text:p>81</text:p>
          </table:table-cell>
          <table:table-cell office:value-type="float" office:value="0.000000007366994">
            <text:p>7.37E-009</text:p>
          </table:table-cell>
          <table:table-cell office:value-type="float" office:value="0">
            <text:p>0.00E+000</text:p>
          </table:table-cell>
          <table:table-cell office:value-type="float" office:value="1.276394">
            <text:p>1.28E+00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000000007542734">
            <text:p>7.54E-009</text:p>
          </table:table-cell>
          <table:table-cell office:value-type="float" office:value="0">
            <text:p>0.00E+000</text:p>
          </table:table-cell>
          <table:table-cell office:value-type="float" office:value="1.355981">
            <text:p>1.36E+000</text:p>
          </table:table-cell>
          <table:table-cell/>
          <table:table-cell office:value-type="float" office:value="82">
            <text:p>82</text:p>
          </table:table-cell>
          <table:table-cell office:value-type="float" office:value="0.000000007391994">
            <text:p>7.39E-009</text:p>
          </table:table-cell>
          <table:table-cell office:value-type="float" office:value="0">
            <text:p>0.00E+000</text:p>
          </table:table-cell>
          <table:table-cell office:value-type="float" office:value="1.282075">
            <text:p>1.28E+00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000000007564702">
            <text:p>7.56E-009</text:p>
          </table:table-cell>
          <table:table-cell office:value-type="float" office:value="0">
            <text:p>0.00E+000</text:p>
          </table:table-cell>
          <table:table-cell office:value-type="float" office:value="1.363241">
            <text:p>1.36E+000</text:p>
          </table:table-cell>
          <table:table-cell/>
          <table:table-cell office:value-type="float" office:value="83">
            <text:p>83</text:p>
          </table:table-cell>
          <table:table-cell office:value-type="float" office:value="0.000000007441994">
            <text:p>7.44E-009</text:p>
          </table:table-cell>
          <table:table-cell office:value-type="float" office:value="0">
            <text:p>0.00E+000</text:p>
          </table:table-cell>
          <table:table-cell office:value-type="float" office:value="1.293165">
            <text:p>1.29E+00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000000007608638">
            <text:p>7.61E-009</text:p>
          </table:table-cell>
          <table:table-cell office:value-type="float" office:value="0">
            <text:p>0.00E+000</text:p>
          </table:table-cell>
          <table:table-cell office:value-type="float" office:value="1.373757">
            <text:p>1.37E+000</text:p>
          </table:table-cell>
          <table:table-cell/>
          <table:table-cell office:value-type="float" office:value="84">
            <text:p>84</text:p>
          </table:table-cell>
          <table:table-cell office:value-type="float" office:value="0.000000007541994">
            <text:p>7.54E-009</text:p>
          </table:table-cell>
          <table:table-cell office:value-type="float" office:value="0">
            <text:p>0.00E+000</text:p>
          </table:table-cell>
          <table:table-cell office:value-type="float" office:value="1.313987">
            <text:p>1.31E+00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000000007696509">
            <text:p>7.70E-009</text:p>
          </table:table-cell>
          <table:table-cell office:value-type="float" office:value="0">
            <text:p>0.00E+000</text:p>
          </table:table-cell>
          <table:table-cell office:value-type="float" office:value="1.393073">
            <text:p>1.39E+000</text:p>
          </table:table-cell>
          <table:table-cell/>
          <table:table-cell office:value-type="float" office:value="85">
            <text:p>85</text:p>
          </table:table-cell>
          <table:table-cell office:value-type="float" office:value="0.000000007564273">
            <text:p>7.56E-009</text:p>
          </table:table-cell>
          <table:table-cell office:value-type="float" office:value="0">
            <text:p>0.00E+000</text:p>
          </table:table-cell>
          <table:table-cell office:value-type="float" office:value="1.318361">
            <text:p>1.32E+00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000000007872252">
            <text:p>7.87E-009</text:p>
          </table:table-cell>
          <table:table-cell office:value-type="float" office:value="0">
            <text:p>0.00E+000</text:p>
          </table:table-cell>
          <table:table-cell office:value-type="float" office:value="1.42885">
            <text:p>1.43E+000</text:p>
          </table:table-cell>
          <table:table-cell/>
          <table:table-cell office:value-type="float" office:value="86">
            <text:p>86</text:p>
          </table:table-cell>
          <table:table-cell office:value-type="float" office:value="0.00000000760883">
            <text:p>7.61E-009</text:p>
          </table:table-cell>
          <table:table-cell office:value-type="float" office:value="0">
            <text:p>0.00E+000</text:p>
          </table:table-cell>
          <table:table-cell office:value-type="float" office:value="1.326897">
            <text:p>1.33E+00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000000008072252">
            <text:p>8.07E-009</text:p>
          </table:table-cell>
          <table:table-cell office:value-type="float" office:value="0">
            <text:p>0.00E+000</text:p>
          </table:table-cell>
          <table:table-cell office:value-type="float" office:value="1.425478">
            <text:p>1.43E+000</text:p>
          </table:table-cell>
          <table:table-cell/>
          <table:table-cell office:value-type="float" office:value="87">
            <text:p>87</text:p>
          </table:table-cell>
          <table:table-cell office:value-type="float" office:value="0.000000007697946">
            <text:p>7.70E-009</text:p>
          </table:table-cell>
          <table:table-cell office:value-type="float" office:value="0">
            <text:p>0.00E+000</text:p>
          </table:table-cell>
          <table:table-cell office:value-type="float" office:value="1.343141">
            <text:p>1.34E+00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000000008272252">
            <text:p>8.27E-009</text:p>
          </table:table-cell>
          <table:table-cell office:value-type="float" office:value="0">
            <text:p>0.00E+000</text:p>
          </table:table-cell>
          <table:table-cell office:value-type="float" office:value="1.349023">
            <text:p>1.35E+000</text:p>
          </table:table-cell>
          <table:table-cell/>
          <table:table-cell office:value-type="float" office:value="88">
            <text:p>88</text:p>
          </table:table-cell>
          <table:table-cell office:value-type="float" office:value="0.000000007876177">
            <text:p>7.88E-009</text:p>
          </table:table-cell>
          <table:table-cell office:value-type="float" office:value="0">
            <text:p>0.00E+000</text:p>
          </table:table-cell>
          <table:table-cell office:value-type="float" office:value="1.371706">
            <text:p>1.37E+00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000000008472252">
            <text:p>8.47E-009</text:p>
          </table:table-cell>
          <table:table-cell office:value-type="float" office:value="0">
            <text:p>0.00E+000</text:p>
          </table:table-cell>
          <table:table-cell office:value-type="float" office:value="1.154773">
            <text:p>1.15E+000</text:p>
          </table:table-cell>
          <table:table-cell/>
          <table:table-cell office:value-type="float" office:value="89">
            <text:p>89</text:p>
          </table:table-cell>
          <table:table-cell office:value-type="float" office:value="0.000000008076177">
            <text:p>8.08E-009</text:p>
          </table:table-cell>
          <table:table-cell office:value-type="float" office:value="0">
            <text:p>0.00E+000</text:p>
          </table:table-cell>
          <table:table-cell office:value-type="float" office:value="1.36877">
            <text:p>1.37E+00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00008672252">
            <text:p>8.67E-009</text:p>
          </table:table-cell>
          <table:table-cell office:value-type="float" office:value="0">
            <text:p>0.00E+000</text:p>
          </table:table-cell>
          <table:table-cell office:value-type="float" office:value="0.2324632">
            <text:p>2.32E-001</text:p>
          </table:table-cell>
          <table:table-cell/>
          <table:table-cell office:value-type="float" office:value="90">
            <text:p>90</text:p>
          </table:table-cell>
          <table:table-cell office:value-type="float" office:value="0.000000008276177">
            <text:p>8.28E-009</text:p>
          </table:table-cell>
          <table:table-cell office:value-type="float" office:value="0">
            <text:p>0.00E+000</text:p>
          </table:table-cell>
          <table:table-cell office:value-type="float" office:value="1.286469">
            <text:p>1.29E+00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000000008872252">
            <text:p>8.87E-009</text:p>
          </table:table-cell>
          <table:table-cell office:value-type="float" office:value="0">
            <text:p>0.00E+000</text:p>
          </table:table-cell>
          <table:table-cell office:value-type="float" office:value="-0.02016532">
            <text:p>-2.02E-002</text:p>
          </table:table-cell>
          <table:table-cell/>
          <table:table-cell office:value-type="float" office:value="91">
            <text:p>91</text:p>
          </table:table-cell>
          <table:table-cell office:value-type="float" office:value="0.000000008476177">
            <text:p>8.48E-009</text:p>
          </table:table-cell>
          <table:table-cell office:value-type="float" office:value="0">
            <text:p>0.00E+000</text:p>
          </table:table-cell>
          <table:table-cell office:value-type="float" office:value="1.047349">
            <text:p>1.05E+00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000000009072252">
            <text:p>9.07E-009</text:p>
          </table:table-cell>
          <table:table-cell office:value-type="float" office:value="0">
            <text:p>0.00E+000</text:p>
          </table:table-cell>
          <table:table-cell office:value-type="float" office:value="0.1042158">
            <text:p>1.04E-001</text:p>
          </table:table-cell>
          <table:table-cell/>
          <table:table-cell office:value-type="float" office:value="92">
            <text:p>92</text:p>
          </table:table-cell>
          <table:table-cell office:value-type="float" office:value="0.000000008676177">
            <text:p>8.68E-009</text:p>
          </table:table-cell>
          <table:table-cell office:value-type="float" office:value="0">
            <text:p>0.00E+000</text:p>
          </table:table-cell>
          <table:table-cell office:value-type="float" office:value="0.1094189">
            <text:p>1.09E-001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000000009272252">
            <text:p>9.27E-009</text:p>
          </table:table-cell>
          <table:table-cell office:value-type="float" office:value="0">
            <text:p>0.00E+000</text:p>
          </table:table-cell>
          <table:table-cell office:value-type="float" office:value="0.02103078">
            <text:p>2.10E-002</text:p>
          </table:table-cell>
          <table:table-cell/>
          <table:table-cell office:value-type="float" office:value="93">
            <text:p>93</text:p>
          </table:table-cell>
          <table:table-cell office:value-type="float" office:value="0.000000008876177">
            <text:p>8.88E-009</text:p>
          </table:table-cell>
          <table:table-cell office:value-type="float" office:value="0">
            <text:p>0.00E+000</text:p>
          </table:table-cell>
          <table:table-cell office:value-type="float" office:value="0.03200831">
            <text:p>3.20E-002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000000009472252">
            <text:p>9.47E-009</text:p>
          </table:table-cell>
          <table:table-cell office:value-type="float" office:value="0">
            <text:p>0.00E+000</text:p>
          </table:table-cell>
          <table:table-cell office:value-type="float" office:value="0.07034878">
            <text:p>7.03E-002</text:p>
          </table:table-cell>
          <table:table-cell/>
          <table:table-cell office:value-type="float" office:value="94">
            <text:p>94</text:p>
          </table:table-cell>
          <table:table-cell office:value-type="float" office:value="0.000000009076177">
            <text:p>9.08E-009</text:p>
          </table:table-cell>
          <table:table-cell office:value-type="float" office:value="0">
            <text:p>0.00E+000</text:p>
          </table:table-cell>
          <table:table-cell office:value-type="float" office:value="0.0670747">
            <text:p>6.71E-002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000000009672252">
            <text:p>9.67E-009</text:p>
          </table:table-cell>
          <table:table-cell office:value-type="float" office:value="0">
            <text:p>0.00E+000</text:p>
          </table:table-cell>
          <table:table-cell office:value-type="float" office:value="0.03539399">
            <text:p>3.54E-002</text:p>
          </table:table-cell>
          <table:table-cell/>
          <table:table-cell office:value-type="float" office:value="95">
            <text:p>95</text:p>
          </table:table-cell>
          <table:table-cell office:value-type="float" office:value="0.000000009276177">
            <text:p>9.28E-009</text:p>
          </table:table-cell>
          <table:table-cell office:value-type="float" office:value="0">
            <text:p>0.00E+000</text:p>
          </table:table-cell>
          <table:table-cell office:value-type="float" office:value="0.04295379">
            <text:p>4.30E-002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000000009872252">
            <text:p>9.87E-009</text:p>
          </table:table-cell>
          <table:table-cell office:value-type="float" office:value="0">
            <text:p>0.00E+000</text:p>
          </table:table-cell>
          <table:table-cell office:value-type="float" office:value="0.05765656">
            <text:p>5.77E-002</text:p>
          </table:table-cell>
          <table:table-cell/>
          <table:table-cell office:value-type="float" office:value="96">
            <text:p>96</text:p>
          </table:table-cell>
          <table:table-cell office:value-type="float" office:value="0.000000009476177">
            <text:p>9.48E-009</text:p>
          </table:table-cell>
          <table:table-cell office:value-type="float" office:value="0">
            <text:p>0.00E+000</text:p>
          </table:table-cell>
          <table:table-cell office:value-type="float" office:value="0.05476232">
            <text:p>5.48E-002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00000001">
            <text:p>1.00E-008</text:p>
          </table:table-cell>
          <table:table-cell office:value-type="float" office:value="0">
            <text:p>0.00E+000</text:p>
          </table:table-cell>
          <table:table-cell office:value-type="float" office:value="0.04246038">
            <text:p>4.25E-002</text:p>
          </table:table-cell>
          <table:table-cell/>
          <table:table-cell office:value-type="float" office:value="97">
            <text:p>97</text:p>
          </table:table-cell>
          <table:table-cell office:value-type="float" office:value="0.000000009676177">
            <text:p>9.68E-009</text:p>
          </table:table-cell>
          <table:table-cell office:value-type="float" office:value="0">
            <text:p>0.00E+000</text:p>
          </table:table-cell>
          <table:table-cell office:value-type="float" office:value="0.04621801">
            <text:p>4.62E-002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office:value-type="float" office:value="98">
            <text:p>98</text:p>
          </table:table-cell>
          <table:table-cell office:value-type="float" office:value="0.000000009876177">
            <text:p>9.88E-009</text:p>
          </table:table-cell>
          <table:table-cell office:value-type="float" office:value="0">
            <text:p>0.00E+000</text:p>
          </table:table-cell>
          <table:table-cell office:value-type="float" office:value="0.05001539">
            <text:p>5.00E-002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office:value-type="float" office:value="99">
            <text:p>99</text:p>
          </table:table-cell>
          <table:table-cell office:value-type="float" office:value="0.00000001">
            <text:p>1.00E-008</text:p>
          </table:table-cell>
          <table:table-cell office:value-type="float" office:value="0">
            <text:p>0.00E+000</text:p>
          </table:table-cell>
          <table:table-cell office:value-type="float" office:value="0.04761774">
            <text:p>4.76E-002</text:p>
          </table:table-cell>
          <table:table-cell table:number-columns-repeated="2"/>
        </table:table-row>
      </table:table>
      <table:table table:name="opamp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number-columns-repeated="2" table:default-cell-style-name="ce2"/>
        <table:table-column table:style-name="co13" table:default-cell-style-name="ce2"/>
        <table:table-column table:style-name="co11" table:default-cell-style-name="Default"/>
        <table:table-column table:style-name="co1" table:default-cell-style-name="Default"/>
        <table:table-column table:style-name="co8" table:number-columns-repeated="2" table:default-cell-style-name="ce2"/>
        <table:table-column table:style-name="co13" table:default-cell-style-name="ce2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opamp.out</text:p>
          </table:table-cell>
          <table:covered-table-cell table:style-name="ce1"/>
          <table:covered-table-cell table:number-columns-repeated="2" table:style-name="Default"/>
          <table:table-cell/>
          <table:table-cell table:style-name="ce1" office:value-type="string" table:number-columns-spanned="4" table:number-rows-spanned="1">
            <text:p>opamp.test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>
            <text:p>Index</text:p>
          </table:table-cell>
          <table:table-cell table:style-name="ce1" office:value-type="string" table:number-columns-spanned="2" table:number-rows-spanned="1">
            <text:p>frequency</text:p>
          </table:table-cell>
          <table:covered-table-cell table:style-name="Default"/>
          <table:table-cell table:style-name="Default" office:value-type="string">
            <text:p>db(v(8))</text:p>
          </table:table-cell>
          <table:table-cell/>
          <table:table-cell office:value-type="string">
            <text:p>Index</text:p>
          </table:table-cell>
          <table:table-cell table:style-name="ce1" office:value-type="string" table:number-columns-spanned="2" table:number-rows-spanned="1">
            <text:p>frequency</text:p>
          </table:table-cell>
          <table:covered-table-cell table:style-name="Default"/>
          <table:table-cell table:style-name="Default" office:value-type="string">
            <text:p>vdb(8)</text:p>
          </table:table-cell>
          <table:table-cell/>
          <table:table-cell>
            <draw:frame table:end-cell-address="opamp.Q24" table:end-x="0.8661in" table:end-y="0.1378in" draw:z-index="0" svg:width="6.1807in" svg:height="3.6677in" svg:x="0.0193in" svg:y="0.1606in">
              <draw:object draw:notify-on-update-of-ranges="opamp.B3:opamp.B63 opamp.D3:opamp.D63 opamp.I3:opamp.I6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0">
            <text:p>1.00E+002</text:p>
          </table:table-cell>
          <table:table-cell office:value-type="float" office:value="0">
            <text:p>0.00E+000</text:p>
          </table:table-cell>
          <table:table-cell office:value-type="float" office:value="0.993535">
            <text:p>9.94E-001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.00E+002</text:p>
          </table:table-cell>
          <table:table-cell office:value-type="float" office:value="0">
            <text:p>0.00E+000</text:p>
          </table:table-cell>
          <table:table-cell office:value-type="float" office:value="0.9938334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.8925">
            <text:p>1.26E+002</text:p>
          </table:table-cell>
          <table:table-cell office:value-type="float" office:value="0">
            <text:p>0.00E+000</text:p>
          </table:table-cell>
          <table:table-cell office:value-type="float" office:value="0.9935366">
            <text:p>9.94E-001</text:p>
          </table:table-cell>
          <table:table-cell/>
          <table:table-cell office:value-type="float" office:value="1">
            <text:p>1</text:p>
          </table:table-cell>
          <table:table-cell office:value-type="float" office:value="125.8925">
            <text:p>1.26E+002</text:p>
          </table:table-cell>
          <table:table-cell office:value-type="float" office:value="0">
            <text:p>0.00E+000</text:p>
          </table:table-cell>
          <table:table-cell office:value-type="float" office:value="0.993835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58.4893">
            <text:p>1.58E+002</text:p>
          </table:table-cell>
          <table:table-cell office:value-type="float" office:value="0">
            <text:p>0.00E+000</text:p>
          </table:table-cell>
          <table:table-cell office:value-type="float" office:value="0.9935391">
            <text:p>9.94E-001</text:p>
          </table:table-cell>
          <table:table-cell/>
          <table:table-cell office:value-type="float" office:value="2">
            <text:p>2</text:p>
          </table:table-cell>
          <table:table-cell office:value-type="float" office:value="158.4893">
            <text:p>1.58E+002</text:p>
          </table:table-cell>
          <table:table-cell office:value-type="float" office:value="0">
            <text:p>0.00E+000</text:p>
          </table:table-cell>
          <table:table-cell office:value-type="float" office:value="0.9938375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9.5262">
            <text:p>2.00E+002</text:p>
          </table:table-cell>
          <table:table-cell office:value-type="float" office:value="0">
            <text:p>0.00E+000</text:p>
          </table:table-cell>
          <table:table-cell office:value-type="float" office:value="0.993543">
            <text:p>9.94E-001</text:p>
          </table:table-cell>
          <table:table-cell/>
          <table:table-cell office:value-type="float" office:value="3">
            <text:p>3</text:p>
          </table:table-cell>
          <table:table-cell office:value-type="float" office:value="199.5262">
            <text:p>2.00E+002</text:p>
          </table:table-cell>
          <table:table-cell office:value-type="float" office:value="0">
            <text:p>0.00E+000</text:p>
          </table:table-cell>
          <table:table-cell office:value-type="float" office:value="0.9938414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1.1886">
            <text:p>2.51E+002</text:p>
          </table:table-cell>
          <table:table-cell office:value-type="float" office:value="0">
            <text:p>0.00E+000</text:p>
          </table:table-cell>
          <table:table-cell office:value-type="float" office:value="0.9935493">
            <text:p>9.94E-001</text:p>
          </table:table-cell>
          <table:table-cell/>
          <table:table-cell office:value-type="float" office:value="4">
            <text:p>4</text:p>
          </table:table-cell>
          <table:table-cell office:value-type="float" office:value="251.1886">
            <text:p>2.51E+002</text:p>
          </table:table-cell>
          <table:table-cell office:value-type="float" office:value="0">
            <text:p>0.00E+000</text:p>
          </table:table-cell>
          <table:table-cell office:value-type="float" office:value="0.9938477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16.2278">
            <text:p>3.16E+002</text:p>
          </table:table-cell>
          <table:table-cell office:value-type="float" office:value="0">
            <text:p>0.00E+000</text:p>
          </table:table-cell>
          <table:table-cell office:value-type="float" office:value="0.9935592">
            <text:p>9.94E-001</text:p>
          </table:table-cell>
          <table:table-cell/>
          <table:table-cell office:value-type="float" office:value="5">
            <text:p>5</text:p>
          </table:table-cell>
          <table:table-cell office:value-type="float" office:value="316.2278">
            <text:p>3.16E+002</text:p>
          </table:table-cell>
          <table:table-cell office:value-type="float" office:value="0">
            <text:p>0.00E+000</text:p>
          </table:table-cell>
          <table:table-cell office:value-type="float" office:value="0.9938576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8.1072">
            <text:p>3.98E+002</text:p>
          </table:table-cell>
          <table:table-cell office:value-type="float" office:value="0">
            <text:p>0.00E+000</text:p>
          </table:table-cell>
          <table:table-cell office:value-type="float" office:value="0.993575">
            <text:p>9.94E-001</text:p>
          </table:table-cell>
          <table:table-cell/>
          <table:table-cell office:value-type="float" office:value="6">
            <text:p>6</text:p>
          </table:table-cell>
          <table:table-cell office:value-type="float" office:value="398.1072">
            <text:p>3.98E+002</text:p>
          </table:table-cell>
          <table:table-cell office:value-type="float" office:value="0">
            <text:p>0.00E+000</text:p>
          </table:table-cell>
          <table:table-cell office:value-type="float" office:value="0.9938734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1.1872">
            <text:p>5.01E+002</text:p>
          </table:table-cell>
          <table:table-cell office:value-type="float" office:value="0">
            <text:p>0.00E+000</text:p>
          </table:table-cell>
          <table:table-cell office:value-type="float" office:value="0.9936">
            <text:p>9.94E-001</text:p>
          </table:table-cell>
          <table:table-cell/>
          <table:table-cell office:value-type="float" office:value="7">
            <text:p>7</text:p>
          </table:table-cell>
          <table:table-cell office:value-type="float" office:value="501.1872">
            <text:p>5.01E+002</text:p>
          </table:table-cell>
          <table:table-cell office:value-type="float" office:value="0">
            <text:p>0.00E+000</text:p>
          </table:table-cell>
          <table:table-cell office:value-type="float" office:value="0.9938983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30.9573">
            <text:p>6.31E+002</text:p>
          </table:table-cell>
          <table:table-cell office:value-type="float" office:value="0">
            <text:p>0.00E+000</text:p>
          </table:table-cell>
          <table:table-cell office:value-type="float" office:value="0.9936395">
            <text:p>9.94E-001</text:p>
          </table:table-cell>
          <table:table-cell/>
          <table:table-cell office:value-type="float" office:value="8">
            <text:p>8</text:p>
          </table:table-cell>
          <table:table-cell office:value-type="float" office:value="630.9573">
            <text:p>6.31E+002</text:p>
          </table:table-cell>
          <table:table-cell office:value-type="float" office:value="0">
            <text:p>0.00E+000</text:p>
          </table:table-cell>
          <table:table-cell office:value-type="float" office:value="0.9939379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94.3282">
            <text:p>7.94E+002</text:p>
          </table:table-cell>
          <table:table-cell office:value-type="float" office:value="0">
            <text:p>0.00E+000</text:p>
          </table:table-cell>
          <table:table-cell office:value-type="float" office:value="0.9937021">
            <text:p>9.94E-001</text:p>
          </table:table-cell>
          <table:table-cell/>
          <table:table-cell office:value-type="float" office:value="9">
            <text:p>9</text:p>
          </table:table-cell>
          <table:table-cell office:value-type="float" office:value="794.3282">
            <text:p>7.94E+002</text:p>
          </table:table-cell>
          <table:table-cell office:value-type="float" office:value="0">
            <text:p>0.00E+000</text:p>
          </table:table-cell>
          <table:table-cell office:value-type="float" office:value="0.9940005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">
            <text:p>1.00E+003</text:p>
          </table:table-cell>
          <table:table-cell office:value-type="float" office:value="0">
            <text:p>0.00E+000</text:p>
          </table:table-cell>
          <table:table-cell office:value-type="float" office:value="0.9938013">
            <text:p>9.94E-001</text:p>
          </table:table-cell>
          <table:table-cell/>
          <table:table-cell office:value-type="float" office:value="10">
            <text:p>10</text:p>
          </table:table-cell>
          <table:table-cell office:value-type="float" office:value="1000">
            <text:p>1.00E+003</text:p>
          </table:table-cell>
          <table:table-cell office:value-type="float" office:value="0">
            <text:p>0.00E+000</text:p>
          </table:table-cell>
          <table:table-cell office:value-type="float" office:value="0.9940996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58.925">
            <text:p>1.26E+003</text:p>
          </table:table-cell>
          <table:table-cell office:value-type="float" office:value="0">
            <text:p>0.00E+000</text:p>
          </table:table-cell>
          <table:table-cell office:value-type="float" office:value="0.9939582">
            <text:p>9.94E-001</text:p>
          </table:table-cell>
          <table:table-cell/>
          <table:table-cell office:value-type="float" office:value="11">
            <text:p>11</text:p>
          </table:table-cell>
          <table:table-cell office:value-type="float" office:value="1258.925">
            <text:p>1.26E+003</text:p>
          </table:table-cell>
          <table:table-cell office:value-type="float" office:value="0">
            <text:p>0.00E+000</text:p>
          </table:table-cell>
          <table:table-cell office:value-type="float" office:value="0.9942565">
            <text:p>9.94E-00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84.893">
            <text:p>1.58E+003</text:p>
          </table:table-cell>
          <table:table-cell office:value-type="float" office:value="0">
            <text:p>0.00E+000</text:p>
          </table:table-cell>
          <table:table-cell office:value-type="float" office:value="0.9942062">
            <text:p>9.94E-001</text:p>
          </table:table-cell>
          <table:table-cell/>
          <table:table-cell office:value-type="float" office:value="12">
            <text:p>12</text:p>
          </table:table-cell>
          <table:table-cell office:value-type="float" office:value="1584.893">
            <text:p>1.58E+003</text:p>
          </table:table-cell>
          <table:table-cell office:value-type="float" office:value="0">
            <text:p>0.00E+000</text:p>
          </table:table-cell>
          <table:table-cell office:value-type="float" office:value="0.9945045">
            <text:p>9.95E-001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95.262">
            <text:p>2.00E+003</text:p>
          </table:table-cell>
          <table:table-cell office:value-type="float" office:value="0">
            <text:p>0.00E+000</text:p>
          </table:table-cell>
          <table:table-cell office:value-type="float" office:value="0.9945976">
            <text:p>9.95E-001</text:p>
          </table:table-cell>
          <table:table-cell/>
          <table:table-cell office:value-type="float" office:value="13">
            <text:p>13</text:p>
          </table:table-cell>
          <table:table-cell office:value-type="float" office:value="1995.262">
            <text:p>2.00E+003</text:p>
          </table:table-cell>
          <table:table-cell office:value-type="float" office:value="0">
            <text:p>0.00E+000</text:p>
          </table:table-cell>
          <table:table-cell office:value-type="float" office:value="0.9948959">
            <text:p>9.95E-001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511.886">
            <text:p>2.51E+003</text:p>
          </table:table-cell>
          <table:table-cell office:value-type="float" office:value="0">
            <text:p>0.00E+000</text:p>
          </table:table-cell>
          <table:table-cell office:value-type="float" office:value="0.9952139">
            <text:p>9.95E-001</text:p>
          </table:table-cell>
          <table:table-cell/>
          <table:table-cell office:value-type="float" office:value="14">
            <text:p>14</text:p>
          </table:table-cell>
          <table:table-cell office:value-type="float" office:value="2511.886">
            <text:p>2.51E+003</text:p>
          </table:table-cell>
          <table:table-cell office:value-type="float" office:value="0">
            <text:p>0.00E+000</text:p>
          </table:table-cell>
          <table:table-cell office:value-type="float" office:value="0.9955121">
            <text:p>9.96E-001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162.278">
            <text:p>3.16E+003</text:p>
          </table:table-cell>
          <table:table-cell office:value-type="float" office:value="0">
            <text:p>0.00E+000</text:p>
          </table:table-cell>
          <table:table-cell office:value-type="float" office:value="0.9961806">
            <text:p>9.96E-001</text:p>
          </table:table-cell>
          <table:table-cell/>
          <table:table-cell office:value-type="float" office:value="15">
            <text:p>15</text:p>
          </table:table-cell>
          <table:table-cell office:value-type="float" office:value="3162.278">
            <text:p>3.16E+003</text:p>
          </table:table-cell>
          <table:table-cell office:value-type="float" office:value="0">
            <text:p>0.00E+000</text:p>
          </table:table-cell>
          <table:table-cell office:value-type="float" office:value="0.9964787">
            <text:p>9.96E-001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981.072">
            <text:p>3.98E+003</text:p>
          </table:table-cell>
          <table:table-cell office:value-type="float" office:value="0">
            <text:p>0.00E+000</text:p>
          </table:table-cell>
          <table:table-cell office:value-type="float" office:value="0.9976878">
            <text:p>9.98E-001</text:p>
          </table:table-cell>
          <table:table-cell/>
          <table:table-cell office:value-type="float" office:value="16">
            <text:p>16</text:p>
          </table:table-cell>
          <table:table-cell office:value-type="float" office:value="3981.072">
            <text:p>3.98E+003</text:p>
          </table:table-cell>
          <table:table-cell office:value-type="float" office:value="0">
            <text:p>0.00E+000</text:p>
          </table:table-cell>
          <table:table-cell office:value-type="float" office:value="0.9979857">
            <text:p>9.98E-00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011.872">
            <text:p>5.01E+003</text:p>
          </table:table-cell>
          <table:table-cell office:value-type="float" office:value="0">
            <text:p>0.00E+000</text:p>
          </table:table-cell>
          <table:table-cell office:value-type="float" office:value="1.000016">
            <text:p>1.00E+000</text:p>
          </table:table-cell>
          <table:table-cell/>
          <table:table-cell office:value-type="float" office:value="17">
            <text:p>17</text:p>
          </table:table-cell>
          <table:table-cell office:value-type="float" office:value="5011.872">
            <text:p>5.01E+003</text:p>
          </table:table-cell>
          <table:table-cell office:value-type="float" office:value="0">
            <text:p>0.00E+000</text:p>
          </table:table-cell>
          <table:table-cell office:value-type="float" office:value="1.000314">
            <text:p>1.00E+000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09.573">
            <text:p>6.31E+003</text:p>
          </table:table-cell>
          <table:table-cell office:value-type="float" office:value="0">
            <text:p>0.00E+000</text:p>
          </table:table-cell>
          <table:table-cell office:value-type="float" office:value="1.003562">
            <text:p>1.00E+000</text:p>
          </table:table-cell>
          <table:table-cell/>
          <table:table-cell office:value-type="float" office:value="18">
            <text:p>18</text:p>
          </table:table-cell>
          <table:table-cell office:value-type="float" office:value="6309.573">
            <text:p>6.31E+003</text:p>
          </table:table-cell>
          <table:table-cell office:value-type="float" office:value="0">
            <text:p>0.00E+000</text:p>
          </table:table-cell>
          <table:table-cell office:value-type="float" office:value="1.003859">
            <text:p>1.00E+00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943.282">
            <text:p>7.94E+003</text:p>
          </table:table-cell>
          <table:table-cell office:value-type="float" office:value="0">
            <text:p>0.00E+000</text:p>
          </table:table-cell>
          <table:table-cell office:value-type="float" office:value="1.008845">
            <text:p>1.01E+000</text:p>
          </table:table-cell>
          <table:table-cell/>
          <table:table-cell office:value-type="float" office:value="19">
            <text:p>19</text:p>
          </table:table-cell>
          <table:table-cell office:value-type="float" office:value="7943.282">
            <text:p>7.94E+003</text:p>
          </table:table-cell>
          <table:table-cell office:value-type="float" office:value="0">
            <text:p>0.00E+000</text:p>
          </table:table-cell>
          <table:table-cell office:value-type="float" office:value="1.009142">
            <text:p>1.01E+000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0000">
            <text:p>1.00E+004</text:p>
          </table:table-cell>
          <table:table-cell office:value-type="float" office:value="0">
            <text:p>0.00E+000</text:p>
          </table:table-cell>
          <table:table-cell office:value-type="float" office:value="1.016469">
            <text:p>1.02E+000</text:p>
          </table:table-cell>
          <table:table-cell/>
          <table:table-cell office:value-type="float" office:value="20">
            <text:p>20</text:p>
          </table:table-cell>
          <table:table-cell office:value-type="float" office:value="10000">
            <text:p>1.00E+004</text:p>
          </table:table-cell>
          <table:table-cell office:value-type="float" office:value="0">
            <text:p>0.00E+000</text:p>
          </table:table-cell>
          <table:table-cell office:value-type="float" office:value="1.016765">
            <text:p>1.02E+00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2589.25">
            <text:p>1.26E+004</text:p>
          </table:table-cell>
          <table:table-cell office:value-type="float" office:value="0">
            <text:p>0.00E+000</text:p>
          </table:table-cell>
          <table:table-cell office:value-type="float" office:value="1.026972">
            <text:p>1.03E+000</text:p>
          </table:table-cell>
          <table:table-cell/>
          <table:table-cell office:value-type="float" office:value="21">
            <text:p>21</text:p>
          </table:table-cell>
          <table:table-cell office:value-type="float" office:value="12589.25">
            <text:p>1.26E+004</text:p>
          </table:table-cell>
          <table:table-cell office:value-type="float" office:value="0">
            <text:p>0.00E+000</text:p>
          </table:table-cell>
          <table:table-cell office:value-type="float" office:value="1.027268">
            <text:p>1.03E+00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5848.93">
            <text:p>1.58E+004</text:p>
          </table:table-cell>
          <table:table-cell office:value-type="float" office:value="0">
            <text:p>0.00E+000</text:p>
          </table:table-cell>
          <table:table-cell office:value-type="float" office:value="1.040557">
            <text:p>1.04E+000</text:p>
          </table:table-cell>
          <table:table-cell/>
          <table:table-cell office:value-type="float" office:value="22">
            <text:p>22</text:p>
          </table:table-cell>
          <table:table-cell office:value-type="float" office:value="15848.93">
            <text:p>1.58E+004</text:p>
          </table:table-cell>
          <table:table-cell office:value-type="float" office:value="0">
            <text:p>0.00E+000</text:p>
          </table:table-cell>
          <table:table-cell office:value-type="float" office:value="1.040851">
            <text:p>1.04E+000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9952.62">
            <text:p>2.00E+004</text:p>
          </table:table-cell>
          <table:table-cell office:value-type="float" office:value="0">
            <text:p>0.00E+000</text:p>
          </table:table-cell>
          <table:table-cell office:value-type="float" office:value="1.056753">
            <text:p>1.06E+000</text:p>
          </table:table-cell>
          <table:table-cell/>
          <table:table-cell office:value-type="float" office:value="23">
            <text:p>23</text:p>
          </table:table-cell>
          <table:table-cell office:value-type="float" office:value="19952.62">
            <text:p>2.00E+004</text:p>
          </table:table-cell>
          <table:table-cell office:value-type="float" office:value="0">
            <text:p>0.00E+000</text:p>
          </table:table-cell>
          <table:table-cell office:value-type="float" office:value="1.057046">
            <text:p>1.06E+000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118.86">
            <text:p>2.51E+004</text:p>
          </table:table-cell>
          <table:table-cell office:value-type="float" office:value="0">
            <text:p>0.00E+000</text:p>
          </table:table-cell>
          <table:table-cell office:value-type="float" office:value="1.074278">
            <text:p>1.07E+000</text:p>
          </table:table-cell>
          <table:table-cell/>
          <table:table-cell office:value-type="float" office:value="24">
            <text:p>24</text:p>
          </table:table-cell>
          <table:table-cell office:value-type="float" office:value="25118.86">
            <text:p>2.51E+004</text:p>
          </table:table-cell>
          <table:table-cell office:value-type="float" office:value="0">
            <text:p>0.00E+000</text:p>
          </table:table-cell>
          <table:table-cell office:value-type="float" office:value="1.074569">
            <text:p>1.07E+000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1622.78">
            <text:p>3.16E+004</text:p>
          </table:table-cell>
          <table:table-cell office:value-type="float" office:value="0">
            <text:p>0.00E+000</text:p>
          </table:table-cell>
          <table:table-cell office:value-type="float" office:value="1.091326">
            <text:p>1.09E+000</text:p>
          </table:table-cell>
          <table:table-cell/>
          <table:table-cell office:value-type="float" office:value="25">
            <text:p>25</text:p>
          </table:table-cell>
          <table:table-cell office:value-type="float" office:value="31622.78">
            <text:p>3.16E+004</text:p>
          </table:table-cell>
          <table:table-cell office:value-type="float" office:value="0">
            <text:p>0.00E+000</text:p>
          </table:table-cell>
          <table:table-cell office:value-type="float" office:value="1.091616">
            <text:p>1.09E+000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810.72">
            <text:p>3.98E+004</text:p>
          </table:table-cell>
          <table:table-cell office:value-type="float" office:value="0">
            <text:p>0.00E+000</text:p>
          </table:table-cell>
          <table:table-cell office:value-type="float" office:value="1.106213">
            <text:p>1.11E+000</text:p>
          </table:table-cell>
          <table:table-cell/>
          <table:table-cell office:value-type="float" office:value="26">
            <text:p>26</text:p>
          </table:table-cell>
          <table:table-cell office:value-type="float" office:value="39810.72">
            <text:p>3.98E+004</text:p>
          </table:table-cell>
          <table:table-cell office:value-type="float" office:value="0">
            <text:p>0.00E+000</text:p>
          </table:table-cell>
          <table:table-cell office:value-type="float" office:value="1.106502">
            <text:p>1.11E+00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118.72">
            <text:p>5.01E+004</text:p>
          </table:table-cell>
          <table:table-cell office:value-type="float" office:value="0">
            <text:p>0.00E+000</text:p>
          </table:table-cell>
          <table:table-cell office:value-type="float" office:value="1.117906">
            <text:p>1.12E+000</text:p>
          </table:table-cell>
          <table:table-cell/>
          <table:table-cell office:value-type="float" office:value="27">
            <text:p>27</text:p>
          </table:table-cell>
          <table:table-cell office:value-type="float" office:value="50118.72">
            <text:p>5.01E+004</text:p>
          </table:table-cell>
          <table:table-cell office:value-type="float" office:value="0">
            <text:p>0.00E+000</text:p>
          </table:table-cell>
          <table:table-cell office:value-type="float" office:value="1.118194">
            <text:p>1.12E+000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3095.73">
            <text:p>6.31E+004</text:p>
          </table:table-cell>
          <table:table-cell office:value-type="float" office:value="0">
            <text:p>0.00E+000</text:p>
          </table:table-cell>
          <table:table-cell office:value-type="float" office:value="1.126107">
            <text:p>1.13E+000</text:p>
          </table:table-cell>
          <table:table-cell/>
          <table:table-cell office:value-type="float" office:value="28">
            <text:p>28</text:p>
          </table:table-cell>
          <table:table-cell office:value-type="float" office:value="63095.73">
            <text:p>6.31E+004</text:p>
          </table:table-cell>
          <table:table-cell office:value-type="float" office:value="0">
            <text:p>0.00E+000</text:p>
          </table:table-cell>
          <table:table-cell office:value-type="float" office:value="1.126395">
            <text:p>1.13E+000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9432.82">
            <text:p>7.94E+004</text:p>
          </table:table-cell>
          <table:table-cell office:value-type="float" office:value="0">
            <text:p>0.00E+000</text:p>
          </table:table-cell>
          <table:table-cell office:value-type="float" office:value="1.130967">
            <text:p>1.13E+000</text:p>
          </table:table-cell>
          <table:table-cell/>
          <table:table-cell office:value-type="float" office:value="29">
            <text:p>29</text:p>
          </table:table-cell>
          <table:table-cell office:value-type="float" office:value="79432.82">
            <text:p>7.94E+004</text:p>
          </table:table-cell>
          <table:table-cell office:value-type="float" office:value="0">
            <text:p>0.00E+000</text:p>
          </table:table-cell>
          <table:table-cell office:value-type="float" office:value="1.131254">
            <text:p>1.13E+000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000">
            <text:p>1.00E+005</text:p>
          </table:table-cell>
          <table:table-cell office:value-type="float" office:value="0">
            <text:p>0.00E+000</text:p>
          </table:table-cell>
          <table:table-cell office:value-type="float" office:value="1.132704">
            <text:p>1.13E+000</text:p>
          </table:table-cell>
          <table:table-cell/>
          <table:table-cell office:value-type="float" office:value="30">
            <text:p>30</text:p>
          </table:table-cell>
          <table:table-cell office:value-type="float" office:value="100000">
            <text:p>1.00E+005</text:p>
          </table:table-cell>
          <table:table-cell office:value-type="float" office:value="0">
            <text:p>0.00E+000</text:p>
          </table:table-cell>
          <table:table-cell office:value-type="float" office:value="1.132991">
            <text:p>1.13E+00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5892.5">
            <text:p>1.26E+005</text:p>
          </table:table-cell>
          <table:table-cell office:value-type="float" office:value="0">
            <text:p>0.00E+000</text:p>
          </table:table-cell>
          <table:table-cell office:value-type="float" office:value="1.131304">
            <text:p>1.13E+000</text:p>
          </table:table-cell>
          <table:table-cell/>
          <table:table-cell office:value-type="float" office:value="31">
            <text:p>31</text:p>
          </table:table-cell>
          <table:table-cell office:value-type="float" office:value="125892.5">
            <text:p>1.26E+005</text:p>
          </table:table-cell>
          <table:table-cell office:value-type="float" office:value="0">
            <text:p>0.00E+000</text:p>
          </table:table-cell>
          <table:table-cell office:value-type="float" office:value="1.131591">
            <text:p>1.13E+000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8489.3">
            <text:p>1.58E+005</text:p>
          </table:table-cell>
          <table:table-cell office:value-type="float" office:value="0">
            <text:p>0.00E+000</text:p>
          </table:table-cell>
          <table:table-cell office:value-type="float" office:value="1.126297">
            <text:p>1.13E+000</text:p>
          </table:table-cell>
          <table:table-cell/>
          <table:table-cell office:value-type="float" office:value="32">
            <text:p>32</text:p>
          </table:table-cell>
          <table:table-cell office:value-type="float" office:value="158489.3">
            <text:p>1.58E+005</text:p>
          </table:table-cell>
          <table:table-cell office:value-type="float" office:value="0">
            <text:p>0.00E+000</text:p>
          </table:table-cell>
          <table:table-cell office:value-type="float" office:value="1.126583">
            <text:p>1.13E+000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9526.2">
            <text:p>2.00E+005</text:p>
          </table:table-cell>
          <table:table-cell office:value-type="float" office:value="0">
            <text:p>0.00E+000</text:p>
          </table:table-cell>
          <table:table-cell office:value-type="float" office:value="1.116543">
            <text:p>1.12E+000</text:p>
          </table:table-cell>
          <table:table-cell/>
          <table:table-cell office:value-type="float" office:value="33">
            <text:p>33</text:p>
          </table:table-cell>
          <table:table-cell office:value-type="float" office:value="199526.2">
            <text:p>2.00E+005</text:p>
          </table:table-cell>
          <table:table-cell office:value-type="float" office:value="0">
            <text:p>0.00E+000</text:p>
          </table:table-cell>
          <table:table-cell office:value-type="float" office:value="1.116829">
            <text:p>1.12E+000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1188.6">
            <text:p>2.51E+005</text:p>
          </table:table-cell>
          <table:table-cell office:value-type="float" office:value="0">
            <text:p>0.00E+000</text:p>
          </table:table-cell>
          <table:table-cell office:value-type="float" office:value="1.099949">
            <text:p>1.10E+000</text:p>
          </table:table-cell>
          <table:table-cell/>
          <table:table-cell office:value-type="float" office:value="34">
            <text:p>34</text:p>
          </table:table-cell>
          <table:table-cell office:value-type="float" office:value="251188.6">
            <text:p>2.51E+005</text:p>
          </table:table-cell>
          <table:table-cell office:value-type="float" office:value="0">
            <text:p>0.00E+000</text:p>
          </table:table-cell>
          <table:table-cell office:value-type="float" office:value="1.100235">
            <text:p>1.10E+000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6227.8">
            <text:p>3.16E+005</text:p>
          </table:table-cell>
          <table:table-cell office:value-type="float" office:value="0">
            <text:p>0.00E+000</text:p>
          </table:table-cell>
          <table:table-cell office:value-type="float" office:value="1.073027">
            <text:p>1.07E+000</text:p>
          </table:table-cell>
          <table:table-cell/>
          <table:table-cell office:value-type="float" office:value="35">
            <text:p>35</text:p>
          </table:table-cell>
          <table:table-cell office:value-type="float" office:value="316227.8">
            <text:p>3.16E+005</text:p>
          </table:table-cell>
          <table:table-cell office:value-type="float" office:value="0">
            <text:p>0.00E+000</text:p>
          </table:table-cell>
          <table:table-cell office:value-type="float" office:value="1.073312">
            <text:p>1.07E+000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8107.2">
            <text:p>3.98E+005</text:p>
          </table:table-cell>
          <table:table-cell office:value-type="float" office:value="0">
            <text:p>0.00E+000</text:p>
          </table:table-cell>
          <table:table-cell office:value-type="float" office:value="1.030222">
            <text:p>1.03E+000</text:p>
          </table:table-cell>
          <table:table-cell/>
          <table:table-cell office:value-type="float" office:value="36">
            <text:p>36</text:p>
          </table:table-cell>
          <table:table-cell office:value-type="float" office:value="398107.2">
            <text:p>3.98E+005</text:p>
          </table:table-cell>
          <table:table-cell office:value-type="float" office:value="0">
            <text:p>0.00E+000</text:p>
          </table:table-cell>
          <table:table-cell office:value-type="float" office:value="1.030506">
            <text:p>1.03E+000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01187.2">
            <text:p>5.01E+005</text:p>
          </table:table-cell>
          <table:table-cell office:value-type="float" office:value="0">
            <text:p>0.00E+000</text:p>
          </table:table-cell>
          <table:table-cell office:value-type="float" office:value="0.9629375">
            <text:p>9.63E-001</text:p>
          </table:table-cell>
          <table:table-cell/>
          <table:table-cell office:value-type="float" office:value="37">
            <text:p>37</text:p>
          </table:table-cell>
          <table:table-cell office:value-type="float" office:value="501187.2">
            <text:p>5.01E+005</text:p>
          </table:table-cell>
          <table:table-cell office:value-type="float" office:value="0">
            <text:p>0.00E+000</text:p>
          </table:table-cell>
          <table:table-cell office:value-type="float" office:value="0.9632192">
            <text:p>9.63E-001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630957.3">
            <text:p>6.31E+005</text:p>
          </table:table-cell>
          <table:table-cell office:value-type="float" office:value="0">
            <text:p>0.00E+000</text:p>
          </table:table-cell>
          <table:table-cell office:value-type="float" office:value="0.8582059">
            <text:p>8.58E-001</text:p>
          </table:table-cell>
          <table:table-cell/>
          <table:table-cell office:value-type="float" office:value="38">
            <text:p>38</text:p>
          </table:table-cell>
          <table:table-cell office:value-type="float" office:value="630957.3">
            <text:p>6.31E+005</text:p>
          </table:table-cell>
          <table:table-cell office:value-type="float" office:value="0">
            <text:p>0.00E+000</text:p>
          </table:table-cell>
          <table:table-cell office:value-type="float" office:value="0.8584848">
            <text:p>8.58E-001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794328.2">
            <text:p>7.94E+005</text:p>
          </table:table-cell>
          <table:table-cell office:value-type="float" office:value="0">
            <text:p>0.00E+000</text:p>
          </table:table-cell>
          <table:table-cell office:value-type="float" office:value="0.6971143">
            <text:p>6.97E-001</text:p>
          </table:table-cell>
          <table:table-cell/>
          <table:table-cell office:value-type="float" office:value="39">
            <text:p>39</text:p>
          </table:table-cell>
          <table:table-cell office:value-type="float" office:value="794328.2">
            <text:p>7.94E+005</text:p>
          </table:table-cell>
          <table:table-cell office:value-type="float" office:value="0">
            <text:p>0.00E+000</text:p>
          </table:table-cell>
          <table:table-cell office:value-type="float" office:value="0.6973891">
            <text:p>6.97E-001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00000">
            <text:p>1.00E+006</text:p>
          </table:table-cell>
          <table:table-cell office:value-type="float" office:value="0">
            <text:p>0.00E+000</text:p>
          </table:table-cell>
          <table:table-cell office:value-type="float" office:value="0.4533831">
            <text:p>4.53E-001</text:p>
          </table:table-cell>
          <table:table-cell/>
          <table:table-cell office:value-type="float" office:value="40">
            <text:p>40</text:p>
          </table:table-cell>
          <table:table-cell office:value-type="float" office:value="1000000">
            <text:p>1.00E+006</text:p>
          </table:table-cell>
          <table:table-cell office:value-type="float" office:value="0">
            <text:p>0.00E+000</text:p>
          </table:table-cell>
          <table:table-cell office:value-type="float" office:value="0.453652">
            <text:p>4.54E-001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258925">
            <text:p>1.26E+006</text:p>
          </table:table-cell>
          <table:table-cell office:value-type="float" office:value="0">
            <text:p>0.00E+000</text:p>
          </table:table-cell>
          <table:table-cell office:value-type="float" office:value="0.09307583">
            <text:p>9.31E-002</text:p>
          </table:table-cell>
          <table:table-cell/>
          <table:table-cell office:value-type="float" office:value="41">
            <text:p>41</text:p>
          </table:table-cell>
          <table:table-cell office:value-type="float" office:value="1258925">
            <text:p>1.26E+006</text:p>
          </table:table-cell>
          <table:table-cell office:value-type="float" office:value="0">
            <text:p>0.00E+000</text:p>
          </table:table-cell>
          <table:table-cell office:value-type="float" office:value="0.09333673">
            <text:p>9.33E-002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584893">
            <text:p>1.58E+006</text:p>
          </table:table-cell>
          <table:table-cell office:value-type="float" office:value="0">
            <text:p>0.00E+000</text:p>
          </table:table-cell>
          <table:table-cell office:value-type="float" office:value="-0.423001">
            <text:p>-4.23E-001</text:p>
          </table:table-cell>
          <table:table-cell/>
          <table:table-cell office:value-type="float" office:value="42">
            <text:p>42</text:p>
          </table:table-cell>
          <table:table-cell office:value-type="float" office:value="1584893">
            <text:p>1.58E+006</text:p>
          </table:table-cell>
          <table:table-cell office:value-type="float" office:value="0">
            <text:p>0.00E+000</text:p>
          </table:table-cell>
          <table:table-cell office:value-type="float" office:value="-0.4227506">
            <text:p>-4.23E-001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995262">
            <text:p>2.00E+006</text:p>
          </table:table-cell>
          <table:table-cell office:value-type="float" office:value="0">
            <text:p>0.00E+000</text:p>
          </table:table-cell>
          <table:table-cell office:value-type="float" office:value="-1.132832">
            <text:p>-1.13E+000</text:p>
          </table:table-cell>
          <table:table-cell/>
          <table:table-cell office:value-type="float" office:value="43">
            <text:p>43</text:p>
          </table:table-cell>
          <table:table-cell office:value-type="float" office:value="1995262">
            <text:p>2.00E+006</text:p>
          </table:table-cell>
          <table:table-cell office:value-type="float" office:value="0">
            <text:p>0.00E+000</text:p>
          </table:table-cell>
          <table:table-cell office:value-type="float" office:value="-1.132594">
            <text:p>-1.13E+000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511886">
            <text:p>2.51E+006</text:p>
          </table:table-cell>
          <table:table-cell office:value-type="float" office:value="0">
            <text:p>0.00E+000</text:p>
          </table:table-cell>
          <table:table-cell office:value-type="float" office:value="-2.063347">
            <text:p>-2.06E+000</text:p>
          </table:table-cell>
          <table:table-cell/>
          <table:table-cell office:value-type="float" office:value="44">
            <text:p>44</text:p>
          </table:table-cell>
          <table:table-cell office:value-type="float" office:value="2511886">
            <text:p>2.51E+006</text:p>
          </table:table-cell>
          <table:table-cell office:value-type="float" office:value="0">
            <text:p>0.00E+000</text:p>
          </table:table-cell>
          <table:table-cell office:value-type="float" office:value="-2.063122">
            <text:p>-2.06E+000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162278">
            <text:p>3.16E+006</text:p>
          </table:table-cell>
          <table:table-cell office:value-type="float" office:value="0">
            <text:p>0.00E+000</text:p>
          </table:table-cell>
          <table:table-cell office:value-type="float" office:value="-3.221403">
            <text:p>-3.22E+000</text:p>
          </table:table-cell>
          <table:table-cell/>
          <table:table-cell office:value-type="float" office:value="45">
            <text:p>45</text:p>
          </table:table-cell>
          <table:table-cell office:value-type="float" office:value="3162278">
            <text:p>3.16E+006</text:p>
          </table:table-cell>
          <table:table-cell office:value-type="float" office:value="0">
            <text:p>0.00E+000</text:p>
          </table:table-cell>
          <table:table-cell office:value-type="float" office:value="-3.221192">
            <text:p>-3.22E+000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81072">
            <text:p>3.98E+006</text:p>
          </table:table-cell>
          <table:table-cell office:value-type="float" office:value="0">
            <text:p>0.00E+000</text:p>
          </table:table-cell>
          <table:table-cell office:value-type="float" office:value="-4.591179">
            <text:p>-4.59E+000</text:p>
          </table:table-cell>
          <table:table-cell/>
          <table:table-cell office:value-type="float" office:value="46">
            <text:p>46</text:p>
          </table:table-cell>
          <table:table-cell office:value-type="float" office:value="3981072">
            <text:p>3.98E+006</text:p>
          </table:table-cell>
          <table:table-cell office:value-type="float" office:value="0">
            <text:p>0.00E+000</text:p>
          </table:table-cell>
          <table:table-cell office:value-type="float" office:value="-4.59098">
            <text:p>-4.59E+000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11872">
            <text:p>5.01E+006</text:p>
          </table:table-cell>
          <table:table-cell office:value-type="float" office:value="0">
            <text:p>0.00E+000</text:p>
          </table:table-cell>
          <table:table-cell office:value-type="float" office:value="-6.139819">
            <text:p>-6.14E+000</text:p>
          </table:table-cell>
          <table:table-cell/>
          <table:table-cell office:value-type="float" office:value="47">
            <text:p>47</text:p>
          </table:table-cell>
          <table:table-cell office:value-type="float" office:value="5011872">
            <text:p>5.01E+006</text:p>
          </table:table-cell>
          <table:table-cell office:value-type="float" office:value="0">
            <text:p>0.00E+000</text:p>
          </table:table-cell>
          <table:table-cell office:value-type="float" office:value="-6.139629">
            <text:p>-6.14E+000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09573">
            <text:p>6.31E+006</text:p>
          </table:table-cell>
          <table:table-cell office:value-type="float" office:value="0">
            <text:p>0.00E+000</text:p>
          </table:table-cell>
          <table:table-cell office:value-type="float" office:value="-7.827409">
            <text:p>-7.83E+000</text:p>
          </table:table-cell>
          <table:table-cell/>
          <table:table-cell office:value-type="float" office:value="48">
            <text:p>48</text:p>
          </table:table-cell>
          <table:table-cell office:value-type="float" office:value="6309573">
            <text:p>6.31E+006</text:p>
          </table:table-cell>
          <table:table-cell office:value-type="float" office:value="0">
            <text:p>0.00E+000</text:p>
          </table:table-cell>
          <table:table-cell office:value-type="float" office:value="-7.827226">
            <text:p>-7.83E+000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943282">
            <text:p>7.94E+006</text:p>
          </table:table-cell>
          <table:table-cell office:value-type="float" office:value="0">
            <text:p>0.00E+000</text:p>
          </table:table-cell>
          <table:table-cell office:value-type="float" office:value="-9.615701">
            <text:p>-9.62E+000</text:p>
          </table:table-cell>
          <table:table-cell/>
          <table:table-cell office:value-type="float" office:value="49">
            <text:p>49</text:p>
          </table:table-cell>
          <table:table-cell office:value-type="float" office:value="7943282">
            <text:p>7.94E+006</text:p>
          </table:table-cell>
          <table:table-cell office:value-type="float" office:value="0">
            <text:p>0.00E+000</text:p>
          </table:table-cell>
          <table:table-cell office:value-type="float" office:value="-9.615523">
            <text:p>-9.62E+000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00000">
            <text:p>1.00E+007</text:p>
          </table:table-cell>
          <table:table-cell office:value-type="float" office:value="0">
            <text:p>0.00E+000</text:p>
          </table:table-cell>
          <table:table-cell office:value-type="float" office:value="-11.47275">
            <text:p>-1.15E+001</text:p>
          </table:table-cell>
          <table:table-cell/>
          <table:table-cell office:value-type="float" office:value="50">
            <text:p>50</text:p>
          </table:table-cell>
          <table:table-cell office:value-type="float" office:value="10000000">
            <text:p>1.00E+007</text:p>
          </table:table-cell>
          <table:table-cell office:value-type="float" office:value="0">
            <text:p>0.00E+000</text:p>
          </table:table-cell>
          <table:table-cell office:value-type="float" office:value="-11.47258">
            <text:p>-1.15E+001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2589250">
            <text:p>1.26E+007</text:p>
          </table:table-cell>
          <table:table-cell office:value-type="float" office:value="0">
            <text:p>0.00E+000</text:p>
          </table:table-cell>
          <table:table-cell office:value-type="float" office:value="-13.37386">
            <text:p>-1.34E+001</text:p>
          </table:table-cell>
          <table:table-cell/>
          <table:table-cell office:value-type="float" office:value="51">
            <text:p>51</text:p>
          </table:table-cell>
          <table:table-cell office:value-type="float" office:value="12589250">
            <text:p>1.26E+007</text:p>
          </table:table-cell>
          <table:table-cell office:value-type="float" office:value="0">
            <text:p>0.00E+000</text:p>
          </table:table-cell>
          <table:table-cell office:value-type="float" office:value="-13.37369">
            <text:p>-1.34E+001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5848930">
            <text:p>1.58E+007</text:p>
          </table:table-cell>
          <table:table-cell office:value-type="float" office:value="0">
            <text:p>0.00E+000</text:p>
          </table:table-cell>
          <table:table-cell office:value-type="float" office:value="-15.30034">
            <text:p>-1.53E+001</text:p>
          </table:table-cell>
          <table:table-cell/>
          <table:table-cell office:value-type="float" office:value="52">
            <text:p>52</text:p>
          </table:table-cell>
          <table:table-cell office:value-type="float" office:value="15848930">
            <text:p>1.58E+007</text:p>
          </table:table-cell>
          <table:table-cell office:value-type="float" office:value="0">
            <text:p>0.00E+000</text:p>
          </table:table-cell>
          <table:table-cell office:value-type="float" office:value="-15.30017">
            <text:p>-1.53E+001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9952620">
            <text:p>2.00E+007</text:p>
          </table:table-cell>
          <table:table-cell office:value-type="float" office:value="0">
            <text:p>0.00E+000</text:p>
          </table:table-cell>
          <table:table-cell office:value-type="float" office:value="-17.23753">
            <text:p>-1.72E+001</text:p>
          </table:table-cell>
          <table:table-cell/>
          <table:table-cell office:value-type="float" office:value="53">
            <text:p>53</text:p>
          </table:table-cell>
          <table:table-cell office:value-type="float" office:value="19952620">
            <text:p>2.00E+007</text:p>
          </table:table-cell>
          <table:table-cell office:value-type="float" office:value="0">
            <text:p>0.00E+000</text:p>
          </table:table-cell>
          <table:table-cell office:value-type="float" office:value="-17.23736">
            <text:p>-1.72E+001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5118860">
            <text:p>2.51E+007</text:p>
          </table:table-cell>
          <table:table-cell office:value-type="float" office:value="0">
            <text:p>0.00E+000</text:p>
          </table:table-cell>
          <table:table-cell office:value-type="float" office:value="-19.17258">
            <text:p>-1.92E+001</text:p>
          </table:table-cell>
          <table:table-cell/>
          <table:table-cell office:value-type="float" office:value="54">
            <text:p>54</text:p>
          </table:table-cell>
          <table:table-cell office:value-type="float" office:value="25118860">
            <text:p>2.51E+007</text:p>
          </table:table-cell>
          <table:table-cell office:value-type="float" office:value="0">
            <text:p>0.00E+000</text:p>
          </table:table-cell>
          <table:table-cell office:value-type="float" office:value="-19.17258">
            <text:p>-1.92E+001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1622780">
            <text:p>3.16E+007</text:p>
          </table:table-cell>
          <table:table-cell office:value-type="float" office:value="0">
            <text:p>0.00E+000</text:p>
          </table:table-cell>
          <table:table-cell office:value-type="float" office:value="-21.09227">
            <text:p>-2.11E+001</text:p>
          </table:table-cell>
          <table:table-cell/>
          <table:table-cell office:value-type="float" office:value="55">
            <text:p>55</text:p>
          </table:table-cell>
          <table:table-cell office:value-type="float" office:value="31622780">
            <text:p>3.16E+007</text:p>
          </table:table-cell>
          <table:table-cell office:value-type="float" office:value="0">
            <text:p>0.00E+000</text:p>
          </table:table-cell>
          <table:table-cell office:value-type="float" office:value="-21.0921">
            <text:p>-2.11E+001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9810720">
            <text:p>3.98E+007</text:p>
          </table:table-cell>
          <table:table-cell office:value-type="float" office:value="0">
            <text:p>0.00E+000</text:p>
          </table:table-cell>
          <table:table-cell office:value-type="float" office:value="-22.98084">
            <text:p>-2.30E+001</text:p>
          </table:table-cell>
          <table:table-cell/>
          <table:table-cell office:value-type="float" office:value="56">
            <text:p>56</text:p>
          </table:table-cell>
          <table:table-cell office:value-type="float" office:value="39810720">
            <text:p>3.98E+007</text:p>
          </table:table-cell>
          <table:table-cell office:value-type="float" office:value="0">
            <text:p>0.00E+000</text:p>
          </table:table-cell>
          <table:table-cell office:value-type="float" office:value="-22.98067">
            <text:p>-2.30E+001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0118720">
            <text:p>5.01E+007</text:p>
          </table:table-cell>
          <table:table-cell office:value-type="float" office:value="0">
            <text:p>0.00E+000</text:p>
          </table:table-cell>
          <table:table-cell office:value-type="float" office:value="-24.81785">
            <text:p>-2.48E+001</text:p>
          </table:table-cell>
          <table:table-cell/>
          <table:table-cell office:value-type="float" office:value="57">
            <text:p>57</text:p>
          </table:table-cell>
          <table:table-cell office:value-type="float" office:value="50118720">
            <text:p>5.01E+007</text:p>
          </table:table-cell>
          <table:table-cell office:value-type="float" office:value="0">
            <text:p>0.00E+000</text:p>
          </table:table-cell>
          <table:table-cell office:value-type="float" office:value="-24.81768">
            <text:p>-2.48E+001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3095730">
            <text:p>6.31E+007</text:p>
          </table:table-cell>
          <table:table-cell office:value-type="float" office:value="0">
            <text:p>0.00E+000</text:p>
          </table:table-cell>
          <table:table-cell office:value-type="float" office:value="-26.57633">
            <text:p>-2.66E+001</text:p>
          </table:table-cell>
          <table:table-cell/>
          <table:table-cell office:value-type="float" office:value="58">
            <text:p>58</text:p>
          </table:table-cell>
          <table:table-cell office:value-type="float" office:value="63095730">
            <text:p>6.31E+007</text:p>
          </table:table-cell>
          <table:table-cell office:value-type="float" office:value="0">
            <text:p>0.00E+000</text:p>
          </table:table-cell>
          <table:table-cell office:value-type="float" office:value="-26.57616">
            <text:p>-2.66E+001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9432820">
            <text:p>7.94E+007</text:p>
          </table:table-cell>
          <table:table-cell office:value-type="float" office:value="0">
            <text:p>0.00E+000</text:p>
          </table:table-cell>
          <table:table-cell office:value-type="float" office:value="-28.22228">
            <text:p>-2.82E+001</text:p>
          </table:table-cell>
          <table:table-cell/>
          <table:table-cell office:value-type="float" office:value="59">
            <text:p>59</text:p>
          </table:table-cell>
          <table:table-cell office:value-type="float" office:value="79432820">
            <text:p>7.94E+007</text:p>
          </table:table-cell>
          <table:table-cell office:value-type="float" office:value="0">
            <text:p>0.00E+000</text:p>
          </table:table-cell>
          <table:table-cell office:value-type="float" office:value="-28.2221">
            <text:p>-2.82E+001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0000000">
            <text:p>1.00E+008</text:p>
          </table:table-cell>
          <table:table-cell office:value-type="float" office:value="0">
            <text:p>0.00E+000</text:p>
          </table:table-cell>
          <table:table-cell office:value-type="float" office:value="-29.71678">
            <text:p>-2.97E+001</text:p>
          </table:table-cell>
          <table:table-cell/>
          <table:table-cell office:value-type="float" office:value="60">
            <text:p>60</text:p>
          </table:table-cell>
          <table:table-cell office:value-type="float" office:value="100000000">
            <text:p>1.00E+008</text:p>
          </table:table-cell>
          <table:table-cell office:value-type="float" office:value="0">
            <text:p>0.00E+000</text:p>
          </table:table-cell>
          <table:table-cell office:value-type="float" office:value="-29.71661">
            <text:p>-2.97E+001</text:p>
          </table:table-cell>
          <table:table-cell table:number-columns-repeated="2"/>
        </table:table-row>
      </table:table>
      <table:table table:name="ro_17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number-columns-repeated="2" table:default-cell-style-name="ce2"/>
        <table:table-column table:style-name="co9" table:number-columns-repeated="2" table:default-cell-style-name="Default"/>
        <table:table-column table:style-name="co9" table:number-columns-repeated="2" table:default-cell-style-name="ce2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ro_17.out</text:p>
          </table:table-cell>
          <table:covered-table-cell table:number-columns-repeated="2" table:style-name="Default"/>
          <table:table-cell/>
          <table:table-cell table:style-name="ce1" office:value-type="string" table:number-columns-spanned="3" table:number-rows-spanned="1">
            <text:p>ro_17.test</text:p>
          </table:table-cell>
          <table:covered-table-cell table:number-columns-repeated="2" table:style-name="Default"/>
          <table:table-cell/>
          <table:table-cell>
            <draw:frame table:end-cell-address="ro_17.V20" table:end-x="0.8331in" table:end-y="0.1398in" draw:z-index="0" svg:width="12.3886in" svg:height="3.1638in" svg:x="0.0016in" svg:y="0.1642in">
              <draw:object draw:notify-on-update-of-ranges="ro_17.B2:ro_17.C37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2">
          <table:table-cell office:value-type="string">
            <text:p>Index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v(2)</text:p>
          </table:table-cell>
          <table:table-cell/>
          <table:table-cell office:value-type="string">
            <text:p>Index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v(2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">
            <text:p>2.00E+0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.00E+00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0000000001">
            <text:p>1.00E-012</text:p>
          </table:table-cell>
          <table:table-cell office:value-type="float" office:value="1.950745">
            <text:p>1.95E+000</text:p>
          </table:table-cell>
          <table:table-cell/>
          <table:table-cell office:value-type="float" office:value="1">
            <text:p>1</text:p>
          </table:table-cell>
          <table:table-cell office:value-type="float" office:value="0.0000000000005">
            <text:p>5.00E-013</text:p>
          </table:table-cell>
          <table:table-cell office:value-type="float" office:value="1.974888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00000000002">
            <text:p>2.00E-012</text:p>
          </table:table-cell>
          <table:table-cell office:value-type="float" office:value="1.902571">
            <text:p>1.90E+000</text:p>
          </table:table-cell>
          <table:table-cell/>
          <table:table-cell office:value-type="float" office:value="2">
            <text:p>2</text:p>
          </table:table-cell>
          <table:table-cell office:value-type="float" office:value="0.000000000001">
            <text:p>1.00E-012</text:p>
          </table:table-cell>
          <table:table-cell office:value-type="float" office:value="1.950579">
            <text:p>1.95E+00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00000000004">
            <text:p>4.00E-012</text:p>
          </table:table-cell>
          <table:table-cell office:value-type="float" office:value="1.806961">
            <text:p>1.81E+000</text:p>
          </table:table-cell>
          <table:table-cell/>
          <table:table-cell office:value-type="float" office:value="3">
            <text:p>3</text:p>
          </table:table-cell>
          <table:table-cell office:value-type="float" office:value="0.000000000002">
            <text:p>2.00E-012</text:p>
          </table:table-cell>
          <table:table-cell office:value-type="float" office:value="1.90215">
            <text:p>1.90E+00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0000000008">
            <text:p>8.00E-012</text:p>
          </table:table-cell>
          <table:table-cell office:value-type="float" office:value="1.627906">
            <text:p>1.63E+000</text:p>
          </table:table-cell>
          <table:table-cell/>
          <table:table-cell office:value-type="float" office:value="4">
            <text:p>4</text:p>
          </table:table-cell>
          <table:table-cell office:value-type="float" office:value="0.000000000004">
            <text:p>4.00E-012</text:p>
          </table:table-cell>
          <table:table-cell office:value-type="float" office:value="1.806568">
            <text:p>1.81E+00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0000000016">
            <text:p>1.60E-011</text:p>
          </table:table-cell>
          <table:table-cell office:value-type="float" office:value="1.360499">
            <text:p>1.36E+000</text:p>
          </table:table-cell>
          <table:table-cell/>
          <table:table-cell office:value-type="float" office:value="5">
            <text:p>5</text:p>
          </table:table-cell>
          <table:table-cell office:value-type="float" office:value="0.000000000008">
            <text:p>8.00E-012</text:p>
          </table:table-cell>
          <table:table-cell office:value-type="float" office:value="1.627545">
            <text:p>1.63E+00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000000000268032">
            <text:p>2.68E-011</text:p>
          </table:table-cell>
          <table:table-cell office:value-type="float" office:value="1.053669">
            <text:p>1.05E+000</text:p>
          </table:table-cell>
          <table:table-cell/>
          <table:table-cell office:value-type="float" office:value="6">
            <text:p>6</text:p>
          </table:table-cell>
          <table:table-cell office:value-type="float" office:value="0.000000000016">
            <text:p>1.60E-011</text:p>
          </table:table-cell>
          <table:table-cell office:value-type="float" office:value="1.36033">
            <text:p>1.36E+00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0000000004022157">
            <text:p>4.02E-011</text:p>
          </table:table-cell>
          <table:table-cell office:value-type="float" office:value="0.7268908">
            <text:p>7.27E-001</text:p>
          </table:table-cell>
          <table:table-cell/>
          <table:table-cell office:value-type="float" office:value="7">
            <text:p>7</text:p>
          </table:table-cell>
          <table:table-cell office:value-type="float" office:value="0.00000000002687684">
            <text:p>2.69E-011</text:p>
          </table:table-cell>
          <table:table-cell office:value-type="float" office:value="1.051652">
            <text:p>1.05E+00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000000006148257">
            <text:p>6.15E-011</text:p>
          </table:table-cell>
          <table:table-cell office:value-type="float" office:value="0.355876">
            <text:p>3.56E-001</text:p>
          </table:table-cell>
          <table:table-cell/>
          <table:table-cell office:value-type="float" office:value="8">
            <text:p>8</text:p>
          </table:table-cell>
          <table:table-cell office:value-type="float" office:value="0.00000000004030945">
            <text:p>4.03E-011</text:p>
          </table:table-cell>
          <table:table-cell office:value-type="float" office:value="0.7248678">
            <text:p>7.25E-00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0000000008451193">
            <text:p>8.45E-011</text:p>
          </table:table-cell>
          <table:table-cell office:value-type="float" office:value="0.149558">
            <text:p>1.50E-001</text:p>
          </table:table-cell>
          <table:table-cell/>
          <table:table-cell office:value-type="float" office:value="9">
            <text:p>9</text:p>
          </table:table-cell>
          <table:table-cell office:value-type="float" office:value="0.00000000006151611">
            <text:p>6.15E-011</text:p>
          </table:table-cell>
          <table:table-cell office:value-type="float" office:value="0.3553482">
            <text:p>3.55E-00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000010248">
            <text:p>1.02E-010</text:p>
          </table:table-cell>
          <table:table-cell office:value-type="float" office:value="0.0877021">
            <text:p>8.77E-002</text:p>
          </table:table-cell>
          <table:table-cell/>
          <table:table-cell office:value-type="float" office:value="10">
            <text:p>10</text:p>
          </table:table-cell>
          <table:table-cell office:value-type="float" office:value="0.00000000008456141">
            <text:p>8.46E-011</text:p>
          </table:table-cell>
          <table:table-cell office:value-type="float" office:value="0.149267">
            <text:p>1.49E-00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0000000001233121">
            <text:p>1.23E-010</text:p>
          </table:table-cell>
          <table:table-cell office:value-type="float" office:value="0.0591054">
            <text:p>5.91E-002</text:p>
          </table:table-cell>
          <table:table-cell/>
          <table:table-cell office:value-type="float" office:value="11">
            <text:p>11</text:p>
          </table:table-cell>
          <table:table-cell office:value-type="float" office:value="0.000000000102571">
            <text:p>1.03E-010</text:p>
          </table:table-cell>
          <table:table-cell office:value-type="float" office:value="0.0874929">
            <text:p>8.75E-002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0000000014435">
            <text:p>1.44E-010</text:p>
          </table:table-cell>
          <table:table-cell office:value-type="float" office:value="0.05201243">
            <text:p>5.20E-002</text:p>
          </table:table-cell>
          <table:table-cell/>
          <table:table-cell office:value-type="float" office:value="12">
            <text:p>12</text:p>
          </table:table-cell>
          <table:table-cell office:value-type="float" office:value="0.0000000001234027">
            <text:p>1.23E-010</text:p>
          </table:table-cell>
          <table:table-cell office:value-type="float" office:value="0.05904443">
            <text:p>5.90E-00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0000000001654042">
            <text:p>1.65E-010</text:p>
          </table:table-cell>
          <table:table-cell office:value-type="float" office:value="0.05016211">
            <text:p>5.02E-002</text:p>
          </table:table-cell>
          <table:table-cell/>
          <table:table-cell office:value-type="float" office:value="13">
            <text:p>13</text:p>
          </table:table-cell>
          <table:table-cell office:value-type="float" office:value="0.0000000001445089">
            <text:p>1.45E-010</text:p>
          </table:table-cell>
          <table:table-cell office:value-type="float" office:value="0.05199802">
            <text:p>5.20E-002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000000000192015">
            <text:p>1.92E-010</text:p>
          </table:table-cell>
          <table:table-cell office:value-type="float" office:value="0.04225442">
            <text:p>4.23E-002</text:p>
          </table:table-cell>
          <table:table-cell/>
          <table:table-cell office:value-type="float" office:value="14">
            <text:p>14</text:p>
          </table:table-cell>
          <table:table-cell office:value-type="float" office:value="0.0000000001656011">
            <text:p>1.66E-010</text:p>
          </table:table-cell>
          <table:table-cell office:value-type="float" office:value="0.05014058">
            <text:p>5.01E-002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00000002175477">
            <text:p>2.18E-010</text:p>
          </table:table-cell>
          <table:table-cell office:value-type="float" office:value="0.0294411">
            <text:p>2.94E-002</text:p>
          </table:table-cell>
          <table:table-cell/>
          <table:table-cell office:value-type="float" office:value="15">
            <text:p>15</text:p>
          </table:table-cell>
          <table:table-cell office:value-type="float" office:value="0.0000000001920582">
            <text:p>1.92E-010</text:p>
          </table:table-cell>
          <table:table-cell office:value-type="float" office:value="0.04220735">
            <text:p>4.22E-002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00000002422139">
            <text:p>2.42E-010</text:p>
          </table:table-cell>
          <table:table-cell office:value-type="float" office:value="0.02506592">
            <text:p>2.51E-002</text:p>
          </table:table-cell>
          <table:table-cell/>
          <table:table-cell office:value-type="float" office:value="16">
            <text:p>16</text:p>
          </table:table-cell>
          <table:table-cell office:value-type="float" office:value="0.0000000002175105">
            <text:p>2.18E-010</text:p>
          </table:table-cell>
          <table:table-cell office:value-type="float" office:value="0.02946844">
            <text:p>2.95E-002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0000000002656458">
            <text:p>2.66E-010</text:p>
          </table:table-cell>
          <table:table-cell office:value-type="float" office:value="0.02117342">
            <text:p>2.12E-002</text:p>
          </table:table-cell>
          <table:table-cell/>
          <table:table-cell office:value-type="float" office:value="17">
            <text:p>17</text:p>
          </table:table-cell>
          <table:table-cell office:value-type="float" office:value="0.0000000002420956">
            <text:p>2.42E-010</text:p>
          </table:table-cell>
          <table:table-cell office:value-type="float" office:value="0.0250932">
            <text:p>2.51E-00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0000000294115">
            <text:p>2.94E-010</text:p>
          </table:table-cell>
          <table:table-cell office:value-type="float" office:value="0.01769384">
            <text:p>1.77E-002</text:p>
          </table:table-cell>
          <table:table-cell/>
          <table:table-cell office:value-type="float" office:value="18">
            <text:p>18</text:p>
          </table:table-cell>
          <table:table-cell office:value-type="float" office:value="0.000000000265455">
            <text:p>2.65E-010</text:p>
          </table:table-cell>
          <table:table-cell office:value-type="float" office:value="0.02120889">
            <text:p>2.12E-002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0000000003213489">
            <text:p>3.21E-010</text:p>
          </table:table-cell>
          <table:table-cell office:value-type="float" office:value="0.01489314">
            <text:p>1.49E-002</text:p>
          </table:table-cell>
          <table:table-cell/>
          <table:table-cell office:value-type="float" office:value="19">
            <text:p>19</text:p>
          </table:table-cell>
          <table:table-cell office:value-type="float" office:value="0.0000000002937575">
            <text:p>2.94E-010</text:p>
          </table:table-cell>
          <table:table-cell office:value-type="float" office:value="0.01773507">
            <text:p>1.77E-002</text:p>
          </table:table-cell>
          <table:table-cell/>
          <table:table-cell>
            <draw:frame table:end-cell-address="ro_17.V42" table:end-x="0.8224in" table:end-y="0.0878in" draw:z-index="1" svg:width="12.3465in" svg:height="3.3906in" svg:x="0.0331in" svg:y="0.0457in">
              <draw:object draw:notify-on-update-of-ranges="ro_17.F2:ro_17.G37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00000346971">
            <text:p>3.47E-010</text:p>
          </table:table-cell>
          <table:table-cell office:value-type="float" office:value="0.01378518">
            <text:p>1.38E-002</text:p>
          </table:table-cell>
          <table:table-cell/>
          <table:table-cell office:value-type="float" office:value="20">
            <text:p>20</text:p>
          </table:table-cell>
          <table:table-cell office:value-type="float" office:value="0.0000000003208727">
            <text:p>3.21E-010</text:p>
          </table:table-cell>
          <table:table-cell office:value-type="float" office:value="0.01493545">
            <text:p>1.49E-002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0000000003709326">
            <text:p>3.71E-010</text:p>
          </table:table-cell>
          <table:table-cell office:value-type="float" office:value="0.01328823">
            <text:p>1.33E-002</text:p>
          </table:table-cell>
          <table:table-cell/>
          <table:table-cell office:value-type="float" office:value="21">
            <text:p>21</text:p>
          </table:table-cell>
          <table:table-cell office:value-type="float" office:value="0.000000000346414">
            <text:p>3.46E-010</text:p>
          </table:table-cell>
          <table:table-cell office:value-type="float" office:value="0.01381169">
            <text:p>1.38E-002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0000000003936152">
            <text:p>3.94E-010</text:p>
          </table:table-cell>
          <table:table-cell office:value-type="float" office:value="0.0134146">
            <text:p>1.34E-002</text:p>
          </table:table-cell>
          <table:table-cell/>
          <table:table-cell office:value-type="float" office:value="22">
            <text:p>22</text:p>
          </table:table-cell>
          <table:table-cell office:value-type="float" office:value="0.0000000003705799">
            <text:p>3.71E-010</text:p>
          </table:table-cell>
          <table:table-cell office:value-type="float" office:value="0.01329517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0000000004190488">
            <text:p>4.19E-010</text:p>
          </table:table-cell>
          <table:table-cell office:value-type="float" office:value="0.01299663">
            <text:p>1.30E-002</text:p>
          </table:table-cell>
          <table:table-cell/>
          <table:table-cell office:value-type="float" office:value="23">
            <text:p>23</text:p>
          </table:table-cell>
          <table:table-cell office:value-type="float" office:value="0.0000000003930398">
            <text:p>3.93E-010</text:p>
          </table:table-cell>
          <table:table-cell office:value-type="float" office:value="0.01341796">
            <text:p>1.34E-002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000000004457154">
            <text:p>4.46E-010</text:p>
          </table:table-cell>
          <table:table-cell office:value-type="float" office:value="0.01319154">
            <text:p>1.32E-002</text:p>
          </table:table-cell>
          <table:table-cell/>
          <table:table-cell office:value-type="float" office:value="24">
            <text:p>24</text:p>
          </table:table-cell>
          <table:table-cell office:value-type="float" office:value="0.0000000004182881">
            <text:p>4.18E-010</text:p>
          </table:table-cell>
          <table:table-cell office:value-type="float" office:value="0.01299925">
            <text:p>1.30E-002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000000004734795">
            <text:p>4.73E-010</text:p>
          </table:table-cell>
          <table:table-cell office:value-type="float" office:value="0.01290513">
            <text:p>1.29E-002</text:p>
          </table:table-cell>
          <table:table-cell/>
          <table:table-cell office:value-type="float" office:value="25">
            <text:p>25</text:p>
          </table:table-cell>
          <table:table-cell office:value-type="float" office:value="0.0000000004450729">
            <text:p>4.45E-010</text:p>
          </table:table-cell>
          <table:table-cell office:value-type="float" office:value="0.01319167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0000000005027901">
            <text:p>5.03E-010</text:p>
          </table:table-cell>
          <table:table-cell office:value-type="float" office:value="0.01316057">
            <text:p>1.32E-002</text:p>
          </table:table-cell>
          <table:table-cell/>
          <table:table-cell office:value-type="float" office:value="26">
            <text:p>26</text:p>
          </table:table-cell>
          <table:table-cell office:value-type="float" office:value="0.0000000004729646">
            <text:p>4.73E-010</text:p>
          </table:table-cell>
          <table:table-cell office:value-type="float" office:value="0.01290579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0000000005264025">
            <text:p>5.26E-010</text:p>
          </table:table-cell>
          <table:table-cell office:value-type="float" office:value="0.01289333">
            <text:p>1.29E-002</text:p>
          </table:table-cell>
          <table:table-cell/>
          <table:table-cell office:value-type="float" office:value="27">
            <text:p>27</text:p>
          </table:table-cell>
          <table:table-cell office:value-type="float" office:value="0.0000000005026828">
            <text:p>5.03E-010</text:p>
          </table:table-cell>
          <table:table-cell office:value-type="float" office:value="0.01315969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0000000005497572">
            <text:p>5.50E-010</text:p>
          </table:table-cell>
          <table:table-cell office:value-type="float" office:value="0.01312428">
            <text:p>1.31E-002</text:p>
          </table:table-cell>
          <table:table-cell/>
          <table:table-cell office:value-type="float" office:value="28">
            <text:p>28</text:p>
          </table:table-cell>
          <table:table-cell office:value-type="float" office:value="0.0000000005267314">
            <text:p>5.27E-010</text:p>
          </table:table-cell>
          <table:table-cell office:value-type="float" office:value="0.01289483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0000000005792709">
            <text:p>5.79E-010</text:p>
          </table:table-cell>
          <table:table-cell office:value-type="float" office:value="0.01286124">
            <text:p>1.29E-002</text:p>
          </table:table-cell>
          <table:table-cell/>
          <table:table-cell office:value-type="float" office:value="29">
            <text:p>29</text:p>
          </table:table-cell>
          <table:table-cell office:value-type="float" office:value="0.0000000005505465">
            <text:p>5.51E-010</text:p>
          </table:table-cell>
          <table:table-cell office:value-type="float" office:value="0.01312362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000006087316">
            <text:p>6.09E-010</text:p>
          </table:table-cell>
          <table:table-cell office:value-type="float" office:value="0.01311055">
            <text:p>1.31E-002</text:p>
          </table:table-cell>
          <table:table-cell/>
          <table:table-cell office:value-type="float" office:value="30">
            <text:p>30</text:p>
          </table:table-cell>
          <table:table-cell office:value-type="float" office:value="0.0000000005799895">
            <text:p>5.80E-010</text:p>
          </table:table-cell>
          <table:table-cell office:value-type="float" office:value="0.01286241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0000000006351479">
            <text:p>6.35E-010</text:p>
          </table:table-cell>
          <table:table-cell office:value-type="float" office:value="0.01285513">
            <text:p>1.29E-002</text:p>
          </table:table-cell>
          <table:table-cell/>
          <table:table-cell office:value-type="float" office:value="31">
            <text:p>31</text:p>
          </table:table-cell>
          <table:table-cell office:value-type="float" office:value="0.0000000006081228">
            <text:p>6.08E-010</text:p>
          </table:table-cell>
          <table:table-cell office:value-type="float" office:value="0.01311002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00000006581769">
            <text:p>6.58E-010</text:p>
          </table:table-cell>
          <table:table-cell office:value-type="float" office:value="0.01310503">
            <text:p>1.31E-002</text:p>
          </table:table-cell>
          <table:table-cell/>
          <table:table-cell office:value-type="float" office:value="32">
            <text:p>32</text:p>
          </table:table-cell>
          <table:table-cell office:value-type="float" office:value="0.0000000006346413">
            <text:p>6.35E-010</text:p>
          </table:table-cell>
          <table:table-cell office:value-type="float" office:value="0.01285611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0000000006825567">
            <text:p>6.83E-010</text:p>
          </table:table-cell>
          <table:table-cell office:value-type="float" office:value="0.01285361">
            <text:p>1.29E-002</text:p>
          </table:table-cell>
          <table:table-cell/>
          <table:table-cell office:value-type="float" office:value="33">
            <text:p>33</text:p>
          </table:table-cell>
          <table:table-cell office:value-type="float" office:value="0.0000000006574116">
            <text:p>6.57E-010</text:p>
          </table:table-cell>
          <table:table-cell office:value-type="float" office:value="0.01310447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0000000007124959">
            <text:p>7.12E-010</text:p>
          </table:table-cell>
          <table:table-cell office:value-type="float" office:value="0.01310584">
            <text:p>1.31E-002</text:p>
          </table:table-cell>
          <table:table-cell/>
          <table:table-cell office:value-type="float" office:value="34">
            <text:p>34</text:p>
          </table:table-cell>
          <table:table-cell office:value-type="float" office:value="0.0000000006815357">
            <text:p>6.82E-010</text:p>
          </table:table-cell>
          <table:table-cell office:value-type="float" office:value="0.01285453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000000007408787">
            <text:p>7.41E-010</text:p>
          </table:table-cell>
          <table:table-cell office:value-type="float" office:value="0.01285819">
            <text:p>1.29E-002</text:p>
          </table:table-cell>
          <table:table-cell/>
          <table:table-cell office:value-type="float" office:value="35">
            <text:p>35</text:p>
          </table:table-cell>
          <table:table-cell office:value-type="float" office:value="0.0000000007108718">
            <text:p>7.11E-010</text:p>
          </table:table-cell>
          <table:table-cell office:value-type="float" office:value="0.01310424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0000000007638957">
            <text:p>7.64E-010</text:p>
          </table:table-cell>
          <table:table-cell office:value-type="float" office:value="0.01310344">
            <text:p>1.31E-002</text:p>
          </table:table-cell>
          <table:table-cell/>
          <table:table-cell office:value-type="float" office:value="36">
            <text:p>36</text:p>
          </table:table-cell>
          <table:table-cell office:value-type="float" office:value="0.000000000738648">
            <text:p>7.39E-010</text:p>
          </table:table-cell>
          <table:table-cell office:value-type="float" office:value="0.01285891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0000000007878182">
            <text:p>7.88E-010</text:p>
          </table:table-cell>
          <table:table-cell office:value-type="float" office:value="0.01283826">
            <text:p>1.28E-002</text:p>
          </table:table-cell>
          <table:table-cell/>
          <table:table-cell office:value-type="float" office:value="37">
            <text:p>37</text:p>
          </table:table-cell>
          <table:table-cell office:value-type="float" office:value="0.0000000007619281">
            <text:p>7.62E-010</text:p>
          </table:table-cell>
          <table:table-cell office:value-type="float" office:value="0.0131036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0000000008136395">
            <text:p>8.14E-010</text:p>
          </table:table-cell>
          <table:table-cell office:value-type="float" office:value="0.01308595">
            <text:p>1.31E-002</text:p>
          </table:table-cell>
          <table:table-cell/>
          <table:table-cell office:value-type="float" office:value="38">
            <text:p>38</text:p>
          </table:table-cell>
          <table:table-cell office:value-type="float" office:value="0.0000000007857443">
            <text:p>7.86E-010</text:p>
          </table:table-cell>
          <table:table-cell office:value-type="float" office:value="0.01284061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0000000008404858">
            <text:p>8.40E-010</text:p>
          </table:table-cell>
          <table:table-cell office:value-type="float" office:value="0.01285756">
            <text:p>1.29E-002</text:p>
          </table:table-cell>
          <table:table-cell/>
          <table:table-cell office:value-type="float" office:value="39">
            <text:p>39</text:p>
          </table:table-cell>
          <table:table-cell office:value-type="float" office:value="0.0000000008096056">
            <text:p>8.10E-010</text:p>
          </table:table-cell>
          <table:table-cell office:value-type="float" office:value="0.01308566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000008662505">
            <text:p>8.66E-010</text:p>
          </table:table-cell>
          <table:table-cell office:value-type="float" office:value="0.01318028">
            <text:p>1.32E-002</text:p>
          </table:table-cell>
          <table:table-cell/>
          <table:table-cell office:value-type="float" office:value="40">
            <text:p>40</text:p>
          </table:table-cell>
          <table:table-cell office:value-type="float" office:value="0.0000000008355901">
            <text:p>8.36E-010</text:p>
          </table:table-cell>
          <table:table-cell office:value-type="float" office:value="0.01284991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0000000008907406">
            <text:p>8.91E-010</text:p>
          </table:table-cell>
          <table:table-cell office:value-type="float" office:value="0.01307718">
            <text:p>1.31E-002</text:p>
          </table:table-cell>
          <table:table-cell/>
          <table:table-cell office:value-type="float" office:value="41">
            <text:p>41</text:p>
          </table:table-cell>
          <table:table-cell office:value-type="float" office:value="0.0000000008615213">
            <text:p>8.62E-010</text:p>
          </table:table-cell>
          <table:table-cell office:value-type="float" office:value="0.01317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0000000009162179">
            <text:p>9.16E-010</text:p>
          </table:table-cell>
          <table:table-cell office:value-type="float" office:value="0.01301805">
            <text:p>1.30E-002</text:p>
          </table:table-cell>
          <table:table-cell/>
          <table:table-cell office:value-type="float" office:value="42">
            <text:p>42</text:p>
          </table:table-cell>
          <table:table-cell office:value-type="float" office:value="0.0000000008882457">
            <text:p>8.88E-010</text:p>
          </table:table-cell>
          <table:table-cell office:value-type="float" office:value="0.01306178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0000000009356043">
            <text:p>9.36E-010</text:p>
          </table:table-cell>
          <table:table-cell office:value-type="float" office:value="0.01239775">
            <text:p>1.24E-002</text:p>
          </table:table-cell>
          <table:table-cell/>
          <table:table-cell office:value-type="float" office:value="43">
            <text:p>43</text:p>
          </table:table-cell>
          <table:table-cell office:value-type="float" office:value="0.0000000009163628">
            <text:p>9.16E-010</text:p>
          </table:table-cell>
          <table:table-cell office:value-type="float" office:value="0.01301527">
            <text:p>1.30E-002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0000000009589379">
            <text:p>9.59E-010</text:p>
          </table:table-cell>
          <table:table-cell office:value-type="float" office:value="0.01211788">
            <text:p>1.21E-002</text:p>
          </table:table-cell>
          <table:table-cell/>
          <table:table-cell office:value-type="float" office:value="44">
            <text:p>44</text:p>
          </table:table-cell>
          <table:table-cell office:value-type="float" office:value="0.0000000009382642">
            <text:p>9.38E-010</text:p>
          </table:table-cell>
          <table:table-cell office:value-type="float" office:value="0.01237111">
            <text:p>1.24E-002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000000009873512">
            <text:p>9.87E-010</text:p>
          </table:table-cell>
          <table:table-cell office:value-type="float" office:value="0.01274932">
            <text:p>1.27E-002</text:p>
          </table:table-cell>
          <table:table-cell/>
          <table:table-cell office:value-type="float" office:value="45">
            <text:p>45</text:p>
          </table:table-cell>
          <table:table-cell office:value-type="float" office:value="0.0000000009615301">
            <text:p>9.62E-010</text:p>
          </table:table-cell>
          <table:table-cell office:value-type="float" office:value="0.0120941">
            <text:p>1.21E-002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000000001014768">
            <text:p>1.01E-009</text:p>
          </table:table-cell>
          <table:table-cell office:value-type="float" office:value="0.01637472">
            <text:p>1.64E-002</text:p>
          </table:table-cell>
          <table:table-cell/>
          <table:table-cell office:value-type="float" office:value="46">
            <text:p>46</text:p>
          </table:table-cell>
          <table:table-cell office:value-type="float" office:value="0.0000000009913544">
            <text:p>9.91E-010</text:p>
          </table:table-cell>
          <table:table-cell office:value-type="float" office:value="0.01312765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000000001037279">
            <text:p>1.04E-009</text:p>
          </table:table-cell>
          <table:table-cell office:value-type="float" office:value="0.02103196">
            <text:p>2.10E-002</text:p>
          </table:table-cell>
          <table:table-cell/>
          <table:table-cell office:value-type="float" office:value="47">
            <text:p>47</text:p>
          </table:table-cell>
          <table:table-cell office:value-type="float" office:value="0.00000000102355">
            <text:p>1.02E-009</text:p>
          </table:table-cell>
          <table:table-cell office:value-type="float" office:value="0.01882018">
            <text:p>1.88E-002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000000001061848">
            <text:p>1.06E-009</text:p>
          </table:table-cell>
          <table:table-cell office:value-type="float" office:value="0.01590911">
            <text:p>1.59E-002</text:p>
          </table:table-cell>
          <table:table-cell/>
          <table:table-cell office:value-type="float" office:value="48">
            <text:p>48</text:p>
          </table:table-cell>
          <table:table-cell office:value-type="float" office:value="0.000000001049739">
            <text:p>1.05E-009</text:p>
          </table:table-cell>
          <table:table-cell office:value-type="float" office:value="0.01936618">
            <text:p>1.94E-002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000000001085977">
            <text:p>1.09E-009</text:p>
          </table:table-cell>
          <table:table-cell office:value-type="float" office:value="-0.0004398027">
            <text:p>-4.40E-004</text:p>
          </table:table-cell>
          <table:table-cell/>
          <table:table-cell office:value-type="float" office:value="49">
            <text:p>49</text:p>
          </table:table-cell>
          <table:table-cell office:value-type="float" office:value="0.000000001073401">
            <text:p>1.07E-009</text:p>
          </table:table-cell>
          <table:table-cell office:value-type="float" office:value="0.008157619">
            <text:p>8.16E-003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00001111914">
            <text:p>1.11E-009</text:p>
          </table:table-cell>
          <table:table-cell office:value-type="float" office:value="-0.02720635">
            <text:p>-2.72E-002</text:p>
          </table:table-cell>
          <table:table-cell/>
          <table:table-cell office:value-type="float" office:value="50">
            <text:p>50</text:p>
          </table:table-cell>
          <table:table-cell office:value-type="float" office:value="0.000000001098176">
            <text:p>1.10E-009</text:p>
          </table:table-cell>
          <table:table-cell office:value-type="float" office:value="-0.01381526">
            <text:p>-1.38E-002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000000001140744">
            <text:p>1.14E-009</text:p>
          </table:table-cell>
          <table:table-cell office:value-type="float" office:value="-0.02216652">
            <text:p>-2.22E-002</text:p>
          </table:table-cell>
          <table:table-cell/>
          <table:table-cell office:value-type="float" office:value="51">
            <text:p>51</text:p>
          </table:table-cell>
          <table:table-cell office:value-type="float" office:value="0.000000001128411">
            <text:p>1.13E-009</text:p>
          </table:table-cell>
          <table:table-cell office:value-type="float" office:value="-0.0306025">
            <text:p>-3.06E-002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000000001163875">
            <text:p>1.16E-009</text:p>
          </table:table-cell>
          <table:table-cell office:value-type="float" office:value="0.04414918">
            <text:p>4.41E-002</text:p>
          </table:table-cell>
          <table:table-cell/>
          <table:table-cell office:value-type="float" office:value="52">
            <text:p>52</text:p>
          </table:table-cell>
          <table:table-cell office:value-type="float" office:value="0.000000001156616">
            <text:p>1.16E-009</text:p>
          </table:table-cell>
          <table:table-cell office:value-type="float" office:value="0.01895131">
            <text:p>1.90E-002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000000001191051">
            <text:p>1.19E-009</text:p>
          </table:table-cell>
          <table:table-cell office:value-type="float" office:value="0.2281023">
            <text:p>2.28E-001</text:p>
          </table:table-cell>
          <table:table-cell/>
          <table:table-cell office:value-type="float" office:value="53">
            <text:p>53</text:p>
          </table:table-cell>
          <table:table-cell office:value-type="float" office:value="0.000000001179911">
            <text:p>1.18E-009</text:p>
          </table:table-cell>
          <table:table-cell office:value-type="float" office:value="0.1295161">
            <text:p>1.30E-001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000000001222325">
            <text:p>1.22E-009</text:p>
          </table:table-cell>
          <table:table-cell office:value-type="float" office:value="0.6065725">
            <text:p>6.07E-001</text:p>
          </table:table-cell>
          <table:table-cell/>
          <table:table-cell office:value-type="float" office:value="54">
            <text:p>54</text:p>
          </table:table-cell>
          <table:table-cell office:value-type="float" office:value="0.000000001205924">
            <text:p>1.21E-009</text:p>
          </table:table-cell>
          <table:table-cell office:value-type="float" office:value="0.4069835">
            <text:p>4.07E-001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00000001254517">
            <text:p>1.25E-009</text:p>
          </table:table-cell>
          <table:table-cell office:value-type="float" office:value="1.058725">
            <text:p>1.06E+000</text:p>
          </table:table-cell>
          <table:table-cell/>
          <table:table-cell office:value-type="float" office:value="55">
            <text:p>55</text:p>
          </table:table-cell>
          <table:table-cell office:value-type="float" office:value="0.000000001235896">
            <text:p>1.24E-009</text:p>
          </table:table-cell>
          <table:table-cell office:value-type="float" office:value="0.8085499">
            <text:p>8.09E-001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000000001288159">
            <text:p>1.29E-009</text:p>
          </table:table-cell>
          <table:table-cell office:value-type="float" office:value="1.483528">
            <text:p>1.48E+000</text:p>
          </table:table-cell>
          <table:table-cell/>
          <table:table-cell office:value-type="float" office:value="56">
            <text:p>56</text:p>
          </table:table-cell>
          <table:table-cell office:value-type="float" office:value="0.000000001270193">
            <text:p>1.27E-009</text:p>
          </table:table-cell>
          <table:table-cell office:value-type="float" office:value="1.280809">
            <text:p>1.28E+00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000000001321548">
            <text:p>1.32E-009</text:p>
          </table:table-cell>
          <table:table-cell office:value-type="float" office:value="1.740574">
            <text:p>1.74E+000</text:p>
          </table:table-cell>
          <table:table-cell/>
          <table:table-cell office:value-type="float" office:value="57">
            <text:p>57</text:p>
          </table:table-cell>
          <table:table-cell office:value-type="float" office:value="0.000000001303561">
            <text:p>1.30E-009</text:p>
          </table:table-cell>
          <table:table-cell office:value-type="float" office:value="1.627829">
            <text:p>1.63E+000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00000000134645">
            <text:p>1.35E-009</text:p>
          </table:table-cell>
          <table:table-cell office:value-type="float" office:value="1.835263">
            <text:p>1.84E+000</text:p>
          </table:table-cell>
          <table:table-cell/>
          <table:table-cell office:value-type="float" office:value="58">
            <text:p>58</text:p>
          </table:table-cell>
          <table:table-cell office:value-type="float" office:value="0.00000000133419">
            <text:p>1.33E-009</text:p>
          </table:table-cell>
          <table:table-cell office:value-type="float" office:value="1.803392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000000001376242">
            <text:p>1.38E-009</text:p>
          </table:table-cell>
          <table:table-cell office:value-type="float" office:value="1.900044">
            <text:p>1.90E+000</text:p>
          </table:table-cell>
          <table:table-cell/>
          <table:table-cell office:value-type="float" office:value="59">
            <text:p>59</text:p>
          </table:table-cell>
          <table:table-cell office:value-type="float" office:value="0.000000001356472">
            <text:p>1.36E-009</text:p>
          </table:table-cell>
          <table:table-cell office:value-type="float" office:value="1.86099">
            <text:p>1.86E+000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00001397842">
            <text:p>1.40E-009</text:p>
          </table:table-cell>
          <table:table-cell office:value-type="float" office:value="1.934976">
            <text:p>1.93E+000</text:p>
          </table:table-cell>
          <table:table-cell/>
          <table:table-cell office:value-type="float" office:value="60">
            <text:p>60</text:p>
          </table:table-cell>
          <table:table-cell office:value-type="float" office:value="0.000000001379998">
            <text:p>1.38E-009</text:p>
          </table:table-cell>
          <table:table-cell office:value-type="float" office:value="1.908219">
            <text:p>1.91E+00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00000000142246">
            <text:p>1.42E-009</text:p>
          </table:table-cell>
          <table:table-cell office:value-type="float" office:value="1.958311">
            <text:p>1.96E+000</text:p>
          </table:table-cell>
          <table:table-cell/>
          <table:table-cell office:value-type="float" office:value="61">
            <text:p>61</text:p>
          </table:table-cell>
          <table:table-cell office:value-type="float" office:value="0.000000001408214">
            <text:p>1.41E-009</text:p>
          </table:table-cell>
          <table:table-cell office:value-type="float" office:value="1.94663">
            <text:p>1.95E+000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000000001450049">
            <text:p>1.45E-009</text:p>
          </table:table-cell>
          <table:table-cell office:value-type="float" office:value="1.971195">
            <text:p>1.97E+000</text:p>
          </table:table-cell>
          <table:table-cell/>
          <table:table-cell office:value-type="float" office:value="62">
            <text:p>62</text:p>
          </table:table-cell>
          <table:table-cell office:value-type="float" office:value="0.000000001434642">
            <text:p>1.43E-009</text:p>
          </table:table-cell>
          <table:table-cell office:value-type="float" office:value="1.965624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000000001478524">
            <text:p>1.48E-009</text:p>
          </table:table-cell>
          <table:table-cell office:value-type="float" office:value="1.975171">
            <text:p>1.98E+000</text:p>
          </table:table-cell>
          <table:table-cell/>
          <table:table-cell office:value-type="float" office:value="63">
            <text:p>63</text:p>
          </table:table-cell>
          <table:table-cell office:value-type="float" office:value="0.000000001461919">
            <text:p>1.46E-009</text:p>
          </table:table-cell>
          <table:table-cell office:value-type="float" office:value="1.973655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0001506915">
            <text:p>1.51E-009</text:p>
          </table:table-cell>
          <table:table-cell office:value-type="float" office:value="1.976617">
            <text:p>1.98E+000</text:p>
          </table:table-cell>
          <table:table-cell/>
          <table:table-cell office:value-type="float" office:value="64">
            <text:p>64</text:p>
          </table:table-cell>
          <table:table-cell office:value-type="float" office:value="0.00000000148327">
            <text:p>1.48E-009</text:p>
          </table:table-cell>
          <table:table-cell office:value-type="float" office:value="1.9752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000000001530181">
            <text:p>1.53E-009</text:p>
          </table:table-cell>
          <table:table-cell office:value-type="float" office:value="1.978104">
            <text:p>1.98E+000</text:p>
          </table:table-cell>
          <table:table-cell/>
          <table:table-cell office:value-type="float" office:value="65">
            <text:p>65</text:p>
          </table:table-cell>
          <table:table-cell office:value-type="float" office:value="0.000000001508375">
            <text:p>1.51E-009</text:p>
          </table:table-cell>
          <table:table-cell office:value-type="float" office:value="1.976816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000000001553607">
            <text:p>1.55E-009</text:p>
          </table:table-cell>
          <table:table-cell office:value-type="float" office:value="1.978747">
            <text:p>1.98E+000</text:p>
          </table:table-cell>
          <table:table-cell/>
          <table:table-cell office:value-type="float" office:value="66">
            <text:p>66</text:p>
          </table:table-cell>
          <table:table-cell office:value-type="float" office:value="0.000000001528232">
            <text:p>1.53E-009</text:p>
          </table:table-cell>
          <table:table-cell office:value-type="float" office:value="1.97804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000000001584609">
            <text:p>1.58E-009</text:p>
          </table:table-cell>
          <table:table-cell office:value-type="float" office:value="1.979197">
            <text:p>1.98E+000</text:p>
          </table:table-cell>
          <table:table-cell/>
          <table:table-cell office:value-type="float" office:value="67">
            <text:p>67</text:p>
          </table:table-cell>
          <table:table-cell office:value-type="float" office:value="0.000000001551277">
            <text:p>1.55E-009</text:p>
          </table:table-cell>
          <table:table-cell office:value-type="float" office:value="1.978646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000000001617991">
            <text:p>1.62E-009</text:p>
          </table:table-cell>
          <table:table-cell office:value-type="float" office:value="1.979554">
            <text:p>1.98E+000</text:p>
          </table:table-cell>
          <table:table-cell/>
          <table:table-cell office:value-type="float" office:value="68">
            <text:p>68</text:p>
          </table:table-cell>
          <table:table-cell office:value-type="float" office:value="0.000000001580224">
            <text:p>1.58E-009</text:p>
          </table:table-cell>
          <table:table-cell office:value-type="float" office:value="1.97916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000000001645065">
            <text:p>1.65E-009</text:p>
          </table:table-cell>
          <table:table-cell office:value-type="float" office:value="1.9798">
            <text:p>1.98E+000</text:p>
          </table:table-cell>
          <table:table-cell/>
          <table:table-cell office:value-type="float" office:value="69">
            <text:p>69</text:p>
          </table:table-cell>
          <table:table-cell office:value-type="float" office:value="0.000000001608669">
            <text:p>1.61E-009</text:p>
          </table:table-cell>
          <table:table-cell office:value-type="float" office:value="1.97942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00001670626">
            <text:p>1.67E-009</text:p>
          </table:table-cell>
          <table:table-cell office:value-type="float" office:value="1.980012">
            <text:p>1.98E+000</text:p>
          </table:table-cell>
          <table:table-cell/>
          <table:table-cell office:value-type="float" office:value="70">
            <text:p>70</text:p>
          </table:table-cell>
          <table:table-cell office:value-type="float" office:value="0.000000001635215">
            <text:p>1.64E-009</text:p>
          </table:table-cell>
          <table:table-cell office:value-type="float" office:value="1.97973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00000000169603">
            <text:p>1.70E-009</text:p>
          </table:table-cell>
          <table:table-cell office:value-type="float" office:value="1.980034">
            <text:p>1.98E+000</text:p>
          </table:table-cell>
          <table:table-cell/>
          <table:table-cell office:value-type="float" office:value="71">
            <text:p>71</text:p>
          </table:table-cell>
          <table:table-cell office:value-type="float" office:value="0.000000001661661">
            <text:p>1.66E-009</text:p>
          </table:table-cell>
          <table:table-cell office:value-type="float" office:value="1.97992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000000001724283">
            <text:p>1.72E-009</text:p>
          </table:table-cell>
          <table:table-cell office:value-type="float" office:value="1.980094">
            <text:p>1.98E+000</text:p>
          </table:table-cell>
          <table:table-cell/>
          <table:table-cell office:value-type="float" office:value="72">
            <text:p>72</text:p>
          </table:table-cell>
          <table:table-cell office:value-type="float" office:value="0.000000001691447">
            <text:p>1.69E-009</text:p>
          </table:table-cell>
          <table:table-cell office:value-type="float" office:value="1.980056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000000001751406">
            <text:p>1.75E-009</text:p>
          </table:table-cell>
          <table:table-cell office:value-type="float" office:value="1.980094">
            <text:p>1.98E+000</text:p>
          </table:table-cell>
          <table:table-cell/>
          <table:table-cell office:value-type="float" office:value="73">
            <text:p>73</text:p>
          </table:table-cell>
          <table:table-cell office:value-type="float" office:value="0.000000001727196">
            <text:p>1.73E-009</text:p>
          </table:table-cell>
          <table:table-cell office:value-type="float" office:value="1.98006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000000001777879">
            <text:p>1.78E-009</text:p>
          </table:table-cell>
          <table:table-cell office:value-type="float" office:value="1.980128">
            <text:p>1.98E+000</text:p>
          </table:table-cell>
          <table:table-cell/>
          <table:table-cell office:value-type="float" office:value="74">
            <text:p>74</text:p>
          </table:table-cell>
          <table:table-cell office:value-type="float" office:value="0.000000001760387">
            <text:p>1.76E-009</text:p>
          </table:table-cell>
          <table:table-cell office:value-type="float" office:value="1.98013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000000001803179">
            <text:p>1.80E-009</text:p>
          </table:table-cell>
          <table:table-cell office:value-type="float" office:value="1.980109">
            <text:p>1.98E+000</text:p>
          </table:table-cell>
          <table:table-cell/>
          <table:table-cell office:value-type="float" office:value="75">
            <text:p>75</text:p>
          </table:table-cell>
          <table:table-cell office:value-type="float" office:value="0.000000001788724">
            <text:p>1.79E-009</text:p>
          </table:table-cell>
          <table:table-cell office:value-type="float" office:value="1.98009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000000001827321">
            <text:p>1.83E-009</text:p>
          </table:table-cell>
          <table:table-cell office:value-type="float" office:value="1.98013">
            <text:p>1.98E+000</text:p>
          </table:table-cell>
          <table:table-cell/>
          <table:table-cell office:value-type="float" office:value="76">
            <text:p>76</text:p>
          </table:table-cell>
          <table:table-cell office:value-type="float" office:value="0.000000001811859">
            <text:p>1.81E-009</text:p>
          </table:table-cell>
          <table:table-cell office:value-type="float" office:value="1.98014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000000001860188">
            <text:p>1.86E-009</text:p>
          </table:table-cell>
          <table:table-cell office:value-type="float" office:value="1.980112">
            <text:p>1.98E+000</text:p>
          </table:table-cell>
          <table:table-cell/>
          <table:table-cell office:value-type="float" office:value="77">
            <text:p>77</text:p>
          </table:table-cell>
          <table:table-cell office:value-type="float" office:value="0.000000001836653">
            <text:p>1.84E-009</text:p>
          </table:table-cell>
          <table:table-cell office:value-type="float" office:value="1.98009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000000001894035">
            <text:p>1.89E-009</text:p>
          </table:table-cell>
          <table:table-cell office:value-type="float" office:value="1.980136">
            <text:p>1.98E+000</text:p>
          </table:table-cell>
          <table:table-cell/>
          <table:table-cell office:value-type="float" office:value="78">
            <text:p>78</text:p>
          </table:table-cell>
          <table:table-cell office:value-type="float" office:value="0.000000001862484">
            <text:p>1.86E-009</text:p>
          </table:table-cell>
          <table:table-cell office:value-type="float" office:value="1.98014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000000001920955">
            <text:p>1.92E-009</text:p>
          </table:table-cell>
          <table:table-cell office:value-type="float" office:value="1.98011">
            <text:p>1.98E+000</text:p>
          </table:table-cell>
          <table:table-cell/>
          <table:table-cell office:value-type="float" office:value="79">
            <text:p>79</text:p>
          </table:table-cell>
          <table:table-cell office:value-type="float" office:value="0.000000001888134">
            <text:p>1.89E-009</text:p>
          </table:table-cell>
          <table:table-cell office:value-type="float" office:value="1.98010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00001943941">
            <text:p>1.94E-009</text:p>
          </table:table-cell>
          <table:table-cell office:value-type="float" office:value="1.980133">
            <text:p>1.98E+000</text:p>
          </table:table-cell>
          <table:table-cell/>
          <table:table-cell office:value-type="float" office:value="80">
            <text:p>80</text:p>
          </table:table-cell>
          <table:table-cell office:value-type="float" office:value="0.000000001913441">
            <text:p>1.91E-009</text:p>
          </table:table-cell>
          <table:table-cell office:value-type="float" office:value="1.98014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000000001968696">
            <text:p>1.97E-009</text:p>
          </table:table-cell>
          <table:table-cell office:value-type="float" office:value="1.980112">
            <text:p>1.98E+000</text:p>
          </table:table-cell>
          <table:table-cell/>
          <table:table-cell office:value-type="float" office:value="81">
            <text:p>81</text:p>
          </table:table-cell>
          <table:table-cell office:value-type="float" office:value="0.000000001937122">
            <text:p>1.94E-009</text:p>
          </table:table-cell>
          <table:table-cell office:value-type="float" office:value="1.98009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000000001995648">
            <text:p>2.00E-009</text:p>
          </table:table-cell>
          <table:table-cell office:value-type="float" office:value="1.980153">
            <text:p>1.98E+000</text:p>
          </table:table-cell>
          <table:table-cell/>
          <table:table-cell office:value-type="float" office:value="82">
            <text:p>82</text:p>
          </table:table-cell>
          <table:table-cell office:value-type="float" office:value="0.000000001961244">
            <text:p>1.96E-009</text:p>
          </table:table-cell>
          <table:table-cell office:value-type="float" office:value="1.98014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000000002024218">
            <text:p>2.02E-009</text:p>
          </table:table-cell>
          <table:table-cell office:value-type="float" office:value="1.980151">
            <text:p>1.98E+000</text:p>
          </table:table-cell>
          <table:table-cell/>
          <table:table-cell office:value-type="float" office:value="83">
            <text:p>83</text:p>
          </table:table-cell>
          <table:table-cell office:value-type="float" office:value="0.000000001989448">
            <text:p>1.99E-009</text:p>
          </table:table-cell>
          <table:table-cell office:value-type="float" office:value="1.98011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000000002051861">
            <text:p>2.05E-009</text:p>
          </table:table-cell>
          <table:table-cell office:value-type="float" office:value="1.980119">
            <text:p>1.98E+000</text:p>
          </table:table-cell>
          <table:table-cell/>
          <table:table-cell office:value-type="float" office:value="84">
            <text:p>84</text:p>
          </table:table-cell>
          <table:table-cell office:value-type="float" office:value="0.000000002018296">
            <text:p>2.02E-009</text:p>
          </table:table-cell>
          <table:table-cell office:value-type="float" office:value="1.98017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000000002077608">
            <text:p>2.08E-009</text:p>
          </table:table-cell>
          <table:table-cell office:value-type="float" office:value="1.979989">
            <text:p>1.98E+000</text:p>
          </table:table-cell>
          <table:table-cell/>
          <table:table-cell office:value-type="float" office:value="85">
            <text:p>85</text:p>
          </table:table-cell>
          <table:table-cell office:value-type="float" office:value="0.000000002042912">
            <text:p>2.04E-009</text:p>
          </table:table-cell>
          <table:table-cell office:value-type="float" office:value="1.9801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000000002101468">
            <text:p>2.10E-009</text:p>
          </table:table-cell>
          <table:table-cell office:value-type="float" office:value="1.979937">
            <text:p>1.98E+000</text:p>
          </table:table-cell>
          <table:table-cell/>
          <table:table-cell office:value-type="float" office:value="86">
            <text:p>86</text:p>
          </table:table-cell>
          <table:table-cell office:value-type="float" office:value="0.000000002067057">
            <text:p>2.07E-009</text:p>
          </table:table-cell>
          <table:table-cell office:value-type="float" office:value="1.98005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000000002133543">
            <text:p>2.13E-009</text:p>
          </table:table-cell>
          <table:table-cell office:value-type="float" office:value="1.980328">
            <text:p>1.98E+000</text:p>
          </table:table-cell>
          <table:table-cell/>
          <table:table-cell office:value-type="float" office:value="87">
            <text:p>87</text:p>
          </table:table-cell>
          <table:table-cell office:value-type="float" office:value="0.000000002090228">
            <text:p>2.09E-009</text:p>
          </table:table-cell>
          <table:table-cell office:value-type="float" office:value="1.97995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000000002164522">
            <text:p>2.16E-009</text:p>
          </table:table-cell>
          <table:table-cell office:value-type="float" office:value="1.981617">
            <text:p>1.98E+000</text:p>
          </table:table-cell>
          <table:table-cell/>
          <table:table-cell office:value-type="float" office:value="88">
            <text:p>88</text:p>
          </table:table-cell>
          <table:table-cell office:value-type="float" office:value="0.000000002115906">
            <text:p>2.12E-009</text:p>
          </table:table-cell>
          <table:table-cell office:value-type="float" office:value="1.97999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000000002189025">
            <text:p>2.19E-009</text:p>
          </table:table-cell>
          <table:table-cell office:value-type="float" office:value="1.981146">
            <text:p>1.98E+000</text:p>
          </table:table-cell>
          <table:table-cell/>
          <table:table-cell office:value-type="float" office:value="89">
            <text:p>89</text:p>
          </table:table-cell>
          <table:table-cell office:value-type="float" office:value="0.000000002142095">
            <text:p>2.14E-009</text:p>
          </table:table-cell>
          <table:table-cell office:value-type="float" office:value="1.98050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00002211771">
            <text:p>2.21E-009</text:p>
          </table:table-cell>
          <table:table-cell office:value-type="float" office:value="1.977977">
            <text:p>1.98E+000</text:p>
          </table:table-cell>
          <table:table-cell/>
          <table:table-cell office:value-type="float" office:value="90">
            <text:p>90</text:p>
          </table:table-cell>
          <table:table-cell office:value-type="float" office:value="0.000000002169569">
            <text:p>2.17E-009</text:p>
          </table:table-cell>
          <table:table-cell office:value-type="float" office:value="1.98181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000000002236615">
            <text:p>2.24E-009</text:p>
          </table:table-cell>
          <table:table-cell office:value-type="float" office:value="1.973009">
            <text:p>1.97E+000</text:p>
          </table:table-cell>
          <table:table-cell/>
          <table:table-cell office:value-type="float" office:value="91">
            <text:p>91</text:p>
          </table:table-cell>
          <table:table-cell office:value-type="float" office:value="0.000000002198857">
            <text:p>2.20E-009</text:p>
          </table:table-cell>
          <table:table-cell office:value-type="float" office:value="1.98032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000000002262074">
            <text:p>2.26E-009</text:p>
          </table:table-cell>
          <table:table-cell office:value-type="float" office:value="1.973197">
            <text:p>1.97E+000</text:p>
          </table:table-cell>
          <table:table-cell/>
          <table:table-cell office:value-type="float" office:value="92">
            <text:p>92</text:p>
          </table:table-cell>
          <table:table-cell office:value-type="float" office:value="0.000000002225993">
            <text:p>2.23E-009</text:p>
          </table:table-cell>
          <table:table-cell office:value-type="float" office:value="1.97622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000000002285539">
            <text:p>2.29E-009</text:p>
          </table:table-cell>
          <table:table-cell office:value-type="float" office:value="1.988603">
            <text:p>1.99E+000</text:p>
          </table:table-cell>
          <table:table-cell/>
          <table:table-cell office:value-type="float" office:value="93">
            <text:p>93</text:p>
          </table:table-cell>
          <table:table-cell office:value-type="float" office:value="0.00000000225135">
            <text:p>2.25E-009</text:p>
          </table:table-cell>
          <table:table-cell office:value-type="float" office:value="1.971143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00000000230871">
            <text:p>2.31E-009</text:p>
          </table:table-cell>
          <table:table-cell office:value-type="float" office:value="2.024377">
            <text:p>2.02E+000</text:p>
          </table:table-cell>
          <table:table-cell/>
          <table:table-cell office:value-type="float" office:value="94">
            <text:p>94</text:p>
          </table:table-cell>
          <table:table-cell office:value-type="float" office:value="0.000000002279058">
            <text:p>2.28E-009</text:p>
          </table:table-cell>
          <table:table-cell office:value-type="float" office:value="1.980896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00000000233431">
            <text:p>2.33E-009</text:p>
          </table:table-cell>
          <table:table-cell office:value-type="float" office:value="2.05182">
            <text:p>2.05E+000</text:p>
          </table:table-cell>
          <table:table-cell/>
          <table:table-cell office:value-type="float" office:value="95">
            <text:p>95</text:p>
          </table:table-cell>
          <table:table-cell office:value-type="float" office:value="0.000000002305692">
            <text:p>2.31E-009</text:p>
          </table:table-cell>
          <table:table-cell office:value-type="float" office:value="2.014038">
            <text:p>2.01E+000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000000002352336">
            <text:p>2.35E-009</text:p>
          </table:table-cell>
          <table:table-cell office:value-type="float" office:value="2.027954">
            <text:p>2.03E+000</text:p>
          </table:table-cell>
          <table:table-cell/>
          <table:table-cell office:value-type="float" office:value="96">
            <text:p>96</text:p>
          </table:table-cell>
          <table:table-cell office:value-type="float" office:value="0.000000002334069">
            <text:p>2.33E-009</text:p>
          </table:table-cell>
          <table:table-cell office:value-type="float" office:value="2.050881">
            <text:p>2.05E+000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000000002376365">
            <text:p>2.38E-009</text:p>
          </table:table-cell>
          <table:table-cell office:value-type="float" office:value="1.941356">
            <text:p>1.94E+000</text:p>
          </table:table-cell>
          <table:table-cell/>
          <table:table-cell office:value-type="float" office:value="97">
            <text:p>97</text:p>
          </table:table-cell>
          <table:table-cell office:value-type="float" office:value="0.000000002356918">
            <text:p>2.36E-009</text:p>
          </table:table-cell>
          <table:table-cell office:value-type="float" office:value="2.022485">
            <text:p>2.02E+000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000000002411506">
            <text:p>2.41E-009</text:p>
          </table:table-cell>
          <table:table-cell office:value-type="float" office:value="1.652326">
            <text:p>1.65E+000</text:p>
          </table:table-cell>
          <table:table-cell/>
          <table:table-cell office:value-type="float" office:value="98">
            <text:p>98</text:p>
          </table:table-cell>
          <table:table-cell office:value-type="float" office:value="0.000000002379573">
            <text:p>2.38E-009</text:p>
          </table:table-cell>
          <table:table-cell office:value-type="float" office:value="1.93821">
            <text:p>1.94E+000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000000002457466">
            <text:p>2.46E-009</text:p>
          </table:table-cell>
          <table:table-cell office:value-type="float" office:value="0.9949832">
            <text:p>9.95E-001</text:p>
          </table:table-cell>
          <table:table-cell/>
          <table:table-cell office:value-type="float" office:value="99">
            <text:p>99</text:p>
          </table:table-cell>
          <table:table-cell office:value-type="float" office:value="0.000000002417506">
            <text:p>2.42E-009</text:p>
          </table:table-cell>
          <table:table-cell office:value-type="float" office:value="1.602171">
            <text:p>1.60E+000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00002503615">
            <text:p>2.50E-009</text:p>
          </table:table-cell>
          <table:table-cell office:value-type="float" office:value="0.3217074">
            <text:p>3.22E-001</text:p>
          </table:table-cell>
          <table:table-cell/>
          <table:table-cell office:value-type="float" office:value="100">
            <text:p>100</text:p>
          </table:table-cell>
          <table:table-cell office:value-type="float" office:value="0.00000000245846">
            <text:p>2.46E-009</text:p>
          </table:table-cell>
          <table:table-cell office:value-type="float" office:value="1.010095">
            <text:p>1.01E+000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0.000000002544036">
            <text:p>2.54E-009</text:p>
          </table:table-cell>
          <table:table-cell office:value-type="float" office:value="0.0738039">
            <text:p>7.38E-002</text:p>
          </table:table-cell>
          <table:table-cell/>
          <table:table-cell office:value-type="float" office:value="101">
            <text:p>101</text:p>
          </table:table-cell>
          <table:table-cell office:value-type="float" office:value="0.000000002504492">
            <text:p>2.50E-009</text:p>
          </table:table-cell>
          <table:table-cell office:value-type="float" office:value="0.3342284">
            <text:p>3.34E-001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.000000002578681">
            <text:p>2.58E-009</text:p>
          </table:table-cell>
          <table:table-cell office:value-type="float" office:value="0.05270008">
            <text:p>5.27E-002</text:p>
          </table:table-cell>
          <table:table-cell/>
          <table:table-cell office:value-type="float" office:value="102">
            <text:p>102</text:p>
          </table:table-cell>
          <table:table-cell office:value-type="float" office:value="0.000000002540604">
            <text:p>2.54E-009</text:p>
          </table:table-cell>
          <table:table-cell office:value-type="float" office:value="0.09117038">
            <text:p>9.12E-002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0.00000000261312">
            <text:p>2.61E-009</text:p>
          </table:table-cell>
          <table:table-cell office:value-type="float" office:value="0.0491257">
            <text:p>4.91E-002</text:p>
          </table:table-cell>
          <table:table-cell/>
          <table:table-cell office:value-type="float" office:value="103">
            <text:p>103</text:p>
          </table:table-cell>
          <table:table-cell office:value-type="float" office:value="0.000000002575278">
            <text:p>2.58E-009</text:p>
          </table:table-cell>
          <table:table-cell office:value-type="float" office:value="0.05361585">
            <text:p>5.36E-002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0.000000002637293">
            <text:p>2.64E-009</text:p>
          </table:table-cell>
          <table:table-cell office:value-type="float" office:value="0.03592559">
            <text:p>3.59E-002</text:p>
          </table:table-cell>
          <table:table-cell/>
          <table:table-cell office:value-type="float" office:value="104">
            <text:p>104</text:p>
          </table:table-cell>
          <table:table-cell office:value-type="float" office:value="0.000000002606679">
            <text:p>2.61E-009</text:p>
          </table:table-cell>
          <table:table-cell office:value-type="float" office:value="0.0513687">
            <text:p>5.14E-002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.00000000266552">
            <text:p>2.67E-009</text:p>
          </table:table-cell>
          <table:table-cell office:value-type="float" office:value="0.02628171">
            <text:p>2.63E-002</text:p>
          </table:table-cell>
          <table:table-cell/>
          <table:table-cell office:value-type="float" office:value="105">
            <text:p>105</text:p>
          </table:table-cell>
          <table:table-cell office:value-type="float" office:value="0.00000000263496">
            <text:p>2.63E-009</text:p>
          </table:table-cell>
          <table:table-cell office:value-type="float" office:value="0.03861115">
            <text:p>3.86E-002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.000000002692149">
            <text:p>2.69E-009</text:p>
          </table:table-cell>
          <table:table-cell office:value-type="float" office:value="0.02272552">
            <text:p>2.27E-002</text:p>
          </table:table-cell>
          <table:table-cell/>
          <table:table-cell office:value-type="float" office:value="106">
            <text:p>106</text:p>
          </table:table-cell>
          <table:table-cell office:value-type="float" office:value="0.000000002664951">
            <text:p>2.66E-009</text:p>
          </table:table-cell>
          <table:table-cell office:value-type="float" office:value="0.0266335">
            <text:p>2.66E-002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0.000000002718463">
            <text:p>2.72E-009</text:p>
          </table:table-cell>
          <table:table-cell office:value-type="float" office:value="0.01842012">
            <text:p>1.84E-002</text:p>
          </table:table-cell>
          <table:table-cell/>
          <table:table-cell office:value-type="float" office:value="107">
            <text:p>107</text:p>
          </table:table-cell>
          <table:table-cell office:value-type="float" office:value="0.000000002691389">
            <text:p>2.69E-009</text:p>
          </table:table-cell>
          <table:table-cell office:value-type="float" office:value="0.0230374">
            <text:p>2.30E-002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.000000002743064">
            <text:p>2.74E-009</text:p>
          </table:table-cell>
          <table:table-cell office:value-type="float" office:value="0.01615505">
            <text:p>1.62E-002</text:p>
          </table:table-cell>
          <table:table-cell/>
          <table:table-cell office:value-type="float" office:value="108">
            <text:p>108</text:p>
          </table:table-cell>
          <table:table-cell office:value-type="float" office:value="0.000000002717491">
            <text:p>2.72E-009</text:p>
          </table:table-cell>
          <table:table-cell office:value-type="float" office:value="0.01884243">
            <text:p>1.88E-002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.000000002767298">
            <text:p>2.77E-009</text:p>
          </table:table-cell>
          <table:table-cell office:value-type="float" office:value="0.01399439">
            <text:p>1.40E-002</text:p>
          </table:table-cell>
          <table:table-cell/>
          <table:table-cell office:value-type="float" office:value="109">
            <text:p>109</text:p>
          </table:table-cell>
          <table:table-cell office:value-type="float" office:value="0.000000002743542">
            <text:p>2.74E-009</text:p>
          </table:table-cell>
          <table:table-cell office:value-type="float" office:value="0.01613912">
            <text:p>1.61E-002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0000002794661">
            <text:p>2.79E-009</text:p>
          </table:table-cell>
          <table:table-cell office:value-type="float" office:value="0.01364849">
            <text:p>1.36E-002</text:p>
          </table:table-cell>
          <table:table-cell/>
          <table:table-cell office:value-type="float" office:value="110">
            <text:p>110</text:p>
          </table:table-cell>
          <table:table-cell office:value-type="float" office:value="0.00000000276896">
            <text:p>2.77E-009</text:p>
          </table:table-cell>
          <table:table-cell office:value-type="float" office:value="0.01407716">
            <text:p>1.41E-002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0.000000002819233">
            <text:p>2.82E-009</text:p>
          </table:table-cell>
          <table:table-cell office:value-type="float" office:value="0.01315909">
            <text:p>1.32E-002</text:p>
          </table:table-cell>
          <table:table-cell/>
          <table:table-cell office:value-type="float" office:value="111">
            <text:p>111</text:p>
          </table:table-cell>
          <table:table-cell office:value-type="float" office:value="0.000000002798521">
            <text:p>2.80E-009</text:p>
          </table:table-cell>
          <table:table-cell office:value-type="float" office:value="0.01351248">
            <text:p>1.35E-002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0.000000002843428">
            <text:p>2.84E-009</text:p>
          </table:table-cell>
          <table:table-cell office:value-type="float" office:value="0.01337317">
            <text:p>1.34E-002</text:p>
          </table:table-cell>
          <table:table-cell/>
          <table:table-cell office:value-type="float" office:value="112">
            <text:p>112</text:p>
          </table:table-cell>
          <table:table-cell office:value-type="float" office:value="0.00000000282343">
            <text:p>2.82E-009</text:p>
          </table:table-cell>
          <table:table-cell office:value-type="float" office:value="0.01324318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.000000002875289">
            <text:p>2.88E-009</text:p>
          </table:table-cell>
          <table:table-cell office:value-type="float" office:value="0.01286566">
            <text:p>1.29E-002</text:p>
          </table:table-cell>
          <table:table-cell/>
          <table:table-cell office:value-type="float" office:value="113">
            <text:p>113</text:p>
          </table:table-cell>
          <table:table-cell office:value-type="float" office:value="0.000000002847948">
            <text:p>2.85E-009</text:p>
          </table:table-cell>
          <table:table-cell office:value-type="float" office:value="0.01325017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.000000002908471">
            <text:p>2.91E-009</text:p>
          </table:table-cell>
          <table:table-cell office:value-type="float" office:value="0.01323409">
            <text:p>1.32E-002</text:p>
          </table:table-cell>
          <table:table-cell/>
          <table:table-cell office:value-type="float" office:value="114">
            <text:p>114</text:p>
          </table:table-cell>
          <table:table-cell office:value-type="float" office:value="0.000000002873556">
            <text:p>2.87E-009</text:p>
          </table:table-cell>
          <table:table-cell office:value-type="float" office:value="0.01297345">
            <text:p>1.30E-002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00000002931793">
            <text:p>2.93E-009</text:p>
          </table:table-cell>
          <table:table-cell office:value-type="float" office:value="0.01283507">
            <text:p>1.28E-002</text:p>
          </table:table-cell>
          <table:table-cell/>
          <table:table-cell office:value-type="float" office:value="115">
            <text:p>115</text:p>
          </table:table-cell>
          <table:table-cell office:value-type="float" office:value="0.000000002901682">
            <text:p>2.90E-009</text:p>
          </table:table-cell>
          <table:table-cell office:value-type="float" office:value="0.01313994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.000000002955785">
            <text:p>2.96E-009</text:p>
          </table:table-cell>
          <table:table-cell office:value-type="float" office:value="0.01322473">
            <text:p>1.32E-002</text:p>
          </table:table-cell>
          <table:table-cell/>
          <table:table-cell office:value-type="float" office:value="116">
            <text:p>116</text:p>
          </table:table-cell>
          <table:table-cell office:value-type="float" office:value="0.00000000292304">
            <text:p>2.92E-009</text:p>
          </table:table-cell>
          <table:table-cell office:value-type="float" office:value="0.01293615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.000000002979063">
            <text:p>2.98E-009</text:p>
          </table:table-cell>
          <table:table-cell office:value-type="float" office:value="0.01280185">
            <text:p>1.28E-002</text:p>
          </table:table-cell>
          <table:table-cell/>
          <table:table-cell office:value-type="float" office:value="117">
            <text:p>117</text:p>
          </table:table-cell>
          <table:table-cell office:value-type="float" office:value="0.00000000294648">
            <text:p>2.95E-009</text:p>
          </table:table-cell>
          <table:table-cell office:value-type="float" office:value="0.01313172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.0000000030094">
            <text:p>3.01E-009</text:p>
          </table:table-cell>
          <table:table-cell office:value-type="float" office:value="0.01318568">
            <text:p>1.32E-002</text:p>
          </table:table-cell>
          <table:table-cell/>
          <table:table-cell office:value-type="float" office:value="118">
            <text:p>118</text:p>
          </table:table-cell>
          <table:table-cell office:value-type="float" office:value="0.000000002970839">
            <text:p>2.97E-009</text:p>
          </table:table-cell>
          <table:table-cell office:value-type="float" office:value="0.01290968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0.000000003042024">
            <text:p>3.04E-009</text:p>
          </table:table-cell>
          <table:table-cell office:value-type="float" office:value="0.01278722">
            <text:p>1.28E-002</text:p>
          </table:table-cell>
          <table:table-cell/>
          <table:table-cell office:value-type="float" office:value="119">
            <text:p>119</text:p>
          </table:table-cell>
          <table:table-cell office:value-type="float" office:value="0.000000002998028">
            <text:p>3.00E-009</text:p>
          </table:table-cell>
          <table:table-cell office:value-type="float" office:value="0.01309002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0000003065517">
            <text:p>3.07E-009</text:p>
          </table:table-cell>
          <table:table-cell office:value-type="float" office:value="0.01317683">
            <text:p>1.32E-002</text:p>
          </table:table-cell>
          <table:table-cell/>
          <table:table-cell office:value-type="float" office:value="120">
            <text:p>120</text:p>
          </table:table-cell>
          <table:table-cell office:value-type="float" office:value="0.000000003022769">
            <text:p>3.02E-009</text:p>
          </table:table-cell>
          <table:table-cell office:value-type="float" office:value="0.01289051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.000000003088753">
            <text:p>3.09E-009</text:p>
          </table:table-cell>
          <table:table-cell office:value-type="float" office:value="0.01278507">
            <text:p>1.28E-002</text:p>
          </table:table-cell>
          <table:table-cell/>
          <table:table-cell office:value-type="float" office:value="121">
            <text:p>121</text:p>
          </table:table-cell>
          <table:table-cell office:value-type="float" office:value="0.000000003046143">
            <text:p>3.05E-009</text:p>
          </table:table-cell>
          <table:table-cell office:value-type="float" office:value="0.01308044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0.000000003113654">
            <text:p>3.11E-009</text:p>
          </table:table-cell>
          <table:table-cell office:value-type="float" office:value="0.01317217">
            <text:p>1.32E-002</text:p>
          </table:table-cell>
          <table:table-cell/>
          <table:table-cell office:value-type="float" office:value="122">
            <text:p>122</text:p>
          </table:table-cell>
          <table:table-cell office:value-type="float" office:value="0.000000003073893">
            <text:p>3.07E-009</text:p>
          </table:table-cell>
          <table:table-cell office:value-type="float" office:value="0.01288492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0.000000003142531">
            <text:p>3.14E-009</text:p>
          </table:table-cell>
          <table:table-cell office:value-type="float" office:value="0.01278725">
            <text:p>1.28E-002</text:p>
          </table:table-cell>
          <table:table-cell/>
          <table:table-cell office:value-type="float" office:value="123">
            <text:p>123</text:p>
          </table:table-cell>
          <table:table-cell office:value-type="float" office:value="0.000000003095472">
            <text:p>3.10E-009</text:p>
          </table:table-cell>
          <table:table-cell office:value-type="float" office:value="0.01307501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0.000000003169898">
            <text:p>3.17E-009</text:p>
          </table:table-cell>
          <table:table-cell office:value-type="float" office:value="0.01317398">
            <text:p>1.32E-002</text:p>
          </table:table-cell>
          <table:table-cell/>
          <table:table-cell office:value-type="float" office:value="124">
            <text:p>124</text:p>
          </table:table-cell>
          <table:table-cell office:value-type="float" office:value="0.000000003118127">
            <text:p>3.12E-009</text:p>
          </table:table-cell>
          <table:table-cell office:value-type="float" office:value="0.01288384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00000003191319">
            <text:p>3.19E-009</text:p>
          </table:table-cell>
          <table:table-cell office:value-type="float" office:value="0.01279129">
            <text:p>1.28E-002</text:p>
          </table:table-cell>
          <table:table-cell/>
          <table:table-cell office:value-type="float" office:value="125">
            <text:p>125</text:p>
          </table:table-cell>
          <table:table-cell office:value-type="float" office:value="0.000000003147313">
            <text:p>3.15E-009</text:p>
          </table:table-cell>
          <table:table-cell office:value-type="float" office:value="0.01307572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.00000000321498">
            <text:p>3.21E-009</text:p>
          </table:table-cell>
          <table:table-cell office:value-type="float" office:value="0.01315314">
            <text:p>1.32E-002</text:p>
          </table:table-cell>
          <table:table-cell/>
          <table:table-cell office:value-type="float" office:value="126">
            <text:p>126</text:p>
          </table:table-cell>
          <table:table-cell office:value-type="float" office:value="0.000000003180164">
            <text:p>3.18E-009</text:p>
          </table:table-cell>
          <table:table-cell office:value-type="float" office:value="0.0128886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.000000003237475">
            <text:p>3.24E-009</text:p>
          </table:table-cell>
          <table:table-cell office:value-type="float" office:value="0.01277337">
            <text:p>1.28E-002</text:p>
          </table:table-cell>
          <table:table-cell/>
          <table:table-cell office:value-type="float" office:value="127">
            <text:p>127</text:p>
          </table:table-cell>
          <table:table-cell office:value-type="float" office:value="0.000000003206211">
            <text:p>3.21E-009</text:p>
          </table:table-cell>
          <table:table-cell office:value-type="float" office:value="0.01306554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0003262219">
            <text:p>3.26E-009</text:p>
          </table:table-cell>
          <table:table-cell office:value-type="float" office:value="0.01315412">
            <text:p>1.32E-002</text:p>
          </table:table-cell>
          <table:table-cell/>
          <table:table-cell office:value-type="float" office:value="128">
            <text:p>128</text:p>
          </table:table-cell>
          <table:table-cell office:value-type="float" office:value="0.000000003235022">
            <text:p>3.24E-009</text:p>
          </table:table-cell>
          <table:table-cell office:value-type="float" office:value="0.01286884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0.000000003286162">
            <text:p>3.29E-009</text:p>
          </table:table-cell>
          <table:table-cell office:value-type="float" office:value="0.01284429">
            <text:p>1.28E-002</text:p>
          </table:table-cell>
          <table:table-cell/>
          <table:table-cell office:value-type="float" office:value="129">
            <text:p>129</text:p>
          </table:table-cell>
          <table:table-cell office:value-type="float" office:value="0.000000003263422">
            <text:p>3.26E-009</text:p>
          </table:table-cell>
          <table:table-cell office:value-type="float" office:value="0.0130591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0000003317207">
            <text:p>3.32E-009</text:p>
          </table:table-cell>
          <table:table-cell office:value-type="float" office:value="0.01334683">
            <text:p>1.33E-002</text:p>
          </table:table-cell>
          <table:table-cell/>
          <table:table-cell office:value-type="float" office:value="130">
            <text:p>130</text:p>
          </table:table-cell>
          <table:table-cell office:value-type="float" office:value="0.000000003290819">
            <text:p>3.29E-009</text:p>
          </table:table-cell>
          <table:table-cell office:value-type="float" office:value="0.01294737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.000000003344619">
            <text:p>3.34E-009</text:p>
          </table:table-cell>
          <table:table-cell office:value-type="float" office:value="0.01275205">
            <text:p>1.28E-002</text:p>
          </table:table-cell>
          <table:table-cell/>
          <table:table-cell office:value-type="float" office:value="131">
            <text:p>131</text:p>
          </table:table-cell>
          <table:table-cell office:value-type="float" office:value="0.000000003320797">
            <text:p>3.32E-009</text:p>
          </table:table-cell>
          <table:table-cell office:value-type="float" office:value="0.01326942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0.000000003369331">
            <text:p>3.37E-009</text:p>
          </table:table-cell>
          <table:table-cell office:value-type="float" office:value="0.0126924">
            <text:p>1.27E-002</text:p>
          </table:table-cell>
          <table:table-cell/>
          <table:table-cell office:value-type="float" office:value="132">
            <text:p>132</text:p>
          </table:table-cell>
          <table:table-cell office:value-type="float" office:value="0.000000003344465">
            <text:p>3.34E-009</text:p>
          </table:table-cell>
          <table:table-cell office:value-type="float" office:value="0.01286142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0.000000003393429">
            <text:p>3.39E-009</text:p>
          </table:table-cell>
          <table:table-cell office:value-type="float" office:value="0.01176182">
            <text:p>1.18E-002</text:p>
          </table:table-cell>
          <table:table-cell/>
          <table:table-cell office:value-type="float" office:value="133">
            <text:p>133</text:p>
          </table:table-cell>
          <table:table-cell office:value-type="float" office:value="0.000000003368778">
            <text:p>3.37E-009</text:p>
          </table:table-cell>
          <table:table-cell office:value-type="float" office:value="0.0125922">
            <text:p>1.26E-002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.000000003422577">
            <text:p>3.42E-009</text:p>
          </table:table-cell>
          <table:table-cell office:value-type="float" office:value="0.01338942">
            <text:p>1.34E-002</text:p>
          </table:table-cell>
          <table:table-cell/>
          <table:table-cell office:value-type="float" office:value="134">
            <text:p>134</text:p>
          </table:table-cell>
          <table:table-cell office:value-type="float" office:value="0.000000003391053">
            <text:p>3.39E-009</text:p>
          </table:table-cell>
          <table:table-cell office:value-type="float" office:value="0.0119149">
            <text:p>1.19E-002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00000003450466">
            <text:p>3.45E-009</text:p>
          </table:table-cell>
          <table:table-cell office:value-type="float" office:value="0.01728067">
            <text:p>1.73E-002</text:p>
          </table:table-cell>
          <table:table-cell/>
          <table:table-cell office:value-type="float" office:value="135">
            <text:p>135</text:p>
          </table:table-cell>
          <table:table-cell office:value-type="float" office:value="0.000000003422992">
            <text:p>3.42E-009</text:p>
          </table:table-cell>
          <table:table-cell office:value-type="float" office:value="0.01329126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0.000000003472259">
            <text:p>3.47E-009</text:p>
          </table:table-cell>
          <table:table-cell office:value-type="float" office:value="0.0213045">
            <text:p>2.13E-002</text:p>
          </table:table-cell>
          <table:table-cell/>
          <table:table-cell office:value-type="float" office:value="136">
            <text:p>136</text:p>
          </table:table-cell>
          <table:table-cell office:value-type="float" office:value="0.00000000345411">
            <text:p>3.45E-009</text:p>
          </table:table-cell>
          <table:table-cell office:value-type="float" office:value="0.01826243">
            <text:p>1.83E-002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0.000000003495474">
            <text:p>3.50E-009</text:p>
          </table:table-cell>
          <table:table-cell office:value-type="float" office:value="0.01392982">
            <text:p>1.39E-002</text:p>
          </table:table-cell>
          <table:table-cell/>
          <table:table-cell office:value-type="float" office:value="137">
            <text:p>137</text:p>
          </table:table-cell>
          <table:table-cell office:value-type="float" office:value="0.000000003477798">
            <text:p>3.48E-009</text:p>
          </table:table-cell>
          <table:table-cell office:value-type="float" office:value="0.02049192">
            <text:p>2.05E-002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0.000000003521212">
            <text:p>3.52E-009</text:p>
          </table:table-cell>
          <table:table-cell office:value-type="float" office:value="-0.003896145">
            <text:p>-3.90E-003</text:p>
          </table:table-cell>
          <table:table-cell/>
          <table:table-cell office:value-type="float" office:value="138">
            <text:p>138</text:p>
          </table:table-cell>
          <table:table-cell office:value-type="float" office:value="0.000000003500825">
            <text:p>3.50E-009</text:p>
          </table:table-cell>
          <table:table-cell office:value-type="float" office:value="0.0106812">
            <text:p>1.07E-002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0.000000003543268">
            <text:p>3.54E-009</text:p>
          </table:table-cell>
          <table:table-cell office:value-type="float" office:value="-0.02818477">
            <text:p>-2.82E-002</text:p>
          </table:table-cell>
          <table:table-cell/>
          <table:table-cell office:value-type="float" office:value="139">
            <text:p>139</text:p>
          </table:table-cell>
          <table:table-cell office:value-type="float" office:value="0.000000003525727">
            <text:p>3.53E-009</text:p>
          </table:table-cell>
          <table:table-cell office:value-type="float" office:value="-0.008483376">
            <text:p>-8.48E-003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0000003564221">
            <text:p>3.56E-009</text:p>
          </table:table-cell>
          <table:table-cell office:value-type="float" office:value="-0.03240556">
            <text:p>-3.24E-002</text:p>
          </table:table-cell>
          <table:table-cell/>
          <table:table-cell office:value-type="float" office:value="140">
            <text:p>140</text:p>
          </table:table-cell>
          <table:table-cell office:value-type="float" office:value="0.000000003550794">
            <text:p>3.55E-009</text:p>
          </table:table-cell>
          <table:table-cell office:value-type="float" office:value="-0.03231598">
            <text:p>-3.23E-002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0.000000003588521">
            <text:p>3.59E-009</text:p>
          </table:table-cell>
          <table:table-cell office:value-type="float" office:value="0.02129024">
            <text:p>2.13E-002</text:p>
          </table:table-cell>
          <table:table-cell/>
          <table:table-cell office:value-type="float" office:value="141">
            <text:p>141</text:p>
          </table:table-cell>
          <table:table-cell office:value-type="float" office:value="0.000000003574383">
            <text:p>3.57E-009</text:p>
          </table:table-cell>
          <table:table-cell office:value-type="float" office:value="-0.01760744">
            <text:p>-1.76E-002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0.000000003616356">
            <text:p>3.62E-009</text:p>
          </table:table-cell>
          <table:table-cell office:value-type="float" office:value="0.1707406">
            <text:p>1.71E-001</text:p>
          </table:table-cell>
          <table:table-cell/>
          <table:table-cell office:value-type="float" office:value="142">
            <text:p>142</text:p>
          </table:table-cell>
          <table:table-cell office:value-type="float" office:value="0.000000003596348">
            <text:p>3.60E-009</text:p>
          </table:table-cell>
          <table:table-cell office:value-type="float" office:value="0.049214">
            <text:p>4.92E-002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0.000000003642849">
            <text:p>3.64E-009</text:p>
          </table:table-cell>
          <table:table-cell office:value-type="float" office:value="0.4718948">
            <text:p>4.72E-001</text:p>
          </table:table-cell>
          <table:table-cell/>
          <table:table-cell office:value-type="float" office:value="143">
            <text:p>143</text:p>
          </table:table-cell>
          <table:table-cell office:value-type="float" office:value="0.000000003621618">
            <text:p>3.62E-009</text:p>
          </table:table-cell>
          <table:table-cell office:value-type="float" office:value="0.2213279">
            <text:p>2.21E-001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0.000000003676514">
            <text:p>3.68E-009</text:p>
          </table:table-cell>
          <table:table-cell office:value-type="float" office:value="0.9343825">
            <text:p>9.34E-001</text:p>
          </table:table-cell>
          <table:table-cell/>
          <table:table-cell office:value-type="float" office:value="144">
            <text:p>144</text:p>
          </table:table-cell>
          <table:table-cell office:value-type="float" office:value="0.00000000365677">
            <text:p>3.66E-009</text:p>
          </table:table-cell>
          <table:table-cell office:value-type="float" office:value="0.6455441">
            <text:p>6.46E-001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00000003710861">
            <text:p>3.71E-009</text:p>
          </table:table-cell>
          <table:table-cell office:value-type="float" office:value="1.390848">
            <text:p>1.39E+000</text:p>
          </table:table-cell>
          <table:table-cell/>
          <table:table-cell office:value-type="float" office:value="145">
            <text:p>145</text:p>
          </table:table-cell>
          <table:table-cell office:value-type="float" office:value="0.000000003698554">
            <text:p>3.70E-009</text:p>
          </table:table-cell>
          <table:table-cell office:value-type="float" office:value="1.222994">
            <text:p>1.22E+000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0.000000003741016">
            <text:p>3.74E-009</text:p>
          </table:table-cell>
          <table:table-cell office:value-type="float" office:value="1.667631">
            <text:p>1.67E+000</text:p>
          </table:table-cell>
          <table:table-cell/>
          <table:table-cell office:value-type="float" office:value="146">
            <text:p>146</text:p>
          </table:table-cell>
          <table:table-cell office:value-type="float" office:value="0.000000003732919">
            <text:p>3.73E-009</text:p>
          </table:table-cell>
          <table:table-cell office:value-type="float" office:value="1.601961">
            <text:p>1.60E+000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0.000000003770502">
            <text:p>3.77E-009</text:p>
          </table:table-cell>
          <table:table-cell office:value-type="float" office:value="1.817747">
            <text:p>1.82E+000</text:p>
          </table:table-cell>
          <table:table-cell/>
          <table:table-cell office:value-type="float" office:value="147">
            <text:p>147</text:p>
          </table:table-cell>
          <table:table-cell office:value-type="float" office:value="0.000000003766137">
            <text:p>3.77E-009</text:p>
          </table:table-cell>
          <table:table-cell office:value-type="float" office:value="1.801887">
            <text:p>1.80E+000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0.000000003791671">
            <text:p>3.79E-009</text:p>
          </table:table-cell>
          <table:table-cell office:value-type="float" office:value="1.868976">
            <text:p>1.87E+000</text:p>
          </table:table-cell>
          <table:table-cell/>
          <table:table-cell office:value-type="float" office:value="148">
            <text:p>148</text:p>
          </table:table-cell>
          <table:table-cell office:value-type="float" office:value="0.000000003793514">
            <text:p>3.79E-009</text:p>
          </table:table-cell>
          <table:table-cell office:value-type="float" office:value="1.87074">
            <text:p>1.87E+000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0.000000003814917">
            <text:p>3.81E-009</text:p>
          </table:table-cell>
          <table:table-cell office:value-type="float" office:value="1.914328">
            <text:p>1.91E+000</text:p>
          </table:table-cell>
          <table:table-cell/>
          <table:table-cell office:value-type="float" office:value="149">
            <text:p>149</text:p>
          </table:table-cell>
          <table:table-cell office:value-type="float" office:value="0.000000003819767">
            <text:p>3.82E-009</text:p>
          </table:table-cell>
          <table:table-cell office:value-type="float" office:value="1.920147">
            <text:p>1.92E+000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0000003837757">
            <text:p>3.84E-009</text:p>
          </table:table-cell>
          <table:table-cell office:value-type="float" office:value="1.944785">
            <text:p>1.94E+000</text:p>
          </table:table-cell>
          <table:table-cell/>
          <table:table-cell office:value-type="float" office:value="150">
            <text:p>150</text:p>
          </table:table-cell>
          <table:table-cell office:value-type="float" office:value="0.000000003848517">
            <text:p>3.85E-009</text:p>
          </table:table-cell>
          <table:table-cell office:value-type="float" office:value="1.953602">
            <text:p>1.95E+000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0.000000003872257">
            <text:p>3.87E-009</text:p>
          </table:table-cell>
          <table:table-cell office:value-type="float" office:value="1.968582">
            <text:p>1.97E+000</text:p>
          </table:table-cell>
          <table:table-cell/>
          <table:table-cell office:value-type="float" office:value="151">
            <text:p>151</text:p>
          </table:table-cell>
          <table:table-cell office:value-type="float" office:value="0.000000003875327">
            <text:p>3.88E-009</text:p>
          </table:table-cell>
          <table:table-cell office:value-type="float" office:value="1.969132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0.000000003903373">
            <text:p>3.90E-009</text:p>
          </table:table-cell>
          <table:table-cell office:value-type="float" office:value="1.975017">
            <text:p>1.98E+000</text:p>
          </table:table-cell>
          <table:table-cell/>
          <table:table-cell office:value-type="float" office:value="152">
            <text:p>152</text:p>
          </table:table-cell>
          <table:table-cell office:value-type="float" office:value="0.000000003901902">
            <text:p>3.90E-009</text:p>
          </table:table-cell>
          <table:table-cell office:value-type="float" office:value="1.974614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0.000000003925114">
            <text:p>3.93E-009</text:p>
          </table:table-cell>
          <table:table-cell office:value-type="float" office:value="1.975834">
            <text:p>1.98E+000</text:p>
          </table:table-cell>
          <table:table-cell/>
          <table:table-cell office:value-type="float" office:value="153">
            <text:p>153</text:p>
          </table:table-cell>
          <table:table-cell office:value-type="float" office:value="0.00000000392426">
            <text:p>3.92E-009</text:p>
          </table:table-cell>
          <table:table-cell office:value-type="float" office:value="1.97577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0.000000003949396">
            <text:p>3.95E-009</text:p>
          </table:table-cell>
          <table:table-cell office:value-type="float" office:value="1.977558">
            <text:p>1.98E+000</text:p>
          </table:table-cell>
          <table:table-cell/>
          <table:table-cell office:value-type="float" office:value="154">
            <text:p>154</text:p>
          </table:table-cell>
          <table:table-cell office:value-type="float" office:value="0.00000000394747">
            <text:p>3.95E-009</text:p>
          </table:table-cell>
          <table:table-cell office:value-type="float" office:value="1.977266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00000003977012">
            <text:p>3.98E-009</text:p>
          </table:table-cell>
          <table:table-cell office:value-type="float" office:value="1.978616">
            <text:p>1.98E+000</text:p>
          </table:table-cell>
          <table:table-cell/>
          <table:table-cell office:value-type="float" office:value="155">
            <text:p>155</text:p>
          </table:table-cell>
          <table:table-cell office:value-type="float" office:value="0.000000003971239">
            <text:p>3.97E-009</text:p>
          </table:table-cell>
          <table:table-cell office:value-type="float" office:value="1.97840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0.000000004004127">
            <text:p>4.00E-009</text:p>
          </table:table-cell>
          <table:table-cell office:value-type="float" office:value="1.979099">
            <text:p>1.98E+000</text:p>
          </table:table-cell>
          <table:table-cell/>
          <table:table-cell office:value-type="float" office:value="156">
            <text:p>156</text:p>
          </table:table-cell>
          <table:table-cell office:value-type="float" office:value="0.000000003997149">
            <text:p>4.00E-009</text:p>
          </table:table-cell>
          <table:table-cell office:value-type="float" office:value="1.97887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0.000000004031448">
            <text:p>4.03E-009</text:p>
          </table:table-cell>
          <table:table-cell office:value-type="float" office:value="1.979369">
            <text:p>1.98E+000</text:p>
          </table:table-cell>
          <table:table-cell/>
          <table:table-cell office:value-type="float" office:value="157">
            <text:p>157</text:p>
          </table:table-cell>
          <table:table-cell office:value-type="float" office:value="0.000000004021037">
            <text:p>4.02E-009</text:p>
          </table:table-cell>
          <table:table-cell office:value-type="float" office:value="1.97926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0.000000004051964">
            <text:p>4.05E-009</text:p>
          </table:table-cell>
          <table:table-cell office:value-type="float" office:value="1.979592">
            <text:p>1.98E+000</text:p>
          </table:table-cell>
          <table:table-cell/>
          <table:table-cell office:value-type="float" office:value="158">
            <text:p>158</text:p>
          </table:table-cell>
          <table:table-cell office:value-type="float" office:value="0.000000004044874">
            <text:p>4.04E-009</text:p>
          </table:table-cell>
          <table:table-cell office:value-type="float" office:value="1.97944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0.000000004077308">
            <text:p>4.08E-009</text:p>
          </table:table-cell>
          <table:table-cell office:value-type="float" office:value="1.979843">
            <text:p>1.98E+000</text:p>
          </table:table-cell>
          <table:table-cell/>
          <table:table-cell office:value-type="float" office:value="159">
            <text:p>159</text:p>
          </table:table-cell>
          <table:table-cell office:value-type="float" office:value="0.000000004066958">
            <text:p>4.07E-009</text:p>
          </table:table-cell>
          <table:table-cell office:value-type="float" office:value="1.9797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0000004097718">
            <text:p>4.10E-009</text:p>
          </table:table-cell>
          <table:table-cell office:value-type="float" office:value="1.98">
            <text:p>1.98E+000</text:p>
          </table:table-cell>
          <table:table-cell/>
          <table:table-cell office:value-type="float" office:value="160">
            <text:p>160</text:p>
          </table:table-cell>
          <table:table-cell office:value-type="float" office:value="0.000000004090043">
            <text:p>4.09E-009</text:p>
          </table:table-cell>
          <table:table-cell office:value-type="float" office:value="1.97988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0.000000004120463">
            <text:p>4.12E-009</text:p>
          </table:table-cell>
          <table:table-cell office:value-type="float" office:value="1.980022">
            <text:p>1.98E+000</text:p>
          </table:table-cell>
          <table:table-cell/>
          <table:table-cell office:value-type="float" office:value="161">
            <text:p>161</text:p>
          </table:table-cell>
          <table:table-cell office:value-type="float" office:value="0.000000004112347">
            <text:p>4.11E-009</text:p>
          </table:table-cell>
          <table:table-cell office:value-type="float" office:value="1.98003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0.000000004154619">
            <text:p>4.15E-009</text:p>
          </table:table-cell>
          <table:table-cell office:value-type="float" office:value="1.9801">
            <text:p>1.98E+000</text:p>
          </table:table-cell>
          <table:table-cell/>
          <table:table-cell office:value-type="float" office:value="162">
            <text:p>162</text:p>
          </table:table-cell>
          <table:table-cell office:value-type="float" office:value="0.000000004134907">
            <text:p>4.13E-009</text:p>
          </table:table-cell>
          <table:table-cell office:value-type="float" office:value="1.98001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0.000000004186324">
            <text:p>4.19E-009</text:p>
          </table:table-cell>
          <table:table-cell office:value-type="float" office:value="1.980093">
            <text:p>1.98E+000</text:p>
          </table:table-cell>
          <table:table-cell/>
          <table:table-cell office:value-type="float" office:value="163">
            <text:p>163</text:p>
          </table:table-cell>
          <table:table-cell office:value-type="float" office:value="0.000000004156611">
            <text:p>4.16E-009</text:p>
          </table:table-cell>
          <table:table-cell office:value-type="float" office:value="1.98011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0.000000004213536">
            <text:p>4.21E-009</text:p>
          </table:table-cell>
          <table:table-cell office:value-type="float" office:value="1.980135">
            <text:p>1.98E+000</text:p>
          </table:table-cell>
          <table:table-cell/>
          <table:table-cell office:value-type="float" office:value="164">
            <text:p>164</text:p>
          </table:table-cell>
          <table:table-cell office:value-type="float" office:value="0.000000004185895">
            <text:p>4.19E-009</text:p>
          </table:table-cell>
          <table:table-cell office:value-type="float" office:value="1.980071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00000004243082">
            <text:p>4.24E-009</text:p>
          </table:table-cell>
          <table:table-cell office:value-type="float" office:value="1.980107">
            <text:p>1.98E+000</text:p>
          </table:table-cell>
          <table:table-cell/>
          <table:table-cell office:value-type="float" office:value="165">
            <text:p>165</text:p>
          </table:table-cell>
          <table:table-cell office:value-type="float" office:value="0.000000004215048">
            <text:p>4.22E-009</text:p>
          </table:table-cell>
          <table:table-cell office:value-type="float" office:value="1.98014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0.000000004272639">
            <text:p>4.27E-009</text:p>
          </table:table-cell>
          <table:table-cell office:value-type="float" office:value="1.980134">
            <text:p>1.98E+000</text:p>
          </table:table-cell>
          <table:table-cell/>
          <table:table-cell office:value-type="float" office:value="166">
            <text:p>166</text:p>
          </table:table-cell>
          <table:table-cell office:value-type="float" office:value="0.000000004244545">
            <text:p>4.24E-009</text:p>
          </table:table-cell>
          <table:table-cell office:value-type="float" office:value="1.98008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0.000000004302053">
            <text:p>4.30E-009</text:p>
          </table:table-cell>
          <table:table-cell office:value-type="float" office:value="1.980109">
            <text:p>1.98E+000</text:p>
          </table:table-cell>
          <table:table-cell/>
          <table:table-cell office:value-type="float" office:value="167">
            <text:p>167</text:p>
          </table:table-cell>
          <table:table-cell office:value-type="float" office:value="0.000000004272611">
            <text:p>4.27E-009</text:p>
          </table:table-cell>
          <table:table-cell office:value-type="float" office:value="1.98015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.000000004325828">
            <text:p>4.33E-009</text:p>
          </table:table-cell>
          <table:table-cell office:value-type="float" office:value="1.980141">
            <text:p>1.98E+000</text:p>
          </table:table-cell>
          <table:table-cell/>
          <table:table-cell office:value-type="float" office:value="168">
            <text:p>168</text:p>
          </table:table-cell>
          <table:table-cell office:value-type="float" office:value="0.000000004304622">
            <text:p>4.30E-009</text:p>
          </table:table-cell>
          <table:table-cell office:value-type="float" office:value="1.980091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0.000000004353304">
            <text:p>4.35E-009</text:p>
          </table:table-cell>
          <table:table-cell office:value-type="float" office:value="1.980108">
            <text:p>1.98E+000</text:p>
          </table:table-cell>
          <table:table-cell/>
          <table:table-cell office:value-type="float" office:value="169">
            <text:p>169</text:p>
          </table:table-cell>
          <table:table-cell office:value-type="float" office:value="0.000000004327658">
            <text:p>4.33E-009</text:p>
          </table:table-cell>
          <table:table-cell office:value-type="float" office:value="1.98015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0000004376689">
            <text:p>4.38E-009</text:p>
          </table:table-cell>
          <table:table-cell office:value-type="float" office:value="1.980141">
            <text:p>1.98E+000</text:p>
          </table:table-cell>
          <table:table-cell/>
          <table:table-cell office:value-type="float" office:value="170">
            <text:p>170</text:p>
          </table:table-cell>
          <table:table-cell office:value-type="float" office:value="0.000000004355505">
            <text:p>4.36E-009</text:p>
          </table:table-cell>
          <table:table-cell office:value-type="float" office:value="1.98008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0.00000000439943">
            <text:p>4.40E-009</text:p>
          </table:table-cell>
          <table:table-cell office:value-type="float" office:value="1.980108">
            <text:p>1.98E+000</text:p>
          </table:table-cell>
          <table:table-cell/>
          <table:table-cell office:value-type="float" office:value="171">
            <text:p>171</text:p>
          </table:table-cell>
          <table:table-cell office:value-type="float" office:value="0.000000004383913">
            <text:p>4.38E-009</text:p>
          </table:table-cell>
          <table:table-cell office:value-type="float" office:value="1.98015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0.000000004427616">
            <text:p>4.43E-009</text:p>
          </table:table-cell>
          <table:table-cell office:value-type="float" office:value="1.980155">
            <text:p>1.98E+000</text:p>
          </table:table-cell>
          <table:table-cell/>
          <table:table-cell office:value-type="float" office:value="172">
            <text:p>172</text:p>
          </table:table-cell>
          <table:table-cell office:value-type="float" office:value="0.000000004407443">
            <text:p>4.41E-009</text:p>
          </table:table-cell>
          <table:table-cell office:value-type="float" office:value="1.98009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0.000000004465593">
            <text:p>4.47E-009</text:p>
          </table:table-cell>
          <table:table-cell office:value-type="float" office:value="1.980149">
            <text:p>1.98E+000</text:p>
          </table:table-cell>
          <table:table-cell/>
          <table:table-cell office:value-type="float" office:value="173">
            <text:p>173</text:p>
          </table:table-cell>
          <table:table-cell office:value-type="float" office:value="0.00000000443124">
            <text:p>4.43E-009</text:p>
          </table:table-cell>
          <table:table-cell office:value-type="float" office:value="1.98017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.000000004492545">
            <text:p>4.49E-009</text:p>
          </table:table-cell>
          <table:table-cell office:value-type="float" office:value="1.980079">
            <text:p>1.98E+000</text:p>
          </table:table-cell>
          <table:table-cell/>
          <table:table-cell office:value-type="float" office:value="174">
            <text:p>174</text:p>
          </table:table-cell>
          <table:table-cell office:value-type="float" office:value="0.0000000044591">
            <text:p>4.46E-009</text:p>
          </table:table-cell>
          <table:table-cell office:value-type="float" office:value="1.980131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00000004522385">
            <text:p>4.52E-009</text:p>
          </table:table-cell>
          <table:table-cell office:value-type="float" office:value="1.97996">
            <text:p>1.98E+000</text:p>
          </table:table-cell>
          <table:table-cell/>
          <table:table-cell office:value-type="float" office:value="175">
            <text:p>175</text:p>
          </table:table-cell>
          <table:table-cell office:value-type="float" office:value="0.000000004490973">
            <text:p>4.49E-009</text:p>
          </table:table-cell>
          <table:table-cell office:value-type="float" office:value="1.98011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0.000000004548345">
            <text:p>4.55E-009</text:p>
          </table:table-cell>
          <table:table-cell office:value-type="float" office:value="1.980016">
            <text:p>1.98E+000</text:p>
          </table:table-cell>
          <table:table-cell/>
          <table:table-cell office:value-type="float" office:value="176">
            <text:p>176</text:p>
          </table:table-cell>
          <table:table-cell office:value-type="float" office:value="0.000000004521406">
            <text:p>4.52E-009</text:p>
          </table:table-cell>
          <table:table-cell office:value-type="float" office:value="1.979951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0.000000004573323">
            <text:p>4.57E-009</text:p>
          </table:table-cell>
          <table:table-cell office:value-type="float" office:value="1.980523">
            <text:p>1.98E+000</text:p>
          </table:table-cell>
          <table:table-cell/>
          <table:table-cell office:value-type="float" office:value="177">
            <text:p>177</text:p>
          </table:table-cell>
          <table:table-cell office:value-type="float" office:value="0.00000000454894">
            <text:p>4.55E-009</text:p>
          </table:table-cell>
          <table:table-cell office:value-type="float" office:value="1.98001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0.000000004595286">
            <text:p>4.60E-009</text:p>
          </table:table-cell>
          <table:table-cell office:value-type="float" office:value="1.981614">
            <text:p>1.98E+000</text:p>
          </table:table-cell>
          <table:table-cell/>
          <table:table-cell office:value-type="float" office:value="178">
            <text:p>178</text:p>
          </table:table-cell>
          <table:table-cell office:value-type="float" office:value="0.000000004574983">
            <text:p>4.57E-009</text:p>
          </table:table-cell>
          <table:table-cell office:value-type="float" office:value="1.98050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0.000000004624442">
            <text:p>4.62E-009</text:p>
          </table:table-cell>
          <table:table-cell office:value-type="float" office:value="1.980875">
            <text:p>1.98E+000</text:p>
          </table:table-cell>
          <table:table-cell/>
          <table:table-cell office:value-type="float" office:value="179">
            <text:p>179</text:p>
          </table:table-cell>
          <table:table-cell office:value-type="float" office:value="0.000000004603072">
            <text:p>4.60E-009</text:p>
          </table:table-cell>
          <table:table-cell office:value-type="float" office:value="1.981886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0000004648689">
            <text:p>4.65E-009</text:p>
          </table:table-cell>
          <table:table-cell office:value-type="float" office:value="1.977427">
            <text:p>1.98E+000</text:p>
          </table:table-cell>
          <table:table-cell/>
          <table:table-cell office:value-type="float" office:value="180">
            <text:p>180</text:p>
          </table:table-cell>
          <table:table-cell office:value-type="float" office:value="0.000000004628301">
            <text:p>4.63E-009</text:p>
          </table:table-cell>
          <table:table-cell office:value-type="float" office:value="1.98059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0.000000004672627">
            <text:p>4.67E-009</text:p>
          </table:table-cell>
          <table:table-cell office:value-type="float" office:value="1.972093">
            <text:p>1.97E+000</text:p>
          </table:table-cell>
          <table:table-cell/>
          <table:table-cell office:value-type="float" office:value="181">
            <text:p>181</text:p>
          </table:table-cell>
          <table:table-cell office:value-type="float" office:value="0.000000004649931">
            <text:p>4.65E-009</text:p>
          </table:table-cell>
          <table:table-cell office:value-type="float" office:value="1.97732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0.000000004696978">
            <text:p>4.70E-009</text:p>
          </table:table-cell>
          <table:table-cell office:value-type="float" office:value="1.974126">
            <text:p>1.97E+000</text:p>
          </table:table-cell>
          <table:table-cell/>
          <table:table-cell office:value-type="float" office:value="182">
            <text:p>182</text:p>
          </table:table-cell>
          <table:table-cell office:value-type="float" office:value="0.000000004672996">
            <text:p>4.67E-009</text:p>
          </table:table-cell>
          <table:table-cell office:value-type="float" office:value="1.972257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0.000000004725988">
            <text:p>4.73E-009</text:p>
          </table:table-cell>
          <table:table-cell office:value-type="float" office:value="1.997024">
            <text:p>2.00E+000</text:p>
          </table:table-cell>
          <table:table-cell/>
          <table:table-cell office:value-type="float" office:value="183">
            <text:p>183</text:p>
          </table:table-cell>
          <table:table-cell office:value-type="float" office:value="0.000000004697736">
            <text:p>4.70E-009</text:p>
          </table:table-cell>
          <table:table-cell office:value-type="float" office:value="1.973806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0.000000004753229">
            <text:p>4.75E-009</text:p>
          </table:table-cell>
          <table:table-cell office:value-type="float" office:value="2.042977">
            <text:p>2.04E+000</text:p>
          </table:table-cell>
          <table:table-cell/>
          <table:table-cell office:value-type="float" office:value="184">
            <text:p>184</text:p>
          </table:table-cell>
          <table:table-cell office:value-type="float" office:value="0.000000004726998">
            <text:p>4.73E-009</text:p>
          </table:table-cell>
          <table:table-cell office:value-type="float" office:value="1.99622">
            <text:p>2.00E+000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00000004778634">
            <text:p>4.78E-009</text:p>
          </table:table-cell>
          <table:table-cell office:value-type="float" office:value="2.04218">
            <text:p>2.04E+000</text:p>
          </table:table-cell>
          <table:table-cell/>
          <table:table-cell office:value-type="float" office:value="185">
            <text:p>185</text:p>
          </table:table-cell>
          <table:table-cell office:value-type="float" office:value="0.000000004749363">
            <text:p>4.75E-009</text:p>
          </table:table-cell>
          <table:table-cell office:value-type="float" office:value="2.035744">
            <text:p>2.04E+000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0.000000004808457">
            <text:p>4.81E-009</text:p>
          </table:table-cell>
          <table:table-cell office:value-type="float" office:value="1.946618">
            <text:p>1.95E+000</text:p>
          </table:table-cell>
          <table:table-cell/>
          <table:table-cell office:value-type="float" office:value="186">
            <text:p>186</text:p>
          </table:table-cell>
          <table:table-cell office:value-type="float" office:value="0.000000004773351">
            <text:p>4.77E-009</text:p>
          </table:table-cell>
          <table:table-cell office:value-type="float" office:value="2.050089">
            <text:p>2.05E+000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0.000000004836353">
            <text:p>4.84E-009</text:p>
          </table:table-cell>
          <table:table-cell office:value-type="float" office:value="1.756506">
            <text:p>1.76E+000</text:p>
          </table:table-cell>
          <table:table-cell/>
          <table:table-cell office:value-type="float" office:value="187">
            <text:p>187</text:p>
          </table:table-cell>
          <table:table-cell office:value-type="float" office:value="0.000000004795591">
            <text:p>4.80E-009</text:p>
          </table:table-cell>
          <table:table-cell office:value-type="float" office:value="1.99985">
            <text:p>2.00E+000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0.000000004869144">
            <text:p>4.87E-009</text:p>
          </table:table-cell>
          <table:table-cell office:value-type="float" office:value="1.328283">
            <text:p>1.33E+000</text:p>
          </table:table-cell>
          <table:table-cell/>
          <table:table-cell office:value-type="float" office:value="188">
            <text:p>188</text:p>
          </table:table-cell>
          <table:table-cell office:value-type="float" office:value="0.000000004821307">
            <text:p>4.82E-009</text:p>
          </table:table-cell>
          <table:table-cell office:value-type="float" office:value="1.888241">
            <text:p>1.89E+000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0.000000004898888">
            <text:p>4.90E-009</text:p>
          </table:table-cell>
          <table:table-cell office:value-type="float" office:value="0.8275219">
            <text:p>8.28E-001</text:p>
          </table:table-cell>
          <table:table-cell/>
          <table:table-cell office:value-type="float" office:value="189">
            <text:p>189</text:p>
          </table:table-cell>
          <table:table-cell office:value-type="float" office:value="0.000000004850735">
            <text:p>4.85E-009</text:p>
          </table:table-cell>
          <table:table-cell office:value-type="float" office:value="1.590847">
            <text:p>1.59E+000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000000492707">
            <text:p>4.93E-009</text:p>
          </table:table-cell>
          <table:table-cell office:value-type="float" office:value="0.385929">
            <text:p>3.86E-001</text:p>
          </table:table-cell>
          <table:table-cell/>
          <table:table-cell office:value-type="float" office:value="190">
            <text:p>190</text:p>
          </table:table-cell>
          <table:table-cell office:value-type="float" office:value="0.000000004880392">
            <text:p>4.88E-009</text:p>
          </table:table-cell>
          <table:table-cell office:value-type="float" office:value="1.170952">
            <text:p>1.17E+000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0.000000004958551">
            <text:p>4.96E-009</text:p>
          </table:table-cell>
          <table:table-cell office:value-type="float" office:value="0.1271284">
            <text:p>1.27E-001</text:p>
          </table:table-cell>
          <table:table-cell/>
          <table:table-cell office:value-type="float" office:value="191">
            <text:p>191</text:p>
          </table:table-cell>
          <table:table-cell office:value-type="float" office:value="0.0000000049238">
            <text:p>4.92E-009</text:p>
          </table:table-cell>
          <table:table-cell office:value-type="float" office:value="0.4772223">
            <text:p>4.77E-001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0.000000004984851">
            <text:p>4.98E-009</text:p>
          </table:table-cell>
          <table:table-cell office:value-type="float" office:value="0.06857447">
            <text:p>6.86E-002</text:p>
          </table:table-cell>
          <table:table-cell/>
          <table:table-cell office:value-type="float" office:value="192">
            <text:p>192</text:p>
          </table:table-cell>
          <table:table-cell office:value-type="float" office:value="0.000000004967537">
            <text:p>4.97E-009</text:p>
          </table:table-cell>
          <table:table-cell office:value-type="float" office:value="0.09529719">
            <text:p>9.53E-002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0.000000005010778">
            <text:p>5.01E-009</text:p>
          </table:table-cell>
          <table:table-cell office:value-type="float" office:value="0.05519766">
            <text:p>5.52E-002</text:p>
          </table:table-cell>
          <table:table-cell/>
          <table:table-cell office:value-type="float" office:value="193">
            <text:p>193</text:p>
          </table:table-cell>
          <table:table-cell office:value-type="float" office:value="0.000000005009233">
            <text:p>5.01E-009</text:p>
          </table:table-cell>
          <table:table-cell office:value-type="float" office:value="0.05011289">
            <text:p>5.01E-002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0.000000005035113">
            <text:p>5.04E-009</text:p>
          </table:table-cell>
          <table:table-cell office:value-type="float" office:value="0.05154314">
            <text:p>5.15E-002</text:p>
          </table:table-cell>
          <table:table-cell/>
          <table:table-cell office:value-type="float" office:value="194">
            <text:p>194</text:p>
          </table:table-cell>
          <table:table-cell office:value-type="float" office:value="0.000000005042698">
            <text:p>5.04E-009</text:p>
          </table:table-cell>
          <table:table-cell office:value-type="float" office:value="0.05042666">
            <text:p>5.04E-002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00000005059109">
            <text:p>5.06E-009</text:p>
          </table:table-cell>
          <table:table-cell office:value-type="float" office:value="0.04080351">
            <text:p>4.08E-002</text:p>
          </table:table-cell>
          <table:table-cell/>
          <table:table-cell office:value-type="float" office:value="195">
            <text:p>195</text:p>
          </table:table-cell>
          <table:table-cell office:value-type="float" office:value="0.000000005071175">
            <text:p>5.07E-009</text:p>
          </table:table-cell>
          <table:table-cell office:value-type="float" office:value="0.03656287">
            <text:p>3.66E-002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0.000000005082973">
            <text:p>5.08E-009</text:p>
          </table:table-cell>
          <table:table-cell office:value-type="float" office:value="0.02989737">
            <text:p>2.99E-002</text:p>
          </table:table-cell>
          <table:table-cell/>
          <table:table-cell office:value-type="float" office:value="196">
            <text:p>196</text:p>
          </table:table-cell>
          <table:table-cell office:value-type="float" office:value="0.000000005101469">
            <text:p>5.10E-009</text:p>
          </table:table-cell>
          <table:table-cell office:value-type="float" office:value="0.02594623">
            <text:p>2.59E-002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.000000005103823">
            <text:p>5.10E-009</text:p>
          </table:table-cell>
          <table:table-cell office:value-type="float" office:value="0.02567373">
            <text:p>2.57E-002</text:p>
          </table:table-cell>
          <table:table-cell/>
          <table:table-cell office:value-type="float" office:value="197">
            <text:p>197</text:p>
          </table:table-cell>
          <table:table-cell office:value-type="float" office:value="0.000000005129487">
            <text:p>5.13E-009</text:p>
          </table:table-cell>
          <table:table-cell office:value-type="float" office:value="0.02220949">
            <text:p>2.22E-002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0.000000005125965">
            <text:p>5.13E-009</text:p>
          </table:table-cell>
          <table:table-cell office:value-type="float" office:value="0.02208092">
            <text:p>2.21E-002</text:p>
          </table:table-cell>
          <table:table-cell/>
          <table:table-cell office:value-type="float" office:value="198">
            <text:p>198</text:p>
          </table:table-cell>
          <table:table-cell office:value-type="float" office:value="0.000000005157192">
            <text:p>5.16E-009</text:p>
          </table:table-cell>
          <table:table-cell office:value-type="float" office:value="0.01788776">
            <text:p>1.79E-002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0.000000005150688">
            <text:p>5.15E-009</text:p>
          </table:table-cell>
          <table:table-cell office:value-type="float" office:value="0.0183776">
            <text:p>1.84E-002</text:p>
          </table:table-cell>
          <table:table-cell/>
          <table:table-cell office:value-type="float" office:value="199">
            <text:p>199</text:p>
          </table:table-cell>
          <table:table-cell office:value-type="float" office:value="0.000000005186585">
            <text:p>5.19E-009</text:p>
          </table:table-cell>
          <table:table-cell office:value-type="float" office:value="0.01529446">
            <text:p>1.53E-002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00005176225">
            <text:p>5.18E-009</text:p>
          </table:table-cell>
          <table:table-cell office:value-type="float" office:value="0.01584708">
            <text:p>1.58E-002</text:p>
          </table:table-cell>
          <table:table-cell/>
          <table:table-cell office:value-type="float" office:value="200">
            <text:p>200</text:p>
          </table:table-cell>
          <table:table-cell office:value-type="float" office:value="0.00000000520746">
            <text:p>5.21E-009</text:p>
          </table:table-cell>
          <table:table-cell office:value-type="float" office:value="0.01371015">
            <text:p>1.37E-002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0.000000005200339">
            <text:p>5.20E-009</text:p>
          </table:table-cell>
          <table:table-cell office:value-type="float" office:value="0.01403563">
            <text:p>1.40E-002</text:p>
          </table:table-cell>
          <table:table-cell/>
          <table:table-cell office:value-type="float" office:value="201">
            <text:p>201</text:p>
          </table:table-cell>
          <table:table-cell office:value-type="float" office:value="0.000000005233394">
            <text:p>5.23E-009</text:p>
          </table:table-cell>
          <table:table-cell office:value-type="float" office:value="0.01359512">
            <text:p>1.36E-002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0.00000000522916">
            <text:p>5.23E-009</text:p>
          </table:table-cell>
          <table:table-cell office:value-type="float" office:value="0.01351535">
            <text:p>1.35E-002</text:p>
          </table:table-cell>
          <table:table-cell/>
          <table:table-cell office:value-type="float" office:value="202">
            <text:p>202</text:p>
          </table:table-cell>
          <table:table-cell office:value-type="float" office:value="0.000000005256371">
            <text:p>5.26E-009</text:p>
          </table:table-cell>
          <table:table-cell office:value-type="float" office:value="0.0131724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0.000000005256599">
            <text:p>5.26E-009</text:p>
          </table:table-cell>
          <table:table-cell office:value-type="float" office:value="0.01325747">
            <text:p>1.33E-002</text:p>
          </table:table-cell>
          <table:table-cell/>
          <table:table-cell office:value-type="float" office:value="203">
            <text:p>203</text:p>
          </table:table-cell>
          <table:table-cell office:value-type="float" office:value="0.000000005278845">
            <text:p>5.28E-009</text:p>
          </table:table-cell>
          <table:table-cell office:value-type="float" office:value="0.01331016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0.00000000528371">
            <text:p>5.28E-009</text:p>
          </table:table-cell>
          <table:table-cell office:value-type="float" office:value="0.0131957">
            <text:p>1.32E-002</text:p>
          </table:table-cell>
          <table:table-cell/>
          <table:table-cell office:value-type="float" office:value="204">
            <text:p>204</text:p>
          </table:table-cell>
          <table:table-cell office:value-type="float" office:value="0.000000005304803">
            <text:p>5.30E-009</text:p>
          </table:table-cell>
          <table:table-cell office:value-type="float" office:value="0.01292552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000000005309146">
            <text:p>5.31E-009</text:p>
          </table:table-cell>
          <table:table-cell office:value-type="float" office:value="0.01299318">
            <text:p>1.30E-002</text:p>
          </table:table-cell>
          <table:table-cell/>
          <table:table-cell office:value-type="float" office:value="205">
            <text:p>205</text:p>
          </table:table-cell>
          <table:table-cell office:value-type="float" office:value="0.000000005334303">
            <text:p>5.33E-009</text:p>
          </table:table-cell>
          <table:table-cell office:value-type="float" office:value="0.01318948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0.000000005333288">
            <text:p>5.33E-009</text:p>
          </table:table-cell>
          <table:table-cell office:value-type="float" office:value="0.01311106">
            <text:p>1.31E-002</text:p>
          </table:table-cell>
          <table:table-cell/>
          <table:table-cell office:value-type="float" office:value="206">
            <text:p>206</text:p>
          </table:table-cell>
          <table:table-cell office:value-type="float" office:value="0.000000005358716">
            <text:p>5.36E-009</text:p>
          </table:table-cell>
          <table:table-cell office:value-type="float" office:value="0.01288334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0.000000005357858">
            <text:p>5.36E-009</text:p>
          </table:table-cell>
          <table:table-cell office:value-type="float" office:value="0.01296764">
            <text:p>1.30E-002</text:p>
          </table:table-cell>
          <table:table-cell/>
          <table:table-cell office:value-type="float" office:value="207">
            <text:p>207</text:p>
          </table:table-cell>
          <table:table-cell office:value-type="float" office:value="0.000000005382687">
            <text:p>5.38E-009</text:p>
          </table:table-cell>
          <table:table-cell office:value-type="float" office:value="0.01318029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0.000000005382934">
            <text:p>5.38E-009</text:p>
          </table:table-cell>
          <table:table-cell office:value-type="float" office:value="0.01309639">
            <text:p>1.31E-002</text:p>
          </table:table-cell>
          <table:table-cell/>
          <table:table-cell office:value-type="float" office:value="208">
            <text:p>208</text:p>
          </table:table-cell>
          <table:table-cell office:value-type="float" office:value="0.000000005408458">
            <text:p>5.41E-009</text:p>
          </table:table-cell>
          <table:table-cell office:value-type="float" office:value="0.01285601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0.000000005406005">
            <text:p>5.41E-009</text:p>
          </table:table-cell>
          <table:table-cell office:value-type="float" office:value="0.01293295">
            <text:p>1.29E-002</text:p>
          </table:table-cell>
          <table:table-cell/>
          <table:table-cell office:value-type="float" office:value="209">
            <text:p>209</text:p>
          </table:table-cell>
          <table:table-cell office:value-type="float" office:value="0.000000005439082">
            <text:p>5.44E-009</text:p>
          </table:table-cell>
          <table:table-cell office:value-type="float" office:value="0.01313699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00000005439479">
            <text:p>5.44E-009</text:p>
          </table:table-cell>
          <table:table-cell office:value-type="float" office:value="0.01305774">
            <text:p>1.31E-002</text:p>
          </table:table-cell>
          <table:table-cell/>
          <table:table-cell office:value-type="float" office:value="210">
            <text:p>210</text:p>
          </table:table-cell>
          <table:table-cell office:value-type="float" office:value="0.000000005473422">
            <text:p>5.47E-009</text:p>
          </table:table-cell>
          <table:table-cell office:value-type="float" office:value="0.01283835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0.00000000547226">
            <text:p>5.47E-009</text:p>
          </table:table-cell>
          <table:table-cell office:value-type="float" office:value="0.01291556">
            <text:p>1.29E-002</text:p>
          </table:table-cell>
          <table:table-cell/>
          <table:table-cell office:value-type="float" office:value="211">
            <text:p>211</text:p>
          </table:table-cell>
          <table:table-cell office:value-type="float" office:value="0.0000000054955">
            <text:p>5.50E-009</text:p>
          </table:table-cell>
          <table:table-cell office:value-type="float" office:value="0.01312745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0.000000005501363">
            <text:p>5.50E-009</text:p>
          </table:table-cell>
          <table:table-cell office:value-type="float" office:value="0.01304927">
            <text:p>1.30E-002</text:p>
          </table:table-cell>
          <table:table-cell/>
          <table:table-cell office:value-type="float" office:value="212">
            <text:p>212</text:p>
          </table:table-cell>
          <table:table-cell office:value-type="float" office:value="0.000000005520002">
            <text:p>5.52E-009</text:p>
          </table:table-cell>
          <table:table-cell office:value-type="float" office:value="0.01283556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0.000000005528483">
            <text:p>5.53E-009</text:p>
          </table:table-cell>
          <table:table-cell office:value-type="float" office:value="0.01291159">
            <text:p>1.29E-002</text:p>
          </table:table-cell>
          <table:table-cell/>
          <table:table-cell office:value-type="float" office:value="213">
            <text:p>213</text:p>
          </table:table-cell>
          <table:table-cell office:value-type="float" office:value="0.000000005548865">
            <text:p>5.55E-009</text:p>
          </table:table-cell>
          <table:table-cell office:value-type="float" office:value="0.0131226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0.000000005555436">
            <text:p>5.56E-009</text:p>
          </table:table-cell>
          <table:table-cell office:value-type="float" office:value="0.01304596">
            <text:p>1.30E-002</text:p>
          </table:table-cell>
          <table:table-cell/>
          <table:table-cell office:value-type="float" office:value="214">
            <text:p>214</text:p>
          </table:table-cell>
          <table:table-cell office:value-type="float" office:value="0.000000005577049">
            <text:p>5.58E-009</text:p>
          </table:table-cell>
          <table:table-cell office:value-type="float" office:value="0.01283718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00000005582813">
            <text:p>5.58E-009</text:p>
          </table:table-cell>
          <table:table-cell office:value-type="float" office:value="0.01291489">
            <text:p>1.29E-002</text:p>
          </table:table-cell>
          <table:table-cell/>
          <table:table-cell office:value-type="float" office:value="215">
            <text:p>215</text:p>
          </table:table-cell>
          <table:table-cell office:value-type="float" office:value="0.000000005606887">
            <text:p>5.61E-009</text:p>
          </table:table-cell>
          <table:table-cell office:value-type="float" office:value="0.01312477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0.000000005606484">
            <text:p>5.61E-009</text:p>
          </table:table-cell>
          <table:table-cell office:value-type="float" office:value="0.01305003">
            <text:p>1.31E-002</text:p>
          </table:table-cell>
          <table:table-cell/>
          <table:table-cell office:value-type="float" office:value="216">
            <text:p>216</text:p>
          </table:table-cell>
          <table:table-cell office:value-type="float" office:value="0.000000005627682">
            <text:p>5.63E-009</text:p>
          </table:table-cell>
          <table:table-cell office:value-type="float" office:value="0.01284007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0.000000005631646">
            <text:p>5.63E-009</text:p>
          </table:table-cell>
          <table:table-cell office:value-type="float" office:value="0.01290965">
            <text:p>1.29E-002</text:p>
          </table:table-cell>
          <table:table-cell/>
          <table:table-cell office:value-type="float" office:value="217">
            <text:p>217</text:p>
          </table:table-cell>
          <table:table-cell office:value-type="float" office:value="0.000000005652518">
            <text:p>5.65E-009</text:p>
          </table:table-cell>
          <table:table-cell office:value-type="float" office:value="0.01310367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0.000000005654916">
            <text:p>5.65E-009</text:p>
          </table:table-cell>
          <table:table-cell office:value-type="float" office:value="0.01302735">
            <text:p>1.30E-002</text:p>
          </table:table-cell>
          <table:table-cell/>
          <table:table-cell office:value-type="float" office:value="218">
            <text:p>218</text:p>
          </table:table-cell>
          <table:table-cell office:value-type="float" office:value="0.000000005676122">
            <text:p>5.68E-009</text:p>
          </table:table-cell>
          <table:table-cell office:value-type="float" office:value="0.01282414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0.000000005680117">
            <text:p>5.68E-009</text:p>
          </table:table-cell>
          <table:table-cell office:value-type="float" office:value="0.01289523">
            <text:p>1.29E-002</text:p>
          </table:table-cell>
          <table:table-cell/>
          <table:table-cell office:value-type="float" office:value="219">
            <text:p>219</text:p>
          </table:table-cell>
          <table:table-cell office:value-type="float" office:value="0.00000000570153">
            <text:p>5.70E-009</text:p>
          </table:table-cell>
          <table:table-cell office:value-type="float" office:value="0.01310792">
            <text:p>1.31E-002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00000005708127">
            <text:p>5.71E-009</text:p>
          </table:table-cell>
          <table:table-cell office:value-type="float" office:value="0.01306155">
            <text:p>1.31E-002</text:p>
          </table:table-cell>
          <table:table-cell/>
          <table:table-cell office:value-type="float" office:value="220">
            <text:p>220</text:p>
          </table:table-cell>
          <table:table-cell office:value-type="float" office:value="0.000000005727167">
            <text:p>5.73E-009</text:p>
          </table:table-cell>
          <table:table-cell office:value-type="float" office:value="0.01290753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0.000000005736752">
            <text:p>5.74E-009</text:p>
          </table:table-cell>
          <table:table-cell office:value-type="float" office:value="0.01302547">
            <text:p>1.30E-002</text:p>
          </table:table-cell>
          <table:table-cell/>
          <table:table-cell office:value-type="float" office:value="221">
            <text:p>221</text:p>
          </table:table-cell>
          <table:table-cell office:value-type="float" office:value="0.000000005754721">
            <text:p>5.75E-009</text:p>
          </table:table-cell>
          <table:table-cell office:value-type="float" office:value="0.01331321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0.000000005756459">
            <text:p>5.76E-009</text:p>
          </table:table-cell>
          <table:table-cell office:value-type="float" office:value="0.01325945">
            <text:p>1.33E-002</text:p>
          </table:table-cell>
          <table:table-cell/>
          <table:table-cell office:value-type="float" office:value="222">
            <text:p>222</text:p>
          </table:table-cell>
          <table:table-cell office:value-type="float" office:value="0.00000000578607">
            <text:p>5.79E-009</text:p>
          </table:table-cell>
          <table:table-cell office:value-type="float" office:value="0.01272449">
            <text:p>1.27E-002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0.000000005781536">
            <text:p>5.78E-009</text:p>
          </table:table-cell>
          <table:table-cell office:value-type="float" office:value="0.01278242">
            <text:p>1.28E-002</text:p>
          </table:table-cell>
          <table:table-cell/>
          <table:table-cell office:value-type="float" office:value="223">
            <text:p>223</text:p>
          </table:table-cell>
          <table:table-cell office:value-type="float" office:value="0.000000005808061">
            <text:p>5.81E-009</text:p>
          </table:table-cell>
          <table:table-cell office:value-type="float" office:value="0.01259955">
            <text:p>1.26E-002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0.000000005802685">
            <text:p>5.80E-009</text:p>
          </table:table-cell>
          <table:table-cell office:value-type="float" office:value="0.01251384">
            <text:p>1.25E-002</text:p>
          </table:table-cell>
          <table:table-cell/>
          <table:table-cell office:value-type="float" office:value="224">
            <text:p>224</text:p>
          </table:table-cell>
          <table:table-cell office:value-type="float" office:value="0.000000005832413">
            <text:p>5.83E-009</text:p>
          </table:table-cell>
          <table:table-cell office:value-type="float" office:value="0.01182273">
            <text:p>1.18E-002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00000000582633">
            <text:p>5.83E-009</text:p>
          </table:table-cell>
          <table:table-cell office:value-type="float" office:value="0.01186039">
            <text:p>1.19E-002</text:p>
          </table:table-cell>
          <table:table-cell/>
          <table:table-cell office:value-type="float" office:value="225">
            <text:p>225</text:p>
          </table:table-cell>
          <table:table-cell office:value-type="float" office:value="0.00000000586001">
            <text:p>5.86E-009</text:p>
          </table:table-cell>
          <table:table-cell office:value-type="float" office:value="0.01353842">
            <text:p>1.35E-002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0.000000005856492">
            <text:p>5.86E-009</text:p>
          </table:table-cell>
          <table:table-cell office:value-type="float" office:value="0.01353384">
            <text:p>1.35E-002</text:p>
          </table:table-cell>
          <table:table-cell/>
          <table:table-cell office:value-type="float" office:value="226">
            <text:p>226</text:p>
          </table:table-cell>
          <table:table-cell office:value-type="float" office:value="0.000000005889926">
            <text:p>5.89E-009</text:p>
          </table:table-cell>
          <table:table-cell office:value-type="float" office:value="0.01843506">
            <text:p>1.84E-002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0.000000005888376">
            <text:p>5.89E-009</text:p>
          </table:table-cell>
          <table:table-cell office:value-type="float" office:value="0.01917644">
            <text:p>1.92E-002</text:p>
          </table:table-cell>
          <table:table-cell/>
          <table:table-cell office:value-type="float" office:value="227">
            <text:p>227</text:p>
          </table:table-cell>
          <table:table-cell office:value-type="float" office:value="0.000000005916801">
            <text:p>5.92E-009</text:p>
          </table:table-cell>
          <table:table-cell office:value-type="float" office:value="0.01964374">
            <text:p>1.96E-002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0.000000005915113">
            <text:p>5.92E-009</text:p>
          </table:table-cell>
          <table:table-cell office:value-type="float" office:value="0.0188291">
            <text:p>1.88E-002</text:p>
          </table:table-cell>
          <table:table-cell/>
          <table:table-cell office:value-type="float" office:value="228">
            <text:p>228</text:p>
          </table:table-cell>
          <table:table-cell office:value-type="float" office:value="0.000000005939897">
            <text:p>5.94E-009</text:p>
          </table:table-cell>
          <table:table-cell office:value-type="float" office:value="0.008328042">
            <text:p>8.33E-003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0.000000005937843">
            <text:p>5.94E-009</text:p>
          </table:table-cell>
          <table:table-cell office:value-type="float" office:value="0.006637932">
            <text:p>6.64E-003</text:p>
          </table:table-cell>
          <table:table-cell/>
          <table:table-cell office:value-type="float" office:value="229">
            <text:p>229</text:p>
          </table:table-cell>
          <table:table-cell office:value-type="float" office:value="0.000000005964295">
            <text:p>5.96E-009</text:p>
          </table:table-cell>
          <table:table-cell office:value-type="float" office:value="-0.01234664">
            <text:p>-1.23E-002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00000005962244">
            <text:p>5.96E-009</text:p>
          </table:table-cell>
          <table:table-cell office:value-type="float" office:value="-0.01562398">
            <text:p>-1.56E-002</text:p>
          </table:table-cell>
          <table:table-cell/>
          <table:table-cell office:value-type="float" office:value="230">
            <text:p>230</text:p>
          </table:table-cell>
          <table:table-cell office:value-type="float" office:value="0.000000005994385">
            <text:p>5.99E-009</text:p>
          </table:table-cell>
          <table:table-cell office:value-type="float" office:value="-0.03132071">
            <text:p>-3.13E-002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.000000005990749">
            <text:p>5.99E-009</text:p>
          </table:table-cell>
          <table:table-cell office:value-type="float" office:value="-0.03155382">
            <text:p>-3.16E-002</text:p>
          </table:table-cell>
          <table:table-cell/>
          <table:table-cell office:value-type="float" office:value="231">
            <text:p>231</text:p>
          </table:table-cell>
          <table:table-cell office:value-type="float" office:value="0.000000006022533">
            <text:p>6.02E-009</text:p>
          </table:table-cell>
          <table:table-cell office:value-type="float" office:value="0.01519542">
            <text:p>1.52E-002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0.00000000601667">
            <text:p>6.02E-009</text:p>
          </table:table-cell>
          <table:table-cell office:value-type="float" office:value="0.01277788">
            <text:p>1.28E-002</text:p>
          </table:table-cell>
          <table:table-cell/>
          <table:table-cell office:value-type="float" office:value="232">
            <text:p>232</text:p>
          </table:table-cell>
          <table:table-cell office:value-type="float" office:value="0.000000006045453">
            <text:p>6.05E-009</text:p>
          </table:table-cell>
          <table:table-cell office:value-type="float" office:value="0.1180709">
            <text:p>1.18E-001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0.00000000604163">
            <text:p>6.04E-009</text:p>
          </table:table-cell>
          <table:table-cell office:value-type="float" office:value="0.1255894">
            <text:p>1.26E-001</text:p>
          </table:table-cell>
          <table:table-cell/>
          <table:table-cell office:value-type="float" office:value="233">
            <text:p>233</text:p>
          </table:table-cell>
          <table:table-cell office:value-type="float" office:value="0.000000006071088">
            <text:p>6.07E-009</text:p>
          </table:table-cell>
          <table:table-cell office:value-type="float" office:value="0.3839512">
            <text:p>3.84E-001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0.00000000606654">
            <text:p>6.07E-009</text:p>
          </table:table-cell>
          <table:table-cell office:value-type="float" office:value="0.3867323">
            <text:p>3.87E-001</text:p>
          </table:table-cell>
          <table:table-cell/>
          <table:table-cell office:value-type="float" office:value="234">
            <text:p>234</text:p>
          </table:table-cell>
          <table:table-cell office:value-type="float" office:value="0.000000006100799">
            <text:p>6.10E-009</text:p>
          </table:table-cell>
          <table:table-cell office:value-type="float" office:value="0.7780174">
            <text:p>7.78E-001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000000006096978">
            <text:p>6.10E-009</text:p>
          </table:table-cell>
          <table:table-cell office:value-type="float" office:value="0.791138">
            <text:p>7.91E-001</text:p>
          </table:table-cell>
          <table:table-cell/>
          <table:table-cell office:value-type="float" office:value="235">
            <text:p>235</text:p>
          </table:table-cell>
          <table:table-cell office:value-type="float" office:value="0.000000006135719">
            <text:p>6.14E-009</text:p>
          </table:table-cell>
          <table:table-cell office:value-type="float" office:value="1.260006">
            <text:p>1.26E+000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0.000000006131361">
            <text:p>6.13E-009</text:p>
          </table:table-cell>
          <table:table-cell office:value-type="float" office:value="1.26589">
            <text:p>1.27E+000</text:p>
          </table:table-cell>
          <table:table-cell/>
          <table:table-cell office:value-type="float" office:value="236">
            <text:p>236</text:p>
          </table:table-cell>
          <table:table-cell office:value-type="float" office:value="0.000000006170113">
            <text:p>6.17E-009</text:p>
          </table:table-cell>
          <table:table-cell office:value-type="float" office:value="1.623475">
            <text:p>1.62E+000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0.000000006165369">
            <text:p>6.17E-009</text:p>
          </table:table-cell>
          <table:table-cell office:value-type="float" office:value="1.623954">
            <text:p>1.62E+000</text:p>
          </table:table-cell>
          <table:table-cell/>
          <table:table-cell office:value-type="float" office:value="237">
            <text:p>237</text:p>
          </table:table-cell>
          <table:table-cell office:value-type="float" office:value="0.000000006204886">
            <text:p>6.20E-009</text:p>
          </table:table-cell>
          <table:table-cell office:value-type="float" office:value="1.81795">
            <text:p>1.82E+000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0.000000006196804">
            <text:p>6.20E-009</text:p>
          </table:table-cell>
          <table:table-cell office:value-type="float" office:value="1.804844">
            <text:p>1.80E+000</text:p>
          </table:table-cell>
          <table:table-cell/>
          <table:table-cell office:value-type="float" office:value="238">
            <text:p>238</text:p>
          </table:table-cell>
          <table:table-cell office:value-type="float" office:value="0.000000006238441">
            <text:p>6.24E-009</text:p>
          </table:table-cell>
          <table:table-cell office:value-type="float" office:value="1.891418">
            <text:p>1.89E+000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0.000000006224465">
            <text:p>6.22E-009</text:p>
          </table:table-cell>
          <table:table-cell office:value-type="float" office:value="1.873264">
            <text:p>1.87E+000</text:p>
          </table:table-cell>
          <table:table-cell/>
          <table:table-cell office:value-type="float" office:value="239">
            <text:p>239</text:p>
          </table:table-cell>
          <table:table-cell office:value-type="float" office:value="0.000000006269575">
            <text:p>6.27E-009</text:p>
          </table:table-cell>
          <table:table-cell office:value-type="float" office:value="1.941159">
            <text:p>1.94E+000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00000006250386">
            <text:p>6.25E-009</text:p>
          </table:table-cell>
          <table:table-cell office:value-type="float" office:value="1.921698">
            <text:p>1.92E+000</text:p>
          </table:table-cell>
          <table:table-cell/>
          <table:table-cell office:value-type="float" office:value="240">
            <text:p>240</text:p>
          </table:table-cell>
          <table:table-cell office:value-type="float" office:value="0.000000006301181">
            <text:p>6.30E-009</text:p>
          </table:table-cell>
          <table:table-cell office:value-type="float" office:value="1.96592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0.000000006277507">
            <text:p>6.28E-009</text:p>
          </table:table-cell>
          <table:table-cell office:value-type="float" office:value="1.953036">
            <text:p>1.95E+000</text:p>
          </table:table-cell>
          <table:table-cell/>
          <table:table-cell office:value-type="float" office:value="241">
            <text:p>241</text:p>
          </table:table-cell>
          <table:table-cell office:value-type="float" office:value="0.000000006335566">
            <text:p>6.34E-009</text:p>
          </table:table-cell>
          <table:table-cell office:value-type="float" office:value="1.97525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0.000000006311347">
            <text:p>6.31E-009</text:p>
          </table:table-cell>
          <table:table-cell office:value-type="float" office:value="1.971515">
            <text:p>1.97E+000</text:p>
          </table:table-cell>
          <table:table-cell/>
          <table:table-cell office:value-type="float" office:value="242">
            <text:p>242</text:p>
          </table:table-cell>
          <table:table-cell office:value-type="float" office:value="0.000000006360911">
            <text:p>6.36E-009</text:p>
          </table:table-cell>
          <table:table-cell office:value-type="float" office:value="1.97591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0.000000006342014">
            <text:p>6.34E-009</text:p>
          </table:table-cell>
          <table:table-cell office:value-type="float" office:value="1.975503">
            <text:p>1.98E+000</text:p>
          </table:table-cell>
          <table:table-cell/>
          <table:table-cell office:value-type="float" office:value="243">
            <text:p>243</text:p>
          </table:table-cell>
          <table:table-cell office:value-type="float" office:value="0.000000006386614">
            <text:p>6.39E-009</text:p>
          </table:table-cell>
          <table:table-cell office:value-type="float" office:value="1.97766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0.000000006369154">
            <text:p>6.37E-009</text:p>
          </table:table-cell>
          <table:table-cell office:value-type="float" office:value="1.976693">
            <text:p>1.98E+000</text:p>
          </table:table-cell>
          <table:table-cell/>
          <table:table-cell office:value-type="float" office:value="244">
            <text:p>244</text:p>
          </table:table-cell>
          <table:table-cell office:value-type="float" office:value="0.000000006411369">
            <text:p>6.41E-009</text:p>
          </table:table-cell>
          <table:table-cell office:value-type="float" office:value="1.97854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00000000639433">
            <text:p>6.39E-009</text:p>
          </table:table-cell>
          <table:table-cell office:value-type="float" office:value="1.978199">
            <text:p>1.98E+000</text:p>
          </table:table-cell>
          <table:table-cell/>
          <table:table-cell office:value-type="float" office:value="245">
            <text:p>245</text:p>
          </table:table-cell>
          <table:table-cell office:value-type="float" office:value="0.000000006438237">
            <text:p>6.44E-009</text:p>
          </table:table-cell>
          <table:table-cell office:value-type="float" office:value="1.97909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0.000000006419312">
            <text:p>6.42E-009</text:p>
          </table:table-cell>
          <table:table-cell office:value-type="float" office:value="1.978865">
            <text:p>1.98E+000</text:p>
          </table:table-cell>
          <table:table-cell/>
          <table:table-cell office:value-type="float" office:value="246">
            <text:p>246</text:p>
          </table:table-cell>
          <table:table-cell office:value-type="float" office:value="0.000000006462467">
            <text:p>6.46E-009</text:p>
          </table:table-cell>
          <table:table-cell office:value-type="float" office:value="1.97928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0.000000006453099">
            <text:p>6.45E-009</text:p>
          </table:table-cell>
          <table:table-cell office:value-type="float" office:value="1.979262">
            <text:p>1.98E+000</text:p>
          </table:table-cell>
          <table:table-cell/>
          <table:table-cell office:value-type="float" office:value="247">
            <text:p>247</text:p>
          </table:table-cell>
          <table:table-cell office:value-type="float" office:value="0.000000006484165">
            <text:p>6.48E-009</text:p>
          </table:table-cell>
          <table:table-cell office:value-type="float" office:value="1.97958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0.000000006476943">
            <text:p>6.48E-009</text:p>
          </table:table-cell>
          <table:table-cell office:value-type="float" office:value="1.979533">
            <text:p>1.98E+000</text:p>
          </table:table-cell>
          <table:table-cell/>
          <table:table-cell office:value-type="float" office:value="248">
            <text:p>248</text:p>
          </table:table-cell>
          <table:table-cell office:value-type="float" office:value="0.000000006508613">
            <text:p>6.51E-009</text:p>
          </table:table-cell>
          <table:table-cell office:value-type="float" office:value="1.97973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0.000000006508221">
            <text:p>6.51E-009</text:p>
          </table:table-cell>
          <table:table-cell office:value-type="float" office:value="1.979795">
            <text:p>1.98E+000</text:p>
          </table:table-cell>
          <table:table-cell/>
          <table:table-cell office:value-type="float" office:value="249">
            <text:p>249</text:p>
          </table:table-cell>
          <table:table-cell office:value-type="float" office:value="0.000000006528844">
            <text:p>6.53E-009</text:p>
          </table:table-cell>
          <table:table-cell office:value-type="float" office:value="1.97998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00000006533699">
            <text:p>6.53E-009</text:p>
          </table:table-cell>
          <table:table-cell office:value-type="float" office:value="1.980028">
            <text:p>1.98E+000</text:p>
          </table:table-cell>
          <table:table-cell/>
          <table:table-cell office:value-type="float" office:value="250">
            <text:p>250</text:p>
          </table:table-cell>
          <table:table-cell office:value-type="float" office:value="0.000000006550728">
            <text:p>6.55E-009</text:p>
          </table:table-cell>
          <table:table-cell office:value-type="float" office:value="1.97996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0.000000006558977">
            <text:p>6.56E-009</text:p>
          </table:table-cell>
          <table:table-cell office:value-type="float" office:value="1.980025">
            <text:p>1.98E+000</text:p>
          </table:table-cell>
          <table:table-cell/>
          <table:table-cell office:value-type="float" office:value="251">
            <text:p>251</text:p>
          </table:table-cell>
          <table:table-cell office:value-type="float" office:value="0.000000006572197">
            <text:p>6.57E-009</text:p>
          </table:table-cell>
          <table:table-cell office:value-type="float" office:value="1.9801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0.000000006587055">
            <text:p>6.59E-009</text:p>
          </table:table-cell>
          <table:table-cell office:value-type="float" office:value="1.980118">
            <text:p>1.98E+000</text:p>
          </table:table-cell>
          <table:table-cell/>
          <table:table-cell office:value-type="float" office:value="252">
            <text:p>252</text:p>
          </table:table-cell>
          <table:table-cell office:value-type="float" office:value="0.0000000065916">
            <text:p>6.59E-009</text:p>
          </table:table-cell>
          <table:table-cell office:value-type="float" office:value="1.98003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0.000000006617825">
            <text:p>6.62E-009</text:p>
          </table:table-cell>
          <table:table-cell office:value-type="float" office:value="1.980083">
            <text:p>1.98E+000</text:p>
          </table:table-cell>
          <table:table-cell/>
          <table:table-cell office:value-type="float" office:value="253">
            <text:p>253</text:p>
          </table:table-cell>
          <table:table-cell office:value-type="float" office:value="0.000000006617663">
            <text:p>6.62E-009</text:p>
          </table:table-cell>
          <table:table-cell office:value-type="float" office:value="1.98014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0.000000006645806">
            <text:p>6.65E-009</text:p>
          </table:table-cell>
          <table:table-cell office:value-type="float" office:value="1.980148">
            <text:p>1.98E+000</text:p>
          </table:table-cell>
          <table:table-cell/>
          <table:table-cell office:value-type="float" office:value="254">
            <text:p>254</text:p>
          </table:table-cell>
          <table:table-cell office:value-type="float" office:value="0.000000006639825">
            <text:p>6.64E-009</text:p>
          </table:table-cell>
          <table:table-cell office:value-type="float" office:value="1.98006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000000006675574">
            <text:p>6.68E-009</text:p>
          </table:table-cell>
          <table:table-cell office:value-type="float" office:value="1.980087">
            <text:p>1.98E+000</text:p>
          </table:table-cell>
          <table:table-cell/>
          <table:table-cell office:value-type="float" office:value="255">
            <text:p>255</text:p>
          </table:table-cell>
          <table:table-cell office:value-type="float" office:value="0.000000006663237">
            <text:p>6.66E-009</text:p>
          </table:table-cell>
          <table:table-cell office:value-type="float" office:value="1.98016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00006706642">
            <text:p>6.71E-009</text:p>
          </table:table-cell>
          <table:table-cell office:value-type="float" office:value="1.980141">
            <text:p>1.98E+000</text:p>
          </table:table-cell>
          <table:table-cell/>
          <table:table-cell office:value-type="float" office:value="256">
            <text:p>256</text:p>
          </table:table-cell>
          <table:table-cell office:value-type="float" office:value="0.000000006687077">
            <text:p>6.69E-009</text:p>
          </table:table-cell>
          <table:table-cell office:value-type="float" office:value="1.98007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0.000000006740406">
            <text:p>6.74E-009</text:p>
          </table:table-cell>
          <table:table-cell office:value-type="float" office:value="1.980095">
            <text:p>1.98E+000</text:p>
          </table:table-cell>
          <table:table-cell/>
          <table:table-cell office:value-type="float" office:value="257">
            <text:p>257</text:p>
          </table:table-cell>
          <table:table-cell office:value-type="float" office:value="0.000000006717066">
            <text:p>6.72E-009</text:p>
          </table:table-cell>
          <table:table-cell office:value-type="float" office:value="1.98016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0.000000006762216">
            <text:p>6.76E-009</text:p>
          </table:table-cell>
          <table:table-cell office:value-type="float" office:value="1.980151">
            <text:p>1.98E+000</text:p>
          </table:table-cell>
          <table:table-cell/>
          <table:table-cell office:value-type="float" office:value="258">
            <text:p>258</text:p>
          </table:table-cell>
          <table:table-cell office:value-type="float" office:value="0.000000006746334">
            <text:p>6.75E-009</text:p>
          </table:table-cell>
          <table:table-cell office:value-type="float" office:value="1.9800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0.000000006790565">
            <text:p>6.79E-009</text:p>
          </table:table-cell>
          <table:table-cell office:value-type="float" office:value="1.980085">
            <text:p>1.98E+000</text:p>
          </table:table-cell>
          <table:table-cell/>
          <table:table-cell office:value-type="float" office:value="259">
            <text:p>259</text:p>
          </table:table-cell>
          <table:table-cell office:value-type="float" office:value="0.00000000676648">
            <text:p>6.77E-009</text:p>
          </table:table-cell>
          <table:table-cell office:value-type="float" office:value="1.98016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00000006814886">
            <text:p>6.81E-009</text:p>
          </table:table-cell>
          <table:table-cell office:value-type="float" office:value="1.980146">
            <text:p>1.98E+000</text:p>
          </table:table-cell>
          <table:table-cell/>
          <table:table-cell office:value-type="float" office:value="260">
            <text:p>260</text:p>
          </table:table-cell>
          <table:table-cell office:value-type="float" office:value="0.000000006793181">
            <text:p>6.79E-009</text:p>
          </table:table-cell>
          <table:table-cell office:value-type="float" office:value="1.98007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0.000000006838843">
            <text:p>6.84E-009</text:p>
          </table:table-cell>
          <table:table-cell office:value-type="float" office:value="1.980096">
            <text:p>1.98E+000</text:p>
          </table:table-cell>
          <table:table-cell/>
          <table:table-cell office:value-type="float" office:value="261">
            <text:p>261</text:p>
          </table:table-cell>
          <table:table-cell office:value-type="float" office:value="0.000000006821275">
            <text:p>6.82E-009</text:p>
          </table:table-cell>
          <table:table-cell office:value-type="float" office:value="1.98016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0.000000006864849">
            <text:p>6.86E-009</text:p>
          </table:table-cell>
          <table:table-cell office:value-type="float" office:value="1.980171">
            <text:p>1.98E+000</text:p>
          </table:table-cell>
          <table:table-cell/>
          <table:table-cell office:value-type="float" office:value="262">
            <text:p>262</text:p>
          </table:table-cell>
          <table:table-cell office:value-type="float" office:value="0.000000006851548">
            <text:p>6.85E-009</text:p>
          </table:table-cell>
          <table:table-cell office:value-type="float" office:value="1.98008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0.000000006896412">
            <text:p>6.90E-009</text:p>
          </table:table-cell>
          <table:table-cell office:value-type="float" office:value="1.98014">
            <text:p>1.98E+000</text:p>
          </table:table-cell>
          <table:table-cell/>
          <table:table-cell office:value-type="float" office:value="263">
            <text:p>263</text:p>
          </table:table-cell>
          <table:table-cell office:value-type="float" office:value="0.000000006880971">
            <text:p>6.88E-009</text:p>
          </table:table-cell>
          <table:table-cell office:value-type="float" office:value="1.98018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0.000000006931328">
            <text:p>6.93E-009</text:p>
          </table:table-cell>
          <table:table-cell office:value-type="float" office:value="1.980066">
            <text:p>1.98E+000</text:p>
          </table:table-cell>
          <table:table-cell/>
          <table:table-cell office:value-type="float" office:value="264">
            <text:p>264</text:p>
          </table:table-cell>
          <table:table-cell office:value-type="float" office:value="0.000000006905092">
            <text:p>6.91E-009</text:p>
          </table:table-cell>
          <table:table-cell office:value-type="float" office:value="1.98013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000000006964082">
            <text:p>6.96E-009</text:p>
          </table:table-cell>
          <table:table-cell office:value-type="float" office:value="1.979918">
            <text:p>1.98E+000</text:p>
          </table:table-cell>
          <table:table-cell/>
          <table:table-cell office:value-type="float" office:value="265">
            <text:p>265</text:p>
          </table:table-cell>
          <table:table-cell office:value-type="float" office:value="0.000000006931797">
            <text:p>6.93E-009</text:p>
          </table:table-cell>
          <table:table-cell office:value-type="float" office:value="1.98009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0.000000006998115">
            <text:p>7.00E-009</text:p>
          </table:table-cell>
          <table:table-cell office:value-type="float" office:value="1.980339">
            <text:p>1.98E+000</text:p>
          </table:table-cell>
          <table:table-cell/>
          <table:table-cell office:value-type="float" office:value="266">
            <text:p>266</text:p>
          </table:table-cell>
          <table:table-cell office:value-type="float" office:value="0.000000006962511">
            <text:p>6.96E-009</text:p>
          </table:table-cell>
          <table:table-cell office:value-type="float" office:value="1.97992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0.000000007032174">
            <text:p>7.03E-009</text:p>
          </table:table-cell>
          <table:table-cell office:value-type="float" office:value="1.981667">
            <text:p>1.98E+000</text:p>
          </table:table-cell>
          <table:table-cell/>
          <table:table-cell office:value-type="float" office:value="267">
            <text:p>267</text:p>
          </table:table-cell>
          <table:table-cell office:value-type="float" office:value="0.000000006989168">
            <text:p>6.99E-009</text:p>
          </table:table-cell>
          <table:table-cell office:value-type="float" office:value="1.98007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0.000000007055672">
            <text:p>7.06E-009</text:p>
          </table:table-cell>
          <table:table-cell office:value-type="float" office:value="1.981">
            <text:p>1.98E+000</text:p>
          </table:table-cell>
          <table:table-cell/>
          <table:table-cell office:value-type="float" office:value="268">
            <text:p>268</text:p>
          </table:table-cell>
          <table:table-cell office:value-type="float" office:value="0.000000007015253">
            <text:p>7.02E-009</text:p>
          </table:table-cell>
          <table:table-cell office:value-type="float" office:value="1.98058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0.000000007078985">
            <text:p>7.08E-009</text:p>
          </table:table-cell>
          <table:table-cell office:value-type="float" office:value="1.977601">
            <text:p>1.98E+000</text:p>
          </table:table-cell>
          <table:table-cell/>
          <table:table-cell office:value-type="float" office:value="269">
            <text:p>269</text:p>
          </table:table-cell>
          <table:table-cell office:value-type="float" office:value="0.000000007036335">
            <text:p>7.04E-009</text:p>
          </table:table-cell>
          <table:table-cell office:value-type="float" office:value="1.98180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00000007103602">
            <text:p>7.10E-009</text:p>
          </table:table-cell>
          <table:table-cell office:value-type="float" office:value="1.97249">
            <text:p>1.97E+000</text:p>
          </table:table-cell>
          <table:table-cell/>
          <table:table-cell office:value-type="float" office:value="270">
            <text:p>270</text:p>
          </table:table-cell>
          <table:table-cell office:value-type="float" office:value="0.000000007064123">
            <text:p>7.06E-009</text:p>
          </table:table-cell>
          <table:table-cell office:value-type="float" office:value="1.98075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0.00000000712702">
            <text:p>7.13E-009</text:p>
          </table:table-cell>
          <table:table-cell office:value-type="float" office:value="1.973195">
            <text:p>1.97E+000</text:p>
          </table:table-cell>
          <table:table-cell/>
          <table:table-cell office:value-type="float" office:value="271">
            <text:p>271</text:p>
          </table:table-cell>
          <table:table-cell office:value-type="float" office:value="0.000000007084002">
            <text:p>7.08E-009</text:p>
          </table:table-cell>
          <table:table-cell office:value-type="float" office:value="1.97781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0.000000007150855">
            <text:p>7.15E-009</text:p>
          </table:table-cell>
          <table:table-cell office:value-type="float" office:value="1.98941">
            <text:p>1.99E+000</text:p>
          </table:table-cell>
          <table:table-cell/>
          <table:table-cell office:value-type="float" office:value="272">
            <text:p>272</text:p>
          </table:table-cell>
          <table:table-cell office:value-type="float" office:value="0.000000007106675">
            <text:p>7.11E-009</text:p>
          </table:table-cell>
          <table:table-cell office:value-type="float" office:value="1.973147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0.000000007172141">
            <text:p>7.17E-009</text:p>
          </table:table-cell>
          <table:table-cell office:value-type="float" office:value="2.022372">
            <text:p>2.02E+000</text:p>
          </table:table-cell>
          <table:table-cell/>
          <table:table-cell office:value-type="float" office:value="273">
            <text:p>273</text:p>
          </table:table-cell>
          <table:table-cell office:value-type="float" office:value="0.000000007135244">
            <text:p>7.14E-009</text:p>
          </table:table-cell>
          <table:table-cell office:value-type="float" office:value="1.974018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0.00000000719692">
            <text:p>7.20E-009</text:p>
          </table:table-cell>
          <table:table-cell office:value-type="float" office:value="2.052368">
            <text:p>2.05E+000</text:p>
          </table:table-cell>
          <table:table-cell/>
          <table:table-cell office:value-type="float" office:value="274">
            <text:p>274</text:p>
          </table:table-cell>
          <table:table-cell office:value-type="float" office:value="0.000000007157502">
            <text:p>7.16E-009</text:p>
          </table:table-cell>
          <table:table-cell office:value-type="float" office:value="1.989259">
            <text:p>1.99E+000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000000007216544">
            <text:p>7.22E-009</text:p>
          </table:table-cell>
          <table:table-cell office:value-type="float" office:value="2.029323">
            <text:p>2.03E+000</text:p>
          </table:table-cell>
          <table:table-cell/>
          <table:table-cell office:value-type="float" office:value="275">
            <text:p>275</text:p>
          </table:table-cell>
          <table:table-cell office:value-type="float" office:value="0.000000007182641">
            <text:p>7.18E-009</text:p>
          </table:table-cell>
          <table:table-cell office:value-type="float" office:value="2.02904">
            <text:p>2.03E+000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0.00000000723885">
            <text:p>7.24E-009</text:p>
          </table:table-cell>
          <table:table-cell office:value-type="float" office:value="1.950903">
            <text:p>1.95E+000</text:p>
          </table:table-cell>
          <table:table-cell/>
          <table:table-cell office:value-type="float" office:value="276">
            <text:p>276</text:p>
          </table:table-cell>
          <table:table-cell office:value-type="float" office:value="0.000000007205682">
            <text:p>7.21E-009</text:p>
          </table:table-cell>
          <table:table-cell office:value-type="float" office:value="2.052251">
            <text:p>2.05E+000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0.000000007276672">
            <text:p>7.28E-009</text:p>
          </table:table-cell>
          <table:table-cell office:value-type="float" office:value="1.644143">
            <text:p>1.64E+000</text:p>
          </table:table-cell>
          <table:table-cell/>
          <table:table-cell office:value-type="float" office:value="277">
            <text:p>277</text:p>
          </table:table-cell>
          <table:table-cell office:value-type="float" office:value="0.000000007223854">
            <text:p>7.22E-009</text:p>
          </table:table-cell>
          <table:table-cell office:value-type="float" office:value="2.027092">
            <text:p>2.03E+000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0.000000007318152">
            <text:p>7.32E-009</text:p>
          </table:table-cell>
          <table:table-cell office:value-type="float" office:value="1.057103">
            <text:p>1.06E+000</text:p>
          </table:table-cell>
          <table:table-cell/>
          <table:table-cell office:value-type="float" office:value="278">
            <text:p>278</text:p>
          </table:table-cell>
          <table:table-cell office:value-type="float" office:value="0.000000007248524">
            <text:p>7.25E-009</text:p>
          </table:table-cell>
          <table:table-cell office:value-type="float" office:value="1.936866">
            <text:p>1.94E+000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0.000000007357718">
            <text:p>7.36E-009</text:p>
          </table:table-cell>
          <table:table-cell office:value-type="float" office:value="0.4283617">
            <text:p>4.28E-001</text:p>
          </table:table-cell>
          <table:table-cell/>
          <table:table-cell office:value-type="float" office:value="279">
            <text:p>279</text:p>
          </table:table-cell>
          <table:table-cell office:value-type="float" office:value="0.000000007282113">
            <text:p>7.28E-009</text:p>
          </table:table-cell>
          <table:table-cell office:value-type="float" office:value="1.660709">
            <text:p>1.66E+000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00000007380307">
            <text:p>7.38E-009</text:p>
          </table:table-cell>
          <table:table-cell office:value-type="float" office:value="0.195564">
            <text:p>1.96E-001</text:p>
          </table:table-cell>
          <table:table-cell/>
          <table:table-cell office:value-type="float" office:value="280">
            <text:p>280</text:p>
          </table:table-cell>
          <table:table-cell office:value-type="float" office:value="0.000000007319811">
            <text:p>7.32E-009</text:p>
          </table:table-cell>
          <table:table-cell office:value-type="float" office:value="1.136431">
            <text:p>1.14E+000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0.000000007407525">
            <text:p>7.41E-009</text:p>
          </table:table-cell>
          <table:table-cell office:value-type="float" office:value="0.08522831">
            <text:p>8.52E-002</text:p>
          </table:table-cell>
          <table:table-cell/>
          <table:table-cell office:value-type="float" office:value="281">
            <text:p>281</text:p>
          </table:table-cell>
          <table:table-cell office:value-type="float" office:value="0.000000007355874">
            <text:p>7.36E-009</text:p>
          </table:table-cell>
          <table:table-cell office:value-type="float" office:value="0.53309">
            <text:p>5.33E-001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0.000000007434815">
            <text:p>7.43E-009</text:p>
          </table:table-cell>
          <table:table-cell office:value-type="float" office:value="0.05727353">
            <text:p>5.73E-002</text:p>
          </table:table-cell>
          <table:table-cell/>
          <table:table-cell office:value-type="float" office:value="282">
            <text:p>282</text:p>
          </table:table-cell>
          <table:table-cell office:value-type="float" office:value="0.000000007404274">
            <text:p>7.40E-009</text:p>
          </table:table-cell>
          <table:table-cell office:value-type="float" office:value="0.09030284">
            <text:p>9.03E-002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0.000000007461961">
            <text:p>7.46E-009</text:p>
          </table:table-cell>
          <table:table-cell office:value-type="float" office:value="0.05284401">
            <text:p>5.28E-002</text:p>
          </table:table-cell>
          <table:table-cell/>
          <table:table-cell office:value-type="float" office:value="283">
            <text:p>283</text:p>
          </table:table-cell>
          <table:table-cell office:value-type="float" office:value="0.000000007442838">
            <text:p>7.44E-009</text:p>
          </table:table-cell>
          <table:table-cell office:value-type="float" office:value="0.05184701">
            <text:p>5.18E-002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0.000000007488218">
            <text:p>7.49E-009</text:p>
          </table:table-cell>
          <table:table-cell office:value-type="float" office:value="0.04300073">
            <text:p>4.30E-002</text:p>
          </table:table-cell>
          <table:table-cell/>
          <table:table-cell office:value-type="float" office:value="284">
            <text:p>284</text:p>
          </table:table-cell>
          <table:table-cell office:value-type="float" office:value="0.000000007477722">
            <text:p>7.48E-009</text:p>
          </table:table-cell>
          <table:table-cell office:value-type="float" office:value="0.05115965">
            <text:p>5.12E-002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00000000751668">
            <text:p>7.52E-009</text:p>
          </table:table-cell>
          <table:table-cell office:value-type="float" office:value="0.02902884">
            <text:p>2.90E-002</text:p>
          </table:table-cell>
          <table:table-cell/>
          <table:table-cell office:value-type="float" office:value="285">
            <text:p>285</text:p>
          </table:table-cell>
          <table:table-cell office:value-type="float" office:value="0.000000007508221">
            <text:p>7.51E-009</text:p>
          </table:table-cell>
          <table:table-cell office:value-type="float" office:value="0.03742109">
            <text:p>3.74E-002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0.000000007540243">
            <text:p>7.54E-009</text:p>
          </table:table-cell>
          <table:table-cell office:value-type="float" office:value="0.02500488">
            <text:p>2.50E-002</text:p>
          </table:table-cell>
          <table:table-cell/>
          <table:table-cell office:value-type="float" office:value="286">
            <text:p>286</text:p>
          </table:table-cell>
          <table:table-cell office:value-type="float" office:value="0.00000000754165">
            <text:p>7.54E-009</text:p>
          </table:table-cell>
          <table:table-cell office:value-type="float" office:value="0.02497496">
            <text:p>2.50E-002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0.000000007563759">
            <text:p>7.56E-009</text:p>
          </table:table-cell>
          <table:table-cell office:value-type="float" office:value="0.02102203">
            <text:p>2.10E-002</text:p>
          </table:table-cell>
          <table:table-cell/>
          <table:table-cell office:value-type="float" office:value="287">
            <text:p>287</text:p>
          </table:table-cell>
          <table:table-cell office:value-type="float" office:value="0.000000007574006">
            <text:p>7.57E-009</text:p>
          </table:table-cell>
          <table:table-cell office:value-type="float" office:value="0.02142008">
            <text:p>2.14E-002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0.000000007589351">
            <text:p>7.59E-009</text:p>
          </table:table-cell>
          <table:table-cell office:value-type="float" office:value="0.01769123">
            <text:p>1.77E-002</text:p>
          </table:table-cell>
          <table:table-cell/>
          <table:table-cell office:value-type="float" office:value="288">
            <text:p>288</text:p>
          </table:table-cell>
          <table:table-cell office:value-type="float" office:value="0.000000007607515">
            <text:p>7.61E-009</text:p>
          </table:table-cell>
          <table:table-cell office:value-type="float" office:value="0.01643051">
            <text:p>1.64E-002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0.000000007614205">
            <text:p>7.61E-009</text:p>
          </table:table-cell>
          <table:table-cell office:value-type="float" office:value="0.01520325">
            <text:p>1.52E-002</text:p>
          </table:table-cell>
          <table:table-cell/>
          <table:table-cell office:value-type="float" office:value="289">
            <text:p>289</text:p>
          </table:table-cell>
          <table:table-cell office:value-type="float" office:value="0.00000000764476">
            <text:p>7.64E-009</text:p>
          </table:table-cell>
          <table:table-cell office:value-type="float" office:value="0.01409725">
            <text:p>1.41E-002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00000007639321">
            <text:p>7.64E-009</text:p>
          </table:table-cell>
          <table:table-cell office:value-type="float" office:value="0.01384333">
            <text:p>1.38E-002</text:p>
          </table:table-cell>
          <table:table-cell/>
          <table:table-cell office:value-type="float" office:value="290">
            <text:p>290</text:p>
          </table:table-cell>
          <table:table-cell office:value-type="float" office:value="0.00000000766945">
            <text:p>7.67E-009</text:p>
          </table:table-cell>
          <table:table-cell office:value-type="float" office:value="0.01301249">
            <text:p>1.30E-002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0.000000007664327">
            <text:p>7.66E-009</text:p>
          </table:table-cell>
          <table:table-cell office:value-type="float" office:value="0.01341071">
            <text:p>1.34E-002</text:p>
          </table:table-cell>
          <table:table-cell/>
          <table:table-cell office:value-type="float" office:value="291">
            <text:p>291</text:p>
          </table:table-cell>
          <table:table-cell office:value-type="float" office:value="0.000000007693445">
            <text:p>7.69E-009</text:p>
          </table:table-cell>
          <table:table-cell office:value-type="float" office:value="0.01357261">
            <text:p>1.36E-002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0.000000007694513">
            <text:p>7.69E-009</text:p>
          </table:table-cell>
          <table:table-cell office:value-type="float" office:value="0.01331046">
            <text:p>1.33E-002</text:p>
          </table:table-cell>
          <table:table-cell/>
          <table:table-cell office:value-type="float" office:value="292">
            <text:p>292</text:p>
          </table:table-cell>
          <table:table-cell office:value-type="float" office:value="0.000000007718283">
            <text:p>7.72E-009</text:p>
          </table:table-cell>
          <table:table-cell office:value-type="float" office:value="0.01289691">
            <text:p>1.29E-002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0.000000007725478">
            <text:p>7.73E-009</text:p>
          </table:table-cell>
          <table:table-cell office:value-type="float" office:value="0.01304639">
            <text:p>1.30E-002</text:p>
          </table:table-cell>
          <table:table-cell/>
          <table:table-cell office:value-type="float" office:value="293">
            <text:p>293</text:p>
          </table:table-cell>
          <table:table-cell office:value-type="float" office:value="0.000000007746146">
            <text:p>7.75E-009</text:p>
          </table:table-cell>
          <table:table-cell office:value-type="float" office:value="0.01332211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0.000000007756495">
            <text:p>7.76E-009</text:p>
          </table:table-cell>
          <table:table-cell office:value-type="float" office:value="0.01308961">
            <text:p>1.31E-002</text:p>
          </table:table-cell>
          <table:table-cell/>
          <table:table-cell office:value-type="float" office:value="294">
            <text:p>294</text:p>
          </table:table-cell>
          <table:table-cell office:value-type="float" office:value="0.000000007778683">
            <text:p>7.78E-009</text:p>
          </table:table-cell>
          <table:table-cell office:value-type="float" office:value="0.01277575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000000007781905">
            <text:p>7.78E-009</text:p>
          </table:table-cell>
          <table:table-cell office:value-type="float" office:value="0.01298988">
            <text:p>1.30E-002</text:p>
          </table:table-cell>
          <table:table-cell/>
          <table:table-cell office:value-type="float" office:value="295">
            <text:p>295</text:p>
          </table:table-cell>
          <table:table-cell office:value-type="float" office:value="0.000000007801152">
            <text:p>7.80E-009</text:p>
          </table:table-cell>
          <table:table-cell office:value-type="float" office:value="0.01328446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0.00000000780692">
            <text:p>7.81E-009</text:p>
          </table:table-cell>
          <table:table-cell office:value-type="float" office:value="0.01307929">
            <text:p>1.31E-002</text:p>
          </table:table-cell>
          <table:table-cell/>
          <table:table-cell office:value-type="float" office:value="296">
            <text:p>296</text:p>
          </table:table-cell>
          <table:table-cell office:value-type="float" office:value="0.000000007825104">
            <text:p>7.83E-009</text:p>
          </table:table-cell>
          <table:table-cell office:value-type="float" office:value="0.01277534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0.000000007837963">
            <text:p>7.84E-009</text:p>
          </table:table-cell>
          <table:table-cell office:value-type="float" office:value="0.01296039">
            <text:p>1.30E-002</text:p>
          </table:table-cell>
          <table:table-cell/>
          <table:table-cell office:value-type="float" office:value="297">
            <text:p>297</text:p>
          </table:table-cell>
          <table:table-cell office:value-type="float" office:value="0.000000007848474">
            <text:p>7.85E-009</text:p>
          </table:table-cell>
          <table:table-cell office:value-type="float" office:value="0.0132528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0.000000007867519">
            <text:p>7.87E-009</text:p>
          </table:table-cell>
          <table:table-cell office:value-type="float" office:value="0.01303117">
            <text:p>1.30E-002</text:p>
          </table:table-cell>
          <table:table-cell/>
          <table:table-cell office:value-type="float" office:value="298">
            <text:p>298</text:p>
          </table:table-cell>
          <table:table-cell office:value-type="float" office:value="0.000000007881985">
            <text:p>7.88E-009</text:p>
          </table:table-cell>
          <table:table-cell office:value-type="float" office:value="0.01273916">
            <text:p>1.27E-002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0.000000007900723">
            <text:p>7.90E-009</text:p>
          </table:table-cell>
          <table:table-cell office:value-type="float" office:value="0.01294394">
            <text:p>1.29E-002</text:p>
          </table:table-cell>
          <table:table-cell/>
          <table:table-cell office:value-type="float" office:value="299">
            <text:p>299</text:p>
          </table:table-cell>
          <table:table-cell office:value-type="float" office:value="0.00000000791462">
            <text:p>7.91E-009</text:p>
          </table:table-cell>
          <table:table-cell office:value-type="float" office:value="0.01323271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0000007937116">
            <text:p>7.94E-009</text:p>
          </table:table-cell>
          <table:table-cell office:value-type="float" office:value="0.01302363">
            <text:p>1.30E-002</text:p>
          </table:table-cell>
          <table:table-cell/>
          <table:table-cell office:value-type="float" office:value="300">
            <text:p>300</text:p>
          </table:table-cell>
          <table:table-cell office:value-type="float" office:value="0.000000007941283">
            <text:p>7.94E-009</text:p>
          </table:table-cell>
          <table:table-cell office:value-type="float" office:value="0.01273405">
            <text:p>1.27E-002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0.000000007971124">
            <text:p>7.97E-009</text:p>
          </table:table-cell>
          <table:table-cell office:value-type="float" office:value="0.01293828">
            <text:p>1.29E-002</text:p>
          </table:table-cell>
          <table:table-cell/>
          <table:table-cell office:value-type="float" office:value="301">
            <text:p>301</text:p>
          </table:table-cell>
          <table:table-cell office:value-type="float" office:value="0.000000007968379">
            <text:p>7.97E-009</text:p>
          </table:table-cell>
          <table:table-cell office:value-type="float" office:value="0.01322568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0.00000000800267">
            <text:p>8.00E-009</text:p>
          </table:table-cell>
          <table:table-cell office:value-type="float" office:value="0.0130218">
            <text:p>1.30E-002</text:p>
          </table:table-cell>
          <table:table-cell/>
          <table:table-cell office:value-type="float" office:value="302">
            <text:p>302</text:p>
          </table:table-cell>
          <table:table-cell office:value-type="float" office:value="0.000000007992771">
            <text:p>7.99E-009</text:p>
          </table:table-cell>
          <table:table-cell office:value-type="float" office:value="0.01273382">
            <text:p>1.27E-002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0.000000008033236">
            <text:p>8.03E-009</text:p>
          </table:table-cell>
          <table:table-cell office:value-type="float" office:value="0.01294348">
            <text:p>1.29E-002</text:p>
          </table:table-cell>
          <table:table-cell/>
          <table:table-cell office:value-type="float" office:value="303">
            <text:p>303</text:p>
          </table:table-cell>
          <table:table-cell office:value-type="float" office:value="0.00000000802818">
            <text:p>8.03E-009</text:p>
          </table:table-cell>
          <table:table-cell office:value-type="float" office:value="0.01322535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0.000000008052644">
            <text:p>8.05E-009</text:p>
          </table:table-cell>
          <table:table-cell office:value-type="float" office:value="0.01302804">
            <text:p>1.30E-002</text:p>
          </table:table-cell>
          <table:table-cell/>
          <table:table-cell office:value-type="float" office:value="304">
            <text:p>304</text:p>
          </table:table-cell>
          <table:table-cell office:value-type="float" office:value="0.000000008052525">
            <text:p>8.05E-009</text:p>
          </table:table-cell>
          <table:table-cell office:value-type="float" office:value="0.01274159">
            <text:p>1.27E-002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000000008080649">
            <text:p>8.08E-009</text:p>
          </table:table-cell>
          <table:table-cell office:value-type="float" office:value="0.0129235">
            <text:p>1.29E-002</text:p>
          </table:table-cell>
          <table:table-cell/>
          <table:table-cell office:value-type="float" office:value="305">
            <text:p>305</text:p>
          </table:table-cell>
          <table:table-cell office:value-type="float" office:value="0.000000008079493">
            <text:p>8.08E-009</text:p>
          </table:table-cell>
          <table:table-cell office:value-type="float" office:value="0.01321167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0.000000008108173">
            <text:p>8.11E-009</text:p>
          </table:table-cell>
          <table:table-cell office:value-type="float" office:value="0.0130038">
            <text:p>1.30E-002</text:p>
          </table:table-cell>
          <table:table-cell/>
          <table:table-cell office:value-type="float" office:value="306">
            <text:p>306</text:p>
          </table:table-cell>
          <table:table-cell office:value-type="float" office:value="0.000000008100548">
            <text:p>8.10E-009</text:p>
          </table:table-cell>
          <table:table-cell office:value-type="float" office:value="0.01272213">
            <text:p>1.27E-002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0.000000008131034">
            <text:p>8.13E-009</text:p>
          </table:table-cell>
          <table:table-cell office:value-type="float" office:value="0.01292635">
            <text:p>1.29E-002</text:p>
          </table:table-cell>
          <table:table-cell/>
          <table:table-cell office:value-type="float" office:value="307">
            <text:p>307</text:p>
          </table:table-cell>
          <table:table-cell office:value-type="float" office:value="0.000000008123388">
            <text:p>8.12E-009</text:p>
          </table:table-cell>
          <table:table-cell office:value-type="float" office:value="0.01319938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0000000815318">
            <text:p>8.15E-009</text:p>
          </table:table-cell>
          <table:table-cell office:value-type="float" office:value="0.01307443">
            <text:p>1.31E-002</text:p>
          </table:table-cell>
          <table:table-cell/>
          <table:table-cell office:value-type="float" office:value="308">
            <text:p>308</text:p>
          </table:table-cell>
          <table:table-cell office:value-type="float" office:value="0.000000008147209">
            <text:p>8.15E-009</text:p>
          </table:table-cell>
          <table:table-cell office:value-type="float" office:value="0.01275696">
            <text:p>1.28E-002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0.000000008177985">
            <text:p>8.18E-009</text:p>
          </table:table-cell>
          <table:table-cell office:value-type="float" office:value="0.01308598">
            <text:p>1.31E-002</text:p>
          </table:table-cell>
          <table:table-cell/>
          <table:table-cell office:value-type="float" office:value="309">
            <text:p>309</text:p>
          </table:table-cell>
          <table:table-cell office:value-type="float" office:value="0.000000008170128">
            <text:p>8.17E-009</text:p>
          </table:table-cell>
          <table:table-cell office:value-type="float" office:value="0.01329888">
            <text:p>1.33E-002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000000008205938">
            <text:p>8.21E-009</text:p>
          </table:table-cell>
          <table:table-cell office:value-type="float" office:value="0.01308809">
            <text:p>1.31E-002</text:p>
          </table:table-cell>
          <table:table-cell/>
          <table:table-cell office:value-type="float" office:value="310">
            <text:p>310</text:p>
          </table:table-cell>
          <table:table-cell office:value-type="float" office:value="0.000000008190955">
            <text:p>8.19E-009</text:p>
          </table:table-cell>
          <table:table-cell office:value-type="float" office:value="0.01295481">
            <text:p>1.30E-002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0.000000008232462">
            <text:p>8.23E-009</text:p>
          </table:table-cell>
          <table:table-cell office:value-type="float" office:value="0.0125732">
            <text:p>1.26E-002</text:p>
          </table:table-cell>
          <table:table-cell/>
          <table:table-cell office:value-type="float" office:value="311">
            <text:p>311</text:p>
          </table:table-cell>
          <table:table-cell office:value-type="float" office:value="0.000000008217303">
            <text:p>8.22E-009</text:p>
          </table:table-cell>
          <table:table-cell office:value-type="float" office:value="0.01317808">
            <text:p>1.32E-002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0.000000008263044">
            <text:p>8.26E-009</text:p>
          </table:table-cell>
          <table:table-cell office:value-type="float" office:value="0.01204912">
            <text:p>1.20E-002</text:p>
          </table:table-cell>
          <table:table-cell/>
          <table:table-cell office:value-type="float" office:value="312">
            <text:p>312</text:p>
          </table:table-cell>
          <table:table-cell office:value-type="float" office:value="0.000000008236906">
            <text:p>8.24E-009</text:p>
          </table:table-cell>
          <table:table-cell office:value-type="float" office:value="0.01232322">
            <text:p>1.23E-002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0.000000008303632">
            <text:p>8.30E-009</text:p>
          </table:table-cell>
          <table:table-cell office:value-type="float" office:value="0.01420991">
            <text:p>1.42E-002</text:p>
          </table:table-cell>
          <table:table-cell/>
          <table:table-cell office:value-type="float" office:value="313">
            <text:p>313</text:p>
          </table:table-cell>
          <table:table-cell office:value-type="float" office:value="0.000000008259185">
            <text:p>8.26E-009</text:p>
          </table:table-cell>
          <table:table-cell office:value-type="float" office:value="0.01235296">
            <text:p>1.24E-002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0.000000008328827">
            <text:p>8.33E-009</text:p>
          </table:table-cell>
          <table:table-cell office:value-type="float" office:value="0.01997082">
            <text:p>2.00E-002</text:p>
          </table:table-cell>
          <table:table-cell/>
          <table:table-cell office:value-type="float" office:value="314">
            <text:p>314</text:p>
          </table:table-cell>
          <table:table-cell office:value-type="float" office:value="0.000000008287348">
            <text:p>8.29E-009</text:p>
          </table:table-cell>
          <table:table-cell office:value-type="float" office:value="0.01238099">
            <text:p>1.24E-002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000000008354302">
            <text:p>8.35E-009</text:p>
          </table:table-cell>
          <table:table-cell office:value-type="float" office:value="0.01865491">
            <text:p>1.87E-002</text:p>
          </table:table-cell>
          <table:table-cell/>
          <table:table-cell office:value-type="float" office:value="315">
            <text:p>315</text:p>
          </table:table-cell>
          <table:table-cell office:value-type="float" office:value="0.00000000831345">
            <text:p>8.31E-009</text:p>
          </table:table-cell>
          <table:table-cell office:value-type="float" office:value="0.01555636">
            <text:p>1.56E-002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0.000000008375692">
            <text:p>8.38E-009</text:p>
          </table:table-cell>
          <table:table-cell office:value-type="float" office:value="0.006647943">
            <text:p>6.65E-003</text:p>
          </table:table-cell>
          <table:table-cell/>
          <table:table-cell office:value-type="float" office:value="316">
            <text:p>316</text:p>
          </table:table-cell>
          <table:table-cell office:value-type="float" office:value="0.000000008334734">
            <text:p>8.33E-009</text:p>
          </table:table-cell>
          <table:table-cell office:value-type="float" office:value="0.02023395">
            <text:p>2.02E-002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0.000000008398296">
            <text:p>8.40E-009</text:p>
          </table:table-cell>
          <table:table-cell office:value-type="float" office:value="-0.01391067">
            <text:p>-1.39E-002</text:p>
          </table:table-cell>
          <table:table-cell/>
          <table:table-cell office:value-type="float" office:value="317">
            <text:p>317</text:p>
          </table:table-cell>
          <table:table-cell office:value-type="float" office:value="0.00000000835882">
            <text:p>8.36E-009</text:p>
          </table:table-cell>
          <table:table-cell office:value-type="float" office:value="0.01891942">
            <text:p>1.89E-002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0.000000008420074">
            <text:p>8.42E-009</text:p>
          </table:table-cell>
          <table:table-cell office:value-type="float" office:value="-0.03350332">
            <text:p>-3.35E-002</text:p>
          </table:table-cell>
          <table:table-cell/>
          <table:table-cell office:value-type="float" office:value="318">
            <text:p>318</text:p>
          </table:table-cell>
          <table:table-cell office:value-type="float" office:value="0.000000008378072">
            <text:p>8.38E-009</text:p>
          </table:table-cell>
          <table:table-cell office:value-type="float" office:value="0.00743307">
            <text:p>7.43E-003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0.000000008442146">
            <text:p>8.44E-009</text:p>
          </table:table-cell>
          <table:table-cell office:value-type="float" office:value="-0.01827859">
            <text:p>-1.83E-002</text:p>
          </table:table-cell>
          <table:table-cell/>
          <table:table-cell office:value-type="float" office:value="319">
            <text:p>319</text:p>
          </table:table-cell>
          <table:table-cell office:value-type="float" office:value="0.000000008401682">
            <text:p>8.40E-009</text:p>
          </table:table-cell>
          <table:table-cell office:value-type="float" office:value="-0.01272286">
            <text:p>-1.27E-002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000000008463983">
            <text:p>8.46E-009</text:p>
          </table:table-cell>
          <table:table-cell office:value-type="float" office:value="0.04755516">
            <text:p>4.76E-002</text:p>
          </table:table-cell>
          <table:table-cell/>
          <table:table-cell office:value-type="float" office:value="320">
            <text:p>320</text:p>
          </table:table-cell>
          <table:table-cell office:value-type="float" office:value="0.000000008431213">
            <text:p>8.43E-009</text:p>
          </table:table-cell>
          <table:table-cell office:value-type="float" office:value="-0.03180905">
            <text:p>-3.18E-002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0.000000008488801">
            <text:p>8.49E-009</text:p>
          </table:table-cell>
          <table:table-cell office:value-type="float" office:value="0.2108447">
            <text:p>2.11E-001</text:p>
          </table:table-cell>
          <table:table-cell/>
          <table:table-cell office:value-type="float" office:value="321">
            <text:p>321</text:p>
          </table:table-cell>
          <table:table-cell office:value-type="float" office:value="0.000000008458627">
            <text:p>8.46E-009</text:p>
          </table:table-cell>
          <table:table-cell office:value-type="float" office:value="0.01235429">
            <text:p>1.24E-002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0.000000008526165">
            <text:p>8.53E-009</text:p>
          </table:table-cell>
          <table:table-cell office:value-type="float" office:value="0.6588046">
            <text:p>6.59E-001</text:p>
          </table:table-cell>
          <table:table-cell/>
          <table:table-cell office:value-type="float" office:value="322">
            <text:p>322</text:p>
          </table:table-cell>
          <table:table-cell office:value-type="float" office:value="0.000000008485477">
            <text:p>8.49E-009</text:p>
          </table:table-cell>
          <table:table-cell office:value-type="float" office:value="0.1390009">
            <text:p>1.39E-001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00000008559798">
            <text:p>8.56E-009</text:p>
          </table:table-cell>
          <table:table-cell office:value-type="float" office:value="1.133688">
            <text:p>1.13E+000</text:p>
          </table:table-cell>
          <table:table-cell/>
          <table:table-cell office:value-type="float" office:value="323">
            <text:p>323</text:p>
          </table:table-cell>
          <table:table-cell office:value-type="float" office:value="0.000000008512124">
            <text:p>8.51E-009</text:p>
          </table:table-cell>
          <table:table-cell office:value-type="float" office:value="0.42988">
            <text:p>4.30E-001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0.000000008592396">
            <text:p>8.59E-009</text:p>
          </table:table-cell>
          <table:table-cell office:value-type="float" office:value="1.528594">
            <text:p>1.53E+000</text:p>
          </table:table-cell>
          <table:table-cell/>
          <table:table-cell office:value-type="float" office:value="324">
            <text:p>324</text:p>
          </table:table-cell>
          <table:table-cell office:value-type="float" office:value="0.000000008546039">
            <text:p>8.55E-009</text:p>
          </table:table-cell>
          <table:table-cell office:value-type="float" office:value="0.8885365">
            <text:p>8.89E-001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000000008623401">
            <text:p>8.62E-009</text:p>
          </table:table-cell>
          <table:table-cell office:value-type="float" office:value="1.75196">
            <text:p>1.75E+000</text:p>
          </table:table-cell>
          <table:table-cell/>
          <table:table-cell office:value-type="float" office:value="325">
            <text:p>325</text:p>
          </table:table-cell>
          <table:table-cell office:value-type="float" office:value="0.0000000085774">
            <text:p>8.58E-009</text:p>
          </table:table-cell>
          <table:table-cell office:value-type="float" office:value="1.318135">
            <text:p>1.32E+000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0.000000008647182">
            <text:p>8.65E-009</text:p>
          </table:table-cell>
          <table:table-cell office:value-type="float" office:value="1.837485">
            <text:p>1.84E+000</text:p>
          </table:table-cell>
          <table:table-cell/>
          <table:table-cell office:value-type="float" office:value="326">
            <text:p>326</text:p>
          </table:table-cell>
          <table:table-cell office:value-type="float" office:value="0.00000000861301">
            <text:p>8.61E-009</text:p>
          </table:table-cell>
          <table:table-cell office:value-type="float" office:value="1.665521">
            <text:p>1.67E+000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0.000000008674572">
            <text:p>8.67E-009</text:p>
          </table:table-cell>
          <table:table-cell office:value-type="float" office:value="1.897283">
            <text:p>1.90E+000</text:p>
          </table:table-cell>
          <table:table-cell/>
          <table:table-cell office:value-type="float" office:value="327">
            <text:p>327</text:p>
          </table:table-cell>
          <table:table-cell office:value-type="float" office:value="0.000000008650188">
            <text:p>8.65E-009</text:p>
          </table:table-cell>
          <table:table-cell office:value-type="float" office:value="1.842724">
            <text:p>1.84E+000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0.000000008696822">
            <text:p>8.70E-009</text:p>
          </table:table-cell>
          <table:table-cell office:value-type="float" office:value="1.933671">
            <text:p>1.93E+000</text:p>
          </table:table-cell>
          <table:table-cell/>
          <table:table-cell office:value-type="float" office:value="328">
            <text:p>328</text:p>
          </table:table-cell>
          <table:table-cell office:value-type="float" office:value="0.000000008687803">
            <text:p>8.69E-009</text:p>
          </table:table-cell>
          <table:table-cell office:value-type="float" office:value="1.912967">
            <text:p>1.91E+000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0.000000008720641">
            <text:p>8.72E-009</text:p>
          </table:table-cell>
          <table:table-cell office:value-type="float" office:value="1.956987">
            <text:p>1.96E+000</text:p>
          </table:table-cell>
          <table:table-cell/>
          <table:table-cell office:value-type="float" office:value="329">
            <text:p>329</text:p>
          </table:table-cell>
          <table:table-cell office:value-type="float" office:value="0.000000008723276">
            <text:p>8.72E-009</text:p>
          </table:table-cell>
          <table:table-cell office:value-type="float" office:value="1.957521">
            <text:p>1.96E+000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000000008750899">
            <text:p>8.75E-009</text:p>
          </table:table-cell>
          <table:table-cell office:value-type="float" office:value="1.971524">
            <text:p>1.97E+000</text:p>
          </table:table-cell>
          <table:table-cell/>
          <table:table-cell office:value-type="float" office:value="330">
            <text:p>330</text:p>
          </table:table-cell>
          <table:table-cell office:value-type="float" office:value="0.000000008755558">
            <text:p>8.76E-009</text:p>
          </table:table-cell>
          <table:table-cell office:value-type="float" office:value="1.972659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0.000000008777939">
            <text:p>8.78E-009</text:p>
          </table:table-cell>
          <table:table-cell office:value-type="float" office:value="1.975134">
            <text:p>1.98E+000</text:p>
          </table:table-cell>
          <table:table-cell/>
          <table:table-cell office:value-type="float" office:value="331">
            <text:p>331</text:p>
          </table:table-cell>
          <table:table-cell office:value-type="float" office:value="0.000000008785209">
            <text:p>8.79E-009</text:p>
          </table:table-cell>
          <table:table-cell office:value-type="float" office:value="1.97586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0.000000008808246">
            <text:p>8.81E-009</text:p>
          </table:table-cell>
          <table:table-cell office:value-type="float" office:value="1.976715">
            <text:p>1.98E+000</text:p>
          </table:table-cell>
          <table:table-cell/>
          <table:table-cell office:value-type="float" office:value="332">
            <text:p>332</text:p>
          </table:table-cell>
          <table:table-cell office:value-type="float" office:value="0.000000008817697">
            <text:p>8.82E-009</text:p>
          </table:table-cell>
          <table:table-cell office:value-type="float" office:value="1.97702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00000008838665">
            <text:p>8.84E-009</text:p>
          </table:table-cell>
          <table:table-cell office:value-type="float" office:value="1.978497">
            <text:p>1.98E+000</text:p>
          </table:table-cell>
          <table:table-cell/>
          <table:table-cell office:value-type="float" office:value="333">
            <text:p>333</text:p>
          </table:table-cell>
          <table:table-cell office:value-type="float" office:value="0.000000008843115">
            <text:p>8.84E-009</text:p>
          </table:table-cell>
          <table:table-cell office:value-type="float" office:value="1.978596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0.000000008869357">
            <text:p>8.87E-009</text:p>
          </table:table-cell>
          <table:table-cell office:value-type="float" office:value="1.979006">
            <text:p>1.98E+000</text:p>
          </table:table-cell>
          <table:table-cell/>
          <table:table-cell office:value-type="float" office:value="334">
            <text:p>334</text:p>
          </table:table-cell>
          <table:table-cell office:value-type="float" office:value="0.000000008868115">
            <text:p>8.87E-009</text:p>
          </table:table-cell>
          <table:table-cell office:value-type="float" office:value="1.9788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000000008902208">
            <text:p>8.90E-009</text:p>
          </table:table-cell>
          <table:table-cell office:value-type="float" office:value="1.979405">
            <text:p>1.98E+000</text:p>
          </table:table-cell>
          <table:table-cell/>
          <table:table-cell office:value-type="float" office:value="335">
            <text:p>335</text:p>
          </table:table-cell>
          <table:table-cell office:value-type="float" office:value="0.000000008894863">
            <text:p>8.89E-009</text:p>
          </table:table-cell>
          <table:table-cell office:value-type="float" office:value="1.97935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0.000000008926391">
            <text:p>8.93E-009</text:p>
          </table:table-cell>
          <table:table-cell office:value-type="float" office:value="1.97961">
            <text:p>1.98E+000</text:p>
          </table:table-cell>
          <table:table-cell/>
          <table:table-cell office:value-type="float" office:value="336">
            <text:p>336</text:p>
          </table:table-cell>
          <table:table-cell office:value-type="float" office:value="0.000000008923914">
            <text:p>8.92E-009</text:p>
          </table:table-cell>
          <table:table-cell office:value-type="float" office:value="1.97948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0.000000008953468">
            <text:p>8.95E-009</text:p>
          </table:table-cell>
          <table:table-cell office:value-type="float" office:value="1.979909">
            <text:p>1.98E+000</text:p>
          </table:table-cell>
          <table:table-cell/>
          <table:table-cell office:value-type="float" office:value="337">
            <text:p>337</text:p>
          </table:table-cell>
          <table:table-cell office:value-type="float" office:value="0.000000008950996">
            <text:p>8.95E-009</text:p>
          </table:table-cell>
          <table:table-cell office:value-type="float" office:value="1.97990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0.000000008983024">
            <text:p>8.98E-009</text:p>
          </table:table-cell>
          <table:table-cell office:value-type="float" office:value="1.98002">
            <text:p>1.98E+000</text:p>
          </table:table-cell>
          <table:table-cell/>
          <table:table-cell office:value-type="float" office:value="338">
            <text:p>338</text:p>
          </table:table-cell>
          <table:table-cell office:value-type="float" office:value="0.000000008973139">
            <text:p>8.97E-009</text:p>
          </table:table-cell>
          <table:table-cell office:value-type="float" office:value="1.97990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0.000000009014424">
            <text:p>9.01E-009</text:p>
          </table:table-cell>
          <table:table-cell office:value-type="float" office:value="1.98008">
            <text:p>1.98E+000</text:p>
          </table:table-cell>
          <table:table-cell/>
          <table:table-cell office:value-type="float" office:value="339">
            <text:p>339</text:p>
          </table:table-cell>
          <table:table-cell office:value-type="float" office:value="0.000000008996752">
            <text:p>9.00E-009</text:p>
          </table:table-cell>
          <table:table-cell office:value-type="float" office:value="1.98011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000000009047171">
            <text:p>9.05E-009</text:p>
          </table:table-cell>
          <table:table-cell office:value-type="float" office:value="1.980095">
            <text:p>1.98E+000</text:p>
          </table:table-cell>
          <table:table-cell/>
          <table:table-cell office:value-type="float" office:value="340">
            <text:p>340</text:p>
          </table:table-cell>
          <table:table-cell office:value-type="float" office:value="0.000000009025964">
            <text:p>9.03E-009</text:p>
          </table:table-cell>
          <table:table-cell office:value-type="float" office:value="1.98000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0.000000009078635">
            <text:p>9.08E-009</text:p>
          </table:table-cell>
          <table:table-cell office:value-type="float" office:value="1.980126">
            <text:p>1.98E+000</text:p>
          </table:table-cell>
          <table:table-cell/>
          <table:table-cell office:value-type="float" office:value="341">
            <text:p>341</text:p>
          </table:table-cell>
          <table:table-cell office:value-type="float" office:value="0.000000009056855">
            <text:p>9.06E-009</text:p>
          </table:table-cell>
          <table:table-cell office:value-type="float" office:value="1.980179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0.000000009107768">
            <text:p>9.11E-009</text:p>
          </table:table-cell>
          <table:table-cell office:value-type="float" office:value="1.980113">
            <text:p>1.98E+000</text:p>
          </table:table-cell>
          <table:table-cell/>
          <table:table-cell office:value-type="float" office:value="342">
            <text:p>342</text:p>
          </table:table-cell>
          <table:table-cell office:value-type="float" office:value="0.000000009079476">
            <text:p>9.08E-009</text:p>
          </table:table-cell>
          <table:table-cell office:value-type="float" office:value="1.98004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00000009139325">
            <text:p>9.14E-009</text:p>
          </table:table-cell>
          <table:table-cell office:value-type="float" office:value="1.980128">
            <text:p>1.98E+000</text:p>
          </table:table-cell>
          <table:table-cell/>
          <table:table-cell office:value-type="float" office:value="343">
            <text:p>343</text:p>
          </table:table-cell>
          <table:table-cell office:value-type="float" office:value="0.000000009102837">
            <text:p>9.10E-009</text:p>
          </table:table-cell>
          <table:table-cell office:value-type="float" office:value="1.98019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0.000000009179123">
            <text:p>9.18E-009</text:p>
          </table:table-cell>
          <table:table-cell office:value-type="float" office:value="1.980116">
            <text:p>1.98E+000</text:p>
          </table:table-cell>
          <table:table-cell/>
          <table:table-cell office:value-type="float" office:value="344">
            <text:p>344</text:p>
          </table:table-cell>
          <table:table-cell office:value-type="float" office:value="0.000000009126641">
            <text:p>9.13E-009</text:p>
          </table:table-cell>
          <table:table-cell office:value-type="float" office:value="1.98004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000000009215338">
            <text:p>9.22E-009</text:p>
          </table:table-cell>
          <table:table-cell office:value-type="float" office:value="1.980133">
            <text:p>1.98E+000</text:p>
          </table:table-cell>
          <table:table-cell/>
          <table:table-cell office:value-type="float" office:value="345">
            <text:p>345</text:p>
          </table:table-cell>
          <table:table-cell office:value-type="float" office:value="0.000000009162182">
            <text:p>9.16E-009</text:p>
          </table:table-cell>
          <table:table-cell office:value-type="float" office:value="1.98019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0.000000009250442">
            <text:p>9.25E-009</text:p>
          </table:table-cell>
          <table:table-cell office:value-type="float" office:value="1.980111">
            <text:p>1.98E+000</text:p>
          </table:table-cell>
          <table:table-cell/>
          <table:table-cell office:value-type="float" office:value="346">
            <text:p>346</text:p>
          </table:table-cell>
          <table:table-cell office:value-type="float" office:value="0.000000009198546">
            <text:p>9.20E-009</text:p>
          </table:table-cell>
          <table:table-cell office:value-type="float" office:value="1.980052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0.00000000928632">
            <text:p>9.29E-009</text:p>
          </table:table-cell>
          <table:table-cell office:value-type="float" office:value="1.980135">
            <text:p>1.98E+000</text:p>
          </table:table-cell>
          <table:table-cell/>
          <table:table-cell office:value-type="float" office:value="347">
            <text:p>347</text:p>
          </table:table-cell>
          <table:table-cell office:value-type="float" office:value="0.000000009224649">
            <text:p>9.22E-009</text:p>
          </table:table-cell>
          <table:table-cell office:value-type="float" office:value="1.98019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0.000000009322238">
            <text:p>9.32E-009</text:p>
          </table:table-cell>
          <table:table-cell office:value-type="float" office:value="1.980141">
            <text:p>1.98E+000</text:p>
          </table:table-cell>
          <table:table-cell/>
          <table:table-cell office:value-type="float" office:value="348">
            <text:p>348</text:p>
          </table:table-cell>
          <table:table-cell office:value-type="float" office:value="0.000000009252727">
            <text:p>9.25E-009</text:p>
          </table:table-cell>
          <table:table-cell office:value-type="float" office:value="1.9800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0.000000009345317">
            <text:p>9.35E-009</text:p>
          </table:table-cell>
          <table:table-cell office:value-type="float" office:value="1.980182">
            <text:p>1.98E+000</text:p>
          </table:table-cell>
          <table:table-cell/>
          <table:table-cell office:value-type="float" office:value="349">
            <text:p>349</text:p>
          </table:table-cell>
          <table:table-cell office:value-type="float" office:value="0.000000009279298">
            <text:p>9.28E-009</text:p>
          </table:table-cell>
          <table:table-cell office:value-type="float" office:value="1.98019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000000009374369">
            <text:p>9.37E-009</text:p>
          </table:table-cell>
          <table:table-cell office:value-type="float" office:value="1.980019">
            <text:p>1.98E+000</text:p>
          </table:table-cell>
          <table:table-cell/>
          <table:table-cell office:value-type="float" office:value="350">
            <text:p>350</text:p>
          </table:table-cell>
          <table:table-cell office:value-type="float" office:value="0.000000009305374">
            <text:p>9.31E-009</text:p>
          </table:table-cell>
          <table:table-cell office:value-type="float" office:value="1.980073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0.000000009403101">
            <text:p>9.40E-009</text:p>
          </table:table-cell>
          <table:table-cell office:value-type="float" office:value="1.979959">
            <text:p>1.98E+000</text:p>
          </table:table-cell>
          <table:table-cell/>
          <table:table-cell office:value-type="float" office:value="351">
            <text:p>351</text:p>
          </table:table-cell>
          <table:table-cell office:value-type="float" office:value="0.00000000933846">
            <text:p>9.34E-009</text:p>
          </table:table-cell>
          <table:table-cell office:value-type="float" office:value="1.98023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0.000000009437164">
            <text:p>9.44E-009</text:p>
          </table:table-cell>
          <table:table-cell office:value-type="float" office:value="1.980203">
            <text:p>1.98E+000</text:p>
          </table:table-cell>
          <table:table-cell/>
          <table:table-cell office:value-type="float" office:value="352">
            <text:p>352</text:p>
          </table:table-cell>
          <table:table-cell office:value-type="float" office:value="0.000000009367226">
            <text:p>9.37E-009</text:p>
          </table:table-cell>
          <table:table-cell office:value-type="float" office:value="1.97998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00000009473579">
            <text:p>9.47E-009</text:p>
          </table:table-cell>
          <table:table-cell office:value-type="float" office:value="1.981527">
            <text:p>1.98E+000</text:p>
          </table:table-cell>
          <table:table-cell/>
          <table:table-cell office:value-type="float" office:value="353">
            <text:p>353</text:p>
          </table:table-cell>
          <table:table-cell office:value-type="float" office:value="0.00000000939651">
            <text:p>9.40E-009</text:p>
          </table:table-cell>
          <table:table-cell office:value-type="float" office:value="1.98003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0.000000009494513">
            <text:p>9.49E-009</text:p>
          </table:table-cell>
          <table:table-cell office:value-type="float" office:value="1.981394">
            <text:p>1.98E+000</text:p>
          </table:table-cell>
          <table:table-cell/>
          <table:table-cell office:value-type="float" office:value="354">
            <text:p>354</text:p>
          </table:table-cell>
          <table:table-cell office:value-type="float" office:value="0.000000009424489">
            <text:p>9.42E-009</text:p>
          </table:table-cell>
          <table:table-cell office:value-type="float" office:value="1.979981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000000009519455">
            <text:p>9.52E-009</text:p>
          </table:table-cell>
          <table:table-cell office:value-type="float" office:value="1.978098">
            <text:p>1.98E+000</text:p>
          </table:table-cell>
          <table:table-cell/>
          <table:table-cell office:value-type="float" office:value="355">
            <text:p>355</text:p>
          </table:table-cell>
          <table:table-cell office:value-type="float" office:value="0.000000009452393">
            <text:p>9.45E-009</text:p>
          </table:table-cell>
          <table:table-cell office:value-type="float" office:value="1.98076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0.000000009545847">
            <text:p>9.55E-009</text:p>
          </table:table-cell>
          <table:table-cell office:value-type="float" office:value="1.972892">
            <text:p>1.97E+000</text:p>
          </table:table-cell>
          <table:table-cell/>
          <table:table-cell office:value-type="float" office:value="356">
            <text:p>356</text:p>
          </table:table-cell>
          <table:table-cell office:value-type="float" office:value="0.000000009480671">
            <text:p>9.48E-009</text:p>
          </table:table-cell>
          <table:table-cell office:value-type="float" office:value="1.981928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0.000000009574117">
            <text:p>9.57E-009</text:p>
          </table:table-cell>
          <table:table-cell office:value-type="float" office:value="1.97461">
            <text:p>1.97E+000</text:p>
          </table:table-cell>
          <table:table-cell/>
          <table:table-cell office:value-type="float" office:value="357">
            <text:p>357</text:p>
          </table:table-cell>
          <table:table-cell office:value-type="float" office:value="0.000000009507645">
            <text:p>9.51E-009</text:p>
          </table:table-cell>
          <table:table-cell office:value-type="float" office:value="1.97967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0.000000009601445">
            <text:p>9.60E-009</text:p>
          </table:table-cell>
          <table:table-cell office:value-type="float" office:value="1.995884">
            <text:p>2.00E+000</text:p>
          </table:table-cell>
          <table:table-cell/>
          <table:table-cell office:value-type="float" office:value="358">
            <text:p>358</text:p>
          </table:table-cell>
          <table:table-cell office:value-type="float" office:value="0.000000009528768">
            <text:p>9.53E-009</text:p>
          </table:table-cell>
          <table:table-cell office:value-type="float" office:value="1.976126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0.000000009622573">
            <text:p>9.62E-009</text:p>
          </table:table-cell>
          <table:table-cell office:value-type="float" office:value="2.033431">
            <text:p>2.03E+000</text:p>
          </table:table-cell>
          <table:table-cell/>
          <table:table-cell office:value-type="float" office:value="359">
            <text:p>359</text:p>
          </table:table-cell>
          <table:table-cell office:value-type="float" office:value="0.000000009554396">
            <text:p>9.55E-009</text:p>
          </table:table-cell>
          <table:table-cell office:value-type="float" office:value="1.971193">
            <text:p>1.97E+000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000000009646738">
            <text:p>9.65E-009</text:p>
          </table:table-cell>
          <table:table-cell office:value-type="float" office:value="2.050845">
            <text:p>2.05E+000</text:p>
          </table:table-cell>
          <table:table-cell/>
          <table:table-cell office:value-type="float" office:value="360">
            <text:p>360</text:p>
          </table:table-cell>
          <table:table-cell office:value-type="float" office:value="0.000000009576101">
            <text:p>9.58E-009</text:p>
          </table:table-cell>
          <table:table-cell office:value-type="float" office:value="1.977204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0.000000009668199">
            <text:p>9.67E-009</text:p>
          </table:table-cell>
          <table:table-cell office:value-type="float" office:value="2.006857">
            <text:p>2.01E+000</text:p>
          </table:table-cell>
          <table:table-cell/>
          <table:table-cell office:value-type="float" office:value="361">
            <text:p>361</text:p>
          </table:table-cell>
          <table:table-cell office:value-type="float" office:value="0.000000009600914">
            <text:p>9.60E-009</text:p>
          </table:table-cell>
          <table:table-cell office:value-type="float" office:value="2.000406">
            <text:p>2.00E+000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0.000000009693283">
            <text:p>9.69E-009</text:p>
          </table:table-cell>
          <table:table-cell office:value-type="float" office:value="1.902599">
            <text:p>1.90E+000</text:p>
          </table:table-cell>
          <table:table-cell/>
          <table:table-cell office:value-type="float" office:value="362">
            <text:p>362</text:p>
          </table:table-cell>
          <table:table-cell office:value-type="float" office:value="0.000000009625794">
            <text:p>9.63E-009</text:p>
          </table:table-cell>
          <table:table-cell office:value-type="float" office:value="2.043734">
            <text:p>2.04E+000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0.000000009723498">
            <text:p>9.72E-009</text:p>
          </table:table-cell>
          <table:table-cell office:value-type="float" office:value="1.61385">
            <text:p>1.61E+000</text:p>
          </table:table-cell>
          <table:table-cell/>
          <table:table-cell office:value-type="float" office:value="363">
            <text:p>363</text:p>
          </table:table-cell>
          <table:table-cell office:value-type="float" office:value="0.000000009648836">
            <text:p>9.65E-009</text:p>
          </table:table-cell>
          <table:table-cell office:value-type="float" office:value="2.046233">
            <text:p>2.05E+000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0.000000009755312">
            <text:p>9.76E-009</text:p>
          </table:table-cell>
          <table:table-cell office:value-type="float" office:value="1.167942">
            <text:p>1.17E+000</text:p>
          </table:table-cell>
          <table:table-cell/>
          <table:table-cell office:value-type="float" office:value="364">
            <text:p>364</text:p>
          </table:table-cell>
          <table:table-cell office:value-type="float" office:value="0.000000009673726">
            <text:p>9.67E-009</text:p>
          </table:table-cell>
          <table:table-cell office:value-type="float" office:value="1.975725">
            <text:p>1.98E+000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000000009792944">
            <text:p>9.79E-009</text:p>
          </table:table-cell>
          <table:table-cell office:value-type="float" office:value="0.541641">
            <text:p>5.42E-001</text:p>
          </table:table-cell>
          <table:table-cell/>
          <table:table-cell office:value-type="float" office:value="365">
            <text:p>365</text:p>
          </table:table-cell>
          <table:table-cell office:value-type="float" office:value="0.000000009702343">
            <text:p>9.70E-009</text:p>
          </table:table-cell>
          <table:table-cell office:value-type="float" office:value="1.818414">
            <text:p>1.82E+000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0.0000000098192">
            <text:p>9.82E-009</text:p>
          </table:table-cell>
          <table:table-cell office:value-type="float" office:value="0.2248578">
            <text:p>2.25E-001</text:p>
          </table:table-cell>
          <table:table-cell/>
          <table:table-cell office:value-type="float" office:value="366">
            <text:p>366</text:p>
          </table:table-cell>
          <table:table-cell office:value-type="float" office:value="0.000000009732337">
            <text:p>9.73E-009</text:p>
          </table:table-cell>
          <table:table-cell office:value-type="float" office:value="1.454821">
            <text:p>1.45E+000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0.000000009846567">
            <text:p>9.85E-009</text:p>
          </table:table-cell>
          <table:table-cell office:value-type="float" office:value="0.094114">
            <text:p>9.41E-002</text:p>
          </table:table-cell>
          <table:table-cell/>
          <table:table-cell office:value-type="float" office:value="367">
            <text:p>367</text:p>
          </table:table-cell>
          <table:table-cell office:value-type="float" office:value="0.00000000976128">
            <text:p>9.76E-009</text:p>
          </table:table-cell>
          <table:table-cell office:value-type="float" office:value="1.001392">
            <text:p>1.00E+000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00000009873774">
            <text:p>9.87E-009</text:p>
          </table:table-cell>
          <table:table-cell office:value-type="float" office:value="0.05881679">
            <text:p>5.88E-002</text:p>
          </table:table-cell>
          <table:table-cell/>
          <table:table-cell office:value-type="float" office:value="368">
            <text:p>368</text:p>
          </table:table-cell>
          <table:table-cell office:value-type="float" office:value="0.000000009810984">
            <text:p>9.81E-009</text:p>
          </table:table-cell>
          <table:table-cell office:value-type="float" office:value="0.2997156">
            <text:p>3.00E-001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0.000000009904552">
            <text:p>9.90E-009</text:p>
          </table:table-cell>
          <table:table-cell office:value-type="float" office:value="0.0531543">
            <text:p>5.32E-002</text:p>
          </table:table-cell>
          <table:table-cell/>
          <table:table-cell office:value-type="float" office:value="369">
            <text:p>369</text:p>
          </table:table-cell>
          <table:table-cell office:value-type="float" office:value="0.000000009858132">
            <text:p>9.86E-009</text:p>
          </table:table-cell>
          <table:table-cell office:value-type="float" office:value="0.05215755">
            <text:p>5.22E-002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000000009935424">
            <text:p>9.94E-009</text:p>
          </table:table-cell>
          <table:table-cell office:value-type="float" office:value="0.04204708">
            <text:p>4.20E-002</text:p>
          </table:table-cell>
          <table:table-cell/>
          <table:table-cell office:value-type="float" office:value="370">
            <text:p>370</text:p>
          </table:table-cell>
          <table:table-cell office:value-type="float" office:value="0.000000009901459">
            <text:p>9.90E-009</text:p>
          </table:table-cell>
          <table:table-cell office:value-type="float" office:value="0.05196702">
            <text:p>5.20E-002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0.000000009965686">
            <text:p>9.97E-009</text:p>
          </table:table-cell>
          <table:table-cell office:value-type="float" office:value="0.02745227">
            <text:p>2.75E-002</text:p>
          </table:table-cell>
          <table:table-cell/>
          <table:table-cell office:value-type="float" office:value="371">
            <text:p>371</text:p>
          </table:table-cell>
          <table:table-cell office:value-type="float" office:value="0.000000009945802">
            <text:p>9.95E-009</text:p>
          </table:table-cell>
          <table:table-cell office:value-type="float" office:value="0.03723279">
            <text:p>3.72E-002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0.000000009995542">
            <text:p>1.00E-008</text:p>
          </table:table-cell>
          <table:table-cell office:value-type="float" office:value="0.02311706">
            <text:p>2.31E-002</text:p>
          </table:table-cell>
          <table:table-cell/>
          <table:table-cell office:value-type="float" office:value="372">
            <text:p>372</text:p>
          </table:table-cell>
          <table:table-cell office:value-type="float" office:value="0.000000009986837">
            <text:p>9.99E-009</text:p>
          </table:table-cell>
          <table:table-cell office:value-type="float" office:value="0.02097117">
            <text:p>2.10E-002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0.00000001">
            <text:p>1.00E-008</text:p>
          </table:table-cell>
          <table:table-cell office:value-type="float" office:value="0.02240459">
            <text:p>2.24E-002</text:p>
          </table:table-cell>
          <table:table-cell/>
          <table:table-cell office:value-type="float" office:value="373">
            <text:p>373</text:p>
          </table:table-cell>
          <table:table-cell office:value-type="float" office:value="0.00000001">
            <text:p>1.00E-008</text:p>
          </table:table-cell>
          <table:table-cell office:value-type="float" office:value="0.02137229">
            <text:p>2.14E-002</text:p>
          </table:table-cell>
          <table:table-cell table:number-columns-repeated="2"/>
        </table:table-row>
      </table:table>
      <table:table table:name="test1" table:style-name="ta1" table:print="false">
        <office:forms form:automatic-focus="false" form:apply-design-mode="false"/>
        <table:table-column table:style-name="co1" table:default-cell-style-name="ce3"/>
        <table:table-column table:style-name="co8" table:default-cell-style-name="ce4"/>
        <table:table-column table:style-name="co14" table:number-columns-repeated="2" table:default-cell-style-name="ce4"/>
        <table:table-column table:style-name="co9" table:number-columns-repeated="4" table:default-cell-style-name="ce4"/>
        <table:table-column table:style-name="co9" table:default-cell-style-name="Default"/>
        <table:table-column table:style-name="co9" table:default-cell-style-name="ce5"/>
        <table:table-column table:style-name="co9" table:number-columns-repeated="7" table:default-cell-style-name="ce6"/>
        <table:table-row table:style-name="ro2">
          <table:table-cell table:style-name="ce1" office:value-type="string" table:number-columns-spanned="8" table:number-rows-spanned="1">
            <text:p>test1.out</text:p>
          </table:table-cell>
          <table:covered-table-cell table:number-columns-repeated="7" table:style-name="Default"/>
          <table:table-cell/>
          <table:table-cell table:style-name="ce1" office:value-type="string" table:number-columns-spanned="8" table:number-rows-spanned="1">
            <text:p>test1.test</text:p>
          </table:table-cell>
          <table:covered-table-cell table:number-columns-repeated="7" table:style-name="Default"/>
        </table:table-row>
        <table:table-row table:style-name="ro1">
          <table:table-cell office:value-type="string">
            <text:p>Index</text:p>
          </table:table-cell>
          <table:table-cell table:style-name="ce3" office:value-type="string">
            <text:p>Vds</text:p>
          </table:table-cell>
          <table:table-cell table:style-name="ce3" office:value-type="string">
            <text:p>Id(vgs=0.2)</text:p>
          </table:table-cell>
          <table:table-cell table:style-name="ce3" office:value-type="string">
            <text:p>Id(vgs=0.4)</text:p>
          </table:table-cell>
          <table:table-cell table:style-name="ce3" office:value-type="string">
            <text:p>Id(vgs=0.6)</text:p>
          </table:table-cell>
          <table:table-cell table:style-name="ce3" office:value-type="string">
            <text:p>Id(vgs=0.8)</text:p>
          </table:table-cell>
          <table:table-cell table:style-name="ce3" office:value-type="string">
            <text:p>Id(vgs=1.0)</text:p>
          </table:table-cell>
          <table:table-cell table:style-name="ce3" office:value-type="string">
            <text:p>Id(vgs=1.2)</text:p>
          </table:table-cell>
          <table:table-cell/>
          <table:table-cell office:value-type="string">
            <text:p>Index</text:p>
          </table:table-cell>
          <table:table-cell table:style-name="ce5" office:value-type="string">
            <text:p>Vds</text:p>
          </table:table-cell>
          <table:table-cell table:style-name="ce5" office:value-type="string">
            <text:p>Id(vgs=0.2)</text:p>
          </table:table-cell>
          <table:table-cell table:style-name="ce5" office:value-type="string">
            <text:p>Id(vgs=0.4)</text:p>
          </table:table-cell>
          <table:table-cell table:style-name="ce5" office:value-type="string">
            <text:p>Id(vgs=0.6)</text:p>
          </table:table-cell>
          <table:table-cell table:style-name="ce5" office:value-type="string">
            <text:p>Id(vgs=0.8)</text:p>
          </table:table-cell>
          <table:table-cell table:style-name="ce5" office:value-type="string">
            <text:p>Id(vgs=1.0)</text:p>
          </table:table-cell>
          <table:table-cell table:style-name="ce5" office:value-type="string">
            <text:p>Id(vgs=1.2)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0000000001173578">
            <text:p>1.17E-010</text:p>
          </table:table-cell>
          <table:table-cell office:value-type="float" office:value="0.000000002398822">
            <text:p>2.40E-009</text:p>
          </table:table-cell>
          <table:table-cell office:value-type="float" office:value="0.00000001437683">
            <text:p>1.44E-008</text:p>
          </table:table-cell>
          <table:table-cell office:value-type="float" office:value="0.0000000605935">
            <text:p>6.06E-008</text:p>
          </table:table-cell>
          <table:table-cell office:value-type="float" office:value="0.0000002131097">
            <text:p>2.13E-007</text:p>
          </table:table-cell>
          <table:table-cell office:value-type="float" office:value="0.0000006736557">
            <text:p>6.74E-0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0.0000000001173578">
            <text:p>1.17E-010</text:p>
          </table:table-cell>
          <table:table-cell office:value-type="float" office:value="0.000000002398822">
            <text:p>2.40E-009</text:p>
          </table:table-cell>
          <table:table-cell office:value-type="float" office:value="0.00000001437683">
            <text:p>1.44E-008</text:p>
          </table:table-cell>
          <table:table-cell office:value-type="float" office:value="0.0000000605935">
            <text:p>6.06E-008</text:p>
          </table:table-cell>
          <table:table-cell office:value-type="float" office:value="0.0000002131097">
            <text:p>2.13E-007</text:p>
          </table:table-cell>
          <table:table-cell office:value-type="float" office:value="0.0000006736557">
            <text:p>6.74E-00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">
            <text:p>2.00E-002</text:p>
          </table:table-cell>
          <table:table-cell office:value-type="float" office:value="-0.000000900108">
            <text:p>-9.00E-007</text:p>
          </table:table-cell>
          <table:table-cell office:value-type="float" office:value="-0.00003760721">
            <text:p>-3.76E-005</text:p>
          </table:table-cell>
          <table:table-cell office:value-type="float" office:value="-0.0001713824">
            <text:p>-1.71E-004</text:p>
          </table:table-cell>
          <table:table-cell office:value-type="float" office:value="-0.0002844833">
            <text:p>-2.84E-004</text:p>
          </table:table-cell>
          <table:table-cell office:value-type="float" office:value="-0.0003557495">
            <text:p>-3.56E-004</text:p>
          </table:table-cell>
          <table:table-cell office:value-type="float" office:value="-0.000398037">
            <text:p>-3.98E-004</text:p>
          </table:table-cell>
          <table:table-cell/>
          <table:table-cell office:value-type="float" office:value="1">
            <text:p>1</text:p>
          </table:table-cell>
          <table:table-cell office:value-type="float" office:value="0.02">
            <text:p>2.00E-002</text:p>
          </table:table-cell>
          <table:table-cell office:value-type="float" office:value="-0.000000900108">
            <text:p>-9.00E-007</text:p>
          </table:table-cell>
          <table:table-cell office:value-type="float" office:value="-0.00003760721">
            <text:p>-3.76E-005</text:p>
          </table:table-cell>
          <table:table-cell office:value-type="float" office:value="-0.0001713824">
            <text:p>-1.71E-004</text:p>
          </table:table-cell>
          <table:table-cell office:value-type="float" office:value="-0.0002844833">
            <text:p>-2.84E-004</text:p>
          </table:table-cell>
          <table:table-cell office:value-type="float" office:value="-0.0003557495">
            <text:p>-3.56E-004</text:p>
          </table:table-cell>
          <table:table-cell office:value-type="float" office:value="-0.000398037">
            <text:p>-3.98E-0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4">
            <text:p>4.00E-002</text:p>
          </table:table-cell>
          <table:table-cell office:value-type="float" office:value="-0.000001300743">
            <text:p>-1.30E-006</text:p>
          </table:table-cell>
          <table:table-cell office:value-type="float" office:value="-0.00006301198">
            <text:p>-6.30E-005</text:p>
          </table:table-cell>
          <table:table-cell office:value-type="float" office:value="-0.0003206945">
            <text:p>-3.21E-004</text:p>
          </table:table-cell>
          <table:table-cell office:value-type="float" office:value="-0.0005468525">
            <text:p>-5.47E-004</text:p>
          </table:table-cell>
          <table:table-cell office:value-type="float" office:value="-0.000691683">
            <text:p>-6.92E-004</text:p>
          </table:table-cell>
          <table:table-cell office:value-type="float" office:value="-0.0007792008">
            <text:p>-7.79E-004</text:p>
          </table:table-cell>
          <table:table-cell/>
          <table:table-cell office:value-type="float" office:value="2">
            <text:p>2</text:p>
          </table:table-cell>
          <table:table-cell office:value-type="float" office:value="0.04">
            <text:p>4.00E-002</text:p>
          </table:table-cell>
          <table:table-cell office:value-type="float" office:value="-0.000001300743">
            <text:p>-1.30E-006</text:p>
          </table:table-cell>
          <table:table-cell office:value-type="float" office:value="-0.00006301198">
            <text:p>-6.30E-005</text:p>
          </table:table-cell>
          <table:table-cell office:value-type="float" office:value="-0.0003206945">
            <text:p>-3.21E-004</text:p>
          </table:table-cell>
          <table:table-cell office:value-type="float" office:value="-0.0005468525">
            <text:p>-5.47E-004</text:p>
          </table:table-cell>
          <table:table-cell office:value-type="float" office:value="-0.000691683">
            <text:p>-6.92E-004</text:p>
          </table:table-cell>
          <table:table-cell office:value-type="float" office:value="-0.0007792008">
            <text:p>-7.79E-00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6">
            <text:p>6.00E-002</text:p>
          </table:table-cell>
          <table:table-cell office:value-type="float" office:value="-0.000001460899">
            <text:p>-1.46E-006</text:p>
          </table:table-cell>
          <table:table-cell office:value-type="float" office:value="-0.00007830849">
            <text:p>-7.83E-005</text:p>
          </table:table-cell>
          <table:table-cell office:value-type="float" office:value="-0.0004488468">
            <text:p>-4.49E-004</text:p>
          </table:table-cell>
          <table:table-cell office:value-type="float" office:value="-0.0007877163">
            <text:p>-7.88E-004</text:p>
          </table:table-cell>
          <table:table-cell office:value-type="float" office:value="-0.001008068">
            <text:p>-1.01E-003</text:p>
          </table:table-cell>
          <table:table-cell office:value-type="float" office:value="-0.001143161">
            <text:p>-1.14E-003</text:p>
          </table:table-cell>
          <table:table-cell/>
          <table:table-cell office:value-type="float" office:value="3">
            <text:p>3</text:p>
          </table:table-cell>
          <table:table-cell office:value-type="float" office:value="0.06">
            <text:p>6.00E-002</text:p>
          </table:table-cell>
          <table:table-cell office:value-type="float" office:value="-0.000001460899">
            <text:p>-1.46E-006</text:p>
          </table:table-cell>
          <table:table-cell office:value-type="float" office:value="-0.00007830849">
            <text:p>-7.83E-005</text:p>
          </table:table-cell>
          <table:table-cell office:value-type="float" office:value="-0.0004488468">
            <text:p>-4.49E-004</text:p>
          </table:table-cell>
          <table:table-cell office:value-type="float" office:value="-0.0007877163">
            <text:p>-7.88E-004</text:p>
          </table:table-cell>
          <table:table-cell office:value-type="float" office:value="-0.001008068">
            <text:p>-1.01E-003</text:p>
          </table:table-cell>
          <table:table-cell office:value-type="float" office:value="-0.001143161">
            <text:p>-1.14E-00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8">
            <text:p>8.00E-002</text:p>
          </table:table-cell>
          <table:table-cell office:value-type="float" office:value="-0.000001539616">
            <text:p>-1.54E-006</text:p>
          </table:table-cell>
          <table:table-cell office:value-type="float" office:value="-0.00008662665">
            <text:p>-8.66E-005</text:p>
          </table:table-cell>
          <table:table-cell office:value-type="float" office:value="-0.000556796">
            <text:p>-5.57E-004</text:p>
          </table:table-cell>
          <table:table-cell office:value-type="float" office:value="-0.001007726">
            <text:p>-1.01E-003</text:p>
          </table:table-cell>
          <table:table-cell office:value-type="float" office:value="-0.001305374">
            <text:p>-1.31E-003</text:p>
          </table:table-cell>
          <table:table-cell office:value-type="float" office:value="-0.001490255">
            <text:p>-1.49E-003</text:p>
          </table:table-cell>
          <table:table-cell/>
          <table:table-cell office:value-type="float" office:value="4">
            <text:p>4</text:p>
          </table:table-cell>
          <table:table-cell office:value-type="float" office:value="0.08">
            <text:p>8.00E-002</text:p>
          </table:table-cell>
          <table:table-cell office:value-type="float" office:value="-0.000001539616">
            <text:p>-1.54E-006</text:p>
          </table:table-cell>
          <table:table-cell office:value-type="float" office:value="-0.00008662665">
            <text:p>-8.66E-005</text:p>
          </table:table-cell>
          <table:table-cell office:value-type="float" office:value="-0.000556796">
            <text:p>-5.57E-004</text:p>
          </table:table-cell>
          <table:table-cell office:value-type="float" office:value="-0.001007726">
            <text:p>-1.01E-003</text:p>
          </table:table-cell>
          <table:table-cell office:value-type="float" office:value="-0.001305374">
            <text:p>-1.31E-003</text:p>
          </table:table-cell>
          <table:table-cell office:value-type="float" office:value="-0.001490255">
            <text:p>-1.49E-00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1.00E-001</text:p>
          </table:table-cell>
          <table:table-cell office:value-type="float" office:value="-0.00000159185">
            <text:p>-1.59E-006</text:p>
          </table:table-cell>
          <table:table-cell office:value-type="float" office:value="-0.00009116736">
            <text:p>-9.12E-005</text:p>
          </table:table-cell>
          <table:table-cell office:value-type="float" office:value="-0.0006455968">
            <text:p>-6.46E-004</text:p>
          </table:table-cell>
          <table:table-cell office:value-type="float" office:value="-0.00120752">
            <text:p>-1.21E-003</text:p>
          </table:table-cell>
          <table:table-cell office:value-type="float" office:value="-0.001584059">
            <text:p>-1.58E-003</text:p>
          </table:table-cell>
          <table:table-cell office:value-type="float" office:value="-0.001820816">
            <text:p>-1.82E-003</text:p>
          </table:table-cell>
          <table:table-cell/>
          <table:table-cell office:value-type="float" office:value="5">
            <text:p>5</text:p>
          </table:table-cell>
          <table:table-cell office:value-type="float" office:value="0.1">
            <text:p>1.00E-001</text:p>
          </table:table-cell>
          <table:table-cell office:value-type="float" office:value="-0.00000159185">
            <text:p>-1.59E-006</text:p>
          </table:table-cell>
          <table:table-cell office:value-type="float" office:value="-0.00009116736">
            <text:p>-9.12E-005</text:p>
          </table:table-cell>
          <table:table-cell office:value-type="float" office:value="-0.0006455968">
            <text:p>-6.46E-004</text:p>
          </table:table-cell>
          <table:table-cell office:value-type="float" office:value="-0.00120752">
            <text:p>-1.21E-003</text:p>
          </table:table-cell>
          <table:table-cell office:value-type="float" office:value="-0.001584059">
            <text:p>-1.58E-003</text:p>
          </table:table-cell>
          <table:table-cell office:value-type="float" office:value="-0.001820816">
            <text:p>-1.82E-00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2">
            <text:p>1.20E-001</text:p>
          </table:table-cell>
          <table:table-cell office:value-type="float" office:value="-0.000001634054">
            <text:p>-1.63E-006</text:p>
          </table:table-cell>
          <table:table-cell office:value-type="float" office:value="-0.00009398474">
            <text:p>-9.40E-005</text:p>
          </table:table-cell>
          <table:table-cell office:value-type="float" office:value="-0.0007165213">
            <text:p>-7.17E-004</text:p>
          </table:table-cell>
          <table:table-cell office:value-type="float" office:value="-0.001387728">
            <text:p>-1.39E-003</text:p>
          </table:table-cell>
          <table:table-cell office:value-type="float" office:value="-0.001844572">
            <text:p>-1.84E-003</text:p>
          </table:table-cell>
          <table:table-cell office:value-type="float" office:value="-0.002135167">
            <text:p>-2.14E-003</text:p>
          </table:table-cell>
          <table:table-cell/>
          <table:table-cell office:value-type="float" office:value="6">
            <text:p>6</text:p>
          </table:table-cell>
          <table:table-cell office:value-type="float" office:value="0.12">
            <text:p>1.20E-001</text:p>
          </table:table-cell>
          <table:table-cell office:value-type="float" office:value="-0.000001634054">
            <text:p>-1.63E-006</text:p>
          </table:table-cell>
          <table:table-cell office:value-type="float" office:value="-0.00009398474">
            <text:p>-9.40E-005</text:p>
          </table:table-cell>
          <table:table-cell office:value-type="float" office:value="-0.0007165213">
            <text:p>-7.17E-004</text:p>
          </table:table-cell>
          <table:table-cell office:value-type="float" office:value="-0.001387728">
            <text:p>-1.39E-003</text:p>
          </table:table-cell>
          <table:table-cell office:value-type="float" office:value="-0.001844572">
            <text:p>-1.84E-003</text:p>
          </table:table-cell>
          <table:table-cell office:value-type="float" office:value="-0.002135167">
            <text:p>-2.14E-00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4">
            <text:p>1.40E-001</text:p>
          </table:table-cell>
          <table:table-cell office:value-type="float" office:value="-0.000001671766">
            <text:p>-1.67E-006</text:p>
          </table:table-cell>
          <table:table-cell office:value-type="float" office:value="-0.00009603264">
            <text:p>-9.60E-005</text:p>
          </table:table-cell>
          <table:table-cell office:value-type="float" office:value="-0.0007712467">
            <text:p>-7.71E-004</text:p>
          </table:table-cell>
          <table:table-cell office:value-type="float" office:value="-0.001548986">
            <text:p>-1.55E-003</text:p>
          </table:table-cell>
          <table:table-cell office:value-type="float" office:value="-0.002087351">
            <text:p>-2.09E-003</text:p>
          </table:table-cell>
          <table:table-cell office:value-type="float" office:value="-0.002433629">
            <text:p>-2.43E-003</text:p>
          </table:table-cell>
          <table:table-cell/>
          <table:table-cell office:value-type="float" office:value="7">
            <text:p>7</text:p>
          </table:table-cell>
          <table:table-cell office:value-type="float" office:value="0.14">
            <text:p>1.40E-001</text:p>
          </table:table-cell>
          <table:table-cell office:value-type="float" office:value="-0.000001671766">
            <text:p>-1.67E-006</text:p>
          </table:table-cell>
          <table:table-cell office:value-type="float" office:value="-0.00009603264">
            <text:p>-9.60E-005</text:p>
          </table:table-cell>
          <table:table-cell office:value-type="float" office:value="-0.0007712467">
            <text:p>-7.71E-004</text:p>
          </table:table-cell>
          <table:table-cell office:value-type="float" office:value="-0.001548986">
            <text:p>-1.55E-003</text:p>
          </table:table-cell>
          <table:table-cell office:value-type="float" office:value="-0.002087351">
            <text:p>-2.09E-003</text:p>
          </table:table-cell>
          <table:table-cell office:value-type="float" office:value="-0.002433629">
            <text:p>-2.43E-00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6">
            <text:p>1.60E-001</text:p>
          </table:table-cell>
          <table:table-cell office:value-type="float" office:value="-0.000001707181">
            <text:p>-1.71E-006</text:p>
          </table:table-cell>
          <table:table-cell office:value-type="float" office:value="-0.00009771003">
            <text:p>-9.77E-005</text:p>
          </table:table-cell>
          <table:table-cell office:value-type="float" office:value="-0.0008120559">
            <text:p>-8.12E-004</text:p>
          </table:table-cell>
          <table:table-cell office:value-type="float" office:value="-0.001691946">
            <text:p>-1.69E-003</text:p>
          </table:table-cell>
          <table:table-cell office:value-type="float" office:value="-0.002312832">
            <text:p>-2.31E-003</text:p>
          </table:table-cell>
          <table:table-cell office:value-type="float" office:value="-0.002716515">
            <text:p>-2.72E-003</text:p>
          </table:table-cell>
          <table:table-cell/>
          <table:table-cell office:value-type="float" office:value="8">
            <text:p>8</text:p>
          </table:table-cell>
          <table:table-cell office:value-type="float" office:value="0.16">
            <text:p>1.60E-001</text:p>
          </table:table-cell>
          <table:table-cell office:value-type="float" office:value="-0.000001707181">
            <text:p>-1.71E-006</text:p>
          </table:table-cell>
          <table:table-cell office:value-type="float" office:value="-0.00009771003">
            <text:p>-9.77E-005</text:p>
          </table:table-cell>
          <table:table-cell office:value-type="float" office:value="-0.0008120559">
            <text:p>-8.12E-004</text:p>
          </table:table-cell>
          <table:table-cell office:value-type="float" office:value="-0.001691946">
            <text:p>-1.69E-003</text:p>
          </table:table-cell>
          <table:table-cell office:value-type="float" office:value="-0.002312832">
            <text:p>-2.31E-003</text:p>
          </table:table-cell>
          <table:table-cell office:value-type="float" office:value="-0.002716515">
            <text:p>-2.72E-00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8">
            <text:p>1.80E-001</text:p>
          </table:table-cell>
          <table:table-cell office:value-type="float" office:value="-0.000001741303">
            <text:p>-1.74E-006</text:p>
          </table:table-cell>
          <table:table-cell office:value-type="float" office:value="-0.00009919026">
            <text:p>-9.92E-005</text:p>
          </table:table-cell>
          <table:table-cell office:value-type="float" office:value="-0.0008418366">
            <text:p>-8.42E-004</text:p>
          </table:table-cell>
          <table:table-cell office:value-type="float" office:value="-0.001817304">
            <text:p>-1.82E-003</text:p>
          </table:table-cell>
          <table:table-cell office:value-type="float" office:value="-0.002521446">
            <text:p>-2.52E-003</text:p>
          </table:table-cell>
          <table:table-cell office:value-type="float" office:value="-0.002984136">
            <text:p>-2.98E-003</text:p>
          </table:table-cell>
          <table:table-cell/>
          <table:table-cell office:value-type="float" office:value="9">
            <text:p>9</text:p>
          </table:table-cell>
          <table:table-cell office:value-type="float" office:value="0.18">
            <text:p>1.80E-001</text:p>
          </table:table-cell>
          <table:table-cell office:value-type="float" office:value="-0.000001741303">
            <text:p>-1.74E-006</text:p>
          </table:table-cell>
          <table:table-cell office:value-type="float" office:value="-0.00009919026">
            <text:p>-9.92E-005</text:p>
          </table:table-cell>
          <table:table-cell office:value-type="float" office:value="-0.0008418366">
            <text:p>-8.42E-004</text:p>
          </table:table-cell>
          <table:table-cell office:value-type="float" office:value="-0.001817304">
            <text:p>-1.82E-003</text:p>
          </table:table-cell>
          <table:table-cell office:value-type="float" office:value="-0.002521446">
            <text:p>-2.52E-003</text:p>
          </table:table-cell>
          <table:table-cell office:value-type="float" office:value="-0.002984136">
            <text:p>-2.98E-0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2.00E-001</text:p>
          </table:table-cell>
          <table:table-cell office:value-type="float" office:value="-0.000001774647">
            <text:p>-1.77E-006</text:p>
          </table:table-cell>
          <table:table-cell office:value-type="float" office:value="-0.0001005556">
            <text:p>-1.01E-004</text:p>
          </table:table-cell>
          <table:table-cell office:value-type="float" office:value="-0.0008636674">
            <text:p>-8.64E-004</text:p>
          </table:table-cell>
          <table:table-cell office:value-type="float" office:value="-0.001925838">
            <text:p>-1.93E-003</text:p>
          </table:table-cell>
          <table:table-cell office:value-type="float" office:value="-0.002713625">
            <text:p>-2.71E-003</text:p>
          </table:table-cell>
          <table:table-cell office:value-type="float" office:value="-0.003236797">
            <text:p>-3.24E-003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2.00E-001</text:p>
          </table:table-cell>
          <table:table-cell office:value-type="float" office:value="-0.000001774647">
            <text:p>-1.77E-006</text:p>
          </table:table-cell>
          <table:table-cell office:value-type="float" office:value="-0.0001005556">
            <text:p>-1.01E-004</text:p>
          </table:table-cell>
          <table:table-cell office:value-type="float" office:value="-0.0008636674">
            <text:p>-8.64E-004</text:p>
          </table:table-cell>
          <table:table-cell office:value-type="float" office:value="-0.001925838">
            <text:p>-1.93E-003</text:p>
          </table:table-cell>
          <table:table-cell office:value-type="float" office:value="-0.002713625">
            <text:p>-2.71E-003</text:p>
          </table:table-cell>
          <table:table-cell office:value-type="float" office:value="-0.003236797">
            <text:p>-3.24E-00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2">
            <text:p>2.20E-001</text:p>
          </table:table-cell>
          <table:table-cell office:value-type="float" office:value="-0.000001807503">
            <text:p>-1.81E-006</text:p>
          </table:table-cell>
          <table:table-cell office:value-type="float" office:value="-0.0001018487">
            <text:p>-1.02E-004</text:p>
          </table:table-cell>
          <table:table-cell office:value-type="float" office:value="-0.0008802023">
            <text:p>-8.80E-004</text:p>
          </table:table-cell>
          <table:table-cell office:value-type="float" office:value="-0.002018471">
            <text:p>-2.02E-003</text:p>
          </table:table-cell>
          <table:table-cell office:value-type="float" office:value="-0.002889807">
            <text:p>-2.89E-003</text:p>
          </table:table-cell>
          <table:table-cell office:value-type="float" office:value="-0.003474804">
            <text:p>-3.47E-003</text:p>
          </table:table-cell>
          <table:table-cell/>
          <table:table-cell office:value-type="float" office:value="11">
            <text:p>11</text:p>
          </table:table-cell>
          <table:table-cell office:value-type="float" office:value="0.22">
            <text:p>2.20E-001</text:p>
          </table:table-cell>
          <table:table-cell office:value-type="float" office:value="-0.000001807503">
            <text:p>-1.81E-006</text:p>
          </table:table-cell>
          <table:table-cell office:value-type="float" office:value="-0.0001018487">
            <text:p>-1.02E-004</text:p>
          </table:table-cell>
          <table:table-cell office:value-type="float" office:value="-0.0008802023">
            <text:p>-8.80E-004</text:p>
          </table:table-cell>
          <table:table-cell office:value-type="float" office:value="-0.002018471">
            <text:p>-2.02E-003</text:p>
          </table:table-cell>
          <table:table-cell office:value-type="float" office:value="-0.002889807">
            <text:p>-2.89E-003</text:p>
          </table:table-cell>
          <table:table-cell office:value-type="float" office:value="-0.003474804">
            <text:p>-3.47E-0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4">
            <text:p>2.40E-001</text:p>
          </table:table-cell>
          <table:table-cell office:value-type="float" office:value="-0.000001840042">
            <text:p>-1.84E-006</text:p>
          </table:table-cell>
          <table:table-cell office:value-type="float" office:value="-0.000103094">
            <text:p>-1.03E-004</text:p>
          </table:table-cell>
          <table:table-cell office:value-type="float" office:value="-0.0008933425">
            <text:p>-8.93E-004</text:p>
          </table:table-cell>
          <table:table-cell office:value-type="float" office:value="-0.002096351">
            <text:p>-2.10E-003</text:p>
          </table:table-cell>
          <table:table-cell office:value-type="float" office:value="-0.003050445">
            <text:p>-3.05E-003</text:p>
          </table:table-cell>
          <table:table-cell office:value-type="float" office:value="-0.003698461">
            <text:p>-3.70E-003</text:p>
          </table:table-cell>
          <table:table-cell/>
          <table:table-cell office:value-type="float" office:value="12">
            <text:p>12</text:p>
          </table:table-cell>
          <table:table-cell office:value-type="float" office:value="0.24">
            <text:p>2.40E-001</text:p>
          </table:table-cell>
          <table:table-cell office:value-type="float" office:value="-0.000001840042">
            <text:p>-1.84E-006</text:p>
          </table:table-cell>
          <table:table-cell office:value-type="float" office:value="-0.000103094">
            <text:p>-1.03E-004</text:p>
          </table:table-cell>
          <table:table-cell office:value-type="float" office:value="-0.0008933425">
            <text:p>-8.93E-004</text:p>
          </table:table-cell>
          <table:table-cell office:value-type="float" office:value="-0.002096351">
            <text:p>-2.10E-003</text:p>
          </table:table-cell>
          <table:table-cell office:value-type="float" office:value="-0.003050445">
            <text:p>-3.05E-003</text:p>
          </table:table-cell>
          <table:table-cell office:value-type="float" office:value="-0.003698461">
            <text:p>-3.70E-00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6">
            <text:p>2.60E-001</text:p>
          </table:table-cell>
          <table:table-cell office:value-type="float" office:value="-0.000001872375">
            <text:p>-1.87E-006</text:p>
          </table:table-cell>
          <table:table-cell office:value-type="float" office:value="-0.0001043058">
            <text:p>-1.04E-004</text:p>
          </table:table-cell>
          <table:table-cell office:value-type="float" office:value="-0.0009043002">
            <text:p>-9.04E-004</text:p>
          </table:table-cell>
          <table:table-cell office:value-type="float" office:value="-0.002160931">
            <text:p>-2.16E-003</text:p>
          </table:table-cell>
          <table:table-cell office:value-type="float" office:value="-0.003196017">
            <text:p>-3.20E-003</text:p>
          </table:table-cell>
          <table:table-cell office:value-type="float" office:value="-0.003908073">
            <text:p>-3.91E-003</text:p>
          </table:table-cell>
          <table:table-cell/>
          <table:table-cell office:value-type="float" office:value="13">
            <text:p>13</text:p>
          </table:table-cell>
          <table:table-cell office:value-type="float" office:value="0.26">
            <text:p>2.60E-001</text:p>
          </table:table-cell>
          <table:table-cell office:value-type="float" office:value="-0.000001872375">
            <text:p>-1.87E-006</text:p>
          </table:table-cell>
          <table:table-cell office:value-type="float" office:value="-0.0001043058">
            <text:p>-1.04E-004</text:p>
          </table:table-cell>
          <table:table-cell office:value-type="float" office:value="-0.0009043002">
            <text:p>-9.04E-004</text:p>
          </table:table-cell>
          <table:table-cell office:value-type="float" office:value="-0.002160931">
            <text:p>-2.16E-003</text:p>
          </table:table-cell>
          <table:table-cell office:value-type="float" office:value="-0.003196017">
            <text:p>-3.20E-003</text:p>
          </table:table-cell>
          <table:table-cell office:value-type="float" office:value="-0.003908073">
            <text:p>-3.91E-00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8">
            <text:p>2.80E-001</text:p>
          </table:table-cell>
          <table:table-cell office:value-type="float" office:value="-0.000001904576">
            <text:p>-1.90E-006</text:p>
          </table:table-cell>
          <table:table-cell office:value-type="float" office:value="-0.0001054937">
            <text:p>-1.05E-004</text:p>
          </table:table-cell>
          <table:table-cell office:value-type="float" office:value="-0.0009138142">
            <text:p>-9.14E-004</text:p>
          </table:table-cell>
          <table:table-cell office:value-type="float" office:value="-0.002213997">
            <text:p>-2.21E-003</text:p>
          </table:table-cell>
          <table:table-cell office:value-type="float" office:value="-0.003327041">
            <text:p>-3.33E-003</text:p>
          </table:table-cell>
          <table:table-cell office:value-type="float" office:value="-0.004103952">
            <text:p>-4.10E-003</text:p>
          </table:table-cell>
          <table:table-cell/>
          <table:table-cell office:value-type="float" office:value="14">
            <text:p>14</text:p>
          </table:table-cell>
          <table:table-cell office:value-type="float" office:value="0.28">
            <text:p>2.80E-001</text:p>
          </table:table-cell>
          <table:table-cell office:value-type="float" office:value="-0.000001904576">
            <text:p>-1.90E-006</text:p>
          </table:table-cell>
          <table:table-cell office:value-type="float" office:value="-0.0001054937">
            <text:p>-1.05E-004</text:p>
          </table:table-cell>
          <table:table-cell office:value-type="float" office:value="-0.0009138142">
            <text:p>-9.14E-004</text:p>
          </table:table-cell>
          <table:table-cell office:value-type="float" office:value="-0.002213997">
            <text:p>-2.21E-003</text:p>
          </table:table-cell>
          <table:table-cell office:value-type="float" office:value="-0.003327041">
            <text:p>-3.33E-003</text:p>
          </table:table-cell>
          <table:table-cell office:value-type="float" office:value="-0.004103952">
            <text:p>-4.10E-00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3.00E-001</text:p>
          </table:table-cell>
          <table:table-cell office:value-type="float" office:value="-0.000001936697">
            <text:p>-1.94E-006</text:p>
          </table:table-cell>
          <table:table-cell office:value-type="float" office:value="-0.0001066639">
            <text:p>-1.07E-004</text:p>
          </table:table-cell>
          <table:table-cell office:value-type="float" office:value="-0.000922336">
            <text:p>-9.22E-004</text:p>
          </table:table-cell>
          <table:table-cell office:value-type="float" office:value="-0.002257564">
            <text:p>-2.26E-003</text:p>
          </table:table-cell>
          <table:table-cell office:value-type="float" office:value="-0.003444105">
            <text:p>-3.44E-003</text:p>
          </table:table-cell>
          <table:table-cell office:value-type="float" office:value="-0.004286414">
            <text:p>-4.29E-003</text:p>
          </table:table-cell>
          <table:table-cell/>
          <table:table-cell office:value-type="float" office:value="15">
            <text:p>15</text:p>
          </table:table-cell>
          <table:table-cell office:value-type="float" office:value="0.3">
            <text:p>3.00E-001</text:p>
          </table:table-cell>
          <table:table-cell office:value-type="float" office:value="-0.000001936697">
            <text:p>-1.94E-006</text:p>
          </table:table-cell>
          <table:table-cell office:value-type="float" office:value="-0.0001066639">
            <text:p>-1.07E-004</text:p>
          </table:table-cell>
          <table:table-cell office:value-type="float" office:value="-0.000922336">
            <text:p>-9.22E-004</text:p>
          </table:table-cell>
          <table:table-cell office:value-type="float" office:value="-0.002257564">
            <text:p>-2.26E-003</text:p>
          </table:table-cell>
          <table:table-cell office:value-type="float" office:value="-0.003444105">
            <text:p>-3.44E-003</text:p>
          </table:table-cell>
          <table:table-cell office:value-type="float" office:value="-0.004286414">
            <text:p>-4.29E-0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2">
            <text:p>3.20E-001</text:p>
          </table:table-cell>
          <table:table-cell office:value-type="float" office:value="-0.000001968774">
            <text:p>-1.97E-006</text:p>
          </table:table-cell>
          <table:table-cell office:value-type="float" office:value="-0.0001078207">
            <text:p>-1.08E-004</text:p>
          </table:table-cell>
          <table:table-cell office:value-type="float" office:value="-0.0009301495">
            <text:p>-9.30E-004</text:p>
          </table:table-cell>
          <table:table-cell office:value-type="float" office:value="-0.002293658">
            <text:p>-2.29E-003</text:p>
          </table:table-cell>
          <table:table-cell office:value-type="float" office:value="-0.003547889">
            <text:p>-3.55E-003</text:p>
          </table:table-cell>
          <table:table-cell office:value-type="float" office:value="-0.004455791">
            <text:p>-4.46E-003</text:p>
          </table:table-cell>
          <table:table-cell/>
          <table:table-cell office:value-type="float" office:value="16">
            <text:p>16</text:p>
          </table:table-cell>
          <table:table-cell office:value-type="float" office:value="0.32">
            <text:p>3.20E-001</text:p>
          </table:table-cell>
          <table:table-cell office:value-type="float" office:value="-0.000001968774">
            <text:p>-1.97E-006</text:p>
          </table:table-cell>
          <table:table-cell office:value-type="float" office:value="-0.0001078207">
            <text:p>-1.08E-004</text:p>
          </table:table-cell>
          <table:table-cell office:value-type="float" office:value="-0.0009301495">
            <text:p>-9.30E-004</text:p>
          </table:table-cell>
          <table:table-cell office:value-type="float" office:value="-0.002293658">
            <text:p>-2.29E-003</text:p>
          </table:table-cell>
          <table:table-cell office:value-type="float" office:value="-0.003547889">
            <text:p>-3.55E-003</text:p>
          </table:table-cell>
          <table:table-cell office:value-type="float" office:value="-0.004455791">
            <text:p>-4.46E-00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4">
            <text:p>3.40E-001</text:p>
          </table:table-cell>
          <table:table-cell office:value-type="float" office:value="-0.000002000835">
            <text:p>-2.00E-006</text:p>
          </table:table-cell>
          <table:table-cell office:value-type="float" office:value="-0.0001089673">
            <text:p>-1.09E-004</text:p>
          </table:table-cell>
          <table:table-cell office:value-type="float" office:value="-0.0009374401">
            <text:p>-9.37E-004</text:p>
          </table:table-cell>
          <table:table-cell office:value-type="float" office:value="-0.002324069">
            <text:p>-2.32E-003</text:p>
          </table:table-cell>
          <table:table-cell office:value-type="float" office:value="-0.003639209">
            <text:p>-3.64E-003</text:p>
          </table:table-cell>
          <table:table-cell office:value-type="float" office:value="-0.00461243">
            <text:p>-4.61E-003</text:p>
          </table:table-cell>
          <table:table-cell/>
          <table:table-cell office:value-type="float" office:value="17">
            <text:p>17</text:p>
          </table:table-cell>
          <table:table-cell office:value-type="float" office:value="0.34">
            <text:p>3.40E-001</text:p>
          </table:table-cell>
          <table:table-cell office:value-type="float" office:value="-0.000002000835">
            <text:p>-2.00E-006</text:p>
          </table:table-cell>
          <table:table-cell office:value-type="float" office:value="-0.0001089673">
            <text:p>-1.09E-004</text:p>
          </table:table-cell>
          <table:table-cell office:value-type="float" office:value="-0.0009374401">
            <text:p>-9.37E-004</text:p>
          </table:table-cell>
          <table:table-cell office:value-type="float" office:value="-0.002324069">
            <text:p>-2.32E-003</text:p>
          </table:table-cell>
          <table:table-cell office:value-type="float" office:value="-0.003639209">
            <text:p>-3.64E-003</text:p>
          </table:table-cell>
          <table:table-cell office:value-type="float" office:value="-0.00461243">
            <text:p>-4.61E-00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">
            <text:p>3.60E-001</text:p>
          </table:table-cell>
          <table:table-cell office:value-type="float" office:value="-0.0000020329">
            <text:p>-2.03E-006</text:p>
          </table:table-cell>
          <table:table-cell office:value-type="float" office:value="-0.000110106">
            <text:p>-1.10E-004</text:p>
          </table:table-cell>
          <table:table-cell office:value-type="float" office:value="-0.0009443337">
            <text:p>-9.44E-004</text:p>
          </table:table-cell>
          <table:table-cell office:value-type="float" office:value="-0.00235023">
            <text:p>-2.35E-003</text:p>
          </table:table-cell>
          <table:table-cell office:value-type="float" office:value="-0.003719047">
            <text:p>-3.72E-003</text:p>
          </table:table-cell>
          <table:table-cell office:value-type="float" office:value="-0.004756706">
            <text:p>-4.76E-003</text:p>
          </table:table-cell>
          <table:table-cell/>
          <table:table-cell office:value-type="float" office:value="18">
            <text:p>18</text:p>
          </table:table-cell>
          <table:table-cell office:value-type="float" office:value="0.36">
            <text:p>3.60E-001</text:p>
          </table:table-cell>
          <table:table-cell office:value-type="float" office:value="-0.0000020329">
            <text:p>-2.03E-006</text:p>
          </table:table-cell>
          <table:table-cell office:value-type="float" office:value="-0.000110106">
            <text:p>-1.10E-004</text:p>
          </table:table-cell>
          <table:table-cell office:value-type="float" office:value="-0.0009443337">
            <text:p>-9.44E-004</text:p>
          </table:table-cell>
          <table:table-cell office:value-type="float" office:value="-0.00235023">
            <text:p>-2.35E-003</text:p>
          </table:table-cell>
          <table:table-cell office:value-type="float" office:value="-0.003719047">
            <text:p>-3.72E-003</text:p>
          </table:table-cell>
          <table:table-cell office:value-type="float" office:value="-0.004756706">
            <text:p>-4.76E-00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8">
            <text:p>3.80E-001</text:p>
          </table:table-cell>
          <table:table-cell office:value-type="float" office:value="-0.000002064986">
            <text:p>-2.06E-006</text:p>
          </table:table-cell>
          <table:table-cell office:value-type="float" office:value="-0.0001112386">
            <text:p>-1.11E-004</text:p>
          </table:table-cell>
          <table:table-cell office:value-type="float" office:value="-0.0009509182">
            <text:p>-9.51E-004</text:p>
          </table:table-cell>
          <table:table-cell office:value-type="float" office:value="-0.002373208">
            <text:p>-2.37E-003</text:p>
          </table:table-cell>
          <table:table-cell office:value-type="float" office:value="-0.003788562">
            <text:p>-3.79E-003</text:p>
          </table:table-cell>
          <table:table-cell office:value-type="float" office:value="-0.004889033">
            <text:p>-4.89E-003</text:p>
          </table:table-cell>
          <table:table-cell/>
          <table:table-cell office:value-type="float" office:value="19">
            <text:p>19</text:p>
          </table:table-cell>
          <table:table-cell office:value-type="float" office:value="0.38">
            <text:p>3.80E-001</text:p>
          </table:table-cell>
          <table:table-cell office:value-type="float" office:value="-0.000002064986">
            <text:p>-2.06E-006</text:p>
          </table:table-cell>
          <table:table-cell office:value-type="float" office:value="-0.0001112386">
            <text:p>-1.11E-004</text:p>
          </table:table-cell>
          <table:table-cell office:value-type="float" office:value="-0.0009509182">
            <text:p>-9.51E-004</text:p>
          </table:table-cell>
          <table:table-cell office:value-type="float" office:value="-0.002373208">
            <text:p>-2.37E-003</text:p>
          </table:table-cell>
          <table:table-cell office:value-type="float" office:value="-0.003788562">
            <text:p>-3.79E-003</text:p>
          </table:table-cell>
          <table:table-cell office:value-type="float" office:value="-0.004889033">
            <text:p>-4.89E-0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4.00E-001</text:p>
          </table:table-cell>
          <table:table-cell office:value-type="float" office:value="-0.000002097107">
            <text:p>-2.10E-006</text:p>
          </table:table-cell>
          <table:table-cell office:value-type="float" office:value="-0.0001123665">
            <text:p>-1.12E-004</text:p>
          </table:table-cell>
          <table:table-cell office:value-type="float" office:value="-0.0009572576">
            <text:p>-9.57E-004</text:p>
          </table:table-cell>
          <table:table-cell office:value-type="float" office:value="-0.002393772">
            <text:p>-2.39E-003</text:p>
          </table:table-cell>
          <table:table-cell office:value-type="float" office:value="-0.003849058">
            <text:p>-3.85E-003</text:p>
          </table:table-cell>
          <table:table-cell office:value-type="float" office:value="-0.005009874">
            <text:p>-5.01E-003</text:p>
          </table:table-cell>
          <table:table-cell/>
          <table:table-cell office:value-type="float" office:value="20">
            <text:p>20</text:p>
          </table:table-cell>
          <table:table-cell office:value-type="float" office:value="0.4">
            <text:p>4.00E-001</text:p>
          </table:table-cell>
          <table:table-cell office:value-type="float" office:value="-0.000002097107">
            <text:p>-2.10E-006</text:p>
          </table:table-cell>
          <table:table-cell office:value-type="float" office:value="-0.0001123665">
            <text:p>-1.12E-004</text:p>
          </table:table-cell>
          <table:table-cell office:value-type="float" office:value="-0.0009572576">
            <text:p>-9.57E-004</text:p>
          </table:table-cell>
          <table:table-cell office:value-type="float" office:value="-0.002393772">
            <text:p>-2.39E-003</text:p>
          </table:table-cell>
          <table:table-cell office:value-type="float" office:value="-0.003849058">
            <text:p>-3.85E-003</text:p>
          </table:table-cell>
          <table:table-cell office:value-type="float" office:value="-0.005009874">
            <text:p>-5.01E-00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2">
            <text:p>4.20E-001</text:p>
          </table:table-cell>
          <table:table-cell office:value-type="float" office:value="-0.000002129272">
            <text:p>-2.13E-006</text:p>
          </table:table-cell>
          <table:table-cell office:value-type="float" office:value="-0.0001134906">
            <text:p>-1.13E-004</text:p>
          </table:table-cell>
          <table:table-cell office:value-type="float" office:value="-0.000963399">
            <text:p>-9.63E-004</text:p>
          </table:table-cell>
          <table:table-cell office:value-type="float" office:value="-0.002412476">
            <text:p>-2.41E-003</text:p>
          </table:table-cell>
          <table:table-cell office:value-type="float" office:value="-0.003901893">
            <text:p>-3.90E-003</text:p>
          </table:table-cell>
          <table:table-cell office:value-type="float" office:value="-0.005119758">
            <text:p>-5.12E-003</text:p>
          </table:table-cell>
          <table:table-cell/>
          <table:table-cell office:value-type="float" office:value="21">
            <text:p>21</text:p>
          </table:table-cell>
          <table:table-cell office:value-type="float" office:value="0.42">
            <text:p>4.20E-001</text:p>
          </table:table-cell>
          <table:table-cell office:value-type="float" office:value="-0.000002129272">
            <text:p>-2.13E-006</text:p>
          </table:table-cell>
          <table:table-cell office:value-type="float" office:value="-0.0001134906">
            <text:p>-1.13E-004</text:p>
          </table:table-cell>
          <table:table-cell office:value-type="float" office:value="-0.000963399">
            <text:p>-9.63E-004</text:p>
          </table:table-cell>
          <table:table-cell office:value-type="float" office:value="-0.002412476">
            <text:p>-2.41E-003</text:p>
          </table:table-cell>
          <table:table-cell office:value-type="float" office:value="-0.003901893">
            <text:p>-3.90E-003</text:p>
          </table:table-cell>
          <table:table-cell office:value-type="float" office:value="-0.005119758">
            <text:p>-5.12E-00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4">
            <text:p>4.40E-001</text:p>
          </table:table-cell>
          <table:table-cell office:value-type="float" office:value="-0.000002161491">
            <text:p>-2.16E-006</text:p>
          </table:table-cell>
          <table:table-cell office:value-type="float" office:value="-0.0001146118">
            <text:p>-1.15E-004</text:p>
          </table:table-cell>
          <table:table-cell office:value-type="float" office:value="-0.0009693783">
            <text:p>-9.69E-004</text:p>
          </table:table-cell>
          <table:table-cell office:value-type="float" office:value="-0.00242972">
            <text:p>-2.43E-003</text:p>
          </table:table-cell>
          <table:table-cell office:value-type="float" office:value="-0.003948374">
            <text:p>-3.95E-003</text:p>
          </table:table-cell>
          <table:table-cell office:value-type="float" office:value="-0.005219299">
            <text:p>-5.22E-003</text:p>
          </table:table-cell>
          <table:table-cell/>
          <table:table-cell office:value-type="float" office:value="22">
            <text:p>22</text:p>
          </table:table-cell>
          <table:table-cell office:value-type="float" office:value="0.44">
            <text:p>4.40E-001</text:p>
          </table:table-cell>
          <table:table-cell office:value-type="float" office:value="-0.000002161491">
            <text:p>-2.16E-006</text:p>
          </table:table-cell>
          <table:table-cell office:value-type="float" office:value="-0.0001146118">
            <text:p>-1.15E-004</text:p>
          </table:table-cell>
          <table:table-cell office:value-type="float" office:value="-0.0009693783">
            <text:p>-9.69E-004</text:p>
          </table:table-cell>
          <table:table-cell office:value-type="float" office:value="-0.00242972">
            <text:p>-2.43E-003</text:p>
          </table:table-cell>
          <table:table-cell office:value-type="float" office:value="-0.003948374">
            <text:p>-3.95E-003</text:p>
          </table:table-cell>
          <table:table-cell office:value-type="float" office:value="-0.005219299">
            <text:p>-5.22E-00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6">
            <text:p>4.60E-001</text:p>
          </table:table-cell>
          <table:table-cell office:value-type="float" office:value="-0.000002193773">
            <text:p>-2.19E-006</text:p>
          </table:table-cell>
          <table:table-cell office:value-type="float" office:value="-0.0001157308">
            <text:p>-1.16E-004</text:p>
          </table:table-cell>
          <table:table-cell office:value-type="float" office:value="-0.0009752232">
            <text:p>-9.75E-004</text:p>
          </table:table-cell>
          <table:table-cell office:value-type="float" office:value="-0.002445799">
            <text:p>-2.45E-003</text:p>
          </table:table-cell>
          <table:table-cell office:value-type="float" office:value="-0.003989662">
            <text:p>-3.99E-003</text:p>
          </table:table-cell>
          <table:table-cell office:value-type="float" office:value="-0.005309201">
            <text:p>-5.31E-003</text:p>
          </table:table-cell>
          <table:table-cell/>
          <table:table-cell office:value-type="float" office:value="23">
            <text:p>23</text:p>
          </table:table-cell>
          <table:table-cell office:value-type="float" office:value="0.46">
            <text:p>4.60E-001</text:p>
          </table:table-cell>
          <table:table-cell office:value-type="float" office:value="-0.000002193773">
            <text:p>-2.19E-006</text:p>
          </table:table-cell>
          <table:table-cell office:value-type="float" office:value="-0.0001157308">
            <text:p>-1.16E-004</text:p>
          </table:table-cell>
          <table:table-cell office:value-type="float" office:value="-0.0009752232">
            <text:p>-9.75E-004</text:p>
          </table:table-cell>
          <table:table-cell office:value-type="float" office:value="-0.002445799">
            <text:p>-2.45E-003</text:p>
          </table:table-cell>
          <table:table-cell office:value-type="float" office:value="-0.003989662">
            <text:p>-3.99E-003</text:p>
          </table:table-cell>
          <table:table-cell office:value-type="float" office:value="-0.005309201">
            <text:p>-5.31E-00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8">
            <text:p>4.80E-001</text:p>
          </table:table-cell>
          <table:table-cell office:value-type="float" office:value="-0.000002226124">
            <text:p>-2.23E-006</text:p>
          </table:table-cell>
          <table:table-cell office:value-type="float" office:value="-0.0001168482">
            <text:p>-1.17E-004</text:p>
          </table:table-cell>
          <table:table-cell office:value-type="float" office:value="-0.0009809554">
            <text:p>-9.81E-004</text:p>
          </table:table-cell>
          <table:table-cell office:value-type="float" office:value="-0.002460934">
            <text:p>-2.46E-003</text:p>
          </table:table-cell>
          <table:table-cell office:value-type="float" office:value="-0.00402673">
            <text:p>-4.03E-003</text:p>
          </table:table-cell>
          <table:table-cell office:value-type="float" office:value="-0.005390262">
            <text:p>-5.39E-003</text:p>
          </table:table-cell>
          <table:table-cell/>
          <table:table-cell office:value-type="float" office:value="24">
            <text:p>24</text:p>
          </table:table-cell>
          <table:table-cell office:value-type="float" office:value="0.48">
            <text:p>4.80E-001</text:p>
          </table:table-cell>
          <table:table-cell office:value-type="float" office:value="-0.000002226124">
            <text:p>-2.23E-006</text:p>
          </table:table-cell>
          <table:table-cell office:value-type="float" office:value="-0.0001168482">
            <text:p>-1.17E-004</text:p>
          </table:table-cell>
          <table:table-cell office:value-type="float" office:value="-0.0009809554">
            <text:p>-9.81E-004</text:p>
          </table:table-cell>
          <table:table-cell office:value-type="float" office:value="-0.002460934">
            <text:p>-2.46E-003</text:p>
          </table:table-cell>
          <table:table-cell office:value-type="float" office:value="-0.00402673">
            <text:p>-4.03E-003</text:p>
          </table:table-cell>
          <table:table-cell office:value-type="float" office:value="-0.005390262">
            <text:p>-5.39E-00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5.00E-001</text:p>
          </table:table-cell>
          <table:table-cell office:value-type="float" office:value="-0.000002258552">
            <text:p>-2.26E-006</text:p>
          </table:table-cell>
          <table:table-cell office:value-type="float" office:value="-0.0001179643">
            <text:p>-1.18E-004</text:p>
          </table:table-cell>
          <table:table-cell office:value-type="float" office:value="-0.0009865922">
            <text:p>-9.87E-004</text:p>
          </table:table-cell>
          <table:table-cell office:value-type="float" office:value="-0.002475293">
            <text:p>-2.48E-003</text:p>
          </table:table-cell>
          <table:table-cell office:value-type="float" office:value="-0.004060365">
            <text:p>-4.06E-003</text:p>
          </table:table-cell>
          <table:table-cell office:value-type="float" office:value="-0.005463356">
            <text:p>-5.46E-003</text:p>
          </table:table-cell>
          <table:table-cell/>
          <table:table-cell office:value-type="float" office:value="25">
            <text:p>25</text:p>
          </table:table-cell>
          <table:table-cell office:value-type="float" office:value="0.5">
            <text:p>5.00E-001</text:p>
          </table:table-cell>
          <table:table-cell office:value-type="float" office:value="-0.000002258552">
            <text:p>-2.26E-006</text:p>
          </table:table-cell>
          <table:table-cell office:value-type="float" office:value="-0.0001179643">
            <text:p>-1.18E-004</text:p>
          </table:table-cell>
          <table:table-cell office:value-type="float" office:value="-0.0009865922">
            <text:p>-9.87E-004</text:p>
          </table:table-cell>
          <table:table-cell office:value-type="float" office:value="-0.002475293">
            <text:p>-2.48E-003</text:p>
          </table:table-cell>
          <table:table-cell office:value-type="float" office:value="-0.004060365">
            <text:p>-4.06E-003</text:p>
          </table:table-cell>
          <table:table-cell office:value-type="float" office:value="-0.005463356">
            <text:p>-5.46E-00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2">
            <text:p>5.20E-001</text:p>
          </table:table-cell>
          <table:table-cell office:value-type="float" office:value="-0.000002291061">
            <text:p>-2.29E-006</text:p>
          </table:table-cell>
          <table:table-cell office:value-type="float" office:value="-0.0001190796">
            <text:p>-1.19E-004</text:p>
          </table:table-cell>
          <table:table-cell office:value-type="float" office:value="-0.0009921475">
            <text:p>-9.92E-004</text:p>
          </table:table-cell>
          <table:table-cell office:value-type="float" office:value="-0.002489006">
            <text:p>-2.49E-003</text:p>
          </table:table-cell>
          <table:table-cell office:value-type="float" office:value="-0.004091187">
            <text:p>-4.09E-003</text:p>
          </table:table-cell>
          <table:table-cell office:value-type="float" office:value="-0.005529388">
            <text:p>-5.53E-003</text:p>
          </table:table-cell>
          <table:table-cell/>
          <table:table-cell office:value-type="float" office:value="26">
            <text:p>26</text:p>
          </table:table-cell>
          <table:table-cell office:value-type="float" office:value="0.52">
            <text:p>5.20E-001</text:p>
          </table:table-cell>
          <table:table-cell office:value-type="float" office:value="-0.000002291061">
            <text:p>-2.29E-006</text:p>
          </table:table-cell>
          <table:table-cell office:value-type="float" office:value="-0.0001190796">
            <text:p>-1.19E-004</text:p>
          </table:table-cell>
          <table:table-cell office:value-type="float" office:value="-0.0009921475">
            <text:p>-9.92E-004</text:p>
          </table:table-cell>
          <table:table-cell office:value-type="float" office:value="-0.002489006">
            <text:p>-2.49E-003</text:p>
          </table:table-cell>
          <table:table-cell office:value-type="float" office:value="-0.004091187">
            <text:p>-4.09E-003</text:p>
          </table:table-cell>
          <table:table-cell office:value-type="float" office:value="-0.005529388">
            <text:p>-5.53E-00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4">
            <text:p>5.40E-001</text:p>
          </table:table-cell>
          <table:table-cell office:value-type="float" office:value="-0.000002323659">
            <text:p>-2.32E-006</text:p>
          </table:table-cell>
          <table:table-cell office:value-type="float" office:value="-0.0001201944">
            <text:p>-1.20E-004</text:p>
          </table:table-cell>
          <table:table-cell office:value-type="float" office:value="-0.0009976327">
            <text:p>-9.98E-004</text:p>
          </table:table-cell>
          <table:table-cell office:value-type="float" office:value="-0.002502178">
            <text:p>-2.50E-003</text:p>
          </table:table-cell>
          <table:table-cell office:value-type="float" office:value="-0.004119689">
            <text:p>-4.12E-003</text:p>
          </table:table-cell>
          <table:table-cell office:value-type="float" office:value="-0.005589255">
            <text:p>-5.59E-003</text:p>
          </table:table-cell>
          <table:table-cell/>
          <table:table-cell office:value-type="float" office:value="27">
            <text:p>27</text:p>
          </table:table-cell>
          <table:table-cell office:value-type="float" office:value="0.54">
            <text:p>5.40E-001</text:p>
          </table:table-cell>
          <table:table-cell office:value-type="float" office:value="-0.000002323659">
            <text:p>-2.32E-006</text:p>
          </table:table-cell>
          <table:table-cell office:value-type="float" office:value="-0.0001201944">
            <text:p>-1.20E-004</text:p>
          </table:table-cell>
          <table:table-cell office:value-type="float" office:value="-0.0009976327">
            <text:p>-9.98E-004</text:p>
          </table:table-cell>
          <table:table-cell office:value-type="float" office:value="-0.002502178">
            <text:p>-2.50E-003</text:p>
          </table:table-cell>
          <table:table-cell office:value-type="float" office:value="-0.004119689">
            <text:p>-4.12E-003</text:p>
          </table:table-cell>
          <table:table-cell office:value-type="float" office:value="-0.005589255">
            <text:p>-5.59E-00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6">
            <text:p>5.60E-001</text:p>
          </table:table-cell>
          <table:table-cell office:value-type="float" office:value="-0.000002356352">
            <text:p>-2.36E-006</text:p>
          </table:table-cell>
          <table:table-cell office:value-type="float" office:value="-0.0001213089">
            <text:p>-1.21E-004</text:p>
          </table:table-cell>
          <table:table-cell office:value-type="float" office:value="-0.001003057">
            <text:p>-1.00E-003</text:p>
          </table:table-cell>
          <table:table-cell office:value-type="float" office:value="-0.002514891">
            <text:p>-2.51E-003</text:p>
          </table:table-cell>
          <table:table-cell office:value-type="float" office:value="-0.004146258">
            <text:p>-4.15E-003</text:p>
          </table:table-cell>
          <table:table-cell office:value-type="float" office:value="-0.00564379">
            <text:p>-5.64E-003</text:p>
          </table:table-cell>
          <table:table-cell/>
          <table:table-cell office:value-type="float" office:value="28">
            <text:p>28</text:p>
          </table:table-cell>
          <table:table-cell office:value-type="float" office:value="0.56">
            <text:p>5.60E-001</text:p>
          </table:table-cell>
          <table:table-cell office:value-type="float" office:value="-0.000002356352">
            <text:p>-2.36E-006</text:p>
          </table:table-cell>
          <table:table-cell office:value-type="float" office:value="-0.0001213089">
            <text:p>-1.21E-004</text:p>
          </table:table-cell>
          <table:table-cell office:value-type="float" office:value="-0.001003057">
            <text:p>-1.00E-003</text:p>
          </table:table-cell>
          <table:table-cell office:value-type="float" office:value="-0.002514891">
            <text:p>-2.51E-003</text:p>
          </table:table-cell>
          <table:table-cell office:value-type="float" office:value="-0.004146258">
            <text:p>-4.15E-003</text:p>
          </table:table-cell>
          <table:table-cell office:value-type="float" office:value="-0.00564379">
            <text:p>-5.64E-00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8">
            <text:p>5.80E-001</text:p>
          </table:table-cell>
          <table:table-cell office:value-type="float" office:value="-0.000002389146">
            <text:p>-2.39E-006</text:p>
          </table:table-cell>
          <table:table-cell office:value-type="float" office:value="-0.0001224234">
            <text:p>-1.22E-004</text:p>
          </table:table-cell>
          <table:table-cell office:value-type="float" office:value="-0.001008429">
            <text:p>-1.01E-003</text:p>
          </table:table-cell>
          <table:table-cell office:value-type="float" office:value="-0.002527211">
            <text:p>-2.53E-003</text:p>
          </table:table-cell>
          <table:table-cell office:value-type="float" office:value="-0.004171202">
            <text:p>-4.17E-003</text:p>
          </table:table-cell>
          <table:table-cell office:value-type="float" office:value="-0.005693744">
            <text:p>-5.69E-003</text:p>
          </table:table-cell>
          <table:table-cell/>
          <table:table-cell office:value-type="float" office:value="29">
            <text:p>29</text:p>
          </table:table-cell>
          <table:table-cell office:value-type="float" office:value="0.58">
            <text:p>5.80E-001</text:p>
          </table:table-cell>
          <table:table-cell office:value-type="float" office:value="-0.000002389146">
            <text:p>-2.39E-006</text:p>
          </table:table-cell>
          <table:table-cell office:value-type="float" office:value="-0.0001224234">
            <text:p>-1.22E-004</text:p>
          </table:table-cell>
          <table:table-cell office:value-type="float" office:value="-0.001008429">
            <text:p>-1.01E-003</text:p>
          </table:table-cell>
          <table:table-cell office:value-type="float" office:value="-0.002527211">
            <text:p>-2.53E-003</text:p>
          </table:table-cell>
          <table:table-cell office:value-type="float" office:value="-0.004171202">
            <text:p>-4.17E-003</text:p>
          </table:table-cell>
          <table:table-cell office:value-type="float" office:value="-0.005693744">
            <text:p>-5.69E-0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6.00E-001</text:p>
          </table:table-cell>
          <table:table-cell office:value-type="float" office:value="-0.000002422048">
            <text:p>-2.42E-006</text:p>
          </table:table-cell>
          <table:table-cell office:value-type="float" office:value="-0.000123538">
            <text:p>-1.24E-004</text:p>
          </table:table-cell>
          <table:table-cell office:value-type="float" office:value="-0.001013754">
            <text:p>-1.01E-003</text:p>
          </table:table-cell>
          <table:table-cell office:value-type="float" office:value="-0.002539192">
            <text:p>-2.54E-003</text:p>
          </table:table-cell>
          <table:table-cell office:value-type="float" office:value="-0.004194771">
            <text:p>-4.19E-003</text:p>
          </table:table-cell>
          <table:table-cell office:value-type="float" office:value="-0.005739764">
            <text:p>-5.74E-003</text:p>
          </table:table-cell>
          <table:table-cell/>
          <table:table-cell office:value-type="float" office:value="30">
            <text:p>30</text:p>
          </table:table-cell>
          <table:table-cell office:value-type="float" office:value="0.6">
            <text:p>6.00E-001</text:p>
          </table:table-cell>
          <table:table-cell office:value-type="float" office:value="-0.000002422048">
            <text:p>-2.42E-006</text:p>
          </table:table-cell>
          <table:table-cell office:value-type="float" office:value="-0.000123538">
            <text:p>-1.24E-004</text:p>
          </table:table-cell>
          <table:table-cell office:value-type="float" office:value="-0.001013754">
            <text:p>-1.01E-003</text:p>
          </table:table-cell>
          <table:table-cell office:value-type="float" office:value="-0.002539192">
            <text:p>-2.54E-003</text:p>
          </table:table-cell>
          <table:table-cell office:value-type="float" office:value="-0.004194771">
            <text:p>-4.19E-003</text:p>
          </table:table-cell>
          <table:table-cell office:value-type="float" office:value="-0.005739764">
            <text:p>-5.74E-00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2">
            <text:p>6.20E-001</text:p>
          </table:table-cell>
          <table:table-cell office:value-type="float" office:value="-0.000002455064">
            <text:p>-2.46E-006</text:p>
          </table:table-cell>
          <table:table-cell office:value-type="float" office:value="-0.0001246529">
            <text:p>-1.25E-004</text:p>
          </table:table-cell>
          <table:table-cell office:value-type="float" office:value="-0.001019038">
            <text:p>-1.02E-003</text:p>
          </table:table-cell>
          <table:table-cell office:value-type="float" office:value="-0.002550879">
            <text:p>-2.55E-003</text:p>
          </table:table-cell>
          <table:table-cell office:value-type="float" office:value="-0.004217166">
            <text:p>-4.22E-003</text:p>
          </table:table-cell>
          <table:table-cell office:value-type="float" office:value="-0.005782408">
            <text:p>-5.78E-003</text:p>
          </table:table-cell>
          <table:table-cell/>
          <table:table-cell office:value-type="float" office:value="31">
            <text:p>31</text:p>
          </table:table-cell>
          <table:table-cell office:value-type="float" office:value="0.62">
            <text:p>6.20E-001</text:p>
          </table:table-cell>
          <table:table-cell office:value-type="float" office:value="-0.000002455064">
            <text:p>-2.46E-006</text:p>
          </table:table-cell>
          <table:table-cell office:value-type="float" office:value="-0.0001246529">
            <text:p>-1.25E-004</text:p>
          </table:table-cell>
          <table:table-cell office:value-type="float" office:value="-0.001019038">
            <text:p>-1.02E-003</text:p>
          </table:table-cell>
          <table:table-cell office:value-type="float" office:value="-0.002550879">
            <text:p>-2.55E-003</text:p>
          </table:table-cell>
          <table:table-cell office:value-type="float" office:value="-0.004217166">
            <text:p>-4.22E-003</text:p>
          </table:table-cell>
          <table:table-cell office:value-type="float" office:value="-0.005782408">
            <text:p>-5.78E-00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4">
            <text:p>6.40E-001</text:p>
          </table:table-cell>
          <table:table-cell office:value-type="float" office:value="-0.000002488203">
            <text:p>-2.49E-006</text:p>
          </table:table-cell>
          <table:table-cell office:value-type="float" office:value="-0.0001257682">
            <text:p>-1.26E-004</text:p>
          </table:table-cell>
          <table:table-cell office:value-type="float" office:value="-0.001024285">
            <text:p>-1.02E-003</text:p>
          </table:table-cell>
          <table:table-cell office:value-type="float" office:value="-0.00256231">
            <text:p>-2.56E-003</text:p>
          </table:table-cell>
          <table:table-cell office:value-type="float" office:value="-0.004238553">
            <text:p>-4.24E-003</text:p>
          </table:table-cell>
          <table:table-cell office:value-type="float" office:value="-0.005822142">
            <text:p>-5.82E-003</text:p>
          </table:table-cell>
          <table:table-cell/>
          <table:table-cell office:value-type="float" office:value="32">
            <text:p>32</text:p>
          </table:table-cell>
          <table:table-cell office:value-type="float" office:value="0.64">
            <text:p>6.40E-001</text:p>
          </table:table-cell>
          <table:table-cell office:value-type="float" office:value="-0.000002488203">
            <text:p>-2.49E-006</text:p>
          </table:table-cell>
          <table:table-cell office:value-type="float" office:value="-0.0001257682">
            <text:p>-1.26E-004</text:p>
          </table:table-cell>
          <table:table-cell office:value-type="float" office:value="-0.001024285">
            <text:p>-1.02E-003</text:p>
          </table:table-cell>
          <table:table-cell office:value-type="float" office:value="-0.00256231">
            <text:p>-2.56E-003</text:p>
          </table:table-cell>
          <table:table-cell office:value-type="float" office:value="-0.004238553">
            <text:p>-4.24E-003</text:p>
          </table:table-cell>
          <table:table-cell office:value-type="float" office:value="-0.005822142">
            <text:p>-5.82E-00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6">
            <text:p>6.60E-001</text:p>
          </table:table-cell>
          <table:table-cell office:value-type="float" office:value="-0.000002521472">
            <text:p>-2.52E-006</text:p>
          </table:table-cell>
          <table:table-cell office:value-type="float" office:value="-0.0001268841">
            <text:p>-1.27E-004</text:p>
          </table:table-cell>
          <table:table-cell office:value-type="float" office:value="-0.0010295">
            <text:p>-1.03E-003</text:p>
          </table:table-cell>
          <table:table-cell office:value-type="float" office:value="-0.002573515">
            <text:p>-2.57E-003</text:p>
          </table:table-cell>
          <table:table-cell office:value-type="float" office:value="-0.004259066">
            <text:p>-4.26E-003</text:p>
          </table:table-cell>
          <table:table-cell office:value-type="float" office:value="-0.005859362">
            <text:p>-5.86E-003</text:p>
          </table:table-cell>
          <table:table-cell/>
          <table:table-cell office:value-type="float" office:value="33">
            <text:p>33</text:p>
          </table:table-cell>
          <table:table-cell office:value-type="float" office:value="0.66">
            <text:p>6.60E-001</text:p>
          </table:table-cell>
          <table:table-cell office:value-type="float" office:value="-0.000002521472">
            <text:p>-2.52E-006</text:p>
          </table:table-cell>
          <table:table-cell office:value-type="float" office:value="-0.0001268841">
            <text:p>-1.27E-004</text:p>
          </table:table-cell>
          <table:table-cell office:value-type="float" office:value="-0.0010295">
            <text:p>-1.03E-003</text:p>
          </table:table-cell>
          <table:table-cell office:value-type="float" office:value="-0.002573515">
            <text:p>-2.57E-003</text:p>
          </table:table-cell>
          <table:table-cell office:value-type="float" office:value="-0.004259066">
            <text:p>-4.26E-003</text:p>
          </table:table-cell>
          <table:table-cell office:value-type="float" office:value="-0.005859362">
            <text:p>-5.86E-00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8">
            <text:p>6.80E-001</text:p>
          </table:table-cell>
          <table:table-cell office:value-type="float" office:value="-0.000002554882">
            <text:p>-2.55E-006</text:p>
          </table:table-cell>
          <table:table-cell office:value-type="float" office:value="-0.0001280007">
            <text:p>-1.28E-004</text:p>
          </table:table-cell>
          <table:table-cell office:value-type="float" office:value="-0.001034686">
            <text:p>-1.03E-003</text:p>
          </table:table-cell>
          <table:table-cell office:value-type="float" office:value="-0.00258452">
            <text:p>-2.58E-003</text:p>
          </table:table-cell>
          <table:table-cell office:value-type="float" office:value="-0.00427882">
            <text:p>-4.28E-003</text:p>
          </table:table-cell>
          <table:table-cell office:value-type="float" office:value="-0.005894402">
            <text:p>-5.89E-003</text:p>
          </table:table-cell>
          <table:table-cell/>
          <table:table-cell office:value-type="float" office:value="34">
            <text:p>34</text:p>
          </table:table-cell>
          <table:table-cell office:value-type="float" office:value="0.68">
            <text:p>6.80E-001</text:p>
          </table:table-cell>
          <table:table-cell office:value-type="float" office:value="-0.000002554882">
            <text:p>-2.55E-006</text:p>
          </table:table-cell>
          <table:table-cell office:value-type="float" office:value="-0.0001280007">
            <text:p>-1.28E-004</text:p>
          </table:table-cell>
          <table:table-cell office:value-type="float" office:value="-0.001034686">
            <text:p>-1.03E-003</text:p>
          </table:table-cell>
          <table:table-cell office:value-type="float" office:value="-0.00258452">
            <text:p>-2.58E-003</text:p>
          </table:table-cell>
          <table:table-cell office:value-type="float" office:value="-0.00427882">
            <text:p>-4.28E-003</text:p>
          </table:table-cell>
          <table:table-cell office:value-type="float" office:value="-0.005894402">
            <text:p>-5.89E-00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7.00E-001</text:p>
          </table:table-cell>
          <table:table-cell office:value-type="float" office:value="-0.000002588441">
            <text:p>-2.59E-006</text:p>
          </table:table-cell>
          <table:table-cell office:value-type="float" office:value="-0.0001291179">
            <text:p>-1.29E-004</text:p>
          </table:table-cell>
          <table:table-cell office:value-type="float" office:value="-0.001039847">
            <text:p>-1.04E-003</text:p>
          </table:table-cell>
          <table:table-cell office:value-type="float" office:value="-0.002595348">
            <text:p>-2.60E-003</text:p>
          </table:table-cell>
          <table:table-cell office:value-type="float" office:value="-0.00429791">
            <text:p>-4.30E-003</text:p>
          </table:table-cell>
          <table:table-cell office:value-type="float" office:value="-0.005927543">
            <text:p>-5.93E-003</text:p>
          </table:table-cell>
          <table:table-cell/>
          <table:table-cell office:value-type="float" office:value="35">
            <text:p>35</text:p>
          </table:table-cell>
          <table:table-cell office:value-type="float" office:value="0.7">
            <text:p>7.00E-001</text:p>
          </table:table-cell>
          <table:table-cell office:value-type="float" office:value="-0.000002588441">
            <text:p>-2.59E-006</text:p>
          </table:table-cell>
          <table:table-cell office:value-type="float" office:value="-0.0001291179">
            <text:p>-1.29E-004</text:p>
          </table:table-cell>
          <table:table-cell office:value-type="float" office:value="-0.001039847">
            <text:p>-1.04E-003</text:p>
          </table:table-cell>
          <table:table-cell office:value-type="float" office:value="-0.002595348">
            <text:p>-2.60E-003</text:p>
          </table:table-cell>
          <table:table-cell office:value-type="float" office:value="-0.00429791">
            <text:p>-4.30E-003</text:p>
          </table:table-cell>
          <table:table-cell office:value-type="float" office:value="-0.005927543">
            <text:p>-5.93E-00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2">
            <text:p>7.20E-001</text:p>
          </table:table-cell>
          <table:table-cell office:value-type="float" office:value="-0.000002622162">
            <text:p>-2.62E-006</text:p>
          </table:table-cell>
          <table:table-cell office:value-type="float" office:value="-0.000130236">
            <text:p>-1.30E-004</text:p>
          </table:table-cell>
          <table:table-cell office:value-type="float" office:value="-0.001044983">
            <text:p>-1.04E-003</text:p>
          </table:table-cell>
          <table:table-cell office:value-type="float" office:value="-0.002606017">
            <text:p>-2.61E-003</text:p>
          </table:table-cell>
          <table:table-cell office:value-type="float" office:value="-0.004316415">
            <text:p>-4.32E-003</text:p>
          </table:table-cell>
          <table:table-cell office:value-type="float" office:value="-0.005959024">
            <text:p>-5.96E-003</text:p>
          </table:table-cell>
          <table:table-cell/>
          <table:table-cell office:value-type="float" office:value="36">
            <text:p>36</text:p>
          </table:table-cell>
          <table:table-cell office:value-type="float" office:value="0.72">
            <text:p>7.20E-001</text:p>
          </table:table-cell>
          <table:table-cell office:value-type="float" office:value="-0.000002622162">
            <text:p>-2.62E-006</text:p>
          </table:table-cell>
          <table:table-cell office:value-type="float" office:value="-0.000130236">
            <text:p>-1.30E-004</text:p>
          </table:table-cell>
          <table:table-cell office:value-type="float" office:value="-0.001044983">
            <text:p>-1.04E-003</text:p>
          </table:table-cell>
          <table:table-cell office:value-type="float" office:value="-0.002606017">
            <text:p>-2.61E-003</text:p>
          </table:table-cell>
          <table:table-cell office:value-type="float" office:value="-0.004316415">
            <text:p>-4.32E-003</text:p>
          </table:table-cell>
          <table:table-cell office:value-type="float" office:value="-0.005959024">
            <text:p>-5.96E-00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4">
            <text:p>7.40E-001</text:p>
          </table:table-cell>
          <table:table-cell office:value-type="float" office:value="-0.000002656056">
            <text:p>-2.66E-006</text:p>
          </table:table-cell>
          <table:table-cell office:value-type="float" office:value="-0.000131355">
            <text:p>-1.31E-004</text:p>
          </table:table-cell>
          <table:table-cell office:value-type="float" office:value="-0.001050098">
            <text:p>-1.05E-003</text:p>
          </table:table-cell>
          <table:table-cell office:value-type="float" office:value="-0.002616544">
            <text:p>-2.62E-003</text:p>
          </table:table-cell>
          <table:table-cell office:value-type="float" office:value="-0.004334402">
            <text:p>-4.33E-003</text:p>
          </table:table-cell>
          <table:table-cell office:value-type="float" office:value="-0.005989046">
            <text:p>-5.99E-003</text:p>
          </table:table-cell>
          <table:table-cell/>
          <table:table-cell office:value-type="float" office:value="37">
            <text:p>37</text:p>
          </table:table-cell>
          <table:table-cell office:value-type="float" office:value="0.74">
            <text:p>7.40E-001</text:p>
          </table:table-cell>
          <table:table-cell office:value-type="float" office:value="-0.000002656056">
            <text:p>-2.66E-006</text:p>
          </table:table-cell>
          <table:table-cell office:value-type="float" office:value="-0.000131355">
            <text:p>-1.31E-004</text:p>
          </table:table-cell>
          <table:table-cell office:value-type="float" office:value="-0.001050098">
            <text:p>-1.05E-003</text:p>
          </table:table-cell>
          <table:table-cell office:value-type="float" office:value="-0.002616544">
            <text:p>-2.62E-003</text:p>
          </table:table-cell>
          <table:table-cell office:value-type="float" office:value="-0.004334402">
            <text:p>-4.33E-003</text:p>
          </table:table-cell>
          <table:table-cell office:value-type="float" office:value="-0.005989046">
            <text:p>-5.99E-00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6">
            <text:p>7.60E-001</text:p>
          </table:table-cell>
          <table:table-cell office:value-type="float" office:value="-0.000002690137">
            <text:p>-2.69E-006</text:p>
          </table:table-cell>
          <table:table-cell office:value-type="float" office:value="-0.000132475">
            <text:p>-1.32E-004</text:p>
          </table:table-cell>
          <table:table-cell office:value-type="float" office:value="-0.001055194">
            <text:p>-1.06E-003</text:p>
          </table:table-cell>
          <table:table-cell office:value-type="float" office:value="-0.002626943">
            <text:p>-2.63E-003</text:p>
          </table:table-cell>
          <table:table-cell office:value-type="float" office:value="-0.00435193">
            <text:p>-4.35E-003</text:p>
          </table:table-cell>
          <table:table-cell office:value-type="float" office:value="-0.006017784">
            <text:p>-6.02E-003</text:p>
          </table:table-cell>
          <table:table-cell/>
          <table:table-cell office:value-type="float" office:value="38">
            <text:p>38</text:p>
          </table:table-cell>
          <table:table-cell office:value-type="float" office:value="0.76">
            <text:p>7.60E-001</text:p>
          </table:table-cell>
          <table:table-cell office:value-type="float" office:value="-0.000002690137">
            <text:p>-2.69E-006</text:p>
          </table:table-cell>
          <table:table-cell office:value-type="float" office:value="-0.000132475">
            <text:p>-1.32E-004</text:p>
          </table:table-cell>
          <table:table-cell office:value-type="float" office:value="-0.001055194">
            <text:p>-1.06E-003</text:p>
          </table:table-cell>
          <table:table-cell office:value-type="float" office:value="-0.002626943">
            <text:p>-2.63E-003</text:p>
          </table:table-cell>
          <table:table-cell office:value-type="float" office:value="-0.00435193">
            <text:p>-4.35E-003</text:p>
          </table:table-cell>
          <table:table-cell office:value-type="float" office:value="-0.006017784">
            <text:p>-6.02E-00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8">
            <text:p>7.80E-001</text:p>
          </table:table-cell>
          <table:table-cell office:value-type="float" office:value="-0.000002724422">
            <text:p>-2.72E-006</text:p>
          </table:table-cell>
          <table:table-cell office:value-type="float" office:value="-0.000133596">
            <text:p>-1.34E-004</text:p>
          </table:table-cell>
          <table:table-cell office:value-type="float" office:value="-0.001060272">
            <text:p>-1.06E-003</text:p>
          </table:table-cell>
          <table:table-cell office:value-type="float" office:value="-0.002637226">
            <text:p>-2.64E-003</text:p>
          </table:table-cell>
          <table:table-cell office:value-type="float" office:value="-0.004369048">
            <text:p>-4.37E-003</text:p>
          </table:table-cell>
          <table:table-cell office:value-type="float" office:value="-0.006045384">
            <text:p>-6.05E-003</text:p>
          </table:table-cell>
          <table:table-cell/>
          <table:table-cell office:value-type="float" office:value="39">
            <text:p>39</text:p>
          </table:table-cell>
          <table:table-cell office:value-type="float" office:value="0.78">
            <text:p>7.80E-001</text:p>
          </table:table-cell>
          <table:table-cell office:value-type="float" office:value="-0.000002724422">
            <text:p>-2.72E-006</text:p>
          </table:table-cell>
          <table:table-cell office:value-type="float" office:value="-0.000133596">
            <text:p>-1.34E-004</text:p>
          </table:table-cell>
          <table:table-cell office:value-type="float" office:value="-0.001060272">
            <text:p>-1.06E-003</text:p>
          </table:table-cell>
          <table:table-cell office:value-type="float" office:value="-0.002637226">
            <text:p>-2.64E-003</text:p>
          </table:table-cell>
          <table:table-cell office:value-type="float" office:value="-0.004369048">
            <text:p>-4.37E-003</text:p>
          </table:table-cell>
          <table:table-cell office:value-type="float" office:value="-0.006045384">
            <text:p>-6.05E-00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8.00E-001</text:p>
          </table:table-cell>
          <table:table-cell office:value-type="float" office:value="-0.000002758926">
            <text:p>-2.76E-006</text:p>
          </table:table-cell>
          <table:table-cell office:value-type="float" office:value="-0.000134718">
            <text:p>-1.35E-004</text:p>
          </table:table-cell>
          <table:table-cell office:value-type="float" office:value="-0.001065334">
            <text:p>-1.07E-003</text:p>
          </table:table-cell>
          <table:table-cell office:value-type="float" office:value="-0.002647403">
            <text:p>-2.65E-003</text:p>
          </table:table-cell>
          <table:table-cell office:value-type="float" office:value="-0.004385799">
            <text:p>-4.39E-003</text:p>
          </table:table-cell>
          <table:table-cell office:value-type="float" office:value="-0.006071975">
            <text:p>-6.07E-003</text:p>
          </table:table-cell>
          <table:table-cell/>
          <table:table-cell office:value-type="float" office:value="40">
            <text:p>40</text:p>
          </table:table-cell>
          <table:table-cell office:value-type="float" office:value="0.8">
            <text:p>8.00E-001</text:p>
          </table:table-cell>
          <table:table-cell office:value-type="float" office:value="-0.000002758926">
            <text:p>-2.76E-006</text:p>
          </table:table-cell>
          <table:table-cell office:value-type="float" office:value="-0.000134718">
            <text:p>-1.35E-004</text:p>
          </table:table-cell>
          <table:table-cell office:value-type="float" office:value="-0.001065334">
            <text:p>-1.07E-003</text:p>
          </table:table-cell>
          <table:table-cell office:value-type="float" office:value="-0.002647403">
            <text:p>-2.65E-003</text:p>
          </table:table-cell>
          <table:table-cell office:value-type="float" office:value="-0.004385799">
            <text:p>-4.39E-003</text:p>
          </table:table-cell>
          <table:table-cell office:value-type="float" office:value="-0.006071975">
            <text:p>-6.07E-00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2">
            <text:p>8.20E-001</text:p>
          </table:table-cell>
          <table:table-cell office:value-type="float" office:value="-0.00000279367">
            <text:p>-2.79E-006</text:p>
          </table:table-cell>
          <table:table-cell office:value-type="float" office:value="-0.0001358412">
            <text:p>-1.36E-004</text:p>
          </table:table-cell>
          <table:table-cell office:value-type="float" office:value="-0.001070382">
            <text:p>-1.07E-003</text:p>
          </table:table-cell>
          <table:table-cell office:value-type="float" office:value="-0.002657484">
            <text:p>-2.66E-003</text:p>
          </table:table-cell>
          <table:table-cell office:value-type="float" office:value="-0.004402218">
            <text:p>-4.40E-003</text:p>
          </table:table-cell>
          <table:table-cell office:value-type="float" office:value="-0.006097666">
            <text:p>-6.10E-003</text:p>
          </table:table-cell>
          <table:table-cell/>
          <table:table-cell office:value-type="float" office:value="41">
            <text:p>41</text:p>
          </table:table-cell>
          <table:table-cell office:value-type="float" office:value="0.82">
            <text:p>8.20E-001</text:p>
          </table:table-cell>
          <table:table-cell office:value-type="float" office:value="-0.00000279367">
            <text:p>-2.79E-006</text:p>
          </table:table-cell>
          <table:table-cell office:value-type="float" office:value="-0.0001358412">
            <text:p>-1.36E-004</text:p>
          </table:table-cell>
          <table:table-cell office:value-type="float" office:value="-0.001070382">
            <text:p>-1.07E-003</text:p>
          </table:table-cell>
          <table:table-cell office:value-type="float" office:value="-0.002657484">
            <text:p>-2.66E-003</text:p>
          </table:table-cell>
          <table:table-cell office:value-type="float" office:value="-0.004402218">
            <text:p>-4.40E-003</text:p>
          </table:table-cell>
          <table:table-cell office:value-type="float" office:value="-0.006097666">
            <text:p>-6.10E-00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4">
            <text:p>8.40E-001</text:p>
          </table:table-cell>
          <table:table-cell office:value-type="float" office:value="-0.000002828674">
            <text:p>-2.83E-006</text:p>
          </table:table-cell>
          <table:table-cell office:value-type="float" office:value="-0.0001369655">
            <text:p>-1.37E-004</text:p>
          </table:table-cell>
          <table:table-cell office:value-type="float" office:value="-0.001075415">
            <text:p>-1.08E-003</text:p>
          </table:table-cell>
          <table:table-cell office:value-type="float" office:value="-0.002667476">
            <text:p>-2.67E-003</text:p>
          </table:table-cell>
          <table:table-cell office:value-type="float" office:value="-0.004418338">
            <text:p>-4.42E-003</text:p>
          </table:table-cell>
          <table:table-cell office:value-type="float" office:value="-0.006122551">
            <text:p>-6.12E-003</text:p>
          </table:table-cell>
          <table:table-cell/>
          <table:table-cell office:value-type="float" office:value="42">
            <text:p>42</text:p>
          </table:table-cell>
          <table:table-cell office:value-type="float" office:value="0.84">
            <text:p>8.40E-001</text:p>
          </table:table-cell>
          <table:table-cell office:value-type="float" office:value="-0.000002828674">
            <text:p>-2.83E-006</text:p>
          </table:table-cell>
          <table:table-cell office:value-type="float" office:value="-0.0001369655">
            <text:p>-1.37E-004</text:p>
          </table:table-cell>
          <table:table-cell office:value-type="float" office:value="-0.001075415">
            <text:p>-1.08E-003</text:p>
          </table:table-cell>
          <table:table-cell office:value-type="float" office:value="-0.002667476">
            <text:p>-2.67E-003</text:p>
          </table:table-cell>
          <table:table-cell office:value-type="float" office:value="-0.004418338">
            <text:p>-4.42E-003</text:p>
          </table:table-cell>
          <table:table-cell office:value-type="float" office:value="-0.006122551">
            <text:p>-6.12E-00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6">
            <text:p>8.60E-001</text:p>
          </table:table-cell>
          <table:table-cell office:value-type="float" office:value="-0.000002863964">
            <text:p>-2.86E-006</text:p>
          </table:table-cell>
          <table:table-cell office:value-type="float" office:value="-0.0001380911">
            <text:p>-1.38E-004</text:p>
          </table:table-cell>
          <table:table-cell office:value-type="float" office:value="-0.001080437">
            <text:p>-1.08E-003</text:p>
          </table:table-cell>
          <table:table-cell office:value-type="float" office:value="-0.002677387">
            <text:p>-2.68E-003</text:p>
          </table:table-cell>
          <table:table-cell office:value-type="float" office:value="-0.004434187">
            <text:p>-4.43E-003</text:p>
          </table:table-cell>
          <table:table-cell office:value-type="float" office:value="-0.006146713">
            <text:p>-6.15E-003</text:p>
          </table:table-cell>
          <table:table-cell/>
          <table:table-cell office:value-type="float" office:value="43">
            <text:p>43</text:p>
          </table:table-cell>
          <table:table-cell office:value-type="float" office:value="0.86">
            <text:p>8.60E-001</text:p>
          </table:table-cell>
          <table:table-cell office:value-type="float" office:value="-0.000002863964">
            <text:p>-2.86E-006</text:p>
          </table:table-cell>
          <table:table-cell office:value-type="float" office:value="-0.0001380911">
            <text:p>-1.38E-004</text:p>
          </table:table-cell>
          <table:table-cell office:value-type="float" office:value="-0.001080437">
            <text:p>-1.08E-003</text:p>
          </table:table-cell>
          <table:table-cell office:value-type="float" office:value="-0.002677387">
            <text:p>-2.68E-003</text:p>
          </table:table-cell>
          <table:table-cell office:value-type="float" office:value="-0.004434187">
            <text:p>-4.43E-003</text:p>
          </table:table-cell>
          <table:table-cell office:value-type="float" office:value="-0.006146713">
            <text:p>-6.15E-00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8">
            <text:p>8.80E-001</text:p>
          </table:table-cell>
          <table:table-cell office:value-type="float" office:value="-0.000002899566">
            <text:p>-2.90E-006</text:p>
          </table:table-cell>
          <table:table-cell office:value-type="float" office:value="-0.0001392179">
            <text:p>-1.39E-004</text:p>
          </table:table-cell>
          <table:table-cell office:value-type="float" office:value="-0.001085446">
            <text:p>-1.09E-003</text:p>
          </table:table-cell>
          <table:table-cell office:value-type="float" office:value="-0.002687224">
            <text:p>-2.69E-003</text:p>
          </table:table-cell>
          <table:table-cell office:value-type="float" office:value="-0.004449788">
            <text:p>-4.45E-003</text:p>
          </table:table-cell>
          <table:table-cell office:value-type="float" office:value="-0.006170224">
            <text:p>-6.17E-003</text:p>
          </table:table-cell>
          <table:table-cell/>
          <table:table-cell office:value-type="float" office:value="44">
            <text:p>44</text:p>
          </table:table-cell>
          <table:table-cell office:value-type="float" office:value="0.88">
            <text:p>8.80E-001</text:p>
          </table:table-cell>
          <table:table-cell office:value-type="float" office:value="-0.000002899566">
            <text:p>-2.90E-006</text:p>
          </table:table-cell>
          <table:table-cell office:value-type="float" office:value="-0.0001392179">
            <text:p>-1.39E-004</text:p>
          </table:table-cell>
          <table:table-cell office:value-type="float" office:value="-0.001085446">
            <text:p>-1.09E-003</text:p>
          </table:table-cell>
          <table:table-cell office:value-type="float" office:value="-0.002687224">
            <text:p>-2.69E-003</text:p>
          </table:table-cell>
          <table:table-cell office:value-type="float" office:value="-0.004449788">
            <text:p>-4.45E-003</text:p>
          </table:table-cell>
          <table:table-cell office:value-type="float" office:value="-0.006170224">
            <text:p>-6.17E-00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9.00E-001</text:p>
          </table:table-cell>
          <table:table-cell office:value-type="float" office:value="-0.000002935511">
            <text:p>-2.94E-006</text:p>
          </table:table-cell>
          <table:table-cell office:value-type="float" office:value="-0.0001403461">
            <text:p>-1.40E-004</text:p>
          </table:table-cell>
          <table:table-cell office:value-type="float" office:value="-0.001090445">
            <text:p>-1.09E-003</text:p>
          </table:table-cell>
          <table:table-cell office:value-type="float" office:value="-0.002696991">
            <text:p>-2.70E-003</text:p>
          </table:table-cell>
          <table:table-cell office:value-type="float" office:value="-0.004465164">
            <text:p>-4.47E-003</text:p>
          </table:table-cell>
          <table:table-cell office:value-type="float" office:value="-0.006193145">
            <text:p>-6.19E-003</text:p>
          </table:table-cell>
          <table:table-cell/>
          <table:table-cell office:value-type="float" office:value="45">
            <text:p>45</text:p>
          </table:table-cell>
          <table:table-cell office:value-type="float" office:value="0.9">
            <text:p>9.00E-001</text:p>
          </table:table-cell>
          <table:table-cell office:value-type="float" office:value="-0.000002935511">
            <text:p>-2.94E-006</text:p>
          </table:table-cell>
          <table:table-cell office:value-type="float" office:value="-0.0001403461">
            <text:p>-1.40E-004</text:p>
          </table:table-cell>
          <table:table-cell office:value-type="float" office:value="-0.001090445">
            <text:p>-1.09E-003</text:p>
          </table:table-cell>
          <table:table-cell office:value-type="float" office:value="-0.002696991">
            <text:p>-2.70E-003</text:p>
          </table:table-cell>
          <table:table-cell office:value-type="float" office:value="-0.004465164">
            <text:p>-4.47E-003</text:p>
          </table:table-cell>
          <table:table-cell office:value-type="float" office:value="-0.006193145">
            <text:p>-6.19E-0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2">
            <text:p>9.20E-001</text:p>
          </table:table-cell>
          <table:table-cell office:value-type="float" office:value="-0.000002971832">
            <text:p>-2.97E-006</text:p>
          </table:table-cell>
          <table:table-cell office:value-type="float" office:value="-0.0001414756">
            <text:p>-1.41E-004</text:p>
          </table:table-cell>
          <table:table-cell office:value-type="float" office:value="-0.001095435">
            <text:p>-1.10E-003</text:p>
          </table:table-cell>
          <table:table-cell office:value-type="float" office:value="-0.002706694">
            <text:p>-2.71E-003</text:p>
          </table:table-cell>
          <table:table-cell office:value-type="float" office:value="-0.004480332">
            <text:p>-4.48E-003</text:p>
          </table:table-cell>
          <table:table-cell office:value-type="float" office:value="-0.006215532">
            <text:p>-6.22E-003</text:p>
          </table:table-cell>
          <table:table-cell/>
          <table:table-cell office:value-type="float" office:value="46">
            <text:p>46</text:p>
          </table:table-cell>
          <table:table-cell office:value-type="float" office:value="0.92">
            <text:p>9.20E-001</text:p>
          </table:table-cell>
          <table:table-cell office:value-type="float" office:value="-0.000002971832">
            <text:p>-2.97E-006</text:p>
          </table:table-cell>
          <table:table-cell office:value-type="float" office:value="-0.0001414756">
            <text:p>-1.41E-004</text:p>
          </table:table-cell>
          <table:table-cell office:value-type="float" office:value="-0.001095435">
            <text:p>-1.10E-003</text:p>
          </table:table-cell>
          <table:table-cell office:value-type="float" office:value="-0.002706694">
            <text:p>-2.71E-003</text:p>
          </table:table-cell>
          <table:table-cell office:value-type="float" office:value="-0.004480332">
            <text:p>-4.48E-003</text:p>
          </table:table-cell>
          <table:table-cell office:value-type="float" office:value="-0.006215532">
            <text:p>-6.22E-00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4">
            <text:p>9.40E-001</text:p>
          </table:table-cell>
          <table:table-cell office:value-type="float" office:value="-0.000003008567">
            <text:p>-3.01E-006</text:p>
          </table:table-cell>
          <table:table-cell office:value-type="float" office:value="-0.0001426065">
            <text:p>-1.43E-004</text:p>
          </table:table-cell>
          <table:table-cell office:value-type="float" office:value="-0.001100415">
            <text:p>-1.10E-003</text:p>
          </table:table-cell>
          <table:table-cell office:value-type="float" office:value="-0.002716337">
            <text:p>-2.72E-003</text:p>
          </table:table-cell>
          <table:table-cell office:value-type="float" office:value="-0.00449531">
            <text:p>-4.50E-003</text:p>
          </table:table-cell>
          <table:table-cell office:value-type="float" office:value="-0.006237433">
            <text:p>-6.24E-003</text:p>
          </table:table-cell>
          <table:table-cell/>
          <table:table-cell office:value-type="float" office:value="47">
            <text:p>47</text:p>
          </table:table-cell>
          <table:table-cell office:value-type="float" office:value="0.94">
            <text:p>9.40E-001</text:p>
          </table:table-cell>
          <table:table-cell office:value-type="float" office:value="-0.000003008567">
            <text:p>-3.01E-006</text:p>
          </table:table-cell>
          <table:table-cell office:value-type="float" office:value="-0.0001426065">
            <text:p>-1.43E-004</text:p>
          </table:table-cell>
          <table:table-cell office:value-type="float" office:value="-0.001100415">
            <text:p>-1.10E-003</text:p>
          </table:table-cell>
          <table:table-cell office:value-type="float" office:value="-0.002716337">
            <text:p>-2.72E-003</text:p>
          </table:table-cell>
          <table:table-cell office:value-type="float" office:value="-0.00449531">
            <text:p>-4.50E-003</text:p>
          </table:table-cell>
          <table:table-cell office:value-type="float" office:value="-0.006237433">
            <text:p>-6.24E-00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6">
            <text:p>9.60E-001</text:p>
          </table:table-cell>
          <table:table-cell office:value-type="float" office:value="-0.000003045759">
            <text:p>-3.05E-006</text:p>
          </table:table-cell>
          <table:table-cell office:value-type="float" office:value="-0.000143739">
            <text:p>-1.44E-004</text:p>
          </table:table-cell>
          <table:table-cell office:value-type="float" office:value="-0.001105387">
            <text:p>-1.11E-003</text:p>
          </table:table-cell>
          <table:table-cell office:value-type="float" office:value="-0.002725924">
            <text:p>-2.73E-003</text:p>
          </table:table-cell>
          <table:table-cell office:value-type="float" office:value="-0.004510113">
            <text:p>-4.51E-003</text:p>
          </table:table-cell>
          <table:table-cell office:value-type="float" office:value="-0.006258891">
            <text:p>-6.26E-003</text:p>
          </table:table-cell>
          <table:table-cell/>
          <table:table-cell office:value-type="float" office:value="48">
            <text:p>48</text:p>
          </table:table-cell>
          <table:table-cell office:value-type="float" office:value="0.96">
            <text:p>9.60E-001</text:p>
          </table:table-cell>
          <table:table-cell office:value-type="float" office:value="-0.000003045759">
            <text:p>-3.05E-006</text:p>
          </table:table-cell>
          <table:table-cell office:value-type="float" office:value="-0.000143739">
            <text:p>-1.44E-004</text:p>
          </table:table-cell>
          <table:table-cell office:value-type="float" office:value="-0.001105387">
            <text:p>-1.11E-003</text:p>
          </table:table-cell>
          <table:table-cell office:value-type="float" office:value="-0.002725924">
            <text:p>-2.73E-003</text:p>
          </table:table-cell>
          <table:table-cell office:value-type="float" office:value="-0.004510113">
            <text:p>-4.51E-003</text:p>
          </table:table-cell>
          <table:table-cell office:value-type="float" office:value="-0.006258891">
            <text:p>-6.26E-00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8">
            <text:p>9.80E-001</text:p>
          </table:table-cell>
          <table:table-cell office:value-type="float" office:value="-0.000003083453">
            <text:p>-3.08E-006</text:p>
          </table:table-cell>
          <table:table-cell office:value-type="float" office:value="-0.0001448729">
            <text:p>-1.45E-004</text:p>
          </table:table-cell>
          <table:table-cell office:value-type="float" office:value="-0.001110352">
            <text:p>-1.11E-003</text:p>
          </table:table-cell>
          <table:table-cell office:value-type="float" office:value="-0.002735459">
            <text:p>-2.74E-003</text:p>
          </table:table-cell>
          <table:table-cell office:value-type="float" office:value="-0.004524752">
            <text:p>-4.52E-003</text:p>
          </table:table-cell>
          <table:table-cell office:value-type="float" office:value="-0.006279942">
            <text:p>-6.28E-003</text:p>
          </table:table-cell>
          <table:table-cell/>
          <table:table-cell office:value-type="float" office:value="49">
            <text:p>49</text:p>
          </table:table-cell>
          <table:table-cell office:value-type="float" office:value="0.98">
            <text:p>9.80E-001</text:p>
          </table:table-cell>
          <table:table-cell office:value-type="float" office:value="-0.000003083453">
            <text:p>-3.08E-006</text:p>
          </table:table-cell>
          <table:table-cell office:value-type="float" office:value="-0.0001448729">
            <text:p>-1.45E-004</text:p>
          </table:table-cell>
          <table:table-cell office:value-type="float" office:value="-0.001110352">
            <text:p>-1.11E-003</text:p>
          </table:table-cell>
          <table:table-cell office:value-type="float" office:value="-0.002735459">
            <text:p>-2.74E-003</text:p>
          </table:table-cell>
          <table:table-cell office:value-type="float" office:value="-0.004524752">
            <text:p>-4.52E-003</text:p>
          </table:table-cell>
          <table:table-cell office:value-type="float" office:value="-0.006279942">
            <text:p>-6.28E-00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.00E+000</text:p>
          </table:table-cell>
          <table:table-cell office:value-type="float" office:value="-0.000003121703">
            <text:p>-3.12E-006</text:p>
          </table:table-cell>
          <table:table-cell office:value-type="float" office:value="-0.0001460085">
            <text:p>-1.46E-004</text:p>
          </table:table-cell>
          <table:table-cell office:value-type="float" office:value="-0.001115309">
            <text:p>-1.12E-003</text:p>
          </table:table-cell>
          <table:table-cell office:value-type="float" office:value="-0.002744946">
            <text:p>-2.74E-003</text:p>
          </table:table-cell>
          <table:table-cell office:value-type="float" office:value="-0.004539241">
            <text:p>-4.54E-003</text:p>
          </table:table-cell>
          <table:table-cell office:value-type="float" office:value="-0.00630062">
            <text:p>-6.30E-003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.00E+000</text:p>
          </table:table-cell>
          <table:table-cell office:value-type="float" office:value="-0.000003121703">
            <text:p>-3.12E-006</text:p>
          </table:table-cell>
          <table:table-cell office:value-type="float" office:value="-0.0001460085">
            <text:p>-1.46E-004</text:p>
          </table:table-cell>
          <table:table-cell office:value-type="float" office:value="-0.001115309">
            <text:p>-1.12E-003</text:p>
          </table:table-cell>
          <table:table-cell office:value-type="float" office:value="-0.002744946">
            <text:p>-2.74E-003</text:p>
          </table:table-cell>
          <table:table-cell office:value-type="float" office:value="-0.004539241">
            <text:p>-4.54E-003</text:p>
          </table:table-cell>
          <table:table-cell office:value-type="float" office:value="-0.00630062">
            <text:p>-6.30E-00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02">
            <text:p>1.02E+000</text:p>
          </table:table-cell>
          <table:table-cell office:value-type="float" office:value="-0.000003160568">
            <text:p>-3.16E-006</text:p>
          </table:table-cell>
          <table:table-cell office:value-type="float" office:value="-0.0001471457">
            <text:p>-1.47E-004</text:p>
          </table:table-cell>
          <table:table-cell office:value-type="float" office:value="-0.00112026">
            <text:p>-1.12E-003</text:p>
          </table:table-cell>
          <table:table-cell office:value-type="float" office:value="-0.002754386">
            <text:p>-2.75E-003</text:p>
          </table:table-cell>
          <table:table-cell office:value-type="float" office:value="-0.004553589">
            <text:p>-4.55E-003</text:p>
          </table:table-cell>
          <table:table-cell office:value-type="float" office:value="-0.006320955">
            <text:p>-6.32E-003</text:p>
          </table:table-cell>
          <table:table-cell/>
          <table:table-cell office:value-type="float" office:value="51">
            <text:p>51</text:p>
          </table:table-cell>
          <table:table-cell office:value-type="float" office:value="1.02">
            <text:p>1.02E+000</text:p>
          </table:table-cell>
          <table:table-cell office:value-type="float" office:value="-0.000003160568">
            <text:p>-3.16E-006</text:p>
          </table:table-cell>
          <table:table-cell office:value-type="float" office:value="-0.0001471457">
            <text:p>-1.47E-004</text:p>
          </table:table-cell>
          <table:table-cell office:value-type="float" office:value="-0.00112026">
            <text:p>-1.12E-003</text:p>
          </table:table-cell>
          <table:table-cell office:value-type="float" office:value="-0.002754386">
            <text:p>-2.75E-003</text:p>
          </table:table-cell>
          <table:table-cell office:value-type="float" office:value="-0.004553589">
            <text:p>-4.55E-003</text:p>
          </table:table-cell>
          <table:table-cell office:value-type="float" office:value="-0.006320955">
            <text:p>-6.32E-00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.04">
            <text:p>1.04E+000</text:p>
          </table:table-cell>
          <table:table-cell office:value-type="float" office:value="-0.000003200111">
            <text:p>-3.20E-006</text:p>
          </table:table-cell>
          <table:table-cell office:value-type="float" office:value="-0.0001482847">
            <text:p>-1.48E-004</text:p>
          </table:table-cell>
          <table:table-cell office:value-type="float" office:value="-0.001125206">
            <text:p>-1.13E-003</text:p>
          </table:table-cell>
          <table:table-cell office:value-type="float" office:value="-0.002763784">
            <text:p>-2.76E-003</text:p>
          </table:table-cell>
          <table:table-cell office:value-type="float" office:value="-0.004567806">
            <text:p>-4.57E-003</text:p>
          </table:table-cell>
          <table:table-cell office:value-type="float" office:value="-0.006340972">
            <text:p>-6.34E-003</text:p>
          </table:table-cell>
          <table:table-cell/>
          <table:table-cell office:value-type="float" office:value="52">
            <text:p>52</text:p>
          </table:table-cell>
          <table:table-cell office:value-type="float" office:value="1.04">
            <text:p>1.04E+000</text:p>
          </table:table-cell>
          <table:table-cell office:value-type="float" office:value="-0.000003200111">
            <text:p>-3.20E-006</text:p>
          </table:table-cell>
          <table:table-cell office:value-type="float" office:value="-0.0001482847">
            <text:p>-1.48E-004</text:p>
          </table:table-cell>
          <table:table-cell office:value-type="float" office:value="-0.001125206">
            <text:p>-1.13E-003</text:p>
          </table:table-cell>
          <table:table-cell office:value-type="float" office:value="-0.002763784">
            <text:p>-2.76E-003</text:p>
          </table:table-cell>
          <table:table-cell office:value-type="float" office:value="-0.004567806">
            <text:p>-4.57E-003</text:p>
          </table:table-cell>
          <table:table-cell office:value-type="float" office:value="-0.006340972">
            <text:p>-6.34E-00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.06">
            <text:p>1.06E+000</text:p>
          </table:table-cell>
          <table:table-cell office:value-type="float" office:value="-0.000003240407">
            <text:p>-3.24E-006</text:p>
          </table:table-cell>
          <table:table-cell office:value-type="float" office:value="-0.0001494256">
            <text:p>-1.49E-004</text:p>
          </table:table-cell>
          <table:table-cell office:value-type="float" office:value="-0.001130147">
            <text:p>-1.13E-003</text:p>
          </table:table-cell>
          <table:table-cell office:value-type="float" office:value="-0.002773142">
            <text:p>-2.77E-003</text:p>
          </table:table-cell>
          <table:table-cell office:value-type="float" office:value="-0.004581901">
            <text:p>-4.58E-003</text:p>
          </table:table-cell>
          <table:table-cell office:value-type="float" office:value="-0.006360696">
            <text:p>-6.36E-003</text:p>
          </table:table-cell>
          <table:table-cell/>
          <table:table-cell office:value-type="float" office:value="53">
            <text:p>53</text:p>
          </table:table-cell>
          <table:table-cell office:value-type="float" office:value="1.06">
            <text:p>1.06E+000</text:p>
          </table:table-cell>
          <table:table-cell office:value-type="float" office:value="-0.000003240407">
            <text:p>-3.24E-006</text:p>
          </table:table-cell>
          <table:table-cell office:value-type="float" office:value="-0.0001494256">
            <text:p>-1.49E-004</text:p>
          </table:table-cell>
          <table:table-cell office:value-type="float" office:value="-0.001130147">
            <text:p>-1.13E-003</text:p>
          </table:table-cell>
          <table:table-cell office:value-type="float" office:value="-0.002773142">
            <text:p>-2.77E-003</text:p>
          </table:table-cell>
          <table:table-cell office:value-type="float" office:value="-0.004581901">
            <text:p>-4.58E-003</text:p>
          </table:table-cell>
          <table:table-cell office:value-type="float" office:value="-0.006360696">
            <text:p>-6.36E-00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08">
            <text:p>1.08E+000</text:p>
          </table:table-cell>
          <table:table-cell office:value-type="float" office:value="-0.000003281535">
            <text:p>-3.28E-006</text:p>
          </table:table-cell>
          <table:table-cell office:value-type="float" office:value="-0.0001505683">
            <text:p>-1.51E-004</text:p>
          </table:table-cell>
          <table:table-cell office:value-type="float" office:value="-0.001135083">
            <text:p>-1.14E-003</text:p>
          </table:table-cell>
          <table:table-cell office:value-type="float" office:value="-0.002782461">
            <text:p>-2.78E-003</text:p>
          </table:table-cell>
          <table:table-cell office:value-type="float" office:value="-0.004595881">
            <text:p>-4.60E-003</text:p>
          </table:table-cell>
          <table:table-cell office:value-type="float" office:value="-0.006380148">
            <text:p>-6.38E-003</text:p>
          </table:table-cell>
          <table:table-cell/>
          <table:table-cell office:value-type="float" office:value="54">
            <text:p>54</text:p>
          </table:table-cell>
          <table:table-cell office:value-type="float" office:value="1.08">
            <text:p>1.08E+000</text:p>
          </table:table-cell>
          <table:table-cell office:value-type="float" office:value="-0.000003281535">
            <text:p>-3.28E-006</text:p>
          </table:table-cell>
          <table:table-cell office:value-type="float" office:value="-0.0001505683">
            <text:p>-1.51E-004</text:p>
          </table:table-cell>
          <table:table-cell office:value-type="float" office:value="-0.001135083">
            <text:p>-1.14E-003</text:p>
          </table:table-cell>
          <table:table-cell office:value-type="float" office:value="-0.002782461">
            <text:p>-2.78E-003</text:p>
          </table:table-cell>
          <table:table-cell office:value-type="float" office:value="-0.004595881">
            <text:p>-4.60E-003</text:p>
          </table:table-cell>
          <table:table-cell office:value-type="float" office:value="-0.006380148">
            <text:p>-6.38E-00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.1">
            <text:p>1.10E+000</text:p>
          </table:table-cell>
          <table:table-cell office:value-type="float" office:value="-0.000003323587">
            <text:p>-3.32E-006</text:p>
          </table:table-cell>
          <table:table-cell office:value-type="float" office:value="-0.0001517131">
            <text:p>-1.52E-004</text:p>
          </table:table-cell>
          <table:table-cell office:value-type="float" office:value="-0.001140015">
            <text:p>-1.14E-003</text:p>
          </table:table-cell>
          <table:table-cell office:value-type="float" office:value="-0.002791745">
            <text:p>-2.79E-003</text:p>
          </table:table-cell>
          <table:table-cell office:value-type="float" office:value="-0.004609753">
            <text:p>-4.61E-003</text:p>
          </table:table-cell>
          <table:table-cell office:value-type="float" office:value="-0.006399346">
            <text:p>-6.40E-003</text:p>
          </table:table-cell>
          <table:table-cell/>
          <table:table-cell office:value-type="float" office:value="55">
            <text:p>55</text:p>
          </table:table-cell>
          <table:table-cell office:value-type="float" office:value="1.1">
            <text:p>1.10E+000</text:p>
          </table:table-cell>
          <table:table-cell office:value-type="float" office:value="-0.000003323587">
            <text:p>-3.32E-006</text:p>
          </table:table-cell>
          <table:table-cell office:value-type="float" office:value="-0.0001517131">
            <text:p>-1.52E-004</text:p>
          </table:table-cell>
          <table:table-cell office:value-type="float" office:value="-0.001140015">
            <text:p>-1.14E-003</text:p>
          </table:table-cell>
          <table:table-cell office:value-type="float" office:value="-0.002791745">
            <text:p>-2.79E-003</text:p>
          </table:table-cell>
          <table:table-cell office:value-type="float" office:value="-0.004609753">
            <text:p>-4.61E-003</text:p>
          </table:table-cell>
          <table:table-cell office:value-type="float" office:value="-0.006399346">
            <text:p>-6.40E-00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12">
            <text:p>1.12E+000</text:p>
          </table:table-cell>
          <table:table-cell office:value-type="float" office:value="-0.00000336666">
            <text:p>-3.37E-006</text:p>
          </table:table-cell>
          <table:table-cell office:value-type="float" office:value="-0.00015286">
            <text:p>-1.53E-004</text:p>
          </table:table-cell>
          <table:table-cell office:value-type="float" office:value="-0.001144944">
            <text:p>-1.14E-003</text:p>
          </table:table-cell>
          <table:table-cell office:value-type="float" office:value="-0.002800996">
            <text:p>-2.80E-003</text:p>
          </table:table-cell>
          <table:table-cell office:value-type="float" office:value="-0.004623524">
            <text:p>-4.62E-003</text:p>
          </table:table-cell>
          <table:table-cell office:value-type="float" office:value="-0.006418307">
            <text:p>-6.42E-003</text:p>
          </table:table-cell>
          <table:table-cell/>
          <table:table-cell office:value-type="float" office:value="56">
            <text:p>56</text:p>
          </table:table-cell>
          <table:table-cell office:value-type="float" office:value="1.12">
            <text:p>1.12E+000</text:p>
          </table:table-cell>
          <table:table-cell office:value-type="float" office:value="-0.00000336666">
            <text:p>-3.37E-006</text:p>
          </table:table-cell>
          <table:table-cell office:value-type="float" office:value="-0.00015286">
            <text:p>-1.53E-004</text:p>
          </table:table-cell>
          <table:table-cell office:value-type="float" office:value="-0.001144944">
            <text:p>-1.14E-003</text:p>
          </table:table-cell>
          <table:table-cell office:value-type="float" office:value="-0.002800996">
            <text:p>-2.80E-003</text:p>
          </table:table-cell>
          <table:table-cell office:value-type="float" office:value="-0.004623524">
            <text:p>-4.62E-003</text:p>
          </table:table-cell>
          <table:table-cell office:value-type="float" office:value="-0.006418307">
            <text:p>-6.42E-00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.14">
            <text:p>1.14E+000</text:p>
          </table:table-cell>
          <table:table-cell office:value-type="float" office:value="-0.000003410868">
            <text:p>-3.41E-006</text:p>
          </table:table-cell>
          <table:table-cell office:value-type="float" office:value="-0.0001540091">
            <text:p>-1.54E-004</text:p>
          </table:table-cell>
          <table:table-cell office:value-type="float" office:value="-0.001149871">
            <text:p>-1.15E-003</text:p>
          </table:table-cell>
          <table:table-cell office:value-type="float" office:value="-0.002810215">
            <text:p>-2.81E-003</text:p>
          </table:table-cell>
          <table:table-cell office:value-type="float" office:value="-0.0046372">
            <text:p>-4.64E-003</text:p>
          </table:table-cell>
          <table:table-cell office:value-type="float" office:value="-0.006437048">
            <text:p>-6.44E-003</text:p>
          </table:table-cell>
          <table:table-cell/>
          <table:table-cell office:value-type="float" office:value="57">
            <text:p>57</text:p>
          </table:table-cell>
          <table:table-cell office:value-type="float" office:value="1.14">
            <text:p>1.14E+000</text:p>
          </table:table-cell>
          <table:table-cell office:value-type="float" office:value="-0.000003410868">
            <text:p>-3.41E-006</text:p>
          </table:table-cell>
          <table:table-cell office:value-type="float" office:value="-0.0001540091">
            <text:p>-1.54E-004</text:p>
          </table:table-cell>
          <table:table-cell office:value-type="float" office:value="-0.001149871">
            <text:p>-1.15E-003</text:p>
          </table:table-cell>
          <table:table-cell office:value-type="float" office:value="-0.002810215">
            <text:p>-2.81E-003</text:p>
          </table:table-cell>
          <table:table-cell office:value-type="float" office:value="-0.0046372">
            <text:p>-4.64E-003</text:p>
          </table:table-cell>
          <table:table-cell office:value-type="float" office:value="-0.006437048">
            <text:p>-6.44E-00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.16">
            <text:p>1.16E+000</text:p>
          </table:table-cell>
          <table:table-cell office:value-type="float" office:value="-0.000003456334">
            <text:p>-3.46E-006</text:p>
          </table:table-cell>
          <table:table-cell office:value-type="float" office:value="-0.0001551606">
            <text:p>-1.55E-004</text:p>
          </table:table-cell>
          <table:table-cell office:value-type="float" office:value="-0.001154795">
            <text:p>-1.15E-003</text:p>
          </table:table-cell>
          <table:table-cell office:value-type="float" office:value="-0.002819405">
            <text:p>-2.82E-003</text:p>
          </table:table-cell>
          <table:table-cell office:value-type="float" office:value="-0.004650786">
            <text:p>-4.65E-003</text:p>
          </table:table-cell>
          <table:table-cell office:value-type="float" office:value="-0.006455581">
            <text:p>-6.46E-003</text:p>
          </table:table-cell>
          <table:table-cell/>
          <table:table-cell office:value-type="float" office:value="58">
            <text:p>58</text:p>
          </table:table-cell>
          <table:table-cell office:value-type="float" office:value="1.16">
            <text:p>1.16E+000</text:p>
          </table:table-cell>
          <table:table-cell office:value-type="float" office:value="-0.000003456334">
            <text:p>-3.46E-006</text:p>
          </table:table-cell>
          <table:table-cell office:value-type="float" office:value="-0.0001551606">
            <text:p>-1.55E-004</text:p>
          </table:table-cell>
          <table:table-cell office:value-type="float" office:value="-0.001154795">
            <text:p>-1.15E-003</text:p>
          </table:table-cell>
          <table:table-cell office:value-type="float" office:value="-0.002819405">
            <text:p>-2.82E-003</text:p>
          </table:table-cell>
          <table:table-cell office:value-type="float" office:value="-0.004650786">
            <text:p>-4.65E-003</text:p>
          </table:table-cell>
          <table:table-cell office:value-type="float" office:value="-0.006455581">
            <text:p>-6.46E-00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18">
            <text:p>1.18E+000</text:p>
          </table:table-cell>
          <table:table-cell office:value-type="float" office:value="-0.000003503196">
            <text:p>-3.50E-006</text:p>
          </table:table-cell>
          <table:table-cell office:value-type="float" office:value="-0.0001563146">
            <text:p>-1.56E-004</text:p>
          </table:table-cell>
          <table:table-cell office:value-type="float" office:value="-0.001159719">
            <text:p>-1.16E-003</text:p>
          </table:table-cell>
          <table:table-cell office:value-type="float" office:value="-0.002828569">
            <text:p>-2.83E-003</text:p>
          </table:table-cell>
          <table:table-cell office:value-type="float" office:value="-0.004664287">
            <text:p>-4.66E-003</text:p>
          </table:table-cell>
          <table:table-cell office:value-type="float" office:value="-0.00647392">
            <text:p>-6.47E-003</text:p>
          </table:table-cell>
          <table:table-cell/>
          <table:table-cell office:value-type="float" office:value="59">
            <text:p>59</text:p>
          </table:table-cell>
          <table:table-cell office:value-type="float" office:value="1.18">
            <text:p>1.18E+000</text:p>
          </table:table-cell>
          <table:table-cell office:value-type="float" office:value="-0.000003503196">
            <text:p>-3.50E-006</text:p>
          </table:table-cell>
          <table:table-cell office:value-type="float" office:value="-0.0001563146">
            <text:p>-1.56E-004</text:p>
          </table:table-cell>
          <table:table-cell office:value-type="float" office:value="-0.001159719">
            <text:p>-1.16E-003</text:p>
          </table:table-cell>
          <table:table-cell office:value-type="float" office:value="-0.002828568">
            <text:p>-2.83E-003</text:p>
          </table:table-cell>
          <table:table-cell office:value-type="float" office:value="-0.004664287">
            <text:p>-4.66E-003</text:p>
          </table:table-cell>
          <table:table-cell office:value-type="float" office:value="-0.00647392">
            <text:p>-6.47E-003</text:p>
          </table:table-cell>
        </table:table-row>
        <table:table-row table:style-name="ro2">
          <table:table-cell table:style-name="Default" table:number-columns-repeated="8"/>
          <table:table-cell/>
          <table:table-cell office:value-type="float" office:value="60">
            <text:p>60</text:p>
          </table:table-cell>
          <table:table-cell office:value-type="float" office:value="1.2">
            <text:p>1.20E+000</text:p>
          </table:table-cell>
          <table:table-cell office:value-type="float" office:value="-0.000003551607">
            <text:p>-3.55E-006</text:p>
          </table:table-cell>
          <table:table-cell office:value-type="float" office:value="-0.0001574713">
            <text:p>-1.57E-004</text:p>
          </table:table-cell>
          <table:table-cell office:value-type="float" office:value="-0.001164642">
            <text:p>-1.16E-003</text:p>
          </table:table-cell>
          <table:table-cell office:value-type="float" office:value="-0.002837706">
            <text:p>-2.84E-003</text:p>
          </table:table-cell>
          <table:table-cell office:value-type="float" office:value="-0.004677709">
            <text:p>-4.68E-003</text:p>
          </table:table-cell>
          <table:table-cell office:value-type="float" office:value="-0.006492077">
            <text:p>-6.49E-003</text:p>
          </table:table-cell>
        </table:table-row>
        <table:table-row table:style-name="ro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 table:style-name="Default">
            <draw:frame table:end-cell-address="test1.H94" table:end-x="0.8744in" table:end-y="0.0665in" draw:z-index="0" svg:width="6.5339in" svg:height="4.7858in" svg:x="0.011in" svg:y="0.1358in">
              <draw:object draw:notify-on-update-of-ranges="test1.B3:test1.C62 test1.D3:test1.D62 test1.E3:test1.E62 test1.F3:test1.F62 test1.G3:test1.G62 test1.H3:test1.H6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Default" table:number-columns-repeated="7"/>
          <table:table-cell/>
          <table:table-cell table:style-name="Default">
            <draw:frame table:end-cell-address="test1.Q94" table:end-x="0.876in" table:end-y="0.1512in" draw:z-index="1" svg:width="7.0799in" svg:height="5.0063in" svg:x="0.0189in" svg:y="0in">
              <draw:object draw:notify-on-update-of-ranges="test1.K3:test1.L63 test1.M3:test1.M63 test1.N3:test1.N63 test1.O3:test1.O63 test1.P3:test1.P63 test1.Q3:test1.Q6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style-name="Default" table:number-columns-repeated="7"/>
        </table:table-row>
      </table:table>
      <table:table table:name="test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15" table:default-cell-style-name="ce4"/>
        <table:table-column table:style-name="co9" table:number-columns-repeated="6" table:default-cell-style-name="ce4"/>
        <table:table-column table:style-name="co9" table:default-cell-style-name="Default"/>
        <table:table-column table:style-name="co1" table:default-cell-style-name="ce5"/>
        <table:table-column table:style-name="co8" table:default-cell-style-name="ce6"/>
        <table:table-column table:style-name="co14" table:number-columns-repeated="7" table:default-cell-style-name="ce6"/>
        <table:table-row table:style-name="ro2">
          <table:table-cell table:style-name="ce1" office:value-type="string" table:number-columns-spanned="9" table:number-rows-spanned="1">
            <text:p>test2.out</text:p>
          </table:table-cell>
          <table:covered-table-cell table:number-columns-repeated="8" table:style-name="Default"/>
          <table:table-cell/>
          <table:table-cell table:style-name="ce1" office:value-type="string" table:number-columns-spanned="9" table:number-rows-spanned="1">
            <text:p>test2.test</text:p>
          </table:table-cell>
          <table:covered-table-cell table:number-columns-repeated="8" table:style-name="Default"/>
        </table:table-row>
        <table:table-row table:style-name="ro1">
          <table:table-cell office:value-type="string">
            <text:p>Index</text:p>
          </table:table-cell>
          <table:table-cell table:style-name="ce3" office:value-type="string">
            <text:p>sweep</text:p>
          </table:table-cell>
          <table:table-cell table:style-name="ce3" office:value-type="string">
            <text:p>vds#branch</text:p>
          </table:table-cell>
          <table:table-cell table:style-name="ce3" office:value-type="string">
            <text:p>vds#branch</text:p>
          </table:table-cell>
          <table:table-cell table:style-name="ce3" office:value-type="string">
            <text:p>vds#branch</text:p>
          </table:table-cell>
          <table:table-cell table:style-name="ce3" office:value-type="string">
            <text:p>vds#branch</text:p>
          </table:table-cell>
          <table:table-cell table:style-name="ce3" office:value-type="string">
            <text:p>vds#branch</text:p>
          </table:table-cell>
          <table:table-cell table:style-name="ce3" office:value-type="string">
            <text:p>vds#branch</text:p>
          </table:table-cell>
          <table:table-cell table:style-name="ce3" office:value-type="string">
            <text:p>vds#branch</text:p>
          </table:table-cell>
          <table:table-cell/>
          <table:table-cell office:value-type="string">
            <text:p>Index</text:p>
          </table:table-cell>
          <table:table-cell table:style-name="ce5" office:value-type="string">
            <text:p>sweep</text:p>
          </table:table-cell>
          <table:table-cell table:style-name="ce5" office:value-type="string">
            <text:p>vds#branch</text:p>
          </table:table-cell>
          <table:table-cell table:style-name="ce5" office:value-type="string">
            <text:p>vds#branch</text:p>
          </table:table-cell>
          <table:table-cell table:style-name="ce5" office:value-type="string">
            <text:p>vds#branch</text:p>
          </table:table-cell>
          <table:table-cell table:style-name="ce5" office:value-type="string">
            <text:p>vds#branch</text:p>
          </table:table-cell>
          <table:table-cell table:style-name="ce5" office:value-type="string">
            <text:p>vds#branch</text:p>
          </table:table-cell>
          <table:table-cell table:style-name="ce5" office:value-type="string">
            <text:p>vds#branch</text:p>
          </table:table-cell>
          <table:table-cell table:style-name="ce5" office:value-type="string">
            <text:p>vds#branch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.38796E-023">
            <text:p>1.39E-023</text:p>
          </table:table-cell>
          <table:table-cell office:value-type="float" office:value="0.0000000001099791">
            <text:p>1.10E-010</text:p>
          </table:table-cell>
          <table:table-cell office:value-type="float" office:value="0.000000002172526">
            <text:p>2.17E-009</text:p>
          </table:table-cell>
          <table:table-cell office:value-type="float" office:value="0.00000001189402">
            <text:p>1.19E-008</text:p>
          </table:table-cell>
          <table:table-cell office:value-type="float" office:value="0.00000004969713">
            <text:p>4.97E-008</text:p>
          </table:table-cell>
          <table:table-cell office:value-type="float" office:value="0.0000001748096">
            <text:p>1.75E-007</text:p>
          </table:table-cell>
          <table:table-cell office:value-type="float" office:value="0.0000005543015">
            <text:p>5.54E-00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-2.102355E-049">
            <text:p>-2.10E-049</text:p>
          </table:table-cell>
          <table:table-cell office:value-type="float" office:value="0.0000000001099791">
            <text:p>1.10E-010</text:p>
          </table:table-cell>
          <table:table-cell office:value-type="float" office:value="0.000000002172526">
            <text:p>2.17E-009</text:p>
          </table:table-cell>
          <table:table-cell office:value-type="float" office:value="0.00000001189402">
            <text:p>1.19E-008</text:p>
          </table:table-cell>
          <table:table-cell office:value-type="float" office:value="0.00000004969713">
            <text:p>4.97E-008</text:p>
          </table:table-cell>
          <table:table-cell office:value-type="float" office:value="0.0000001748096">
            <text:p>1.75E-007</text:p>
          </table:table-cell>
          <table:table-cell office:value-type="float" office:value="0.0000005543015">
            <text:p>5.54E-00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">
            <text:p>2.00E-002</text:p>
          </table:table-cell>
          <table:table-cell office:value-type="float" office:value="-0.00000000001058545">
            <text:p>-1.06E-011</text:p>
          </table:table-cell>
          <table:table-cell office:value-type="float" office:value="-0.00000001983923">
            <text:p>-1.98E-008</text:p>
          </table:table-cell>
          <table:table-cell office:value-type="float" office:value="-0.000006738204">
            <text:p>-6.74E-006</text:p>
          </table:table-cell>
          <table:table-cell office:value-type="float" office:value="-0.0001438125">
            <text:p>-1.44E-004</text:p>
          </table:table-cell>
          <table:table-cell office:value-type="float" office:value="-0.0003284504">
            <text:p>-3.28E-004</text:p>
          </table:table-cell>
          <table:table-cell office:value-type="float" office:value="-0.0004485344">
            <text:p>-4.49E-004</text:p>
          </table:table-cell>
          <table:table-cell office:value-type="float" office:value="-0.0005221215">
            <text:p>-5.22E-004</text:p>
          </table:table-cell>
          <table:table-cell/>
          <table:table-cell office:value-type="float" office:value="1">
            <text:p>1</text:p>
          </table:table-cell>
          <table:table-cell office:value-type="float" office:value="0.02">
            <text:p>2.00E-002</text:p>
          </table:table-cell>
          <table:table-cell office:value-type="float" office:value="-0.00000000001058545">
            <text:p>-1.06E-011</text:p>
          </table:table-cell>
          <table:table-cell office:value-type="float" office:value="-0.00000001983923">
            <text:p>-1.98E-008</text:p>
          </table:table-cell>
          <table:table-cell office:value-type="float" office:value="-0.000006738204">
            <text:p>-6.74E-006</text:p>
          </table:table-cell>
          <table:table-cell office:value-type="float" office:value="-0.0001438125">
            <text:p>-1.44E-004</text:p>
          </table:table-cell>
          <table:table-cell office:value-type="float" office:value="-0.0003284504">
            <text:p>-3.28E-004</text:p>
          </table:table-cell>
          <table:table-cell office:value-type="float" office:value="-0.0004485344">
            <text:p>-4.49E-004</text:p>
          </table:table-cell>
          <table:table-cell office:value-type="float" office:value="-0.0005221215">
            <text:p>-5.22E-0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4">
            <text:p>4.00E-002</text:p>
          </table:table-cell>
          <table:table-cell office:value-type="float" office:value="-0.00000000001853409">
            <text:p>-1.85E-011</text:p>
          </table:table-cell>
          <table:table-cell office:value-type="float" office:value="-0.00000002657394">
            <text:p>-2.66E-008</text:p>
          </table:table-cell>
          <table:table-cell office:value-type="float" office:value="-0.000009425666">
            <text:p>-9.43E-006</text:p>
          </table:table-cell>
          <table:table-cell office:value-type="float" office:value="-0.0002579258">
            <text:p>-2.58E-004</text:p>
          </table:table-cell>
          <table:table-cell office:value-type="float" office:value="-0.0006236111">
            <text:p>-6.24E-004</text:p>
          </table:table-cell>
          <table:table-cell office:value-type="float" office:value="-0.0008665177">
            <text:p>-8.67E-004</text:p>
          </table:table-cell>
          <table:table-cell office:value-type="float" office:value="-0.001017702">
            <text:p>-1.02E-003</text:p>
          </table:table-cell>
          <table:table-cell/>
          <table:table-cell office:value-type="float" office:value="2">
            <text:p>2</text:p>
          </table:table-cell>
          <table:table-cell office:value-type="float" office:value="0.04">
            <text:p>4.00E-002</text:p>
          </table:table-cell>
          <table:table-cell office:value-type="float" office:value="-0.00000000001853409">
            <text:p>-1.85E-011</text:p>
          </table:table-cell>
          <table:table-cell office:value-type="float" office:value="-0.00000002657394">
            <text:p>-2.66E-008</text:p>
          </table:table-cell>
          <table:table-cell office:value-type="float" office:value="-0.000009425666">
            <text:p>-9.43E-006</text:p>
          </table:table-cell>
          <table:table-cell office:value-type="float" office:value="-0.0002579258">
            <text:p>-2.58E-004</text:p>
          </table:table-cell>
          <table:table-cell office:value-type="float" office:value="-0.0006236111">
            <text:p>-6.24E-004</text:p>
          </table:table-cell>
          <table:table-cell office:value-type="float" office:value="-0.0008665177">
            <text:p>-8.67E-004</text:p>
          </table:table-cell>
          <table:table-cell office:value-type="float" office:value="-0.001017702">
            <text:p>-1.02E-00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6">
            <text:p>6.00E-002</text:p>
          </table:table-cell>
          <table:table-cell office:value-type="float" office:value="-0.00000000002786371">
            <text:p>-2.79E-011</text:p>
          </table:table-cell>
          <table:table-cell office:value-type="float" office:value="-0.0000000291169">
            <text:p>-2.91E-008</text:p>
          </table:table-cell>
          <table:table-cell office:value-type="float" office:value="-0.00001045576">
            <text:p>-1.05E-005</text:p>
          </table:table-cell>
          <table:table-cell office:value-type="float" office:value="-0.0003445028">
            <text:p>-3.45E-004</text:p>
          </table:table-cell>
          <table:table-cell office:value-type="float" office:value="-0.000886731">
            <text:p>-8.87E-004</text:p>
          </table:table-cell>
          <table:table-cell office:value-type="float" office:value="-0.001254706">
            <text:p>-1.25E-003</text:p>
          </table:table-cell>
          <table:table-cell office:value-type="float" office:value="-0.001486852">
            <text:p>-1.49E-003</text:p>
          </table:table-cell>
          <table:table-cell/>
          <table:table-cell office:value-type="float" office:value="3">
            <text:p>3</text:p>
          </table:table-cell>
          <table:table-cell office:value-type="float" office:value="0.06">
            <text:p>6.00E-002</text:p>
          </table:table-cell>
          <table:table-cell office:value-type="float" office:value="-0.00000000002786371">
            <text:p>-2.79E-011</text:p>
          </table:table-cell>
          <table:table-cell office:value-type="float" office:value="-0.0000000291169">
            <text:p>-2.91E-008</text:p>
          </table:table-cell>
          <table:table-cell office:value-type="float" office:value="-0.00001045576">
            <text:p>-1.05E-005</text:p>
          </table:table-cell>
          <table:table-cell office:value-type="float" office:value="-0.0003445028">
            <text:p>-3.45E-004</text:p>
          </table:table-cell>
          <table:table-cell office:value-type="float" office:value="-0.000886731">
            <text:p>-8.87E-004</text:p>
          </table:table-cell>
          <table:table-cell office:value-type="float" office:value="-0.001254706">
            <text:p>-1.25E-003</text:p>
          </table:table-cell>
          <table:table-cell office:value-type="float" office:value="-0.001486852">
            <text:p>-1.49E-00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8">
            <text:p>8.00E-002</text:p>
          </table:table-cell>
          <table:table-cell office:value-type="float" office:value="-0.00000000004040341">
            <text:p>-4.04E-011</text:p>
          </table:table-cell>
          <table:table-cell office:value-type="float" office:value="-0.00000003056911">
            <text:p>-3.06E-008</text:p>
          </table:table-cell>
          <table:table-cell office:value-type="float" office:value="-0.00001098849">
            <text:p>-1.10E-005</text:p>
          </table:table-cell>
          <table:table-cell office:value-type="float" office:value="-0.0004064205">
            <text:p>-4.06E-004</text:p>
          </table:table-cell>
          <table:table-cell office:value-type="float" office:value="-0.001119073">
            <text:p>-1.12E-003</text:p>
          </table:table-cell>
          <table:table-cell office:value-type="float" office:value="-0.001613998">
            <text:p>-1.61E-003</text:p>
          </table:table-cell>
          <table:table-cell office:value-type="float" office:value="-0.001930222">
            <text:p>-1.93E-003</text:p>
          </table:table-cell>
          <table:table-cell/>
          <table:table-cell office:value-type="float" office:value="4">
            <text:p>4</text:p>
          </table:table-cell>
          <table:table-cell office:value-type="float" office:value="0.08">
            <text:p>8.00E-002</text:p>
          </table:table-cell>
          <table:table-cell office:value-type="float" office:value="-0.00000000004040341">
            <text:p>-4.04E-011</text:p>
          </table:table-cell>
          <table:table-cell office:value-type="float" office:value="-0.00000003056911">
            <text:p>-3.06E-008</text:p>
          </table:table-cell>
          <table:table-cell office:value-type="float" office:value="-0.00001098849">
            <text:p>-1.10E-005</text:p>
          </table:table-cell>
          <table:table-cell office:value-type="float" office:value="-0.0004064205">
            <text:p>-4.06E-004</text:p>
          </table:table-cell>
          <table:table-cell office:value-type="float" office:value="-0.001119073">
            <text:p>-1.12E-003</text:p>
          </table:table-cell>
          <table:table-cell office:value-type="float" office:value="-0.001613998">
            <text:p>-1.61E-003</text:p>
          </table:table-cell>
          <table:table-cell office:value-type="float" office:value="-0.001930222">
            <text:p>-1.93E-00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1.00E-001</text:p>
          </table:table-cell>
          <table:table-cell office:value-type="float" office:value="-0.00000000005718094">
            <text:p>-5.72E-011</text:p>
          </table:table-cell>
          <table:table-cell office:value-type="float" office:value="-0.00000003168039">
            <text:p>-3.17E-008</text:p>
          </table:table-cell>
          <table:table-cell office:value-type="float" office:value="-0.00001136363">
            <text:p>-1.14E-005</text:p>
          </table:table-cell>
          <table:table-cell office:value-type="float" office:value="-0.0004478405">
            <text:p>-4.48E-004</text:p>
          </table:table-cell>
          <table:table-cell office:value-type="float" office:value="-0.001321886">
            <text:p>-1.32E-003</text:p>
          </table:table-cell>
          <table:table-cell office:value-type="float" office:value="-0.001945262">
            <text:p>-1.95E-003</text:p>
          </table:table-cell>
          <table:table-cell office:value-type="float" office:value="-0.00234844">
            <text:p>-2.35E-003</text:p>
          </table:table-cell>
          <table:table-cell/>
          <table:table-cell office:value-type="float" office:value="5">
            <text:p>5</text:p>
          </table:table-cell>
          <table:table-cell office:value-type="float" office:value="0.1">
            <text:p>1.00E-001</text:p>
          </table:table-cell>
          <table:table-cell office:value-type="float" office:value="-0.00000000005718094">
            <text:p>-5.72E-011</text:p>
          </table:table-cell>
          <table:table-cell office:value-type="float" office:value="-0.00000003168039">
            <text:p>-3.17E-008</text:p>
          </table:table-cell>
          <table:table-cell office:value-type="float" office:value="-0.00001136363">
            <text:p>-1.14E-005</text:p>
          </table:table-cell>
          <table:table-cell office:value-type="float" office:value="-0.0004478405">
            <text:p>-4.48E-004</text:p>
          </table:table-cell>
          <table:table-cell office:value-type="float" office:value="-0.001321886">
            <text:p>-1.32E-003</text:p>
          </table:table-cell>
          <table:table-cell office:value-type="float" office:value="-0.001945262">
            <text:p>-1.95E-003</text:p>
          </table:table-cell>
          <table:table-cell office:value-type="float" office:value="-0.00234844">
            <text:p>-2.35E-00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2">
            <text:p>1.20E-001</text:p>
          </table:table-cell>
          <table:table-cell office:value-type="float" office:value="-0.00000000007912972">
            <text:p>-7.91E-011</text:p>
          </table:table-cell>
          <table:table-cell office:value-type="float" office:value="-0.00000003265709">
            <text:p>-3.27E-008</text:p>
          </table:table-cell>
          <table:table-cell office:value-type="float" office:value="-0.00001167817">
            <text:p>-1.17E-005</text:p>
          </table:table-cell>
          <table:table-cell office:value-type="float" office:value="-0.0004742705">
            <text:p>-4.74E-004</text:p>
          </table:table-cell>
          <table:table-cell office:value-type="float" office:value="-0.001496448">
            <text:p>-1.50E-003</text:p>
          </table:table-cell>
          <table:table-cell office:value-type="float" office:value="-0.002249345">
            <text:p>-2.25E-003</text:p>
          </table:table-cell>
          <table:table-cell office:value-type="float" office:value="-0.002742122">
            <text:p>-2.74E-003</text:p>
          </table:table-cell>
          <table:table-cell/>
          <table:table-cell office:value-type="float" office:value="6">
            <text:p>6</text:p>
          </table:table-cell>
          <table:table-cell office:value-type="float" office:value="0.12">
            <text:p>1.20E-001</text:p>
          </table:table-cell>
          <table:table-cell office:value-type="float" office:value="-0.00000000007912972">
            <text:p>-7.91E-011</text:p>
          </table:table-cell>
          <table:table-cell office:value-type="float" office:value="-0.00000003265709">
            <text:p>-3.27E-008</text:p>
          </table:table-cell>
          <table:table-cell office:value-type="float" office:value="-0.00001167817">
            <text:p>-1.17E-005</text:p>
          </table:table-cell>
          <table:table-cell office:value-type="float" office:value="-0.0004742705">
            <text:p>-4.74E-004</text:p>
          </table:table-cell>
          <table:table-cell office:value-type="float" office:value="-0.001496448">
            <text:p>-1.50E-003</text:p>
          </table:table-cell>
          <table:table-cell office:value-type="float" office:value="-0.002249345">
            <text:p>-2.25E-003</text:p>
          </table:table-cell>
          <table:table-cell office:value-type="float" office:value="-0.002742122">
            <text:p>-2.74E-00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4">
            <text:p>1.40E-001</text:p>
          </table:table-cell>
          <table:table-cell office:value-type="float" office:value="-0.0000000001072608">
            <text:p>-1.07E-010</text:p>
          </table:table-cell>
          <table:table-cell office:value-type="float" office:value="-0.00000003357037">
            <text:p>-3.36E-008</text:p>
          </table:table-cell>
          <table:table-cell office:value-type="float" office:value="-0.00001196501">
            <text:p>-1.20E-005</text:p>
          </table:table-cell>
          <table:table-cell office:value-type="float" office:value="-0.0004912992">
            <text:p>-4.91E-004</text:p>
          </table:table-cell>
          <table:table-cell office:value-type="float" office:value="-0.001644134">
            <text:p>-1.64E-003</text:p>
          </table:table-cell>
          <table:table-cell office:value-type="float" office:value="-0.002527069">
            <text:p>-2.53E-003</text:p>
          </table:table-cell>
          <table:table-cell office:value-type="float" office:value="-0.003111863">
            <text:p>-3.11E-003</text:p>
          </table:table-cell>
          <table:table-cell/>
          <table:table-cell office:value-type="float" office:value="7">
            <text:p>7</text:p>
          </table:table-cell>
          <table:table-cell office:value-type="float" office:value="0.14">
            <text:p>1.40E-001</text:p>
          </table:table-cell>
          <table:table-cell office:value-type="float" office:value="-0.0000000001072608">
            <text:p>-1.07E-010</text:p>
          </table:table-cell>
          <table:table-cell office:value-type="float" office:value="-0.00000003357037">
            <text:p>-3.36E-008</text:p>
          </table:table-cell>
          <table:table-cell office:value-type="float" office:value="-0.00001196501">
            <text:p>-1.20E-005</text:p>
          </table:table-cell>
          <table:table-cell office:value-type="float" office:value="-0.0004912992">
            <text:p>-4.91E-004</text:p>
          </table:table-cell>
          <table:table-cell office:value-type="float" office:value="-0.001644134">
            <text:p>-1.64E-003</text:p>
          </table:table-cell>
          <table:table-cell office:value-type="float" office:value="-0.002527069">
            <text:p>-2.53E-003</text:p>
          </table:table-cell>
          <table:table-cell office:value-type="float" office:value="-0.003111863">
            <text:p>-3.11E-00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6">
            <text:p>1.60E-001</text:p>
          </table:table-cell>
          <table:table-cell office:value-type="float" office:value="-0.0000000001427158">
            <text:p>-1.43E-010</text:p>
          </table:table-cell>
          <table:table-cell office:value-type="float" office:value="-0.00000003444947">
            <text:p>-3.44E-008</text:p>
          </table:table-cell>
          <table:table-cell office:value-type="float" office:value="-0.00001223745">
            <text:p>-1.22E-005</text:p>
          </table:table-cell>
          <table:table-cell office:value-type="float" office:value="-0.000503055">
            <text:p>-5.03E-004</text:p>
          </table:table-cell>
          <table:table-cell office:value-type="float" office:value="-0.001766539">
            <text:p>-1.77E-003</text:p>
          </table:table-cell>
          <table:table-cell office:value-type="float" office:value="-0.002779248">
            <text:p>-2.78E-003</text:p>
          </table:table-cell>
          <table:table-cell office:value-type="float" office:value="-0.003458249">
            <text:p>-3.46E-003</text:p>
          </table:table-cell>
          <table:table-cell/>
          <table:table-cell office:value-type="float" office:value="8">
            <text:p>8</text:p>
          </table:table-cell>
          <table:table-cell office:value-type="float" office:value="0.16">
            <text:p>1.60E-001</text:p>
          </table:table-cell>
          <table:table-cell office:value-type="float" office:value="-0.0000000001427158">
            <text:p>-1.43E-010</text:p>
          </table:table-cell>
          <table:table-cell office:value-type="float" office:value="-0.00000003444947">
            <text:p>-3.44E-008</text:p>
          </table:table-cell>
          <table:table-cell office:value-type="float" office:value="-0.00001223745">
            <text:p>-1.22E-005</text:p>
          </table:table-cell>
          <table:table-cell office:value-type="float" office:value="-0.000503055">
            <text:p>-5.03E-004</text:p>
          </table:table-cell>
          <table:table-cell office:value-type="float" office:value="-0.001766539">
            <text:p>-1.77E-003</text:p>
          </table:table-cell>
          <table:table-cell office:value-type="float" office:value="-0.002779248">
            <text:p>-2.78E-003</text:p>
          </table:table-cell>
          <table:table-cell office:value-type="float" office:value="-0.003458249">
            <text:p>-3.46E-00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8">
            <text:p>1.80E-001</text:p>
          </table:table-cell>
          <table:table-cell office:value-type="float" office:value="-0.0000000001867965">
            <text:p>-1.87E-010</text:p>
          </table:table-cell>
          <table:table-cell office:value-type="float" office:value="-0.00000003530893">
            <text:p>-3.53E-008</text:p>
          </table:table-cell>
          <table:table-cell office:value-type="float" office:value="-0.0000125017">
            <text:p>-1.25E-005</text:p>
          </table:table-cell>
          <table:table-cell office:value-type="float" office:value="-0.0005119401">
            <text:p>-5.12E-004</text:p>
          </table:table-cell>
          <table:table-cell office:value-type="float" office:value="-0.001865666">
            <text:p>-1.87E-003</text:p>
          </table:table-cell>
          <table:table-cell office:value-type="float" office:value="-0.003006694">
            <text:p>-3.01E-003</text:p>
          </table:table-cell>
          <table:table-cell office:value-type="float" office:value="-0.00378185">
            <text:p>-3.78E-003</text:p>
          </table:table-cell>
          <table:table-cell/>
          <table:table-cell office:value-type="float" office:value="9">
            <text:p>9</text:p>
          </table:table-cell>
          <table:table-cell office:value-type="float" office:value="0.18">
            <text:p>1.80E-001</text:p>
          </table:table-cell>
          <table:table-cell office:value-type="float" office:value="-0.0000000001867965">
            <text:p>-1.87E-010</text:p>
          </table:table-cell>
          <table:table-cell office:value-type="float" office:value="-0.00000003530893">
            <text:p>-3.53E-008</text:p>
          </table:table-cell>
          <table:table-cell office:value-type="float" office:value="-0.0000125017">
            <text:p>-1.25E-005</text:p>
          </table:table-cell>
          <table:table-cell office:value-type="float" office:value="-0.0005119401">
            <text:p>-5.12E-004</text:p>
          </table:table-cell>
          <table:table-cell office:value-type="float" office:value="-0.001865666">
            <text:p>-1.87E-003</text:p>
          </table:table-cell>
          <table:table-cell office:value-type="float" office:value="-0.003006694">
            <text:p>-3.01E-003</text:p>
          </table:table-cell>
          <table:table-cell office:value-type="float" office:value="-0.00378185">
            <text:p>-3.78E-0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2.00E-001</text:p>
          </table:table-cell>
          <table:table-cell office:value-type="float" office:value="-0.0000000002409898">
            <text:p>-2.41E-010</text:p>
          </table:table-cell>
          <table:table-cell office:value-type="float" office:value="-0.00000003615905">
            <text:p>-3.62E-008</text:p>
          </table:table-cell>
          <table:table-cell office:value-type="float" office:value="-0.000012761">
            <text:p>-1.28E-005</text:p>
          </table:table-cell>
          <table:table-cell office:value-type="float" office:value="-0.0005192087">
            <text:p>-5.19E-004</text:p>
          </table:table-cell>
          <table:table-cell office:value-type="float" office:value="-0.001944133">
            <text:p>-1.94E-003</text:p>
          </table:table-cell>
          <table:table-cell office:value-type="float" office:value="-0.003210237">
            <text:p>-3.21E-003</text:p>
          </table:table-cell>
          <table:table-cell office:value-type="float" office:value="-0.004083231">
            <text:p>-4.08E-003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2.00E-001</text:p>
          </table:table-cell>
          <table:table-cell office:value-type="float" office:value="-0.0000000002409898">
            <text:p>-2.41E-010</text:p>
          </table:table-cell>
          <table:table-cell office:value-type="float" office:value="-0.00000003615905">
            <text:p>-3.62E-008</text:p>
          </table:table-cell>
          <table:table-cell office:value-type="float" office:value="-0.000012761">
            <text:p>-1.28E-005</text:p>
          </table:table-cell>
          <table:table-cell office:value-type="float" office:value="-0.0005192087">
            <text:p>-5.19E-004</text:p>
          </table:table-cell>
          <table:table-cell office:value-type="float" office:value="-0.001944133">
            <text:p>-1.94E-003</text:p>
          </table:table-cell>
          <table:table-cell office:value-type="float" office:value="-0.003210237">
            <text:p>-3.21E-003</text:p>
          </table:table-cell>
          <table:table-cell office:value-type="float" office:value="-0.004083231">
            <text:p>-4.08E-00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2">
            <text:p>2.20E-001</text:p>
          </table:table-cell>
          <table:table-cell office:value-type="float" office:value="-0.0000000003069929">
            <text:p>-3.07E-010</text:p>
          </table:table-cell>
          <table:table-cell office:value-type="float" office:value="-0.00000003700485">
            <text:p>-3.70E-008</text:p>
          </table:table-cell>
          <table:table-cell office:value-type="float" office:value="-0.00001301719">
            <text:p>-1.30E-005</text:p>
          </table:table-cell>
          <table:table-cell office:value-type="float" office:value="-0.0005255111">
            <text:p>-5.26E-004</text:p>
          </table:table-cell>
          <table:table-cell office:value-type="float" office:value="-0.002005252">
            <text:p>-2.01E-003</text:p>
          </table:table-cell>
          <table:table-cell office:value-type="float" office:value="-0.003390751">
            <text:p>-3.39E-003</text:p>
          </table:table-cell>
          <table:table-cell office:value-type="float" office:value="-0.004362949">
            <text:p>-4.36E-003</text:p>
          </table:table-cell>
          <table:table-cell/>
          <table:table-cell office:value-type="float" office:value="11">
            <text:p>11</text:p>
          </table:table-cell>
          <table:table-cell office:value-type="float" office:value="0.22">
            <text:p>2.20E-001</text:p>
          </table:table-cell>
          <table:table-cell office:value-type="float" office:value="-0.0000000003069929">
            <text:p>-3.07E-010</text:p>
          </table:table-cell>
          <table:table-cell office:value-type="float" office:value="-0.00000003700485">
            <text:p>-3.70E-008</text:p>
          </table:table-cell>
          <table:table-cell office:value-type="float" office:value="-0.00001301719">
            <text:p>-1.30E-005</text:p>
          </table:table-cell>
          <table:table-cell office:value-type="float" office:value="-0.0005255111">
            <text:p>-5.26E-004</text:p>
          </table:table-cell>
          <table:table-cell office:value-type="float" office:value="-0.002005252">
            <text:p>-2.01E-003</text:p>
          </table:table-cell>
          <table:table-cell office:value-type="float" office:value="-0.003390751">
            <text:p>-3.39E-003</text:p>
          </table:table-cell>
          <table:table-cell office:value-type="float" office:value="-0.004362949">
            <text:p>-4.36E-0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4">
            <text:p>2.40E-001</text:p>
          </table:table-cell>
          <table:table-cell office:value-type="float" office:value="-0.0000000003867411">
            <text:p>-3.87E-010</text:p>
          </table:table-cell>
          <table:table-cell office:value-type="float" office:value="-0.00000003784943">
            <text:p>-3.78E-008</text:p>
          </table:table-cell>
          <table:table-cell office:value-type="float" office:value="-0.00001327138">
            <text:p>-1.33E-005</text:p>
          </table:table-cell>
          <table:table-cell office:value-type="float" office:value="-0.0005311997">
            <text:p>-5.31E-004</text:p>
          </table:table-cell>
          <table:table-cell office:value-type="float" office:value="-0.002052755">
            <text:p>-2.05E-003</text:p>
          </table:table-cell>
          <table:table-cell office:value-type="float" office:value="-0.003549206">
            <text:p>-3.55E-003</text:p>
          </table:table-cell>
          <table:table-cell office:value-type="float" office:value="-0.00462156">
            <text:p>-4.62E-003</text:p>
          </table:table-cell>
          <table:table-cell/>
          <table:table-cell office:value-type="float" office:value="12">
            <text:p>12</text:p>
          </table:table-cell>
          <table:table-cell office:value-type="float" office:value="0.24">
            <text:p>2.40E-001</text:p>
          </table:table-cell>
          <table:table-cell office:value-type="float" office:value="-0.0000000003867411">
            <text:p>-3.87E-010</text:p>
          </table:table-cell>
          <table:table-cell office:value-type="float" office:value="-0.00000003784943">
            <text:p>-3.78E-008</text:p>
          </table:table-cell>
          <table:table-cell office:value-type="float" office:value="-0.00001327138">
            <text:p>-1.33E-005</text:p>
          </table:table-cell>
          <table:table-cell office:value-type="float" office:value="-0.0005311997">
            <text:p>-5.31E-004</text:p>
          </table:table-cell>
          <table:table-cell office:value-type="float" office:value="-0.002052755">
            <text:p>-2.05E-003</text:p>
          </table:table-cell>
          <table:table-cell office:value-type="float" office:value="-0.003549206">
            <text:p>-3.55E-003</text:p>
          </table:table-cell>
          <table:table-cell office:value-type="float" office:value="-0.00462156">
            <text:p>-4.62E-00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6">
            <text:p>2.60E-001</text:p>
          </table:table-cell>
          <table:table-cell office:value-type="float" office:value="-0.0000000004824385">
            <text:p>-4.82E-010</text:p>
          </table:table-cell>
          <table:table-cell office:value-type="float" office:value="-0.00000003869501">
            <text:p>-3.87E-008</text:p>
          </table:table-cell>
          <table:table-cell office:value-type="float" office:value="-0.00001352429">
            <text:p>-1.35E-005</text:p>
          </table:table-cell>
          <table:table-cell office:value-type="float" office:value="-0.0005364767">
            <text:p>-5.36E-004</text:p>
          </table:table-cell>
          <table:table-cell office:value-type="float" office:value="-0.002090221">
            <text:p>-2.09E-003</text:p>
          </table:table-cell>
          <table:table-cell office:value-type="float" office:value="-0.003686731">
            <text:p>-3.69E-003</text:p>
          </table:table-cell>
          <table:table-cell office:value-type="float" office:value="-0.004859625">
            <text:p>-4.86E-003</text:p>
          </table:table-cell>
          <table:table-cell/>
          <table:table-cell office:value-type="float" office:value="13">
            <text:p>13</text:p>
          </table:table-cell>
          <table:table-cell office:value-type="float" office:value="0.26">
            <text:p>2.60E-001</text:p>
          </table:table-cell>
          <table:table-cell office:value-type="float" office:value="-0.0000000004824385">
            <text:p>-4.82E-010</text:p>
          </table:table-cell>
          <table:table-cell office:value-type="float" office:value="-0.00000003869501">
            <text:p>-3.87E-008</text:p>
          </table:table-cell>
          <table:table-cell office:value-type="float" office:value="-0.00001352429">
            <text:p>-1.35E-005</text:p>
          </table:table-cell>
          <table:table-cell office:value-type="float" office:value="-0.0005364767">
            <text:p>-5.36E-004</text:p>
          </table:table-cell>
          <table:table-cell office:value-type="float" office:value="-0.002090221">
            <text:p>-2.09E-003</text:p>
          </table:table-cell>
          <table:table-cell office:value-type="float" office:value="-0.003686731">
            <text:p>-3.69E-003</text:p>
          </table:table-cell>
          <table:table-cell office:value-type="float" office:value="-0.004859625">
            <text:p>-4.86E-00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8">
            <text:p>2.80E-001</text:p>
          </table:table-cell>
          <table:table-cell office:value-type="float" office:value="-0.0000000005965918">
            <text:p>-5.97E-010</text:p>
          </table:table-cell>
          <table:table-cell office:value-type="float" office:value="-0.00000003954335">
            <text:p>-3.95E-008</text:p>
          </table:table-cell>
          <table:table-cell office:value-type="float" office:value="-0.00001377639">
            <text:p>-1.38E-005</text:p>
          </table:table-cell>
          <table:table-cell office:value-type="float" office:value="-0.0005414653">
            <text:p>-5.41E-004</text:p>
          </table:table-cell>
          <table:table-cell office:value-type="float" office:value="-0.002120583">
            <text:p>-2.12E-003</text:p>
          </table:table-cell>
          <table:table-cell office:value-type="float" office:value="-0.003804706">
            <text:p>-3.80E-003</text:p>
          </table:table-cell>
          <table:table-cell office:value-type="float" office:value="-0.005077721">
            <text:p>-5.08E-003</text:p>
          </table:table-cell>
          <table:table-cell/>
          <table:table-cell office:value-type="float" office:value="14">
            <text:p>14</text:p>
          </table:table-cell>
          <table:table-cell office:value-type="float" office:value="0.28">
            <text:p>2.80E-001</text:p>
          </table:table-cell>
          <table:table-cell office:value-type="float" office:value="-0.0000000005965918">
            <text:p>-5.97E-010</text:p>
          </table:table-cell>
          <table:table-cell office:value-type="float" office:value="-0.00000003954335">
            <text:p>-3.95E-008</text:p>
          </table:table-cell>
          <table:table-cell office:value-type="float" office:value="-0.00001377639">
            <text:p>-1.38E-005</text:p>
          </table:table-cell>
          <table:table-cell office:value-type="float" office:value="-0.0005414653">
            <text:p>-5.41E-004</text:p>
          </table:table-cell>
          <table:table-cell office:value-type="float" office:value="-0.002120583">
            <text:p>-2.12E-003</text:p>
          </table:table-cell>
          <table:table-cell office:value-type="float" office:value="-0.003804706">
            <text:p>-3.80E-003</text:p>
          </table:table-cell>
          <table:table-cell office:value-type="float" office:value="-0.005077721">
            <text:p>-5.08E-00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3.00E-001</text:p>
          </table:table-cell>
          <table:table-cell office:value-type="float" office:value="-0.0000000007320482">
            <text:p>-7.32E-010</text:p>
          </table:table-cell>
          <table:table-cell office:value-type="float" office:value="-0.00000004039598">
            <text:p>-4.04E-008</text:p>
          </table:table-cell>
          <table:table-cell office:value-type="float" office:value="-0.00001402803">
            <text:p>-1.40E-005</text:p>
          </table:table-cell>
          <table:table-cell office:value-type="float" office:value="-0.0005462444">
            <text:p>-5.46E-004</text:p>
          </table:table-cell>
          <table:table-cell office:value-type="float" office:value="-0.00214598">
            <text:p>-2.15E-003</text:p>
          </table:table-cell>
          <table:table-cell office:value-type="float" office:value="-0.003904856">
            <text:p>-3.90E-003</text:p>
          </table:table-cell>
          <table:table-cell office:value-type="float" office:value="-0.005276453">
            <text:p>-5.28E-003</text:p>
          </table:table-cell>
          <table:table-cell/>
          <table:table-cell office:value-type="float" office:value="15">
            <text:p>15</text:p>
          </table:table-cell>
          <table:table-cell office:value-type="float" office:value="0.3">
            <text:p>3.00E-001</text:p>
          </table:table-cell>
          <table:table-cell office:value-type="float" office:value="-0.0000000007320482">
            <text:p>-7.32E-010</text:p>
          </table:table-cell>
          <table:table-cell office:value-type="float" office:value="-0.00000004039598">
            <text:p>-4.04E-008</text:p>
          </table:table-cell>
          <table:table-cell office:value-type="float" office:value="-0.00001402803">
            <text:p>-1.40E-005</text:p>
          </table:table-cell>
          <table:table-cell office:value-type="float" office:value="-0.0005462444">
            <text:p>-5.46E-004</text:p>
          </table:table-cell>
          <table:table-cell office:value-type="float" office:value="-0.00214598">
            <text:p>-2.15E-003</text:p>
          </table:table-cell>
          <table:table-cell office:value-type="float" office:value="-0.003904856">
            <text:p>-3.90E-003</text:p>
          </table:table-cell>
          <table:table-cell office:value-type="float" office:value="-0.005276453">
            <text:p>-5.28E-0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2">
            <text:p>3.20E-001</text:p>
          </table:table-cell>
          <table:table-cell office:value-type="float" office:value="-0.0000000008920377">
            <text:p>-8.92E-010</text:p>
          </table:table-cell>
          <table:table-cell office:value-type="float" office:value="-0.0000000412543">
            <text:p>-4.13E-008</text:p>
          </table:table-cell>
          <table:table-cell office:value-type="float" office:value="-0.00001427943">
            <text:p>-1.43E-005</text:p>
          </table:table-cell>
          <table:table-cell office:value-type="float" office:value="-0.0005508667">
            <text:p>-5.51E-004</text:p>
          </table:table-cell>
          <table:table-cell office:value-type="float" office:value="-0.002167877">
            <text:p>-2.17E-003</text:p>
          </table:table-cell>
          <table:table-cell office:value-type="float" office:value="-0.003989279">
            <text:p>-3.99E-003</text:p>
          </table:table-cell>
          <table:table-cell office:value-type="float" office:value="-0.005456475">
            <text:p>-5.46E-003</text:p>
          </table:table-cell>
          <table:table-cell/>
          <table:table-cell office:value-type="float" office:value="16">
            <text:p>16</text:p>
          </table:table-cell>
          <table:table-cell office:value-type="float" office:value="0.32">
            <text:p>3.20E-001</text:p>
          </table:table-cell>
          <table:table-cell office:value-type="float" office:value="-0.0000000008920377">
            <text:p>-8.92E-010</text:p>
          </table:table-cell>
          <table:table-cell office:value-type="float" office:value="-0.0000000412543">
            <text:p>-4.13E-008</text:p>
          </table:table-cell>
          <table:table-cell office:value-type="float" office:value="-0.00001427943">
            <text:p>-1.43E-005</text:p>
          </table:table-cell>
          <table:table-cell office:value-type="float" office:value="-0.0005508667">
            <text:p>-5.51E-004</text:p>
          </table:table-cell>
          <table:table-cell office:value-type="float" office:value="-0.002167877">
            <text:p>-2.17E-003</text:p>
          </table:table-cell>
          <table:table-cell office:value-type="float" office:value="-0.003989279">
            <text:p>-3.99E-003</text:p>
          </table:table-cell>
          <table:table-cell office:value-type="float" office:value="-0.005456475">
            <text:p>-5.46E-00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4">
            <text:p>3.40E-001</text:p>
          </table:table-cell>
          <table:table-cell office:value-type="float" office:value="-0.00000000108022">
            <text:p>-1.08E-009</text:p>
          </table:table-cell>
          <table:table-cell office:value-type="float" office:value="-0.00000004211971">
            <text:p>-4.21E-008</text:p>
          </table:table-cell>
          <table:table-cell office:value-type="float" office:value="-0.00001453077">
            <text:p>-1.45E-005</text:p>
          </table:table-cell>
          <table:table-cell office:value-type="float" office:value="-0.0005553688">
            <text:p>-5.55E-004</text:p>
          </table:table-cell>
          <table:table-cell office:value-type="float" office:value="-0.002187256">
            <text:p>-2.19E-003</text:p>
          </table:table-cell>
          <table:table-cell office:value-type="float" office:value="-0.004060351">
            <text:p>-4.06E-003</text:p>
          </table:table-cell>
          <table:table-cell office:value-type="float" office:value="-0.005618516">
            <text:p>-5.62E-003</text:p>
          </table:table-cell>
          <table:table-cell/>
          <table:table-cell office:value-type="float" office:value="17">
            <text:p>17</text:p>
          </table:table-cell>
          <table:table-cell office:value-type="float" office:value="0.34">
            <text:p>3.40E-001</text:p>
          </table:table-cell>
          <table:table-cell office:value-type="float" office:value="-0.00000000108022">
            <text:p>-1.08E-009</text:p>
          </table:table-cell>
          <table:table-cell office:value-type="float" office:value="-0.00000004211971">
            <text:p>-4.21E-008</text:p>
          </table:table-cell>
          <table:table-cell office:value-type="float" office:value="-0.00001453077">
            <text:p>-1.45E-005</text:p>
          </table:table-cell>
          <table:table-cell office:value-type="float" office:value="-0.0005553688">
            <text:p>-5.55E-004</text:p>
          </table:table-cell>
          <table:table-cell office:value-type="float" office:value="-0.002187256">
            <text:p>-2.19E-003</text:p>
          </table:table-cell>
          <table:table-cell office:value-type="float" office:value="-0.004060351">
            <text:p>-4.06E-003</text:p>
          </table:table-cell>
          <table:table-cell office:value-type="float" office:value="-0.005618516">
            <text:p>-5.62E-00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6">
            <text:p>3.60E-001</text:p>
          </table:table-cell>
          <table:table-cell office:value-type="float" office:value="-0.000000001300739">
            <text:p>-1.30E-009</text:p>
          </table:table-cell>
          <table:table-cell office:value-type="float" office:value="-0.00000004299365">
            <text:p>-4.30E-008</text:p>
          </table:table-cell>
          <table:table-cell office:value-type="float" office:value="-0.00001478218">
            <text:p>-1.48E-005</text:p>
          </table:table-cell>
          <table:table-cell office:value-type="float" office:value="-0.0005597769">
            <text:p>-5.60E-004</text:p>
          </table:table-cell>
          <table:table-cell office:value-type="float" office:value="-0.002204778">
            <text:p>-2.20E-003</text:p>
          </table:table-cell>
          <table:table-cell office:value-type="float" office:value="-0.00412051">
            <text:p>-4.12E-003</text:p>
          </table:table-cell>
          <table:table-cell office:value-type="float" office:value="-0.005763422">
            <text:p>-5.76E-003</text:p>
          </table:table-cell>
          <table:table-cell/>
          <table:table-cell office:value-type="float" office:value="18">
            <text:p>18</text:p>
          </table:table-cell>
          <table:table-cell office:value-type="float" office:value="0.36">
            <text:p>3.60E-001</text:p>
          </table:table-cell>
          <table:table-cell office:value-type="float" office:value="-0.000000001300739">
            <text:p>-1.30E-009</text:p>
          </table:table-cell>
          <table:table-cell office:value-type="float" office:value="-0.00000004299365">
            <text:p>-4.30E-008</text:p>
          </table:table-cell>
          <table:table-cell office:value-type="float" office:value="-0.00001478218">
            <text:p>-1.48E-005</text:p>
          </table:table-cell>
          <table:table-cell office:value-type="float" office:value="-0.0005597769">
            <text:p>-5.60E-004</text:p>
          </table:table-cell>
          <table:table-cell office:value-type="float" office:value="-0.002204778">
            <text:p>-2.20E-003</text:p>
          </table:table-cell>
          <table:table-cell office:value-type="float" office:value="-0.00412051">
            <text:p>-4.12E-003</text:p>
          </table:table-cell>
          <table:table-cell office:value-type="float" office:value="-0.005763422">
            <text:p>-5.76E-00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8">
            <text:p>3.80E-001</text:p>
          </table:table-cell>
          <table:table-cell office:value-type="float" office:value="-0.000000001558278">
            <text:p>-1.56E-009</text:p>
          </table:table-cell>
          <table:table-cell office:value-type="float" office:value="-0.00000004387763">
            <text:p>-4.39E-008</text:p>
          </table:table-cell>
          <table:table-cell office:value-type="float" office:value="-0.00001503377">
            <text:p>-1.50E-005</text:p>
          </table:table-cell>
          <table:table-cell office:value-type="float" office:value="-0.0005641102">
            <text:p>-5.64E-004</text:p>
          </table:table-cell>
          <table:table-cell office:value-type="float" office:value="-0.002220901">
            <text:p>-2.22E-003</text:p>
          </table:table-cell>
          <table:table-cell office:value-type="float" office:value="-0.004172">
            <text:p>-4.17E-003</text:p>
          </table:table-cell>
          <table:table-cell office:value-type="float" office:value="-0.005892194">
            <text:p>-5.89E-003</text:p>
          </table:table-cell>
          <table:table-cell/>
          <table:table-cell office:value-type="float" office:value="19">
            <text:p>19</text:p>
          </table:table-cell>
          <table:table-cell office:value-type="float" office:value="0.38">
            <text:p>3.80E-001</text:p>
          </table:table-cell>
          <table:table-cell office:value-type="float" office:value="-0.000000001558278">
            <text:p>-1.56E-009</text:p>
          </table:table-cell>
          <table:table-cell office:value-type="float" office:value="-0.00000004387763">
            <text:p>-4.39E-008</text:p>
          </table:table-cell>
          <table:table-cell office:value-type="float" office:value="-0.00001503377">
            <text:p>-1.50E-005</text:p>
          </table:table-cell>
          <table:table-cell office:value-type="float" office:value="-0.0005641102">
            <text:p>-5.64E-004</text:p>
          </table:table-cell>
          <table:table-cell office:value-type="float" office:value="-0.002220901">
            <text:p>-2.22E-003</text:p>
          </table:table-cell>
          <table:table-cell office:value-type="float" office:value="-0.004172">
            <text:p>-4.17E-003</text:p>
          </table:table-cell>
          <table:table-cell office:value-type="float" office:value="-0.005892194">
            <text:p>-5.89E-0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4.00E-001</text:p>
          </table:table-cell>
          <table:table-cell office:value-type="float" office:value="-0.000000001858127">
            <text:p>-1.86E-009</text:p>
          </table:table-cell>
          <table:table-cell office:value-type="float" office:value="-0.00000004477334">
            <text:p>-4.48E-008</text:p>
          </table:table-cell>
          <table:table-cell office:value-type="float" office:value="-0.0000152856">
            <text:p>-1.53E-005</text:p>
          </table:table-cell>
          <table:table-cell office:value-type="float" office:value="-0.0005683834">
            <text:p>-5.68E-004</text:p>
          </table:table-cell>
          <table:table-cell office:value-type="float" office:value="-0.002235944">
            <text:p>-2.24E-003</text:p>
          </table:table-cell>
          <table:table-cell office:value-type="float" office:value="-0.004216715">
            <text:p>-4.22E-003</text:p>
          </table:table-cell>
          <table:table-cell office:value-type="float" office:value="-0.00600603">
            <text:p>-6.01E-003</text:p>
          </table:table-cell>
          <table:table-cell/>
          <table:table-cell office:value-type="float" office:value="20">
            <text:p>20</text:p>
          </table:table-cell>
          <table:table-cell office:value-type="float" office:value="0.4">
            <text:p>4.00E-001</text:p>
          </table:table-cell>
          <table:table-cell office:value-type="float" office:value="-0.000000001858127">
            <text:p>-1.86E-009</text:p>
          </table:table-cell>
          <table:table-cell office:value-type="float" office:value="-0.00000004477334">
            <text:p>-4.48E-008</text:p>
          </table:table-cell>
          <table:table-cell office:value-type="float" office:value="-0.0000152856">
            <text:p>-1.53E-005</text:p>
          </table:table-cell>
          <table:table-cell office:value-type="float" office:value="-0.0005683834">
            <text:p>-5.68E-004</text:p>
          </table:table-cell>
          <table:table-cell office:value-type="float" office:value="-0.002235944">
            <text:p>-2.24E-003</text:p>
          </table:table-cell>
          <table:table-cell office:value-type="float" office:value="-0.004216715">
            <text:p>-4.22E-003</text:p>
          </table:table-cell>
          <table:table-cell office:value-type="float" office:value="-0.00600603">
            <text:p>-6.01E-003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2">
            <text:p>4.20E-001</text:p>
          </table:table-cell>
          <table:table-cell office:value-type="float" office:value="-0.000000002206258">
            <text:p>-2.21E-009</text:p>
          </table:table-cell>
          <table:table-cell office:value-type="float" office:value="-0.0000000456826">
            <text:p>-4.57E-008</text:p>
          </table:table-cell>
          <table:table-cell office:value-type="float" office:value="-0.00001553775">
            <text:p>-1.55E-005</text:p>
          </table:table-cell>
          <table:table-cell office:value-type="float" office:value="-0.0005726073">
            <text:p>-5.73E-004</text:p>
          </table:table-cell>
          <table:table-cell office:value-type="float" office:value="-0.002250138">
            <text:p>-2.25E-003</text:p>
          </table:table-cell>
          <table:table-cell office:value-type="float" office:value="-0.004256155">
            <text:p>-4.26E-003</text:p>
          </table:table-cell>
          <table:table-cell office:value-type="float" office:value="-0.006106328">
            <text:p>-6.11E-003</text:p>
          </table:table-cell>
          <table:table-cell/>
          <table:table-cell office:value-type="float" office:value="21">
            <text:p>21</text:p>
          </table:table-cell>
          <table:table-cell office:value-type="float" office:value="0.42">
            <text:p>4.20E-001</text:p>
          </table:table-cell>
          <table:table-cell office:value-type="float" office:value="-0.000000002206258">
            <text:p>-2.21E-009</text:p>
          </table:table-cell>
          <table:table-cell office:value-type="float" office:value="-0.0000000456826">
            <text:p>-4.57E-008</text:p>
          </table:table-cell>
          <table:table-cell office:value-type="float" office:value="-0.00001553775">
            <text:p>-1.55E-005</text:p>
          </table:table-cell>
          <table:table-cell office:value-type="float" office:value="-0.0005726073">
            <text:p>-5.73E-004</text:p>
          </table:table-cell>
          <table:table-cell office:value-type="float" office:value="-0.002250138">
            <text:p>-2.25E-003</text:p>
          </table:table-cell>
          <table:table-cell office:value-type="float" office:value="-0.004256155">
            <text:p>-4.26E-003</text:p>
          </table:table-cell>
          <table:table-cell office:value-type="float" office:value="-0.006106328">
            <text:p>-6.11E-003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4">
            <text:p>4.40E-001</text:p>
          </table:table-cell>
          <table:table-cell office:value-type="float" office:value="-0.000000002609403">
            <text:p>-2.61E-009</text:p>
          </table:table-cell>
          <table:table-cell office:value-type="float" office:value="-0.00000004660745">
            <text:p>-4.66E-008</text:p>
          </table:table-cell>
          <table:table-cell office:value-type="float" office:value="-0.00001579026">
            <text:p>-1.58E-005</text:p>
          </table:table-cell>
          <table:table-cell office:value-type="float" office:value="-0.0005767907">
            <text:p>-5.77E-004</text:p>
          </table:table-cell>
          <table:table-cell office:value-type="float" office:value="-0.002263654">
            <text:p>-2.26E-003</text:p>
          </table:table-cell>
          <table:table-cell office:value-type="float" office:value="-0.004291466">
            <text:p>-4.29E-003</text:p>
          </table:table-cell>
          <table:table-cell office:value-type="float" office:value="-0.00619465">
            <text:p>-6.19E-003</text:p>
          </table:table-cell>
          <table:table-cell/>
          <table:table-cell office:value-type="float" office:value="22">
            <text:p>22</text:p>
          </table:table-cell>
          <table:table-cell office:value-type="float" office:value="0.44">
            <text:p>4.40E-001</text:p>
          </table:table-cell>
          <table:table-cell office:value-type="float" office:value="-0.000000002609403">
            <text:p>-2.61E-009</text:p>
          </table:table-cell>
          <table:table-cell office:value-type="float" office:value="-0.00000004660745">
            <text:p>-4.66E-008</text:p>
          </table:table-cell>
          <table:table-cell office:value-type="float" office:value="-0.00001579026">
            <text:p>-1.58E-005</text:p>
          </table:table-cell>
          <table:table-cell office:value-type="float" office:value="-0.0005767907">
            <text:p>-5.77E-004</text:p>
          </table:table-cell>
          <table:table-cell office:value-type="float" office:value="-0.002263654">
            <text:p>-2.26E-003</text:p>
          </table:table-cell>
          <table:table-cell office:value-type="float" office:value="-0.004291466">
            <text:p>-4.29E-003</text:p>
          </table:table-cell>
          <table:table-cell office:value-type="float" office:value="-0.00619465">
            <text:p>-6.19E-003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6">
            <text:p>4.60E-001</text:p>
          </table:table-cell>
          <table:table-cell office:value-type="float" office:value="-0.000000003075143">
            <text:p>-3.08E-009</text:p>
          </table:table-cell>
          <table:table-cell office:value-type="float" office:value="-0.00000004755018">
            <text:p>-4.76E-008</text:p>
          </table:table-cell>
          <table:table-cell office:value-type="float" office:value="-0.00001604316">
            <text:p>-1.60E-005</text:p>
          </table:table-cell>
          <table:table-cell office:value-type="float" office:value="-0.0005809404">
            <text:p>-5.81E-004</text:p>
          </table:table-cell>
          <table:table-cell office:value-type="float" office:value="-0.00227662">
            <text:p>-2.28E-003</text:p>
          </table:table-cell>
          <table:table-cell office:value-type="float" office:value="-0.004323519">
            <text:p>-4.32E-003</text:p>
          </table:table-cell>
          <table:table-cell office:value-type="float" office:value="-0.006272622">
            <text:p>-6.27E-003</text:p>
          </table:table-cell>
          <table:table-cell/>
          <table:table-cell office:value-type="float" office:value="23">
            <text:p>23</text:p>
          </table:table-cell>
          <table:table-cell office:value-type="float" office:value="0.46">
            <text:p>4.60E-001</text:p>
          </table:table-cell>
          <table:table-cell office:value-type="float" office:value="-0.000000003075143">
            <text:p>-3.08E-009</text:p>
          </table:table-cell>
          <table:table-cell office:value-type="float" office:value="-0.00000004755018">
            <text:p>-4.76E-008</text:p>
          </table:table-cell>
          <table:table-cell office:value-type="float" office:value="-0.00001604316">
            <text:p>-1.60E-005</text:p>
          </table:table-cell>
          <table:table-cell office:value-type="float" office:value="-0.0005809404">
            <text:p>-5.81E-004</text:p>
          </table:table-cell>
          <table:table-cell office:value-type="float" office:value="-0.00227662">
            <text:p>-2.28E-003</text:p>
          </table:table-cell>
          <table:table-cell office:value-type="float" office:value="-0.004323519">
            <text:p>-4.32E-003</text:p>
          </table:table-cell>
          <table:table-cell office:value-type="float" office:value="-0.006272622">
            <text:p>-6.27E-003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8">
            <text:p>4.80E-001</text:p>
          </table:table-cell>
          <table:table-cell office:value-type="float" office:value="-0.000000003612016">
            <text:p>-3.61E-009</text:p>
          </table:table-cell>
          <table:table-cell office:value-type="float" office:value="-0.00000004851337">
            <text:p>-4.85E-008</text:p>
          </table:table-cell>
          <table:table-cell office:value-type="float" office:value="-0.00001629649">
            <text:p>-1.63E-005</text:p>
          </table:table-cell>
          <table:table-cell office:value-type="float" office:value="-0.0005850618">
            <text:p>-5.85E-004</text:p>
          </table:table-cell>
          <table:table-cell office:value-type="float" office:value="-0.002289134">
            <text:p>-2.29E-003</text:p>
          </table:table-cell>
          <table:table-cell office:value-type="float" office:value="-0.004352969">
            <text:p>-4.35E-003</text:p>
          </table:table-cell>
          <table:table-cell office:value-type="float" office:value="-0.006341824">
            <text:p>-6.34E-003</text:p>
          </table:table-cell>
          <table:table-cell/>
          <table:table-cell office:value-type="float" office:value="24">
            <text:p>24</text:p>
          </table:table-cell>
          <table:table-cell office:value-type="float" office:value="0.48">
            <text:p>4.80E-001</text:p>
          </table:table-cell>
          <table:table-cell office:value-type="float" office:value="-0.000000003612016">
            <text:p>-3.61E-009</text:p>
          </table:table-cell>
          <table:table-cell office:value-type="float" office:value="-0.00000004851337">
            <text:p>-4.85E-008</text:p>
          </table:table-cell>
          <table:table-cell office:value-type="float" office:value="-0.00001629649">
            <text:p>-1.63E-005</text:p>
          </table:table-cell>
          <table:table-cell office:value-type="float" office:value="-0.0005850618">
            <text:p>-5.85E-004</text:p>
          </table:table-cell>
          <table:table-cell office:value-type="float" office:value="-0.002289134">
            <text:p>-2.29E-003</text:p>
          </table:table-cell>
          <table:table-cell office:value-type="float" office:value="-0.004352969">
            <text:p>-4.35E-003</text:p>
          </table:table-cell>
          <table:table-cell office:value-type="float" office:value="-0.006341824">
            <text:p>-6.34E-00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5.00E-001</text:p>
          </table:table-cell>
          <table:table-cell office:value-type="float" office:value="-0.000000004229619">
            <text:p>-4.23E-009</text:p>
          </table:table-cell>
          <table:table-cell office:value-type="float" office:value="-0.00000004949992">
            <text:p>-4.95E-008</text:p>
          </table:table-cell>
          <table:table-cell office:value-type="float" office:value="-0.00001655027">
            <text:p>-1.66E-005</text:p>
          </table:table-cell>
          <table:table-cell office:value-type="float" office:value="-0.0005891593">
            <text:p>-5.89E-004</text:p>
          </table:table-cell>
          <table:table-cell office:value-type="float" office:value="-0.002301272">
            <text:p>-2.30E-003</text:p>
          </table:table-cell>
          <table:table-cell office:value-type="float" office:value="-0.004380315">
            <text:p>-4.38E-003</text:p>
          </table:table-cell>
          <table:table-cell office:value-type="float" office:value="-0.006403693">
            <text:p>-6.40E-003</text:p>
          </table:table-cell>
          <table:table-cell/>
          <table:table-cell office:value-type="float" office:value="25">
            <text:p>25</text:p>
          </table:table-cell>
          <table:table-cell office:value-type="float" office:value="0.5">
            <text:p>5.00E-001</text:p>
          </table:table-cell>
          <table:table-cell office:value-type="float" office:value="-0.000000004229619">
            <text:p>-4.23E-009</text:p>
          </table:table-cell>
          <table:table-cell office:value-type="float" office:value="-0.00000004949992">
            <text:p>-4.95E-008</text:p>
          </table:table-cell>
          <table:table-cell office:value-type="float" office:value="-0.00001655027">
            <text:p>-1.66E-005</text:p>
          </table:table-cell>
          <table:table-cell office:value-type="float" office:value="-0.0005891593">
            <text:p>-5.89E-004</text:p>
          </table:table-cell>
          <table:table-cell office:value-type="float" office:value="-0.002301272">
            <text:p>-2.30E-003</text:p>
          </table:table-cell>
          <table:table-cell office:value-type="float" office:value="-0.004380315">
            <text:p>-4.38E-003</text:p>
          </table:table-cell>
          <table:table-cell office:value-type="float" office:value="-0.006403693">
            <text:p>-6.40E-00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2">
            <text:p>5.20E-001</text:p>
          </table:table-cell>
          <table:table-cell office:value-type="float" office:value="-0.000000004938741">
            <text:p>-4.94E-009</text:p>
          </table:table-cell>
          <table:table-cell office:value-type="float" office:value="-0.00000005051309">
            <text:p>-5.05E-008</text:p>
          </table:table-cell>
          <table:table-cell office:value-type="float" office:value="-0.00001680453">
            <text:p>-1.68E-005</text:p>
          </table:table-cell>
          <table:table-cell office:value-type="float" office:value="-0.0005932366">
            <text:p>-5.93E-004</text:p>
          </table:table-cell>
          <table:table-cell office:value-type="float" office:value="-0.002313094">
            <text:p>-2.31E-003</text:p>
          </table:table-cell>
          <table:table-cell office:value-type="float" office:value="-0.004405943">
            <text:p>-4.41E-003</text:p>
          </table:table-cell>
          <table:table-cell office:value-type="float" office:value="-0.00645947">
            <text:p>-6.46E-003</text:p>
          </table:table-cell>
          <table:table-cell/>
          <table:table-cell office:value-type="float" office:value="26">
            <text:p>26</text:p>
          </table:table-cell>
          <table:table-cell office:value-type="float" office:value="0.52">
            <text:p>5.20E-001</text:p>
          </table:table-cell>
          <table:table-cell office:value-type="float" office:value="-0.000000004938741">
            <text:p>-4.94E-009</text:p>
          </table:table-cell>
          <table:table-cell office:value-type="float" office:value="-0.00000005051309">
            <text:p>-5.05E-008</text:p>
          </table:table-cell>
          <table:table-cell office:value-type="float" office:value="-0.00001680453">
            <text:p>-1.68E-005</text:p>
          </table:table-cell>
          <table:table-cell office:value-type="float" office:value="-0.0005932366">
            <text:p>-5.93E-004</text:p>
          </table:table-cell>
          <table:table-cell office:value-type="float" office:value="-0.002313094">
            <text:p>-2.31E-003</text:p>
          </table:table-cell>
          <table:table-cell office:value-type="float" office:value="-0.004405943">
            <text:p>-4.41E-003</text:p>
          </table:table-cell>
          <table:table-cell office:value-type="float" office:value="-0.00645947">
            <text:p>-6.46E-003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4">
            <text:p>5.40E-001</text:p>
          </table:table-cell>
          <table:table-cell office:value-type="float" office:value="-0.000000005751498">
            <text:p>-5.75E-009</text:p>
          </table:table-cell>
          <table:table-cell office:value-type="float" office:value="-0.0000000515566">
            <text:p>-5.16E-008</text:p>
          </table:table-cell>
          <table:table-cell office:value-type="float" office:value="-0.00001705927">
            <text:p>-1.71E-005</text:p>
          </table:table-cell>
          <table:table-cell office:value-type="float" office:value="-0.0005972967">
            <text:p>-5.97E-004</text:p>
          </table:table-cell>
          <table:table-cell office:value-type="float" office:value="-0.002324648">
            <text:p>-2.32E-003</text:p>
          </table:table-cell>
          <table:table-cell office:value-type="float" office:value="-0.004430151">
            <text:p>-4.43E-003</text:p>
          </table:table-cell>
          <table:table-cell office:value-type="float" office:value="-0.006510193">
            <text:p>-6.51E-003</text:p>
          </table:table-cell>
          <table:table-cell/>
          <table:table-cell office:value-type="float" office:value="27">
            <text:p>27</text:p>
          </table:table-cell>
          <table:table-cell office:value-type="float" office:value="0.54">
            <text:p>5.40E-001</text:p>
          </table:table-cell>
          <table:table-cell office:value-type="float" office:value="-0.000000005751498">
            <text:p>-5.75E-009</text:p>
          </table:table-cell>
          <table:table-cell office:value-type="float" office:value="-0.0000000515566">
            <text:p>-5.16E-008</text:p>
          </table:table-cell>
          <table:table-cell office:value-type="float" office:value="-0.00001705927">
            <text:p>-1.71E-005</text:p>
          </table:table-cell>
          <table:table-cell office:value-type="float" office:value="-0.0005972967">
            <text:p>-5.97E-004</text:p>
          </table:table-cell>
          <table:table-cell office:value-type="float" office:value="-0.002324648">
            <text:p>-2.32E-003</text:p>
          </table:table-cell>
          <table:table-cell office:value-type="float" office:value="-0.004430151">
            <text:p>-4.43E-003</text:p>
          </table:table-cell>
          <table:table-cell office:value-type="float" office:value="-0.006510193">
            <text:p>-6.51E-003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6">
            <text:p>5.60E-001</text:p>
          </table:table-cell>
          <table:table-cell office:value-type="float" office:value="-0.000000006681486">
            <text:p>-6.68E-009</text:p>
          </table:table-cell>
          <table:table-cell office:value-type="float" office:value="-0.00000005263459">
            <text:p>-5.26E-008</text:p>
          </table:table-cell>
          <table:table-cell office:value-type="float" office:value="-0.00001731452">
            <text:p>-1.73E-005</text:p>
          </table:table-cell>
          <table:table-cell office:value-type="float" office:value="-0.0006013421">
            <text:p>-6.01E-004</text:p>
          </table:table-cell>
          <table:table-cell office:value-type="float" office:value="-0.002335972">
            <text:p>-2.34E-003</text:p>
          </table:table-cell>
          <table:table-cell office:value-type="float" office:value="-0.004453174">
            <text:p>-4.45E-003</text:p>
          </table:table-cell>
          <table:table-cell office:value-type="float" office:value="-0.006556716">
            <text:p>-6.56E-003</text:p>
          </table:table-cell>
          <table:table-cell/>
          <table:table-cell office:value-type="float" office:value="28">
            <text:p>28</text:p>
          </table:table-cell>
          <table:table-cell office:value-type="float" office:value="0.56">
            <text:p>5.60E-001</text:p>
          </table:table-cell>
          <table:table-cell office:value-type="float" office:value="-0.000000006681486">
            <text:p>-6.68E-009</text:p>
          </table:table-cell>
          <table:table-cell office:value-type="float" office:value="-0.00000005263459">
            <text:p>-5.26E-008</text:p>
          </table:table-cell>
          <table:table-cell office:value-type="float" office:value="-0.00001731452">
            <text:p>-1.73E-005</text:p>
          </table:table-cell>
          <table:table-cell office:value-type="float" office:value="-0.0006013421">
            <text:p>-6.01E-004</text:p>
          </table:table-cell>
          <table:table-cell office:value-type="float" office:value="-0.002335972">
            <text:p>-2.34E-003</text:p>
          </table:table-cell>
          <table:table-cell office:value-type="float" office:value="-0.004453174">
            <text:p>-4.45E-003</text:p>
          </table:table-cell>
          <table:table-cell office:value-type="float" office:value="-0.006556716">
            <text:p>-6.56E-003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8">
            <text:p>5.80E-001</text:p>
          </table:table-cell>
          <table:table-cell office:value-type="float" office:value="-0.000000007743955">
            <text:p>-7.74E-009</text:p>
          </table:table-cell>
          <table:table-cell office:value-type="float" office:value="-0.00000005375178">
            <text:p>-5.38E-008</text:p>
          </table:table-cell>
          <table:table-cell office:value-type="float" office:value="-0.00001757028">
            <text:p>-1.76E-005</text:p>
          </table:table-cell>
          <table:table-cell office:value-type="float" office:value="-0.0006053748">
            <text:p>-6.05E-004</text:p>
          </table:table-cell>
          <table:table-cell office:value-type="float" office:value="-0.002347099">
            <text:p>-2.35E-003</text:p>
          </table:table-cell>
          <table:table-cell office:value-type="float" office:value="-0.004475201">
            <text:p>-4.48E-003</text:p>
          </table:table-cell>
          <table:table-cell office:value-type="float" office:value="-0.00659973">
            <text:p>-6.60E-003</text:p>
          </table:table-cell>
          <table:table-cell/>
          <table:table-cell office:value-type="float" office:value="29">
            <text:p>29</text:p>
          </table:table-cell>
          <table:table-cell office:value-type="float" office:value="0.58">
            <text:p>5.80E-001</text:p>
          </table:table-cell>
          <table:table-cell office:value-type="float" office:value="-0.000000007743955">
            <text:p>-7.74E-009</text:p>
          </table:table-cell>
          <table:table-cell office:value-type="float" office:value="-0.00000005375178">
            <text:p>-5.38E-008</text:p>
          </table:table-cell>
          <table:table-cell office:value-type="float" office:value="-0.00001757028">
            <text:p>-1.76E-005</text:p>
          </table:table-cell>
          <table:table-cell office:value-type="float" office:value="-0.0006053748">
            <text:p>-6.05E-004</text:p>
          </table:table-cell>
          <table:table-cell office:value-type="float" office:value="-0.002347099">
            <text:p>-2.35E-003</text:p>
          </table:table-cell>
          <table:table-cell office:value-type="float" office:value="-0.004475201">
            <text:p>-4.48E-003</text:p>
          </table:table-cell>
          <table:table-cell office:value-type="float" office:value="-0.00659973">
            <text:p>-6.60E-003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6.00E-001</text:p>
          </table:table-cell>
          <table:table-cell office:value-type="float" office:value="-0.000000008955994">
            <text:p>-8.96E-009</text:p>
          </table:table-cell>
          <table:table-cell office:value-type="float" office:value="-0.00000005491348">
            <text:p>-5.49E-008</text:p>
          </table:table-cell>
          <table:table-cell office:value-type="float" office:value="-0.00001782657">
            <text:p>-1.78E-005</text:p>
          </table:table-cell>
          <table:table-cell office:value-type="float" office:value="-0.0006093966">
            <text:p>-6.09E-004</text:p>
          </table:table-cell>
          <table:table-cell office:value-type="float" office:value="-0.002358053">
            <text:p>-2.36E-003</text:p>
          </table:table-cell>
          <table:table-cell office:value-type="float" office:value="-0.004496381">
            <text:p>-4.50E-003</text:p>
          </table:table-cell>
          <table:table-cell office:value-type="float" office:value="-0.006639797">
            <text:p>-6.64E-003</text:p>
          </table:table-cell>
          <table:table-cell/>
          <table:table-cell office:value-type="float" office:value="30">
            <text:p>30</text:p>
          </table:table-cell>
          <table:table-cell office:value-type="float" office:value="0.6">
            <text:p>6.00E-001</text:p>
          </table:table-cell>
          <table:table-cell office:value-type="float" office:value="-0.000000008955994">
            <text:p>-8.96E-009</text:p>
          </table:table-cell>
          <table:table-cell office:value-type="float" office:value="-0.00000005491348">
            <text:p>-5.49E-008</text:p>
          </table:table-cell>
          <table:table-cell office:value-type="float" office:value="-0.00001782657">
            <text:p>-1.78E-005</text:p>
          </table:table-cell>
          <table:table-cell office:value-type="float" office:value="-0.0006093966">
            <text:p>-6.09E-004</text:p>
          </table:table-cell>
          <table:table-cell office:value-type="float" office:value="-0.002358053">
            <text:p>-2.36E-003</text:p>
          </table:table-cell>
          <table:table-cell office:value-type="float" office:value="-0.004496381">
            <text:p>-4.50E-003</text:p>
          </table:table-cell>
          <table:table-cell office:value-type="float" office:value="-0.006639797">
            <text:p>-6.64E-003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2">
            <text:p>6.20E-001</text:p>
          </table:table-cell>
          <table:table-cell office:value-type="float" office:value="-0.00000001033675">
            <text:p>-1.03E-008</text:p>
          </table:table-cell>
          <table:table-cell office:value-type="float" office:value="-0.00000005612565">
            <text:p>-5.61E-008</text:p>
          </table:table-cell>
          <table:table-cell office:value-type="float" office:value="-0.00001808339">
            <text:p>-1.81E-005</text:p>
          </table:table-cell>
          <table:table-cell office:value-type="float" office:value="-0.000613409">
            <text:p>-6.13E-004</text:p>
          </table:table-cell>
          <table:table-cell office:value-type="float" office:value="-0.002368857">
            <text:p>-2.37E-003</text:p>
          </table:table-cell>
          <table:table-cell office:value-type="float" office:value="-0.004516836">
            <text:p>-4.52E-003</text:p>
          </table:table-cell>
          <table:table-cell office:value-type="float" office:value="-0.006677377">
            <text:p>-6.68E-003</text:p>
          </table:table-cell>
          <table:table-cell/>
          <table:table-cell office:value-type="float" office:value="31">
            <text:p>31</text:p>
          </table:table-cell>
          <table:table-cell office:value-type="float" office:value="0.62">
            <text:p>6.20E-001</text:p>
          </table:table-cell>
          <table:table-cell office:value-type="float" office:value="-0.00000001033675">
            <text:p>-1.03E-008</text:p>
          </table:table-cell>
          <table:table-cell office:value-type="float" office:value="-0.00000005612565">
            <text:p>-5.61E-008</text:p>
          </table:table-cell>
          <table:table-cell office:value-type="float" office:value="-0.00001808339">
            <text:p>-1.81E-005</text:p>
          </table:table-cell>
          <table:table-cell office:value-type="float" office:value="-0.000613409">
            <text:p>-6.13E-004</text:p>
          </table:table-cell>
          <table:table-cell office:value-type="float" office:value="-0.002368857">
            <text:p>-2.37E-003</text:p>
          </table:table-cell>
          <table:table-cell office:value-type="float" office:value="-0.004516836">
            <text:p>-4.52E-003</text:p>
          </table:table-cell>
          <table:table-cell office:value-type="float" office:value="-0.006677377">
            <text:p>-6.68E-00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4">
            <text:p>6.40E-001</text:p>
          </table:table-cell>
          <table:table-cell office:value-type="float" office:value="-0.00000001190765">
            <text:p>-1.19E-008</text:p>
          </table:table-cell>
          <table:table-cell office:value-type="float" office:value="-0.00000005739506">
            <text:p>-5.74E-008</text:p>
          </table:table-cell>
          <table:table-cell office:value-type="float" office:value="-0.00001834075">
            <text:p>-1.83E-005</text:p>
          </table:table-cell>
          <table:table-cell office:value-type="float" office:value="-0.0006174133">
            <text:p>-6.17E-004</text:p>
          </table:table-cell>
          <table:table-cell office:value-type="float" office:value="-0.002379528">
            <text:p>-2.38E-003</text:p>
          </table:table-cell>
          <table:table-cell office:value-type="float" office:value="-0.004536667">
            <text:p>-4.54E-003</text:p>
          </table:table-cell>
          <table:table-cell office:value-type="float" office:value="-0.00671284">
            <text:p>-6.71E-003</text:p>
          </table:table-cell>
          <table:table-cell/>
          <table:table-cell office:value-type="float" office:value="32">
            <text:p>32</text:p>
          </table:table-cell>
          <table:table-cell office:value-type="float" office:value="0.64">
            <text:p>6.40E-001</text:p>
          </table:table-cell>
          <table:table-cell office:value-type="float" office:value="-0.00000001190765">
            <text:p>-1.19E-008</text:p>
          </table:table-cell>
          <table:table-cell office:value-type="float" office:value="-0.00000005739506">
            <text:p>-5.74E-008</text:p>
          </table:table-cell>
          <table:table-cell office:value-type="float" office:value="-0.00001834075">
            <text:p>-1.83E-005</text:p>
          </table:table-cell>
          <table:table-cell office:value-type="float" office:value="-0.0006174133">
            <text:p>-6.17E-004</text:p>
          </table:table-cell>
          <table:table-cell office:value-type="float" office:value="-0.002379528">
            <text:p>-2.38E-003</text:p>
          </table:table-cell>
          <table:table-cell office:value-type="float" office:value="-0.004536667">
            <text:p>-4.54E-003</text:p>
          </table:table-cell>
          <table:table-cell office:value-type="float" office:value="-0.00671284">
            <text:p>-6.71E-003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6">
            <text:p>6.60E-001</text:p>
          </table:table-cell>
          <table:table-cell office:value-type="float" office:value="-0.00000001369268">
            <text:p>-1.37E-008</text:p>
          </table:table-cell>
          <table:table-cell office:value-type="float" office:value="-0.00000005872928">
            <text:p>-5.87E-008</text:p>
          </table:table-cell>
          <table:table-cell office:value-type="float" office:value="-0.00001859865">
            <text:p>-1.86E-005</text:p>
          </table:table-cell>
          <table:table-cell office:value-type="float" office:value="-0.0006214106">
            <text:p>-6.21E-004</text:p>
          </table:table-cell>
          <table:table-cell office:value-type="float" office:value="-0.002390082">
            <text:p>-2.39E-003</text:p>
          </table:table-cell>
          <table:table-cell office:value-type="float" office:value="-0.004555956">
            <text:p>-4.56E-003</text:p>
          </table:table-cell>
          <table:table-cell office:value-type="float" office:value="-0.006746495">
            <text:p>-6.75E-003</text:p>
          </table:table-cell>
          <table:table-cell/>
          <table:table-cell office:value-type="float" office:value="33">
            <text:p>33</text:p>
          </table:table-cell>
          <table:table-cell office:value-type="float" office:value="0.66">
            <text:p>6.60E-001</text:p>
          </table:table-cell>
          <table:table-cell office:value-type="float" office:value="-0.00000001369268">
            <text:p>-1.37E-008</text:p>
          </table:table-cell>
          <table:table-cell office:value-type="float" office:value="-0.00000005872928">
            <text:p>-5.87E-008</text:p>
          </table:table-cell>
          <table:table-cell office:value-type="float" office:value="-0.00001859865">
            <text:p>-1.86E-005</text:p>
          </table:table-cell>
          <table:table-cell office:value-type="float" office:value="-0.0006214105">
            <text:p>-6.21E-004</text:p>
          </table:table-cell>
          <table:table-cell office:value-type="float" office:value="-0.002390082">
            <text:p>-2.39E-003</text:p>
          </table:table-cell>
          <table:table-cell office:value-type="float" office:value="-0.004555956">
            <text:p>-4.56E-003</text:p>
          </table:table-cell>
          <table:table-cell office:value-type="float" office:value="-0.006746495">
            <text:p>-6.75E-003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8">
            <text:p>6.80E-001</text:p>
          </table:table-cell>
          <table:table-cell office:value-type="float" office:value="-0.00000001571866">
            <text:p>-1.57E-008</text:p>
          </table:table-cell>
          <table:table-cell office:value-type="float" office:value="-0.00000006013685">
            <text:p>-6.01E-008</text:p>
          </table:table-cell>
          <table:table-cell office:value-type="float" office:value="-0.0000188571">
            <text:p>-1.89E-005</text:p>
          </table:table-cell>
          <table:table-cell office:value-type="float" office:value="-0.0006254018">
            <text:p>-6.25E-004</text:p>
          </table:table-cell>
          <table:table-cell office:value-type="float" office:value="-0.002400532">
            <text:p>-2.40E-003</text:p>
          </table:table-cell>
          <table:table-cell office:value-type="float" office:value="-0.004574771">
            <text:p>-4.57E-003</text:p>
          </table:table-cell>
          <table:table-cell office:value-type="float" office:value="-0.006778593">
            <text:p>-6.78E-003</text:p>
          </table:table-cell>
          <table:table-cell/>
          <table:table-cell office:value-type="float" office:value="34">
            <text:p>34</text:p>
          </table:table-cell>
          <table:table-cell office:value-type="float" office:value="0.68">
            <text:p>6.80E-001</text:p>
          </table:table-cell>
          <table:table-cell office:value-type="float" office:value="-0.00000001571866">
            <text:p>-1.57E-008</text:p>
          </table:table-cell>
          <table:table-cell office:value-type="float" office:value="-0.00000006013685">
            <text:p>-6.01E-008</text:p>
          </table:table-cell>
          <table:table-cell office:value-type="float" office:value="-0.0000188571">
            <text:p>-1.89E-005</text:p>
          </table:table-cell>
          <table:table-cell office:value-type="float" office:value="-0.0006254018">
            <text:p>-6.25E-004</text:p>
          </table:table-cell>
          <table:table-cell office:value-type="float" office:value="-0.002400532">
            <text:p>-2.40E-003</text:p>
          </table:table-cell>
          <table:table-cell office:value-type="float" office:value="-0.004574771">
            <text:p>-4.57E-003</text:p>
          </table:table-cell>
          <table:table-cell office:value-type="float" office:value="-0.006778593">
            <text:p>-6.78E-00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7.00E-001</text:p>
          </table:table-cell>
          <table:table-cell office:value-type="float" office:value="-0.00000001801554">
            <text:p>-1.80E-008</text:p>
          </table:table-cell>
          <table:table-cell office:value-type="float" office:value="-0.00000006162738">
            <text:p>-6.16E-008</text:p>
          </table:table-cell>
          <table:table-cell office:value-type="float" office:value="-0.00001911612">
            <text:p>-1.91E-005</text:p>
          </table:table-cell>
          <table:table-cell office:value-type="float" office:value="-0.0006293878">
            <text:p>-6.29E-004</text:p>
          </table:table-cell>
          <table:table-cell office:value-type="float" office:value="-0.002410887">
            <text:p>-2.41E-003</text:p>
          </table:table-cell>
          <table:table-cell office:value-type="float" office:value="-0.00459317">
            <text:p>-4.59E-003</text:p>
          </table:table-cell>
          <table:table-cell office:value-type="float" office:value="-0.006809343">
            <text:p>-6.81E-003</text:p>
          </table:table-cell>
          <table:table-cell/>
          <table:table-cell office:value-type="float" office:value="35">
            <text:p>35</text:p>
          </table:table-cell>
          <table:table-cell office:value-type="float" office:value="0.7">
            <text:p>7.00E-001</text:p>
          </table:table-cell>
          <table:table-cell office:value-type="float" office:value="-0.00000001801554">
            <text:p>-1.80E-008</text:p>
          </table:table-cell>
          <table:table-cell office:value-type="float" office:value="-0.00000006162738">
            <text:p>-6.16E-008</text:p>
          </table:table-cell>
          <table:table-cell office:value-type="float" office:value="-0.00001911612">
            <text:p>-1.91E-005</text:p>
          </table:table-cell>
          <table:table-cell office:value-type="float" office:value="-0.0006293878">
            <text:p>-6.29E-004</text:p>
          </table:table-cell>
          <table:table-cell office:value-type="float" office:value="-0.002410887">
            <text:p>-2.41E-003</text:p>
          </table:table-cell>
          <table:table-cell office:value-type="float" office:value="-0.00459317">
            <text:p>-4.59E-003</text:p>
          </table:table-cell>
          <table:table-cell office:value-type="float" office:value="-0.006809343">
            <text:p>-6.81E-003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2">
            <text:p>7.20E-001</text:p>
          </table:table-cell>
          <table:table-cell office:value-type="float" office:value="-0.00000002061682">
            <text:p>-2.06E-008</text:p>
          </table:table-cell>
          <table:table-cell office:value-type="float" office:value="-0.00000006321165">
            <text:p>-6.32E-008</text:p>
          </table:table-cell>
          <table:table-cell office:value-type="float" office:value="-0.00001937569">
            <text:p>-1.94E-005</text:p>
          </table:table-cell>
          <table:table-cell office:value-type="float" office:value="-0.0006333692">
            <text:p>-6.33E-004</text:p>
          </table:table-cell>
          <table:table-cell office:value-type="float" office:value="-0.002421159">
            <text:p>-2.42E-003</text:p>
          </table:table-cell>
          <table:table-cell office:value-type="float" office:value="-0.004611201">
            <text:p>-4.61E-003</text:p>
          </table:table-cell>
          <table:table-cell office:value-type="float" office:value="-0.006838921">
            <text:p>-6.84E-003</text:p>
          </table:table-cell>
          <table:table-cell/>
          <table:table-cell office:value-type="float" office:value="36">
            <text:p>36</text:p>
          </table:table-cell>
          <table:table-cell office:value-type="float" office:value="0.72">
            <text:p>7.20E-001</text:p>
          </table:table-cell>
          <table:table-cell office:value-type="float" office:value="-0.00000002061682">
            <text:p>-2.06E-008</text:p>
          </table:table-cell>
          <table:table-cell office:value-type="float" office:value="-0.00000006321165">
            <text:p>-6.32E-008</text:p>
          </table:table-cell>
          <table:table-cell office:value-type="float" office:value="-0.00001937569">
            <text:p>-1.94E-005</text:p>
          </table:table-cell>
          <table:table-cell office:value-type="float" office:value="-0.0006333692">
            <text:p>-6.33E-004</text:p>
          </table:table-cell>
          <table:table-cell office:value-type="float" office:value="-0.002421159">
            <text:p>-2.42E-003</text:p>
          </table:table-cell>
          <table:table-cell office:value-type="float" office:value="-0.004611201">
            <text:p>-4.61E-003</text:p>
          </table:table-cell>
          <table:table-cell office:value-type="float" office:value="-0.006838921">
            <text:p>-6.84E-003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4">
            <text:p>7.40E-001</text:p>
          </table:table-cell>
          <table:table-cell office:value-type="float" office:value="-0.00000002355987">
            <text:p>-2.36E-008</text:p>
          </table:table-cell>
          <table:table-cell office:value-type="float" office:value="-0.00000006490179">
            <text:p>-6.49E-008</text:p>
          </table:table-cell>
          <table:table-cell office:value-type="float" office:value="-0.00001963583">
            <text:p>-1.96E-005</text:p>
          </table:table-cell>
          <table:table-cell office:value-type="float" office:value="-0.0006373468">
            <text:p>-6.37E-004</text:p>
          </table:table-cell>
          <table:table-cell office:value-type="float" office:value="-0.002431354">
            <text:p>-2.43E-003</text:p>
          </table:table-cell>
          <table:table-cell office:value-type="float" office:value="-0.004628905">
            <text:p>-4.63E-003</text:p>
          </table:table-cell>
          <table:table-cell office:value-type="float" office:value="-0.006867473">
            <text:p>-6.87E-003</text:p>
          </table:table-cell>
          <table:table-cell/>
          <table:table-cell office:value-type="float" office:value="37">
            <text:p>37</text:p>
          </table:table-cell>
          <table:table-cell office:value-type="float" office:value="0.74">
            <text:p>7.40E-001</text:p>
          </table:table-cell>
          <table:table-cell office:value-type="float" office:value="-0.00000002355987">
            <text:p>-2.36E-008</text:p>
          </table:table-cell>
          <table:table-cell office:value-type="float" office:value="-0.00000006490179">
            <text:p>-6.49E-008</text:p>
          </table:table-cell>
          <table:table-cell office:value-type="float" office:value="-0.00001963583">
            <text:p>-1.96E-005</text:p>
          </table:table-cell>
          <table:table-cell office:value-type="float" office:value="-0.0006373468">
            <text:p>-6.37E-004</text:p>
          </table:table-cell>
          <table:table-cell office:value-type="float" office:value="-0.002431354">
            <text:p>-2.43E-003</text:p>
          </table:table-cell>
          <table:table-cell office:value-type="float" office:value="-0.004628905">
            <text:p>-4.63E-003</text:p>
          </table:table-cell>
          <table:table-cell office:value-type="float" office:value="-0.006867473">
            <text:p>-6.87E-00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6">
            <text:p>7.60E-001</text:p>
          </table:table-cell>
          <table:table-cell office:value-type="float" office:value="-0.00000002688641">
            <text:p>-2.69E-008</text:p>
          </table:table-cell>
          <table:table-cell office:value-type="float" office:value="-0.00000006671138">
            <text:p>-6.67E-008</text:p>
          </table:table-cell>
          <table:table-cell office:value-type="float" office:value="-0.00001989654">
            <text:p>-1.99E-005</text:p>
          </table:table-cell>
          <table:table-cell office:value-type="float" office:value="-0.0006413211">
            <text:p>-6.41E-004</text:p>
          </table:table-cell>
          <table:table-cell office:value-type="float" office:value="-0.00244148">
            <text:p>-2.44E-003</text:p>
          </table:table-cell>
          <table:table-cell office:value-type="float" office:value="-0.004646316">
            <text:p>-4.65E-003</text:p>
          </table:table-cell>
          <table:table-cell office:value-type="float" office:value="-0.006895123">
            <text:p>-6.90E-003</text:p>
          </table:table-cell>
          <table:table-cell/>
          <table:table-cell office:value-type="float" office:value="38">
            <text:p>38</text:p>
          </table:table-cell>
          <table:table-cell office:value-type="float" office:value="0.76">
            <text:p>7.60E-001</text:p>
          </table:table-cell>
          <table:table-cell office:value-type="float" office:value="-0.00000002688641">
            <text:p>-2.69E-008</text:p>
          </table:table-cell>
          <table:table-cell office:value-type="float" office:value="-0.00000006671138">
            <text:p>-6.67E-008</text:p>
          </table:table-cell>
          <table:table-cell office:value-type="float" office:value="-0.00001989654">
            <text:p>-1.99E-005</text:p>
          </table:table-cell>
          <table:table-cell office:value-type="float" office:value="-0.0006413211">
            <text:p>-6.41E-004</text:p>
          </table:table-cell>
          <table:table-cell office:value-type="float" office:value="-0.002441479">
            <text:p>-2.44E-003</text:p>
          </table:table-cell>
          <table:table-cell office:value-type="float" office:value="-0.004646316">
            <text:p>-4.65E-003</text:p>
          </table:table-cell>
          <table:table-cell office:value-type="float" office:value="-0.006895123">
            <text:p>-6.90E-003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8">
            <text:p>7.80E-001</text:p>
          </table:table-cell>
          <table:table-cell office:value-type="float" office:value="-0.00000003064298">
            <text:p>-3.06E-008</text:p>
          </table:table-cell>
          <table:table-cell office:value-type="float" office:value="-0.00000006865568">
            <text:p>-6.87E-008</text:p>
          </table:table-cell>
          <table:table-cell office:value-type="float" office:value="-0.00002015782">
            <text:p>-2.02E-005</text:p>
          </table:table-cell>
          <table:table-cell office:value-type="float" office:value="-0.0006452926">
            <text:p>-6.45E-004</text:p>
          </table:table-cell>
          <table:table-cell office:value-type="float" office:value="-0.002451542">
            <text:p>-2.45E-003</text:p>
          </table:table-cell>
          <table:table-cell office:value-type="float" office:value="-0.004663466">
            <text:p>-4.66E-003</text:p>
          </table:table-cell>
          <table:table-cell office:value-type="float" office:value="-0.006921975">
            <text:p>-6.92E-003</text:p>
          </table:table-cell>
          <table:table-cell/>
          <table:table-cell office:value-type="float" office:value="39">
            <text:p>39</text:p>
          </table:table-cell>
          <table:table-cell office:value-type="float" office:value="0.78">
            <text:p>7.80E-001</text:p>
          </table:table-cell>
          <table:table-cell office:value-type="float" office:value="-0.00000003064298">
            <text:p>-3.06E-008</text:p>
          </table:table-cell>
          <table:table-cell office:value-type="float" office:value="-0.00000006865568">
            <text:p>-6.87E-008</text:p>
          </table:table-cell>
          <table:table-cell office:value-type="float" office:value="-0.00002015782">
            <text:p>-2.02E-005</text:p>
          </table:table-cell>
          <table:table-cell office:value-type="float" office:value="-0.0006452926">
            <text:p>-6.45E-004</text:p>
          </table:table-cell>
          <table:table-cell office:value-type="float" office:value="-0.002451542">
            <text:p>-2.45E-003</text:p>
          </table:table-cell>
          <table:table-cell office:value-type="float" office:value="-0.004663466">
            <text:p>-4.66E-003</text:p>
          </table:table-cell>
          <table:table-cell office:value-type="float" office:value="-0.006921975">
            <text:p>-6.92E-00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8.00E-001</text:p>
          </table:table-cell>
          <table:table-cell office:value-type="float" office:value="-0.00000003488148">
            <text:p>-3.49E-008</text:p>
          </table:table-cell>
          <table:table-cell office:value-type="float" office:value="-0.00000007075178">
            <text:p>-7.08E-008</text:p>
          </table:table-cell>
          <table:table-cell office:value-type="float" office:value="-0.0000204197">
            <text:p>-2.04E-005</text:p>
          </table:table-cell>
          <table:table-cell office:value-type="float" office:value="-0.0006492617">
            <text:p>-6.49E-004</text:p>
          </table:table-cell>
          <table:table-cell office:value-type="float" office:value="-0.002461547">
            <text:p>-2.46E-003</text:p>
          </table:table-cell>
          <table:table-cell office:value-type="float" office:value="-0.004680378">
            <text:p>-4.68E-003</text:p>
          </table:table-cell>
          <table:table-cell office:value-type="float" office:value="-0.006948119">
            <text:p>-6.95E-003</text:p>
          </table:table-cell>
          <table:table-cell/>
          <table:table-cell office:value-type="float" office:value="40">
            <text:p>40</text:p>
          </table:table-cell>
          <table:table-cell office:value-type="float" office:value="0.8">
            <text:p>8.00E-001</text:p>
          </table:table-cell>
          <table:table-cell office:value-type="float" office:value="-0.00000003488148">
            <text:p>-3.49E-008</text:p>
          </table:table-cell>
          <table:table-cell office:value-type="float" office:value="-0.00000007075178">
            <text:p>-7.08E-008</text:p>
          </table:table-cell>
          <table:table-cell office:value-type="float" office:value="-0.0000204197">
            <text:p>-2.04E-005</text:p>
          </table:table-cell>
          <table:table-cell office:value-type="float" office:value="-0.0006492617">
            <text:p>-6.49E-004</text:p>
          </table:table-cell>
          <table:table-cell office:value-type="float" office:value="-0.002461547">
            <text:p>-2.46E-003</text:p>
          </table:table-cell>
          <table:table-cell office:value-type="float" office:value="-0.004680378">
            <text:p>-4.68E-003</text:p>
          </table:table-cell>
          <table:table-cell office:value-type="float" office:value="-0.006948119">
            <text:p>-6.95E-003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2">
            <text:p>8.20E-001</text:p>
          </table:table-cell>
          <table:table-cell office:value-type="float" office:value="-0.00000003965975">
            <text:p>-3.97E-008</text:p>
          </table:table-cell>
          <table:table-cell office:value-type="float" office:value="-0.00000007301882">
            <text:p>-7.30E-008</text:p>
          </table:table-cell>
          <table:table-cell office:value-type="float" office:value="-0.00002068216">
            <text:p>-2.07E-005</text:p>
          </table:table-cell>
          <table:table-cell office:value-type="float" office:value="-0.0006532289">
            <text:p>-6.53E-004</text:p>
          </table:table-cell>
          <table:table-cell office:value-type="float" office:value="-0.002471498">
            <text:p>-2.47E-003</text:p>
          </table:table-cell>
          <table:table-cell office:value-type="float" office:value="-0.004697076">
            <text:p>-4.70E-003</text:p>
          </table:table-cell>
          <table:table-cell office:value-type="float" office:value="-0.006973631">
            <text:p>-6.97E-003</text:p>
          </table:table-cell>
          <table:table-cell/>
          <table:table-cell office:value-type="float" office:value="41">
            <text:p>41</text:p>
          </table:table-cell>
          <table:table-cell office:value-type="float" office:value="0.82">
            <text:p>8.20E-001</text:p>
          </table:table-cell>
          <table:table-cell office:value-type="float" office:value="-0.00000003965975">
            <text:p>-3.97E-008</text:p>
          </table:table-cell>
          <table:table-cell office:value-type="float" office:value="-0.00000007301882">
            <text:p>-7.30E-008</text:p>
          </table:table-cell>
          <table:table-cell office:value-type="float" office:value="-0.00002068216">
            <text:p>-2.07E-005</text:p>
          </table:table-cell>
          <table:table-cell office:value-type="float" office:value="-0.0006532289">
            <text:p>-6.53E-004</text:p>
          </table:table-cell>
          <table:table-cell office:value-type="float" office:value="-0.002471498">
            <text:p>-2.47E-003</text:p>
          </table:table-cell>
          <table:table-cell office:value-type="float" office:value="-0.004697076">
            <text:p>-4.70E-003</text:p>
          </table:table-cell>
          <table:table-cell office:value-type="float" office:value="-0.006973631">
            <text:p>-6.97E-00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4">
            <text:p>8.40E-001</text:p>
          </table:table-cell>
          <table:table-cell office:value-type="float" office:value="-0.00000004504222">
            <text:p>-4.50E-008</text:p>
          </table:table-cell>
          <table:table-cell office:value-type="float" office:value="-0.00000007547824">
            <text:p>-7.55E-008</text:p>
          </table:table-cell>
          <table:table-cell office:value-type="float" office:value="-0.00002094522">
            <text:p>-2.09E-005</text:p>
          </table:table-cell>
          <table:table-cell office:value-type="float" office:value="-0.0006571945">
            <text:p>-6.57E-004</text:p>
          </table:table-cell>
          <table:table-cell office:value-type="float" office:value="-0.002481401">
            <text:p>-2.48E-003</text:p>
          </table:table-cell>
          <table:table-cell office:value-type="float" office:value="-0.004713578">
            <text:p>-4.71E-003</text:p>
          </table:table-cell>
          <table:table-cell office:value-type="float" office:value="-0.006998576">
            <text:p>-7.00E-003</text:p>
          </table:table-cell>
          <table:table-cell/>
          <table:table-cell office:value-type="float" office:value="42">
            <text:p>42</text:p>
          </table:table-cell>
          <table:table-cell office:value-type="float" office:value="0.84">
            <text:p>8.40E-001</text:p>
          </table:table-cell>
          <table:table-cell office:value-type="float" office:value="-0.00000004504222">
            <text:p>-4.50E-008</text:p>
          </table:table-cell>
          <table:table-cell office:value-type="float" office:value="-0.00000007547824">
            <text:p>-7.55E-008</text:p>
          </table:table-cell>
          <table:table-cell office:value-type="float" office:value="-0.00002094522">
            <text:p>-2.09E-005</text:p>
          </table:table-cell>
          <table:table-cell office:value-type="float" office:value="-0.0006571945">
            <text:p>-6.57E-004</text:p>
          </table:table-cell>
          <table:table-cell office:value-type="float" office:value="-0.002481401">
            <text:p>-2.48E-003</text:p>
          </table:table-cell>
          <table:table-cell office:value-type="float" office:value="-0.004713578">
            <text:p>-4.71E-003</text:p>
          </table:table-cell>
          <table:table-cell office:value-type="float" office:value="-0.006998576">
            <text:p>-7.00E-003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6">
            <text:p>8.60E-001</text:p>
          </table:table-cell>
          <table:table-cell office:value-type="float" office:value="-0.00000005110067">
            <text:p>-5.11E-008</text:p>
          </table:table-cell>
          <table:table-cell office:value-type="float" office:value="-0.00000007815402">
            <text:p>-7.82E-008</text:p>
          </table:table-cell>
          <table:table-cell office:value-type="float" office:value="-0.00002120889">
            <text:p>-2.12E-005</text:p>
          </table:table-cell>
          <table:table-cell office:value-type="float" office:value="-0.0006611589">
            <text:p>-6.61E-004</text:p>
          </table:table-cell>
          <table:table-cell office:value-type="float" office:value="-0.002491258">
            <text:p>-2.49E-003</text:p>
          </table:table-cell>
          <table:table-cell office:value-type="float" office:value="-0.004729903">
            <text:p>-4.73E-003</text:p>
          </table:table-cell>
          <table:table-cell office:value-type="float" office:value="-0.007023012">
            <text:p>-7.02E-003</text:p>
          </table:table-cell>
          <table:table-cell/>
          <table:table-cell office:value-type="float" office:value="43">
            <text:p>43</text:p>
          </table:table-cell>
          <table:table-cell office:value-type="float" office:value="0.86">
            <text:p>8.60E-001</text:p>
          </table:table-cell>
          <table:table-cell office:value-type="float" office:value="-0.00000005110067">
            <text:p>-5.11E-008</text:p>
          </table:table-cell>
          <table:table-cell office:value-type="float" office:value="-0.00000007815402">
            <text:p>-7.82E-008</text:p>
          </table:table-cell>
          <table:table-cell office:value-type="float" office:value="-0.00002120889">
            <text:p>-2.12E-005</text:p>
          </table:table-cell>
          <table:table-cell office:value-type="float" office:value="-0.0006611588">
            <text:p>-6.61E-004</text:p>
          </table:table-cell>
          <table:table-cell office:value-type="float" office:value="-0.002491258">
            <text:p>-2.49E-003</text:p>
          </table:table-cell>
          <table:table-cell office:value-type="float" office:value="-0.004729903">
            <text:p>-4.73E-003</text:p>
          </table:table-cell>
          <table:table-cell office:value-type="float" office:value="-0.007023012">
            <text:p>-7.02E-00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8">
            <text:p>8.80E-001</text:p>
          </table:table-cell>
          <table:table-cell office:value-type="float" office:value="-0.00000005791498">
            <text:p>-5.79E-008</text:p>
          </table:table-cell>
          <table:table-cell office:value-type="float" office:value="-0.00000008107299">
            <text:p>-8.11E-008</text:p>
          </table:table-cell>
          <table:table-cell office:value-type="float" office:value="-0.00002147317">
            <text:p>-2.15E-005</text:p>
          </table:table-cell>
          <table:table-cell office:value-type="float" office:value="-0.0006651223">
            <text:p>-6.65E-004</text:p>
          </table:table-cell>
          <table:table-cell office:value-type="float" office:value="-0.002501074">
            <text:p>-2.50E-003</text:p>
          </table:table-cell>
          <table:table-cell office:value-type="float" office:value="-0.004746063">
            <text:p>-4.75E-003</text:p>
          </table:table-cell>
          <table:table-cell office:value-type="float" office:value="-0.007046987">
            <text:p>-7.05E-003</text:p>
          </table:table-cell>
          <table:table-cell/>
          <table:table-cell office:value-type="float" office:value="44">
            <text:p>44</text:p>
          </table:table-cell>
          <table:table-cell office:value-type="float" office:value="0.88">
            <text:p>8.80E-001</text:p>
          </table:table-cell>
          <table:table-cell office:value-type="float" office:value="-0.00000005791498">
            <text:p>-5.79E-008</text:p>
          </table:table-cell>
          <table:table-cell office:value-type="float" office:value="-0.00000008107299">
            <text:p>-8.11E-008</text:p>
          </table:table-cell>
          <table:table-cell office:value-type="float" office:value="-0.00002147317">
            <text:p>-2.15E-005</text:p>
          </table:table-cell>
          <table:table-cell office:value-type="float" office:value="-0.0006651223">
            <text:p>-6.65E-004</text:p>
          </table:table-cell>
          <table:table-cell office:value-type="float" office:value="-0.002501073">
            <text:p>-2.50E-003</text:p>
          </table:table-cell>
          <table:table-cell office:value-type="float" office:value="-0.004746063">
            <text:p>-4.75E-003</text:p>
          </table:table-cell>
          <table:table-cell office:value-type="float" office:value="-0.007046987">
            <text:p>-7.05E-003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9.00E-001</text:p>
          </table:table-cell>
          <table:table-cell office:value-type="float" office:value="-0.00000006557407">
            <text:p>-6.56E-008</text:p>
          </table:table-cell>
          <table:table-cell office:value-type="float" office:value="-0.00000008426511">
            <text:p>-8.43E-008</text:p>
          </table:table-cell>
          <table:table-cell office:value-type="float" office:value="-0.00002173809">
            <text:p>-2.17E-005</text:p>
          </table:table-cell>
          <table:table-cell office:value-type="float" office:value="-0.0006690852">
            <text:p>-6.69E-004</text:p>
          </table:table-cell>
          <table:table-cell office:value-type="float" office:value="-0.00251085">
            <text:p>-2.51E-003</text:p>
          </table:table-cell>
          <table:table-cell office:value-type="float" office:value="-0.004762073">
            <text:p>-4.76E-003</text:p>
          </table:table-cell>
          <table:table-cell office:value-type="float" office:value="-0.007070544">
            <text:p>-7.07E-003</text:p>
          </table:table-cell>
          <table:table-cell/>
          <table:table-cell office:value-type="float" office:value="45">
            <text:p>45</text:p>
          </table:table-cell>
          <table:table-cell office:value-type="float" office:value="0.9">
            <text:p>9.00E-001</text:p>
          </table:table-cell>
          <table:table-cell office:value-type="float" office:value="-0.00000006557407">
            <text:p>-6.56E-008</text:p>
          </table:table-cell>
          <table:table-cell office:value-type="float" office:value="-0.00000008426511">
            <text:p>-8.43E-008</text:p>
          </table:table-cell>
          <table:table-cell office:value-type="float" office:value="-0.00002173809">
            <text:p>-2.17E-005</text:p>
          </table:table-cell>
          <table:table-cell office:value-type="float" office:value="-0.0006690852">
            <text:p>-6.69E-004</text:p>
          </table:table-cell>
          <table:table-cell office:value-type="float" office:value="-0.002510849">
            <text:p>-2.51E-003</text:p>
          </table:table-cell>
          <table:table-cell office:value-type="float" office:value="-0.004762074">
            <text:p>-4.76E-003</text:p>
          </table:table-cell>
          <table:table-cell office:value-type="float" office:value="-0.007070544">
            <text:p>-7.07E-00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2">
            <text:p>9.20E-001</text:p>
          </table:table-cell>
          <table:table-cell office:value-type="float" office:value="-0.00000007417683">
            <text:p>-7.42E-008</text:p>
          </table:table-cell>
          <table:table-cell office:value-type="float" office:value="-0.00000008776388">
            <text:p>-8.78E-008</text:p>
          </table:table-cell>
          <table:table-cell office:value-type="float" office:value="-0.00002200365">
            <text:p>-2.20E-005</text:p>
          </table:table-cell>
          <table:table-cell office:value-type="float" office:value="-0.0006730477">
            <text:p>-6.73E-004</text:p>
          </table:table-cell>
          <table:table-cell office:value-type="float" office:value="-0.002520589">
            <text:p>-2.52E-003</text:p>
          </table:table-cell>
          <table:table-cell office:value-type="float" office:value="-0.004777945">
            <text:p>-4.78E-003</text:p>
          </table:table-cell>
          <table:table-cell office:value-type="float" office:value="-0.00709372">
            <text:p>-7.09E-003</text:p>
          </table:table-cell>
          <table:table-cell/>
          <table:table-cell office:value-type="float" office:value="46">
            <text:p>46</text:p>
          </table:table-cell>
          <table:table-cell office:value-type="float" office:value="0.92">
            <text:p>9.20E-001</text:p>
          </table:table-cell>
          <table:table-cell office:value-type="float" office:value="-0.00000007417683">
            <text:p>-7.42E-008</text:p>
          </table:table-cell>
          <table:table-cell office:value-type="float" office:value="-0.00000008776388">
            <text:p>-8.78E-008</text:p>
          </table:table-cell>
          <table:table-cell office:value-type="float" office:value="-0.00002200365">
            <text:p>-2.20E-005</text:p>
          </table:table-cell>
          <table:table-cell office:value-type="float" office:value="-0.0006730477">
            <text:p>-6.73E-004</text:p>
          </table:table-cell>
          <table:table-cell office:value-type="float" office:value="-0.002520589">
            <text:p>-2.52E-003</text:p>
          </table:table-cell>
          <table:table-cell office:value-type="float" office:value="-0.004777945">
            <text:p>-4.78E-003</text:p>
          </table:table-cell>
          <table:table-cell office:value-type="float" office:value="-0.00709372">
            <text:p>-7.09E-003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4">
            <text:p>9.40E-001</text:p>
          </table:table-cell>
          <table:table-cell office:value-type="float" office:value="-0.00000008383325">
            <text:p>-8.38E-008</text:p>
          </table:table-cell>
          <table:table-cell office:value-type="float" office:value="-0.00000009160668">
            <text:p>-9.16E-008</text:p>
          </table:table-cell>
          <table:table-cell office:value-type="float" office:value="-0.00002226987">
            <text:p>-2.23E-005</text:p>
          </table:table-cell>
          <table:table-cell office:value-type="float" office:value="-0.0006770103">
            <text:p>-6.77E-004</text:p>
          </table:table-cell>
          <table:table-cell office:value-type="float" office:value="-0.002530295">
            <text:p>-2.53E-003</text:p>
          </table:table-cell>
          <table:table-cell office:value-type="float" office:value="-0.004793687">
            <text:p>-4.79E-003</text:p>
          </table:table-cell>
          <table:table-cell office:value-type="float" office:value="-0.007116548">
            <text:p>-7.12E-003</text:p>
          </table:table-cell>
          <table:table-cell/>
          <table:table-cell office:value-type="float" office:value="47">
            <text:p>47</text:p>
          </table:table-cell>
          <table:table-cell office:value-type="float" office:value="0.94">
            <text:p>9.40E-001</text:p>
          </table:table-cell>
          <table:table-cell office:value-type="float" office:value="-0.00000008383325">
            <text:p>-8.38E-008</text:p>
          </table:table-cell>
          <table:table-cell office:value-type="float" office:value="-0.00000009160668">
            <text:p>-9.16E-008</text:p>
          </table:table-cell>
          <table:table-cell office:value-type="float" office:value="-0.00002226987">
            <text:p>-2.23E-005</text:p>
          </table:table-cell>
          <table:table-cell office:value-type="float" office:value="-0.0006770103">
            <text:p>-6.77E-004</text:p>
          </table:table-cell>
          <table:table-cell office:value-type="float" office:value="-0.002530295">
            <text:p>-2.53E-003</text:p>
          </table:table-cell>
          <table:table-cell office:value-type="float" office:value="-0.004793687">
            <text:p>-4.79E-003</text:p>
          </table:table-cell>
          <table:table-cell office:value-type="float" office:value="-0.007116548">
            <text:p>-7.12E-00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6">
            <text:p>9.60E-001</text:p>
          </table:table-cell>
          <table:table-cell office:value-type="float" office:value="-0.00000009466559">
            <text:p>-9.47E-008</text:p>
          </table:table-cell>
          <table:table-cell office:value-type="float" office:value="-0.00000009583526">
            <text:p>-9.58E-008</text:p>
          </table:table-cell>
          <table:table-cell office:value-type="float" office:value="-0.00002253677">
            <text:p>-2.25E-005</text:p>
          </table:table-cell>
          <table:table-cell office:value-type="float" office:value="-0.0006809731">
            <text:p>-6.81E-004</text:p>
          </table:table-cell>
          <table:table-cell office:value-type="float" office:value="-0.002539969">
            <text:p>-2.54E-003</text:p>
          </table:table-cell>
          <table:table-cell office:value-type="float" office:value="-0.004809309">
            <text:p>-4.81E-003</text:p>
          </table:table-cell>
          <table:table-cell office:value-type="float" office:value="-0.007139057">
            <text:p>-7.14E-003</text:p>
          </table:table-cell>
          <table:table-cell/>
          <table:table-cell office:value-type="float" office:value="48">
            <text:p>48</text:p>
          </table:table-cell>
          <table:table-cell office:value-type="float" office:value="0.96">
            <text:p>9.60E-001</text:p>
          </table:table-cell>
          <table:table-cell office:value-type="float" office:value="-0.00000009466559">
            <text:p>-9.47E-008</text:p>
          </table:table-cell>
          <table:table-cell office:value-type="float" office:value="-0.00000009583526">
            <text:p>-9.58E-008</text:p>
          </table:table-cell>
          <table:table-cell office:value-type="float" office:value="-0.00002253677">
            <text:p>-2.25E-005</text:p>
          </table:table-cell>
          <table:table-cell office:value-type="float" office:value="-0.0006809731">
            <text:p>-6.81E-004</text:p>
          </table:table-cell>
          <table:table-cell office:value-type="float" office:value="-0.002539969">
            <text:p>-2.54E-003</text:p>
          </table:table-cell>
          <table:table-cell office:value-type="float" office:value="-0.004809309">
            <text:p>-4.81E-003</text:p>
          </table:table-cell>
          <table:table-cell office:value-type="float" office:value="-0.007139057">
            <text:p>-7.14E-003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8">
            <text:p>9.80E-001</text:p>
          </table:table-cell>
          <table:table-cell office:value-type="float" office:value="-0.0000001068097">
            <text:p>-1.07E-007</text:p>
          </table:table-cell>
          <table:table-cell office:value-type="float" office:value="-0.0000001004962">
            <text:p>-1.00E-007</text:p>
          </table:table-cell>
          <table:table-cell office:value-type="float" office:value="-0.00002280436">
            <text:p>-2.28E-005</text:p>
          </table:table-cell>
          <table:table-cell office:value-type="float" office:value="-0.0006849365">
            <text:p>-6.85E-004</text:p>
          </table:table-cell>
          <table:table-cell office:value-type="float" office:value="-0.002549613">
            <text:p>-2.55E-003</text:p>
          </table:table-cell>
          <table:table-cell office:value-type="float" office:value="-0.00482482">
            <text:p>-4.82E-003</text:p>
          </table:table-cell>
          <table:table-cell office:value-type="float" office:value="-0.007161272">
            <text:p>-7.16E-003</text:p>
          </table:table-cell>
          <table:table-cell/>
          <table:table-cell office:value-type="float" office:value="49">
            <text:p>49</text:p>
          </table:table-cell>
          <table:table-cell office:value-type="float" office:value="0.98">
            <text:p>9.80E-001</text:p>
          </table:table-cell>
          <table:table-cell office:value-type="float" office:value="-0.0000001068097">
            <text:p>-1.07E-007</text:p>
          </table:table-cell>
          <table:table-cell office:value-type="float" office:value="-0.0000001004962">
            <text:p>-1.00E-007</text:p>
          </table:table-cell>
          <table:table-cell office:value-type="float" office:value="-0.00002280436">
            <text:p>-2.28E-005</text:p>
          </table:table-cell>
          <table:table-cell office:value-type="float" office:value="-0.0006849365">
            <text:p>-6.85E-004</text:p>
          </table:table-cell>
          <table:table-cell office:value-type="float" office:value="-0.002549613">
            <text:p>-2.55E-003</text:p>
          </table:table-cell>
          <table:table-cell office:value-type="float" office:value="-0.00482482">
            <text:p>-4.82E-003</text:p>
          </table:table-cell>
          <table:table-cell office:value-type="float" office:value="-0.007161272">
            <text:p>-7.16E-00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.00E+000</text:p>
          </table:table-cell>
          <table:table-cell office:value-type="float" office:value="-0.0000001204166">
            <text:p>-1.20E-007</text:p>
          </table:table-cell>
          <table:table-cell office:value-type="float" office:value="-0.0000001056413">
            <text:p>-1.06E-007</text:p>
          </table:table-cell>
          <table:table-cell office:value-type="float" office:value="-0.00002307267">
            <text:p>-2.31E-005</text:p>
          </table:table-cell>
          <table:table-cell office:value-type="float" office:value="-0.0006889007">
            <text:p>-6.89E-004</text:p>
          </table:table-cell>
          <table:table-cell office:value-type="float" office:value="-0.00255923">
            <text:p>-2.56E-003</text:p>
          </table:table-cell>
          <table:table-cell office:value-type="float" office:value="-0.004840226">
            <text:p>-4.84E-003</text:p>
          </table:table-cell>
          <table:table-cell office:value-type="float" office:value="-0.007183215">
            <text:p>-7.18E-003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.00E+000</text:p>
          </table:table-cell>
          <table:table-cell office:value-type="float" office:value="-0.0000001204166">
            <text:p>-1.20E-007</text:p>
          </table:table-cell>
          <table:table-cell office:value-type="float" office:value="-0.0000001056413">
            <text:p>-1.06E-007</text:p>
          </table:table-cell>
          <table:table-cell office:value-type="float" office:value="-0.00002307267">
            <text:p>-2.31E-005</text:p>
          </table:table-cell>
          <table:table-cell office:value-type="float" office:value="-0.0006889007">
            <text:p>-6.89E-004</text:p>
          </table:table-cell>
          <table:table-cell office:value-type="float" office:value="-0.002559229">
            <text:p>-2.56E-003</text:p>
          </table:table-cell>
          <table:table-cell office:value-type="float" office:value="-0.004840226">
            <text:p>-4.84E-003</text:p>
          </table:table-cell>
          <table:table-cell office:value-type="float" office:value="-0.007183215">
            <text:p>-7.18E-00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02">
            <text:p>1.02E+000</text:p>
          </table:table-cell>
          <table:table-cell office:value-type="float" office:value="-0.0000001356538">
            <text:p>-1.36E-007</text:p>
          </table:table-cell>
          <table:table-cell office:value-type="float" office:value="-0.0000001113285">
            <text:p>-1.11E-007</text:p>
          </table:table-cell>
          <table:table-cell office:value-type="float" office:value="-0.00002334173">
            <text:p>-2.33E-005</text:p>
          </table:table-cell>
          <table:table-cell office:value-type="float" office:value="-0.0006928661">
            <text:p>-6.93E-004</text:p>
          </table:table-cell>
          <table:table-cell office:value-type="float" office:value="-0.00256882">
            <text:p>-2.57E-003</text:p>
          </table:table-cell>
          <table:table-cell office:value-type="float" office:value="-0.004855535">
            <text:p>-4.86E-003</text:p>
          </table:table-cell>
          <table:table-cell office:value-type="float" office:value="-0.007204908">
            <text:p>-7.20E-003</text:p>
          </table:table-cell>
          <table:table-cell/>
          <table:table-cell office:value-type="float" office:value="51">
            <text:p>51</text:p>
          </table:table-cell>
          <table:table-cell office:value-type="float" office:value="1.02">
            <text:p>1.02E+000</text:p>
          </table:table-cell>
          <table:table-cell office:value-type="float" office:value="-0.0000001356538">
            <text:p>-1.36E-007</text:p>
          </table:table-cell>
          <table:table-cell office:value-type="float" office:value="-0.0000001113285">
            <text:p>-1.11E-007</text:p>
          </table:table-cell>
          <table:table-cell office:value-type="float" office:value="-0.00002334173">
            <text:p>-2.33E-005</text:p>
          </table:table-cell>
          <table:table-cell office:value-type="float" office:value="-0.0006928661">
            <text:p>-6.93E-004</text:p>
          </table:table-cell>
          <table:table-cell office:value-type="float" office:value="-0.00256882">
            <text:p>-2.57E-003</text:p>
          </table:table-cell>
          <table:table-cell office:value-type="float" office:value="-0.004855535">
            <text:p>-4.86E-003</text:p>
          </table:table-cell>
          <table:table-cell office:value-type="float" office:value="-0.007204908">
            <text:p>-7.20E-00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.04">
            <text:p>1.04E+000</text:p>
          </table:table-cell>
          <table:table-cell office:value-type="float" office:value="-0.0000001527075">
            <text:p>-1.53E-007</text:p>
          </table:table-cell>
          <table:table-cell office:value-type="float" office:value="-0.0000001176223">
            <text:p>-1.18E-007</text:p>
          </table:table-cell>
          <table:table-cell office:value-type="float" office:value="-0.00002361156">
            <text:p>-2.36E-005</text:p>
          </table:table-cell>
          <table:table-cell office:value-type="float" office:value="-0.0006968329">
            <text:p>-6.97E-004</text:p>
          </table:table-cell>
          <table:table-cell office:value-type="float" office:value="-0.002578387">
            <text:p>-2.58E-003</text:p>
          </table:table-cell>
          <table:table-cell office:value-type="float" office:value="-0.004870752">
            <text:p>-4.87E-003</text:p>
          </table:table-cell>
          <table:table-cell office:value-type="float" office:value="-0.007226367">
            <text:p>-7.23E-003</text:p>
          </table:table-cell>
          <table:table-cell/>
          <table:table-cell office:value-type="float" office:value="52">
            <text:p>52</text:p>
          </table:table-cell>
          <table:table-cell office:value-type="float" office:value="1.04">
            <text:p>1.04E+000</text:p>
          </table:table-cell>
          <table:table-cell office:value-type="float" office:value="-0.0000001527075">
            <text:p>-1.53E-007</text:p>
          </table:table-cell>
          <table:table-cell office:value-type="float" office:value="-0.0000001176223">
            <text:p>-1.18E-007</text:p>
          </table:table-cell>
          <table:table-cell office:value-type="float" office:value="-0.00002361156">
            <text:p>-2.36E-005</text:p>
          </table:table-cell>
          <table:table-cell office:value-type="float" office:value="-0.0006968329">
            <text:p>-6.97E-004</text:p>
          </table:table-cell>
          <table:table-cell office:value-type="float" office:value="-0.002578386">
            <text:p>-2.58E-003</text:p>
          </table:table-cell>
          <table:table-cell office:value-type="float" office:value="-0.004870752">
            <text:p>-4.87E-003</text:p>
          </table:table-cell>
          <table:table-cell office:value-type="float" office:value="-0.007226367">
            <text:p>-7.23E-003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.06">
            <text:p>1.06E+000</text:p>
          </table:table-cell>
          <table:table-cell office:value-type="float" office:value="-0.0000001717843">
            <text:p>-1.72E-007</text:p>
          </table:table-cell>
          <table:table-cell office:value-type="float" office:value="-0.0000001245945">
            <text:p>-1.25E-007</text:p>
          </table:table-cell>
          <table:table-cell office:value-type="float" office:value="-0.00002388219">
            <text:p>-2.39E-005</text:p>
          </table:table-cell>
          <table:table-cell office:value-type="float" office:value="-0.0007008015">
            <text:p>-7.01E-004</text:p>
          </table:table-cell>
          <table:table-cell office:value-type="float" office:value="-0.00258793">
            <text:p>-2.59E-003</text:p>
          </table:table-cell>
          <table:table-cell office:value-type="float" office:value="-0.004885883">
            <text:p>-4.89E-003</text:p>
          </table:table-cell>
          <table:table-cell office:value-type="float" office:value="-0.007247608">
            <text:p>-7.25E-003</text:p>
          </table:table-cell>
          <table:table-cell/>
          <table:table-cell office:value-type="float" office:value="53">
            <text:p>53</text:p>
          </table:table-cell>
          <table:table-cell office:value-type="float" office:value="1.06">
            <text:p>1.06E+000</text:p>
          </table:table-cell>
          <table:table-cell office:value-type="float" office:value="-0.0000001717843">
            <text:p>-1.72E-007</text:p>
          </table:table-cell>
          <table:table-cell office:value-type="float" office:value="-0.0000001245945">
            <text:p>-1.25E-007</text:p>
          </table:table-cell>
          <table:table-cell office:value-type="float" office:value="-0.00002388219">
            <text:p>-2.39E-005</text:p>
          </table:table-cell>
          <table:table-cell office:value-type="float" office:value="-0.0007008015">
            <text:p>-7.01E-004</text:p>
          </table:table-cell>
          <table:table-cell office:value-type="float" office:value="-0.00258793">
            <text:p>-2.59E-003</text:p>
          </table:table-cell>
          <table:table-cell office:value-type="float" office:value="-0.004885883">
            <text:p>-4.89E-003</text:p>
          </table:table-cell>
          <table:table-cell office:value-type="float" office:value="-0.007247608">
            <text:p>-7.25E-00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.08">
            <text:p>1.08E+000</text:p>
          </table:table-cell>
          <table:table-cell office:value-type="float" office:value="-0.0000001931133">
            <text:p>-1.93E-007</text:p>
          </table:table-cell>
          <table:table-cell office:value-type="float" office:value="-0.000000132325">
            <text:p>-1.32E-007</text:p>
          </table:table-cell>
          <table:table-cell office:value-type="float" office:value="-0.00002415367">
            <text:p>-2.42E-005</text:p>
          </table:table-cell>
          <table:table-cell office:value-type="float" office:value="-0.0007047722">
            <text:p>-7.05E-004</text:p>
          </table:table-cell>
          <table:table-cell office:value-type="float" office:value="-0.002597453">
            <text:p>-2.60E-003</text:p>
          </table:table-cell>
          <table:table-cell office:value-type="float" office:value="-0.004900933">
            <text:p>-4.90E-003</text:p>
          </table:table-cell>
          <table:table-cell office:value-type="float" office:value="-0.007268647">
            <text:p>-7.27E-003</text:p>
          </table:table-cell>
          <table:table-cell/>
          <table:table-cell office:value-type="float" office:value="54">
            <text:p>54</text:p>
          </table:table-cell>
          <table:table-cell office:value-type="float" office:value="1.08">
            <text:p>1.08E+000</text:p>
          </table:table-cell>
          <table:table-cell office:value-type="float" office:value="-0.0000001931133">
            <text:p>-1.93E-007</text:p>
          </table:table-cell>
          <table:table-cell office:value-type="float" office:value="-0.000000132325">
            <text:p>-1.32E-007</text:p>
          </table:table-cell>
          <table:table-cell office:value-type="float" office:value="-0.00002415367">
            <text:p>-2.42E-005</text:p>
          </table:table-cell>
          <table:table-cell office:value-type="float" office:value="-0.0007047722">
            <text:p>-7.05E-004</text:p>
          </table:table-cell>
          <table:table-cell office:value-type="float" office:value="-0.002597453">
            <text:p>-2.60E-003</text:p>
          </table:table-cell>
          <table:table-cell office:value-type="float" office:value="-0.004900933">
            <text:p>-4.90E-003</text:p>
          </table:table-cell>
          <table:table-cell office:value-type="float" office:value="-0.007268647">
            <text:p>-7.27E-00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.1">
            <text:p>1.10E+000</text:p>
          </table:table-cell>
          <table:table-cell office:value-type="float" office:value="-0.0000002169488">
            <text:p>-2.17E-007</text:p>
          </table:table-cell>
          <table:table-cell office:value-type="float" office:value="-0.0000001409026">
            <text:p>-1.41E-007</text:p>
          </table:table-cell>
          <table:table-cell office:value-type="float" office:value="-0.00002442603">
            <text:p>-2.44E-005</text:p>
          </table:table-cell>
          <table:table-cell office:value-type="float" office:value="-0.0007087453">
            <text:p>-7.09E-004</text:p>
          </table:table-cell>
          <table:table-cell office:value-type="float" office:value="-0.002606957">
            <text:p>-2.61E-003</text:p>
          </table:table-cell>
          <table:table-cell office:value-type="float" office:value="-0.004915906">
            <text:p>-4.92E-003</text:p>
          </table:table-cell>
          <table:table-cell office:value-type="float" office:value="-0.007289496">
            <text:p>-7.29E-003</text:p>
          </table:table-cell>
          <table:table-cell/>
          <table:table-cell office:value-type="float" office:value="55">
            <text:p>55</text:p>
          </table:table-cell>
          <table:table-cell office:value-type="float" office:value="1.1">
            <text:p>1.10E+000</text:p>
          </table:table-cell>
          <table:table-cell office:value-type="float" office:value="-0.0000002169488">
            <text:p>-2.17E-007</text:p>
          </table:table-cell>
          <table:table-cell office:value-type="float" office:value="-0.0000001409026">
            <text:p>-1.41E-007</text:p>
          </table:table-cell>
          <table:table-cell office:value-type="float" office:value="-0.00002442603">
            <text:p>-2.44E-005</text:p>
          </table:table-cell>
          <table:table-cell office:value-type="float" office:value="-0.0007087453">
            <text:p>-7.09E-004</text:p>
          </table:table-cell>
          <table:table-cell office:value-type="float" office:value="-0.002606956">
            <text:p>-2.61E-003</text:p>
          </table:table-cell>
          <table:table-cell office:value-type="float" office:value="-0.004915907">
            <text:p>-4.92E-003</text:p>
          </table:table-cell>
          <table:table-cell office:value-type="float" office:value="-0.007289496">
            <text:p>-7.29E-00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.12">
            <text:p>1.12E+000</text:p>
          </table:table-cell>
          <table:table-cell office:value-type="float" office:value="-0.0000002435727">
            <text:p>-2.44E-007</text:p>
          </table:table-cell>
          <table:table-cell office:value-type="float" office:value="-0.0000001504265">
            <text:p>-1.50E-007</text:p>
          </table:table-cell>
          <table:table-cell office:value-type="float" office:value="-0.00002469932">
            <text:p>-2.47E-005</text:p>
          </table:table-cell>
          <table:table-cell office:value-type="float" office:value="-0.0007127212">
            <text:p>-7.13E-004</text:p>
          </table:table-cell>
          <table:table-cell office:value-type="float" office:value="-0.002616442">
            <text:p>-2.62E-003</text:p>
          </table:table-cell>
          <table:table-cell office:value-type="float" office:value="-0.004930808">
            <text:p>-4.93E-003</text:p>
          </table:table-cell>
          <table:table-cell office:value-type="float" office:value="-0.007310166">
            <text:p>-7.31E-003</text:p>
          </table:table-cell>
          <table:table-cell/>
          <table:table-cell office:value-type="float" office:value="56">
            <text:p>56</text:p>
          </table:table-cell>
          <table:table-cell office:value-type="float" office:value="1.12">
            <text:p>1.12E+000</text:p>
          </table:table-cell>
          <table:table-cell office:value-type="float" office:value="-0.0000002435727">
            <text:p>-2.44E-007</text:p>
          </table:table-cell>
          <table:table-cell office:value-type="float" office:value="-0.0000001504265">
            <text:p>-1.50E-007</text:p>
          </table:table-cell>
          <table:table-cell office:value-type="float" office:value="-0.00002469932">
            <text:p>-2.47E-005</text:p>
          </table:table-cell>
          <table:table-cell office:value-type="float" office:value="-0.0007127212">
            <text:p>-7.13E-004</text:p>
          </table:table-cell>
          <table:table-cell office:value-type="float" office:value="-0.002616442">
            <text:p>-2.62E-003</text:p>
          </table:table-cell>
          <table:table-cell office:value-type="float" office:value="-0.004930809">
            <text:p>-4.93E-003</text:p>
          </table:table-cell>
          <table:table-cell office:value-type="float" office:value="-0.007310166">
            <text:p>-7.31E-003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.14">
            <text:p>1.14E+000</text:p>
          </table:table-cell>
          <table:table-cell office:value-type="float" office:value="-0.0000002732977">
            <text:p>-2.73E-007</text:p>
          </table:table-cell>
          <table:table-cell office:value-type="float" office:value="-0.0000001610065">
            <text:p>-1.61E-007</text:p>
          </table:table-cell>
          <table:table-cell office:value-type="float" office:value="-0.00002497358">
            <text:p>-2.50E-005</text:p>
          </table:table-cell>
          <table:table-cell office:value-type="float" office:value="-0.0007167003">
            <text:p>-7.17E-004</text:p>
          </table:table-cell>
          <table:table-cell office:value-type="float" office:value="-0.002625912">
            <text:p>-2.63E-003</text:p>
          </table:table-cell>
          <table:table-cell office:value-type="float" office:value="-0.004945643">
            <text:p>-4.95E-003</text:p>
          </table:table-cell>
          <table:table-cell office:value-type="float" office:value="-0.007330669">
            <text:p>-7.33E-003</text:p>
          </table:table-cell>
          <table:table-cell/>
          <table:table-cell office:value-type="float" office:value="57">
            <text:p>57</text:p>
          </table:table-cell>
          <table:table-cell office:value-type="float" office:value="1.14">
            <text:p>1.14E+000</text:p>
          </table:table-cell>
          <table:table-cell office:value-type="float" office:value="-0.0000002732977">
            <text:p>-2.73E-007</text:p>
          </table:table-cell>
          <table:table-cell office:value-type="float" office:value="-0.0000001610065">
            <text:p>-1.61E-007</text:p>
          </table:table-cell>
          <table:table-cell office:value-type="float" office:value="-0.00002497358">
            <text:p>-2.50E-005</text:p>
          </table:table-cell>
          <table:table-cell office:value-type="float" office:value="-0.0007167003">
            <text:p>-7.17E-004</text:p>
          </table:table-cell>
          <table:table-cell office:value-type="float" office:value="-0.002625911">
            <text:p>-2.63E-003</text:p>
          </table:table-cell>
          <table:table-cell office:value-type="float" office:value="-0.004945643">
            <text:p>-4.95E-003</text:p>
          </table:table-cell>
          <table:table-cell office:value-type="float" office:value="-0.00733067">
            <text:p>-7.33E-00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.16">
            <text:p>1.16E+000</text:p>
          </table:table-cell>
          <table:table-cell office:value-type="float" office:value="-0.0000003064701">
            <text:p>-3.06E-007</text:p>
          </table:table-cell>
          <table:table-cell office:value-type="float" office:value="-0.0000001727651">
            <text:p>-1.73E-007</text:p>
          </table:table-cell>
          <table:table-cell office:value-type="float" office:value="-0.00002524889">
            <text:p>-2.52E-005</text:p>
          </table:table-cell>
          <table:table-cell office:value-type="float" office:value="-0.0007206829">
            <text:p>-7.21E-004</text:p>
          </table:table-cell>
          <table:table-cell office:value-type="float" office:value="-0.002635366">
            <text:p>-2.64E-003</text:p>
          </table:table-cell>
          <table:table-cell office:value-type="float" office:value="-0.004960414">
            <text:p>-4.96E-003</text:p>
          </table:table-cell>
          <table:table-cell office:value-type="float" office:value="-0.007351015">
            <text:p>-7.35E-003</text:p>
          </table:table-cell>
          <table:table-cell/>
          <table:table-cell office:value-type="float" office:value="58">
            <text:p>58</text:p>
          </table:table-cell>
          <table:table-cell office:value-type="float" office:value="1.16">
            <text:p>1.16E+000</text:p>
          </table:table-cell>
          <table:table-cell office:value-type="float" office:value="-0.0000003064701">
            <text:p>-3.06E-007</text:p>
          </table:table-cell>
          <table:table-cell office:value-type="float" office:value="-0.0000001727651">
            <text:p>-1.73E-007</text:p>
          </table:table-cell>
          <table:table-cell office:value-type="float" office:value="-0.00002524889">
            <text:p>-2.52E-005</text:p>
          </table:table-cell>
          <table:table-cell office:value-type="float" office:value="-0.0007206829">
            <text:p>-7.21E-004</text:p>
          </table:table-cell>
          <table:table-cell office:value-type="float" office:value="-0.002635366">
            <text:p>-2.64E-003</text:p>
          </table:table-cell>
          <table:table-cell office:value-type="float" office:value="-0.004960414">
            <text:p>-4.96E-003</text:p>
          </table:table-cell>
          <table:table-cell office:value-type="float" office:value="-0.007351015">
            <text:p>-7.35E-003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.18">
            <text:p>1.18E+000</text:p>
          </table:table-cell>
          <table:table-cell office:value-type="float" office:value="-0.000000343474">
            <text:p>-3.43E-007</text:p>
          </table:table-cell>
          <table:table-cell office:value-type="float" office:value="-0.0000001858382">
            <text:p>-1.86E-007</text:p>
          </table:table-cell>
          <table:table-cell office:value-type="float" office:value="-0.00002552529">
            <text:p>-2.55E-005</text:p>
          </table:table-cell>
          <table:table-cell office:value-type="float" office:value="-0.0007246695">
            <text:p>-7.25E-004</text:p>
          </table:table-cell>
          <table:table-cell office:value-type="float" office:value="-0.002644808">
            <text:p>-2.64E-003</text:p>
          </table:table-cell>
          <table:table-cell office:value-type="float" office:value="-0.004975124">
            <text:p>-4.98E-003</text:p>
          </table:table-cell>
          <table:table-cell office:value-type="float" office:value="-0.007371213">
            <text:p>-7.37E-003</text:p>
          </table:table-cell>
          <table:table-cell/>
          <table:table-cell office:value-type="float" office:value="59">
            <text:p>59</text:p>
          </table:table-cell>
          <table:table-cell office:value-type="float" office:value="1.18">
            <text:p>1.18E+000</text:p>
          </table:table-cell>
          <table:table-cell office:value-type="float" office:value="-0.000000343474">
            <text:p>-3.43E-007</text:p>
          </table:table-cell>
          <table:table-cell office:value-type="float" office:value="-0.0000001858382">
            <text:p>-1.86E-007</text:p>
          </table:table-cell>
          <table:table-cell office:value-type="float" office:value="-0.00002552529">
            <text:p>-2.55E-005</text:p>
          </table:table-cell>
          <table:table-cell office:value-type="float" office:value="-0.0007246694">
            <text:p>-7.25E-004</text:p>
          </table:table-cell>
          <table:table-cell office:value-type="float" office:value="-0.002644807">
            <text:p>-2.64E-003</text:p>
          </table:table-cell>
          <table:table-cell office:value-type="float" office:value="-0.004975125">
            <text:p>-4.98E-003</text:p>
          </table:table-cell>
          <table:table-cell office:value-type="float" office:value="-0.007371213">
            <text:p>-7.37E-003</text:p>
          </table:table-cell>
        </table:table-row>
        <table:table-row table:style-name="ro2">
          <table:table-cell table:style-name="Default" table:number-columns-repeated="9"/>
          <table:table-cell/>
          <table:table-cell office:value-type="float" office:value="60">
            <text:p>60</text:p>
          </table:table-cell>
          <table:table-cell office:value-type="float" office:value="1.2">
            <text:p>1.20E+000</text:p>
          </table:table-cell>
          <table:table-cell office:value-type="float" office:value="-0.0000003847347">
            <text:p>-3.85E-007</text:p>
          </table:table-cell>
          <table:table-cell office:value-type="float" office:value="-0.0000002003767">
            <text:p>-2.00E-007</text:p>
          </table:table-cell>
          <table:table-cell office:value-type="float" office:value="-0.00002580287">
            <text:p>-2.58E-005</text:p>
          </table:table-cell>
          <table:table-cell office:value-type="float" office:value="-0.0007286605">
            <text:p>-7.29E-004</text:p>
          </table:table-cell>
          <table:table-cell office:value-type="float" office:value="-0.002654237">
            <text:p>-2.65E-003</text:p>
          </table:table-cell>
          <table:table-cell office:value-type="float" office:value="-0.004989779">
            <text:p>-4.99E-003</text:p>
          </table:table-cell>
          <table:table-cell office:value-type="float" office:value="-0.00739127">
            <text:p>-7.39E-003</text:p>
          </table:table-cell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9"/>
        </table:table-row>
        <table:table-row table:style-name="ro2">
          <table:table-cell table:style-name="Default">
            <draw:frame table:end-cell-address="test2.I92" table:end-x="0.8264in" table:end-y="0.0878in" draw:z-index="0" svg:width="7.3299in" svg:height="4.5555in" svg:x="0in" svg:y="0.0524in">
              <draw:object draw:notify-on-update-of-ranges="test2.B3:test2.I6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Default" table:number-columns-repeated="8"/>
          <table:table-cell/>
          <table:table-cell table:style-name="Default">
            <draw:frame table:end-cell-address="test2.S92" table:end-x="0.8248in" table:end-y="0.1087in" draw:z-index="1" svg:width="7.2854in" svg:height="4.5972in" svg:x="0.0244in" svg:y="0.0315in">
              <draw:object draw:notify-on-update-of-ranges="test2.L3:test2.S6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style-name="Default"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04/17/2007</text:date>, <text:time>15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pnenzi</meta:initial-creator>
    <meta:creation-date>2007-04-17T09:11:45</meta:creation-date>
    <dc:creator>pnenzi</dc:creator>
    <dc:date>2007-04-17T15:18:34</dc:date>
    <dc:language>en-US</dc:language>
    <meta:editing-cycles>18</meta:editing-cycles>
    <meta:editing-duration>PT5H36M18S</meta:editing-duration>
    <meta:user-defined meta:name="Info 1"/>
    <meta:user-defined meta:name="Info 2"/>
    <meta:user-defined meta:name="Info 3"/>
    <meta:user-defined meta:name="Info 4"/>
    <meta:document-statistic meta:table-count="7" meta:cell-count="810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9.1000003814697pt" style:font-family-asian="'DejaVu Sans Condensed'" style:font-family-generic-asian="system" style:font-pitch-asian="variable" style:font-size-asian="19.1000003814697pt" style:font-family-complex="'DejaVu Sans Condensed'" style:font-family-generic-complex="system" style:font-pitch-complex="variable" style:font-size-complex="19.1000003814697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8.80000019073486pt" style:font-family-asian="'DejaVu Sans Condensed'" style:font-family-generic-asian="system" style:font-pitch-asian="variable" style:font-size-asian="8.80000019073486pt" style:font-family-complex="'DejaVu Sans Condensed'" style:font-family-generic-complex="system" style:font-pitch-complex="variable" style:font-size-complex="8.8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0.3000001907349pt" style:font-family-asian="'DejaVu Sans Condensed'" style:font-family-generic-asian="system" style:font-pitch-asian="variable" style:font-size-asian="10.3000001907349pt" style:font-family-complex="'DejaVu Sans Condensed'" style:font-family-generic-complex="system" style:font-pitch-complex="variable" style:font-size-complex="10.3000001907349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3.1999998092651pt" style:font-family-asian="'DejaVu Sans Condensed'" style:font-family-generic-asian="system" style:font-pitch-asian="variable" style:font-size-asian="13.1999998092651pt" style:font-family-complex="'DejaVu Sans Condensed'" style:font-family-generic-complex="system" style:font-pitch-complex="variable" style:font-size-complex="13.1999998092651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0.3000001907349pt" style:font-family-asian="'DejaVu Sans Condensed'" style:font-family-generic-asian="system" style:font-pitch-asian="variable" style:font-size-asian="10.3000001907349pt" style:font-family-complex="'DejaVu Sans Condensed'" style:font-family-generic-complex="system" style:font-pitch-complex="variable" style:font-size-complex="10.3000001907349pt"/>
    </style:style>
    <style:style style:name="ch8" style:family="chart">
      <style:graphic-properties svg:stroke-width="0.051cm" svg:stroke-color="#800080" draw:marker-start-width="0.279cm" draw:marker-end-width="0.279cm" draw:fill-color="#800080"/>
      <style:text-properties fo:font-family="'DejaVu Sans Condensed'" style:font-family-generic="swiss" style:font-pitch="variable" fo:font-size="8.80000019073486pt" style:font-family-asian="'DejaVu Sans Condensed'" style:font-family-generic-asian="system" style:font-pitch-asian="variable" style:font-size-asian="8.80000019073486pt" style:font-family-complex="'DejaVu Sans Condensed'" style:font-family-generic-complex="system" style:font-pitch-complex="variable" style:font-size-complex="8.80000019073486pt"/>
    </style:style>
    <style:style style:name="ch9" style:family="chart">
      <style:graphic-properties svg:stroke-width="0.051cm" svg:stroke-color="#dc2300" draw:marker-start-width="0.279cm" draw:marker-end-width="0.279cm" draw:fill-color="#666666"/>
      <style:text-properties fo:font-family="'DejaVu Sans Condensed'" style:font-family-generic="swiss" style:font-pitch="variable" fo:font-size="8.80000019073486pt" style:font-family-asian="'DejaVu Sans Condensed'" style:font-family-generic-asian="system" style:font-pitch-asian="variable" style:font-size-asian="8.80000019073486pt" style:font-family-complex="'DejaVu Sans Condensed'" style:font-family-generic-complex="system" style:font-pitch-complex="variable" style:font-size-complex="8.80000019073486pt"/>
    </style:style>
    <style:style style:name="ch10" style:family="chart">
      <style:graphic-properties svg:stroke-width="0.051cm" svg:stroke-color="#3deb3d" draw:marker-start-width="0.279cm" draw:marker-end-width="0.279cm" draw:fill-color="#6b4794"/>
      <style:text-properties fo:font-family="'DejaVu Sans Condensed'" style:font-family-generic="swiss" style:font-pitch="variable" fo:font-size="8.80000019073486pt" style:font-family-asian="'DejaVu Sans Condensed'" style:font-family-generic-asian="system" style:font-pitch-asian="variable" style:font-size-asian="8.80000019073486pt" style:font-family-complex="'DejaVu Sans Condensed'" style:font-family-generic-complex="system" style:font-pitch-complex="variable" style:font-size-complex="8.80000019073486pt"/>
    </style:style>
    <style:style style:name="ch11" style:family="chart">
      <style:graphic-properties svg:stroke-width="0.051cm" svg:stroke-color="#cccc00" draw:marker-start-width="0.279cm" draw:marker-end-width="0.279cm" draw:fill-color="#280099"/>
      <style:text-properties fo:font-family="'DejaVu Sans Condensed'" style:font-family-generic="swiss" style:font-pitch="variable" fo:font-size="8.80000019073486pt" style:font-family-asian="'DejaVu Sans Condensed'" style:font-family-generic-asian="system" style:font-pitch-asian="variable" style:font-size-asian="8.80000019073486pt" style:font-family-complex="'DejaVu Sans Condensed'" style:font-family-generic-complex="system" style:font-pitch-complex="variable" style:font-size-complex="8.80000019073486pt"/>
    </style:style>
    <style:style style:name="ch12" style:family="chart">
      <style:graphic-properties draw:stroke="none" draw:fill="solid" draw:fill-color="#4c4c4c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15.589cm" svg:height="10.394cm" chart:class="chart:scatter" chart:style-name="ch1">
        <chart:title svg:x="6.163cm" svg:y="0.206cm" chart:style-name="ch2">
          <text:p>comprt.out</text:p>
        </chart:title>
        <chart:legend chart:legend-position="end" svg:x="14.091cm" svg:y="4.212cm" chart:style-name="ch3"/>
        <chart:plot-area chart:style-name="ch4" table:cell-range-address="comprt.$B$2:.$F$153" chart:data-source-has-labels="row" chart:table-number-list="0" svg:x="0.31cm" svg:y="1.397cm" svg:width="13.162cm" svg:height="8.791cm">
          <chart:axis chart:dimension="x" chart:name="primary-x" chart:style-name="ch5">
            <chart:title svg:x="7.934cm" svg:y="9.643cm" chart:style-name="ch6">
              <text:p>time</text:p>
            </chart:title>
            <chart:categories table:cell-range-address="local-table.A2:.A152"/>
            <chart:grid chart:class="major"/>
          </chart:axis>
          <chart:axis chart:dimension="y" chart:name="primary-y" chart:style-name="ch7">
            <chart:title svg:x="0.31cm" svg:y="5.389cm" chart:style-name="ch6">
              <text:p>[V]</text:p>
            </chart:title>
            <chart:grid chart:class="major"/>
          </chart:axis>
          <chart:series chart:style-name="ch8">
            <chart:domain/>
            <chart:data-point chart:repeated="151"/>
          </chart:series>
          <chart:series chart:style-name="ch9">
            <chart:data-point chart:repeated="151"/>
          </chart:series>
          <chart:series chart:style-name="ch10">
            <chart:data-point chart:repeated="151"/>
          </chart:series>
          <chart:series chart:style-name="ch11">
            <chart:data-point chart:repeated="1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v(9)</text:p>
              </table:table-cell>
              <table:table-cell office:value-type="string">
                <text:p>v(8)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67604">
                <text:p>0.001567604</text:p>
              </table:table-cell>
              <table:table-cell office:value-type="float" office:value="1.798712">
                <text:p>1.79871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0000000002">
                <text:p>0.000000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59158">
                <text:p>0.001559158</text:p>
              </table:table-cell>
              <table:table-cell office:value-type="float" office:value="1.7987">
                <text:p>1.7987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0000000004">
                <text:p>0.00000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6768">
                <text:p>0.001546768</text:p>
              </table:table-cell>
              <table:table-cell office:value-type="float" office:value="1.798691">
                <text:p>1.79869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0000000008">
                <text:p>0.00000000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7623">
                <text:p>0.001547623</text:p>
              </table:table-cell>
              <table:table-cell office:value-type="float" office:value="1.798709">
                <text:p>1.79870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0000000016">
                <text:p>0.0000000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3747">
                <text:p>0.00153747</text:p>
              </table:table-cell>
              <table:table-cell office:value-type="float" office:value="1.798742">
                <text:p>1.798742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0000000032">
                <text:p>0.00000000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55875">
                <text:p>0.001555875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00000000064">
                <text:p>0.0000000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39788">
                <text:p>0.001539788</text:p>
              </table:table-cell>
              <table:table-cell office:value-type="float" office:value="1.798731">
                <text:p>1.79873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0000000128">
                <text:p>0.00000000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55874">
                <text:p>0.001555874</text:p>
              </table:table-cell>
              <table:table-cell office:value-type="float" office:value="1.798724">
                <text:p>1.798724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0000000248">
                <text:p>0.00000000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39522">
                <text:p>0.001539522</text:p>
              </table:table-cell>
              <table:table-cell office:value-type="float" office:value="1.79873">
                <text:p>1.7987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0000000368">
                <text:p>0.00000000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55289">
                <text:p>0.001555289</text:p>
              </table:table-cell>
              <table:table-cell office:value-type="float" office:value="1.798724">
                <text:p>1.79872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00000000488">
                <text:p>0.00000000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0213">
                <text:p>0.001540213</text:p>
              </table:table-cell>
              <table:table-cell office:value-type="float" office:value="1.79873">
                <text:p>1.7987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00000000608">
                <text:p>0.0000000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54949">
                <text:p>0.001554949</text:p>
              </table:table-cell>
              <table:table-cell office:value-type="float" office:value="1.798725">
                <text:p>1.79872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00000000728">
                <text:p>0.00000000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0339">
                <text:p>0.001540339</text:p>
              </table:table-cell>
              <table:table-cell office:value-type="float" office:value="1.798729">
                <text:p>1.79872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00000000848">
                <text:p>0.00000000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54628">
                <text:p>0.001554628</text:p>
              </table:table-cell>
              <table:table-cell office:value-type="float" office:value="1.798725">
                <text:p>1.798725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00000000968">
                <text:p>0.00000000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0479">
                <text:p>0.001540479</text:p>
              </table:table-cell>
              <table:table-cell office:value-type="float" office:value="1.798729">
                <text:p>1.798729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53634">
                <text:p>0.001553634</text:p>
              </table:table-cell>
              <table:table-cell office:value-type="float" office:value="1.798726">
                <text:p>1.798726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00000001001">
                <text:p>0.0000000100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01561132">
                <text:p>0.001561132</text:p>
              </table:table-cell>
              <table:table-cell office:value-type="float" office:value="1.798709">
                <text:p>1.798709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00000001003">
                <text:p>0.00000001003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.001525375">
                <text:p>0.001525375</text:p>
              </table:table-cell>
              <table:table-cell office:value-type="float" office:value="1.798691">
                <text:p>1.79869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00000001006244">
                <text:p>0.00000001006244</text:p>
              </table:table-cell>
              <table:table-cell office:value-type="float" office:value="1.123961">
                <text:p>1.123961</text:p>
              </table:table-cell>
              <table:table-cell office:value-type="float" office:value="0">
                <text:p>0</text:p>
              </table:table-cell>
              <table:table-cell office:value-type="float" office:value="-0.002657056">
                <text:p>-0.002657056</text:p>
              </table:table-cell>
              <table:table-cell office:value-type="float" office:value="1.798475">
                <text:p>1.798475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00000001009315">
                <text:p>0.00000001009315</text:p>
              </table:table-cell>
              <table:table-cell office:value-type="float" office:value="1.676732">
                <text:p>1.676732</text:p>
              </table:table-cell>
              <table:table-cell office:value-type="float" office:value="0">
                <text:p>0</text:p>
              </table:table-cell>
              <table:table-cell office:value-type="float" office:value="-0.01339905">
                <text:p>-0.01339905</text:p>
              </table:table-cell>
              <table:table-cell office:value-type="float" office:value="1.797811">
                <text:p>1.797811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0000000101">
                <text:p>0.000000010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51835">
                <text:p>-0.01551835</text:p>
              </table:table-cell>
              <table:table-cell office:value-type="float" office:value="1.797631">
                <text:p>1.79763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00000001010266">
                <text:p>0.0000000101026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43064">
                <text:p>-0.01543064</text:p>
              </table:table-cell>
              <table:table-cell office:value-type="float" office:value="1.797599">
                <text:p>1.79759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00000001010797">
                <text:p>0.0000000101079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8532">
                <text:p>-0.0158532</text:p>
              </table:table-cell>
              <table:table-cell office:value-type="float" office:value="1.797541">
                <text:p>1.79754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00000001011859">
                <text:p>0.0000000101185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28809">
                <text:p>-0.01528809</text:p>
              </table:table-cell>
              <table:table-cell office:value-type="float" office:value="1.797487">
                <text:p>1.797487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00000001013357">
                <text:p>0.0000000101335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08764848">
                <text:p>-0.008764848</text:p>
              </table:table-cell>
              <table:table-cell office:value-type="float" office:value="1.797478">
                <text:p>1.79747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0000000101516">
                <text:p>0.000000010151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004754134">
                <text:p>0.004754134</text:p>
              </table:table-cell>
              <table:table-cell office:value-type="float" office:value="1.797572">
                <text:p>1.79757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00000001017572">
                <text:p>0.00000001017572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03034071">
                <text:p>0.03034071</text:p>
              </table:table-cell>
              <table:table-cell office:value-type="float" office:value="1.797682">
                <text:p>1.79768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00000001021171">
                <text:p>0.0000000102117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1033687">
                <text:p>0.1033687</text:p>
              </table:table-cell>
              <table:table-cell office:value-type="float" office:value="1.79764">
                <text:p>1.79764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0000000102837">
                <text:p>0.000000010283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382503">
                <text:p>1.382503</text:p>
              </table:table-cell>
              <table:table-cell office:value-type="float" office:value="1.799307">
                <text:p>1.79930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00000001035225">
                <text:p>0.0000000103522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69038">
                <text:p>1.769038</text:p>
              </table:table-cell>
              <table:table-cell office:value-type="float" office:value="1.804328">
                <text:p>1.804328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00000001041285">
                <text:p>0.0000000104128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66286">
                <text:p>1.766286</text:p>
              </table:table-cell>
              <table:table-cell office:value-type="float" office:value="1.805265">
                <text:p>1.805265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00000001047481">
                <text:p>0.0000000104748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3602">
                <text:p>1.793602</text:p>
              </table:table-cell>
              <table:table-cell office:value-type="float" office:value="1.805586">
                <text:p>1.805586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00000001054949">
                <text:p>0.0000000105494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4182">
                <text:p>1.794182</text:p>
              </table:table-cell>
              <table:table-cell office:value-type="float" office:value="1.805363">
                <text:p>1.805363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00000001069129">
                <text:p>0.000000010691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819">
                <text:p>1.799819</text:p>
              </table:table-cell>
              <table:table-cell office:value-type="float" office:value="1.803879">
                <text:p>1.803879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00000001087338">
                <text:p>0.0000000108733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707">
                <text:p>1.797707</text:p>
              </table:table-cell>
              <table:table-cell office:value-type="float" office:value="1.795839">
                <text:p>1.79583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00000001123755">
                <text:p>0.0000000112375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375">
                <text:p>1.799375</text:p>
              </table:table-cell>
              <table:table-cell office:value-type="float" office:value="1.739104">
                <text:p>1.73910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00000001191654">
                <text:p>0.00000001191654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886">
                <text:p>1.797886</text:p>
              </table:table-cell>
              <table:table-cell office:value-type="float" office:value="1.403137">
                <text:p>1.403137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00000001263329">
                <text:p>0.000000012633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265">
                <text:p>1.799265</text:p>
              </table:table-cell>
              <table:table-cell office:value-type="float" office:value="0.1795393">
                <text:p>0.1795393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00000001332199">
                <text:p>0.0000000133219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984">
                <text:p>1.797984</text:p>
              </table:table-cell>
              <table:table-cell office:value-type="float" office:value="0.0755189">
                <text:p>0.0755189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00000001402606">
                <text:p>0.0000000140260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78">
                <text:p>1.799178</text:p>
              </table:table-cell>
              <table:table-cell office:value-type="float" office:value="0.04956194">
                <text:p>0.04956194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00000001473875">
                <text:p>0.0000000147387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52">
                <text:p>1.798052</text:p>
              </table:table-cell>
              <table:table-cell office:value-type="float" office:value="0.01614298">
                <text:p>0.0161429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00000001593875">
                <text:p>0.0000000159387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36">
                <text:p>1.799136</text:p>
              </table:table-cell>
              <table:table-cell office:value-type="float" office:value="0.0112263">
                <text:p>0.0112263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00000001713875">
                <text:p>0.0000000171387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78">
                <text:p>1.798078</text:p>
              </table:table-cell>
              <table:table-cell office:value-type="float" office:value="-0.00257986">
                <text:p>-0.0025798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00000001833875">
                <text:p>0.0000000183387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09">
                <text:p>1.799109</text:p>
              </table:table-cell>
              <table:table-cell office:value-type="float" office:value="0.006524805">
                <text:p>0.006524805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00000001953875">
                <text:p>0.0000000195387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07">
                <text:p>1.798107</text:p>
              </table:table-cell>
              <table:table-cell office:value-type="float" office:value="-0.003153713">
                <text:p>-0.003153713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00000002073875">
                <text:p>0.0000000207387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79">
                <text:p>1.799079</text:p>
              </table:table-cell>
              <table:table-cell office:value-type="float" office:value="0.006301994">
                <text:p>0.006301994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00000002193875">
                <text:p>0.0000000219387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37">
                <text:p>1.798137</text:p>
              </table:table-cell>
              <table:table-cell office:value-type="float" office:value="-0.002836243">
                <text:p>-0.002836243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00000002313875">
                <text:p>0.0000000231387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49">
                <text:p>1.799049</text:p>
              </table:table-cell>
              <table:table-cell office:value-type="float" office:value="0.006243538">
                <text:p>0.006243538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00000002433875">
                <text:p>0.0000000243387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68">
                <text:p>1.798168</text:p>
              </table:table-cell>
              <table:table-cell office:value-type="float" office:value="-0.002556945">
                <text:p>-0.002556945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0000000251">
                <text:p>0.000000025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12">
                <text:p>1.799012</text:p>
              </table:table-cell>
              <table:table-cell office:value-type="float" office:value="0.006074498">
                <text:p>0.006074498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.00000002511">
                <text:p>0.00000002511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1.795319">
                <text:p>1.795319</text:p>
              </table:table-cell>
              <table:table-cell office:value-type="float" office:value="0.003553841">
                <text:p>0.003553841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.00000002513">
                <text:p>0.00000002513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1.790801">
                <text:p>1.790801</text:p>
              </table:table-cell>
              <table:table-cell office:value-type="float" office:value="0.001542901">
                <text:p>0.00154290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00000002517">
                <text:p>0.00000002517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1.791538">
                <text:p>1.791538</text:p>
              </table:table-cell>
              <table:table-cell office:value-type="float" office:value="0.001974423">
                <text:p>0.001974423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0.0000000252">
                <text:p>0.0000000252</text:p>
              </table:table-cell>
              <table:table-cell office:value-type="float" office:value="0.00000000000004352074">
                <text:p>0.00000000000004352074</text:p>
              </table:table-cell>
              <table:table-cell office:value-type="float" office:value="0">
                <text:p>0</text:p>
              </table:table-cell>
              <table:table-cell office:value-type="float" office:value="1.796759">
                <text:p>1.796759</text:p>
              </table:table-cell>
              <table:table-cell office:value-type="float" office:value="0.001761786">
                <text:p>0.001761786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.00000002520496">
                <text:p>0.0000000252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8389">
                <text:p>1.798389</text:p>
              </table:table-cell>
              <table:table-cell office:value-type="float" office:value="0.001804105">
                <text:p>0.001804105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0.00000002521489">
                <text:p>0.00000002521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196">
                <text:p>1.80196</text:p>
              </table:table-cell>
              <table:table-cell office:value-type="float" office:value="0.001815706">
                <text:p>0.001815706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.00000002523475">
                <text:p>0.00000002523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714">
                <text:p>1.804714</text:p>
              </table:table-cell>
              <table:table-cell office:value-type="float" office:value="0.001829925">
                <text:p>0.00182992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.00000002526288">
                <text:p>0.00000002526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91">
                <text:p>1.80391</text:p>
              </table:table-cell>
              <table:table-cell office:value-type="float" office:value="0.001831893">
                <text:p>0.001831893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.00000002529268">
                <text:p>0.00000002529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292">
                <text:p>1.804292</text:p>
              </table:table-cell>
              <table:table-cell office:value-type="float" office:value="0.001836431">
                <text:p>0.001836431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.0000000253397">
                <text:p>0.0000000253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089">
                <text:p>1.804089</text:p>
              </table:table-cell>
              <table:table-cell office:value-type="float" office:value="0.001840036">
                <text:p>0.001840036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.00000002540193">
                <text:p>0.00000002540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11">
                <text:p>1.80411</text:p>
              </table:table-cell>
              <table:table-cell office:value-type="float" office:value="0.00183115">
                <text:p>0.00183115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0.00000002548934">
                <text:p>0.00000002548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902">
                <text:p>1.803902</text:p>
              </table:table-cell>
              <table:table-cell office:value-type="float" office:value="0.001841684">
                <text:p>0.001841684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.00000002564435">
                <text:p>0.00000002564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412">
                <text:p>1.803412</text:p>
              </table:table-cell>
              <table:table-cell office:value-type="float" office:value="0.00183725">
                <text:p>0.00183725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0.00000002595437">
                <text:p>0.00000002595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859">
                <text:p>1.79859</text:p>
              </table:table-cell>
              <table:table-cell office:value-type="float" office:value="0.001812933">
                <text:p>0.00181293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0.0000000265744">
                <text:p>0.0000000265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3188">
                <text:p>1.753188</text:p>
              </table:table-cell>
              <table:table-cell office:value-type="float" office:value="0.0007011201">
                <text:p>0.0007011201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0.000000027393">
                <text:p>0.000000027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0811">
                <text:p>1.60811</text:p>
              </table:table-cell>
              <table:table-cell office:value-type="float" office:value="0.02127162">
                <text:p>0.0212716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0.00000002750387">
                <text:p>0.0000000275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8855">
                <text:p>1.578855</text:p>
              </table:table-cell>
              <table:table-cell office:value-type="float" office:value="0.03912091">
                <text:p>0.03912091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0.00000002772561">
                <text:p>0.00000002772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04212">
                <text:p>1.504212</text:p>
              </table:table-cell>
              <table:table-cell office:value-type="float" office:value="0.1201889">
                <text:p>0.120188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0.00000002778104">
                <text:p>0.00000002778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80875">
                <text:p>1.480875</text:p>
              </table:table-cell>
              <table:table-cell office:value-type="float" office:value="0.1732003">
                <text:p>0.173200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0.00000002789191">
                <text:p>0.00000002789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25631">
                <text:p>1.425631</text:p>
              </table:table-cell>
              <table:table-cell office:value-type="float" office:value="0.8598535">
                <text:p>0.8598535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0.00000002804487">
                <text:p>0.00000002804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4166">
                <text:p>1.314166</text:p>
              </table:table-cell>
              <table:table-cell office:value-type="float" office:value="1.691616">
                <text:p>1.691616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00000002819268">
                <text:p>0.00000002819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23085">
                <text:p>1.123085</text:p>
              </table:table-cell>
              <table:table-cell office:value-type="float" office:value="1.782682">
                <text:p>1.782682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0.00000002834669">
                <text:p>0.00000002834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7541">
                <text:p>0.857541</text:p>
              </table:table-cell>
              <table:table-cell office:value-type="float" office:value="1.792716">
                <text:p>1.792716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0.00000002852911">
                <text:p>0.00000002852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9361">
                <text:p>0.519361</text:p>
              </table:table-cell>
              <table:table-cell office:value-type="float" office:value="1.799631">
                <text:p>1.799631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0.00000002873688">
                <text:p>0.00000002873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29819">
                <text:p>0.2829819</text:p>
              </table:table-cell>
              <table:table-cell office:value-type="float" office:value="1.797771">
                <text:p>1.797771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0.00000002896021">
                <text:p>0.00000002896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55451">
                <text:p>0.2155451</text:p>
              </table:table-cell>
              <table:table-cell office:value-type="float" office:value="1.799423">
                <text:p>1.799423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0.00000002940685">
                <text:p>0.00000002940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64611">
                <text:p>0.1464611</text:p>
              </table:table-cell>
              <table:table-cell office:value-type="float" office:value="1.798079">
                <text:p>1.79807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0.00000002990869">
                <text:p>0.00000002990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37604">
                <text:p>0.1037604</text:p>
              </table:table-cell>
              <table:table-cell office:value-type="float" office:value="1.799278">
                <text:p>1.79927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0.00000003091237">
                <text:p>0.0000000309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39025">
                <text:p>0.05439025</text:p>
              </table:table-cell>
              <table:table-cell office:value-type="float" office:value="1.798197">
                <text:p>1.798197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0.00000003211237">
                <text:p>0.0000000321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10213">
                <text:p>0.02410213</text:p>
              </table:table-cell>
              <table:table-cell office:value-type="float" office:value="1.799227">
                <text:p>1.799227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0.00000003331237">
                <text:p>0.0000000333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879136">
                <text:p>0.009879136</text:p>
              </table:table-cell>
              <table:table-cell office:value-type="float" office:value="1.798247">
                <text:p>1.798247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0.00000003451237">
                <text:p>0.0000000345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28647">
                <text:p>0.004828647</text:p>
              </table:table-cell>
              <table:table-cell office:value-type="float" office:value="1.799182">
                <text:p>1.799182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0.00000003571237">
                <text:p>0.0000000357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651218">
                <text:p>0.002651218</text:p>
              </table:table-cell>
              <table:table-cell office:value-type="float" office:value="1.798293">
                <text:p>1.798293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0.00000003691237">
                <text:p>0.0000000369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247205">
                <text:p>0.002247205</text:p>
              </table:table-cell>
              <table:table-cell office:value-type="float" office:value="1.799139">
                <text:p>1.799139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0.00000003811237">
                <text:p>0.0000000381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7823">
                <text:p>0.00167823</text:p>
              </table:table-cell>
              <table:table-cell office:value-type="float" office:value="1.798335">
                <text:p>1.798335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0.00000003931237">
                <text:p>0.00000003931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22289">
                <text:p>0.001822289</text:p>
              </table:table-cell>
              <table:table-cell office:value-type="float" office:value="1.799101">
                <text:p>1.799101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14279">
                <text:p>0.001514279</text:p>
              </table:table-cell>
              <table:table-cell office:value-type="float" office:value="1.798386">
                <text:p>1.798386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0.00000004001">
                <text:p>0.0000000400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01602169">
                <text:p>0.001602169</text:p>
              </table:table-cell>
              <table:table-cell office:value-type="float" office:value="1.798526">
                <text:p>1.798526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0.00000004003">
                <text:p>0.00000004003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.001629807">
                <text:p>0.001629807</text:p>
              </table:table-cell>
              <table:table-cell office:value-type="float" office:value="1.798682">
                <text:p>1.798682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0.00000004006245">
                <text:p>0.00000004006245</text:p>
              </table:table-cell>
              <table:table-cell office:value-type="float" office:value="1.124099">
                <text:p>1.124099</text:p>
              </table:table-cell>
              <table:table-cell office:value-type="float" office:value="0">
                <text:p>0</text:p>
              </table:table-cell>
              <table:table-cell office:value-type="float" office:value="-0.002541948">
                <text:p>-0.002541948</text:p>
              </table:table-cell>
              <table:table-cell office:value-type="float" office:value="1.798491">
                <text:p>1.798491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0.00000004009314">
                <text:p>0.00000004009314</text:p>
              </table:table-cell>
              <table:table-cell office:value-type="float" office:value="1.676516">
                <text:p>1.676516</text:p>
              </table:table-cell>
              <table:table-cell office:value-type="float" office:value="0">
                <text:p>0</text:p>
              </table:table-cell>
              <table:table-cell office:value-type="float" office:value="-0.01319364">
                <text:p>-0.01319364</text:p>
              </table:table-cell>
              <table:table-cell office:value-type="float" office:value="1.797813">
                <text:p>1.797813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0.0000000401">
                <text:p>0.000000040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39767">
                <text:p>-0.01539767</text:p>
              </table:table-cell>
              <table:table-cell office:value-type="float" office:value="1.797623">
                <text:p>1.797623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0.00000004010266">
                <text:p>0.0000000401026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2595">
                <text:p>-0.0152595</text:p>
              </table:table-cell>
              <table:table-cell office:value-type="float" office:value="1.797584">
                <text:p>1.797584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0.00000004010798">
                <text:p>0.0000000401079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55861">
                <text:p>-0.01555861</text:p>
              </table:table-cell>
              <table:table-cell office:value-type="float" office:value="1.797514">
                <text:p>1.79751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0.00000004011862">
                <text:p>0.00000004011862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449391">
                <text:p>-0.01449391</text:p>
              </table:table-cell>
              <table:table-cell office:value-type="float" office:value="1.797428">
                <text:p>1.797428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0.00000004013359">
                <text:p>0.0000000401335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07237019">
                <text:p>-0.007237019</text:p>
              </table:table-cell>
              <table:table-cell office:value-type="float" office:value="1.797423">
                <text:p>1.797423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0.00000004015163">
                <text:p>0.00000004015163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006591213">
                <text:p>0.006591213</text:p>
              </table:table-cell>
              <table:table-cell office:value-type="float" office:value="1.797515">
                <text:p>1.797515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0.00000004017576">
                <text:p>0.0000000401757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03347714">
                <text:p>0.03347714</text:p>
              </table:table-cell>
              <table:table-cell office:value-type="float" office:value="1.797618">
                <text:p>1.797618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0.00000004021178">
                <text:p>0.0000000402117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1107743">
                <text:p>0.1107743</text:p>
              </table:table-cell>
              <table:table-cell office:value-type="float" office:value="1.797586">
                <text:p>1.79758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0.00000004028382">
                <text:p>0.00000004028382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40343">
                <text:p>1.40343</text:p>
              </table:table-cell>
              <table:table-cell office:value-type="float" office:value="1.799423">
                <text:p>1.799423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0.00000004035318">
                <text:p>0.000000040353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73336">
                <text:p>1.773336</text:p>
              </table:table-cell>
              <table:table-cell office:value-type="float" office:value="1.804561">
                <text:p>1.804561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0.00000004041405">
                <text:p>0.0000000404140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66919">
                <text:p>1.766919</text:p>
              </table:table-cell>
              <table:table-cell office:value-type="float" office:value="1.805204">
                <text:p>1.805204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.00000004047643">
                <text:p>0.00000004047643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4283">
                <text:p>1.794283</text:p>
              </table:table-cell>
              <table:table-cell office:value-type="float" office:value="1.805642">
                <text:p>1.805642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0.00000004055043">
                <text:p>0.00000004055043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4228">
                <text:p>1.794228</text:p>
              </table:table-cell>
              <table:table-cell office:value-type="float" office:value="1.805324">
                <text:p>1.805324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0.00000004068825">
                <text:p>0.0000000406882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818">
                <text:p>1.799818</text:p>
              </table:table-cell>
              <table:table-cell office:value-type="float" office:value="1.803927">
                <text:p>1.803927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0.00000004087212">
                <text:p>0.00000004087212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683">
                <text:p>1.797683</text:p>
              </table:table-cell>
              <table:table-cell office:value-type="float" office:value="1.795775">
                <text:p>1.795775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0.00000004123902">
                <text:p>0.00000004123902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399">
                <text:p>1.799399</text:p>
              </table:table-cell>
              <table:table-cell office:value-type="float" office:value="1.738326">
                <text:p>1.738326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0.00000004192168">
                <text:p>0.0000000419216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863">
                <text:p>1.797863</text:p>
              </table:table-cell>
              <table:table-cell office:value-type="float" office:value="1.393792">
                <text:p>1.393792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0.00000004263706">
                <text:p>0.0000000426370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287">
                <text:p>1.799287</text:p>
              </table:table-cell>
              <table:table-cell office:value-type="float" office:value="0.1781528">
                <text:p>0.1781528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0.00000004333181">
                <text:p>0.0000000433318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963">
                <text:p>1.797963</text:p>
              </table:table-cell>
              <table:table-cell office:value-type="float" office:value="0.07468338">
                <text:p>0.07468338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0.00000004404071">
                <text:p>0.0000000440407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97">
                <text:p>1.799197</text:p>
              </table:table-cell>
              <table:table-cell office:value-type="float" office:value="0.04883499">
                <text:p>0.04883499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0.00000004475535">
                <text:p>0.0000000447553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33">
                <text:p>1.798033</text:p>
              </table:table-cell>
              <table:table-cell office:value-type="float" office:value="0.01577036">
                <text:p>0.01577036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0.00000004595535">
                <text:p>0.0000000459553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54">
                <text:p>1.799154</text:p>
              </table:table-cell>
              <table:table-cell office:value-type="float" office:value="0.01107602">
                <text:p>0.01107602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0.00000004715535">
                <text:p>0.0000000471553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61">
                <text:p>1.798061</text:p>
              </table:table-cell>
              <table:table-cell office:value-type="float" office:value="-0.002570618">
                <text:p>-0.002570618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0.00000004835535">
                <text:p>0.0000000483553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25">
                <text:p>1.799125</text:p>
              </table:table-cell>
              <table:table-cell office:value-type="float" office:value="0.006489216">
                <text:p>0.006489216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0.00000004955535">
                <text:p>0.0000000495553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91">
                <text:p>1.798091</text:p>
              </table:table-cell>
              <table:table-cell office:value-type="float" office:value="-0.00312254">
                <text:p>-0.00312254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0.00000005075535">
                <text:p>0.0000000507553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95">
                <text:p>1.799095</text:p>
              </table:table-cell>
              <table:table-cell office:value-type="float" office:value="0.006272611">
                <text:p>0.006272611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0.00000005195535">
                <text:p>0.0000000519553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22">
                <text:p>1.798122</text:p>
              </table:table-cell>
              <table:table-cell office:value-type="float" office:value="-0.002805632">
                <text:p>-0.002805632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0.00000005315535">
                <text:p>0.0000000531553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63">
                <text:p>1.799063</text:p>
              </table:table-cell>
              <table:table-cell office:value-type="float" office:value="0.006214932">
                <text:p>0.00621493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0.00000005435535">
                <text:p>0.0000000543553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54">
                <text:p>1.798154</text:p>
              </table:table-cell>
              <table:table-cell office:value-type="float" office:value="-0.002527927">
                <text:p>-0.002527927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0.0000000551">
                <text:p>0.000000055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23">
                <text:p>1.799023</text:p>
              </table:table-cell>
              <table:table-cell office:value-type="float" office:value="0.00604355">
                <text:p>0.00604355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0.00000005511">
                <text:p>0.00000005511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1.795324">
                <text:p>1.795324</text:p>
              </table:table-cell>
              <table:table-cell office:value-type="float" office:value="0.003541275">
                <text:p>0.003541275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0.00000005513">
                <text:p>0.00000005513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1.790802">
                <text:p>1.790802</text:p>
              </table:table-cell>
              <table:table-cell office:value-type="float" office:value="0.001545001">
                <text:p>0.001545001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0.00000005517">
                <text:p>0.00000005517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1.791538">
                <text:p>1.791538</text:p>
              </table:table-cell>
              <table:table-cell office:value-type="float" office:value="0.001973344">
                <text:p>0.001973344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0.0000000552">
                <text:p>0.0000000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6759">
                <text:p>1.796759</text:p>
              </table:table-cell>
              <table:table-cell office:value-type="float" office:value="0.001762299">
                <text:p>0.001762299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0.00000005520496">
                <text:p>0.0000000552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8389">
                <text:p>1.798389</text:p>
              </table:table-cell>
              <table:table-cell office:value-type="float" office:value="0.00180431">
                <text:p>0.00180431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0.00000005521489">
                <text:p>0.00000005521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1959">
                <text:p>1.801959</text:p>
              </table:table-cell>
              <table:table-cell office:value-type="float" office:value="0.001815823">
                <text:p>0.001815823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0.00000005523475">
                <text:p>0.00000005523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714">
                <text:p>1.804714</text:p>
              </table:table-cell>
              <table:table-cell office:value-type="float" office:value="0.001829928">
                <text:p>0.001829928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0.00000005526287">
                <text:p>0.00000005526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91">
                <text:p>1.80391</text:p>
              </table:table-cell>
              <table:table-cell office:value-type="float" office:value="0.001831892">
                <text:p>0.001831892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0.00000005529267">
                <text:p>0.00000005529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292">
                <text:p>1.804292</text:p>
              </table:table-cell>
              <table:table-cell office:value-type="float" office:value="0.001836397">
                <text:p>0.001836397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0.00000005533969">
                <text:p>0.00000005533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089">
                <text:p>1.804089</text:p>
              </table:table-cell>
              <table:table-cell office:value-type="float" office:value="0.001839986">
                <text:p>0.001839986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0.00000005540193">
                <text:p>0.00000005540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11">
                <text:p>1.80411</text:p>
              </table:table-cell>
              <table:table-cell office:value-type="float" office:value="0.001831178">
                <text:p>0.001831178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0.00000005548933">
                <text:p>0.00000005548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902">
                <text:p>1.803902</text:p>
              </table:table-cell>
              <table:table-cell office:value-type="float" office:value="0.001841649">
                <text:p>0.001841649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0.00000005564432">
                <text:p>0.00000005564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412">
                <text:p>1.803412</text:p>
              </table:table-cell>
              <table:table-cell office:value-type="float" office:value="0.001837268">
                <text:p>0.001837268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0.00000005595432">
                <text:p>0.00000005595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8592">
                <text:p>1.798592</text:p>
              </table:table-cell>
              <table:table-cell office:value-type="float" office:value="0.001812957">
                <text:p>0.001812957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0.00000005657432">
                <text:p>0.00000005657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3198">
                <text:p>1.753198</text:p>
              </table:table-cell>
              <table:table-cell office:value-type="float" office:value="0.0007013438">
                <text:p>0.0007013438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0.00000005739294">
                <text:p>0.00000005739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08125">
                <text:p>1.608125</text:p>
              </table:table-cell>
              <table:table-cell office:value-type="float" office:value="0.02126382">
                <text:p>0.02126382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0.00000005750382">
                <text:p>0.00000005750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887">
                <text:p>1.57887</text:p>
              </table:table-cell>
              <table:table-cell office:value-type="float" office:value="0.03910988">
                <text:p>0.03910988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0.00000005772557">
                <text:p>0.00000005772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04228">
                <text:p>1.504228</text:p>
              </table:table-cell>
              <table:table-cell office:value-type="float" office:value="0.1201621">
                <text:p>0.1201621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0.000000057781">
                <text:p>0.000000057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80891">
                <text:p>1.480891</text:p>
              </table:table-cell>
              <table:table-cell office:value-type="float" office:value="0.1731547">
                <text:p>0.1731547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0.00000005789188">
                <text:p>0.00000005789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25647">
                <text:p>1.425647</text:p>
              </table:table-cell>
              <table:table-cell office:value-type="float" office:value="0.8595259">
                <text:p>0.8595259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0.00000005804488">
                <text:p>0.00000005804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4151">
                <text:p>1.314151</text:p>
              </table:table-cell>
              <table:table-cell office:value-type="float" office:value="1.691604">
                <text:p>1.691604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0.00000005819273">
                <text:p>0.00000005819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23007">
                <text:p>1.123007</text:p>
              </table:table-cell>
              <table:table-cell office:value-type="float" office:value="1.782709">
                <text:p>1.782709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0.00000005834674">
                <text:p>0.00000005834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83693">
                <text:p>0.8583693</text:p>
              </table:table-cell>
              <table:table-cell office:value-type="float" office:value="1.792705">
                <text:p>1.792705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0.00000005852921">
                <text:p>0.00000005852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995">
                <text:p>0.51995</text:p>
              </table:table-cell>
              <table:table-cell office:value-type="float" office:value="1.799642">
                <text:p>1.799642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0.000000058737">
                <text:p>0.000000058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31569">
                <text:p>0.2831569</text:p>
              </table:table-cell>
              <table:table-cell office:value-type="float" office:value="1.797764">
                <text:p>1.797764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0.00000005896032">
                <text:p>0.00000005896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5598">
                <text:p>0.215598</text:p>
              </table:table-cell>
              <table:table-cell office:value-type="float" office:value="1.799428">
                <text:p>1.799428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0.00000005940697">
                <text:p>0.00000005940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65055">
                <text:p>0.1465055</text:p>
              </table:table-cell>
              <table:table-cell office:value-type="float" office:value="1.798074">
                <text:p>1.798074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0.00000005990848">
                <text:p>0.00000005990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37962">
                <text:p>0.1037962</text:p>
              </table:table-cell>
              <table:table-cell office:value-type="float" office:value="1.799282">
                <text:p>1.799282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752507">
                <text:p>0.09752507</text:p>
              </table:table-cell>
              <table:table-cell office:value-type="float" office:value="1.798434">
                <text:p>1.79843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23.6000003814697pt" style:font-family-asian="'DejaVu Sans Condensed'" style:font-family-generic-asian="system" style:font-pitch-asian="variable" style:font-size-asian="23.6000003814697pt" style:font-family-complex="'DejaVu Sans Condensed'" style:font-family-generic-complex="system" style:font-pitch-complex="variable" style:font-size-complex="23.6000003814697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10.8000001907349pt" style:font-family-asian="'DejaVu Sans Condensed'" style:font-family-generic-asian="system" style:font-pitch-asian="variable" style:font-size-asian="10.8000001907349pt" style:font-family-complex="'DejaVu Sans Condensed'" style:font-family-generic-complex="system" style:font-pitch-complex="variable" style:font-size-complex="10.8000001907349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2.6999998092651pt" style:font-family-asian="'DejaVu Sans Condensed'" style:font-family-generic-asian="system" style:font-pitch-asian="variable" style:font-size-asian="12.6999998092651pt" style:font-family-complex="'DejaVu Sans Condensed'" style:font-family-generic-complex="system" style:font-pitch-complex="variable" style:font-size-complex="12.6999998092651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6.2999992370605pt" style:font-family-asian="'DejaVu Sans Condensed'" style:font-family-generic-asian="system" style:font-pitch-asian="variable" style:font-size-asian="16.2999992370605pt" style:font-family-complex="'DejaVu Sans Condensed'" style:font-family-generic-complex="system" style:font-pitch-complex="variable" style:font-size-complex="16.2999992370605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2.6999998092651pt" style:font-family-asian="'DejaVu Sans Condensed'" style:font-family-generic-asian="system" style:font-pitch-asian="variable" style:font-size-asian="12.6999998092651pt" style:font-family-complex="'DejaVu Sans Condensed'" style:font-family-generic-complex="system" style:font-pitch-complex="variable" style:font-size-complex="12.6999998092651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10.8000001907349pt" style:font-family-asian="'DejaVu Sans Condensed'" style:font-family-generic-asian="system" style:font-pitch-asian="variable" style:font-size-asian="10.8000001907349pt" style:font-family-complex="'DejaVu Sans Condensed'" style:font-family-generic-complex="system" style:font-pitch-complex="variable" style:font-size-complex="10.8000001907349pt"/>
    </style:style>
    <style:style style:name="ch9" style:family="chart">
      <style:graphic-properties svg:stroke-color="#666666" draw:fill-color="#666666"/>
      <style:text-properties fo:font-family="'DejaVu Sans Condensed'" style:font-family-generic="swiss" style:font-pitch="variable" fo:font-size="10.8000001907349pt" style:font-family-asian="'DejaVu Sans Condensed'" style:font-family-generic-asian="system" style:font-pitch-asian="variable" style:font-size-asian="10.8000001907349pt" style:font-family-complex="'DejaVu Sans Condensed'" style:font-family-generic-complex="system" style:font-pitch-complex="variable" style:font-size-complex="10.8000001907349pt"/>
    </style:style>
    <style:style style:name="ch10" style:family="chart">
      <style:graphic-properties svg:stroke-color="#6b4794" draw:fill-color="#6b4794"/>
      <style:text-properties fo:font-family="'DejaVu Sans Condensed'" style:font-family-generic="swiss" style:font-pitch="variable" fo:font-size="10.8000001907349pt" style:font-family-asian="'DejaVu Sans Condensed'" style:font-family-generic-asian="system" style:font-pitch-asian="variable" style:font-size-asian="10.8000001907349pt" style:font-family-complex="'DejaVu Sans Condensed'" style:font-family-generic-complex="system" style:font-pitch-complex="variable" style:font-size-complex="10.8000001907349pt"/>
    </style:style>
    <style:style style:name="ch11" style:family="chart">
      <style:graphic-properties svg:stroke-color="#280099" draw:fill-color="#280099"/>
      <style:text-properties fo:font-family="'DejaVu Sans Condensed'" style:font-family-generic="swiss" style:font-pitch="variable" fo:font-size="10.8000001907349pt" style:font-family-asian="'DejaVu Sans Condensed'" style:font-family-generic-asian="system" style:font-pitch-asian="variable" style:font-size-asian="10.8000001907349pt" style:font-family-complex="'DejaVu Sans Condensed'" style:font-family-generic-complex="system" style:font-pitch-complex="variable" style:font-size-complex="10.8000001907349pt"/>
    </style:style>
    <style:style style:name="ch12" style:family="chart">
      <style:graphic-properties svg:stroke-color="#7da647" draw:fill-color="#7da647"/>
      <style:text-properties fo:font-family="'DejaVu Sans Condensed'" style:font-family-generic="swiss" style:font-pitch="variable" fo:font-size="10.8000001907349pt" style:font-family-asian="'DejaVu Sans Condensed'" style:font-family-generic-asian="system" style:font-pitch-asian="variable" style:font-size-asian="10.8000001907349pt" style:font-family-complex="'DejaVu Sans Condensed'" style:font-family-generic-complex="system" style:font-pitch-complex="variable" style:font-size-complex="10.8000001907349pt"/>
    </style:style>
    <style:style style:name="ch13" style:family="chart">
      <style:graphic-properties svg:stroke-color="#e6e64c" draw:fill-color="#e6e64c"/>
      <style:text-properties fo:font-family="'DejaVu Sans Condensed'" style:font-family-generic="swiss" style:font-pitch="variable" fo:font-size="10.8000001907349pt" style:font-family-asian="'DejaVu Sans Condensed'" style:font-family-generic-asian="system" style:font-pitch-asian="variable" style:font-size-asian="10.8000001907349pt" style:font-family-complex="'DejaVu Sans Condensed'" style:font-family-generic-complex="system" style:font-pitch-complex="variable" style:font-size-complex="10.8000001907349pt"/>
    </style:style>
    <style:style style:name="ch14" style:family="chart">
      <style:graphic-properties draw:stroke="none" draw:fill="solid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20.235cm" svg:height="12.717cm" chart:class="chart:scatter" chart:style-name="ch1">
        <chart:title svg:x="8.321cm" svg:y="0.254cm" chart:style-name="ch2">
          <text:p>test1.test</text:p>
        </chart:title>
        <chart:legend chart:legend-position="end" svg:x="17.386cm" svg:y="4.57cm" chart:style-name="ch3"/>
        <chart:plot-area chart:style-name="ch4" table:cell-range-address="test1.$K$3:.$L$63 test1.$M$3:.$M$63 test1.$N$3:.$N$63 test1.$O$3:.$O$63 test1.$P$3:.$P$63 test1.$Q$3:.$Q$63" chart:table-number-list="5 5 5 5 5 5" svg:x="0.404cm" svg:y="1.727cm" svg:width="16.175cm" svg:height="10.736cm">
          <chart:axis chart:dimension="x" chart:name="primary-x" chart:style-name="ch5">
            <chart:title svg:x="9.395cm" svg:y="11.791cm" chart:style-name="ch6">
              <text:p>Vds [V]</text:p>
            </chart:title>
            <chart:categories table:cell-range-address="local-table.A2:.A62"/>
            <chart:grid chart:class="major"/>
          </chart:axis>
          <chart:axis chart:dimension="y" chart:name="primary-y" chart:style-name="ch7">
            <chart:title svg:x="0.404cm" svg:y="6.964cm" chart:style-name="ch6">
              <text:p>Id [A]</text:p>
            </chart:title>
            <chart:grid chart:class="major"/>
          </chart:axis>
          <chart:series chart:style-name="ch8">
            <chart:domain/>
            <chart:data-point chart:repeated="61"/>
          </chart:series>
          <chart:series chart:style-name="ch9">
            <chart:data-point chart:repeated="61"/>
          </chart:series>
          <chart:series chart:style-name="ch10">
            <chart:data-point chart:repeated="61"/>
          </chart:series>
          <chart:series chart:style-name="ch11">
            <chart:data-point chart:repeated="61"/>
          </chart:series>
          <chart:series chart:style-name="ch12">
            <chart:data-point chart:repeated="61"/>
          </chart:series>
          <chart:series chart:style-name="ch13">
            <chart:data-point chart:repeated="6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0.0000000001173578">
                <text:p>0.0000000001173578</text:p>
              </table:table-cell>
              <table:table-cell office:value-type="float" office:value="0.000000002398822">
                <text:p>0.000000002398822</text:p>
              </table:table-cell>
              <table:table-cell office:value-type="float" office:value="0.00000001437683">
                <text:p>0.00000001437683</text:p>
              </table:table-cell>
              <table:table-cell office:value-type="float" office:value="0.0000000605935">
                <text:p>0.0000000605935</text:p>
              </table:table-cell>
              <table:table-cell office:value-type="float" office:value="0.0000002131097">
                <text:p>0.0000002131097</text:p>
              </table:table-cell>
              <table:table-cell office:value-type="float" office:value="0.0000006736557">
                <text:p>0.000000673655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2">
                <text:p>0.02</text:p>
              </table:table-cell>
              <table:table-cell office:value-type="float" office:value="-0.000000900108">
                <text:p>-0.000000900108</text:p>
              </table:table-cell>
              <table:table-cell office:value-type="float" office:value="-0.00003760721">
                <text:p>-0.00003760721</text:p>
              </table:table-cell>
              <table:table-cell office:value-type="float" office:value="-0.0001713824">
                <text:p>-0.0001713824</text:p>
              </table:table-cell>
              <table:table-cell office:value-type="float" office:value="-0.0002844833">
                <text:p>-0.0002844833</text:p>
              </table:table-cell>
              <table:table-cell office:value-type="float" office:value="-0.0003557495">
                <text:p>-0.0003557495</text:p>
              </table:table-cell>
              <table:table-cell office:value-type="float" office:value="-0.000398037">
                <text:p>-0.000398037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4">
                <text:p>0.04</text:p>
              </table:table-cell>
              <table:table-cell office:value-type="float" office:value="-0.000001300743">
                <text:p>-0.000001300743</text:p>
              </table:table-cell>
              <table:table-cell office:value-type="float" office:value="-0.00006301198">
                <text:p>-0.00006301198</text:p>
              </table:table-cell>
              <table:table-cell office:value-type="float" office:value="-0.0003206945">
                <text:p>-0.0003206945</text:p>
              </table:table-cell>
              <table:table-cell office:value-type="float" office:value="-0.0005468525">
                <text:p>-0.0005468525</text:p>
              </table:table-cell>
              <table:table-cell office:value-type="float" office:value="-0.000691683">
                <text:p>-0.000691683</text:p>
              </table:table-cell>
              <table:table-cell office:value-type="float" office:value="-0.0007792008">
                <text:p>-0.000779200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6">
                <text:p>0.06</text:p>
              </table:table-cell>
              <table:table-cell office:value-type="float" office:value="-0.000001460899">
                <text:p>-0.000001460899</text:p>
              </table:table-cell>
              <table:table-cell office:value-type="float" office:value="-0.00007830849">
                <text:p>-0.00007830849</text:p>
              </table:table-cell>
              <table:table-cell office:value-type="float" office:value="-0.0004488468">
                <text:p>-0.0004488468</text:p>
              </table:table-cell>
              <table:table-cell office:value-type="float" office:value="-0.0007877163">
                <text:p>-0.0007877163</text:p>
              </table:table-cell>
              <table:table-cell office:value-type="float" office:value="-0.001008068">
                <text:p>-0.001008068</text:p>
              </table:table-cell>
              <table:table-cell office:value-type="float" office:value="-0.001143161">
                <text:p>-0.00114316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8">
                <text:p>0.08</text:p>
              </table:table-cell>
              <table:table-cell office:value-type="float" office:value="-0.000001539616">
                <text:p>-0.000001539616</text:p>
              </table:table-cell>
              <table:table-cell office:value-type="float" office:value="-0.00008662665">
                <text:p>-0.00008662665</text:p>
              </table:table-cell>
              <table:table-cell office:value-type="float" office:value="-0.000556796">
                <text:p>-0.000556796</text:p>
              </table:table-cell>
              <table:table-cell office:value-type="float" office:value="-0.001007726">
                <text:p>-0.001007726</text:p>
              </table:table-cell>
              <table:table-cell office:value-type="float" office:value="-0.001305374">
                <text:p>-0.001305374</text:p>
              </table:table-cell>
              <table:table-cell office:value-type="float" office:value="-0.001490255">
                <text:p>-0.00149025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1">
                <text:p>0.1</text:p>
              </table:table-cell>
              <table:table-cell office:value-type="float" office:value="-0.00000159185">
                <text:p>-0.00000159185</text:p>
              </table:table-cell>
              <table:table-cell office:value-type="float" office:value="-0.00009116736">
                <text:p>-0.00009116736</text:p>
              </table:table-cell>
              <table:table-cell office:value-type="float" office:value="-0.0006455968">
                <text:p>-0.0006455968</text:p>
              </table:table-cell>
              <table:table-cell office:value-type="float" office:value="-0.00120752">
                <text:p>-0.00120752</text:p>
              </table:table-cell>
              <table:table-cell office:value-type="float" office:value="-0.001584059">
                <text:p>-0.001584059</text:p>
              </table:table-cell>
              <table:table-cell office:value-type="float" office:value="-0.001820816">
                <text:p>-0.00182081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12">
                <text:p>0.12</text:p>
              </table:table-cell>
              <table:table-cell office:value-type="float" office:value="-0.000001634054">
                <text:p>-0.000001634054</text:p>
              </table:table-cell>
              <table:table-cell office:value-type="float" office:value="-0.00009398474">
                <text:p>-0.00009398474</text:p>
              </table:table-cell>
              <table:table-cell office:value-type="float" office:value="-0.0007165213">
                <text:p>-0.0007165213</text:p>
              </table:table-cell>
              <table:table-cell office:value-type="float" office:value="-0.001387728">
                <text:p>-0.001387728</text:p>
              </table:table-cell>
              <table:table-cell office:value-type="float" office:value="-0.001844572">
                <text:p>-0.001844572</text:p>
              </table:table-cell>
              <table:table-cell office:value-type="float" office:value="-0.002135167">
                <text:p>-0.00213516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14">
                <text:p>0.14</text:p>
              </table:table-cell>
              <table:table-cell office:value-type="float" office:value="-0.000001671766">
                <text:p>-0.000001671766</text:p>
              </table:table-cell>
              <table:table-cell office:value-type="float" office:value="-0.00009603264">
                <text:p>-0.00009603264</text:p>
              </table:table-cell>
              <table:table-cell office:value-type="float" office:value="-0.0007712467">
                <text:p>-0.0007712467</text:p>
              </table:table-cell>
              <table:table-cell office:value-type="float" office:value="-0.001548986">
                <text:p>-0.001548986</text:p>
              </table:table-cell>
              <table:table-cell office:value-type="float" office:value="-0.002087351">
                <text:p>-0.002087351</text:p>
              </table:table-cell>
              <table:table-cell office:value-type="float" office:value="-0.002433629">
                <text:p>-0.00243362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16">
                <text:p>0.16</text:p>
              </table:table-cell>
              <table:table-cell office:value-type="float" office:value="-0.000001707181">
                <text:p>-0.000001707181</text:p>
              </table:table-cell>
              <table:table-cell office:value-type="float" office:value="-0.00009771003">
                <text:p>-0.00009771003</text:p>
              </table:table-cell>
              <table:table-cell office:value-type="float" office:value="-0.0008120559">
                <text:p>-0.0008120559</text:p>
              </table:table-cell>
              <table:table-cell office:value-type="float" office:value="-0.001691946">
                <text:p>-0.001691946</text:p>
              </table:table-cell>
              <table:table-cell office:value-type="float" office:value="-0.002312832">
                <text:p>-0.002312832</text:p>
              </table:table-cell>
              <table:table-cell office:value-type="float" office:value="-0.002716515">
                <text:p>-0.00271651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18">
                <text:p>0.18</text:p>
              </table:table-cell>
              <table:table-cell office:value-type="float" office:value="-0.000001741303">
                <text:p>-0.000001741303</text:p>
              </table:table-cell>
              <table:table-cell office:value-type="float" office:value="-0.00009919026">
                <text:p>-0.00009919026</text:p>
              </table:table-cell>
              <table:table-cell office:value-type="float" office:value="-0.0008418366">
                <text:p>-0.0008418366</text:p>
              </table:table-cell>
              <table:table-cell office:value-type="float" office:value="-0.001817304">
                <text:p>-0.001817304</text:p>
              </table:table-cell>
              <table:table-cell office:value-type="float" office:value="-0.002521446">
                <text:p>-0.002521446</text:p>
              </table:table-cell>
              <table:table-cell office:value-type="float" office:value="-0.002984136">
                <text:p>-0.002984136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2">
                <text:p>0.2</text:p>
              </table:table-cell>
              <table:table-cell office:value-type="float" office:value="-0.000001774647">
                <text:p>-0.000001774647</text:p>
              </table:table-cell>
              <table:table-cell office:value-type="float" office:value="-0.0001005556">
                <text:p>-0.0001005556</text:p>
              </table:table-cell>
              <table:table-cell office:value-type="float" office:value="-0.0008636674">
                <text:p>-0.0008636674</text:p>
              </table:table-cell>
              <table:table-cell office:value-type="float" office:value="-0.001925838">
                <text:p>-0.001925838</text:p>
              </table:table-cell>
              <table:table-cell office:value-type="float" office:value="-0.002713625">
                <text:p>-0.002713625</text:p>
              </table:table-cell>
              <table:table-cell office:value-type="float" office:value="-0.003236797">
                <text:p>-0.00323679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22">
                <text:p>0.22</text:p>
              </table:table-cell>
              <table:table-cell office:value-type="float" office:value="-0.000001807503">
                <text:p>-0.000001807503</text:p>
              </table:table-cell>
              <table:table-cell office:value-type="float" office:value="-0.0001018487">
                <text:p>-0.0001018487</text:p>
              </table:table-cell>
              <table:table-cell office:value-type="float" office:value="-0.0008802023">
                <text:p>-0.0008802023</text:p>
              </table:table-cell>
              <table:table-cell office:value-type="float" office:value="-0.002018471">
                <text:p>-0.002018471</text:p>
              </table:table-cell>
              <table:table-cell office:value-type="float" office:value="-0.002889807">
                <text:p>-0.002889807</text:p>
              </table:table-cell>
              <table:table-cell office:value-type="float" office:value="-0.003474804">
                <text:p>-0.00347480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24">
                <text:p>0.24</text:p>
              </table:table-cell>
              <table:table-cell office:value-type="float" office:value="-0.000001840042">
                <text:p>-0.000001840042</text:p>
              </table:table-cell>
              <table:table-cell office:value-type="float" office:value="-0.000103094">
                <text:p>-0.000103094</text:p>
              </table:table-cell>
              <table:table-cell office:value-type="float" office:value="-0.0008933425">
                <text:p>-0.0008933425</text:p>
              </table:table-cell>
              <table:table-cell office:value-type="float" office:value="-0.002096351">
                <text:p>-0.002096351</text:p>
              </table:table-cell>
              <table:table-cell office:value-type="float" office:value="-0.003050445">
                <text:p>-0.003050445</text:p>
              </table:table-cell>
              <table:table-cell office:value-type="float" office:value="-0.003698461">
                <text:p>-0.003698461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26">
                <text:p>0.26</text:p>
              </table:table-cell>
              <table:table-cell office:value-type="float" office:value="-0.000001872375">
                <text:p>-0.000001872375</text:p>
              </table:table-cell>
              <table:table-cell office:value-type="float" office:value="-0.0001043058">
                <text:p>-0.0001043058</text:p>
              </table:table-cell>
              <table:table-cell office:value-type="float" office:value="-0.0009043002">
                <text:p>-0.0009043002</text:p>
              </table:table-cell>
              <table:table-cell office:value-type="float" office:value="-0.002160931">
                <text:p>-0.002160931</text:p>
              </table:table-cell>
              <table:table-cell office:value-type="float" office:value="-0.003196017">
                <text:p>-0.003196017</text:p>
              </table:table-cell>
              <table:table-cell office:value-type="float" office:value="-0.003908073">
                <text:p>-0.003908073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28">
                <text:p>0.28</text:p>
              </table:table-cell>
              <table:table-cell office:value-type="float" office:value="-0.000001904576">
                <text:p>-0.000001904576</text:p>
              </table:table-cell>
              <table:table-cell office:value-type="float" office:value="-0.0001054937">
                <text:p>-0.0001054937</text:p>
              </table:table-cell>
              <table:table-cell office:value-type="float" office:value="-0.0009138142">
                <text:p>-0.0009138142</text:p>
              </table:table-cell>
              <table:table-cell office:value-type="float" office:value="-0.002213997">
                <text:p>-0.002213997</text:p>
              </table:table-cell>
              <table:table-cell office:value-type="float" office:value="-0.003327041">
                <text:p>-0.003327041</text:p>
              </table:table-cell>
              <table:table-cell office:value-type="float" office:value="-0.004103952">
                <text:p>-0.00410395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3">
                <text:p>0.3</text:p>
              </table:table-cell>
              <table:table-cell office:value-type="float" office:value="-0.000001936697">
                <text:p>-0.000001936697</text:p>
              </table:table-cell>
              <table:table-cell office:value-type="float" office:value="-0.0001066639">
                <text:p>-0.0001066639</text:p>
              </table:table-cell>
              <table:table-cell office:value-type="float" office:value="-0.000922336">
                <text:p>-0.000922336</text:p>
              </table:table-cell>
              <table:table-cell office:value-type="float" office:value="-0.002257564">
                <text:p>-0.002257564</text:p>
              </table:table-cell>
              <table:table-cell office:value-type="float" office:value="-0.003444105">
                <text:p>-0.003444105</text:p>
              </table:table-cell>
              <table:table-cell office:value-type="float" office:value="-0.004286414">
                <text:p>-0.00428641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32">
                <text:p>0.32</text:p>
              </table:table-cell>
              <table:table-cell office:value-type="float" office:value="-0.000001968774">
                <text:p>-0.000001968774</text:p>
              </table:table-cell>
              <table:table-cell office:value-type="float" office:value="-0.0001078207">
                <text:p>-0.0001078207</text:p>
              </table:table-cell>
              <table:table-cell office:value-type="float" office:value="-0.0009301495">
                <text:p>-0.0009301495</text:p>
              </table:table-cell>
              <table:table-cell office:value-type="float" office:value="-0.002293658">
                <text:p>-0.002293658</text:p>
              </table:table-cell>
              <table:table-cell office:value-type="float" office:value="-0.003547889">
                <text:p>-0.003547889</text:p>
              </table:table-cell>
              <table:table-cell office:value-type="float" office:value="-0.004455791">
                <text:p>-0.00445579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34">
                <text:p>0.34</text:p>
              </table:table-cell>
              <table:table-cell office:value-type="float" office:value="-0.000002000835">
                <text:p>-0.000002000835</text:p>
              </table:table-cell>
              <table:table-cell office:value-type="float" office:value="-0.0001089673">
                <text:p>-0.0001089673</text:p>
              </table:table-cell>
              <table:table-cell office:value-type="float" office:value="-0.0009374401">
                <text:p>-0.0009374401</text:p>
              </table:table-cell>
              <table:table-cell office:value-type="float" office:value="-0.002324069">
                <text:p>-0.002324069</text:p>
              </table:table-cell>
              <table:table-cell office:value-type="float" office:value="-0.003639209">
                <text:p>-0.003639209</text:p>
              </table:table-cell>
              <table:table-cell office:value-type="float" office:value="-0.00461243">
                <text:p>-0.00461243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36">
                <text:p>0.36</text:p>
              </table:table-cell>
              <table:table-cell office:value-type="float" office:value="-0.0000020329">
                <text:p>-0.0000020329</text:p>
              </table:table-cell>
              <table:table-cell office:value-type="float" office:value="-0.000110106">
                <text:p>-0.000110106</text:p>
              </table:table-cell>
              <table:table-cell office:value-type="float" office:value="-0.0009443337">
                <text:p>-0.0009443337</text:p>
              </table:table-cell>
              <table:table-cell office:value-type="float" office:value="-0.00235023">
                <text:p>-0.00235023</text:p>
              </table:table-cell>
              <table:table-cell office:value-type="float" office:value="-0.003719047">
                <text:p>-0.003719047</text:p>
              </table:table-cell>
              <table:table-cell office:value-type="float" office:value="-0.004756706">
                <text:p>-0.00475670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38">
                <text:p>0.38</text:p>
              </table:table-cell>
              <table:table-cell office:value-type="float" office:value="-0.000002064986">
                <text:p>-0.000002064986</text:p>
              </table:table-cell>
              <table:table-cell office:value-type="float" office:value="-0.0001112386">
                <text:p>-0.0001112386</text:p>
              </table:table-cell>
              <table:table-cell office:value-type="float" office:value="-0.0009509182">
                <text:p>-0.0009509182</text:p>
              </table:table-cell>
              <table:table-cell office:value-type="float" office:value="-0.002373208">
                <text:p>-0.002373208</text:p>
              </table:table-cell>
              <table:table-cell office:value-type="float" office:value="-0.003788562">
                <text:p>-0.003788562</text:p>
              </table:table-cell>
              <table:table-cell office:value-type="float" office:value="-0.004889033">
                <text:p>-0.00488903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4">
                <text:p>0.4</text:p>
              </table:table-cell>
              <table:table-cell office:value-type="float" office:value="-0.000002097107">
                <text:p>-0.000002097107</text:p>
              </table:table-cell>
              <table:table-cell office:value-type="float" office:value="-0.0001123665">
                <text:p>-0.0001123665</text:p>
              </table:table-cell>
              <table:table-cell office:value-type="float" office:value="-0.0009572576">
                <text:p>-0.0009572576</text:p>
              </table:table-cell>
              <table:table-cell office:value-type="float" office:value="-0.002393772">
                <text:p>-0.002393772</text:p>
              </table:table-cell>
              <table:table-cell office:value-type="float" office:value="-0.003849058">
                <text:p>-0.003849058</text:p>
              </table:table-cell>
              <table:table-cell office:value-type="float" office:value="-0.005009874">
                <text:p>-0.00500987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42">
                <text:p>0.42</text:p>
              </table:table-cell>
              <table:table-cell office:value-type="float" office:value="-0.000002129272">
                <text:p>-0.000002129272</text:p>
              </table:table-cell>
              <table:table-cell office:value-type="float" office:value="-0.0001134906">
                <text:p>-0.0001134906</text:p>
              </table:table-cell>
              <table:table-cell office:value-type="float" office:value="-0.000963399">
                <text:p>-0.000963399</text:p>
              </table:table-cell>
              <table:table-cell office:value-type="float" office:value="-0.002412476">
                <text:p>-0.002412476</text:p>
              </table:table-cell>
              <table:table-cell office:value-type="float" office:value="-0.003901893">
                <text:p>-0.003901893</text:p>
              </table:table-cell>
              <table:table-cell office:value-type="float" office:value="-0.005119758">
                <text:p>-0.005119758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44">
                <text:p>0.44</text:p>
              </table:table-cell>
              <table:table-cell office:value-type="float" office:value="-0.000002161491">
                <text:p>-0.000002161491</text:p>
              </table:table-cell>
              <table:table-cell office:value-type="float" office:value="-0.0001146118">
                <text:p>-0.0001146118</text:p>
              </table:table-cell>
              <table:table-cell office:value-type="float" office:value="-0.0009693783">
                <text:p>-0.0009693783</text:p>
              </table:table-cell>
              <table:table-cell office:value-type="float" office:value="-0.00242972">
                <text:p>-0.00242972</text:p>
              </table:table-cell>
              <table:table-cell office:value-type="float" office:value="-0.003948374">
                <text:p>-0.003948374</text:p>
              </table:table-cell>
              <table:table-cell office:value-type="float" office:value="-0.005219299">
                <text:p>-0.00521929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46">
                <text:p>0.46</text:p>
              </table:table-cell>
              <table:table-cell office:value-type="float" office:value="-0.000002193773">
                <text:p>-0.000002193773</text:p>
              </table:table-cell>
              <table:table-cell office:value-type="float" office:value="-0.0001157308">
                <text:p>-0.0001157308</text:p>
              </table:table-cell>
              <table:table-cell office:value-type="float" office:value="-0.0009752232">
                <text:p>-0.0009752232</text:p>
              </table:table-cell>
              <table:table-cell office:value-type="float" office:value="-0.002445799">
                <text:p>-0.002445799</text:p>
              </table:table-cell>
              <table:table-cell office:value-type="float" office:value="-0.003989662">
                <text:p>-0.003989662</text:p>
              </table:table-cell>
              <table:table-cell office:value-type="float" office:value="-0.005309201">
                <text:p>-0.00530920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48">
                <text:p>0.48</text:p>
              </table:table-cell>
              <table:table-cell office:value-type="float" office:value="-0.000002226124">
                <text:p>-0.000002226124</text:p>
              </table:table-cell>
              <table:table-cell office:value-type="float" office:value="-0.0001168482">
                <text:p>-0.0001168482</text:p>
              </table:table-cell>
              <table:table-cell office:value-type="float" office:value="-0.0009809554">
                <text:p>-0.0009809554</text:p>
              </table:table-cell>
              <table:table-cell office:value-type="float" office:value="-0.002460934">
                <text:p>-0.002460934</text:p>
              </table:table-cell>
              <table:table-cell office:value-type="float" office:value="-0.00402673">
                <text:p>-0.00402673</text:p>
              </table:table-cell>
              <table:table-cell office:value-type="float" office:value="-0.005390262">
                <text:p>-0.00539026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5">
                <text:p>0.5</text:p>
              </table:table-cell>
              <table:table-cell office:value-type="float" office:value="-0.000002258552">
                <text:p>-0.000002258552</text:p>
              </table:table-cell>
              <table:table-cell office:value-type="float" office:value="-0.0001179643">
                <text:p>-0.0001179643</text:p>
              </table:table-cell>
              <table:table-cell office:value-type="float" office:value="-0.0009865922">
                <text:p>-0.0009865922</text:p>
              </table:table-cell>
              <table:table-cell office:value-type="float" office:value="-0.002475293">
                <text:p>-0.002475293</text:p>
              </table:table-cell>
              <table:table-cell office:value-type="float" office:value="-0.004060365">
                <text:p>-0.004060365</text:p>
              </table:table-cell>
              <table:table-cell office:value-type="float" office:value="-0.005463356">
                <text:p>-0.00546335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52">
                <text:p>0.52</text:p>
              </table:table-cell>
              <table:table-cell office:value-type="float" office:value="-0.000002291061">
                <text:p>-0.000002291061</text:p>
              </table:table-cell>
              <table:table-cell office:value-type="float" office:value="-0.0001190796">
                <text:p>-0.0001190796</text:p>
              </table:table-cell>
              <table:table-cell office:value-type="float" office:value="-0.0009921475">
                <text:p>-0.0009921475</text:p>
              </table:table-cell>
              <table:table-cell office:value-type="float" office:value="-0.002489006">
                <text:p>-0.002489006</text:p>
              </table:table-cell>
              <table:table-cell office:value-type="float" office:value="-0.004091187">
                <text:p>-0.004091187</text:p>
              </table:table-cell>
              <table:table-cell office:value-type="float" office:value="-0.005529388">
                <text:p>-0.00552938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54">
                <text:p>0.54</text:p>
              </table:table-cell>
              <table:table-cell office:value-type="float" office:value="-0.000002323659">
                <text:p>-0.000002323659</text:p>
              </table:table-cell>
              <table:table-cell office:value-type="float" office:value="-0.0001201944">
                <text:p>-0.0001201944</text:p>
              </table:table-cell>
              <table:table-cell office:value-type="float" office:value="-0.0009976327">
                <text:p>-0.0009976327</text:p>
              </table:table-cell>
              <table:table-cell office:value-type="float" office:value="-0.002502178">
                <text:p>-0.002502178</text:p>
              </table:table-cell>
              <table:table-cell office:value-type="float" office:value="-0.004119689">
                <text:p>-0.004119689</text:p>
              </table:table-cell>
              <table:table-cell office:value-type="float" office:value="-0.005589255">
                <text:p>-0.005589255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56">
                <text:p>0.56</text:p>
              </table:table-cell>
              <table:table-cell office:value-type="float" office:value="-0.000002356352">
                <text:p>-0.000002356352</text:p>
              </table:table-cell>
              <table:table-cell office:value-type="float" office:value="-0.0001213089">
                <text:p>-0.0001213089</text:p>
              </table:table-cell>
              <table:table-cell office:value-type="float" office:value="-0.001003057">
                <text:p>-0.001003057</text:p>
              </table:table-cell>
              <table:table-cell office:value-type="float" office:value="-0.002514891">
                <text:p>-0.002514891</text:p>
              </table:table-cell>
              <table:table-cell office:value-type="float" office:value="-0.004146258">
                <text:p>-0.004146258</text:p>
              </table:table-cell>
              <table:table-cell office:value-type="float" office:value="-0.00564379">
                <text:p>-0.0056437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58">
                <text:p>0.58</text:p>
              </table:table-cell>
              <table:table-cell office:value-type="float" office:value="-0.000002389146">
                <text:p>-0.000002389146</text:p>
              </table:table-cell>
              <table:table-cell office:value-type="float" office:value="-0.0001224234">
                <text:p>-0.0001224234</text:p>
              </table:table-cell>
              <table:table-cell office:value-type="float" office:value="-0.001008429">
                <text:p>-0.001008429</text:p>
              </table:table-cell>
              <table:table-cell office:value-type="float" office:value="-0.002527211">
                <text:p>-0.002527211</text:p>
              </table:table-cell>
              <table:table-cell office:value-type="float" office:value="-0.004171202">
                <text:p>-0.004171202</text:p>
              </table:table-cell>
              <table:table-cell office:value-type="float" office:value="-0.005693744">
                <text:p>-0.00569374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6">
                <text:p>0.6</text:p>
              </table:table-cell>
              <table:table-cell office:value-type="float" office:value="-0.000002422048">
                <text:p>-0.000002422048</text:p>
              </table:table-cell>
              <table:table-cell office:value-type="float" office:value="-0.000123538">
                <text:p>-0.000123538</text:p>
              </table:table-cell>
              <table:table-cell office:value-type="float" office:value="-0.001013754">
                <text:p>-0.001013754</text:p>
              </table:table-cell>
              <table:table-cell office:value-type="float" office:value="-0.002539192">
                <text:p>-0.002539192</text:p>
              </table:table-cell>
              <table:table-cell office:value-type="float" office:value="-0.004194771">
                <text:p>-0.004194771</text:p>
              </table:table-cell>
              <table:table-cell office:value-type="float" office:value="-0.005739764">
                <text:p>-0.00573976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62">
                <text:p>0.62</text:p>
              </table:table-cell>
              <table:table-cell office:value-type="float" office:value="-0.000002455064">
                <text:p>-0.000002455064</text:p>
              </table:table-cell>
              <table:table-cell office:value-type="float" office:value="-0.0001246529">
                <text:p>-0.0001246529</text:p>
              </table:table-cell>
              <table:table-cell office:value-type="float" office:value="-0.001019038">
                <text:p>-0.001019038</text:p>
              </table:table-cell>
              <table:table-cell office:value-type="float" office:value="-0.002550879">
                <text:p>-0.002550879</text:p>
              </table:table-cell>
              <table:table-cell office:value-type="float" office:value="-0.004217166">
                <text:p>-0.004217166</text:p>
              </table:table-cell>
              <table:table-cell office:value-type="float" office:value="-0.005782408">
                <text:p>-0.005782408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64">
                <text:p>0.64</text:p>
              </table:table-cell>
              <table:table-cell office:value-type="float" office:value="-0.000002488203">
                <text:p>-0.000002488203</text:p>
              </table:table-cell>
              <table:table-cell office:value-type="float" office:value="-0.0001257682">
                <text:p>-0.0001257682</text:p>
              </table:table-cell>
              <table:table-cell office:value-type="float" office:value="-0.001024285">
                <text:p>-0.001024285</text:p>
              </table:table-cell>
              <table:table-cell office:value-type="float" office:value="-0.00256231">
                <text:p>-0.00256231</text:p>
              </table:table-cell>
              <table:table-cell office:value-type="float" office:value="-0.004238553">
                <text:p>-0.004238553</text:p>
              </table:table-cell>
              <table:table-cell office:value-type="float" office:value="-0.005822142">
                <text:p>-0.00582214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66">
                <text:p>0.66</text:p>
              </table:table-cell>
              <table:table-cell office:value-type="float" office:value="-0.000002521472">
                <text:p>-0.000002521472</text:p>
              </table:table-cell>
              <table:table-cell office:value-type="float" office:value="-0.0001268841">
                <text:p>-0.0001268841</text:p>
              </table:table-cell>
              <table:table-cell office:value-type="float" office:value="-0.0010295">
                <text:p>-0.0010295</text:p>
              </table:table-cell>
              <table:table-cell office:value-type="float" office:value="-0.002573515">
                <text:p>-0.002573515</text:p>
              </table:table-cell>
              <table:table-cell office:value-type="float" office:value="-0.004259066">
                <text:p>-0.004259066</text:p>
              </table:table-cell>
              <table:table-cell office:value-type="float" office:value="-0.005859362">
                <text:p>-0.005859362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68">
                <text:p>0.68</text:p>
              </table:table-cell>
              <table:table-cell office:value-type="float" office:value="-0.000002554882">
                <text:p>-0.000002554882</text:p>
              </table:table-cell>
              <table:table-cell office:value-type="float" office:value="-0.0001280007">
                <text:p>-0.0001280007</text:p>
              </table:table-cell>
              <table:table-cell office:value-type="float" office:value="-0.001034686">
                <text:p>-0.001034686</text:p>
              </table:table-cell>
              <table:table-cell office:value-type="float" office:value="-0.00258452">
                <text:p>-0.00258452</text:p>
              </table:table-cell>
              <table:table-cell office:value-type="float" office:value="-0.00427882">
                <text:p>-0.00427882</text:p>
              </table:table-cell>
              <table:table-cell office:value-type="float" office:value="-0.005894402">
                <text:p>-0.00589440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7">
                <text:p>0.7</text:p>
              </table:table-cell>
              <table:table-cell office:value-type="float" office:value="-0.000002588441">
                <text:p>-0.000002588441</text:p>
              </table:table-cell>
              <table:table-cell office:value-type="float" office:value="-0.0001291179">
                <text:p>-0.0001291179</text:p>
              </table:table-cell>
              <table:table-cell office:value-type="float" office:value="-0.001039847">
                <text:p>-0.001039847</text:p>
              </table:table-cell>
              <table:table-cell office:value-type="float" office:value="-0.002595348">
                <text:p>-0.002595348</text:p>
              </table:table-cell>
              <table:table-cell office:value-type="float" office:value="-0.00429791">
                <text:p>-0.00429791</text:p>
              </table:table-cell>
              <table:table-cell office:value-type="float" office:value="-0.005927543">
                <text:p>-0.00592754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72">
                <text:p>0.72</text:p>
              </table:table-cell>
              <table:table-cell office:value-type="float" office:value="-0.000002622162">
                <text:p>-0.000002622162</text:p>
              </table:table-cell>
              <table:table-cell office:value-type="float" office:value="-0.000130236">
                <text:p>-0.000130236</text:p>
              </table:table-cell>
              <table:table-cell office:value-type="float" office:value="-0.001044983">
                <text:p>-0.001044983</text:p>
              </table:table-cell>
              <table:table-cell office:value-type="float" office:value="-0.002606017">
                <text:p>-0.002606017</text:p>
              </table:table-cell>
              <table:table-cell office:value-type="float" office:value="-0.004316415">
                <text:p>-0.004316415</text:p>
              </table:table-cell>
              <table:table-cell office:value-type="float" office:value="-0.005959024">
                <text:p>-0.00595902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74">
                <text:p>0.74</text:p>
              </table:table-cell>
              <table:table-cell office:value-type="float" office:value="-0.000002656056">
                <text:p>-0.000002656056</text:p>
              </table:table-cell>
              <table:table-cell office:value-type="float" office:value="-0.000131355">
                <text:p>-0.000131355</text:p>
              </table:table-cell>
              <table:table-cell office:value-type="float" office:value="-0.001050098">
                <text:p>-0.001050098</text:p>
              </table:table-cell>
              <table:table-cell office:value-type="float" office:value="-0.002616544">
                <text:p>-0.002616544</text:p>
              </table:table-cell>
              <table:table-cell office:value-type="float" office:value="-0.004334402">
                <text:p>-0.004334402</text:p>
              </table:table-cell>
              <table:table-cell office:value-type="float" office:value="-0.005989046">
                <text:p>-0.00598904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76">
                <text:p>0.76</text:p>
              </table:table-cell>
              <table:table-cell office:value-type="float" office:value="-0.000002690137">
                <text:p>-0.000002690137</text:p>
              </table:table-cell>
              <table:table-cell office:value-type="float" office:value="-0.000132475">
                <text:p>-0.000132475</text:p>
              </table:table-cell>
              <table:table-cell office:value-type="float" office:value="-0.001055194">
                <text:p>-0.001055194</text:p>
              </table:table-cell>
              <table:table-cell office:value-type="float" office:value="-0.002626943">
                <text:p>-0.002626943</text:p>
              </table:table-cell>
              <table:table-cell office:value-type="float" office:value="-0.00435193">
                <text:p>-0.00435193</text:p>
              </table:table-cell>
              <table:table-cell office:value-type="float" office:value="-0.006017784">
                <text:p>-0.00601778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78">
                <text:p>0.78</text:p>
              </table:table-cell>
              <table:table-cell office:value-type="float" office:value="-0.000002724422">
                <text:p>-0.000002724422</text:p>
              </table:table-cell>
              <table:table-cell office:value-type="float" office:value="-0.000133596">
                <text:p>-0.000133596</text:p>
              </table:table-cell>
              <table:table-cell office:value-type="float" office:value="-0.001060272">
                <text:p>-0.001060272</text:p>
              </table:table-cell>
              <table:table-cell office:value-type="float" office:value="-0.002637226">
                <text:p>-0.002637226</text:p>
              </table:table-cell>
              <table:table-cell office:value-type="float" office:value="-0.004369048">
                <text:p>-0.004369048</text:p>
              </table:table-cell>
              <table:table-cell office:value-type="float" office:value="-0.006045384">
                <text:p>-0.006045384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8">
                <text:p>0.8</text:p>
              </table:table-cell>
              <table:table-cell office:value-type="float" office:value="-0.000002758926">
                <text:p>-0.000002758926</text:p>
              </table:table-cell>
              <table:table-cell office:value-type="float" office:value="-0.000134718">
                <text:p>-0.000134718</text:p>
              </table:table-cell>
              <table:table-cell office:value-type="float" office:value="-0.001065334">
                <text:p>-0.001065334</text:p>
              </table:table-cell>
              <table:table-cell office:value-type="float" office:value="-0.002647403">
                <text:p>-0.002647403</text:p>
              </table:table-cell>
              <table:table-cell office:value-type="float" office:value="-0.004385799">
                <text:p>-0.004385799</text:p>
              </table:table-cell>
              <table:table-cell office:value-type="float" office:value="-0.006071975">
                <text:p>-0.006071975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82">
                <text:p>0.82</text:p>
              </table:table-cell>
              <table:table-cell office:value-type="float" office:value="-0.00000279367">
                <text:p>-0.00000279367</text:p>
              </table:table-cell>
              <table:table-cell office:value-type="float" office:value="-0.0001358412">
                <text:p>-0.0001358412</text:p>
              </table:table-cell>
              <table:table-cell office:value-type="float" office:value="-0.001070382">
                <text:p>-0.001070382</text:p>
              </table:table-cell>
              <table:table-cell office:value-type="float" office:value="-0.002657484">
                <text:p>-0.002657484</text:p>
              </table:table-cell>
              <table:table-cell office:value-type="float" office:value="-0.004402218">
                <text:p>-0.004402218</text:p>
              </table:table-cell>
              <table:table-cell office:value-type="float" office:value="-0.006097666">
                <text:p>-0.00609766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84">
                <text:p>0.84</text:p>
              </table:table-cell>
              <table:table-cell office:value-type="float" office:value="-0.000002828674">
                <text:p>-0.000002828674</text:p>
              </table:table-cell>
              <table:table-cell office:value-type="float" office:value="-0.0001369655">
                <text:p>-0.0001369655</text:p>
              </table:table-cell>
              <table:table-cell office:value-type="float" office:value="-0.001075415">
                <text:p>-0.001075415</text:p>
              </table:table-cell>
              <table:table-cell office:value-type="float" office:value="-0.002667476">
                <text:p>-0.002667476</text:p>
              </table:table-cell>
              <table:table-cell office:value-type="float" office:value="-0.004418338">
                <text:p>-0.004418338</text:p>
              </table:table-cell>
              <table:table-cell office:value-type="float" office:value="-0.006122551">
                <text:p>-0.00612255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86">
                <text:p>0.86</text:p>
              </table:table-cell>
              <table:table-cell office:value-type="float" office:value="-0.000002863964">
                <text:p>-0.000002863964</text:p>
              </table:table-cell>
              <table:table-cell office:value-type="float" office:value="-0.0001380911">
                <text:p>-0.0001380911</text:p>
              </table:table-cell>
              <table:table-cell office:value-type="float" office:value="-0.001080437">
                <text:p>-0.001080437</text:p>
              </table:table-cell>
              <table:table-cell office:value-type="float" office:value="-0.002677387">
                <text:p>-0.002677387</text:p>
              </table:table-cell>
              <table:table-cell office:value-type="float" office:value="-0.004434187">
                <text:p>-0.004434187</text:p>
              </table:table-cell>
              <table:table-cell office:value-type="float" office:value="-0.006146713">
                <text:p>-0.006146713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88">
                <text:p>0.88</text:p>
              </table:table-cell>
              <table:table-cell office:value-type="float" office:value="-0.000002899566">
                <text:p>-0.000002899566</text:p>
              </table:table-cell>
              <table:table-cell office:value-type="float" office:value="-0.0001392179">
                <text:p>-0.0001392179</text:p>
              </table:table-cell>
              <table:table-cell office:value-type="float" office:value="-0.001085446">
                <text:p>-0.001085446</text:p>
              </table:table-cell>
              <table:table-cell office:value-type="float" office:value="-0.002687224">
                <text:p>-0.002687224</text:p>
              </table:table-cell>
              <table:table-cell office:value-type="float" office:value="-0.004449788">
                <text:p>-0.004449788</text:p>
              </table:table-cell>
              <table:table-cell office:value-type="float" office:value="-0.006170224">
                <text:p>-0.00617022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9">
                <text:p>0.9</text:p>
              </table:table-cell>
              <table:table-cell office:value-type="float" office:value="-0.000002935511">
                <text:p>-0.000002935511</text:p>
              </table:table-cell>
              <table:table-cell office:value-type="float" office:value="-0.0001403461">
                <text:p>-0.0001403461</text:p>
              </table:table-cell>
              <table:table-cell office:value-type="float" office:value="-0.001090445">
                <text:p>-0.001090445</text:p>
              </table:table-cell>
              <table:table-cell office:value-type="float" office:value="-0.002696991">
                <text:p>-0.002696991</text:p>
              </table:table-cell>
              <table:table-cell office:value-type="float" office:value="-0.004465164">
                <text:p>-0.004465164</text:p>
              </table:table-cell>
              <table:table-cell office:value-type="float" office:value="-0.006193145">
                <text:p>-0.006193145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92">
                <text:p>0.92</text:p>
              </table:table-cell>
              <table:table-cell office:value-type="float" office:value="-0.000002971832">
                <text:p>-0.000002971832</text:p>
              </table:table-cell>
              <table:table-cell office:value-type="float" office:value="-0.0001414756">
                <text:p>-0.0001414756</text:p>
              </table:table-cell>
              <table:table-cell office:value-type="float" office:value="-0.001095435">
                <text:p>-0.001095435</text:p>
              </table:table-cell>
              <table:table-cell office:value-type="float" office:value="-0.002706694">
                <text:p>-0.002706694</text:p>
              </table:table-cell>
              <table:table-cell office:value-type="float" office:value="-0.004480332">
                <text:p>-0.004480332</text:p>
              </table:table-cell>
              <table:table-cell office:value-type="float" office:value="-0.006215532">
                <text:p>-0.00621553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94">
                <text:p>0.94</text:p>
              </table:table-cell>
              <table:table-cell office:value-type="float" office:value="-0.000003008567">
                <text:p>-0.000003008567</text:p>
              </table:table-cell>
              <table:table-cell office:value-type="float" office:value="-0.0001426065">
                <text:p>-0.0001426065</text:p>
              </table:table-cell>
              <table:table-cell office:value-type="float" office:value="-0.001100415">
                <text:p>-0.001100415</text:p>
              </table:table-cell>
              <table:table-cell office:value-type="float" office:value="-0.002716337">
                <text:p>-0.002716337</text:p>
              </table:table-cell>
              <table:table-cell office:value-type="float" office:value="-0.00449531">
                <text:p>-0.00449531</text:p>
              </table:table-cell>
              <table:table-cell office:value-type="float" office:value="-0.006237433">
                <text:p>-0.006237433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96">
                <text:p>0.96</text:p>
              </table:table-cell>
              <table:table-cell office:value-type="float" office:value="-0.000003045759">
                <text:p>-0.000003045759</text:p>
              </table:table-cell>
              <table:table-cell office:value-type="float" office:value="-0.000143739">
                <text:p>-0.000143739</text:p>
              </table:table-cell>
              <table:table-cell office:value-type="float" office:value="-0.001105387">
                <text:p>-0.001105387</text:p>
              </table:table-cell>
              <table:table-cell office:value-type="float" office:value="-0.002725924">
                <text:p>-0.002725924</text:p>
              </table:table-cell>
              <table:table-cell office:value-type="float" office:value="-0.004510113">
                <text:p>-0.004510113</text:p>
              </table:table-cell>
              <table:table-cell office:value-type="float" office:value="-0.006258891">
                <text:p>-0.006258891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98">
                <text:p>0.98</text:p>
              </table:table-cell>
              <table:table-cell office:value-type="float" office:value="-0.000003083453">
                <text:p>-0.000003083453</text:p>
              </table:table-cell>
              <table:table-cell office:value-type="float" office:value="-0.0001448729">
                <text:p>-0.0001448729</text:p>
              </table:table-cell>
              <table:table-cell office:value-type="float" office:value="-0.001110352">
                <text:p>-0.001110352</text:p>
              </table:table-cell>
              <table:table-cell office:value-type="float" office:value="-0.002735459">
                <text:p>-0.002735459</text:p>
              </table:table-cell>
              <table:table-cell office:value-type="float" office:value="-0.004524752">
                <text:p>-0.004524752</text:p>
              </table:table-cell>
              <table:table-cell office:value-type="float" office:value="-0.006279942">
                <text:p>-0.00627994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">
                <text:p>1</text:p>
              </table:table-cell>
              <table:table-cell office:value-type="float" office:value="-0.000003121703">
                <text:p>-0.000003121703</text:p>
              </table:table-cell>
              <table:table-cell office:value-type="float" office:value="-0.0001460085">
                <text:p>-0.0001460085</text:p>
              </table:table-cell>
              <table:table-cell office:value-type="float" office:value="-0.001115309">
                <text:p>-0.001115309</text:p>
              </table:table-cell>
              <table:table-cell office:value-type="float" office:value="-0.002744946">
                <text:p>-0.002744946</text:p>
              </table:table-cell>
              <table:table-cell office:value-type="float" office:value="-0.004539241">
                <text:p>-0.004539241</text:p>
              </table:table-cell>
              <table:table-cell office:value-type="float" office:value="-0.00630062">
                <text:p>-0.00630062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.02">
                <text:p>1.02</text:p>
              </table:table-cell>
              <table:table-cell office:value-type="float" office:value="-0.000003160568">
                <text:p>-0.000003160568</text:p>
              </table:table-cell>
              <table:table-cell office:value-type="float" office:value="-0.0001471457">
                <text:p>-0.0001471457</text:p>
              </table:table-cell>
              <table:table-cell office:value-type="float" office:value="-0.00112026">
                <text:p>-0.00112026</text:p>
              </table:table-cell>
              <table:table-cell office:value-type="float" office:value="-0.002754386">
                <text:p>-0.002754386</text:p>
              </table:table-cell>
              <table:table-cell office:value-type="float" office:value="-0.004553589">
                <text:p>-0.004553589</text:p>
              </table:table-cell>
              <table:table-cell office:value-type="float" office:value="-0.006320955">
                <text:p>-0.00632095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.04">
                <text:p>1.04</text:p>
              </table:table-cell>
              <table:table-cell office:value-type="float" office:value="-0.000003200111">
                <text:p>-0.000003200111</text:p>
              </table:table-cell>
              <table:table-cell office:value-type="float" office:value="-0.0001482847">
                <text:p>-0.0001482847</text:p>
              </table:table-cell>
              <table:table-cell office:value-type="float" office:value="-0.001125206">
                <text:p>-0.001125206</text:p>
              </table:table-cell>
              <table:table-cell office:value-type="float" office:value="-0.002763784">
                <text:p>-0.002763784</text:p>
              </table:table-cell>
              <table:table-cell office:value-type="float" office:value="-0.004567806">
                <text:p>-0.004567806</text:p>
              </table:table-cell>
              <table:table-cell office:value-type="float" office:value="-0.006340972">
                <text:p>-0.006340972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.06">
                <text:p>1.06</text:p>
              </table:table-cell>
              <table:table-cell office:value-type="float" office:value="-0.000003240407">
                <text:p>-0.000003240407</text:p>
              </table:table-cell>
              <table:table-cell office:value-type="float" office:value="-0.0001494256">
                <text:p>-0.0001494256</text:p>
              </table:table-cell>
              <table:table-cell office:value-type="float" office:value="-0.001130147">
                <text:p>-0.001130147</text:p>
              </table:table-cell>
              <table:table-cell office:value-type="float" office:value="-0.002773142">
                <text:p>-0.002773142</text:p>
              </table:table-cell>
              <table:table-cell office:value-type="float" office:value="-0.004581901">
                <text:p>-0.004581901</text:p>
              </table:table-cell>
              <table:table-cell office:value-type="float" office:value="-0.006360696">
                <text:p>-0.00636069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.08">
                <text:p>1.08</text:p>
              </table:table-cell>
              <table:table-cell office:value-type="float" office:value="-0.000003281535">
                <text:p>-0.000003281535</text:p>
              </table:table-cell>
              <table:table-cell office:value-type="float" office:value="-0.0001505683">
                <text:p>-0.0001505683</text:p>
              </table:table-cell>
              <table:table-cell office:value-type="float" office:value="-0.001135083">
                <text:p>-0.001135083</text:p>
              </table:table-cell>
              <table:table-cell office:value-type="float" office:value="-0.002782461">
                <text:p>-0.002782461</text:p>
              </table:table-cell>
              <table:table-cell office:value-type="float" office:value="-0.004595881">
                <text:p>-0.004595881</text:p>
              </table:table-cell>
              <table:table-cell office:value-type="float" office:value="-0.006380148">
                <text:p>-0.006380148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.1">
                <text:p>1.1</text:p>
              </table:table-cell>
              <table:table-cell office:value-type="float" office:value="-0.000003323587">
                <text:p>-0.000003323587</text:p>
              </table:table-cell>
              <table:table-cell office:value-type="float" office:value="-0.0001517131">
                <text:p>-0.0001517131</text:p>
              </table:table-cell>
              <table:table-cell office:value-type="float" office:value="-0.001140015">
                <text:p>-0.001140015</text:p>
              </table:table-cell>
              <table:table-cell office:value-type="float" office:value="-0.002791745">
                <text:p>-0.002791745</text:p>
              </table:table-cell>
              <table:table-cell office:value-type="float" office:value="-0.004609753">
                <text:p>-0.004609753</text:p>
              </table:table-cell>
              <table:table-cell office:value-type="float" office:value="-0.006399346">
                <text:p>-0.00639934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.12">
                <text:p>1.12</text:p>
              </table:table-cell>
              <table:table-cell office:value-type="float" office:value="-0.00000336666">
                <text:p>-0.00000336666</text:p>
              </table:table-cell>
              <table:table-cell office:value-type="float" office:value="-0.00015286">
                <text:p>-0.00015286</text:p>
              </table:table-cell>
              <table:table-cell office:value-type="float" office:value="-0.001144944">
                <text:p>-0.001144944</text:p>
              </table:table-cell>
              <table:table-cell office:value-type="float" office:value="-0.002800996">
                <text:p>-0.002800996</text:p>
              </table:table-cell>
              <table:table-cell office:value-type="float" office:value="-0.004623524">
                <text:p>-0.004623524</text:p>
              </table:table-cell>
              <table:table-cell office:value-type="float" office:value="-0.006418307">
                <text:p>-0.00641830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.14">
                <text:p>1.14</text:p>
              </table:table-cell>
              <table:table-cell office:value-type="float" office:value="-0.000003410868">
                <text:p>-0.000003410868</text:p>
              </table:table-cell>
              <table:table-cell office:value-type="float" office:value="-0.0001540091">
                <text:p>-0.0001540091</text:p>
              </table:table-cell>
              <table:table-cell office:value-type="float" office:value="-0.001149871">
                <text:p>-0.001149871</text:p>
              </table:table-cell>
              <table:table-cell office:value-type="float" office:value="-0.002810215">
                <text:p>-0.002810215</text:p>
              </table:table-cell>
              <table:table-cell office:value-type="float" office:value="-0.0046372">
                <text:p>-0.0046372</text:p>
              </table:table-cell>
              <table:table-cell office:value-type="float" office:value="-0.006437048">
                <text:p>-0.006437048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.16">
                <text:p>1.16</text:p>
              </table:table-cell>
              <table:table-cell office:value-type="float" office:value="-0.000003456334">
                <text:p>-0.000003456334</text:p>
              </table:table-cell>
              <table:table-cell office:value-type="float" office:value="-0.0001551606">
                <text:p>-0.0001551606</text:p>
              </table:table-cell>
              <table:table-cell office:value-type="float" office:value="-0.001154795">
                <text:p>-0.001154795</text:p>
              </table:table-cell>
              <table:table-cell office:value-type="float" office:value="-0.002819405">
                <text:p>-0.002819405</text:p>
              </table:table-cell>
              <table:table-cell office:value-type="float" office:value="-0.004650786">
                <text:p>-0.004650786</text:p>
              </table:table-cell>
              <table:table-cell office:value-type="float" office:value="-0.006455581">
                <text:p>-0.006455581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18">
                <text:p>1.18</text:p>
              </table:table-cell>
              <table:table-cell office:value-type="float" office:value="-0.000003503196">
                <text:p>-0.000003503196</text:p>
              </table:table-cell>
              <table:table-cell office:value-type="float" office:value="-0.0001563146">
                <text:p>-0.0001563146</text:p>
              </table:table-cell>
              <table:table-cell office:value-type="float" office:value="-0.001159719">
                <text:p>-0.001159719</text:p>
              </table:table-cell>
              <table:table-cell office:value-type="float" office:value="-0.002828568">
                <text:p>-0.002828568</text:p>
              </table:table-cell>
              <table:table-cell office:value-type="float" office:value="-0.004664287">
                <text:p>-0.004664287</text:p>
              </table:table-cell>
              <table:table-cell office:value-type="float" office:value="-0.00647392">
                <text:p>-0.0064739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.2">
                <text:p>1.2</text:p>
              </table:table-cell>
              <table:table-cell office:value-type="float" office:value="-0.000003551607">
                <text:p>-0.000003551607</text:p>
              </table:table-cell>
              <table:table-cell office:value-type="float" office:value="-0.0001574713">
                <text:p>-0.0001574713</text:p>
              </table:table-cell>
              <table:table-cell office:value-type="float" office:value="-0.001164642">
                <text:p>-0.001164642</text:p>
              </table:table-cell>
              <table:table-cell office:value-type="float" office:value="-0.002837706">
                <text:p>-0.002837706</text:p>
              </table:table-cell>
              <table:table-cell office:value-type="float" office:value="-0.004677709">
                <text:p>-0.004677709</text:p>
              </table:table-cell>
              <table:table-cell office:value-type="float" office:value="-0.006492077">
                <text:p>-0.006492077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21.3999996185303pt" style:font-family-asian="'DejaVu Sans Condensed'" style:font-family-generic-asian="system" style:font-pitch-asian="variable" style:font-size-asian="21.3999996185303pt" style:font-family-complex="'DejaVu Sans Condensed'" style:font-family-generic-complex="system" style:font-pitch-complex="variable" style:font-size-complex="21.3999996185303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9.89999961853027pt" style:font-family-asian="'DejaVu Sans Condensed'" style:font-family-generic-asian="system" style:font-pitch-asian="variable" style:font-size-asian="9.89999961853027pt" style:font-family-complex="'DejaVu Sans Condensed'" style:font-family-generic-complex="system" style:font-pitch-complex="variable" style:font-size-complex="9.8999996185302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1.5pt" style:font-family-asian="'DejaVu Sans Condensed'" style:font-family-generic-asian="system" style:font-pitch-asian="variable" style:font-size-asian="11.5pt" style:font-family-complex="'DejaVu Sans Condensed'" style:font-family-generic-complex="system" style:font-pitch-complex="variable" style:font-size-complex="11.5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4.8000001907349pt" style:font-family-asian="'DejaVu Sans Condensed'" style:font-family-generic-asian="system" style:font-pitch-asian="variable" style:font-size-asian="14.8000001907349pt" style:font-family-complex="'DejaVu Sans Condensed'" style:font-family-generic-complex="system" style:font-pitch-complex="variable" style:font-size-complex="14.8000001907349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1.5pt" style:font-family-asian="'DejaVu Sans Condensed'" style:font-family-generic-asian="system" style:font-pitch-asian="variable" style:font-size-asian="11.5pt" style:font-family-complex="'DejaVu Sans Condensed'" style:font-family-generic-complex="system" style:font-pitch-complex="variable" style:font-size-complex="11.5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9.89999961853027pt" style:font-family-asian="'DejaVu Sans Condensed'" style:font-family-generic-asian="system" style:font-pitch-asian="variable" style:font-size-asian="9.89999961853027pt" style:font-family-complex="'DejaVu Sans Condensed'" style:font-family-generic-complex="system" style:font-pitch-complex="variable" style:font-size-complex="9.89999961853027pt"/>
    </style:style>
    <style:style style:name="ch9" style:family="chart">
      <style:graphic-properties svg:stroke-color="#666666" draw:fill-color="#666666"/>
      <style:text-properties fo:font-family="'DejaVu Sans Condensed'" style:font-family-generic="swiss" style:font-pitch="variable" fo:font-size="9.89999961853027pt" style:font-family-asian="'DejaVu Sans Condensed'" style:font-family-generic-asian="system" style:font-pitch-asian="variable" style:font-size-asian="9.89999961853027pt" style:font-family-complex="'DejaVu Sans Condensed'" style:font-family-generic-complex="system" style:font-pitch-complex="variable" style:font-size-complex="9.89999961853027pt"/>
    </style:style>
    <style:style style:name="ch10" style:family="chart">
      <style:graphic-properties svg:stroke-color="#6b4794" draw:fill-color="#6b4794"/>
      <style:text-properties fo:font-family="'DejaVu Sans Condensed'" style:font-family-generic="swiss" style:font-pitch="variable" fo:font-size="9.89999961853027pt" style:font-family-asian="'DejaVu Sans Condensed'" style:font-family-generic-asian="system" style:font-pitch-asian="variable" style:font-size-asian="9.89999961853027pt" style:font-family-complex="'DejaVu Sans Condensed'" style:font-family-generic-complex="system" style:font-pitch-complex="variable" style:font-size-complex="9.89999961853027pt"/>
    </style:style>
    <style:style style:name="ch11" style:family="chart">
      <style:graphic-properties svg:stroke-color="#280099" draw:fill-color="#280099"/>
      <style:text-properties fo:font-family="'DejaVu Sans Condensed'" style:font-family-generic="swiss" style:font-pitch="variable" fo:font-size="9.89999961853027pt" style:font-family-asian="'DejaVu Sans Condensed'" style:font-family-generic-asian="system" style:font-pitch-asian="variable" style:font-size-asian="9.89999961853027pt" style:font-family-complex="'DejaVu Sans Condensed'" style:font-family-generic-complex="system" style:font-pitch-complex="variable" style:font-size-complex="9.89999961853027pt"/>
    </style:style>
    <style:style style:name="ch12" style:family="chart">
      <style:graphic-properties svg:stroke-color="#7da647" draw:fill-color="#7da647"/>
      <style:text-properties fo:font-family="'DejaVu Sans Condensed'" style:font-family-generic="swiss" style:font-pitch="variable" fo:font-size="9.89999961853027pt" style:font-family-asian="'DejaVu Sans Condensed'" style:font-family-generic-asian="system" style:font-pitch-asian="variable" style:font-size-asian="9.89999961853027pt" style:font-family-complex="'DejaVu Sans Condensed'" style:font-family-generic-complex="system" style:font-pitch-complex="variable" style:font-size-complex="9.89999961853027pt"/>
    </style:style>
    <style:style style:name="ch13" style:family="chart">
      <style:graphic-properties svg:stroke-color="#e6e64c" draw:fill-color="#e6e64c"/>
      <style:text-properties fo:font-family="'DejaVu Sans Condensed'" style:font-family-generic="swiss" style:font-pitch="variable" fo:font-size="9.89999961853027pt" style:font-family-asian="'DejaVu Sans Condensed'" style:font-family-generic-asian="system" style:font-pitch-asian="variable" style:font-size-asian="9.89999961853027pt" style:font-family-complex="'DejaVu Sans Condensed'" style:font-family-generic-complex="system" style:font-pitch-complex="variable" style:font-size-complex="9.89999961853027pt"/>
    </style:style>
    <style:style style:name="ch14" style:family="chart">
      <style:graphic-properties svg:stroke-color="#ff9966" draw:fill-color="#ff9966"/>
      <style:text-properties fo:font-family="'DejaVu Sans Condensed'" style:font-family-generic="swiss" style:font-pitch="variable" fo:font-size="9.89999961853027pt" style:font-family-asian="'DejaVu Sans Condensed'" style:font-family-generic-asian="system" style:font-pitch-asian="variable" style:font-size-asian="9.89999961853027pt" style:font-family-complex="'DejaVu Sans Condensed'" style:font-family-generic-complex="system" style:font-pitch-complex="variable" style:font-size-complex="9.89999961853027pt"/>
    </style:style>
    <style:style style:name="ch15" style:family="chart">
      <style:graphic-properties draw:stroke="none" draw:fill="solid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17.421cm" svg:height="11.572cm" chart:class="chart:scatter" chart:style-name="ch1">
        <chart:title svg:x="7.185cm" svg:y="0.23cm" chart:style-name="ch2">
          <text:p>test2.out</text:p>
        </chart:title>
        <chart:legend chart:legend-position="end" svg:x="14.833cm" svg:y="3.898cm" chart:style-name="ch3"/>
        <chart:plot-area chart:style-name="ch4" table:cell-range-address="test2.$B$3:.$I$62" chart:table-number-list="6" svg:x="0.348cm" svg:y="1.571cm" svg:width="13.79cm" svg:height="9.771cm">
          <chart:axis chart:dimension="x" chart:name="primary-x" chart:style-name="ch5">
            <chart:title svg:x="7.536cm" svg:y="10.721cm" chart:style-name="ch6">
              <text:p>Vds [V]</text:p>
            </chart:title>
            <chart:categories table:cell-range-address="local-table.A2:.A61"/>
            <chart:grid chart:class="major"/>
          </chart:axis>
          <chart:axis chart:dimension="y" chart:name="primary-y" chart:style-name="ch7">
            <chart:title svg:x="0.348cm" svg:y="6.324cm" chart:style-name="ch6">
              <text:p>Id [A]</text:p>
            </chart:title>
            <chart:grid chart:class="major"/>
          </chart:axis>
          <chart:series chart:style-name="ch8">
            <chart:domain/>
            <chart:data-point chart:repeated="60"/>
          </chart:series>
          <chart:series chart:style-name="ch9">
            <chart:data-point chart:repeated="60"/>
          </chart:series>
          <chart:series chart:style-name="ch10">
            <chart:data-point chart:repeated="60"/>
          </chart:series>
          <chart:series chart:style-name="ch11">
            <chart:data-point chart:repeated="60"/>
          </chart:series>
          <chart:series chart:style-name="ch12">
            <chart:data-point chart:repeated="60"/>
          </chart:series>
          <chart:series chart:style-name="ch13">
            <chart:data-point chart:repeated="60"/>
          </chart:series>
          <chart:series chart:style-name="ch14">
            <chart:data-point chart:repeated="6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1.38796E-023">
                <text:p>1.38796E-023</text:p>
              </table:table-cell>
              <table:table-cell office:value-type="float" office:value="0.0000000001099791">
                <text:p>0.0000000001099791</text:p>
              </table:table-cell>
              <table:table-cell office:value-type="float" office:value="0.000000002172526">
                <text:p>0.000000002172526</text:p>
              </table:table-cell>
              <table:table-cell office:value-type="float" office:value="0.00000001189402">
                <text:p>0.00000001189402</text:p>
              </table:table-cell>
              <table:table-cell office:value-type="float" office:value="0.00000004969713">
                <text:p>0.00000004969713</text:p>
              </table:table-cell>
              <table:table-cell office:value-type="float" office:value="0.0000001748096">
                <text:p>0.0000001748096</text:p>
              </table:table-cell>
              <table:table-cell office:value-type="float" office:value="0.0000005543015">
                <text:p>0.000000554301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1058545">
                <text:p>-0.00000000001058545</text:p>
              </table:table-cell>
              <table:table-cell office:value-type="float" office:value="-0.00000001983923">
                <text:p>-0.00000001983923</text:p>
              </table:table-cell>
              <table:table-cell office:value-type="float" office:value="-0.000006738204">
                <text:p>-0.000006738204</text:p>
              </table:table-cell>
              <table:table-cell office:value-type="float" office:value="-0.0001438125">
                <text:p>-0.0001438125</text:p>
              </table:table-cell>
              <table:table-cell office:value-type="float" office:value="-0.0003284504">
                <text:p>-0.0003284504</text:p>
              </table:table-cell>
              <table:table-cell office:value-type="float" office:value="-0.0004485344">
                <text:p>-0.0004485344</text:p>
              </table:table-cell>
              <table:table-cell office:value-type="float" office:value="-0.0005221215">
                <text:p>-0.000522121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4">
                <text:p>0.04</text:p>
              </table:table-cell>
              <table:table-cell office:value-type="float" office:value="-0.00000000001853409">
                <text:p>-0.00000000001853409</text:p>
              </table:table-cell>
              <table:table-cell office:value-type="float" office:value="-0.00000002657394">
                <text:p>-0.00000002657394</text:p>
              </table:table-cell>
              <table:table-cell office:value-type="float" office:value="-0.000009425666">
                <text:p>-0.000009425666</text:p>
              </table:table-cell>
              <table:table-cell office:value-type="float" office:value="-0.0002579258">
                <text:p>-0.0002579258</text:p>
              </table:table-cell>
              <table:table-cell office:value-type="float" office:value="-0.0006236111">
                <text:p>-0.0006236111</text:p>
              </table:table-cell>
              <table:table-cell office:value-type="float" office:value="-0.0008665177">
                <text:p>-0.0008665177</text:p>
              </table:table-cell>
              <table:table-cell office:value-type="float" office:value="-0.001017702">
                <text:p>-0.00101770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6">
                <text:p>0.06</text:p>
              </table:table-cell>
              <table:table-cell office:value-type="float" office:value="-0.00000000002786371">
                <text:p>-0.00000000002786371</text:p>
              </table:table-cell>
              <table:table-cell office:value-type="float" office:value="-0.0000000291169">
                <text:p>-0.0000000291169</text:p>
              </table:table-cell>
              <table:table-cell office:value-type="float" office:value="-0.00001045576">
                <text:p>-0.00001045576</text:p>
              </table:table-cell>
              <table:table-cell office:value-type="float" office:value="-0.0003445028">
                <text:p>-0.0003445028</text:p>
              </table:table-cell>
              <table:table-cell office:value-type="float" office:value="-0.000886731">
                <text:p>-0.000886731</text:p>
              </table:table-cell>
              <table:table-cell office:value-type="float" office:value="-0.001254706">
                <text:p>-0.001254706</text:p>
              </table:table-cell>
              <table:table-cell office:value-type="float" office:value="-0.001486852">
                <text:p>-0.001486852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4040341">
                <text:p>-0.00000000004040341</text:p>
              </table:table-cell>
              <table:table-cell office:value-type="float" office:value="-0.00000003056911">
                <text:p>-0.00000003056911</text:p>
              </table:table-cell>
              <table:table-cell office:value-type="float" office:value="-0.00001098849">
                <text:p>-0.00001098849</text:p>
              </table:table-cell>
              <table:table-cell office:value-type="float" office:value="-0.0004064205">
                <text:p>-0.0004064205</text:p>
              </table:table-cell>
              <table:table-cell office:value-type="float" office:value="-0.001119073">
                <text:p>-0.001119073</text:p>
              </table:table-cell>
              <table:table-cell office:value-type="float" office:value="-0.001613998">
                <text:p>-0.001613998</text:p>
              </table:table-cell>
              <table:table-cell office:value-type="float" office:value="-0.001930222">
                <text:p>-0.00193022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1">
                <text:p>0.1</text:p>
              </table:table-cell>
              <table:table-cell office:value-type="float" office:value="-0.00000000005718094">
                <text:p>-0.00000000005718094</text:p>
              </table:table-cell>
              <table:table-cell office:value-type="float" office:value="-0.00000003168039">
                <text:p>-0.00000003168039</text:p>
              </table:table-cell>
              <table:table-cell office:value-type="float" office:value="-0.00001136363">
                <text:p>-0.00001136363</text:p>
              </table:table-cell>
              <table:table-cell office:value-type="float" office:value="-0.0004478405">
                <text:p>-0.0004478405</text:p>
              </table:table-cell>
              <table:table-cell office:value-type="float" office:value="-0.001321886">
                <text:p>-0.001321886</text:p>
              </table:table-cell>
              <table:table-cell office:value-type="float" office:value="-0.001945262">
                <text:p>-0.001945262</text:p>
              </table:table-cell>
              <table:table-cell office:value-type="float" office:value="-0.00234844">
                <text:p>-0.00234844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7912972">
                <text:p>-0.00000000007912972</text:p>
              </table:table-cell>
              <table:table-cell office:value-type="float" office:value="-0.00000003265709">
                <text:p>-0.00000003265709</text:p>
              </table:table-cell>
              <table:table-cell office:value-type="float" office:value="-0.00001167817">
                <text:p>-0.00001167817</text:p>
              </table:table-cell>
              <table:table-cell office:value-type="float" office:value="-0.0004742705">
                <text:p>-0.0004742705</text:p>
              </table:table-cell>
              <table:table-cell office:value-type="float" office:value="-0.001496448">
                <text:p>-0.001496448</text:p>
              </table:table-cell>
              <table:table-cell office:value-type="float" office:value="-0.002249345">
                <text:p>-0.002249345</text:p>
              </table:table-cell>
              <table:table-cell office:value-type="float" office:value="-0.002742122">
                <text:p>-0.00274212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14">
                <text:p>0.14</text:p>
              </table:table-cell>
              <table:table-cell office:value-type="float" office:value="-0.0000000001072608">
                <text:p>-0.0000000001072608</text:p>
              </table:table-cell>
              <table:table-cell office:value-type="float" office:value="-0.00000003357037">
                <text:p>-0.00000003357037</text:p>
              </table:table-cell>
              <table:table-cell office:value-type="float" office:value="-0.00001196501">
                <text:p>-0.00001196501</text:p>
              </table:table-cell>
              <table:table-cell office:value-type="float" office:value="-0.0004912992">
                <text:p>-0.0004912992</text:p>
              </table:table-cell>
              <table:table-cell office:value-type="float" office:value="-0.001644134">
                <text:p>-0.001644134</text:p>
              </table:table-cell>
              <table:table-cell office:value-type="float" office:value="-0.002527069">
                <text:p>-0.002527069</text:p>
              </table:table-cell>
              <table:table-cell office:value-type="float" office:value="-0.003111863">
                <text:p>-0.003111863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16">
                <text:p>0.16</text:p>
              </table:table-cell>
              <table:table-cell office:value-type="float" office:value="-0.0000000001427158">
                <text:p>-0.0000000001427158</text:p>
              </table:table-cell>
              <table:table-cell office:value-type="float" office:value="-0.00000003444947">
                <text:p>-0.00000003444947</text:p>
              </table:table-cell>
              <table:table-cell office:value-type="float" office:value="-0.00001223745">
                <text:p>-0.00001223745</text:p>
              </table:table-cell>
              <table:table-cell office:value-type="float" office:value="-0.000503055">
                <text:p>-0.000503055</text:p>
              </table:table-cell>
              <table:table-cell office:value-type="float" office:value="-0.001766539">
                <text:p>-0.001766539</text:p>
              </table:table-cell>
              <table:table-cell office:value-type="float" office:value="-0.002779248">
                <text:p>-0.002779248</text:p>
              </table:table-cell>
              <table:table-cell office:value-type="float" office:value="-0.003458249">
                <text:p>-0.003458249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18">
                <text:p>0.18</text:p>
              </table:table-cell>
              <table:table-cell office:value-type="float" office:value="-0.0000000001867965">
                <text:p>-0.0000000001867965</text:p>
              </table:table-cell>
              <table:table-cell office:value-type="float" office:value="-0.00000003530893">
                <text:p>-0.00000003530893</text:p>
              </table:table-cell>
              <table:table-cell office:value-type="float" office:value="-0.0000125017">
                <text:p>-0.0000125017</text:p>
              </table:table-cell>
              <table:table-cell office:value-type="float" office:value="-0.0005119401">
                <text:p>-0.0005119401</text:p>
              </table:table-cell>
              <table:table-cell office:value-type="float" office:value="-0.001865666">
                <text:p>-0.001865666</text:p>
              </table:table-cell>
              <table:table-cell office:value-type="float" office:value="-0.003006694">
                <text:p>-0.003006694</text:p>
              </table:table-cell>
              <table:table-cell office:value-type="float" office:value="-0.00378185">
                <text:p>-0.0037818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2">
                <text:p>0.2</text:p>
              </table:table-cell>
              <table:table-cell office:value-type="float" office:value="-0.0000000002409898">
                <text:p>-0.0000000002409898</text:p>
              </table:table-cell>
              <table:table-cell office:value-type="float" office:value="-0.00000003615905">
                <text:p>-0.00000003615905</text:p>
              </table:table-cell>
              <table:table-cell office:value-type="float" office:value="-0.000012761">
                <text:p>-0.000012761</text:p>
              </table:table-cell>
              <table:table-cell office:value-type="float" office:value="-0.0005192087">
                <text:p>-0.0005192087</text:p>
              </table:table-cell>
              <table:table-cell office:value-type="float" office:value="-0.001944133">
                <text:p>-0.001944133</text:p>
              </table:table-cell>
              <table:table-cell office:value-type="float" office:value="-0.003210237">
                <text:p>-0.003210237</text:p>
              </table:table-cell>
              <table:table-cell office:value-type="float" office:value="-0.004083231">
                <text:p>-0.00408323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22">
                <text:p>0.22</text:p>
              </table:table-cell>
              <table:table-cell office:value-type="float" office:value="-0.0000000003069929">
                <text:p>-0.0000000003069929</text:p>
              </table:table-cell>
              <table:table-cell office:value-type="float" office:value="-0.00000003700485">
                <text:p>-0.00000003700485</text:p>
              </table:table-cell>
              <table:table-cell office:value-type="float" office:value="-0.00001301719">
                <text:p>-0.00001301719</text:p>
              </table:table-cell>
              <table:table-cell office:value-type="float" office:value="-0.0005255111">
                <text:p>-0.0005255111</text:p>
              </table:table-cell>
              <table:table-cell office:value-type="float" office:value="-0.002005252">
                <text:p>-0.002005252</text:p>
              </table:table-cell>
              <table:table-cell office:value-type="float" office:value="-0.003390751">
                <text:p>-0.003390751</text:p>
              </table:table-cell>
              <table:table-cell office:value-type="float" office:value="-0.004362949">
                <text:p>-0.00436294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24">
                <text:p>0.24</text:p>
              </table:table-cell>
              <table:table-cell office:value-type="float" office:value="-0.0000000003867411">
                <text:p>-0.0000000003867411</text:p>
              </table:table-cell>
              <table:table-cell office:value-type="float" office:value="-0.00000003784943">
                <text:p>-0.00000003784943</text:p>
              </table:table-cell>
              <table:table-cell office:value-type="float" office:value="-0.00001327138">
                <text:p>-0.00001327138</text:p>
              </table:table-cell>
              <table:table-cell office:value-type="float" office:value="-0.0005311997">
                <text:p>-0.0005311997</text:p>
              </table:table-cell>
              <table:table-cell office:value-type="float" office:value="-0.002052755">
                <text:p>-0.002052755</text:p>
              </table:table-cell>
              <table:table-cell office:value-type="float" office:value="-0.003549206">
                <text:p>-0.003549206</text:p>
              </table:table-cell>
              <table:table-cell office:value-type="float" office:value="-0.00462156">
                <text:p>-0.0046215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26">
                <text:p>0.26</text:p>
              </table:table-cell>
              <table:table-cell office:value-type="float" office:value="-0.0000000004824385">
                <text:p>-0.0000000004824385</text:p>
              </table:table-cell>
              <table:table-cell office:value-type="float" office:value="-0.00000003869501">
                <text:p>-0.00000003869501</text:p>
              </table:table-cell>
              <table:table-cell office:value-type="float" office:value="-0.00001352429">
                <text:p>-0.00001352429</text:p>
              </table:table-cell>
              <table:table-cell office:value-type="float" office:value="-0.0005364767">
                <text:p>-0.0005364767</text:p>
              </table:table-cell>
              <table:table-cell office:value-type="float" office:value="-0.002090221">
                <text:p>-0.002090221</text:p>
              </table:table-cell>
              <table:table-cell office:value-type="float" office:value="-0.003686731">
                <text:p>-0.003686731</text:p>
              </table:table-cell>
              <table:table-cell office:value-type="float" office:value="-0.004859625">
                <text:p>-0.00485962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28">
                <text:p>0.28</text:p>
              </table:table-cell>
              <table:table-cell office:value-type="float" office:value="-0.0000000005965918">
                <text:p>-0.0000000005965918</text:p>
              </table:table-cell>
              <table:table-cell office:value-type="float" office:value="-0.00000003954335">
                <text:p>-0.00000003954335</text:p>
              </table:table-cell>
              <table:table-cell office:value-type="float" office:value="-0.00001377639">
                <text:p>-0.00001377639</text:p>
              </table:table-cell>
              <table:table-cell office:value-type="float" office:value="-0.0005414653">
                <text:p>-0.0005414653</text:p>
              </table:table-cell>
              <table:table-cell office:value-type="float" office:value="-0.002120583">
                <text:p>-0.002120583</text:p>
              </table:table-cell>
              <table:table-cell office:value-type="float" office:value="-0.003804706">
                <text:p>-0.003804706</text:p>
              </table:table-cell>
              <table:table-cell office:value-type="float" office:value="-0.005077721">
                <text:p>-0.00507772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3">
                <text:p>0.3</text:p>
              </table:table-cell>
              <table:table-cell office:value-type="float" office:value="-0.0000000007320482">
                <text:p>-0.0000000007320482</text:p>
              </table:table-cell>
              <table:table-cell office:value-type="float" office:value="-0.00000004039598">
                <text:p>-0.00000004039598</text:p>
              </table:table-cell>
              <table:table-cell office:value-type="float" office:value="-0.00001402803">
                <text:p>-0.00001402803</text:p>
              </table:table-cell>
              <table:table-cell office:value-type="float" office:value="-0.0005462444">
                <text:p>-0.0005462444</text:p>
              </table:table-cell>
              <table:table-cell office:value-type="float" office:value="-0.00214598">
                <text:p>-0.00214598</text:p>
              </table:table-cell>
              <table:table-cell office:value-type="float" office:value="-0.003904856">
                <text:p>-0.003904856</text:p>
              </table:table-cell>
              <table:table-cell office:value-type="float" office:value="-0.005276453">
                <text:p>-0.005276453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32">
                <text:p>0.32</text:p>
              </table:table-cell>
              <table:table-cell office:value-type="float" office:value="-0.0000000008920377">
                <text:p>-0.0000000008920377</text:p>
              </table:table-cell>
              <table:table-cell office:value-type="float" office:value="-0.0000000412543">
                <text:p>-0.0000000412543</text:p>
              </table:table-cell>
              <table:table-cell office:value-type="float" office:value="-0.00001427943">
                <text:p>-0.00001427943</text:p>
              </table:table-cell>
              <table:table-cell office:value-type="float" office:value="-0.0005508667">
                <text:p>-0.0005508667</text:p>
              </table:table-cell>
              <table:table-cell office:value-type="float" office:value="-0.002167877">
                <text:p>-0.002167877</text:p>
              </table:table-cell>
              <table:table-cell office:value-type="float" office:value="-0.003989279">
                <text:p>-0.003989279</text:p>
              </table:table-cell>
              <table:table-cell office:value-type="float" office:value="-0.005456475">
                <text:p>-0.00545647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34">
                <text:p>0.34</text:p>
              </table:table-cell>
              <table:table-cell office:value-type="float" office:value="-0.00000000108022">
                <text:p>-0.00000000108022</text:p>
              </table:table-cell>
              <table:table-cell office:value-type="float" office:value="-0.00000004211971">
                <text:p>-0.00000004211971</text:p>
              </table:table-cell>
              <table:table-cell office:value-type="float" office:value="-0.00001453077">
                <text:p>-0.00001453077</text:p>
              </table:table-cell>
              <table:table-cell office:value-type="float" office:value="-0.0005553688">
                <text:p>-0.0005553688</text:p>
              </table:table-cell>
              <table:table-cell office:value-type="float" office:value="-0.002187256">
                <text:p>-0.002187256</text:p>
              </table:table-cell>
              <table:table-cell office:value-type="float" office:value="-0.004060351">
                <text:p>-0.004060351</text:p>
              </table:table-cell>
              <table:table-cell office:value-type="float" office:value="-0.005618516">
                <text:p>-0.005618516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36">
                <text:p>0.36</text:p>
              </table:table-cell>
              <table:table-cell office:value-type="float" office:value="-0.000000001300739">
                <text:p>-0.000000001300739</text:p>
              </table:table-cell>
              <table:table-cell office:value-type="float" office:value="-0.00000004299365">
                <text:p>-0.00000004299365</text:p>
              </table:table-cell>
              <table:table-cell office:value-type="float" office:value="-0.00001478218">
                <text:p>-0.00001478218</text:p>
              </table:table-cell>
              <table:table-cell office:value-type="float" office:value="-0.0005597769">
                <text:p>-0.0005597769</text:p>
              </table:table-cell>
              <table:table-cell office:value-type="float" office:value="-0.002204778">
                <text:p>-0.002204778</text:p>
              </table:table-cell>
              <table:table-cell office:value-type="float" office:value="-0.00412051">
                <text:p>-0.00412051</text:p>
              </table:table-cell>
              <table:table-cell office:value-type="float" office:value="-0.005763422">
                <text:p>-0.00576342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38">
                <text:p>0.38</text:p>
              </table:table-cell>
              <table:table-cell office:value-type="float" office:value="-0.000000001558278">
                <text:p>-0.000000001558278</text:p>
              </table:table-cell>
              <table:table-cell office:value-type="float" office:value="-0.00000004387763">
                <text:p>-0.00000004387763</text:p>
              </table:table-cell>
              <table:table-cell office:value-type="float" office:value="-0.00001503377">
                <text:p>-0.00001503377</text:p>
              </table:table-cell>
              <table:table-cell office:value-type="float" office:value="-0.0005641102">
                <text:p>-0.0005641102</text:p>
              </table:table-cell>
              <table:table-cell office:value-type="float" office:value="-0.002220901">
                <text:p>-0.002220901</text:p>
              </table:table-cell>
              <table:table-cell office:value-type="float" office:value="-0.004172">
                <text:p>-0.004172</text:p>
              </table:table-cell>
              <table:table-cell office:value-type="float" office:value="-0.005892194">
                <text:p>-0.00589219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4">
                <text:p>0.4</text:p>
              </table:table-cell>
              <table:table-cell office:value-type="float" office:value="-0.000000001858127">
                <text:p>-0.000000001858127</text:p>
              </table:table-cell>
              <table:table-cell office:value-type="float" office:value="-0.00000004477334">
                <text:p>-0.00000004477334</text:p>
              </table:table-cell>
              <table:table-cell office:value-type="float" office:value="-0.0000152856">
                <text:p>-0.0000152856</text:p>
              </table:table-cell>
              <table:table-cell office:value-type="float" office:value="-0.0005683834">
                <text:p>-0.0005683834</text:p>
              </table:table-cell>
              <table:table-cell office:value-type="float" office:value="-0.002235944">
                <text:p>-0.002235944</text:p>
              </table:table-cell>
              <table:table-cell office:value-type="float" office:value="-0.004216715">
                <text:p>-0.004216715</text:p>
              </table:table-cell>
              <table:table-cell office:value-type="float" office:value="-0.00600603">
                <text:p>-0.00600603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42">
                <text:p>0.42</text:p>
              </table:table-cell>
              <table:table-cell office:value-type="float" office:value="-0.000000002206258">
                <text:p>-0.000000002206258</text:p>
              </table:table-cell>
              <table:table-cell office:value-type="float" office:value="-0.0000000456826">
                <text:p>-0.0000000456826</text:p>
              </table:table-cell>
              <table:table-cell office:value-type="float" office:value="-0.00001553775">
                <text:p>-0.00001553775</text:p>
              </table:table-cell>
              <table:table-cell office:value-type="float" office:value="-0.0005726073">
                <text:p>-0.0005726073</text:p>
              </table:table-cell>
              <table:table-cell office:value-type="float" office:value="-0.002250138">
                <text:p>-0.002250138</text:p>
              </table:table-cell>
              <table:table-cell office:value-type="float" office:value="-0.004256155">
                <text:p>-0.004256155</text:p>
              </table:table-cell>
              <table:table-cell office:value-type="float" office:value="-0.006106328">
                <text:p>-0.006106328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44">
                <text:p>0.44</text:p>
              </table:table-cell>
              <table:table-cell office:value-type="float" office:value="-0.000000002609403">
                <text:p>-0.000000002609403</text:p>
              </table:table-cell>
              <table:table-cell office:value-type="float" office:value="-0.00000004660745">
                <text:p>-0.00000004660745</text:p>
              </table:table-cell>
              <table:table-cell office:value-type="float" office:value="-0.00001579026">
                <text:p>-0.00001579026</text:p>
              </table:table-cell>
              <table:table-cell office:value-type="float" office:value="-0.0005767907">
                <text:p>-0.0005767907</text:p>
              </table:table-cell>
              <table:table-cell office:value-type="float" office:value="-0.002263654">
                <text:p>-0.002263654</text:p>
              </table:table-cell>
              <table:table-cell office:value-type="float" office:value="-0.004291466">
                <text:p>-0.004291466</text:p>
              </table:table-cell>
              <table:table-cell office:value-type="float" office:value="-0.00619465">
                <text:p>-0.0061946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46">
                <text:p>0.46</text:p>
              </table:table-cell>
              <table:table-cell office:value-type="float" office:value="-0.000000003075143">
                <text:p>-0.000000003075143</text:p>
              </table:table-cell>
              <table:table-cell office:value-type="float" office:value="-0.00000004755018">
                <text:p>-0.00000004755018</text:p>
              </table:table-cell>
              <table:table-cell office:value-type="float" office:value="-0.00001604316">
                <text:p>-0.00001604316</text:p>
              </table:table-cell>
              <table:table-cell office:value-type="float" office:value="-0.0005809404">
                <text:p>-0.0005809404</text:p>
              </table:table-cell>
              <table:table-cell office:value-type="float" office:value="-0.00227662">
                <text:p>-0.00227662</text:p>
              </table:table-cell>
              <table:table-cell office:value-type="float" office:value="-0.004323519">
                <text:p>-0.004323519</text:p>
              </table:table-cell>
              <table:table-cell office:value-type="float" office:value="-0.006272622">
                <text:p>-0.006272622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48">
                <text:p>0.48</text:p>
              </table:table-cell>
              <table:table-cell office:value-type="float" office:value="-0.000000003612016">
                <text:p>-0.000000003612016</text:p>
              </table:table-cell>
              <table:table-cell office:value-type="float" office:value="-0.00000004851337">
                <text:p>-0.00000004851337</text:p>
              </table:table-cell>
              <table:table-cell office:value-type="float" office:value="-0.00001629649">
                <text:p>-0.00001629649</text:p>
              </table:table-cell>
              <table:table-cell office:value-type="float" office:value="-0.0005850618">
                <text:p>-0.0005850618</text:p>
              </table:table-cell>
              <table:table-cell office:value-type="float" office:value="-0.002289134">
                <text:p>-0.002289134</text:p>
              </table:table-cell>
              <table:table-cell office:value-type="float" office:value="-0.004352969">
                <text:p>-0.004352969</text:p>
              </table:table-cell>
              <table:table-cell office:value-type="float" office:value="-0.006341824">
                <text:p>-0.00634182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5">
                <text:p>0.5</text:p>
              </table:table-cell>
              <table:table-cell office:value-type="float" office:value="-0.000000004229619">
                <text:p>-0.000000004229619</text:p>
              </table:table-cell>
              <table:table-cell office:value-type="float" office:value="-0.00000004949992">
                <text:p>-0.00000004949992</text:p>
              </table:table-cell>
              <table:table-cell office:value-type="float" office:value="-0.00001655027">
                <text:p>-0.00001655027</text:p>
              </table:table-cell>
              <table:table-cell office:value-type="float" office:value="-0.0005891593">
                <text:p>-0.0005891593</text:p>
              </table:table-cell>
              <table:table-cell office:value-type="float" office:value="-0.002301272">
                <text:p>-0.002301272</text:p>
              </table:table-cell>
              <table:table-cell office:value-type="float" office:value="-0.004380315">
                <text:p>-0.004380315</text:p>
              </table:table-cell>
              <table:table-cell office:value-type="float" office:value="-0.006403693">
                <text:p>-0.006403693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52">
                <text:p>0.52</text:p>
              </table:table-cell>
              <table:table-cell office:value-type="float" office:value="-0.000000004938741">
                <text:p>-0.000000004938741</text:p>
              </table:table-cell>
              <table:table-cell office:value-type="float" office:value="-0.00000005051309">
                <text:p>-0.00000005051309</text:p>
              </table:table-cell>
              <table:table-cell office:value-type="float" office:value="-0.00001680453">
                <text:p>-0.00001680453</text:p>
              </table:table-cell>
              <table:table-cell office:value-type="float" office:value="-0.0005932366">
                <text:p>-0.0005932366</text:p>
              </table:table-cell>
              <table:table-cell office:value-type="float" office:value="-0.002313094">
                <text:p>-0.002313094</text:p>
              </table:table-cell>
              <table:table-cell office:value-type="float" office:value="-0.004405943">
                <text:p>-0.004405943</text:p>
              </table:table-cell>
              <table:table-cell office:value-type="float" office:value="-0.00645947">
                <text:p>-0.0064594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54">
                <text:p>0.54</text:p>
              </table:table-cell>
              <table:table-cell office:value-type="float" office:value="-0.000000005751498">
                <text:p>-0.000000005751498</text:p>
              </table:table-cell>
              <table:table-cell office:value-type="float" office:value="-0.0000000515566">
                <text:p>-0.0000000515566</text:p>
              </table:table-cell>
              <table:table-cell office:value-type="float" office:value="-0.00001705927">
                <text:p>-0.00001705927</text:p>
              </table:table-cell>
              <table:table-cell office:value-type="float" office:value="-0.0005972967">
                <text:p>-0.0005972967</text:p>
              </table:table-cell>
              <table:table-cell office:value-type="float" office:value="-0.002324648">
                <text:p>-0.002324648</text:p>
              </table:table-cell>
              <table:table-cell office:value-type="float" office:value="-0.004430151">
                <text:p>-0.004430151</text:p>
              </table:table-cell>
              <table:table-cell office:value-type="float" office:value="-0.006510193">
                <text:p>-0.006510193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56">
                <text:p>0.56</text:p>
              </table:table-cell>
              <table:table-cell office:value-type="float" office:value="-0.000000006681486">
                <text:p>-0.000000006681486</text:p>
              </table:table-cell>
              <table:table-cell office:value-type="float" office:value="-0.00000005263459">
                <text:p>-0.00000005263459</text:p>
              </table:table-cell>
              <table:table-cell office:value-type="float" office:value="-0.00001731452">
                <text:p>-0.00001731452</text:p>
              </table:table-cell>
              <table:table-cell office:value-type="float" office:value="-0.0006013421">
                <text:p>-0.0006013421</text:p>
              </table:table-cell>
              <table:table-cell office:value-type="float" office:value="-0.002335972">
                <text:p>-0.002335972</text:p>
              </table:table-cell>
              <table:table-cell office:value-type="float" office:value="-0.004453174">
                <text:p>-0.004453174</text:p>
              </table:table-cell>
              <table:table-cell office:value-type="float" office:value="-0.006556716">
                <text:p>-0.00655671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58">
                <text:p>0.58</text:p>
              </table:table-cell>
              <table:table-cell office:value-type="float" office:value="-0.000000007743955">
                <text:p>-0.000000007743955</text:p>
              </table:table-cell>
              <table:table-cell office:value-type="float" office:value="-0.00000005375178">
                <text:p>-0.00000005375178</text:p>
              </table:table-cell>
              <table:table-cell office:value-type="float" office:value="-0.00001757028">
                <text:p>-0.00001757028</text:p>
              </table:table-cell>
              <table:table-cell office:value-type="float" office:value="-0.0006053748">
                <text:p>-0.0006053748</text:p>
              </table:table-cell>
              <table:table-cell office:value-type="float" office:value="-0.002347099">
                <text:p>-0.002347099</text:p>
              </table:table-cell>
              <table:table-cell office:value-type="float" office:value="-0.004475201">
                <text:p>-0.004475201</text:p>
              </table:table-cell>
              <table:table-cell office:value-type="float" office:value="-0.00659973">
                <text:p>-0.0065997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6">
                <text:p>0.6</text:p>
              </table:table-cell>
              <table:table-cell office:value-type="float" office:value="-0.000000008955994">
                <text:p>-0.000000008955994</text:p>
              </table:table-cell>
              <table:table-cell office:value-type="float" office:value="-0.00000005491348">
                <text:p>-0.00000005491348</text:p>
              </table:table-cell>
              <table:table-cell office:value-type="float" office:value="-0.00001782657">
                <text:p>-0.00001782657</text:p>
              </table:table-cell>
              <table:table-cell office:value-type="float" office:value="-0.0006093966">
                <text:p>-0.0006093966</text:p>
              </table:table-cell>
              <table:table-cell office:value-type="float" office:value="-0.002358053">
                <text:p>-0.002358053</text:p>
              </table:table-cell>
              <table:table-cell office:value-type="float" office:value="-0.004496381">
                <text:p>-0.004496381</text:p>
              </table:table-cell>
              <table:table-cell office:value-type="float" office:value="-0.006639797">
                <text:p>-0.006639797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62">
                <text:p>0.62</text:p>
              </table:table-cell>
              <table:table-cell office:value-type="float" office:value="-0.00000001033675">
                <text:p>-0.00000001033675</text:p>
              </table:table-cell>
              <table:table-cell office:value-type="float" office:value="-0.00000005612565">
                <text:p>-0.00000005612565</text:p>
              </table:table-cell>
              <table:table-cell office:value-type="float" office:value="-0.00001808339">
                <text:p>-0.00001808339</text:p>
              </table:table-cell>
              <table:table-cell office:value-type="float" office:value="-0.000613409">
                <text:p>-0.000613409</text:p>
              </table:table-cell>
              <table:table-cell office:value-type="float" office:value="-0.002368857">
                <text:p>-0.002368857</text:p>
              </table:table-cell>
              <table:table-cell office:value-type="float" office:value="-0.004516836">
                <text:p>-0.004516836</text:p>
              </table:table-cell>
              <table:table-cell office:value-type="float" office:value="-0.006677377">
                <text:p>-0.00667737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64">
                <text:p>0.64</text:p>
              </table:table-cell>
              <table:table-cell office:value-type="float" office:value="-0.00000001190765">
                <text:p>-0.00000001190765</text:p>
              </table:table-cell>
              <table:table-cell office:value-type="float" office:value="-0.00000005739506">
                <text:p>-0.00000005739506</text:p>
              </table:table-cell>
              <table:table-cell office:value-type="float" office:value="-0.00001834075">
                <text:p>-0.00001834075</text:p>
              </table:table-cell>
              <table:table-cell office:value-type="float" office:value="-0.0006174133">
                <text:p>-0.0006174133</text:p>
              </table:table-cell>
              <table:table-cell office:value-type="float" office:value="-0.002379528">
                <text:p>-0.002379528</text:p>
              </table:table-cell>
              <table:table-cell office:value-type="float" office:value="-0.004536667">
                <text:p>-0.004536667</text:p>
              </table:table-cell>
              <table:table-cell office:value-type="float" office:value="-0.00671284">
                <text:p>-0.0067128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66">
                <text:p>0.66</text:p>
              </table:table-cell>
              <table:table-cell office:value-type="float" office:value="-0.00000001369268">
                <text:p>-0.00000001369268</text:p>
              </table:table-cell>
              <table:table-cell office:value-type="float" office:value="-0.00000005872928">
                <text:p>-0.00000005872928</text:p>
              </table:table-cell>
              <table:table-cell office:value-type="float" office:value="-0.00001859865">
                <text:p>-0.00001859865</text:p>
              </table:table-cell>
              <table:table-cell office:value-type="float" office:value="-0.0006214106">
                <text:p>-0.0006214106</text:p>
              </table:table-cell>
              <table:table-cell office:value-type="float" office:value="-0.002390082">
                <text:p>-0.002390082</text:p>
              </table:table-cell>
              <table:table-cell office:value-type="float" office:value="-0.004555956">
                <text:p>-0.004555956</text:p>
              </table:table-cell>
              <table:table-cell office:value-type="float" office:value="-0.006746495">
                <text:p>-0.006746495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68">
                <text:p>0.68</text:p>
              </table:table-cell>
              <table:table-cell office:value-type="float" office:value="-0.00000001571866">
                <text:p>-0.00000001571866</text:p>
              </table:table-cell>
              <table:table-cell office:value-type="float" office:value="-0.00000006013685">
                <text:p>-0.00000006013685</text:p>
              </table:table-cell>
              <table:table-cell office:value-type="float" office:value="-0.0000188571">
                <text:p>-0.0000188571</text:p>
              </table:table-cell>
              <table:table-cell office:value-type="float" office:value="-0.0006254018">
                <text:p>-0.0006254018</text:p>
              </table:table-cell>
              <table:table-cell office:value-type="float" office:value="-0.002400532">
                <text:p>-0.002400532</text:p>
              </table:table-cell>
              <table:table-cell office:value-type="float" office:value="-0.004574771">
                <text:p>-0.004574771</text:p>
              </table:table-cell>
              <table:table-cell office:value-type="float" office:value="-0.006778593">
                <text:p>-0.006778593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7">
                <text:p>0.7</text:p>
              </table:table-cell>
              <table:table-cell office:value-type="float" office:value="-0.00000001801554">
                <text:p>-0.00000001801554</text:p>
              </table:table-cell>
              <table:table-cell office:value-type="float" office:value="-0.00000006162738">
                <text:p>-0.00000006162738</text:p>
              </table:table-cell>
              <table:table-cell office:value-type="float" office:value="-0.00001911612">
                <text:p>-0.00001911612</text:p>
              </table:table-cell>
              <table:table-cell office:value-type="float" office:value="-0.0006293878">
                <text:p>-0.0006293878</text:p>
              </table:table-cell>
              <table:table-cell office:value-type="float" office:value="-0.002410887">
                <text:p>-0.002410887</text:p>
              </table:table-cell>
              <table:table-cell office:value-type="float" office:value="-0.00459317">
                <text:p>-0.00459317</text:p>
              </table:table-cell>
              <table:table-cell office:value-type="float" office:value="-0.006809343">
                <text:p>-0.00680934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72">
                <text:p>0.72</text:p>
              </table:table-cell>
              <table:table-cell office:value-type="float" office:value="-0.00000002061682">
                <text:p>-0.00000002061682</text:p>
              </table:table-cell>
              <table:table-cell office:value-type="float" office:value="-0.00000006321165">
                <text:p>-0.00000006321165</text:p>
              </table:table-cell>
              <table:table-cell office:value-type="float" office:value="-0.00001937569">
                <text:p>-0.00001937569</text:p>
              </table:table-cell>
              <table:table-cell office:value-type="float" office:value="-0.0006333692">
                <text:p>-0.0006333692</text:p>
              </table:table-cell>
              <table:table-cell office:value-type="float" office:value="-0.002421159">
                <text:p>-0.002421159</text:p>
              </table:table-cell>
              <table:table-cell office:value-type="float" office:value="-0.004611201">
                <text:p>-0.004611201</text:p>
              </table:table-cell>
              <table:table-cell office:value-type="float" office:value="-0.006838921">
                <text:p>-0.006838921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74">
                <text:p>0.74</text:p>
              </table:table-cell>
              <table:table-cell office:value-type="float" office:value="-0.00000002355987">
                <text:p>-0.00000002355987</text:p>
              </table:table-cell>
              <table:table-cell office:value-type="float" office:value="-0.00000006490179">
                <text:p>-0.00000006490179</text:p>
              </table:table-cell>
              <table:table-cell office:value-type="float" office:value="-0.00001963583">
                <text:p>-0.00001963583</text:p>
              </table:table-cell>
              <table:table-cell office:value-type="float" office:value="-0.0006373468">
                <text:p>-0.0006373468</text:p>
              </table:table-cell>
              <table:table-cell office:value-type="float" office:value="-0.002431354">
                <text:p>-0.002431354</text:p>
              </table:table-cell>
              <table:table-cell office:value-type="float" office:value="-0.004628905">
                <text:p>-0.004628905</text:p>
              </table:table-cell>
              <table:table-cell office:value-type="float" office:value="-0.006867473">
                <text:p>-0.00686747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76">
                <text:p>0.76</text:p>
              </table:table-cell>
              <table:table-cell office:value-type="float" office:value="-0.00000002688641">
                <text:p>-0.00000002688641</text:p>
              </table:table-cell>
              <table:table-cell office:value-type="float" office:value="-0.00000006671138">
                <text:p>-0.00000006671138</text:p>
              </table:table-cell>
              <table:table-cell office:value-type="float" office:value="-0.00001989654">
                <text:p>-0.00001989654</text:p>
              </table:table-cell>
              <table:table-cell office:value-type="float" office:value="-0.0006413211">
                <text:p>-0.0006413211</text:p>
              </table:table-cell>
              <table:table-cell office:value-type="float" office:value="-0.00244148">
                <text:p>-0.00244148</text:p>
              </table:table-cell>
              <table:table-cell office:value-type="float" office:value="-0.004646316">
                <text:p>-0.004646316</text:p>
              </table:table-cell>
              <table:table-cell office:value-type="float" office:value="-0.006895123">
                <text:p>-0.006895123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78">
                <text:p>0.78</text:p>
              </table:table-cell>
              <table:table-cell office:value-type="float" office:value="-0.00000003064298">
                <text:p>-0.00000003064298</text:p>
              </table:table-cell>
              <table:table-cell office:value-type="float" office:value="-0.00000006865568">
                <text:p>-0.00000006865568</text:p>
              </table:table-cell>
              <table:table-cell office:value-type="float" office:value="-0.00002015782">
                <text:p>-0.00002015782</text:p>
              </table:table-cell>
              <table:table-cell office:value-type="float" office:value="-0.0006452926">
                <text:p>-0.0006452926</text:p>
              </table:table-cell>
              <table:table-cell office:value-type="float" office:value="-0.002451542">
                <text:p>-0.002451542</text:p>
              </table:table-cell>
              <table:table-cell office:value-type="float" office:value="-0.004663466">
                <text:p>-0.004663466</text:p>
              </table:table-cell>
              <table:table-cell office:value-type="float" office:value="-0.006921975">
                <text:p>-0.006921975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8">
                <text:p>0.8</text:p>
              </table:table-cell>
              <table:table-cell office:value-type="float" office:value="-0.00000003488148">
                <text:p>-0.00000003488148</text:p>
              </table:table-cell>
              <table:table-cell office:value-type="float" office:value="-0.00000007075178">
                <text:p>-0.00000007075178</text:p>
              </table:table-cell>
              <table:table-cell office:value-type="float" office:value="-0.0000204197">
                <text:p>-0.0000204197</text:p>
              </table:table-cell>
              <table:table-cell office:value-type="float" office:value="-0.0006492617">
                <text:p>-0.0006492617</text:p>
              </table:table-cell>
              <table:table-cell office:value-type="float" office:value="-0.002461547">
                <text:p>-0.002461547</text:p>
              </table:table-cell>
              <table:table-cell office:value-type="float" office:value="-0.004680378">
                <text:p>-0.004680378</text:p>
              </table:table-cell>
              <table:table-cell office:value-type="float" office:value="-0.006948119">
                <text:p>-0.006948119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82">
                <text:p>0.82</text:p>
              </table:table-cell>
              <table:table-cell office:value-type="float" office:value="-0.00000003965975">
                <text:p>-0.00000003965975</text:p>
              </table:table-cell>
              <table:table-cell office:value-type="float" office:value="-0.00000007301882">
                <text:p>-0.00000007301882</text:p>
              </table:table-cell>
              <table:table-cell office:value-type="float" office:value="-0.00002068216">
                <text:p>-0.00002068216</text:p>
              </table:table-cell>
              <table:table-cell office:value-type="float" office:value="-0.0006532289">
                <text:p>-0.0006532289</text:p>
              </table:table-cell>
              <table:table-cell office:value-type="float" office:value="-0.002471498">
                <text:p>-0.002471498</text:p>
              </table:table-cell>
              <table:table-cell office:value-type="float" office:value="-0.004697076">
                <text:p>-0.004697076</text:p>
              </table:table-cell>
              <table:table-cell office:value-type="float" office:value="-0.006973631">
                <text:p>-0.006973631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84">
                <text:p>0.84</text:p>
              </table:table-cell>
              <table:table-cell office:value-type="float" office:value="-0.00000004504222">
                <text:p>-0.00000004504222</text:p>
              </table:table-cell>
              <table:table-cell office:value-type="float" office:value="-0.00000007547824">
                <text:p>-0.00000007547824</text:p>
              </table:table-cell>
              <table:table-cell office:value-type="float" office:value="-0.00002094522">
                <text:p>-0.00002094522</text:p>
              </table:table-cell>
              <table:table-cell office:value-type="float" office:value="-0.0006571945">
                <text:p>-0.0006571945</text:p>
              </table:table-cell>
              <table:table-cell office:value-type="float" office:value="-0.002481401">
                <text:p>-0.002481401</text:p>
              </table:table-cell>
              <table:table-cell office:value-type="float" office:value="-0.004713578">
                <text:p>-0.004713578</text:p>
              </table:table-cell>
              <table:table-cell office:value-type="float" office:value="-0.006998576">
                <text:p>-0.006998576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86">
                <text:p>0.86</text:p>
              </table:table-cell>
              <table:table-cell office:value-type="float" office:value="-0.00000005110067">
                <text:p>-0.00000005110067</text:p>
              </table:table-cell>
              <table:table-cell office:value-type="float" office:value="-0.00000007815402">
                <text:p>-0.00000007815402</text:p>
              </table:table-cell>
              <table:table-cell office:value-type="float" office:value="-0.00002120889">
                <text:p>-0.00002120889</text:p>
              </table:table-cell>
              <table:table-cell office:value-type="float" office:value="-0.0006611589">
                <text:p>-0.0006611589</text:p>
              </table:table-cell>
              <table:table-cell office:value-type="float" office:value="-0.002491258">
                <text:p>-0.002491258</text:p>
              </table:table-cell>
              <table:table-cell office:value-type="float" office:value="-0.004729903">
                <text:p>-0.004729903</text:p>
              </table:table-cell>
              <table:table-cell office:value-type="float" office:value="-0.007023012">
                <text:p>-0.007023012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88">
                <text:p>0.88</text:p>
              </table:table-cell>
              <table:table-cell office:value-type="float" office:value="-0.00000005791498">
                <text:p>-0.00000005791498</text:p>
              </table:table-cell>
              <table:table-cell office:value-type="float" office:value="-0.00000008107299">
                <text:p>-0.00000008107299</text:p>
              </table:table-cell>
              <table:table-cell office:value-type="float" office:value="-0.00002147317">
                <text:p>-0.00002147317</text:p>
              </table:table-cell>
              <table:table-cell office:value-type="float" office:value="-0.0006651223">
                <text:p>-0.0006651223</text:p>
              </table:table-cell>
              <table:table-cell office:value-type="float" office:value="-0.002501074">
                <text:p>-0.002501074</text:p>
              </table:table-cell>
              <table:table-cell office:value-type="float" office:value="-0.004746063">
                <text:p>-0.004746063</text:p>
              </table:table-cell>
              <table:table-cell office:value-type="float" office:value="-0.007046987">
                <text:p>-0.00704698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9">
                <text:p>0.9</text:p>
              </table:table-cell>
              <table:table-cell office:value-type="float" office:value="-0.00000006557407">
                <text:p>-0.00000006557407</text:p>
              </table:table-cell>
              <table:table-cell office:value-type="float" office:value="-0.00000008426511">
                <text:p>-0.00000008426511</text:p>
              </table:table-cell>
              <table:table-cell office:value-type="float" office:value="-0.00002173809">
                <text:p>-0.00002173809</text:p>
              </table:table-cell>
              <table:table-cell office:value-type="float" office:value="-0.0006690852">
                <text:p>-0.0006690852</text:p>
              </table:table-cell>
              <table:table-cell office:value-type="float" office:value="-0.00251085">
                <text:p>-0.00251085</text:p>
              </table:table-cell>
              <table:table-cell office:value-type="float" office:value="-0.004762073">
                <text:p>-0.004762073</text:p>
              </table:table-cell>
              <table:table-cell office:value-type="float" office:value="-0.007070544">
                <text:p>-0.00707054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92">
                <text:p>0.92</text:p>
              </table:table-cell>
              <table:table-cell office:value-type="float" office:value="-0.00000007417683">
                <text:p>-0.00000007417683</text:p>
              </table:table-cell>
              <table:table-cell office:value-type="float" office:value="-0.00000008776388">
                <text:p>-0.00000008776388</text:p>
              </table:table-cell>
              <table:table-cell office:value-type="float" office:value="-0.00002200365">
                <text:p>-0.00002200365</text:p>
              </table:table-cell>
              <table:table-cell office:value-type="float" office:value="-0.0006730477">
                <text:p>-0.0006730477</text:p>
              </table:table-cell>
              <table:table-cell office:value-type="float" office:value="-0.002520589">
                <text:p>-0.002520589</text:p>
              </table:table-cell>
              <table:table-cell office:value-type="float" office:value="-0.004777945">
                <text:p>-0.004777945</text:p>
              </table:table-cell>
              <table:table-cell office:value-type="float" office:value="-0.00709372">
                <text:p>-0.0070937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94">
                <text:p>0.94</text:p>
              </table:table-cell>
              <table:table-cell office:value-type="float" office:value="-0.00000008383325">
                <text:p>-0.00000008383325</text:p>
              </table:table-cell>
              <table:table-cell office:value-type="float" office:value="-0.00000009160668">
                <text:p>-0.00000009160668</text:p>
              </table:table-cell>
              <table:table-cell office:value-type="float" office:value="-0.00002226987">
                <text:p>-0.00002226987</text:p>
              </table:table-cell>
              <table:table-cell office:value-type="float" office:value="-0.0006770103">
                <text:p>-0.0006770103</text:p>
              </table:table-cell>
              <table:table-cell office:value-type="float" office:value="-0.002530295">
                <text:p>-0.002530295</text:p>
              </table:table-cell>
              <table:table-cell office:value-type="float" office:value="-0.004793687">
                <text:p>-0.004793687</text:p>
              </table:table-cell>
              <table:table-cell office:value-type="float" office:value="-0.007116548">
                <text:p>-0.007116548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96">
                <text:p>0.96</text:p>
              </table:table-cell>
              <table:table-cell office:value-type="float" office:value="-0.00000009466559">
                <text:p>-0.00000009466559</text:p>
              </table:table-cell>
              <table:table-cell office:value-type="float" office:value="-0.00000009583526">
                <text:p>-0.00000009583526</text:p>
              </table:table-cell>
              <table:table-cell office:value-type="float" office:value="-0.00002253677">
                <text:p>-0.00002253677</text:p>
              </table:table-cell>
              <table:table-cell office:value-type="float" office:value="-0.0006809731">
                <text:p>-0.0006809731</text:p>
              </table:table-cell>
              <table:table-cell office:value-type="float" office:value="-0.002539969">
                <text:p>-0.002539969</text:p>
              </table:table-cell>
              <table:table-cell office:value-type="float" office:value="-0.004809309">
                <text:p>-0.004809309</text:p>
              </table:table-cell>
              <table:table-cell office:value-type="float" office:value="-0.007139057">
                <text:p>-0.00713905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98">
                <text:p>0.98</text:p>
              </table:table-cell>
              <table:table-cell office:value-type="float" office:value="-0.0000001068097">
                <text:p>-0.0000001068097</text:p>
              </table:table-cell>
              <table:table-cell office:value-type="float" office:value="-0.0000001004962">
                <text:p>-0.0000001004962</text:p>
              </table:table-cell>
              <table:table-cell office:value-type="float" office:value="-0.00002280436">
                <text:p>-0.00002280436</text:p>
              </table:table-cell>
              <table:table-cell office:value-type="float" office:value="-0.0006849365">
                <text:p>-0.0006849365</text:p>
              </table:table-cell>
              <table:table-cell office:value-type="float" office:value="-0.002549613">
                <text:p>-0.002549613</text:p>
              </table:table-cell>
              <table:table-cell office:value-type="float" office:value="-0.00482482">
                <text:p>-0.00482482</text:p>
              </table:table-cell>
              <table:table-cell office:value-type="float" office:value="-0.007161272">
                <text:p>-0.00716127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">
                <text:p>1</text:p>
              </table:table-cell>
              <table:table-cell office:value-type="float" office:value="-0.0000001204166">
                <text:p>-0.0000001204166</text:p>
              </table:table-cell>
              <table:table-cell office:value-type="float" office:value="-0.0000001056413">
                <text:p>-0.0000001056413</text:p>
              </table:table-cell>
              <table:table-cell office:value-type="float" office:value="-0.00002307267">
                <text:p>-0.00002307267</text:p>
              </table:table-cell>
              <table:table-cell office:value-type="float" office:value="-0.0006889007">
                <text:p>-0.0006889007</text:p>
              </table:table-cell>
              <table:table-cell office:value-type="float" office:value="-0.00255923">
                <text:p>-0.00255923</text:p>
              </table:table-cell>
              <table:table-cell office:value-type="float" office:value="-0.004840226">
                <text:p>-0.004840226</text:p>
              </table:table-cell>
              <table:table-cell office:value-type="float" office:value="-0.007183215">
                <text:p>-0.00718321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.02">
                <text:p>1.02</text:p>
              </table:table-cell>
              <table:table-cell office:value-type="float" office:value="-0.0000001356538">
                <text:p>-0.0000001356538</text:p>
              </table:table-cell>
              <table:table-cell office:value-type="float" office:value="-0.0000001113285">
                <text:p>-0.0000001113285</text:p>
              </table:table-cell>
              <table:table-cell office:value-type="float" office:value="-0.00002334173">
                <text:p>-0.00002334173</text:p>
              </table:table-cell>
              <table:table-cell office:value-type="float" office:value="-0.0006928661">
                <text:p>-0.0006928661</text:p>
              </table:table-cell>
              <table:table-cell office:value-type="float" office:value="-0.00256882">
                <text:p>-0.00256882</text:p>
              </table:table-cell>
              <table:table-cell office:value-type="float" office:value="-0.004855535">
                <text:p>-0.004855535</text:p>
              </table:table-cell>
              <table:table-cell office:value-type="float" office:value="-0.007204908">
                <text:p>-0.007204908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.04">
                <text:p>1.04</text:p>
              </table:table-cell>
              <table:table-cell office:value-type="float" office:value="-0.0000001527075">
                <text:p>-0.0000001527075</text:p>
              </table:table-cell>
              <table:table-cell office:value-type="float" office:value="-0.0000001176223">
                <text:p>-0.0000001176223</text:p>
              </table:table-cell>
              <table:table-cell office:value-type="float" office:value="-0.00002361156">
                <text:p>-0.00002361156</text:p>
              </table:table-cell>
              <table:table-cell office:value-type="float" office:value="-0.0006968329">
                <text:p>-0.0006968329</text:p>
              </table:table-cell>
              <table:table-cell office:value-type="float" office:value="-0.002578387">
                <text:p>-0.002578387</text:p>
              </table:table-cell>
              <table:table-cell office:value-type="float" office:value="-0.004870752">
                <text:p>-0.004870752</text:p>
              </table:table-cell>
              <table:table-cell office:value-type="float" office:value="-0.007226367">
                <text:p>-0.00722636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.06">
                <text:p>1.06</text:p>
              </table:table-cell>
              <table:table-cell office:value-type="float" office:value="-0.0000001717843">
                <text:p>-0.0000001717843</text:p>
              </table:table-cell>
              <table:table-cell office:value-type="float" office:value="-0.0000001245945">
                <text:p>-0.0000001245945</text:p>
              </table:table-cell>
              <table:table-cell office:value-type="float" office:value="-0.00002388219">
                <text:p>-0.00002388219</text:p>
              </table:table-cell>
              <table:table-cell office:value-type="float" office:value="-0.0007008015">
                <text:p>-0.0007008015</text:p>
              </table:table-cell>
              <table:table-cell office:value-type="float" office:value="-0.00258793">
                <text:p>-0.00258793</text:p>
              </table:table-cell>
              <table:table-cell office:value-type="float" office:value="-0.004885883">
                <text:p>-0.004885883</text:p>
              </table:table-cell>
              <table:table-cell office:value-type="float" office:value="-0.007247608">
                <text:p>-0.007247608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.08">
                <text:p>1.08</text:p>
              </table:table-cell>
              <table:table-cell office:value-type="float" office:value="-0.0000001931133">
                <text:p>-0.0000001931133</text:p>
              </table:table-cell>
              <table:table-cell office:value-type="float" office:value="-0.000000132325">
                <text:p>-0.000000132325</text:p>
              </table:table-cell>
              <table:table-cell office:value-type="float" office:value="-0.00002415367">
                <text:p>-0.00002415367</text:p>
              </table:table-cell>
              <table:table-cell office:value-type="float" office:value="-0.0007047722">
                <text:p>-0.0007047722</text:p>
              </table:table-cell>
              <table:table-cell office:value-type="float" office:value="-0.002597453">
                <text:p>-0.002597453</text:p>
              </table:table-cell>
              <table:table-cell office:value-type="float" office:value="-0.004900933">
                <text:p>-0.004900933</text:p>
              </table:table-cell>
              <table:table-cell office:value-type="float" office:value="-0.007268647">
                <text:p>-0.00726864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.1">
                <text:p>1.1</text:p>
              </table:table-cell>
              <table:table-cell office:value-type="float" office:value="-0.0000002169488">
                <text:p>-0.0000002169488</text:p>
              </table:table-cell>
              <table:table-cell office:value-type="float" office:value="-0.0000001409026">
                <text:p>-0.0000001409026</text:p>
              </table:table-cell>
              <table:table-cell office:value-type="float" office:value="-0.00002442603">
                <text:p>-0.00002442603</text:p>
              </table:table-cell>
              <table:table-cell office:value-type="float" office:value="-0.0007087453">
                <text:p>-0.0007087453</text:p>
              </table:table-cell>
              <table:table-cell office:value-type="float" office:value="-0.002606957">
                <text:p>-0.002606957</text:p>
              </table:table-cell>
              <table:table-cell office:value-type="float" office:value="-0.004915906">
                <text:p>-0.004915906</text:p>
              </table:table-cell>
              <table:table-cell office:value-type="float" office:value="-0.007289496">
                <text:p>-0.00728949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.12">
                <text:p>1.12</text:p>
              </table:table-cell>
              <table:table-cell office:value-type="float" office:value="-0.0000002435727">
                <text:p>-0.0000002435727</text:p>
              </table:table-cell>
              <table:table-cell office:value-type="float" office:value="-0.0000001504265">
                <text:p>-0.0000001504265</text:p>
              </table:table-cell>
              <table:table-cell office:value-type="float" office:value="-0.00002469932">
                <text:p>-0.00002469932</text:p>
              </table:table-cell>
              <table:table-cell office:value-type="float" office:value="-0.0007127212">
                <text:p>-0.0007127212</text:p>
              </table:table-cell>
              <table:table-cell office:value-type="float" office:value="-0.002616442">
                <text:p>-0.002616442</text:p>
              </table:table-cell>
              <table:table-cell office:value-type="float" office:value="-0.004930808">
                <text:p>-0.004930808</text:p>
              </table:table-cell>
              <table:table-cell office:value-type="float" office:value="-0.007310166">
                <text:p>-0.007310166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.14">
                <text:p>1.14</text:p>
              </table:table-cell>
              <table:table-cell office:value-type="float" office:value="-0.0000002732977">
                <text:p>-0.0000002732977</text:p>
              </table:table-cell>
              <table:table-cell office:value-type="float" office:value="-0.0000001610065">
                <text:p>-0.0000001610065</text:p>
              </table:table-cell>
              <table:table-cell office:value-type="float" office:value="-0.00002497358">
                <text:p>-0.00002497358</text:p>
              </table:table-cell>
              <table:table-cell office:value-type="float" office:value="-0.0007167003">
                <text:p>-0.0007167003</text:p>
              </table:table-cell>
              <table:table-cell office:value-type="float" office:value="-0.002625912">
                <text:p>-0.002625912</text:p>
              </table:table-cell>
              <table:table-cell office:value-type="float" office:value="-0.004945643">
                <text:p>-0.004945643</text:p>
              </table:table-cell>
              <table:table-cell office:value-type="float" office:value="-0.007330669">
                <text:p>-0.007330669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.16">
                <text:p>1.16</text:p>
              </table:table-cell>
              <table:table-cell office:value-type="float" office:value="-0.0000003064701">
                <text:p>-0.0000003064701</text:p>
              </table:table-cell>
              <table:table-cell office:value-type="float" office:value="-0.0000001727651">
                <text:p>-0.0000001727651</text:p>
              </table:table-cell>
              <table:table-cell office:value-type="float" office:value="-0.00002524889">
                <text:p>-0.00002524889</text:p>
              </table:table-cell>
              <table:table-cell office:value-type="float" office:value="-0.0007206829">
                <text:p>-0.0007206829</text:p>
              </table:table-cell>
              <table:table-cell office:value-type="float" office:value="-0.002635366">
                <text:p>-0.002635366</text:p>
              </table:table-cell>
              <table:table-cell office:value-type="float" office:value="-0.004960414">
                <text:p>-0.004960414</text:p>
              </table:table-cell>
              <table:table-cell office:value-type="float" office:value="-0.007351015">
                <text:p>-0.00735101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18">
                <text:p>1.18</text:p>
              </table:table-cell>
              <table:table-cell office:value-type="float" office:value="-0.000000343474">
                <text:p>-0.000000343474</text:p>
              </table:table-cell>
              <table:table-cell office:value-type="float" office:value="-0.0000001858382">
                <text:p>-0.0000001858382</text:p>
              </table:table-cell>
              <table:table-cell office:value-type="float" office:value="-0.00002552529">
                <text:p>-0.00002552529</text:p>
              </table:table-cell>
              <table:table-cell office:value-type="float" office:value="-0.0007246695">
                <text:p>-0.0007246695</text:p>
              </table:table-cell>
              <table:table-cell office:value-type="float" office:value="-0.002644808">
                <text:p>-0.002644808</text:p>
              </table:table-cell>
              <table:table-cell office:value-type="float" office:value="-0.004975124">
                <text:p>-0.004975124</text:p>
              </table:table-cell>
              <table:table-cell office:value-type="float" office:value="-0.007371213">
                <text:p>-0.007371213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21.7000007629395pt" style:font-family-asian="'DejaVu Sans Condensed'" style:font-family-generic-asian="system" style:font-pitch-asian="variable" style:font-size-asian="21.7000007629395pt" style:font-family-complex="'DejaVu Sans Condensed'" style:font-family-generic-complex="system" style:font-pitch-complex="variable" style:font-size-complex="21.7000007629395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10pt" style:font-family-asian="'DejaVu Sans Condensed'" style:font-family-generic-asian="system" style:font-pitch-asian="variable" style:font-size-asian="10pt" style:font-family-complex="'DejaVu Sans Condensed'" style:font-family-generic-complex="system" style:font-pitch-complex="variable" style:font-size-complex="10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1.6000003814697pt" style:font-family-asian="'DejaVu Sans Condensed'" style:font-family-generic-asian="system" style:font-pitch-asian="variable" style:font-size-asian="11.6000003814697pt" style:font-family-complex="'DejaVu Sans Condensed'" style:font-family-generic-complex="system" style:font-pitch-complex="variable" style:font-size-complex="11.6000003814697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5pt" style:font-family-asian="'DejaVu Sans Condensed'" style:font-family-generic-asian="system" style:font-pitch-asian="variable" style:font-size-asian="15pt" style:font-family-complex="'DejaVu Sans Condensed'" style:font-family-generic-complex="system" style:font-pitch-complex="variable" style:font-size-complex="15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1.6000003814697pt" style:font-family-asian="'DejaVu Sans Condensed'" style:font-family-generic-asian="system" style:font-pitch-asian="variable" style:font-size-asian="11.6000003814697pt" style:font-family-complex="'DejaVu Sans Condensed'" style:font-family-generic-complex="system" style:font-pitch-complex="variable" style:font-size-complex="11.6000003814697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10pt" style:font-family-asian="'DejaVu Sans Condensed'" style:font-family-generic-asian="system" style:font-pitch-asian="variable" style:font-size-asian="10pt" style:font-family-complex="'DejaVu Sans Condensed'" style:font-family-generic-complex="system" style:font-pitch-complex="variable" style:font-size-complex="10pt"/>
    </style:style>
    <style:style style:name="ch9" style:family="chart">
      <style:graphic-properties svg:stroke-color="#666666" draw:fill-color="#666666"/>
      <style:text-properties fo:font-family="'DejaVu Sans Condensed'" style:font-family-generic="swiss" style:font-pitch="variable" fo:font-size="10pt" style:font-family-asian="'DejaVu Sans Condensed'" style:font-family-generic-asian="system" style:font-pitch-asian="variable" style:font-size-asian="10pt" style:font-family-complex="'DejaVu Sans Condensed'" style:font-family-generic-complex="system" style:font-pitch-complex="variable" style:font-size-complex="10pt"/>
    </style:style>
    <style:style style:name="ch10" style:family="chart">
      <style:graphic-properties svg:stroke-color="#6b4794" draw:fill-color="#6b4794"/>
      <style:text-properties fo:font-family="'DejaVu Sans Condensed'" style:font-family-generic="swiss" style:font-pitch="variable" fo:font-size="10pt" style:font-family-asian="'DejaVu Sans Condensed'" style:font-family-generic-asian="system" style:font-pitch-asian="variable" style:font-size-asian="10pt" style:font-family-complex="'DejaVu Sans Condensed'" style:font-family-generic-complex="system" style:font-pitch-complex="variable" style:font-size-complex="10pt"/>
    </style:style>
    <style:style style:name="ch11" style:family="chart">
      <style:graphic-properties svg:stroke-color="#280099" draw:fill-color="#280099"/>
      <style:text-properties fo:font-family="'DejaVu Sans Condensed'" style:font-family-generic="swiss" style:font-pitch="variable" fo:font-size="10pt" style:font-family-asian="'DejaVu Sans Condensed'" style:font-family-generic-asian="system" style:font-pitch-asian="variable" style:font-size-asian="10pt" style:font-family-complex="'DejaVu Sans Condensed'" style:font-family-generic-complex="system" style:font-pitch-complex="variable" style:font-size-complex="10pt"/>
    </style:style>
    <style:style style:name="ch12" style:family="chart">
      <style:graphic-properties svg:stroke-color="#7da647" draw:fill-color="#7da647"/>
      <style:text-properties fo:font-family="'DejaVu Sans Condensed'" style:font-family-generic="swiss" style:font-pitch="variable" fo:font-size="10pt" style:font-family-asian="'DejaVu Sans Condensed'" style:font-family-generic-asian="system" style:font-pitch-asian="variable" style:font-size-asian="10pt" style:font-family-complex="'DejaVu Sans Condensed'" style:font-family-generic-complex="system" style:font-pitch-complex="variable" style:font-size-complex="10pt"/>
    </style:style>
    <style:style style:name="ch13" style:family="chart">
      <style:graphic-properties svg:stroke-color="#e6e64c" draw:fill-color="#e6e64c"/>
      <style:text-properties fo:font-family="'DejaVu Sans Condensed'" style:font-family-generic="swiss" style:font-pitch="variable" fo:font-size="10pt" style:font-family-asian="'DejaVu Sans Condensed'" style:font-family-generic-asian="system" style:font-pitch-asian="variable" style:font-size-asian="10pt" style:font-family-complex="'DejaVu Sans Condensed'" style:font-family-generic-complex="system" style:font-pitch-complex="variable" style:font-size-complex="10pt"/>
    </style:style>
    <style:style style:name="ch14" style:family="chart">
      <style:graphic-properties svg:stroke-color="#ff9966" draw:fill-color="#ff9966"/>
      <style:text-properties fo:font-family="'DejaVu Sans Condensed'" style:font-family-generic="swiss" style:font-pitch="variable" fo:font-size="10pt" style:font-family-asian="'DejaVu Sans Condensed'" style:font-family-generic-asian="system" style:font-pitch-asian="variable" style:font-size-asian="10pt" style:font-family-complex="'DejaVu Sans Condensed'" style:font-family-generic-complex="system" style:font-pitch-complex="variable" style:font-size-complex="10pt"/>
    </style:style>
    <style:style style:name="ch15" style:family="chart">
      <style:graphic-properties draw:stroke="none" draw:fill="solid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20.096cm" svg:height="11.678cm" chart:class="chart:scatter" chart:style-name="ch1">
        <chart:title svg:x="8.442cm" svg:y="0.232cm" chart:style-name="ch2">
          <text:p>test2.test</text:p>
        </chart:title>
        <chart:legend chart:legend-position="end" svg:x="17.382cm" svg:y="3.919cm" chart:style-name="ch3"/>
        <chart:plot-area chart:style-name="ch4" table:cell-range-address="test2.$L$3:.$S$63" chart:table-number-list="6" svg:x="0.4cm" svg:y="1.585cm" svg:width="16.183cm" svg:height="9.861cm">
          <chart:axis chart:dimension="x" chart:name="primary-x" chart:style-name="ch5">
            <chart:title svg:x="9.3cm" svg:y="10.825cm" chart:style-name="ch6">
              <text:p>Vds [V]</text:p>
            </chart:title>
            <chart:categories table:cell-range-address="local-table.A2:.A62"/>
            <chart:grid chart:class="major"/>
          </chart:axis>
          <chart:axis chart:dimension="y" chart:name="primary-y" chart:style-name="ch7">
            <chart:title svg:x="0.4cm" svg:y="6.383cm" chart:style-name="ch6">
              <text:p>Id [A]</text:p>
            </chart:title>
            <chart:grid chart:class="major"/>
          </chart:axis>
          <chart:series chart:style-name="ch8">
            <chart:domain/>
            <chart:data-point chart:repeated="61"/>
          </chart:series>
          <chart:series chart:style-name="ch9">
            <chart:data-point chart:repeated="61"/>
          </chart:series>
          <chart:series chart:style-name="ch10">
            <chart:data-point chart:repeated="61"/>
          </chart:series>
          <chart:series chart:style-name="ch11">
            <chart:data-point chart:repeated="61"/>
          </chart:series>
          <chart:series chart:style-name="ch12">
            <chart:data-point chart:repeated="61"/>
          </chart:series>
          <chart:series chart:style-name="ch13">
            <chart:data-point chart:repeated="61"/>
          </chart:series>
          <chart:series chart:style-name="ch14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-2.102355E-049">
                <text:p>-2.102355E-049</text:p>
              </table:table-cell>
              <table:table-cell office:value-type="float" office:value="0.0000000001099791">
                <text:p>0.0000000001099791</text:p>
              </table:table-cell>
              <table:table-cell office:value-type="float" office:value="0.000000002172526">
                <text:p>0.000000002172526</text:p>
              </table:table-cell>
              <table:table-cell office:value-type="float" office:value="0.00000001189402">
                <text:p>0.00000001189402</text:p>
              </table:table-cell>
              <table:table-cell office:value-type="float" office:value="0.00000004969713">
                <text:p>0.00000004969713</text:p>
              </table:table-cell>
              <table:table-cell office:value-type="float" office:value="0.0000001748096">
                <text:p>0.0000001748096</text:p>
              </table:table-cell>
              <table:table-cell office:value-type="float" office:value="0.0000005543015">
                <text:p>0.000000554301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1058545">
                <text:p>-0.00000000001058545</text:p>
              </table:table-cell>
              <table:table-cell office:value-type="float" office:value="-0.00000001983923">
                <text:p>-0.00000001983923</text:p>
              </table:table-cell>
              <table:table-cell office:value-type="float" office:value="-0.000006738204">
                <text:p>-0.000006738204</text:p>
              </table:table-cell>
              <table:table-cell office:value-type="float" office:value="-0.0001438125">
                <text:p>-0.0001438125</text:p>
              </table:table-cell>
              <table:table-cell office:value-type="float" office:value="-0.0003284504">
                <text:p>-0.0003284504</text:p>
              </table:table-cell>
              <table:table-cell office:value-type="float" office:value="-0.0004485344">
                <text:p>-0.0004485344</text:p>
              </table:table-cell>
              <table:table-cell office:value-type="float" office:value="-0.0005221215">
                <text:p>-0.000522121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4">
                <text:p>0.04</text:p>
              </table:table-cell>
              <table:table-cell office:value-type="float" office:value="-0.00000000001853409">
                <text:p>-0.00000000001853409</text:p>
              </table:table-cell>
              <table:table-cell office:value-type="float" office:value="-0.00000002657394">
                <text:p>-0.00000002657394</text:p>
              </table:table-cell>
              <table:table-cell office:value-type="float" office:value="-0.000009425666">
                <text:p>-0.000009425666</text:p>
              </table:table-cell>
              <table:table-cell office:value-type="float" office:value="-0.0002579258">
                <text:p>-0.0002579258</text:p>
              </table:table-cell>
              <table:table-cell office:value-type="float" office:value="-0.0006236111">
                <text:p>-0.0006236111</text:p>
              </table:table-cell>
              <table:table-cell office:value-type="float" office:value="-0.0008665177">
                <text:p>-0.0008665177</text:p>
              </table:table-cell>
              <table:table-cell office:value-type="float" office:value="-0.001017702">
                <text:p>-0.001017702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6">
                <text:p>0.06</text:p>
              </table:table-cell>
              <table:table-cell office:value-type="float" office:value="-0.00000000002786371">
                <text:p>-0.00000000002786371</text:p>
              </table:table-cell>
              <table:table-cell office:value-type="float" office:value="-0.0000000291169">
                <text:p>-0.0000000291169</text:p>
              </table:table-cell>
              <table:table-cell office:value-type="float" office:value="-0.00001045576">
                <text:p>-0.00001045576</text:p>
              </table:table-cell>
              <table:table-cell office:value-type="float" office:value="-0.0003445028">
                <text:p>-0.0003445028</text:p>
              </table:table-cell>
              <table:table-cell office:value-type="float" office:value="-0.000886731">
                <text:p>-0.000886731</text:p>
              </table:table-cell>
              <table:table-cell office:value-type="float" office:value="-0.001254706">
                <text:p>-0.001254706</text:p>
              </table:table-cell>
              <table:table-cell office:value-type="float" office:value="-0.001486852">
                <text:p>-0.001486852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4040341">
                <text:p>-0.00000000004040341</text:p>
              </table:table-cell>
              <table:table-cell office:value-type="float" office:value="-0.00000003056911">
                <text:p>-0.00000003056911</text:p>
              </table:table-cell>
              <table:table-cell office:value-type="float" office:value="-0.00001098849">
                <text:p>-0.00001098849</text:p>
              </table:table-cell>
              <table:table-cell office:value-type="float" office:value="-0.0004064205">
                <text:p>-0.0004064205</text:p>
              </table:table-cell>
              <table:table-cell office:value-type="float" office:value="-0.001119073">
                <text:p>-0.001119073</text:p>
              </table:table-cell>
              <table:table-cell office:value-type="float" office:value="-0.001613998">
                <text:p>-0.001613998</text:p>
              </table:table-cell>
              <table:table-cell office:value-type="float" office:value="-0.001930222">
                <text:p>-0.00193022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1">
                <text:p>0.1</text:p>
              </table:table-cell>
              <table:table-cell office:value-type="float" office:value="-0.00000000005718094">
                <text:p>-0.00000000005718094</text:p>
              </table:table-cell>
              <table:table-cell office:value-type="float" office:value="-0.00000003168039">
                <text:p>-0.00000003168039</text:p>
              </table:table-cell>
              <table:table-cell office:value-type="float" office:value="-0.00001136363">
                <text:p>-0.00001136363</text:p>
              </table:table-cell>
              <table:table-cell office:value-type="float" office:value="-0.0004478405">
                <text:p>-0.0004478405</text:p>
              </table:table-cell>
              <table:table-cell office:value-type="float" office:value="-0.001321886">
                <text:p>-0.001321886</text:p>
              </table:table-cell>
              <table:table-cell office:value-type="float" office:value="-0.001945262">
                <text:p>-0.001945262</text:p>
              </table:table-cell>
              <table:table-cell office:value-type="float" office:value="-0.00234844">
                <text:p>-0.00234844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7912972">
                <text:p>-0.00000000007912972</text:p>
              </table:table-cell>
              <table:table-cell office:value-type="float" office:value="-0.00000003265709">
                <text:p>-0.00000003265709</text:p>
              </table:table-cell>
              <table:table-cell office:value-type="float" office:value="-0.00001167817">
                <text:p>-0.00001167817</text:p>
              </table:table-cell>
              <table:table-cell office:value-type="float" office:value="-0.0004742705">
                <text:p>-0.0004742705</text:p>
              </table:table-cell>
              <table:table-cell office:value-type="float" office:value="-0.001496448">
                <text:p>-0.001496448</text:p>
              </table:table-cell>
              <table:table-cell office:value-type="float" office:value="-0.002249345">
                <text:p>-0.002249345</text:p>
              </table:table-cell>
              <table:table-cell office:value-type="float" office:value="-0.002742122">
                <text:p>-0.00274212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14">
                <text:p>0.14</text:p>
              </table:table-cell>
              <table:table-cell office:value-type="float" office:value="-0.0000000001072608">
                <text:p>-0.0000000001072608</text:p>
              </table:table-cell>
              <table:table-cell office:value-type="float" office:value="-0.00000003357037">
                <text:p>-0.00000003357037</text:p>
              </table:table-cell>
              <table:table-cell office:value-type="float" office:value="-0.00001196501">
                <text:p>-0.00001196501</text:p>
              </table:table-cell>
              <table:table-cell office:value-type="float" office:value="-0.0004912992">
                <text:p>-0.0004912992</text:p>
              </table:table-cell>
              <table:table-cell office:value-type="float" office:value="-0.001644134">
                <text:p>-0.001644134</text:p>
              </table:table-cell>
              <table:table-cell office:value-type="float" office:value="-0.002527069">
                <text:p>-0.002527069</text:p>
              </table:table-cell>
              <table:table-cell office:value-type="float" office:value="-0.003111863">
                <text:p>-0.003111863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16">
                <text:p>0.16</text:p>
              </table:table-cell>
              <table:table-cell office:value-type="float" office:value="-0.0000000001427158">
                <text:p>-0.0000000001427158</text:p>
              </table:table-cell>
              <table:table-cell office:value-type="float" office:value="-0.00000003444947">
                <text:p>-0.00000003444947</text:p>
              </table:table-cell>
              <table:table-cell office:value-type="float" office:value="-0.00001223745">
                <text:p>-0.00001223745</text:p>
              </table:table-cell>
              <table:table-cell office:value-type="float" office:value="-0.000503055">
                <text:p>-0.000503055</text:p>
              </table:table-cell>
              <table:table-cell office:value-type="float" office:value="-0.001766539">
                <text:p>-0.001766539</text:p>
              </table:table-cell>
              <table:table-cell office:value-type="float" office:value="-0.002779248">
                <text:p>-0.002779248</text:p>
              </table:table-cell>
              <table:table-cell office:value-type="float" office:value="-0.003458249">
                <text:p>-0.003458249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18">
                <text:p>0.18</text:p>
              </table:table-cell>
              <table:table-cell office:value-type="float" office:value="-0.0000000001867965">
                <text:p>-0.0000000001867965</text:p>
              </table:table-cell>
              <table:table-cell office:value-type="float" office:value="-0.00000003530893">
                <text:p>-0.00000003530893</text:p>
              </table:table-cell>
              <table:table-cell office:value-type="float" office:value="-0.0000125017">
                <text:p>-0.0000125017</text:p>
              </table:table-cell>
              <table:table-cell office:value-type="float" office:value="-0.0005119401">
                <text:p>-0.0005119401</text:p>
              </table:table-cell>
              <table:table-cell office:value-type="float" office:value="-0.001865666">
                <text:p>-0.001865666</text:p>
              </table:table-cell>
              <table:table-cell office:value-type="float" office:value="-0.003006694">
                <text:p>-0.003006694</text:p>
              </table:table-cell>
              <table:table-cell office:value-type="float" office:value="-0.00378185">
                <text:p>-0.0037818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2">
                <text:p>0.2</text:p>
              </table:table-cell>
              <table:table-cell office:value-type="float" office:value="-0.0000000002409898">
                <text:p>-0.0000000002409898</text:p>
              </table:table-cell>
              <table:table-cell office:value-type="float" office:value="-0.00000003615905">
                <text:p>-0.00000003615905</text:p>
              </table:table-cell>
              <table:table-cell office:value-type="float" office:value="-0.000012761">
                <text:p>-0.000012761</text:p>
              </table:table-cell>
              <table:table-cell office:value-type="float" office:value="-0.0005192087">
                <text:p>-0.0005192087</text:p>
              </table:table-cell>
              <table:table-cell office:value-type="float" office:value="-0.001944133">
                <text:p>-0.001944133</text:p>
              </table:table-cell>
              <table:table-cell office:value-type="float" office:value="-0.003210237">
                <text:p>-0.003210237</text:p>
              </table:table-cell>
              <table:table-cell office:value-type="float" office:value="-0.004083231">
                <text:p>-0.00408323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22">
                <text:p>0.22</text:p>
              </table:table-cell>
              <table:table-cell office:value-type="float" office:value="-0.0000000003069929">
                <text:p>-0.0000000003069929</text:p>
              </table:table-cell>
              <table:table-cell office:value-type="float" office:value="-0.00000003700485">
                <text:p>-0.00000003700485</text:p>
              </table:table-cell>
              <table:table-cell office:value-type="float" office:value="-0.00001301719">
                <text:p>-0.00001301719</text:p>
              </table:table-cell>
              <table:table-cell office:value-type="float" office:value="-0.0005255111">
                <text:p>-0.0005255111</text:p>
              </table:table-cell>
              <table:table-cell office:value-type="float" office:value="-0.002005252">
                <text:p>-0.002005252</text:p>
              </table:table-cell>
              <table:table-cell office:value-type="float" office:value="-0.003390751">
                <text:p>-0.003390751</text:p>
              </table:table-cell>
              <table:table-cell office:value-type="float" office:value="-0.004362949">
                <text:p>-0.00436294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24">
                <text:p>0.24</text:p>
              </table:table-cell>
              <table:table-cell office:value-type="float" office:value="-0.0000000003867411">
                <text:p>-0.0000000003867411</text:p>
              </table:table-cell>
              <table:table-cell office:value-type="float" office:value="-0.00000003784943">
                <text:p>-0.00000003784943</text:p>
              </table:table-cell>
              <table:table-cell office:value-type="float" office:value="-0.00001327138">
                <text:p>-0.00001327138</text:p>
              </table:table-cell>
              <table:table-cell office:value-type="float" office:value="-0.0005311997">
                <text:p>-0.0005311997</text:p>
              </table:table-cell>
              <table:table-cell office:value-type="float" office:value="-0.002052755">
                <text:p>-0.002052755</text:p>
              </table:table-cell>
              <table:table-cell office:value-type="float" office:value="-0.003549206">
                <text:p>-0.003549206</text:p>
              </table:table-cell>
              <table:table-cell office:value-type="float" office:value="-0.00462156">
                <text:p>-0.00462156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26">
                <text:p>0.26</text:p>
              </table:table-cell>
              <table:table-cell office:value-type="float" office:value="-0.0000000004824385">
                <text:p>-0.0000000004824385</text:p>
              </table:table-cell>
              <table:table-cell office:value-type="float" office:value="-0.00000003869501">
                <text:p>-0.00000003869501</text:p>
              </table:table-cell>
              <table:table-cell office:value-type="float" office:value="-0.00001352429">
                <text:p>-0.00001352429</text:p>
              </table:table-cell>
              <table:table-cell office:value-type="float" office:value="-0.0005364767">
                <text:p>-0.0005364767</text:p>
              </table:table-cell>
              <table:table-cell office:value-type="float" office:value="-0.002090221">
                <text:p>-0.002090221</text:p>
              </table:table-cell>
              <table:table-cell office:value-type="float" office:value="-0.003686731">
                <text:p>-0.003686731</text:p>
              </table:table-cell>
              <table:table-cell office:value-type="float" office:value="-0.004859625">
                <text:p>-0.00485962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28">
                <text:p>0.28</text:p>
              </table:table-cell>
              <table:table-cell office:value-type="float" office:value="-0.0000000005965918">
                <text:p>-0.0000000005965918</text:p>
              </table:table-cell>
              <table:table-cell office:value-type="float" office:value="-0.00000003954335">
                <text:p>-0.00000003954335</text:p>
              </table:table-cell>
              <table:table-cell office:value-type="float" office:value="-0.00001377639">
                <text:p>-0.00001377639</text:p>
              </table:table-cell>
              <table:table-cell office:value-type="float" office:value="-0.0005414653">
                <text:p>-0.0005414653</text:p>
              </table:table-cell>
              <table:table-cell office:value-type="float" office:value="-0.002120583">
                <text:p>-0.002120583</text:p>
              </table:table-cell>
              <table:table-cell office:value-type="float" office:value="-0.003804706">
                <text:p>-0.003804706</text:p>
              </table:table-cell>
              <table:table-cell office:value-type="float" office:value="-0.005077721">
                <text:p>-0.00507772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3">
                <text:p>0.3</text:p>
              </table:table-cell>
              <table:table-cell office:value-type="float" office:value="-0.0000000007320482">
                <text:p>-0.0000000007320482</text:p>
              </table:table-cell>
              <table:table-cell office:value-type="float" office:value="-0.00000004039598">
                <text:p>-0.00000004039598</text:p>
              </table:table-cell>
              <table:table-cell office:value-type="float" office:value="-0.00001402803">
                <text:p>-0.00001402803</text:p>
              </table:table-cell>
              <table:table-cell office:value-type="float" office:value="-0.0005462444">
                <text:p>-0.0005462444</text:p>
              </table:table-cell>
              <table:table-cell office:value-type="float" office:value="-0.00214598">
                <text:p>-0.00214598</text:p>
              </table:table-cell>
              <table:table-cell office:value-type="float" office:value="-0.003904856">
                <text:p>-0.003904856</text:p>
              </table:table-cell>
              <table:table-cell office:value-type="float" office:value="-0.005276453">
                <text:p>-0.005276453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32">
                <text:p>0.32</text:p>
              </table:table-cell>
              <table:table-cell office:value-type="float" office:value="-0.0000000008920377">
                <text:p>-0.0000000008920377</text:p>
              </table:table-cell>
              <table:table-cell office:value-type="float" office:value="-0.0000000412543">
                <text:p>-0.0000000412543</text:p>
              </table:table-cell>
              <table:table-cell office:value-type="float" office:value="-0.00001427943">
                <text:p>-0.00001427943</text:p>
              </table:table-cell>
              <table:table-cell office:value-type="float" office:value="-0.0005508667">
                <text:p>-0.0005508667</text:p>
              </table:table-cell>
              <table:table-cell office:value-type="float" office:value="-0.002167877">
                <text:p>-0.002167877</text:p>
              </table:table-cell>
              <table:table-cell office:value-type="float" office:value="-0.003989279">
                <text:p>-0.003989279</text:p>
              </table:table-cell>
              <table:table-cell office:value-type="float" office:value="-0.005456475">
                <text:p>-0.00545647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34">
                <text:p>0.34</text:p>
              </table:table-cell>
              <table:table-cell office:value-type="float" office:value="-0.00000000108022">
                <text:p>-0.00000000108022</text:p>
              </table:table-cell>
              <table:table-cell office:value-type="float" office:value="-0.00000004211971">
                <text:p>-0.00000004211971</text:p>
              </table:table-cell>
              <table:table-cell office:value-type="float" office:value="-0.00001453077">
                <text:p>-0.00001453077</text:p>
              </table:table-cell>
              <table:table-cell office:value-type="float" office:value="-0.0005553688">
                <text:p>-0.0005553688</text:p>
              </table:table-cell>
              <table:table-cell office:value-type="float" office:value="-0.002187256">
                <text:p>-0.002187256</text:p>
              </table:table-cell>
              <table:table-cell office:value-type="float" office:value="-0.004060351">
                <text:p>-0.004060351</text:p>
              </table:table-cell>
              <table:table-cell office:value-type="float" office:value="-0.005618516">
                <text:p>-0.005618516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36">
                <text:p>0.36</text:p>
              </table:table-cell>
              <table:table-cell office:value-type="float" office:value="-0.000000001300739">
                <text:p>-0.000000001300739</text:p>
              </table:table-cell>
              <table:table-cell office:value-type="float" office:value="-0.00000004299365">
                <text:p>-0.00000004299365</text:p>
              </table:table-cell>
              <table:table-cell office:value-type="float" office:value="-0.00001478218">
                <text:p>-0.00001478218</text:p>
              </table:table-cell>
              <table:table-cell office:value-type="float" office:value="-0.0005597769">
                <text:p>-0.0005597769</text:p>
              </table:table-cell>
              <table:table-cell office:value-type="float" office:value="-0.002204778">
                <text:p>-0.002204778</text:p>
              </table:table-cell>
              <table:table-cell office:value-type="float" office:value="-0.00412051">
                <text:p>-0.00412051</text:p>
              </table:table-cell>
              <table:table-cell office:value-type="float" office:value="-0.005763422">
                <text:p>-0.00576342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38">
                <text:p>0.38</text:p>
              </table:table-cell>
              <table:table-cell office:value-type="float" office:value="-0.000000001558278">
                <text:p>-0.000000001558278</text:p>
              </table:table-cell>
              <table:table-cell office:value-type="float" office:value="-0.00000004387763">
                <text:p>-0.00000004387763</text:p>
              </table:table-cell>
              <table:table-cell office:value-type="float" office:value="-0.00001503377">
                <text:p>-0.00001503377</text:p>
              </table:table-cell>
              <table:table-cell office:value-type="float" office:value="-0.0005641102">
                <text:p>-0.0005641102</text:p>
              </table:table-cell>
              <table:table-cell office:value-type="float" office:value="-0.002220901">
                <text:p>-0.002220901</text:p>
              </table:table-cell>
              <table:table-cell office:value-type="float" office:value="-0.004172">
                <text:p>-0.004172</text:p>
              </table:table-cell>
              <table:table-cell office:value-type="float" office:value="-0.005892194">
                <text:p>-0.00589219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4">
                <text:p>0.4</text:p>
              </table:table-cell>
              <table:table-cell office:value-type="float" office:value="-0.000000001858127">
                <text:p>-0.000000001858127</text:p>
              </table:table-cell>
              <table:table-cell office:value-type="float" office:value="-0.00000004477334">
                <text:p>-0.00000004477334</text:p>
              </table:table-cell>
              <table:table-cell office:value-type="float" office:value="-0.0000152856">
                <text:p>-0.0000152856</text:p>
              </table:table-cell>
              <table:table-cell office:value-type="float" office:value="-0.0005683834">
                <text:p>-0.0005683834</text:p>
              </table:table-cell>
              <table:table-cell office:value-type="float" office:value="-0.002235944">
                <text:p>-0.002235944</text:p>
              </table:table-cell>
              <table:table-cell office:value-type="float" office:value="-0.004216715">
                <text:p>-0.004216715</text:p>
              </table:table-cell>
              <table:table-cell office:value-type="float" office:value="-0.00600603">
                <text:p>-0.00600603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42">
                <text:p>0.42</text:p>
              </table:table-cell>
              <table:table-cell office:value-type="float" office:value="-0.000000002206258">
                <text:p>-0.000000002206258</text:p>
              </table:table-cell>
              <table:table-cell office:value-type="float" office:value="-0.0000000456826">
                <text:p>-0.0000000456826</text:p>
              </table:table-cell>
              <table:table-cell office:value-type="float" office:value="-0.00001553775">
                <text:p>-0.00001553775</text:p>
              </table:table-cell>
              <table:table-cell office:value-type="float" office:value="-0.0005726073">
                <text:p>-0.0005726073</text:p>
              </table:table-cell>
              <table:table-cell office:value-type="float" office:value="-0.002250138">
                <text:p>-0.002250138</text:p>
              </table:table-cell>
              <table:table-cell office:value-type="float" office:value="-0.004256155">
                <text:p>-0.004256155</text:p>
              </table:table-cell>
              <table:table-cell office:value-type="float" office:value="-0.006106328">
                <text:p>-0.006106328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44">
                <text:p>0.44</text:p>
              </table:table-cell>
              <table:table-cell office:value-type="float" office:value="-0.000000002609403">
                <text:p>-0.000000002609403</text:p>
              </table:table-cell>
              <table:table-cell office:value-type="float" office:value="-0.00000004660745">
                <text:p>-0.00000004660745</text:p>
              </table:table-cell>
              <table:table-cell office:value-type="float" office:value="-0.00001579026">
                <text:p>-0.00001579026</text:p>
              </table:table-cell>
              <table:table-cell office:value-type="float" office:value="-0.0005767907">
                <text:p>-0.0005767907</text:p>
              </table:table-cell>
              <table:table-cell office:value-type="float" office:value="-0.002263654">
                <text:p>-0.002263654</text:p>
              </table:table-cell>
              <table:table-cell office:value-type="float" office:value="-0.004291466">
                <text:p>-0.004291466</text:p>
              </table:table-cell>
              <table:table-cell office:value-type="float" office:value="-0.00619465">
                <text:p>-0.0061946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46">
                <text:p>0.46</text:p>
              </table:table-cell>
              <table:table-cell office:value-type="float" office:value="-0.000000003075143">
                <text:p>-0.000000003075143</text:p>
              </table:table-cell>
              <table:table-cell office:value-type="float" office:value="-0.00000004755018">
                <text:p>-0.00000004755018</text:p>
              </table:table-cell>
              <table:table-cell office:value-type="float" office:value="-0.00001604316">
                <text:p>-0.00001604316</text:p>
              </table:table-cell>
              <table:table-cell office:value-type="float" office:value="-0.0005809404">
                <text:p>-0.0005809404</text:p>
              </table:table-cell>
              <table:table-cell office:value-type="float" office:value="-0.00227662">
                <text:p>-0.00227662</text:p>
              </table:table-cell>
              <table:table-cell office:value-type="float" office:value="-0.004323519">
                <text:p>-0.004323519</text:p>
              </table:table-cell>
              <table:table-cell office:value-type="float" office:value="-0.006272622">
                <text:p>-0.006272622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48">
                <text:p>0.48</text:p>
              </table:table-cell>
              <table:table-cell office:value-type="float" office:value="-0.000000003612016">
                <text:p>-0.000000003612016</text:p>
              </table:table-cell>
              <table:table-cell office:value-type="float" office:value="-0.00000004851337">
                <text:p>-0.00000004851337</text:p>
              </table:table-cell>
              <table:table-cell office:value-type="float" office:value="-0.00001629649">
                <text:p>-0.00001629649</text:p>
              </table:table-cell>
              <table:table-cell office:value-type="float" office:value="-0.0005850618">
                <text:p>-0.0005850618</text:p>
              </table:table-cell>
              <table:table-cell office:value-type="float" office:value="-0.002289134">
                <text:p>-0.002289134</text:p>
              </table:table-cell>
              <table:table-cell office:value-type="float" office:value="-0.004352969">
                <text:p>-0.004352969</text:p>
              </table:table-cell>
              <table:table-cell office:value-type="float" office:value="-0.006341824">
                <text:p>-0.00634182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5">
                <text:p>0.5</text:p>
              </table:table-cell>
              <table:table-cell office:value-type="float" office:value="-0.000000004229619">
                <text:p>-0.000000004229619</text:p>
              </table:table-cell>
              <table:table-cell office:value-type="float" office:value="-0.00000004949992">
                <text:p>-0.00000004949992</text:p>
              </table:table-cell>
              <table:table-cell office:value-type="float" office:value="-0.00001655027">
                <text:p>-0.00001655027</text:p>
              </table:table-cell>
              <table:table-cell office:value-type="float" office:value="-0.0005891593">
                <text:p>-0.0005891593</text:p>
              </table:table-cell>
              <table:table-cell office:value-type="float" office:value="-0.002301272">
                <text:p>-0.002301272</text:p>
              </table:table-cell>
              <table:table-cell office:value-type="float" office:value="-0.004380315">
                <text:p>-0.004380315</text:p>
              </table:table-cell>
              <table:table-cell office:value-type="float" office:value="-0.006403693">
                <text:p>-0.006403693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52">
                <text:p>0.52</text:p>
              </table:table-cell>
              <table:table-cell office:value-type="float" office:value="-0.000000004938741">
                <text:p>-0.000000004938741</text:p>
              </table:table-cell>
              <table:table-cell office:value-type="float" office:value="-0.00000005051309">
                <text:p>-0.00000005051309</text:p>
              </table:table-cell>
              <table:table-cell office:value-type="float" office:value="-0.00001680453">
                <text:p>-0.00001680453</text:p>
              </table:table-cell>
              <table:table-cell office:value-type="float" office:value="-0.0005932366">
                <text:p>-0.0005932366</text:p>
              </table:table-cell>
              <table:table-cell office:value-type="float" office:value="-0.002313094">
                <text:p>-0.002313094</text:p>
              </table:table-cell>
              <table:table-cell office:value-type="float" office:value="-0.004405943">
                <text:p>-0.004405943</text:p>
              </table:table-cell>
              <table:table-cell office:value-type="float" office:value="-0.00645947">
                <text:p>-0.0064594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54">
                <text:p>0.54</text:p>
              </table:table-cell>
              <table:table-cell office:value-type="float" office:value="-0.000000005751498">
                <text:p>-0.000000005751498</text:p>
              </table:table-cell>
              <table:table-cell office:value-type="float" office:value="-0.0000000515566">
                <text:p>-0.0000000515566</text:p>
              </table:table-cell>
              <table:table-cell office:value-type="float" office:value="-0.00001705927">
                <text:p>-0.00001705927</text:p>
              </table:table-cell>
              <table:table-cell office:value-type="float" office:value="-0.0005972967">
                <text:p>-0.0005972967</text:p>
              </table:table-cell>
              <table:table-cell office:value-type="float" office:value="-0.002324648">
                <text:p>-0.002324648</text:p>
              </table:table-cell>
              <table:table-cell office:value-type="float" office:value="-0.004430151">
                <text:p>-0.004430151</text:p>
              </table:table-cell>
              <table:table-cell office:value-type="float" office:value="-0.006510193">
                <text:p>-0.006510193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56">
                <text:p>0.56</text:p>
              </table:table-cell>
              <table:table-cell office:value-type="float" office:value="-0.000000006681486">
                <text:p>-0.000000006681486</text:p>
              </table:table-cell>
              <table:table-cell office:value-type="float" office:value="-0.00000005263459">
                <text:p>-0.00000005263459</text:p>
              </table:table-cell>
              <table:table-cell office:value-type="float" office:value="-0.00001731452">
                <text:p>-0.00001731452</text:p>
              </table:table-cell>
              <table:table-cell office:value-type="float" office:value="-0.0006013421">
                <text:p>-0.0006013421</text:p>
              </table:table-cell>
              <table:table-cell office:value-type="float" office:value="-0.002335972">
                <text:p>-0.002335972</text:p>
              </table:table-cell>
              <table:table-cell office:value-type="float" office:value="-0.004453174">
                <text:p>-0.004453174</text:p>
              </table:table-cell>
              <table:table-cell office:value-type="float" office:value="-0.006556716">
                <text:p>-0.00655671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58">
                <text:p>0.58</text:p>
              </table:table-cell>
              <table:table-cell office:value-type="float" office:value="-0.000000007743955">
                <text:p>-0.000000007743955</text:p>
              </table:table-cell>
              <table:table-cell office:value-type="float" office:value="-0.00000005375178">
                <text:p>-0.00000005375178</text:p>
              </table:table-cell>
              <table:table-cell office:value-type="float" office:value="-0.00001757028">
                <text:p>-0.00001757028</text:p>
              </table:table-cell>
              <table:table-cell office:value-type="float" office:value="-0.0006053748">
                <text:p>-0.0006053748</text:p>
              </table:table-cell>
              <table:table-cell office:value-type="float" office:value="-0.002347099">
                <text:p>-0.002347099</text:p>
              </table:table-cell>
              <table:table-cell office:value-type="float" office:value="-0.004475201">
                <text:p>-0.004475201</text:p>
              </table:table-cell>
              <table:table-cell office:value-type="float" office:value="-0.00659973">
                <text:p>-0.0065997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6">
                <text:p>0.6</text:p>
              </table:table-cell>
              <table:table-cell office:value-type="float" office:value="-0.000000008955994">
                <text:p>-0.000000008955994</text:p>
              </table:table-cell>
              <table:table-cell office:value-type="float" office:value="-0.00000005491348">
                <text:p>-0.00000005491348</text:p>
              </table:table-cell>
              <table:table-cell office:value-type="float" office:value="-0.00001782657">
                <text:p>-0.00001782657</text:p>
              </table:table-cell>
              <table:table-cell office:value-type="float" office:value="-0.0006093966">
                <text:p>-0.0006093966</text:p>
              </table:table-cell>
              <table:table-cell office:value-type="float" office:value="-0.002358053">
                <text:p>-0.002358053</text:p>
              </table:table-cell>
              <table:table-cell office:value-type="float" office:value="-0.004496381">
                <text:p>-0.004496381</text:p>
              </table:table-cell>
              <table:table-cell office:value-type="float" office:value="-0.006639797">
                <text:p>-0.006639797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62">
                <text:p>0.62</text:p>
              </table:table-cell>
              <table:table-cell office:value-type="float" office:value="-0.00000001033675">
                <text:p>-0.00000001033675</text:p>
              </table:table-cell>
              <table:table-cell office:value-type="float" office:value="-0.00000005612565">
                <text:p>-0.00000005612565</text:p>
              </table:table-cell>
              <table:table-cell office:value-type="float" office:value="-0.00001808339">
                <text:p>-0.00001808339</text:p>
              </table:table-cell>
              <table:table-cell office:value-type="float" office:value="-0.000613409">
                <text:p>-0.000613409</text:p>
              </table:table-cell>
              <table:table-cell office:value-type="float" office:value="-0.002368857">
                <text:p>-0.002368857</text:p>
              </table:table-cell>
              <table:table-cell office:value-type="float" office:value="-0.004516836">
                <text:p>-0.004516836</text:p>
              </table:table-cell>
              <table:table-cell office:value-type="float" office:value="-0.006677377">
                <text:p>-0.006677377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64">
                <text:p>0.64</text:p>
              </table:table-cell>
              <table:table-cell office:value-type="float" office:value="-0.00000001190765">
                <text:p>-0.00000001190765</text:p>
              </table:table-cell>
              <table:table-cell office:value-type="float" office:value="-0.00000005739506">
                <text:p>-0.00000005739506</text:p>
              </table:table-cell>
              <table:table-cell office:value-type="float" office:value="-0.00001834075">
                <text:p>-0.00001834075</text:p>
              </table:table-cell>
              <table:table-cell office:value-type="float" office:value="-0.0006174133">
                <text:p>-0.0006174133</text:p>
              </table:table-cell>
              <table:table-cell office:value-type="float" office:value="-0.002379528">
                <text:p>-0.002379528</text:p>
              </table:table-cell>
              <table:table-cell office:value-type="float" office:value="-0.004536667">
                <text:p>-0.004536667</text:p>
              </table:table-cell>
              <table:table-cell office:value-type="float" office:value="-0.00671284">
                <text:p>-0.0067128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66">
                <text:p>0.66</text:p>
              </table:table-cell>
              <table:table-cell office:value-type="float" office:value="-0.00000001369268">
                <text:p>-0.00000001369268</text:p>
              </table:table-cell>
              <table:table-cell office:value-type="float" office:value="-0.00000005872928">
                <text:p>-0.00000005872928</text:p>
              </table:table-cell>
              <table:table-cell office:value-type="float" office:value="-0.00001859865">
                <text:p>-0.00001859865</text:p>
              </table:table-cell>
              <table:table-cell office:value-type="float" office:value="-0.0006214105">
                <text:p>-0.0006214105</text:p>
              </table:table-cell>
              <table:table-cell office:value-type="float" office:value="-0.002390082">
                <text:p>-0.002390082</text:p>
              </table:table-cell>
              <table:table-cell office:value-type="float" office:value="-0.004555956">
                <text:p>-0.004555956</text:p>
              </table:table-cell>
              <table:table-cell office:value-type="float" office:value="-0.006746495">
                <text:p>-0.006746495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68">
                <text:p>0.68</text:p>
              </table:table-cell>
              <table:table-cell office:value-type="float" office:value="-0.00000001571866">
                <text:p>-0.00000001571866</text:p>
              </table:table-cell>
              <table:table-cell office:value-type="float" office:value="-0.00000006013685">
                <text:p>-0.00000006013685</text:p>
              </table:table-cell>
              <table:table-cell office:value-type="float" office:value="-0.0000188571">
                <text:p>-0.0000188571</text:p>
              </table:table-cell>
              <table:table-cell office:value-type="float" office:value="-0.0006254018">
                <text:p>-0.0006254018</text:p>
              </table:table-cell>
              <table:table-cell office:value-type="float" office:value="-0.002400532">
                <text:p>-0.002400532</text:p>
              </table:table-cell>
              <table:table-cell office:value-type="float" office:value="-0.004574771">
                <text:p>-0.004574771</text:p>
              </table:table-cell>
              <table:table-cell office:value-type="float" office:value="-0.006778593">
                <text:p>-0.006778593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7">
                <text:p>0.7</text:p>
              </table:table-cell>
              <table:table-cell office:value-type="float" office:value="-0.00000001801554">
                <text:p>-0.00000001801554</text:p>
              </table:table-cell>
              <table:table-cell office:value-type="float" office:value="-0.00000006162738">
                <text:p>-0.00000006162738</text:p>
              </table:table-cell>
              <table:table-cell office:value-type="float" office:value="-0.00001911612">
                <text:p>-0.00001911612</text:p>
              </table:table-cell>
              <table:table-cell office:value-type="float" office:value="-0.0006293878">
                <text:p>-0.0006293878</text:p>
              </table:table-cell>
              <table:table-cell office:value-type="float" office:value="-0.002410887">
                <text:p>-0.002410887</text:p>
              </table:table-cell>
              <table:table-cell office:value-type="float" office:value="-0.00459317">
                <text:p>-0.00459317</text:p>
              </table:table-cell>
              <table:table-cell office:value-type="float" office:value="-0.006809343">
                <text:p>-0.00680934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72">
                <text:p>0.72</text:p>
              </table:table-cell>
              <table:table-cell office:value-type="float" office:value="-0.00000002061682">
                <text:p>-0.00000002061682</text:p>
              </table:table-cell>
              <table:table-cell office:value-type="float" office:value="-0.00000006321165">
                <text:p>-0.00000006321165</text:p>
              </table:table-cell>
              <table:table-cell office:value-type="float" office:value="-0.00001937569">
                <text:p>-0.00001937569</text:p>
              </table:table-cell>
              <table:table-cell office:value-type="float" office:value="-0.0006333692">
                <text:p>-0.0006333692</text:p>
              </table:table-cell>
              <table:table-cell office:value-type="float" office:value="-0.002421159">
                <text:p>-0.002421159</text:p>
              </table:table-cell>
              <table:table-cell office:value-type="float" office:value="-0.004611201">
                <text:p>-0.004611201</text:p>
              </table:table-cell>
              <table:table-cell office:value-type="float" office:value="-0.006838921">
                <text:p>-0.006838921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74">
                <text:p>0.74</text:p>
              </table:table-cell>
              <table:table-cell office:value-type="float" office:value="-0.00000002355987">
                <text:p>-0.00000002355987</text:p>
              </table:table-cell>
              <table:table-cell office:value-type="float" office:value="-0.00000006490179">
                <text:p>-0.00000006490179</text:p>
              </table:table-cell>
              <table:table-cell office:value-type="float" office:value="-0.00001963583">
                <text:p>-0.00001963583</text:p>
              </table:table-cell>
              <table:table-cell office:value-type="float" office:value="-0.0006373468">
                <text:p>-0.0006373468</text:p>
              </table:table-cell>
              <table:table-cell office:value-type="float" office:value="-0.002431354">
                <text:p>-0.002431354</text:p>
              </table:table-cell>
              <table:table-cell office:value-type="float" office:value="-0.004628905">
                <text:p>-0.004628905</text:p>
              </table:table-cell>
              <table:table-cell office:value-type="float" office:value="-0.006867473">
                <text:p>-0.00686747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76">
                <text:p>0.76</text:p>
              </table:table-cell>
              <table:table-cell office:value-type="float" office:value="-0.00000002688641">
                <text:p>-0.00000002688641</text:p>
              </table:table-cell>
              <table:table-cell office:value-type="float" office:value="-0.00000006671138">
                <text:p>-0.00000006671138</text:p>
              </table:table-cell>
              <table:table-cell office:value-type="float" office:value="-0.00001989654">
                <text:p>-0.00001989654</text:p>
              </table:table-cell>
              <table:table-cell office:value-type="float" office:value="-0.0006413211">
                <text:p>-0.0006413211</text:p>
              </table:table-cell>
              <table:table-cell office:value-type="float" office:value="-0.002441479">
                <text:p>-0.002441479</text:p>
              </table:table-cell>
              <table:table-cell office:value-type="float" office:value="-0.004646316">
                <text:p>-0.004646316</text:p>
              </table:table-cell>
              <table:table-cell office:value-type="float" office:value="-0.006895123">
                <text:p>-0.006895123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78">
                <text:p>0.78</text:p>
              </table:table-cell>
              <table:table-cell office:value-type="float" office:value="-0.00000003064298">
                <text:p>-0.00000003064298</text:p>
              </table:table-cell>
              <table:table-cell office:value-type="float" office:value="-0.00000006865568">
                <text:p>-0.00000006865568</text:p>
              </table:table-cell>
              <table:table-cell office:value-type="float" office:value="-0.00002015782">
                <text:p>-0.00002015782</text:p>
              </table:table-cell>
              <table:table-cell office:value-type="float" office:value="-0.0006452926">
                <text:p>-0.0006452926</text:p>
              </table:table-cell>
              <table:table-cell office:value-type="float" office:value="-0.002451542">
                <text:p>-0.002451542</text:p>
              </table:table-cell>
              <table:table-cell office:value-type="float" office:value="-0.004663466">
                <text:p>-0.004663466</text:p>
              </table:table-cell>
              <table:table-cell office:value-type="float" office:value="-0.006921975">
                <text:p>-0.006921975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8">
                <text:p>0.8</text:p>
              </table:table-cell>
              <table:table-cell office:value-type="float" office:value="-0.00000003488148">
                <text:p>-0.00000003488148</text:p>
              </table:table-cell>
              <table:table-cell office:value-type="float" office:value="-0.00000007075178">
                <text:p>-0.00000007075178</text:p>
              </table:table-cell>
              <table:table-cell office:value-type="float" office:value="-0.0000204197">
                <text:p>-0.0000204197</text:p>
              </table:table-cell>
              <table:table-cell office:value-type="float" office:value="-0.0006492617">
                <text:p>-0.0006492617</text:p>
              </table:table-cell>
              <table:table-cell office:value-type="float" office:value="-0.002461547">
                <text:p>-0.002461547</text:p>
              </table:table-cell>
              <table:table-cell office:value-type="float" office:value="-0.004680378">
                <text:p>-0.004680378</text:p>
              </table:table-cell>
              <table:table-cell office:value-type="float" office:value="-0.006948119">
                <text:p>-0.006948119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82">
                <text:p>0.82</text:p>
              </table:table-cell>
              <table:table-cell office:value-type="float" office:value="-0.00000003965975">
                <text:p>-0.00000003965975</text:p>
              </table:table-cell>
              <table:table-cell office:value-type="float" office:value="-0.00000007301882">
                <text:p>-0.00000007301882</text:p>
              </table:table-cell>
              <table:table-cell office:value-type="float" office:value="-0.00002068216">
                <text:p>-0.00002068216</text:p>
              </table:table-cell>
              <table:table-cell office:value-type="float" office:value="-0.0006532289">
                <text:p>-0.0006532289</text:p>
              </table:table-cell>
              <table:table-cell office:value-type="float" office:value="-0.002471498">
                <text:p>-0.002471498</text:p>
              </table:table-cell>
              <table:table-cell office:value-type="float" office:value="-0.004697076">
                <text:p>-0.004697076</text:p>
              </table:table-cell>
              <table:table-cell office:value-type="float" office:value="-0.006973631">
                <text:p>-0.006973631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84">
                <text:p>0.84</text:p>
              </table:table-cell>
              <table:table-cell office:value-type="float" office:value="-0.00000004504222">
                <text:p>-0.00000004504222</text:p>
              </table:table-cell>
              <table:table-cell office:value-type="float" office:value="-0.00000007547824">
                <text:p>-0.00000007547824</text:p>
              </table:table-cell>
              <table:table-cell office:value-type="float" office:value="-0.00002094522">
                <text:p>-0.00002094522</text:p>
              </table:table-cell>
              <table:table-cell office:value-type="float" office:value="-0.0006571945">
                <text:p>-0.0006571945</text:p>
              </table:table-cell>
              <table:table-cell office:value-type="float" office:value="-0.002481401">
                <text:p>-0.002481401</text:p>
              </table:table-cell>
              <table:table-cell office:value-type="float" office:value="-0.004713578">
                <text:p>-0.004713578</text:p>
              </table:table-cell>
              <table:table-cell office:value-type="float" office:value="-0.006998576">
                <text:p>-0.006998576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86">
                <text:p>0.86</text:p>
              </table:table-cell>
              <table:table-cell office:value-type="float" office:value="-0.00000005110067">
                <text:p>-0.00000005110067</text:p>
              </table:table-cell>
              <table:table-cell office:value-type="float" office:value="-0.00000007815402">
                <text:p>-0.00000007815402</text:p>
              </table:table-cell>
              <table:table-cell office:value-type="float" office:value="-0.00002120889">
                <text:p>-0.00002120889</text:p>
              </table:table-cell>
              <table:table-cell office:value-type="float" office:value="-0.0006611588">
                <text:p>-0.0006611588</text:p>
              </table:table-cell>
              <table:table-cell office:value-type="float" office:value="-0.002491258">
                <text:p>-0.002491258</text:p>
              </table:table-cell>
              <table:table-cell office:value-type="float" office:value="-0.004729903">
                <text:p>-0.004729903</text:p>
              </table:table-cell>
              <table:table-cell office:value-type="float" office:value="-0.007023012">
                <text:p>-0.007023012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88">
                <text:p>0.88</text:p>
              </table:table-cell>
              <table:table-cell office:value-type="float" office:value="-0.00000005791498">
                <text:p>-0.00000005791498</text:p>
              </table:table-cell>
              <table:table-cell office:value-type="float" office:value="-0.00000008107299">
                <text:p>-0.00000008107299</text:p>
              </table:table-cell>
              <table:table-cell office:value-type="float" office:value="-0.00002147317">
                <text:p>-0.00002147317</text:p>
              </table:table-cell>
              <table:table-cell office:value-type="float" office:value="-0.0006651223">
                <text:p>-0.0006651223</text:p>
              </table:table-cell>
              <table:table-cell office:value-type="float" office:value="-0.002501073">
                <text:p>-0.002501073</text:p>
              </table:table-cell>
              <table:table-cell office:value-type="float" office:value="-0.004746063">
                <text:p>-0.004746063</text:p>
              </table:table-cell>
              <table:table-cell office:value-type="float" office:value="-0.007046987">
                <text:p>-0.00704698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9">
                <text:p>0.9</text:p>
              </table:table-cell>
              <table:table-cell office:value-type="float" office:value="-0.00000006557407">
                <text:p>-0.00000006557407</text:p>
              </table:table-cell>
              <table:table-cell office:value-type="float" office:value="-0.00000008426511">
                <text:p>-0.00000008426511</text:p>
              </table:table-cell>
              <table:table-cell office:value-type="float" office:value="-0.00002173809">
                <text:p>-0.00002173809</text:p>
              </table:table-cell>
              <table:table-cell office:value-type="float" office:value="-0.0006690852">
                <text:p>-0.0006690852</text:p>
              </table:table-cell>
              <table:table-cell office:value-type="float" office:value="-0.002510849">
                <text:p>-0.002510849</text:p>
              </table:table-cell>
              <table:table-cell office:value-type="float" office:value="-0.004762074">
                <text:p>-0.004762074</text:p>
              </table:table-cell>
              <table:table-cell office:value-type="float" office:value="-0.007070544">
                <text:p>-0.00707054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92">
                <text:p>0.92</text:p>
              </table:table-cell>
              <table:table-cell office:value-type="float" office:value="-0.00000007417683">
                <text:p>-0.00000007417683</text:p>
              </table:table-cell>
              <table:table-cell office:value-type="float" office:value="-0.00000008776388">
                <text:p>-0.00000008776388</text:p>
              </table:table-cell>
              <table:table-cell office:value-type="float" office:value="-0.00002200365">
                <text:p>-0.00002200365</text:p>
              </table:table-cell>
              <table:table-cell office:value-type="float" office:value="-0.0006730477">
                <text:p>-0.0006730477</text:p>
              </table:table-cell>
              <table:table-cell office:value-type="float" office:value="-0.002520589">
                <text:p>-0.002520589</text:p>
              </table:table-cell>
              <table:table-cell office:value-type="float" office:value="-0.004777945">
                <text:p>-0.004777945</text:p>
              </table:table-cell>
              <table:table-cell office:value-type="float" office:value="-0.00709372">
                <text:p>-0.0070937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94">
                <text:p>0.94</text:p>
              </table:table-cell>
              <table:table-cell office:value-type="float" office:value="-0.00000008383325">
                <text:p>-0.00000008383325</text:p>
              </table:table-cell>
              <table:table-cell office:value-type="float" office:value="-0.00000009160668">
                <text:p>-0.00000009160668</text:p>
              </table:table-cell>
              <table:table-cell office:value-type="float" office:value="-0.00002226987">
                <text:p>-0.00002226987</text:p>
              </table:table-cell>
              <table:table-cell office:value-type="float" office:value="-0.0006770103">
                <text:p>-0.0006770103</text:p>
              </table:table-cell>
              <table:table-cell office:value-type="float" office:value="-0.002530295">
                <text:p>-0.002530295</text:p>
              </table:table-cell>
              <table:table-cell office:value-type="float" office:value="-0.004793687">
                <text:p>-0.004793687</text:p>
              </table:table-cell>
              <table:table-cell office:value-type="float" office:value="-0.007116548">
                <text:p>-0.007116548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96">
                <text:p>0.96</text:p>
              </table:table-cell>
              <table:table-cell office:value-type="float" office:value="-0.00000009466559">
                <text:p>-0.00000009466559</text:p>
              </table:table-cell>
              <table:table-cell office:value-type="float" office:value="-0.00000009583526">
                <text:p>-0.00000009583526</text:p>
              </table:table-cell>
              <table:table-cell office:value-type="float" office:value="-0.00002253677">
                <text:p>-0.00002253677</text:p>
              </table:table-cell>
              <table:table-cell office:value-type="float" office:value="-0.0006809731">
                <text:p>-0.0006809731</text:p>
              </table:table-cell>
              <table:table-cell office:value-type="float" office:value="-0.002539969">
                <text:p>-0.002539969</text:p>
              </table:table-cell>
              <table:table-cell office:value-type="float" office:value="-0.004809309">
                <text:p>-0.004809309</text:p>
              </table:table-cell>
              <table:table-cell office:value-type="float" office:value="-0.007139057">
                <text:p>-0.007139057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98">
                <text:p>0.98</text:p>
              </table:table-cell>
              <table:table-cell office:value-type="float" office:value="-0.0000001068097">
                <text:p>-0.0000001068097</text:p>
              </table:table-cell>
              <table:table-cell office:value-type="float" office:value="-0.0000001004962">
                <text:p>-0.0000001004962</text:p>
              </table:table-cell>
              <table:table-cell office:value-type="float" office:value="-0.00002280436">
                <text:p>-0.00002280436</text:p>
              </table:table-cell>
              <table:table-cell office:value-type="float" office:value="-0.0006849365">
                <text:p>-0.0006849365</text:p>
              </table:table-cell>
              <table:table-cell office:value-type="float" office:value="-0.002549613">
                <text:p>-0.002549613</text:p>
              </table:table-cell>
              <table:table-cell office:value-type="float" office:value="-0.00482482">
                <text:p>-0.00482482</text:p>
              </table:table-cell>
              <table:table-cell office:value-type="float" office:value="-0.007161272">
                <text:p>-0.00716127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">
                <text:p>1</text:p>
              </table:table-cell>
              <table:table-cell office:value-type="float" office:value="-0.0000001204166">
                <text:p>-0.0000001204166</text:p>
              </table:table-cell>
              <table:table-cell office:value-type="float" office:value="-0.0000001056413">
                <text:p>-0.0000001056413</text:p>
              </table:table-cell>
              <table:table-cell office:value-type="float" office:value="-0.00002307267">
                <text:p>-0.00002307267</text:p>
              </table:table-cell>
              <table:table-cell office:value-type="float" office:value="-0.0006889007">
                <text:p>-0.0006889007</text:p>
              </table:table-cell>
              <table:table-cell office:value-type="float" office:value="-0.002559229">
                <text:p>-0.002559229</text:p>
              </table:table-cell>
              <table:table-cell office:value-type="float" office:value="-0.004840226">
                <text:p>-0.004840226</text:p>
              </table:table-cell>
              <table:table-cell office:value-type="float" office:value="-0.007183215">
                <text:p>-0.00718321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.02">
                <text:p>1.02</text:p>
              </table:table-cell>
              <table:table-cell office:value-type="float" office:value="-0.0000001356538">
                <text:p>-0.0000001356538</text:p>
              </table:table-cell>
              <table:table-cell office:value-type="float" office:value="-0.0000001113285">
                <text:p>-0.0000001113285</text:p>
              </table:table-cell>
              <table:table-cell office:value-type="float" office:value="-0.00002334173">
                <text:p>-0.00002334173</text:p>
              </table:table-cell>
              <table:table-cell office:value-type="float" office:value="-0.0006928661">
                <text:p>-0.0006928661</text:p>
              </table:table-cell>
              <table:table-cell office:value-type="float" office:value="-0.00256882">
                <text:p>-0.00256882</text:p>
              </table:table-cell>
              <table:table-cell office:value-type="float" office:value="-0.004855535">
                <text:p>-0.004855535</text:p>
              </table:table-cell>
              <table:table-cell office:value-type="float" office:value="-0.007204908">
                <text:p>-0.007204908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.04">
                <text:p>1.04</text:p>
              </table:table-cell>
              <table:table-cell office:value-type="float" office:value="-0.0000001527075">
                <text:p>-0.0000001527075</text:p>
              </table:table-cell>
              <table:table-cell office:value-type="float" office:value="-0.0000001176223">
                <text:p>-0.0000001176223</text:p>
              </table:table-cell>
              <table:table-cell office:value-type="float" office:value="-0.00002361156">
                <text:p>-0.00002361156</text:p>
              </table:table-cell>
              <table:table-cell office:value-type="float" office:value="-0.0006968329">
                <text:p>-0.0006968329</text:p>
              </table:table-cell>
              <table:table-cell office:value-type="float" office:value="-0.002578386">
                <text:p>-0.002578386</text:p>
              </table:table-cell>
              <table:table-cell office:value-type="float" office:value="-0.004870752">
                <text:p>-0.004870752</text:p>
              </table:table-cell>
              <table:table-cell office:value-type="float" office:value="-0.007226367">
                <text:p>-0.00722636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.06">
                <text:p>1.06</text:p>
              </table:table-cell>
              <table:table-cell office:value-type="float" office:value="-0.0000001717843">
                <text:p>-0.0000001717843</text:p>
              </table:table-cell>
              <table:table-cell office:value-type="float" office:value="-0.0000001245945">
                <text:p>-0.0000001245945</text:p>
              </table:table-cell>
              <table:table-cell office:value-type="float" office:value="-0.00002388219">
                <text:p>-0.00002388219</text:p>
              </table:table-cell>
              <table:table-cell office:value-type="float" office:value="-0.0007008015">
                <text:p>-0.0007008015</text:p>
              </table:table-cell>
              <table:table-cell office:value-type="float" office:value="-0.00258793">
                <text:p>-0.00258793</text:p>
              </table:table-cell>
              <table:table-cell office:value-type="float" office:value="-0.004885883">
                <text:p>-0.004885883</text:p>
              </table:table-cell>
              <table:table-cell office:value-type="float" office:value="-0.007247608">
                <text:p>-0.007247608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.08">
                <text:p>1.08</text:p>
              </table:table-cell>
              <table:table-cell office:value-type="float" office:value="-0.0000001931133">
                <text:p>-0.0000001931133</text:p>
              </table:table-cell>
              <table:table-cell office:value-type="float" office:value="-0.000000132325">
                <text:p>-0.000000132325</text:p>
              </table:table-cell>
              <table:table-cell office:value-type="float" office:value="-0.00002415367">
                <text:p>-0.00002415367</text:p>
              </table:table-cell>
              <table:table-cell office:value-type="float" office:value="-0.0007047722">
                <text:p>-0.0007047722</text:p>
              </table:table-cell>
              <table:table-cell office:value-type="float" office:value="-0.002597453">
                <text:p>-0.002597453</text:p>
              </table:table-cell>
              <table:table-cell office:value-type="float" office:value="-0.004900933">
                <text:p>-0.004900933</text:p>
              </table:table-cell>
              <table:table-cell office:value-type="float" office:value="-0.007268647">
                <text:p>-0.00726864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.1">
                <text:p>1.1</text:p>
              </table:table-cell>
              <table:table-cell office:value-type="float" office:value="-0.0000002169488">
                <text:p>-0.0000002169488</text:p>
              </table:table-cell>
              <table:table-cell office:value-type="float" office:value="-0.0000001409026">
                <text:p>-0.0000001409026</text:p>
              </table:table-cell>
              <table:table-cell office:value-type="float" office:value="-0.00002442603">
                <text:p>-0.00002442603</text:p>
              </table:table-cell>
              <table:table-cell office:value-type="float" office:value="-0.0007087453">
                <text:p>-0.0007087453</text:p>
              </table:table-cell>
              <table:table-cell office:value-type="float" office:value="-0.002606956">
                <text:p>-0.002606956</text:p>
              </table:table-cell>
              <table:table-cell office:value-type="float" office:value="-0.004915907">
                <text:p>-0.004915907</text:p>
              </table:table-cell>
              <table:table-cell office:value-type="float" office:value="-0.007289496">
                <text:p>-0.00728949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.12">
                <text:p>1.12</text:p>
              </table:table-cell>
              <table:table-cell office:value-type="float" office:value="-0.0000002435727">
                <text:p>-0.0000002435727</text:p>
              </table:table-cell>
              <table:table-cell office:value-type="float" office:value="-0.0000001504265">
                <text:p>-0.0000001504265</text:p>
              </table:table-cell>
              <table:table-cell office:value-type="float" office:value="-0.00002469932">
                <text:p>-0.00002469932</text:p>
              </table:table-cell>
              <table:table-cell office:value-type="float" office:value="-0.0007127212">
                <text:p>-0.0007127212</text:p>
              </table:table-cell>
              <table:table-cell office:value-type="float" office:value="-0.002616442">
                <text:p>-0.002616442</text:p>
              </table:table-cell>
              <table:table-cell office:value-type="float" office:value="-0.004930809">
                <text:p>-0.004930809</text:p>
              </table:table-cell>
              <table:table-cell office:value-type="float" office:value="-0.007310166">
                <text:p>-0.007310166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.14">
                <text:p>1.14</text:p>
              </table:table-cell>
              <table:table-cell office:value-type="float" office:value="-0.0000002732977">
                <text:p>-0.0000002732977</text:p>
              </table:table-cell>
              <table:table-cell office:value-type="float" office:value="-0.0000001610065">
                <text:p>-0.0000001610065</text:p>
              </table:table-cell>
              <table:table-cell office:value-type="float" office:value="-0.00002497358">
                <text:p>-0.00002497358</text:p>
              </table:table-cell>
              <table:table-cell office:value-type="float" office:value="-0.0007167003">
                <text:p>-0.0007167003</text:p>
              </table:table-cell>
              <table:table-cell office:value-type="float" office:value="-0.002625911">
                <text:p>-0.002625911</text:p>
              </table:table-cell>
              <table:table-cell office:value-type="float" office:value="-0.004945643">
                <text:p>-0.004945643</text:p>
              </table:table-cell>
              <table:table-cell office:value-type="float" office:value="-0.00733067">
                <text:p>-0.00733067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.16">
                <text:p>1.16</text:p>
              </table:table-cell>
              <table:table-cell office:value-type="float" office:value="-0.0000003064701">
                <text:p>-0.0000003064701</text:p>
              </table:table-cell>
              <table:table-cell office:value-type="float" office:value="-0.0000001727651">
                <text:p>-0.0000001727651</text:p>
              </table:table-cell>
              <table:table-cell office:value-type="float" office:value="-0.00002524889">
                <text:p>-0.00002524889</text:p>
              </table:table-cell>
              <table:table-cell office:value-type="float" office:value="-0.0007206829">
                <text:p>-0.0007206829</text:p>
              </table:table-cell>
              <table:table-cell office:value-type="float" office:value="-0.002635366">
                <text:p>-0.002635366</text:p>
              </table:table-cell>
              <table:table-cell office:value-type="float" office:value="-0.004960414">
                <text:p>-0.004960414</text:p>
              </table:table-cell>
              <table:table-cell office:value-type="float" office:value="-0.007351015">
                <text:p>-0.00735101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18">
                <text:p>1.18</text:p>
              </table:table-cell>
              <table:table-cell office:value-type="float" office:value="-0.000000343474">
                <text:p>-0.000000343474</text:p>
              </table:table-cell>
              <table:table-cell office:value-type="float" office:value="-0.0000001858382">
                <text:p>-0.0000001858382</text:p>
              </table:table-cell>
              <table:table-cell office:value-type="float" office:value="-0.00002552529">
                <text:p>-0.00002552529</text:p>
              </table:table-cell>
              <table:table-cell office:value-type="float" office:value="-0.0007246694">
                <text:p>-0.0007246694</text:p>
              </table:table-cell>
              <table:table-cell office:value-type="float" office:value="-0.002644807">
                <text:p>-0.002644807</text:p>
              </table:table-cell>
              <table:table-cell office:value-type="float" office:value="-0.004975125">
                <text:p>-0.004975125</text:p>
              </table:table-cell>
              <table:table-cell office:value-type="float" office:value="-0.007371213">
                <text:p>-0.007371213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.2">
                <text:p>1.2</text:p>
              </table:table-cell>
              <table:table-cell office:value-type="float" office:value="-0.0000003847347">
                <text:p>-0.0000003847347</text:p>
              </table:table-cell>
              <table:table-cell office:value-type="float" office:value="-0.0000002003767">
                <text:p>-0.0000002003767</text:p>
              </table:table-cell>
              <table:table-cell office:value-type="float" office:value="-0.00002580287">
                <text:p>-0.00002580287</text:p>
              </table:table-cell>
              <table:table-cell office:value-type="float" office:value="-0.0007286605">
                <text:p>-0.0007286605</text:p>
              </table:table-cell>
              <table:table-cell office:value-type="float" office:value="-0.002654237">
                <text:p>-0.002654237</text:p>
              </table:table-cell>
              <table:table-cell office:value-type="float" office:value="-0.004989779">
                <text:p>-0.004989779</text:p>
              </table:table-cell>
              <table:table-cell office:value-type="float" office:value="-0.00739127">
                <text:p>-0.00739127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8.7999992370605pt" style:font-family-asian="'DejaVu Sans Condensed'" style:font-family-generic-asian="system" style:font-pitch-asian="variable" style:font-size-asian="18.7999992370605pt" style:font-family-complex="'DejaVu Sans Condensed'" style:font-family-generic-complex="system" style:font-pitch-complex="variable" style:font-size-complex="18.7999992370605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8.69999980926514pt" style:font-family-asian="'DejaVu Sans Condensed'" style:font-family-generic-asian="system" style:font-pitch-asian="variable" style:font-size-asian="8.69999980926514pt" style:font-family-complex="'DejaVu Sans Condensed'" style:font-family-generic-complex="system" style:font-pitch-complex="variable" style:font-size-complex="8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0.1000003814697pt" style:font-family-asian="'DejaVu Sans Condensed'" style:font-family-generic-asian="system" style:font-pitch-asian="variable" style:font-size-asian="10.1000003814697pt" style:font-family-complex="'DejaVu Sans Condensed'" style:font-family-generic-complex="system" style:font-pitch-complex="variable" style:font-size-complex="10.1000003814697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3.1000003814697pt" style:font-family-asian="'DejaVu Sans Condensed'" style:font-family-generic-asian="system" style:font-pitch-asian="variable" style:font-size-asian="13.1000003814697pt" style:font-family-complex="'DejaVu Sans Condensed'" style:font-family-generic-complex="system" style:font-pitch-complex="variable" style:font-size-complex="13.1000003814697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0.1000003814697pt" style:font-family-asian="'DejaVu Sans Condensed'" style:font-family-generic-asian="system" style:font-pitch-asian="variable" style:font-size-asian="10.1000003814697pt" style:font-family-complex="'DejaVu Sans Condensed'" style:font-family-generic-complex="system" style:font-pitch-complex="variable" style:font-size-complex="10.1000003814697pt"/>
    </style:style>
    <style:style style:name="ch8" style:family="chart">
      <style:graphic-properties svg:stroke-width="0.051cm" svg:stroke-color="#800080" draw:marker-start-width="0.279cm" draw:marker-end-width="0.279cm" draw:fill-color="#800080"/>
      <style:text-properties fo:font-family="'DejaVu Sans Condensed'" style:font-family-generic="swiss" style:font-pitch="variable" fo:font-size="8.69999980926514pt" style:font-family-asian="'DejaVu Sans Condensed'" style:font-family-generic-asian="system" style:font-pitch-asian="variable" style:font-size-asian="8.69999980926514pt" style:font-family-complex="'DejaVu Sans Condensed'" style:font-family-generic-complex="system" style:font-pitch-complex="variable" style:font-size-complex="8.69999980926514pt"/>
    </style:style>
    <style:style style:name="ch9" style:family="chart">
      <style:graphic-properties svg:stroke-width="0.051cm" svg:stroke-color="#dc2300" draw:marker-start-width="0.279cm" draw:marker-end-width="0.279cm" draw:fill-color="#666666"/>
      <style:text-properties fo:font-family="'DejaVu Sans Condensed'" style:font-family-generic="swiss" style:font-pitch="variable" fo:font-size="8.69999980926514pt" style:font-family-asian="'DejaVu Sans Condensed'" style:font-family-generic-asian="system" style:font-pitch-asian="variable" style:font-size-asian="8.69999980926514pt" style:font-family-complex="'DejaVu Sans Condensed'" style:font-family-generic-complex="system" style:font-pitch-complex="variable" style:font-size-complex="8.69999980926514pt"/>
    </style:style>
    <style:style style:name="ch10" style:family="chart">
      <style:graphic-properties svg:stroke-width="0.051cm" svg:stroke-color="#23ff23" draw:marker-start-width="0.279cm" draw:marker-end-width="0.279cm" draw:fill-color="#6b4794"/>
      <style:text-properties fo:font-family="'DejaVu Sans Condensed'" style:font-family-generic="swiss" style:font-pitch="variable" fo:font-size="8.69999980926514pt" style:font-family-asian="'DejaVu Sans Condensed'" style:font-family-generic-asian="system" style:font-pitch-asian="variable" style:font-size-asian="8.69999980926514pt" style:font-family-complex="'DejaVu Sans Condensed'" style:font-family-generic-complex="system" style:font-pitch-complex="variable" style:font-size-complex="8.69999980926514pt"/>
    </style:style>
    <style:style style:name="ch11" style:family="chart">
      <style:graphic-properties svg:stroke-width="0.051cm" svg:stroke-color="#e6ff00" draw:marker-start-width="0.279cm" draw:marker-end-width="0.279cm" draw:fill-color="#280099"/>
      <style:text-properties fo:font-family="'DejaVu Sans Condensed'" style:font-family-generic="swiss" style:font-pitch="variable" fo:font-size="8.69999980926514pt" style:font-family-asian="'DejaVu Sans Condensed'" style:font-family-generic-asian="system" style:font-pitch-asian="variable" style:font-size-asian="8.69999980926514pt" style:font-family-complex="'DejaVu Sans Condensed'" style:font-family-generic-complex="system" style:font-pitch-complex="variable" style:font-size-complex="8.69999980926514pt"/>
    </style:style>
    <style:style style:name="ch12" style:family="chart">
      <style:graphic-properties draw:stroke="none" draw:fill="solid" draw:fill-color="#4c4c4c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15.784cm" svg:height="10.154cm" chart:class="chart:scatter" chart:style-name="ch1">
        <chart:title svg:x="6.155cm" svg:y="0.202cm" chart:style-name="ch2">
          <text:p>comprt.test</text:p>
        </chart:title>
        <chart:legend chart:legend-position="end" svg:x="14.323cm" svg:y="4.128cm" chart:style-name="ch3"/>
        <chart:plot-area chart:style-name="ch4" table:cell-range-address="comprt.$J$2:.$N$162" chart:data-source-has-labels="row" chart:table-number-list="0" svg:x="0.314cm" svg:y="1.368cm" svg:width="13.382cm" svg:height="8.584cm">
          <chart:axis chart:dimension="x" chart:name="primary-x" chart:style-name="ch5">
            <chart:title svg:x="8.025cm" svg:y="9.407cm" chart:style-name="ch6">
              <text:p>time</text:p>
            </chart:title>
            <chart:categories table:cell-range-address="local-table.A2:.A161"/>
            <chart:grid chart:class="major"/>
          </chart:axis>
          <chart:axis chart:dimension="y" chart:name="primary-y" chart:style-name="ch7">
            <chart:title svg:x="0.314cm" svg:y="5.261cm" chart:style-name="ch6">
              <text:p>[V]</text:p>
            </chart:title>
            <chart:grid chart:class="major"/>
          </chart:axis>
          <chart:series chart:style-name="ch8">
            <chart:domain/>
            <chart:data-point chart:repeated="160"/>
          </chart:series>
          <chart:series chart:style-name="ch9">
            <chart:data-point chart:repeated="160"/>
          </chart:series>
          <chart:series chart:style-name="ch10">
            <chart:data-point chart:repeated="160"/>
          </chart:series>
          <chart:series chart:style-name="ch11">
            <chart:data-point chart:repeated="1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v(9)</text:p>
              </table:table-cell>
              <table:table-cell office:value-type="string">
                <text:p>v(8)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00000000003">
                <text:p>0.000000000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00000000006">
                <text:p>0.0000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00000000012">
                <text:p>0.000000000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00000000024">
                <text:p>0.000000000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00000000048">
                <text:p>0.000000000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00000000096">
                <text:p>0.000000000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000000000192">
                <text:p>0.000000000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00000000384">
                <text:p>0.000000000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00000000768">
                <text:p>0.000000000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00000001536">
                <text:p>0.00000000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000000002536">
                <text:p>0.000000002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000000003536">
                <text:p>0.000000003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000000004536">
                <text:p>0.000000004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000000005536">
                <text:p>0.00000000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000000006536">
                <text:p>0.000000006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000000007536">
                <text:p>0.000000007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000000008536">
                <text:p>0.000000008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000000009536">
                <text:p>0.000000009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4803">
                <text:p>0.00154803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00000001001">
                <text:p>0.0000000100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01557657">
                <text:p>0.001557657</text:p>
              </table:table-cell>
              <table:table-cell office:value-type="float" office:value="1.798728">
                <text:p>1.798728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00000001003">
                <text:p>0.00000001003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.001537658">
                <text:p>0.001537658</text:p>
              </table:table-cell>
              <table:table-cell office:value-type="float" office:value="1.798727">
                <text:p>1.798727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00000001006244">
                <text:p>0.00000001006244</text:p>
              </table:table-cell>
              <table:table-cell office:value-type="float" office:value="1.12396">
                <text:p>1.12396</text:p>
              </table:table-cell>
              <table:table-cell office:value-type="float" office:value="0">
                <text:p>0</text:p>
              </table:table-cell>
              <table:table-cell office:value-type="float" office:value="-0.002686654">
                <text:p>-0.002686654</text:p>
              </table:table-cell>
              <table:table-cell office:value-type="float" office:value="1.798495">
                <text:p>1.79849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00000001009315">
                <text:p>0.00000001009315</text:p>
              </table:table-cell>
              <table:table-cell office:value-type="float" office:value="1.676624">
                <text:p>1.676624</text:p>
              </table:table-cell>
              <table:table-cell office:value-type="float" office:value="0">
                <text:p>0</text:p>
              </table:table-cell>
              <table:table-cell office:value-type="float" office:value="-0.01338163">
                <text:p>-0.01338163</text:p>
              </table:table-cell>
              <table:table-cell office:value-type="float" office:value="1.797794">
                <text:p>1.797794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0000000101">
                <text:p>0.000000010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51305">
                <text:p>-0.01551305</text:p>
              </table:table-cell>
              <table:table-cell office:value-type="float" office:value="1.79761">
                <text:p>1.79761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00000001010266">
                <text:p>0.0000000101026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44119">
                <text:p>-0.01544119</text:p>
              </table:table-cell>
              <table:table-cell office:value-type="float" office:value="1.797564">
                <text:p>1.797564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00000001010797">
                <text:p>0.0000000101079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83818">
                <text:p>-0.01583818</text:p>
              </table:table-cell>
              <table:table-cell office:value-type="float" office:value="1.797487">
                <text:p>1.79748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0000000101186">
                <text:p>0.000000010118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27701">
                <text:p>-0.01527701</text:p>
              </table:table-cell>
              <table:table-cell office:value-type="float" office:value="1.797401">
                <text:p>1.797401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00000001013356">
                <text:p>0.0000000101335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08752796">
                <text:p>-0.008752796</text:p>
              </table:table-cell>
              <table:table-cell office:value-type="float" office:value="1.797399">
                <text:p>1.79739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00000001015164">
                <text:p>0.00000001015164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004800446">
                <text:p>0.004800446</text:p>
              </table:table-cell>
              <table:table-cell office:value-type="float" office:value="1.797503">
                <text:p>1.79750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00000001017571">
                <text:p>0.0000000101757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03032301">
                <text:p>0.03032301</text:p>
              </table:table-cell>
              <table:table-cell office:value-type="float" office:value="1.797637">
                <text:p>1.797637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00000001021178">
                <text:p>0.0000000102117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1037867">
                <text:p>0.1037867</text:p>
              </table:table-cell>
              <table:table-cell office:value-type="float" office:value="1.797625">
                <text:p>1.797625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00000001028391">
                <text:p>0.000000010283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385286">
                <text:p>1.385286</text:p>
              </table:table-cell>
              <table:table-cell office:value-type="float" office:value="1.799314">
                <text:p>1.79931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00000001035264">
                <text:p>0.00000001035264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69811">
                <text:p>1.769811</text:p>
              </table:table-cell>
              <table:table-cell office:value-type="float" office:value="1.804362">
                <text:p>1.804362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00000001041328">
                <text:p>0.0000000104132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66313">
                <text:p>1.766313</text:p>
              </table:table-cell>
              <table:table-cell office:value-type="float" office:value="1.805264">
                <text:p>1.80526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00000001047531">
                <text:p>0.0000000104753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3698">
                <text:p>1.793698</text:p>
              </table:table-cell>
              <table:table-cell office:value-type="float" office:value="1.805571">
                <text:p>1.80557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00000001054983">
                <text:p>0.00000001054983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4185">
                <text:p>1.794185</text:p>
              </table:table-cell>
              <table:table-cell office:value-type="float" office:value="1.805425">
                <text:p>1.805425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00000001069064">
                <text:p>0.00000001069064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812">
                <text:p>1.799812</text:p>
              </table:table-cell>
              <table:table-cell office:value-type="float" office:value="1.803836">
                <text:p>1.80383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00000001087308">
                <text:p>0.0000000108730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703">
                <text:p>1.797703</text:p>
              </table:table-cell>
              <table:table-cell office:value-type="float" office:value="1.79595">
                <text:p>1.79595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00000001123797">
                <text:p>0.0000000112379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382">
                <text:p>1.799382</text:p>
              </table:table-cell>
              <table:table-cell office:value-type="float" office:value="1.739066">
                <text:p>1.739066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0000000119171">
                <text:p>0.000000011917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879">
                <text:p>1.797879</text:p>
              </table:table-cell>
              <table:table-cell office:value-type="float" office:value="1.403002">
                <text:p>1.40300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00000001263256">
                <text:p>0.0000000126325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272">
                <text:p>1.799272</text:p>
              </table:table-cell>
              <table:table-cell office:value-type="float" office:value="0.1798979">
                <text:p>0.1798979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00000001331984">
                <text:p>0.00000001331984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978">
                <text:p>1.797978</text:p>
              </table:table-cell>
              <table:table-cell office:value-type="float" office:value="0.07580639">
                <text:p>0.07580639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0000000140226">
                <text:p>0.000000014022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84">
                <text:p>1.799184</text:p>
              </table:table-cell>
              <table:table-cell office:value-type="float" office:value="0.04977361">
                <text:p>0.04977361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00000001473429">
                <text:p>0.000000014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45">
                <text:p>1.798045</text:p>
              </table:table-cell>
              <table:table-cell office:value-type="float" office:value="0.01628732">
                <text:p>0.01628732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00000001573429">
                <text:p>0.000000015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4">
                <text:p>1.79914</text:p>
              </table:table-cell>
              <table:table-cell office:value-type="float" office:value="0.01268444">
                <text:p>0.01268444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00000001673429">
                <text:p>0.000000016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76">
                <text:p>1.798076</text:p>
              </table:table-cell>
              <table:table-cell office:value-type="float" office:value="-0.001834964">
                <text:p>-0.001834964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00000001773429">
                <text:p>0.000000017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08">
                <text:p>1.799108</text:p>
              </table:table-cell>
              <table:table-cell office:value-type="float" office:value="0.006661287">
                <text:p>0.00666128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00000001873429">
                <text:p>0.000000018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11">
                <text:p>1.798111</text:p>
              </table:table-cell>
              <table:table-cell office:value-type="float" office:value="-0.003033256">
                <text:p>-0.00303325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00000001973429">
                <text:p>0.000000019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71">
                <text:p>1.799071</text:p>
              </table:table-cell>
              <table:table-cell office:value-type="float" office:value="0.006134731">
                <text:p>0.006134731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00000002073429">
                <text:p>0.000000020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49">
                <text:p>1.798149</text:p>
              </table:table-cell>
              <table:table-cell office:value-type="float" office:value="-0.002777235">
                <text:p>-0.00277723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.00000002173429">
                <text:p>0.000000021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34">
                <text:p>1.799034</text:p>
              </table:table-cell>
              <table:table-cell office:value-type="float" office:value="0.006023587">
                <text:p>0.00602358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.00000002273429">
                <text:p>0.000000022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85">
                <text:p>1.798185</text:p>
              </table:table-cell>
              <table:table-cell office:value-type="float" office:value="-0.002455531">
                <text:p>-0.00245553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00000002373429">
                <text:p>0.000000023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998">
                <text:p>1.798998</text:p>
              </table:table-cell>
              <table:table-cell office:value-type="float" office:value="0.005906138">
                <text:p>0.005906138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0.00000002473429">
                <text:p>0.000000024734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22">
                <text:p>1.79822</text:p>
              </table:table-cell>
              <table:table-cell office:value-type="float" office:value="-0.00218514">
                <text:p>-0.00218514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.0000000251">
                <text:p>0.000000025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938">
                <text:p>1.798938</text:p>
              </table:table-cell>
              <table:table-cell office:value-type="float" office:value="0.005581504">
                <text:p>0.005581504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0.00000002511">
                <text:p>0.00000002511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1.795251">
                <text:p>1.795251</text:p>
              </table:table-cell>
              <table:table-cell office:value-type="float" office:value="0.003351333">
                <text:p>0.003351333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.00000002513">
                <text:p>0.00000002513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1.790797">
                <text:p>1.790797</text:p>
              </table:table-cell>
              <table:table-cell office:value-type="float" office:value="0.001535991">
                <text:p>0.00153599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.00000002517">
                <text:p>0.00000002517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1.791551">
                <text:p>1.791551</text:p>
              </table:table-cell>
              <table:table-cell office:value-type="float" office:value="0.001958062">
                <text:p>0.001958062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.0000000252">
                <text:p>0.0000000252</text:p>
              </table:table-cell>
              <table:table-cell office:value-type="float" office:value="0.000000000000027452">
                <text:p>0.000000000000027452</text:p>
              </table:table-cell>
              <table:table-cell office:value-type="float" office:value="0">
                <text:p>0</text:p>
              </table:table-cell>
              <table:table-cell office:value-type="float" office:value="1.796766">
                <text:p>1.796766</text:p>
              </table:table-cell>
              <table:table-cell office:value-type="float" office:value="0.001768699">
                <text:p>0.001768699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.00000002520496">
                <text:p>0.0000000252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8393">
                <text:p>1.798393</text:p>
              </table:table-cell>
              <table:table-cell office:value-type="float" office:value="0.001790417">
                <text:p>0.001790417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.00000002521488">
                <text:p>0.00000002521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1961">
                <text:p>1.801961</text:p>
              </table:table-cell>
              <table:table-cell office:value-type="float" office:value="0.001815799">
                <text:p>0.001815799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0.00000002523471">
                <text:p>0.00000002523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761">
                <text:p>1.804761</text:p>
              </table:table-cell>
              <table:table-cell office:value-type="float" office:value="0.001822191">
                <text:p>0.001822191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.00000002526286">
                <text:p>0.00000002526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944">
                <text:p>1.803944</text:p>
              </table:table-cell>
              <table:table-cell office:value-type="float" office:value="0.001821913">
                <text:p>0.001821913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0.00000002529267">
                <text:p>0.00000002529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269">
                <text:p>1.804269</text:p>
              </table:table-cell>
              <table:table-cell office:value-type="float" office:value="0.001823237">
                <text:p>0.00182323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0.00000002533968">
                <text:p>0.00000002533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053">
                <text:p>1.804053</text:p>
              </table:table-cell>
              <table:table-cell office:value-type="float" office:value="0.001824436">
                <text:p>0.001824436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0.00000002540197">
                <text:p>0.00000002540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135">
                <text:p>1.804135</text:p>
              </table:table-cell>
              <table:table-cell office:value-type="float" office:value="0.001826241">
                <text:p>0.001826241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0.00000002548944">
                <text:p>0.00000002548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897">
                <text:p>1.803897</text:p>
              </table:table-cell>
              <table:table-cell office:value-type="float" office:value="0.001828384">
                <text:p>0.001828384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0.0000000256443">
                <text:p>0.0000000256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412">
                <text:p>1.803412</text:p>
              </table:table-cell>
              <table:table-cell office:value-type="float" office:value="0.001831733">
                <text:p>0.001831733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0.00000002595402">
                <text:p>0.00000002595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8595">
                <text:p>1.798595</text:p>
              </table:table-cell>
              <table:table-cell office:value-type="float" office:value="0.001806985">
                <text:p>0.001806985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0.00000002657346">
                <text:p>0.00000002657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3215">
                <text:p>1.753215</text:p>
              </table:table-cell>
              <table:table-cell office:value-type="float" office:value="0.0006986148">
                <text:p>0.0006986148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0.00000002739211">
                <text:p>0.00000002739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08188">
                <text:p>1.608188</text:p>
              </table:table-cell>
              <table:table-cell office:value-type="float" office:value="0.02137335">
                <text:p>0.0213733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00000002750293">
                <text:p>0.00000002750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8958">
                <text:p>1.578958</text:p>
              </table:table-cell>
              <table:table-cell office:value-type="float" office:value="0.03926699">
                <text:p>0.03926699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0.00000002772457">
                <text:p>0.00000002772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04357">
                <text:p>1.504357</text:p>
              </table:table-cell>
              <table:table-cell office:value-type="float" office:value="0.1205567">
                <text:p>0.1205567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0.00000002777998">
                <text:p>0.00000002777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81114">
                <text:p>1.481114</text:p>
              </table:table-cell>
              <table:table-cell office:value-type="float" office:value="0.1737065">
                <text:p>0.1737065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0.0000000278908">
                <text:p>0.0000000278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26044">
                <text:p>1.426044</text:p>
              </table:table-cell>
              <table:table-cell office:value-type="float" office:value="0.8650968">
                <text:p>0.865096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0.0000000280429">
                <text:p>0.0000000280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5104">
                <text:p>1.315104</text:p>
              </table:table-cell>
              <table:table-cell office:value-type="float" office:value="1.691615">
                <text:p>1.691615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0.00000002818991">
                <text:p>0.00000002818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26291">
                <text:p>1.126291</text:p>
              </table:table-cell>
              <table:table-cell office:value-type="float" office:value="1.782056">
                <text:p>1.782056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0.00000002834383">
                <text:p>0.00000002834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625323">
                <text:p>0.8625323</text:p>
              </table:table-cell>
              <table:table-cell office:value-type="float" office:value="1.79294">
                <text:p>1.79294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0.00000002852511">
                <text:p>0.00000002852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73587">
                <text:p>0.5273587</text:p>
              </table:table-cell>
              <table:table-cell office:value-type="float" office:value="1.799425">
                <text:p>1.799425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0.00000002873208">
                <text:p>0.00000002873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64079">
                <text:p>0.2864079</text:p>
              </table:table-cell>
              <table:table-cell office:value-type="float" office:value="1.797941">
                <text:p>1.797941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0.00000002895526">
                <text:p>0.00000002895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64751">
                <text:p>0.2164751</text:p>
              </table:table-cell>
              <table:table-cell office:value-type="float" office:value="1.799291">
                <text:p>1.799291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0.00000002940164">
                <text:p>0.00000002940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7225">
                <text:p>0.147225</text:p>
              </table:table-cell>
              <table:table-cell office:value-type="float" office:value="1.798192">
                <text:p>1.798192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0.00000002990178">
                <text:p>0.000000029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40875">
                <text:p>0.1040875</text:p>
              </table:table-cell>
              <table:table-cell office:value-type="float" office:value="1.799176">
                <text:p>1.799176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0.00000003090178">
                <text:p>0.000000030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485548">
                <text:p>0.05485548</text:p>
              </table:table-cell>
              <table:table-cell office:value-type="float" office:value="1.798294">
                <text:p>1.798294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0.00000003190178">
                <text:p>0.000000031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94145">
                <text:p>0.02794145</text:p>
              </table:table-cell>
              <table:table-cell office:value-type="float" office:value="1.799129">
                <text:p>1.799129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0.00000003290178">
                <text:p>0.000000032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42499">
                <text:p>0.01342499</text:p>
              </table:table-cell>
              <table:table-cell office:value-type="float" office:value="1.798345">
                <text:p>1.798345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0.00000003390178">
                <text:p>0.000000033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835859">
                <text:p>0.006835859</text:p>
              </table:table-cell>
              <table:table-cell office:value-type="float" office:value="1.799084">
                <text:p>1.799084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0.00000003490178">
                <text:p>0.000000034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777523">
                <text:p>0.003777523</text:p>
              </table:table-cell>
              <table:table-cell office:value-type="float" office:value="1.79839">
                <text:p>1.79839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0.00000003590178">
                <text:p>0.000000035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728416">
                <text:p>0.002728416</text:p>
              </table:table-cell>
              <table:table-cell office:value-type="float" office:value="1.799043">
                <text:p>1.79904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0.00000003690178">
                <text:p>0.000000036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037016">
                <text:p>0.002037016</text:p>
              </table:table-cell>
              <table:table-cell office:value-type="float" office:value="1.798429">
                <text:p>1.798429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0.00000003790178">
                <text:p>0.000000037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3251">
                <text:p>0.00193251</text:p>
              </table:table-cell>
              <table:table-cell office:value-type="float" office:value="1.799007">
                <text:p>1.799007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0.00000003890178">
                <text:p>0.000000038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52383">
                <text:p>0.001652383</text:p>
              </table:table-cell>
              <table:table-cell office:value-type="float" office:value="1.798464">
                <text:p>1.798464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0.00000003990178">
                <text:p>0.00000003990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24195">
                <text:p>0.001724195</text:p>
              </table:table-cell>
              <table:table-cell office:value-type="float" office:value="1.798975">
                <text:p>1.798975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0.00000004">
                <text:p>0.00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593791">
                <text:p>0.001593791</text:p>
              </table:table-cell>
              <table:table-cell office:value-type="float" office:value="1.798596">
                <text:p>1.798596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0.00000004001">
                <text:p>0.0000000400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01635633">
                <text:p>0.001635633</text:p>
              </table:table-cell>
              <table:table-cell office:value-type="float" office:value="1.79865">
                <text:p>1.79865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0.00000004003">
                <text:p>0.00000004003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.001640481">
                <text:p>0.001640481</text:p>
              </table:table-cell>
              <table:table-cell office:value-type="float" office:value="1.79871">
                <text:p>1.79871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0.00000004006246">
                <text:p>0.00000004006246</text:p>
              </table:table-cell>
              <table:table-cell office:value-type="float" office:value="1.124247">
                <text:p>1.124247</text:p>
              </table:table-cell>
              <table:table-cell office:value-type="float" office:value="0">
                <text:p>0</text:p>
              </table:table-cell>
              <table:table-cell office:value-type="float" office:value="-0.002566459">
                <text:p>-0.002566459</text:p>
              </table:table-cell>
              <table:table-cell office:value-type="float" office:value="1.798495">
                <text:p>1.798495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0.00000004009315">
                <text:p>0.00000004009315</text:p>
              </table:table-cell>
              <table:table-cell office:value-type="float" office:value="1.676676">
                <text:p>1.676676</text:p>
              </table:table-cell>
              <table:table-cell office:value-type="float" office:value="0">
                <text:p>0</text:p>
              </table:table-cell>
              <table:table-cell office:value-type="float" office:value="-0.01317737">
                <text:p>-0.01317737</text:p>
              </table:table-cell>
              <table:table-cell office:value-type="float" office:value="1.797793">
                <text:p>1.797793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0.0000000401">
                <text:p>0.000000040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38902">
                <text:p>-0.01538902</text:p>
              </table:table-cell>
              <table:table-cell office:value-type="float" office:value="1.79761">
                <text:p>1.79761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0.00000004010266">
                <text:p>0.0000000401026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2665">
                <text:p>-0.0152665</text:p>
              </table:table-cell>
              <table:table-cell office:value-type="float" office:value="1.797565">
                <text:p>1.797565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0.00000004010797">
                <text:p>0.0000000401079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552414">
                <text:p>-0.01552414</text:p>
              </table:table-cell>
              <table:table-cell office:value-type="float" office:value="1.797489">
                <text:p>1.797489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0.0000000401186">
                <text:p>0.000000040118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1447578">
                <text:p>-0.01447578</text:p>
              </table:table-cell>
              <table:table-cell office:value-type="float" office:value="1.797404">
                <text:p>1.797404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.00000004013356">
                <text:p>0.0000000401335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-0.007217044">
                <text:p>-0.007217044</text:p>
              </table:table-cell>
              <table:table-cell office:value-type="float" office:value="1.797399">
                <text:p>1.797399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0.00000004015163">
                <text:p>0.00000004015163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006633987">
                <text:p>0.006633987</text:p>
              </table:table-cell>
              <table:table-cell office:value-type="float" office:value="1.797498">
                <text:p>1.797498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0.00000004017571">
                <text:p>0.0000000401757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03347713">
                <text:p>0.03347713</text:p>
              </table:table-cell>
              <table:table-cell office:value-type="float" office:value="1.797624">
                <text:p>1.797624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0.00000004021177">
                <text:p>0.0000000402117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1108987">
                <text:p>0.1108987</text:p>
              </table:table-cell>
              <table:table-cell office:value-type="float" office:value="1.797605">
                <text:p>1.797605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0.00000004028388">
                <text:p>0.0000000402838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404577">
                <text:p>1.404577</text:p>
              </table:table-cell>
              <table:table-cell office:value-type="float" office:value="1.799443">
                <text:p>1.799443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0.00000004035334">
                <text:p>0.00000004035334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73703">
                <text:p>1.773703</text:p>
              </table:table-cell>
              <table:table-cell office:value-type="float" office:value="1.804542">
                <text:p>1.804542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0.00000004041424">
                <text:p>0.00000004041424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66936">
                <text:p>1.766936</text:p>
              </table:table-cell>
              <table:table-cell office:value-type="float" office:value="1.805235">
                <text:p>1.805235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0.00000004047666">
                <text:p>0.0000000404766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4322">
                <text:p>1.794322</text:p>
              </table:table-cell>
              <table:table-cell office:value-type="float" office:value="1.805605">
                <text:p>1.805605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0.00000004055061">
                <text:p>0.0000000405506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4234">
                <text:p>1.794234</text:p>
              </table:table-cell>
              <table:table-cell office:value-type="float" office:value="1.805391">
                <text:p>1.805391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0.00000004068805">
                <text:p>0.00000004068805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813">
                <text:p>1.799813</text:p>
              </table:table-cell>
              <table:table-cell office:value-type="float" office:value="1.803859">
                <text:p>1.803859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0.00000004087219">
                <text:p>0.000000040872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68">
                <text:p>1.79768</text:p>
              </table:table-cell>
              <table:table-cell office:value-type="float" office:value="1.795833">
                <text:p>1.795833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0.00000004123929">
                <text:p>0.0000000412392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403">
                <text:p>1.799403</text:p>
              </table:table-cell>
              <table:table-cell office:value-type="float" office:value="1.738211">
                <text:p>1.738211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0.00000004192306">
                <text:p>0.00000004192306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858">
                <text:p>1.797858</text:p>
              </table:table-cell>
              <table:table-cell office:value-type="float" office:value="1.391877">
                <text:p>1.391877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0.00000004263578">
                <text:p>0.0000000426357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292">
                <text:p>1.799292</text:p>
              </table:table-cell>
              <table:table-cell office:value-type="float" office:value="0.1785448">
                <text:p>0.1785448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0.00000004332887">
                <text:p>0.0000000433288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7959">
                <text:p>1.797959</text:p>
              </table:table-cell>
              <table:table-cell office:value-type="float" office:value="0.07502695">
                <text:p>0.07502695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0.00000004403611">
                <text:p>0.0000000440361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202">
                <text:p>1.799202</text:p>
              </table:table-cell>
              <table:table-cell office:value-type="float" office:value="0.0490834">
                <text:p>0.0490834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0.00000004474918">
                <text:p>0.000000044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27">
                <text:p>1.798027</text:p>
              </table:table-cell>
              <table:table-cell office:value-type="float" office:value="0.01595324">
                <text:p>0.01595324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0.00000004574918">
                <text:p>0.000000045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57">
                <text:p>1.799157</text:p>
              </table:table-cell>
              <table:table-cell office:value-type="float" office:value="0.0125099">
                <text:p>0.0125099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0.00000004674918">
                <text:p>0.000000046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6">
                <text:p>1.79806</text:p>
              </table:table-cell>
              <table:table-cell office:value-type="float" office:value="-0.001836491">
                <text:p>-0.001836491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0.00000004774918">
                <text:p>0.000000047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123">
                <text:p>1.799123</text:p>
              </table:table-cell>
              <table:table-cell office:value-type="float" office:value="0.006617509">
                <text:p>0.006617509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0.00000004874918">
                <text:p>0.000000048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097">
                <text:p>1.798097</text:p>
              </table:table-cell>
              <table:table-cell office:value-type="float" office:value="-0.003001488">
                <text:p>-0.003001488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0.00000004974918">
                <text:p>0.000000049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85">
                <text:p>1.799085</text:p>
              </table:table-cell>
              <table:table-cell office:value-type="float" office:value="0.006102396">
                <text:p>0.006102396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0.00000005074918">
                <text:p>0.000000050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35">
                <text:p>1.798135</text:p>
              </table:table-cell>
              <table:table-cell office:value-type="float" office:value="-0.002744449">
                <text:p>-0.002744449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0.00000005174918">
                <text:p>0.000000051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47">
                <text:p>1.799047</text:p>
              </table:table-cell>
              <table:table-cell office:value-type="float" office:value="0.005993176">
                <text:p>0.005993176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0.00000005274918">
                <text:p>0.000000052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173">
                <text:p>1.798173</text:p>
              </table:table-cell>
              <table:table-cell office:value-type="float" office:value="-0.002424403">
                <text:p>-0.002424403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0.00000005374918">
                <text:p>0.000000053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901">
                <text:p>1.79901</text:p>
              </table:table-cell>
              <table:table-cell office:value-type="float" office:value="0.005876744">
                <text:p>0.005876744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0.00000005474918">
                <text:p>0.00000005474918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209">
                <text:p>1.798209</text:p>
              </table:table-cell>
              <table:table-cell office:value-type="float" office:value="-0.002155707">
                <text:p>-0.00215570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0.0000000551">
                <text:p>0.000000055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.798945">
                <text:p>1.798945</text:p>
              </table:table-cell>
              <table:table-cell office:value-type="float" office:value="0.005543383">
                <text:p>0.005543383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0.00000005511">
                <text:p>0.00000005511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1.795254">
                <text:p>1.795254</text:p>
              </table:table-cell>
              <table:table-cell office:value-type="float" office:value="0.003335835">
                <text:p>0.003335835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0.00000005513">
                <text:p>0.00000005513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1.790798">
                <text:p>1.790798</text:p>
              </table:table-cell>
              <table:table-cell office:value-type="float" office:value="0.001538937">
                <text:p>0.001538937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0.00000005517">
                <text:p>0.00000005517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1.791551">
                <text:p>1.791551</text:p>
              </table:table-cell>
              <table:table-cell office:value-type="float" office:value="0.001956729">
                <text:p>0.001956729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0.0000000552">
                <text:p>0.0000000552</text:p>
              </table:table-cell>
              <table:table-cell office:value-type="float" office:value="0.000000000000027452">
                <text:p>0.000000000000027452</text:p>
              </table:table-cell>
              <table:table-cell office:value-type="float" office:value="0">
                <text:p>0</text:p>
              </table:table-cell>
              <table:table-cell office:value-type="float" office:value="1.796766">
                <text:p>1.796766</text:p>
              </table:table-cell>
              <table:table-cell office:value-type="float" office:value="0.001769291">
                <text:p>0.001769291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0.00000005520496">
                <text:p>0.00000005520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8393">
                <text:p>1.798393</text:p>
              </table:table-cell>
              <table:table-cell office:value-type="float" office:value="0.001790789">
                <text:p>0.001790789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0.00000005521487">
                <text:p>0.00000005521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196">
                <text:p>1.80196</text:p>
              </table:table-cell>
              <table:table-cell office:value-type="float" office:value="0.001815916">
                <text:p>0.001815916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0.0000000552347">
                <text:p>0.000000055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761">
                <text:p>1.804761</text:p>
              </table:table-cell>
              <table:table-cell office:value-type="float" office:value="0.001822252">
                <text:p>0.001822252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0.00000005526285">
                <text:p>0.00000005526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945">
                <text:p>1.803945</text:p>
              </table:table-cell>
              <table:table-cell office:value-type="float" office:value="0.001821985">
                <text:p>0.001821985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0.00000005529266">
                <text:p>0.00000005529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269">
                <text:p>1.804269</text:p>
              </table:table-cell>
              <table:table-cell office:value-type="float" office:value="0.001823305">
                <text:p>0.001823305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0.00000005533966">
                <text:p>0.0000000553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053">
                <text:p>1.804053</text:p>
              </table:table-cell>
              <table:table-cell office:value-type="float" office:value="0.001824504">
                <text:p>0.00182450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0.00000005540196">
                <text:p>0.00000005540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4135">
                <text:p>1.804135</text:p>
              </table:table-cell>
              <table:table-cell office:value-type="float" office:value="0.001826306">
                <text:p>0.001826306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0.00000005548941">
                <text:p>0.00000005548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897">
                <text:p>1.803897</text:p>
              </table:table-cell>
              <table:table-cell office:value-type="float" office:value="0.001828448">
                <text:p>0.001828448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0.00000005564426">
                <text:p>0.00000005564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803412">
                <text:p>1.803412</text:p>
              </table:table-cell>
              <table:table-cell office:value-type="float" office:value="0.001831793">
                <text:p>0.001831793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0.00000005595395">
                <text:p>0.00000005595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98597">
                <text:p>1.798597</text:p>
              </table:table-cell>
              <table:table-cell office:value-type="float" office:value="0.00180707">
                <text:p>0.00180707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0.00000005657332">
                <text:p>0.00000005657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753232">
                <text:p>1.753232</text:p>
              </table:table-cell>
              <table:table-cell office:value-type="float" office:value="0.0006989828">
                <text:p>0.0006989828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0.00000005739195">
                <text:p>0.00000005739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0823">
                <text:p>1.60823</text:p>
              </table:table-cell>
              <table:table-cell office:value-type="float" office:value="0.02135082">
                <text:p>0.02135082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0.00000005750279">
                <text:p>0.00000005750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78999">
                <text:p>1.578999</text:p>
              </table:table-cell>
              <table:table-cell office:value-type="float" office:value="0.03923615">
                <text:p>0.03923615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0.00000005772448">
                <text:p>0.0000000577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04396">
                <text:p>1.504396</text:p>
              </table:table-cell>
              <table:table-cell office:value-type="float" office:value="0.1204871">
                <text:p>0.1204871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0.0000000577799">
                <text:p>0.0000000577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81151">
                <text:p>1.481151</text:p>
              </table:table-cell>
              <table:table-cell office:value-type="float" office:value="0.1735917">
                <text:p>0.1735917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0.00000005789074">
                <text:p>0.00000005789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426078">
                <text:p>1.426078</text:p>
              </table:table-cell>
              <table:table-cell office:value-type="float" office:value="0.864358">
                <text:p>0.864358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0.00000005804294">
                <text:p>0.00000005804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15064">
                <text:p>1.315064</text:p>
              </table:table-cell>
              <table:table-cell office:value-type="float" office:value="1.691592">
                <text:p>1.691592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0.00000005819004">
                <text:p>0.00000005819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26097">
                <text:p>1.126097</text:p>
              </table:table-cell>
              <table:table-cell office:value-type="float" office:value="1.78212">
                <text:p>1.78212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0.00000005834397">
                <text:p>0.00000005834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622717">
                <text:p>0.8622717</text:p>
              </table:table-cell>
              <table:table-cell office:value-type="float" office:value="1.792917">
                <text:p>1.792917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0.00000005852535">
                <text:p>0.0000000585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69214">
                <text:p>0.5269214</text:p>
              </table:table-cell>
              <table:table-cell office:value-type="float" office:value="1.799448">
                <text:p>1.799448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0.00000005873242">
                <text:p>0.00000005873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62197">
                <text:p>0.2862197</text:p>
              </table:table-cell>
              <table:table-cell office:value-type="float" office:value="1.797926">
                <text:p>1.797926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0.00000005895564">
                <text:p>0.00000005895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64061">
                <text:p>0.2164061</text:p>
              </table:table-cell>
              <table:table-cell office:value-type="float" office:value="1.799303">
                <text:p>1.799303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0.00000005940207">
                <text:p>0.00000005940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7167">
                <text:p>0.147167</text:p>
              </table:table-cell>
              <table:table-cell office:value-type="float" office:value="1.798182">
                <text:p>1.798182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0.00000005990262">
                <text:p>0.00000005990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40376">
                <text:p>0.1040376</text:p>
              </table:table-cell>
              <table:table-cell office:value-type="float" office:value="1.799185">
                <text:p>1.799185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0.00000006">
                <text:p>0.00000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753485">
                <text:p>0.09753485</text:p>
              </table:table-cell>
              <table:table-cell office:value-type="float" office:value="1.798477">
                <text:p>1.79847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22pt" style:font-family-asian="'DejaVu Sans Condensed'" style:font-family-generic-asian="system" style:font-pitch-asian="variable" style:font-size-asian="22pt" style:font-family-complex="'DejaVu Sans Condensed'" style:font-family-generic-complex="system" style:font-pitch-complex="variable" style:font-size-complex="22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10.1999998092651pt" style:font-family-asian="'DejaVu Sans Condensed'" style:font-family-generic-asian="system" style:font-pitch-asian="variable" style:font-size-asian="10.1999998092651pt" style:font-family-complex="'DejaVu Sans Condensed'" style:font-family-generic-complex="system" style:font-pitch-complex="variable" style:font-size-complex="10.1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tick-marks-minor-inner="false" chart:tick-marks-minor-outer="false" chart:logarithmic="tru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1.8999996185303pt" style:font-family-asian="'DejaVu Sans Condensed'" style:font-family-generic-asian="system" style:font-pitch-asian="variable" style:font-size-asian="11.8999996185303pt" style:font-family-complex="'DejaVu Sans Condensed'" style:font-family-generic-complex="system" style:font-pitch-complex="variable" style:font-size-complex="11.8999996185303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5.3000001907349pt" style:font-family-asian="'DejaVu Sans Condensed'" style:font-family-generic-asian="system" style:font-pitch-asian="variable" style:font-size-asian="15.3000001907349pt" style:font-family-complex="'DejaVu Sans Condensed'" style:font-family-generic-complex="system" style:font-pitch-complex="variable" style:font-size-complex="15.3000001907349pt"/>
    </style:style>
    <style:style style:name="ch7" style:family="chart" style:data-style-name="N60">
      <style:chart-properties chart:display-label="true" chart:tick-marks-major-inner="false" chart:tick-marks-major-outer="true" chart:tick-marks-minor-inner="false" chart:tick-marks-minor-outer="fals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1.8999996185303pt" style:font-family-asian="'DejaVu Sans Condensed'" style:font-family-generic-asian="system" style:font-pitch-asian="variable" style:font-size-asian="11.8999996185303pt" style:font-family-complex="'DejaVu Sans Condensed'" style:font-family-generic-complex="system" style:font-pitch-complex="variable" style:font-size-complex="11.8999996185303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10.1999998092651pt" style:font-family-asian="'DejaVu Sans Condensed'" style:font-family-generic-asian="system" style:font-pitch-asian="variable" style:font-size-asian="10.1999998092651pt" style:font-family-complex="'DejaVu Sans Condensed'" style:font-family-generic-complex="system" style:font-pitch-complex="variable" style:font-size-complex="10.1999998092651pt"/>
    </style:style>
    <style:style style:name="ch9" style:family="chart">
      <style:graphic-properties svg:stroke-color="#666666" draw:fill-color="#666666"/>
      <style:text-properties fo:font-family="'DejaVu Sans Condensed'" style:font-family-generic="swiss" style:font-pitch="variable" fo:font-size="10.1999998092651pt" style:font-family-asian="'DejaVu Sans Condensed'" style:font-family-generic-asian="system" style:font-pitch-asian="variable" style:font-size-asian="10.1999998092651pt" style:font-family-complex="'DejaVu Sans Condensed'" style:font-family-generic-complex="system" style:font-pitch-complex="variable" style:font-size-complex="10.1999998092651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2.404cm" svg:height="11.871cm" chart:class="chart:scatter" chart:style-name="ch1">
        <chart:title svg:x="9.893cm" svg:y="0.236cm" chart:style-name="ch2">
          <text:p>gstage </text:p>
        </chart:title>
        <chart:legend chart:legend-position="end" svg:x="19.663cm" svg:y="5.342cm" chart:style-name="ch3"/>
        <chart:plot-area chart:style-name="ch4" table:cell-range-address="gstage.$B$3:.$B$73 gstage.$D$3:.$D$73 gstage.$I$3:.$I$73" chart:table-number-list="1 1 1" svg:x="0.448cm" svg:y="1.614cm" svg:width="18.32cm" svg:height="10.021cm">
          <chart:axis chart:dimension="x" chart:name="primary-x" chart:style-name="ch5">
            <chart:title svg:x="10.124cm" svg:y="11.005cm" chart:style-name="ch6">
              <text:p>Frequency</text:p>
            </chart:title>
            <chart:categories table:cell-range-address="local-table.A2:.A72"/>
            <chart:grid chart:class="major"/>
          </chart:axis>
          <chart:axis chart:dimension="y" chart:name="primary-y" chart:style-name="ch7">
            <chart:title svg:x="0.448cm" svg:y="5.956cm" chart:style-name="ch6">
              <text:p>[V]</text:p>
            </chart:title>
            <chart:grid chart:class="major"/>
          </chart:axis>
          <chart:series chart:style-name="ch8">
            <chart:domain/>
            <chart:data-point chart:repeated="71"/>
          </chart:series>
          <chart:series chart:style-name="ch9">
            <chart:data-point chart:repeated="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100">
                <text:p>100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25.8925">
                <text:p>125.8925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58.4893">
                <text:p>158.4893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99.5262">
                <text:p>199.526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51.1886">
                <text:p>251.1886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316.2278">
                <text:p>316.2278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98.1072">
                <text:p>398.107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501.1872">
                <text:p>501.187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30.9573">
                <text:p>630.9573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794.3282">
                <text:p>794.328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000">
                <text:p>1000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258.925">
                <text:p>1258.925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584.893">
                <text:p>1584.893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995.262">
                <text:p>1995.26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511.886">
                <text:p>2511.886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3162.278">
                <text:p>3162.278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3981.072">
                <text:p>3981.07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5011.872">
                <text:p>5011.87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309.573">
                <text:p>6309.573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7943.282">
                <text:p>7943.28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0000">
                <text:p>10000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2589.25">
                <text:p>12589.25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5848.93">
                <text:p>15848.93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9952.62">
                <text:p>19952.6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5118.86">
                <text:p>25118.86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31622.78">
                <text:p>31622.78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39810.72">
                <text:p>39810.7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0118.72">
                <text:p>50118.7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3095.73">
                <text:p>63095.73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79432.82">
                <text:p>79432.82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00000">
                <text:p>100000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7">
                <text:p>-69.96787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25892.5">
                <text:p>125892.5</text:p>
              </table:table-cell>
              <table:table-cell office:value-type="float" office:value="-69.96777">
                <text:p>-69.96777</text:p>
              </table:table-cell>
              <table:table-cell office:value-type="float" office:value="-69.96788">
                <text:p>-69.96788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58489.3">
                <text:p>158489.3</text:p>
              </table:table-cell>
              <table:table-cell office:value-type="float" office:value="-69.96778">
                <text:p>-69.96778</text:p>
              </table:table-cell>
              <table:table-cell office:value-type="float" office:value="-69.96788">
                <text:p>-69.96788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99526.2">
                <text:p>199526.2</text:p>
              </table:table-cell>
              <table:table-cell office:value-type="float" office:value="-69.96778">
                <text:p>-69.96778</text:p>
              </table:table-cell>
              <table:table-cell office:value-type="float" office:value="-69.96788">
                <text:p>-69.9678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251188.6">
                <text:p>251188.6</text:p>
              </table:table-cell>
              <table:table-cell office:value-type="float" office:value="-69.96779">
                <text:p>-69.96779</text:p>
              </table:table-cell>
              <table:table-cell office:value-type="float" office:value="-69.96789">
                <text:p>-69.96789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16227.8">
                <text:p>316227.8</text:p>
              </table:table-cell>
              <table:table-cell office:value-type="float" office:value="-69.96781">
                <text:p>-69.96781</text:p>
              </table:table-cell>
              <table:table-cell office:value-type="float" office:value="-69.96791">
                <text:p>-69.96791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98107.2">
                <text:p>398107.2</text:p>
              </table:table-cell>
              <table:table-cell office:value-type="float" office:value="-69.96783">
                <text:p>-69.96783</text:p>
              </table:table-cell>
              <table:table-cell office:value-type="float" office:value="-69.96793">
                <text:p>-69.96793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501187.2">
                <text:p>501187.2</text:p>
              </table:table-cell>
              <table:table-cell office:value-type="float" office:value="-69.96786">
                <text:p>-69.96786</text:p>
              </table:table-cell>
              <table:table-cell office:value-type="float" office:value="-69.96796">
                <text:p>-69.9679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30957.3">
                <text:p>630957.3</text:p>
              </table:table-cell>
              <table:table-cell office:value-type="float" office:value="-69.96792">
                <text:p>-69.96792</text:p>
              </table:table-cell>
              <table:table-cell office:value-type="float" office:value="-69.96802">
                <text:p>-69.96802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794328.2">
                <text:p>794328.2</text:p>
              </table:table-cell>
              <table:table-cell office:value-type="float" office:value="-69.968">
                <text:p>-69.968</text:p>
              </table:table-cell>
              <table:table-cell office:value-type="float" office:value="-69.96811">
                <text:p>-69.96811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000000">
                <text:p>1000000</text:p>
              </table:table-cell>
              <table:table-cell office:value-type="float" office:value="-69.96814">
                <text:p>-69.96814</text:p>
              </table:table-cell>
              <table:table-cell office:value-type="float" office:value="-69.96824">
                <text:p>-69.96824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258925">
                <text:p>1258925</text:p>
              </table:table-cell>
              <table:table-cell office:value-type="float" office:value="-69.96836">
                <text:p>-69.96836</text:p>
              </table:table-cell>
              <table:table-cell office:value-type="float" office:value="-69.96846">
                <text:p>-69.9684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584893">
                <text:p>1584893</text:p>
              </table:table-cell>
              <table:table-cell office:value-type="float" office:value="-69.96871">
                <text:p>-69.96871</text:p>
              </table:table-cell>
              <table:table-cell office:value-type="float" office:value="-69.96881">
                <text:p>-69.9688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995262">
                <text:p>1995262</text:p>
              </table:table-cell>
              <table:table-cell office:value-type="float" office:value="-69.96926">
                <text:p>-69.96926</text:p>
              </table:table-cell>
              <table:table-cell office:value-type="float" office:value="-69.96936">
                <text:p>-69.96936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511886">
                <text:p>2511886</text:p>
              </table:table-cell>
              <table:table-cell office:value-type="float" office:value="-69.97013">
                <text:p>-69.97013</text:p>
              </table:table-cell>
              <table:table-cell office:value-type="float" office:value="-69.97023">
                <text:p>-69.97023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3162278">
                <text:p>3162278</text:p>
              </table:table-cell>
              <table:table-cell office:value-type="float" office:value="-69.9715">
                <text:p>-69.9715</text:p>
              </table:table-cell>
              <table:table-cell office:value-type="float" office:value="-69.97161">
                <text:p>-69.9716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3981072">
                <text:p>3981072</text:p>
              </table:table-cell>
              <table:table-cell office:value-type="float" office:value="-69.97369">
                <text:p>-69.97369</text:p>
              </table:table-cell>
              <table:table-cell office:value-type="float" office:value="-69.97379">
                <text:p>-69.9737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5011872">
                <text:p>5011872</text:p>
              </table:table-cell>
              <table:table-cell office:value-type="float" office:value="-69.97714">
                <text:p>-69.97714</text:p>
              </table:table-cell>
              <table:table-cell office:value-type="float" office:value="-69.97725">
                <text:p>-69.9772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309573">
                <text:p>6309573</text:p>
              </table:table-cell>
              <table:table-cell office:value-type="float" office:value="-69.98262">
                <text:p>-69.98262</text:p>
              </table:table-cell>
              <table:table-cell office:value-type="float" office:value="-69.98272">
                <text:p>-69.98272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7943282">
                <text:p>7943282</text:p>
              </table:table-cell>
              <table:table-cell office:value-type="float" office:value="-69.99128">
                <text:p>-69.99128</text:p>
              </table:table-cell>
              <table:table-cell office:value-type="float" office:value="-69.99138">
                <text:p>-69.99138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0000000">
                <text:p>10000000</text:p>
              </table:table-cell>
              <table:table-cell office:value-type="float" office:value="-70.00497">
                <text:p>-70.00497</text:p>
              </table:table-cell>
              <table:table-cell office:value-type="float" office:value="-70.00507">
                <text:p>-70.0050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2589250">
                <text:p>12589250</text:p>
              </table:table-cell>
              <table:table-cell office:value-type="float" office:value="-70.02657">
                <text:p>-70.02657</text:p>
              </table:table-cell>
              <table:table-cell office:value-type="float" office:value="-70.02667">
                <text:p>-70.02667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5848930">
                <text:p>15848930</text:p>
              </table:table-cell>
              <table:table-cell office:value-type="float" office:value="-70.06056">
                <text:p>-70.06056</text:p>
              </table:table-cell>
              <table:table-cell office:value-type="float" office:value="-70.06067">
                <text:p>-70.0606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9952620">
                <text:p>19952620</text:p>
              </table:table-cell>
              <table:table-cell office:value-type="float" office:value="-70.11386">
                <text:p>-70.11386</text:p>
              </table:table-cell>
              <table:table-cell office:value-type="float" office:value="-70.11396">
                <text:p>-70.1139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25118860">
                <text:p>25118860</text:p>
              </table:table-cell>
              <table:table-cell office:value-type="float" office:value="-70.1969">
                <text:p>-70.1969</text:p>
              </table:table-cell>
              <table:table-cell office:value-type="float" office:value="-70.19701">
                <text:p>-70.19701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31622780">
                <text:p>31622780</text:p>
              </table:table-cell>
              <table:table-cell office:value-type="float" office:value="-70.32508">
                <text:p>-70.32508</text:p>
              </table:table-cell>
              <table:table-cell office:value-type="float" office:value="-70.32519">
                <text:p>-70.32519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39810720">
                <text:p>39810720</text:p>
              </table:table-cell>
              <table:table-cell office:value-type="float" office:value="-70.52016">
                <text:p>-70.52016</text:p>
              </table:table-cell>
              <table:table-cell office:value-type="float" office:value="-70.52026">
                <text:p>-70.52026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0118720">
                <text:p>50118720</text:p>
              </table:table-cell>
              <table:table-cell office:value-type="float" office:value="-70.81095">
                <text:p>-70.81095</text:p>
              </table:table-cell>
              <table:table-cell office:value-type="float" office:value="-70.81105">
                <text:p>-70.8110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3095730">
                <text:p>63095730</text:p>
              </table:table-cell>
              <table:table-cell office:value-type="float" office:value="-71.23196">
                <text:p>-71.23196</text:p>
              </table:table-cell>
              <table:table-cell office:value-type="float" office:value="-71.23206">
                <text:p>-71.2320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79432820">
                <text:p>79432820</text:p>
              </table:table-cell>
              <table:table-cell office:value-type="float" office:value="-71.81822">
                <text:p>-71.81822</text:p>
              </table:table-cell>
              <table:table-cell office:value-type="float" office:value="-71.81832">
                <text:p>-71.8183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00000000">
                <text:p>100000000</text:p>
              </table:table-cell>
              <table:table-cell office:value-type="float" office:value="-72.59577">
                <text:p>-72.59577</text:p>
              </table:table-cell>
              <table:table-cell office:value-type="float" office:value="-72.59587">
                <text:p>-72.59587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125892500">
                <text:p>125892500</text:p>
              </table:table-cell>
              <table:table-cell office:value-type="float" office:value="-73.5704">
                <text:p>-73.5704</text:p>
              </table:table-cell>
              <table:table-cell office:value-type="float" office:value="-73.57051">
                <text:p>-73.57051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158489300">
                <text:p>158489300</text:p>
              </table:table-cell>
              <table:table-cell office:value-type="float" office:value="-74.72022">
                <text:p>-74.72022</text:p>
              </table:table-cell>
              <table:table-cell office:value-type="float" office:value="-74.72032">
                <text:p>-74.72032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199526200">
                <text:p>199526200</text:p>
              </table:table-cell>
              <table:table-cell office:value-type="float" office:value="-75.99626">
                <text:p>-75.99626</text:p>
              </table:table-cell>
              <table:table-cell office:value-type="float" office:value="-75.99636">
                <text:p>-75.99636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251188600">
                <text:p>251188600</text:p>
              </table:table-cell>
              <table:table-cell office:value-type="float" office:value="-77.33038">
                <text:p>-77.33038</text:p>
              </table:table-cell>
              <table:table-cell office:value-type="float" office:value="-77.33047">
                <text:p>-77.3304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316227800">
                <text:p>316227800</text:p>
              </table:table-cell>
              <table:table-cell office:value-type="float" office:value="-78.64601">
                <text:p>-78.64601</text:p>
              </table:table-cell>
              <table:table-cell office:value-type="float" office:value="-78.64609">
                <text:p>-78.64609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398107200">
                <text:p>398107200</text:p>
              </table:table-cell>
              <table:table-cell office:value-type="float" office:value="-79.86922">
                <text:p>-79.86922</text:p>
              </table:table-cell>
              <table:table-cell office:value-type="float" office:value="-79.8693">
                <text:p>-79.8693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501187200">
                <text:p>501187200</text:p>
              </table:table-cell>
              <table:table-cell office:value-type="float" office:value="-80.93979">
                <text:p>-80.93979</text:p>
              </table:table-cell>
              <table:table-cell office:value-type="float" office:value="-80.93985">
                <text:p>-80.93985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30957300">
                <text:p>630957300</text:p>
              </table:table-cell>
              <table:table-cell office:value-type="float" office:value="-81.82109">
                <text:p>-81.82109</text:p>
              </table:table-cell>
              <table:table-cell office:value-type="float" office:value="-81.82113">
                <text:p>-81.82113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794328200">
                <text:p>794328200</text:p>
              </table:table-cell>
              <table:table-cell office:value-type="float" office:value="-82.50494">
                <text:p>-82.50494</text:p>
              </table:table-cell>
              <table:table-cell office:value-type="float" office:value="-82.50498">
                <text:p>-82.50498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-83.00816">
                <text:p>-83.00816</text:p>
              </table:table-cell>
              <table:table-cell office:value-type="float" office:value="-83.00818">
                <text:p>-83.00818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6.7999992370605pt" style:font-family-asian="'DejaVu Sans Condensed'" style:font-family-generic-asian="system" style:font-pitch-asian="variable" style:font-size-asian="16.7999992370605pt" style:font-family-complex="'DejaVu Sans Condensed'" style:font-family-generic-complex="system" style:font-pitch-complex="variable" style:font-size-complex="16.7999992370605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7.69999980926514pt" style:font-family-asian="'DejaVu Sans Condensed'" style:font-family-generic-asian="system" style:font-pitch-asian="variable" style:font-size-asian="7.69999980926514pt" style:font-family-complex="'DejaVu Sans Condensed'" style:font-family-generic-complex="system" style:font-pitch-complex="variable" style:font-size-complex="7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9pt" style:font-family-asian="'DejaVu Sans Condensed'" style:font-family-generic-asian="system" style:font-pitch-asian="variable" style:font-size-asian="9pt" style:font-family-complex="'DejaVu Sans Condensed'" style:font-family-generic-complex="system" style:font-pitch-complex="variable" style:font-size-complex="9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1.6000003814697pt" style:font-family-asian="'DejaVu Sans Condensed'" style:font-family-generic-asian="system" style:font-pitch-asian="variable" style:font-size-asian="11.6000003814697pt" style:font-family-complex="'DejaVu Sans Condensed'" style:font-family-generic-complex="system" style:font-pitch-complex="variable" style:font-size-complex="11.6000003814697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9pt" style:font-family-asian="'DejaVu Sans Condensed'" style:font-family-generic-asian="system" style:font-pitch-asian="variable" style:font-size-asian="9pt" style:font-family-complex="'DejaVu Sans Condensed'" style:font-family-generic-complex="system" style:font-pitch-complex="variable" style:font-size-complex="9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7.69999980926514pt" style:font-family-asian="'DejaVu Sans Condensed'" style:font-family-generic-asian="system" style:font-pitch-asian="variable" style:font-size-asian="7.69999980926514pt" style:font-family-complex="'DejaVu Sans Condensed'" style:font-family-generic-complex="system" style:font-pitch-complex="variable" style:font-size-complex="7.69999980926514pt"/>
    </style:style>
    <style:style style:name="ch9" style:family="chart">
      <style:graphic-properties svg:stroke-color="#666666" draw:fill-color="#666666"/>
      <style:text-properties fo:font-family="'DejaVu Sans Condensed'" style:font-family-generic="swiss" style:font-pitch="variable" fo:font-size="7.69999980926514pt" style:font-family-asian="'DejaVu Sans Condensed'" style:font-family-generic-asian="system" style:font-pitch-asian="variable" style:font-size-asian="7.69999980926514pt" style:font-family-complex="'DejaVu Sans Condensed'" style:font-family-generic-complex="system" style:font-pitch-complex="variable" style:font-size-complex="7.6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5.609cm" svg:height="9.042cm" chart:class="chart:scatter" chart:style-name="ch1">
        <chart:title svg:x="6.241cm" svg:y="0.18cm" chart:style-name="ch2">
          <text:p>oneshot.out</text:p>
        </chart:title>
        <chart:legend chart:legend-position="end" svg:x="14.356cm" svg:y="4.064cm" chart:style-name="ch3"/>
        <chart:plot-area chart:style-name="ch4" table:cell-range-address="oneshot.$B$2:.$D$100" chart:data-source-has-labels="row" chart:table-number-list="2" svg:x="0.312cm" svg:y="1.226cm" svg:width="13.421cm" svg:height="7.636cm">
          <chart:axis chart:dimension="x" chart:name="primary-x" chart:style-name="ch5">
            <chart:title svg:x="7.95cm" svg:y="8.385cm" chart:style-name="ch6">
              <text:p>time</text:p>
            </chart:title>
            <chart:categories table:cell-range-address="local-table.A2:.A99"/>
            <chart:grid chart:class="major"/>
          </chart:axis>
          <chart:axis chart:dimension="y" chart:name="primary-y" chart:style-name="ch7">
            <chart:title svg:x="0.312cm" svg:y="4.671cm" chart:style-name="ch6">
              <text:p>[V]</text:p>
            </chart:title>
            <chart:grid chart:class="major"/>
          </chart:axis>
          <chart:series chart:style-name="ch8">
            <chart:domain/>
            <chart:data-point chart:repeated="98"/>
          </chart:series>
          <chart:series chart:style-name="ch9">
            <chart:data-point chart:repeated="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in</text:p>
              </table:table-cell>
              <table:table-cell office:value-type="string">
                <text:p>out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59224">
                <text:p>0.0475922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00000000002">
                <text:p>0.000000000002</text:p>
              </table:table-cell>
              <table:table-cell office:value-type="float" office:value="0">
                <text:p>0</text:p>
              </table:table-cell>
              <table:table-cell office:value-type="float" office:value="0.04691706">
                <text:p>0.0469170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00000000004">
                <text:p>0.000000000004</text:p>
              </table:table-cell>
              <table:table-cell office:value-type="float" office:value="0">
                <text:p>0</text:p>
              </table:table-cell>
              <table:table-cell office:value-type="float" office:value="0.04655925">
                <text:p>0.0465592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00000000008">
                <text:p>0.000000000008</text:p>
              </table:table-cell>
              <table:table-cell office:value-type="float" office:value="0">
                <text:p>0</text:p>
              </table:table-cell>
              <table:table-cell office:value-type="float" office:value="0.04613389">
                <text:p>0.0461338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00000000016">
                <text:p>0.000000000016</text:p>
              </table:table-cell>
              <table:table-cell office:value-type="float" office:value="0">
                <text:p>0</text:p>
              </table:table-cell>
              <table:table-cell office:value-type="float" office:value="0.04607368">
                <text:p>0.0460736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00000000032">
                <text:p>0.000000000032</text:p>
              </table:table-cell>
              <table:table-cell office:value-type="float" office:value="0">
                <text:p>0</text:p>
              </table:table-cell>
              <table:table-cell office:value-type="float" office:value="0.04641927">
                <text:p>0.04641927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00000000064">
                <text:p>0.000000000064</text:p>
              </table:table-cell>
              <table:table-cell office:value-type="float" office:value="0">
                <text:p>0</text:p>
              </table:table-cell>
              <table:table-cell office:value-type="float" office:value="0.04686008">
                <text:p>0.0468600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000000000128">
                <text:p>0.000000000128</text:p>
              </table:table-cell>
              <table:table-cell office:value-type="float" office:value="0">
                <text:p>0</text:p>
              </table:table-cell>
              <table:table-cell office:value-type="float" office:value="0.04723901">
                <text:p>0.0472390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00000000256">
                <text:p>0.000000000256</text:p>
              </table:table-cell>
              <table:table-cell office:value-type="float" office:value="0">
                <text:p>0</text:p>
              </table:table-cell>
              <table:table-cell office:value-type="float" office:value="0.04737918">
                <text:p>0.04737918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00000000456">
                <text:p>0.000000000456</text:p>
              </table:table-cell>
              <table:table-cell office:value-type="float" office:value="0">
                <text:p>0</text:p>
              </table:table-cell>
              <table:table-cell office:value-type="float" office:value="0.04756655">
                <text:p>0.0475665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00000000656">
                <text:p>0.000000000656</text:p>
              </table:table-cell>
              <table:table-cell office:value-type="float" office:value="0">
                <text:p>0</text:p>
              </table:table-cell>
              <table:table-cell office:value-type="float" office:value="0.04740047">
                <text:p>0.0474004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0">
                <text:p>0</text:p>
              </table:table-cell>
              <table:table-cell office:value-type="float" office:value="0.04754516">
                <text:p>0.04754516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">
                <text:p>0</text:p>
              </table:table-cell>
              <table:table-cell office:value-type="float" office:value="0.04738721">
                <text:p>0.04738721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00000000101">
                <text:p>0.00000000101</text:p>
              </table:table-cell>
              <table:table-cell office:value-type="float" office:value="0.18">
                <text:p>0.18</text:p>
              </table:table-cell>
              <table:table-cell office:value-type="float" office:value="0.04796189">
                <text:p>0.0479618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00000000103">
                <text:p>0.00000000103</text:p>
              </table:table-cell>
              <table:table-cell office:value-type="float" office:value="0.54">
                <text:p>0.54</text:p>
              </table:table-cell>
              <table:table-cell office:value-type="float" office:value="0.04690262">
                <text:p>0.0469026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00000000107">
                <text:p>0.00000000107</text:p>
              </table:table-cell>
              <table:table-cell office:value-type="float" office:value="1.26">
                <text:p>1.26</text:p>
              </table:table-cell>
              <table:table-cell office:value-type="float" office:value="0.02897546">
                <text:p>0.02897546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0000000011">
                <text:p>0.0000000011</text:p>
              </table:table-cell>
              <table:table-cell office:value-type="float" office:value="1.8">
                <text:p>1.8</text:p>
              </table:table-cell>
              <table:table-cell office:value-type="float" office:value="0.005626425">
                <text:p>0.005626425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000000001108">
                <text:p>0.000000001108</text:p>
              </table:table-cell>
              <table:table-cell office:value-type="float" office:value="1.8">
                <text:p>1.8</text:p>
              </table:table-cell>
              <table:table-cell office:value-type="float" office:value="-0.0005515265">
                <text:p>-0.0005515265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000000001124">
                <text:p>0.000000001124</text:p>
              </table:table-cell>
              <table:table-cell office:value-type="float" office:value="1.8">
                <text:p>1.8</text:p>
              </table:table-cell>
              <table:table-cell office:value-type="float" office:value="-0.01358933">
                <text:p>-0.01358933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000000001156">
                <text:p>0.000000001156</text:p>
              </table:table-cell>
              <table:table-cell office:value-type="float" office:value="1.8">
                <text:p>1.8</text:p>
              </table:table-cell>
              <table:table-cell office:value-type="float" office:value="-0.04133271">
                <text:p>-0.04133271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00000000122">
                <text:p>0.00000000122</text:p>
              </table:table-cell>
              <table:table-cell office:value-type="float" office:value="1.8">
                <text:p>1.8</text:p>
              </table:table-cell>
              <table:table-cell office:value-type="float" office:value="-0.1492718">
                <text:p>-0.1492718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000000001311949">
                <text:p>0.000000001311949</text:p>
              </table:table-cell>
              <table:table-cell office:value-type="float" office:value="1.8">
                <text:p>1.8</text:p>
              </table:table-cell>
              <table:table-cell office:value-type="float" office:value="0.4218881">
                <text:p>0.421888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000000001456718">
                <text:p>0.000000001456718</text:p>
              </table:table-cell>
              <table:table-cell office:value-type="float" office:value="1.8">
                <text:p>1.8</text:p>
              </table:table-cell>
              <table:table-cell office:value-type="float" office:value="0.8766411">
                <text:p>0.876641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000000001607231">
                <text:p>0.000000001607231</text:p>
              </table:table-cell>
              <table:table-cell office:value-type="float" office:value="1.8">
                <text:p>1.8</text:p>
              </table:table-cell>
              <table:table-cell office:value-type="float" office:value="1.006726">
                <text:p>1.00672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000000001778808">
                <text:p>0.000000001778808</text:p>
              </table:table-cell>
              <table:table-cell office:value-type="float" office:value="1.8">
                <text:p>1.8</text:p>
              </table:table-cell>
              <table:table-cell office:value-type="float" office:value="1.093642">
                <text:p>1.09364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0000000019">
                <text:p>0.0000000019</text:p>
              </table:table-cell>
              <table:table-cell office:value-type="float" office:value="1.8">
                <text:p>1.8</text:p>
              </table:table-cell>
              <table:table-cell office:value-type="float" office:value="1.1439">
                <text:p>1.1439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00000000191">
                <text:p>0.00000000191</text:p>
              </table:table-cell>
              <table:table-cell office:value-type="float" office:value="1.62">
                <text:p>1.62</text:p>
              </table:table-cell>
              <table:table-cell office:value-type="float" office:value="1.147283">
                <text:p>1.147283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00000000193">
                <text:p>0.00000000193</text:p>
              </table:table-cell>
              <table:table-cell office:value-type="float" office:value="1.26">
                <text:p>1.26</text:p>
              </table:table-cell>
              <table:table-cell office:value-type="float" office:value="1.155203">
                <text:p>1.155203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00000000197">
                <text:p>0.00000000197</text:p>
              </table:table-cell>
              <table:table-cell office:value-type="float" office:value="0.54">
                <text:p>0.54</text:p>
              </table:table-cell>
              <table:table-cell office:value-type="float" office:value="1.16926">
                <text:p>1.1692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">
                <text:p>0</text:p>
              </table:table-cell>
              <table:table-cell office:value-type="float" office:value="1.182165">
                <text:p>1.18216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000000002008">
                <text:p>0.000000002008</text:p>
              </table:table-cell>
              <table:table-cell office:value-type="float" office:value="0">
                <text:p>0</text:p>
              </table:table-cell>
              <table:table-cell office:value-type="float" office:value="1.187234">
                <text:p>1.18723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000000002024">
                <text:p>0.000000002024</text:p>
              </table:table-cell>
              <table:table-cell office:value-type="float" office:value="0">
                <text:p>0</text:p>
              </table:table-cell>
              <table:table-cell office:value-type="float" office:value="1.193513">
                <text:p>1.19351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000000002056">
                <text:p>0.000000002056</text:p>
              </table:table-cell>
              <table:table-cell office:value-type="float" office:value="0">
                <text:p>0</text:p>
              </table:table-cell>
              <table:table-cell office:value-type="float" office:value="1.205017">
                <text:p>1.205017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00000000212">
                <text:p>0.00000000212</text:p>
              </table:table-cell>
              <table:table-cell office:value-type="float" office:value="0">
                <text:p>0</text:p>
              </table:table-cell>
              <table:table-cell office:value-type="float" office:value="1.227936">
                <text:p>1.227936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000000002232999">
                <text:p>0.000000002232999</text:p>
              </table:table-cell>
              <table:table-cell office:value-type="float" office:value="0">
                <text:p>0</text:p>
              </table:table-cell>
              <table:table-cell office:value-type="float" office:value="1.267782">
                <text:p>1.26778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000000002385952">
                <text:p>0.000000002385952</text:p>
              </table:table-cell>
              <table:table-cell office:value-type="float" office:value="0">
                <text:p>0</text:p>
              </table:table-cell>
              <table:table-cell office:value-type="float" office:value="1.305543">
                <text:p>1.30554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000000002410952">
                <text:p>0.000000002410952</text:p>
              </table:table-cell>
              <table:table-cell office:value-type="float" office:value="0">
                <text:p>0</text:p>
              </table:table-cell>
              <table:table-cell office:value-type="float" office:value="1.311339">
                <text:p>1.311339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000000002460952">
                <text:p>0.000000002460952</text:p>
              </table:table-cell>
              <table:table-cell office:value-type="float" office:value="0">
                <text:p>0</text:p>
              </table:table-cell>
              <table:table-cell office:value-type="float" office:value="1.323123">
                <text:p>1.32312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000000002560952">
                <text:p>0.000000002560952</text:p>
              </table:table-cell>
              <table:table-cell office:value-type="float" office:value="0">
                <text:p>0</text:p>
              </table:table-cell>
              <table:table-cell office:value-type="float" office:value="1.344785">
                <text:p>1.344785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000000002711198">
                <text:p>0.000000002711198</text:p>
              </table:table-cell>
              <table:table-cell office:value-type="float" office:value="0">
                <text:p>0</text:p>
              </table:table-cell>
              <table:table-cell office:value-type="float" office:value="1.377432">
                <text:p>1.377432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000000002911198">
                <text:p>0.000000002911198</text:p>
              </table:table-cell>
              <table:table-cell office:value-type="float" office:value="0">
                <text:p>0</text:p>
              </table:table-cell>
              <table:table-cell office:value-type="float" office:value="1.399482">
                <text:p>1.39948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000000003111198">
                <text:p>0.000000003111198</text:p>
              </table:table-cell>
              <table:table-cell office:value-type="float" office:value="0">
                <text:p>0</text:p>
              </table:table-cell>
              <table:table-cell office:value-type="float" office:value="1.384793">
                <text:p>1.384793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000000003311198">
                <text:p>0.000000003311198</text:p>
              </table:table-cell>
              <table:table-cell office:value-type="float" office:value="0">
                <text:p>0</text:p>
              </table:table-cell>
              <table:table-cell office:value-type="float" office:value="1.284315">
                <text:p>1.28431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000000003511198">
                <text:p>0.000000003511198</text:p>
              </table:table-cell>
              <table:table-cell office:value-type="float" office:value="0">
                <text:p>0</text:p>
              </table:table-cell>
              <table:table-cell office:value-type="float" office:value="1.010853">
                <text:p>1.010853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000000003711198">
                <text:p>0.000000003711198</text:p>
              </table:table-cell>
              <table:table-cell office:value-type="float" office:value="0">
                <text:p>0</text:p>
              </table:table-cell>
              <table:table-cell office:value-type="float" office:value="0.0647316">
                <text:p>0.0647316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000000003911198">
                <text:p>0.000000003911198</text:p>
              </table:table-cell>
              <table:table-cell office:value-type="float" office:value="0">
                <text:p>0</text:p>
              </table:table-cell>
              <table:table-cell office:value-type="float" office:value="0.05360969">
                <text:p>0.05360969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000000004111198">
                <text:p>0.000000004111198</text:p>
              </table:table-cell>
              <table:table-cell office:value-type="float" office:value="0">
                <text:p>0</text:p>
              </table:table-cell>
              <table:table-cell office:value-type="float" office:value="0.05183558">
                <text:p>0.0518355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000000004311198">
                <text:p>0.000000004311198</text:p>
              </table:table-cell>
              <table:table-cell office:value-type="float" office:value="0">
                <text:p>0</text:p>
              </table:table-cell>
              <table:table-cell office:value-type="float" office:value="0.0525577">
                <text:p>0.052557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000000004511198">
                <text:p>0.000000004511198</text:p>
              </table:table-cell>
              <table:table-cell office:value-type="float" office:value="0">
                <text:p>0</text:p>
              </table:table-cell>
              <table:table-cell office:value-type="float" office:value="0.04787512">
                <text:p>0.04787512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000000004711198">
                <text:p>0.000000004711198</text:p>
              </table:table-cell>
              <table:table-cell office:value-type="float" office:value="0">
                <text:p>0</text:p>
              </table:table-cell>
              <table:table-cell office:value-type="float" office:value="0.05117148">
                <text:p>0.05117148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000000004911198">
                <text:p>0.000000004911198</text:p>
              </table:table-cell>
              <table:table-cell office:value-type="float" office:value="0">
                <text:p>0</text:p>
              </table:table-cell>
              <table:table-cell office:value-type="float" office:value="0.04613099">
                <text:p>0.04613099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.000000005111198">
                <text:p>0.000000005111198</text:p>
              </table:table-cell>
              <table:table-cell office:value-type="float" office:value="0">
                <text:p>0</text:p>
              </table:table-cell>
              <table:table-cell office:value-type="float" office:value="0.05028612">
                <text:p>0.05028612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.000000005311198">
                <text:p>0.000000005311198</text:p>
              </table:table-cell>
              <table:table-cell office:value-type="float" office:value="0">
                <text:p>0</text:p>
              </table:table-cell>
              <table:table-cell office:value-type="float" office:value="0.0451462">
                <text:p>0.0451462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000000005511198">
                <text:p>0.000000005511198</text:p>
              </table:table-cell>
              <table:table-cell office:value-type="float" office:value="0">
                <text:p>0</text:p>
              </table:table-cell>
              <table:table-cell office:value-type="float" office:value="0.04978852">
                <text:p>0.04978852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0.000000005711198">
                <text:p>0.000000005711198</text:p>
              </table:table-cell>
              <table:table-cell office:value-type="float" office:value="0">
                <text:p>0</text:p>
              </table:table-cell>
              <table:table-cell office:value-type="float" office:value="0.04456524">
                <text:p>0.04456524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.000000005911198">
                <text:p>0.000000005911198</text:p>
              </table:table-cell>
              <table:table-cell office:value-type="float" office:value="0">
                <text:p>0</text:p>
              </table:table-cell>
              <table:table-cell office:value-type="float" office:value="0.04830986">
                <text:p>0.0483098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">
                <text:p>0</text:p>
              </table:table-cell>
              <table:table-cell office:value-type="float" office:value="0.04453118">
                <text:p>0.04453118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.00000000601">
                <text:p>0.00000000601</text:p>
              </table:table-cell>
              <table:table-cell office:value-type="float" office:value="0.18">
                <text:p>0.18</text:p>
              </table:table-cell>
              <table:table-cell office:value-type="float" office:value="0.04570081">
                <text:p>0.0457008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.00000000603">
                <text:p>0.00000000603</text:p>
              </table:table-cell>
              <table:table-cell office:value-type="float" office:value="0.54">
                <text:p>0.54</text:p>
              </table:table-cell>
              <table:table-cell office:value-type="float" office:value="0.04270802">
                <text:p>0.04270802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.00000000607">
                <text:p>0.00000000607</text:p>
              </table:table-cell>
              <table:table-cell office:value-type="float" office:value="1.26">
                <text:p>1.26</text:p>
              </table:table-cell>
              <table:table-cell office:value-type="float" office:value="0.02589192">
                <text:p>0.02589192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.0000000061">
                <text:p>0.0000000061</text:p>
              </table:table-cell>
              <table:table-cell office:value-type="float" office:value="1.8">
                <text:p>1.8</text:p>
              </table:table-cell>
              <table:table-cell office:value-type="float" office:value="-0.0004001132">
                <text:p>-0.0004001132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.000000006108">
                <text:p>0.000000006108</text:p>
              </table:table-cell>
              <table:table-cell office:value-type="float" office:value="1.8">
                <text:p>1.8</text:p>
              </table:table-cell>
              <table:table-cell office:value-type="float" office:value="-0.007575321">
                <text:p>-0.007575321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0.000000006124">
                <text:p>0.000000006124</text:p>
              </table:table-cell>
              <table:table-cell office:value-type="float" office:value="1.8">
                <text:p>1.8</text:p>
              </table:table-cell>
              <table:table-cell office:value-type="float" office:value="-0.02944966">
                <text:p>-0.02944966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.000000006156">
                <text:p>0.000000006156</text:p>
              </table:table-cell>
              <table:table-cell office:value-type="float" office:value="1.8">
                <text:p>1.8</text:p>
              </table:table-cell>
              <table:table-cell office:value-type="float" office:value="-0.1205282">
                <text:p>-0.1205282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0.00000000622">
                <text:p>0.00000000622</text:p>
              </table:table-cell>
              <table:table-cell office:value-type="float" office:value="1.8">
                <text:p>1.8</text:p>
              </table:table-cell>
              <table:table-cell office:value-type="float" office:value="0.1696417">
                <text:p>0.169641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0.00000000631077">
                <text:p>0.00000000631077</text:p>
              </table:table-cell>
              <table:table-cell office:value-type="float" office:value="1.8">
                <text:p>1.8</text:p>
              </table:table-cell>
              <table:table-cell office:value-type="float" office:value="0.6324301">
                <text:p>0.6324301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0.000000006487998">
                <text:p>0.000000006487998</text:p>
              </table:table-cell>
              <table:table-cell office:value-type="float" office:value="1.8">
                <text:p>1.8</text:p>
              </table:table-cell>
              <table:table-cell office:value-type="float" office:value="0.9572413">
                <text:p>0.9572413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0.000000006670917">
                <text:p>0.000000006670917</text:p>
              </table:table-cell>
              <table:table-cell office:value-type="float" office:value="1.8">
                <text:p>1.8</text:p>
              </table:table-cell>
              <table:table-cell office:value-type="float" office:value="1.07351">
                <text:p>1.07351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0.000000006837304">
                <text:p>0.000000006837304</text:p>
              </table:table-cell>
              <table:table-cell office:value-type="float" office:value="1.8">
                <text:p>1.8</text:p>
              </table:table-cell>
              <table:table-cell office:value-type="float" office:value="1.144305">
                <text:p>1.144305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0.0000000069">
                <text:p>0.0000000069</text:p>
              </table:table-cell>
              <table:table-cell office:value-type="float" office:value="1.8">
                <text:p>1.8</text:p>
              </table:table-cell>
              <table:table-cell office:value-type="float" office:value="1.16623">
                <text:p>1.1662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0.00000000691">
                <text:p>0.00000000691</text:p>
              </table:table-cell>
              <table:table-cell office:value-type="float" office:value="1.62">
                <text:p>1.62</text:p>
              </table:table-cell>
              <table:table-cell office:value-type="float" office:value="1.173295">
                <text:p>1.173295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0.00000000693">
                <text:p>0.00000000693</text:p>
              </table:table-cell>
              <table:table-cell office:value-type="float" office:value="1.26">
                <text:p>1.26</text:p>
              </table:table-cell>
              <table:table-cell office:value-type="float" office:value="1.181565">
                <text:p>1.18156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00000000697">
                <text:p>0.00000000697</text:p>
              </table:table-cell>
              <table:table-cell office:value-type="float" office:value="0.54">
                <text:p>0.54</text:p>
              </table:table-cell>
              <table:table-cell office:value-type="float" office:value="1.195763">
                <text:p>1.195763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2.442491E-015">
                <text:p>2.442491E-015</text:p>
              </table:table-cell>
              <table:table-cell office:value-type="float" office:value="1.209463">
                <text:p>1.209463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0.000000007008">
                <text:p>0.000000007008</text:p>
              </table:table-cell>
              <table:table-cell office:value-type="float" office:value="0">
                <text:p>0</text:p>
              </table:table-cell>
              <table:table-cell office:value-type="float" office:value="1.214772">
                <text:p>1.214772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0.000000007024">
                <text:p>0.000000007024</text:p>
              </table:table-cell>
              <table:table-cell office:value-type="float" office:value="0">
                <text:p>0</text:p>
              </table:table-cell>
              <table:table-cell office:value-type="float" office:value="1.221296">
                <text:p>1.22129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0.000000007056">
                <text:p>0.000000007056</text:p>
              </table:table-cell>
              <table:table-cell office:value-type="float" office:value="0">
                <text:p>0</text:p>
              </table:table-cell>
              <table:table-cell office:value-type="float" office:value="1.232966">
                <text:p>1.232966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0.00000000712">
                <text:p>0.00000000712</text:p>
              </table:table-cell>
              <table:table-cell office:value-type="float" office:value="0">
                <text:p>0</text:p>
              </table:table-cell>
              <table:table-cell office:value-type="float" office:value="1.25617">
                <text:p>1.25617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0.000000007232502">
                <text:p>0.000000007232502</text:p>
              </table:table-cell>
              <table:table-cell office:value-type="float" office:value="0">
                <text:p>0</text:p>
              </table:table-cell>
              <table:table-cell office:value-type="float" office:value="1.283637">
                <text:p>1.283637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0.000000007367734">
                <text:p>0.000000007367734</text:p>
              </table:table-cell>
              <table:table-cell office:value-type="float" office:value="0">
                <text:p>0</text:p>
              </table:table-cell>
              <table:table-cell office:value-type="float" office:value="1.313245">
                <text:p>1.313245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0.000000007392734">
                <text:p>0.000000007392734</text:p>
              </table:table-cell>
              <table:table-cell office:value-type="float" office:value="0">
                <text:p>0</text:p>
              </table:table-cell>
              <table:table-cell office:value-type="float" office:value="1.321788">
                <text:p>1.321788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0.000000007442734">
                <text:p>0.000000007442734</text:p>
              </table:table-cell>
              <table:table-cell office:value-type="float" office:value="0">
                <text:p>0</text:p>
              </table:table-cell>
              <table:table-cell office:value-type="float" office:value="1.333814">
                <text:p>1.33381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0.000000007542734">
                <text:p>0.000000007542734</text:p>
              </table:table-cell>
              <table:table-cell office:value-type="float" office:value="0">
                <text:p>0</text:p>
              </table:table-cell>
              <table:table-cell office:value-type="float" office:value="1.355981">
                <text:p>1.355981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0.000000007564702">
                <text:p>0.000000007564702</text:p>
              </table:table-cell>
              <table:table-cell office:value-type="float" office:value="0">
                <text:p>0</text:p>
              </table:table-cell>
              <table:table-cell office:value-type="float" office:value="1.363241">
                <text:p>1.363241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0.000000007608638">
                <text:p>0.000000007608638</text:p>
              </table:table-cell>
              <table:table-cell office:value-type="float" office:value="0">
                <text:p>0</text:p>
              </table:table-cell>
              <table:table-cell office:value-type="float" office:value="1.373757">
                <text:p>1.37375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0.000000007696509">
                <text:p>0.000000007696509</text:p>
              </table:table-cell>
              <table:table-cell office:value-type="float" office:value="0">
                <text:p>0</text:p>
              </table:table-cell>
              <table:table-cell office:value-type="float" office:value="1.393073">
                <text:p>1.393073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0.000000007872252">
                <text:p>0.000000007872252</text:p>
              </table:table-cell>
              <table:table-cell office:value-type="float" office:value="0">
                <text:p>0</text:p>
              </table:table-cell>
              <table:table-cell office:value-type="float" office:value="1.42885">
                <text:p>1.42885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0.000000008072252">
                <text:p>0.000000008072252</text:p>
              </table:table-cell>
              <table:table-cell office:value-type="float" office:value="0">
                <text:p>0</text:p>
              </table:table-cell>
              <table:table-cell office:value-type="float" office:value="1.425478">
                <text:p>1.425478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0.000000008272252">
                <text:p>0.000000008272252</text:p>
              </table:table-cell>
              <table:table-cell office:value-type="float" office:value="0">
                <text:p>0</text:p>
              </table:table-cell>
              <table:table-cell office:value-type="float" office:value="1.349023">
                <text:p>1.349023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0.000000008472252">
                <text:p>0.000000008472252</text:p>
              </table:table-cell>
              <table:table-cell office:value-type="float" office:value="0">
                <text:p>0</text:p>
              </table:table-cell>
              <table:table-cell office:value-type="float" office:value="1.154773">
                <text:p>1.15477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0.000000008672252">
                <text:p>0.000000008672252</text:p>
              </table:table-cell>
              <table:table-cell office:value-type="float" office:value="0">
                <text:p>0</text:p>
              </table:table-cell>
              <table:table-cell office:value-type="float" office:value="0.2324632">
                <text:p>0.2324632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0.000000008872252">
                <text:p>0.000000008872252</text:p>
              </table:table-cell>
              <table:table-cell office:value-type="float" office:value="0">
                <text:p>0</text:p>
              </table:table-cell>
              <table:table-cell office:value-type="float" office:value="-0.02016532">
                <text:p>-0.02016532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0.000000009072252">
                <text:p>0.000000009072252</text:p>
              </table:table-cell>
              <table:table-cell office:value-type="float" office:value="0">
                <text:p>0</text:p>
              </table:table-cell>
              <table:table-cell office:value-type="float" office:value="0.1042158">
                <text:p>0.1042158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0.000000009272252">
                <text:p>0.000000009272252</text:p>
              </table:table-cell>
              <table:table-cell office:value-type="float" office:value="0">
                <text:p>0</text:p>
              </table:table-cell>
              <table:table-cell office:value-type="float" office:value="0.02103078">
                <text:p>0.02103078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0.000000009472252">
                <text:p>0.000000009472252</text:p>
              </table:table-cell>
              <table:table-cell office:value-type="float" office:value="0">
                <text:p>0</text:p>
              </table:table-cell>
              <table:table-cell office:value-type="float" office:value="0.07034878">
                <text:p>0.07034878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0.000000009672252">
                <text:p>0.000000009672252</text:p>
              </table:table-cell>
              <table:table-cell office:value-type="float" office:value="0">
                <text:p>0</text:p>
              </table:table-cell>
              <table:table-cell office:value-type="float" office:value="0.03539399">
                <text:p>0.03539399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0.000000009872252">
                <text:p>0.000000009872252</text:p>
              </table:table-cell>
              <table:table-cell office:value-type="float" office:value="0">
                <text:p>0</text:p>
              </table:table-cell>
              <table:table-cell office:value-type="float" office:value="0.05765656">
                <text:p>0.05765656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">
                <text:p>0</text:p>
              </table:table-cell>
              <table:table-cell office:value-type="float" office:value="0.04246038">
                <text:p>0.04246038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7.7999992370605pt" style:font-family-asian="'DejaVu Sans Condensed'" style:font-family-generic-asian="system" style:font-pitch-asian="variable" style:font-size-asian="17.7999992370605pt" style:font-family-complex="'DejaVu Sans Condensed'" style:font-family-generic-complex="system" style:font-pitch-complex="variable" style:font-size-complex="17.7999992370605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8.19999980926514pt" style:font-family-asian="'DejaVu Sans Condensed'" style:font-family-generic-asian="system" style:font-pitch-asian="variable" style:font-size-asian="8.19999980926514pt" style:font-family-complex="'DejaVu Sans Condensed'" style:font-family-generic-complex="system" style:font-pitch-complex="variable" style:font-size-complex="8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9.5pt" style:font-family-asian="'DejaVu Sans Condensed'" style:font-family-generic-asian="system" style:font-pitch-asian="variable" style:font-size-asian="9.5pt" style:font-family-complex="'DejaVu Sans Condensed'" style:font-family-generic-complex="system" style:font-pitch-complex="variable" style:font-size-complex="9.5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2.3000001907349pt" style:font-family-asian="'DejaVu Sans Condensed'" style:font-family-generic-asian="system" style:font-pitch-asian="variable" style:font-size-asian="12.3000001907349pt" style:font-family-complex="'DejaVu Sans Condensed'" style:font-family-generic-complex="system" style:font-pitch-complex="variable" style:font-size-complex="12.3000001907349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9.5pt" style:font-family-asian="'DejaVu Sans Condensed'" style:font-family-generic-asian="system" style:font-pitch-asian="variable" style:font-size-asian="9.5pt" style:font-family-complex="'DejaVu Sans Condensed'" style:font-family-generic-complex="system" style:font-pitch-complex="variable" style:font-size-complex="9.5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8.19999980926514pt" style:font-family-asian="'DejaVu Sans Condensed'" style:font-family-generic-asian="system" style:font-pitch-asian="variable" style:font-size-asian="8.19999980926514pt" style:font-family-complex="'DejaVu Sans Condensed'" style:font-family-generic-complex="system" style:font-pitch-complex="variable" style:font-size-complex="8.19999980926514pt"/>
    </style:style>
    <style:style style:name="ch9" style:family="chart">
      <style:graphic-properties svg:stroke-color="#666666" draw:fill-color="#666666"/>
      <style:text-properties fo:font-family="'DejaVu Sans Condensed'" style:font-family-generic="swiss" style:font-pitch="variable" fo:font-size="8.19999980926514pt" style:font-family-asian="'DejaVu Sans Condensed'" style:font-family-generic-asian="system" style:font-pitch-asian="variable" style:font-size-asian="8.19999980926514pt" style:font-family-complex="'DejaVu Sans Condensed'" style:font-family-generic-complex="system" style:font-pitch-complex="variable" style:font-size-complex="8.1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5.636cm" svg:height="9.574cm" chart:class="chart:scatter" chart:style-name="ch1">
        <chart:title svg:x="6.065cm" svg:y="0.189cm" chart:style-name="ch2">
          <text:p>oneshot.test</text:p>
        </chart:title>
        <chart:legend chart:legend-position="end" svg:x="14.33cm" svg:y="4.304cm" chart:style-name="ch3"/>
        <chart:plot-area chart:style-name="ch4" table:cell-range-address="oneshot.$G$2:.$I$102" chart:data-source-has-labels="row" chart:table-number-list="2" svg:x="0.312cm" svg:y="1.298cm" svg:width="13.395cm" svg:height="8.086cm">
          <chart:axis chart:dimension="x" chart:name="primary-x" chart:style-name="ch5">
            <chart:title svg:x="7.993cm" svg:y="8.881cm" chart:style-name="ch6">
              <text:p>time</text:p>
            </chart:title>
            <chart:categories table:cell-range-address="local-table.A2:.A101"/>
            <chart:grid chart:class="major"/>
          </chart:axis>
          <chart:axis chart:dimension="y" chart:name="primary-y" chart:style-name="ch7">
            <chart:title svg:x="0.312cm" svg:y="4.955cm" chart:style-name="ch6">
              <text:p>[V]</text:p>
            </chart:title>
            <chart:grid chart:class="major"/>
          </chart:axis>
          <chart:series chart:style-name="ch8">
            <chart:domain/>
            <chart:data-point chart:repeated="100"/>
          </chart:series>
          <chart:series chart:style-name="ch9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in</text:p>
              </table:table-cell>
              <table:table-cell office:value-type="string">
                <text:p>out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000000000005">
                <text:p>0.0000000000005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00000000002">
                <text:p>0.000000000002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00000000004">
                <text:p>0.000000000004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00000000008">
                <text:p>0.000000000008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00000000016">
                <text:p>0.000000000016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000000000032">
                <text:p>0.000000000032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00000000064">
                <text:p>0.000000000064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00000000128">
                <text:p>0.000000000128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00000000256">
                <text:p>0.000000000256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000000000456">
                <text:p>0.000000000456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000000000656">
                <text:p>0.000000000656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000000000856">
                <text:p>0.000000000856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000000001">
                <text:p>0.000000001</text:p>
              </table:table-cell>
              <table:table-cell office:value-type="float" office:value="0">
                <text:p>0</text:p>
              </table:table-cell>
              <table:table-cell office:value-type="float" office:value="0.04759225">
                <text:p>0.04759225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00000000101">
                <text:p>0.00000000101</text:p>
              </table:table-cell>
              <table:table-cell office:value-type="float" office:value="0.18">
                <text:p>0.18</text:p>
              </table:table-cell>
              <table:table-cell office:value-type="float" office:value="0.04843865">
                <text:p>0.0484386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00000000103">
                <text:p>0.00000000103</text:p>
              </table:table-cell>
              <table:table-cell office:value-type="float" office:value="0.54">
                <text:p>0.54</text:p>
              </table:table-cell>
              <table:table-cell office:value-type="float" office:value="0.04817671">
                <text:p>0.0481767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00000000107">
                <text:p>0.00000000107</text:p>
              </table:table-cell>
              <table:table-cell office:value-type="float" office:value="1.26">
                <text:p>1.26</text:p>
              </table:table-cell>
              <table:table-cell office:value-type="float" office:value="0.02963696">
                <text:p>0.02963696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0000000011">
                <text:p>0.0000000011</text:p>
              </table:table-cell>
              <table:table-cell office:value-type="float" office:value="1.8">
                <text:p>1.8</text:p>
              </table:table-cell>
              <table:table-cell office:value-type="float" office:value="0.005025584">
                <text:p>0.005025584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000000001108">
                <text:p>0.000000001108</text:p>
              </table:table-cell>
              <table:table-cell office:value-type="float" office:value="1.8">
                <text:p>1.8</text:p>
              </table:table-cell>
              <table:table-cell office:value-type="float" office:value="-0.001735987">
                <text:p>-0.001735987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000000001124">
                <text:p>0.000000001124</text:p>
              </table:table-cell>
              <table:table-cell office:value-type="float" office:value="1.8">
                <text:p>1.8</text:p>
              </table:table-cell>
              <table:table-cell office:value-type="float" office:value="-0.01380517">
                <text:p>-0.01380517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000000001156">
                <text:p>0.000000001156</text:p>
              </table:table-cell>
              <table:table-cell office:value-type="float" office:value="1.8">
                <text:p>1.8</text:p>
              </table:table-cell>
              <table:table-cell office:value-type="float" office:value="-0.0423983">
                <text:p>-0.042398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00000000122">
                <text:p>0.00000000122</text:p>
              </table:table-cell>
              <table:table-cell office:value-type="float" office:value="1.8">
                <text:p>1.8</text:p>
              </table:table-cell>
              <table:table-cell office:value-type="float" office:value="-0.1589257">
                <text:p>-0.1589257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00000000131265">
                <text:p>0.00000000131265</text:p>
              </table:table-cell>
              <table:table-cell office:value-type="float" office:value="1.8">
                <text:p>1.8</text:p>
              </table:table-cell>
              <table:table-cell office:value-type="float" office:value="0.42851">
                <text:p>0.4285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000000001456562">
                <text:p>0.000000001456562</text:p>
              </table:table-cell>
              <table:table-cell office:value-type="float" office:value="1.8">
                <text:p>1.8</text:p>
              </table:table-cell>
              <table:table-cell office:value-type="float" office:value="0.8761869">
                <text:p>0.876186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000000001606862">
                <text:p>0.000000001606862</text:p>
              </table:table-cell>
              <table:table-cell office:value-type="float" office:value="1.8">
                <text:p>1.8</text:p>
              </table:table-cell>
              <table:table-cell office:value-type="float" office:value="1.006269">
                <text:p>1.006269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000000001778249">
                <text:p>0.000000001778249</text:p>
              </table:table-cell>
              <table:table-cell office:value-type="float" office:value="1.8">
                <text:p>1.8</text:p>
              </table:table-cell>
              <table:table-cell office:value-type="float" office:value="1.094359">
                <text:p>1.09435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0000000019">
                <text:p>0.0000000019</text:p>
              </table:table-cell>
              <table:table-cell office:value-type="float" office:value="1.8">
                <text:p>1.8</text:p>
              </table:table-cell>
              <table:table-cell office:value-type="float" office:value="1.139482">
                <text:p>1.139482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00000000191">
                <text:p>0.00000000191</text:p>
              </table:table-cell>
              <table:table-cell office:value-type="float" office:value="1.62">
                <text:p>1.62</text:p>
              </table:table-cell>
              <table:table-cell office:value-type="float" office:value="1.141586">
                <text:p>1.141586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00000000193">
                <text:p>0.00000000193</text:p>
              </table:table-cell>
              <table:table-cell office:value-type="float" office:value="1.26">
                <text:p>1.26</text:p>
              </table:table-cell>
              <table:table-cell office:value-type="float" office:value="1.145967">
                <text:p>1.145967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00000000197">
                <text:p>0.00000000197</text:p>
              </table:table-cell>
              <table:table-cell office:value-type="float" office:value="0.54">
                <text:p>0.54</text:p>
              </table:table-cell>
              <table:table-cell office:value-type="float" office:value="1.154975">
                <text:p>1.154975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000000002">
                <text:p>0.000000002</text:p>
              </table:table-cell>
              <table:table-cell office:value-type="float" office:value="0">
                <text:p>0</text:p>
              </table:table-cell>
              <table:table-cell office:value-type="float" office:value="1.162133">
                <text:p>1.16213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000000002008">
                <text:p>0.000000002008</text:p>
              </table:table-cell>
              <table:table-cell office:value-type="float" office:value="0">
                <text:p>0</text:p>
              </table:table-cell>
              <table:table-cell office:value-type="float" office:value="1.16484">
                <text:p>1.1648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000000002024">
                <text:p>0.000000002024</text:p>
              </table:table-cell>
              <table:table-cell office:value-type="float" office:value="0">
                <text:p>0</text:p>
              </table:table-cell>
              <table:table-cell office:value-type="float" office:value="1.17014">
                <text:p>1.17014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000000002056">
                <text:p>0.000000002056</text:p>
              </table:table-cell>
              <table:table-cell office:value-type="float" office:value="0">
                <text:p>0</text:p>
              </table:table-cell>
              <table:table-cell office:value-type="float" office:value="1.180205">
                <text:p>1.18020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00000000212">
                <text:p>0.00000000212</text:p>
              </table:table-cell>
              <table:table-cell office:value-type="float" office:value="0">
                <text:p>0</text:p>
              </table:table-cell>
              <table:table-cell office:value-type="float" office:value="1.199162">
                <text:p>1.19916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000000002232319">
                <text:p>0.000000002232319</text:p>
              </table:table-cell>
              <table:table-cell office:value-type="float" office:value="0">
                <text:p>0</text:p>
              </table:table-cell>
              <table:table-cell office:value-type="float" office:value="1.230352">
                <text:p>1.230352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000000002386001">
                <text:p>0.000000002386001</text:p>
              </table:table-cell>
              <table:table-cell office:value-type="float" office:value="0">
                <text:p>0</text:p>
              </table:table-cell>
              <table:table-cell office:value-type="float" office:value="1.268814">
                <text:p>1.268814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000000002411001">
                <text:p>0.000000002411001</text:p>
              </table:table-cell>
              <table:table-cell office:value-type="float" office:value="0">
                <text:p>0</text:p>
              </table:table-cell>
              <table:table-cell office:value-type="float" office:value="1.274549">
                <text:p>1.27454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000000002461001">
                <text:p>0.000000002461001</text:p>
              </table:table-cell>
              <table:table-cell office:value-type="float" office:value="0">
                <text:p>0</text:p>
              </table:table-cell>
              <table:table-cell office:value-type="float" office:value="1.285601">
                <text:p>1.285601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000000002561001">
                <text:p>0.000000002561001</text:p>
              </table:table-cell>
              <table:table-cell office:value-type="float" office:value="0">
                <text:p>0</text:p>
              </table:table-cell>
              <table:table-cell office:value-type="float" office:value="1.305641">
                <text:p>1.30564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000000002711376">
                <text:p>0.000000002711376</text:p>
              </table:table-cell>
              <table:table-cell office:value-type="float" office:value="0">
                <text:p>0</text:p>
              </table:table-cell>
              <table:table-cell office:value-type="float" office:value="1.332374">
                <text:p>1.332374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000000002911376">
                <text:p>0.000000002911376</text:p>
              </table:table-cell>
              <table:table-cell office:value-type="float" office:value="0">
                <text:p>0</text:p>
              </table:table-cell>
              <table:table-cell office:value-type="float" office:value="1.357025">
                <text:p>1.35702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000000003111376">
                <text:p>0.000000003111376</text:p>
              </table:table-cell>
              <table:table-cell office:value-type="float" office:value="0">
                <text:p>0</text:p>
              </table:table-cell>
              <table:table-cell office:value-type="float" office:value="1.338445">
                <text:p>1.338445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000000003311376">
                <text:p>0.000000003311376</text:p>
              </table:table-cell>
              <table:table-cell office:value-type="float" office:value="0">
                <text:p>0</text:p>
              </table:table-cell>
              <table:table-cell office:value-type="float" office:value="1.228687">
                <text:p>1.228687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000000003511376">
                <text:p>0.000000003511376</text:p>
              </table:table-cell>
              <table:table-cell office:value-type="float" office:value="0">
                <text:p>0</text:p>
              </table:table-cell>
              <table:table-cell office:value-type="float" office:value="0.7738778">
                <text:p>0.7738778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000000003711376">
                <text:p>0.000000003711376</text:p>
              </table:table-cell>
              <table:table-cell office:value-type="float" office:value="0">
                <text:p>0</text:p>
              </table:table-cell>
              <table:table-cell office:value-type="float" office:value="-0.01779718">
                <text:p>-0.0177971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000000003911376">
                <text:p>0.000000003911376</text:p>
              </table:table-cell>
              <table:table-cell office:value-type="float" office:value="0">
                <text:p>0</text:p>
              </table:table-cell>
              <table:table-cell office:value-type="float" office:value="0.1088429">
                <text:p>0.1088429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000000004111376">
                <text:p>0.000000004111376</text:p>
              </table:table-cell>
              <table:table-cell office:value-type="float" office:value="0">
                <text:p>0</text:p>
              </table:table-cell>
              <table:table-cell office:value-type="float" office:value="0.01912576">
                <text:p>0.0191257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000000004311376">
                <text:p>0.000000004311376</text:p>
              </table:table-cell>
              <table:table-cell office:value-type="float" office:value="0">
                <text:p>0</text:p>
              </table:table-cell>
              <table:table-cell office:value-type="float" office:value="0.07536673">
                <text:p>0.07536673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000000004511376">
                <text:p>0.000000004511376</text:p>
              </table:table-cell>
              <table:table-cell office:value-type="float" office:value="0">
                <text:p>0</text:p>
              </table:table-cell>
              <table:table-cell office:value-type="float" office:value="0.03288699">
                <text:p>0.03288699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.000000004711376">
                <text:p>0.000000004711376</text:p>
              </table:table-cell>
              <table:table-cell office:value-type="float" office:value="0">
                <text:p>0</text:p>
              </table:table-cell>
              <table:table-cell office:value-type="float" office:value="0.06198435">
                <text:p>0.0619843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.000000004911376">
                <text:p>0.000000004911376</text:p>
              </table:table-cell>
              <table:table-cell office:value-type="float" office:value="0">
                <text:p>0</text:p>
              </table:table-cell>
              <table:table-cell office:value-type="float" office:value="0.03862639">
                <text:p>0.03862639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000000005111376">
                <text:p>0.000000005111376</text:p>
              </table:table-cell>
              <table:table-cell office:value-type="float" office:value="0">
                <text:p>0</text:p>
              </table:table-cell>
              <table:table-cell office:value-type="float" office:value="0.05603047">
                <text:p>0.05603047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0.000000005311376">
                <text:p>0.000000005311376</text:p>
              </table:table-cell>
              <table:table-cell office:value-type="float" office:value="0">
                <text:p>0</text:p>
              </table:table-cell>
              <table:table-cell office:value-type="float" office:value="0.04111707">
                <text:p>0.04111707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.000000005511376">
                <text:p>0.000000005511376</text:p>
              </table:table-cell>
              <table:table-cell office:value-type="float" office:value="0">
                <text:p>0</text:p>
              </table:table-cell>
              <table:table-cell office:value-type="float" office:value="0.05306527">
                <text:p>0.0530652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0.000000005711376">
                <text:p>0.000000005711376</text:p>
              </table:table-cell>
              <table:table-cell office:value-type="float" office:value="0">
                <text:p>0</text:p>
              </table:table-cell>
              <table:table-cell office:value-type="float" office:value="0.04228796">
                <text:p>0.04228796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.000000005911376">
                <text:p>0.000000005911376</text:p>
              </table:table-cell>
              <table:table-cell office:value-type="float" office:value="0">
                <text:p>0</text:p>
              </table:table-cell>
              <table:table-cell office:value-type="float" office:value="0.05143943">
                <text:p>0.05143943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.000000006">
                <text:p>0.000000006</text:p>
              </table:table-cell>
              <table:table-cell office:value-type="float" office:value="0">
                <text:p>0</text:p>
              </table:table-cell>
              <table:table-cell office:value-type="float" office:value="0.04346009">
                <text:p>0.04346009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.00000000601">
                <text:p>0.00000000601</text:p>
              </table:table-cell>
              <table:table-cell office:value-type="float" office:value="0.18">
                <text:p>0.18</text:p>
              </table:table-cell>
              <table:table-cell office:value-type="float" office:value="0.04697983">
                <text:p>0.04697983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.00000000603">
                <text:p>0.00000000603</text:p>
              </table:table-cell>
              <table:table-cell office:value-type="float" office:value="0.54">
                <text:p>0.54</text:p>
              </table:table-cell>
              <table:table-cell office:value-type="float" office:value="0.04803247">
                <text:p>0.04803247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.00000000607">
                <text:p>0.00000000607</text:p>
              </table:table-cell>
              <table:table-cell office:value-type="float" office:value="1.26">
                <text:p>1.26</text:p>
              </table:table-cell>
              <table:table-cell office:value-type="float" office:value="0.02692928">
                <text:p>0.0269292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0.0000000061">
                <text:p>0.0000000061</text:p>
              </table:table-cell>
              <table:table-cell office:value-type="float" office:value="1.8">
                <text:p>1.8</text:p>
              </table:table-cell>
              <table:table-cell office:value-type="float" office:value="-0.001906205">
                <text:p>-0.001906205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.000000006108">
                <text:p>0.000000006108</text:p>
              </table:table-cell>
              <table:table-cell office:value-type="float" office:value="1.8">
                <text:p>1.8</text:p>
              </table:table-cell>
              <table:table-cell office:value-type="float" office:value="-0.01148063">
                <text:p>-0.01148063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0.000000006124">
                <text:p>0.000000006124</text:p>
              </table:table-cell>
              <table:table-cell office:value-type="float" office:value="1.8">
                <text:p>1.8</text:p>
              </table:table-cell>
              <table:table-cell office:value-type="float" office:value="-0.03734053">
                <text:p>-0.0373405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0.000000006156">
                <text:p>0.000000006156</text:p>
              </table:table-cell>
              <table:table-cell office:value-type="float" office:value="1.8">
                <text:p>1.8</text:p>
              </table:table-cell>
              <table:table-cell office:value-type="float" office:value="-0.1317226">
                <text:p>-0.1317226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0.00000000622">
                <text:p>0.00000000622</text:p>
              </table:table-cell>
              <table:table-cell office:value-type="float" office:value="1.8">
                <text:p>1.8</text:p>
              </table:table-cell>
              <table:table-cell office:value-type="float" office:value="0.2188391">
                <text:p>0.2188391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0.000000006311537">
                <text:p>0.000000006311537</text:p>
              </table:table-cell>
              <table:table-cell office:value-type="float" office:value="1.8">
                <text:p>1.8</text:p>
              </table:table-cell>
              <table:table-cell office:value-type="float" office:value="0.6682618">
                <text:p>0.6682618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0.00000000646841">
                <text:p>0.00000000646841</text:p>
              </table:table-cell>
              <table:table-cell office:value-type="float" office:value="1.8">
                <text:p>1.8</text:p>
              </table:table-cell>
              <table:table-cell office:value-type="float" office:value="0.9477405">
                <text:p>0.9477405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0.000000006622577">
                <text:p>0.000000006622577</text:p>
              </table:table-cell>
              <table:table-cell office:value-type="float" office:value="1.8">
                <text:p>1.8</text:p>
              </table:table-cell>
              <table:table-cell office:value-type="float" office:value="1.045961">
                <text:p>1.045961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0.000000006796165">
                <text:p>0.000000006796165</text:p>
              </table:table-cell>
              <table:table-cell office:value-type="float" office:value="1.8">
                <text:p>1.8</text:p>
              </table:table-cell>
              <table:table-cell office:value-type="float" office:value="1.12153">
                <text:p>1.1215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0.0000000069">
                <text:p>0.0000000069</text:p>
              </table:table-cell>
              <table:table-cell office:value-type="float" office:value="1.8">
                <text:p>1.8</text:p>
              </table:table-cell>
              <table:table-cell office:value-type="float" office:value="1.15663">
                <text:p>1.15663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00000000691">
                <text:p>0.00000000691</text:p>
              </table:table-cell>
              <table:table-cell office:value-type="float" office:value="1.62">
                <text:p>1.62</text:p>
              </table:table-cell>
              <table:table-cell office:value-type="float" office:value="1.158655">
                <text:p>1.158655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0.00000000693">
                <text:p>0.00000000693</text:p>
              </table:table-cell>
              <table:table-cell office:value-type="float" office:value="1.26">
                <text:p>1.26</text:p>
              </table:table-cell>
              <table:table-cell office:value-type="float" office:value="1.162772">
                <text:p>1.16277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0.00000000697">
                <text:p>0.00000000697</text:p>
              </table:table-cell>
              <table:table-cell office:value-type="float" office:value="0.54">
                <text:p>0.54</text:p>
              </table:table-cell>
              <table:table-cell office:value-type="float" office:value="1.171227">
                <text:p>1.171227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0.000000007">
                <text:p>0.000000007</text:p>
              </table:table-cell>
              <table:table-cell office:value-type="float" office:value="6.979335E-015">
                <text:p>6.979335E-015</text:p>
              </table:table-cell>
              <table:table-cell office:value-type="float" office:value="1.178022">
                <text:p>1.178022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0.000000007008">
                <text:p>0.000000007008</text:p>
              </table:table-cell>
              <table:table-cell office:value-type="float" office:value="0">
                <text:p>0</text:p>
              </table:table-cell>
              <table:table-cell office:value-type="float" office:value="1.180589">
                <text:p>1.180589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0.000000007024">
                <text:p>0.000000007024</text:p>
              </table:table-cell>
              <table:table-cell office:value-type="float" office:value="0">
                <text:p>0</text:p>
              </table:table-cell>
              <table:table-cell office:value-type="float" office:value="1.185624">
                <text:p>1.185624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0.000000007056">
                <text:p>0.000000007056</text:p>
              </table:table-cell>
              <table:table-cell office:value-type="float" office:value="0">
                <text:p>0</text:p>
              </table:table-cell>
              <table:table-cell office:value-type="float" office:value="1.195186">
                <text:p>1.195186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0.00000000712">
                <text:p>0.00000000712</text:p>
              </table:table-cell>
              <table:table-cell office:value-type="float" office:value="0">
                <text:p>0</text:p>
              </table:table-cell>
              <table:table-cell office:value-type="float" office:value="1.213084">
                <text:p>1.213084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0.000000007231971">
                <text:p>0.000000007231971</text:p>
              </table:table-cell>
              <table:table-cell office:value-type="float" office:value="0">
                <text:p>0</text:p>
              </table:table-cell>
              <table:table-cell office:value-type="float" office:value="1.24363">
                <text:p>1.24363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0.000000007366994">
                <text:p>0.000000007366994</text:p>
              </table:table-cell>
              <table:table-cell office:value-type="float" office:value="0">
                <text:p>0</text:p>
              </table:table-cell>
              <table:table-cell office:value-type="float" office:value="1.276394">
                <text:p>1.276394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0.000000007391994">
                <text:p>0.000000007391994</text:p>
              </table:table-cell>
              <table:table-cell office:value-type="float" office:value="0">
                <text:p>0</text:p>
              </table:table-cell>
              <table:table-cell office:value-type="float" office:value="1.282075">
                <text:p>1.282075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0.000000007441994">
                <text:p>0.000000007441994</text:p>
              </table:table-cell>
              <table:table-cell office:value-type="float" office:value="0">
                <text:p>0</text:p>
              </table:table-cell>
              <table:table-cell office:value-type="float" office:value="1.293165">
                <text:p>1.293165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0.000000007541994">
                <text:p>0.000000007541994</text:p>
              </table:table-cell>
              <table:table-cell office:value-type="float" office:value="0">
                <text:p>0</text:p>
              </table:table-cell>
              <table:table-cell office:value-type="float" office:value="1.313987">
                <text:p>1.31398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0.000000007564273">
                <text:p>0.000000007564273</text:p>
              </table:table-cell>
              <table:table-cell office:value-type="float" office:value="0">
                <text:p>0</text:p>
              </table:table-cell>
              <table:table-cell office:value-type="float" office:value="1.318361">
                <text:p>1.318361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0.00000000760883">
                <text:p>0.00000000760883</text:p>
              </table:table-cell>
              <table:table-cell office:value-type="float" office:value="0">
                <text:p>0</text:p>
              </table:table-cell>
              <table:table-cell office:value-type="float" office:value="1.326897">
                <text:p>1.326897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0.000000007697946">
                <text:p>0.000000007697946</text:p>
              </table:table-cell>
              <table:table-cell office:value-type="float" office:value="0">
                <text:p>0</text:p>
              </table:table-cell>
              <table:table-cell office:value-type="float" office:value="1.343141">
                <text:p>1.34314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0.000000007876177">
                <text:p>0.000000007876177</text:p>
              </table:table-cell>
              <table:table-cell office:value-type="float" office:value="0">
                <text:p>0</text:p>
              </table:table-cell>
              <table:table-cell office:value-type="float" office:value="1.371706">
                <text:p>1.371706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0.000000008076177">
                <text:p>0.000000008076177</text:p>
              </table:table-cell>
              <table:table-cell office:value-type="float" office:value="0">
                <text:p>0</text:p>
              </table:table-cell>
              <table:table-cell office:value-type="float" office:value="1.36877">
                <text:p>1.36877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0.000000008276177">
                <text:p>0.000000008276177</text:p>
              </table:table-cell>
              <table:table-cell office:value-type="float" office:value="0">
                <text:p>0</text:p>
              </table:table-cell>
              <table:table-cell office:value-type="float" office:value="1.286469">
                <text:p>1.286469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0.000000008476177">
                <text:p>0.000000008476177</text:p>
              </table:table-cell>
              <table:table-cell office:value-type="float" office:value="0">
                <text:p>0</text:p>
              </table:table-cell>
              <table:table-cell office:value-type="float" office:value="1.047349">
                <text:p>1.047349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0.000000008676177">
                <text:p>0.000000008676177</text:p>
              </table:table-cell>
              <table:table-cell office:value-type="float" office:value="0">
                <text:p>0</text:p>
              </table:table-cell>
              <table:table-cell office:value-type="float" office:value="0.1094189">
                <text:p>0.1094189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0.000000008876177">
                <text:p>0.000000008876177</text:p>
              </table:table-cell>
              <table:table-cell office:value-type="float" office:value="0">
                <text:p>0</text:p>
              </table:table-cell>
              <table:table-cell office:value-type="float" office:value="0.03200831">
                <text:p>0.03200831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0.000000009076177">
                <text:p>0.000000009076177</text:p>
              </table:table-cell>
              <table:table-cell office:value-type="float" office:value="0">
                <text:p>0</text:p>
              </table:table-cell>
              <table:table-cell office:value-type="float" office:value="0.0670747">
                <text:p>0.0670747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0.000000009276177">
                <text:p>0.000000009276177</text:p>
              </table:table-cell>
              <table:table-cell office:value-type="float" office:value="0">
                <text:p>0</text:p>
              </table:table-cell>
              <table:table-cell office:value-type="float" office:value="0.04295379">
                <text:p>0.04295379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0.000000009476177">
                <text:p>0.000000009476177</text:p>
              </table:table-cell>
              <table:table-cell office:value-type="float" office:value="0">
                <text:p>0</text:p>
              </table:table-cell>
              <table:table-cell office:value-type="float" office:value="0.05476232">
                <text:p>0.05476232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0.000000009676177">
                <text:p>0.000000009676177</text:p>
              </table:table-cell>
              <table:table-cell office:value-type="float" office:value="0">
                <text:p>0</text:p>
              </table:table-cell>
              <table:table-cell office:value-type="float" office:value="0.04621801">
                <text:p>0.04621801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0.000000009876177">
                <text:p>0.000000009876177</text:p>
              </table:table-cell>
              <table:table-cell office:value-type="float" office:value="0">
                <text:p>0</text:p>
              </table:table-cell>
              <table:table-cell office:value-type="float" office:value="0.05001539">
                <text:p>0.05001539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">
                <text:p>0</text:p>
              </table:table-cell>
              <table:table-cell office:value-type="float" office:value="0.04761774">
                <text:p>0.04761774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7.2999992370605pt" style:font-family-asian="'DejaVu Sans Condensed'" style:font-family-generic-asian="system" style:font-pitch-asian="variable" style:font-size-asian="17.2999992370605pt" style:font-family-complex="'DejaVu Sans Condensed'" style:font-family-generic-complex="system" style:font-pitch-complex="variable" style:font-size-complex="17.2999992370605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7.90000009536743pt" style:font-family-asian="'DejaVu Sans Condensed'" style:font-family-generic-asian="system" style:font-pitch-asian="variable" style:font-size-asian="7.90000009536743pt" style:font-family-complex="'DejaVu Sans Condensed'" style:font-family-generic-complex="system" style:font-pitch-complex="variable" style:font-size-complex="7.9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tick-marks-minor-inner="false" chart:tick-marks-minor-outer="false" chart:logarithmic="tru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9.30000019073486pt" style:font-family-asian="'DejaVu Sans Condensed'" style:font-family-generic-asian="system" style:font-pitch-asian="variable" style:font-size-asian="9.30000019073486pt" style:font-family-complex="'DejaVu Sans Condensed'" style:font-family-generic-complex="system" style:font-pitch-complex="variable" style:font-size-complex="9.30000019073486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1.8999996185303pt" style:font-family-asian="'DejaVu Sans Condensed'" style:font-family-generic-asian="system" style:font-pitch-asian="variable" style:font-size-asian="11.8999996185303pt" style:font-family-complex="'DejaVu Sans Condensed'" style:font-family-generic-complex="system" style:font-pitch-complex="variable" style:font-size-complex="11.8999996185303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9.30000019073486pt" style:font-family-asian="'DejaVu Sans Condensed'" style:font-family-generic-asian="system" style:font-pitch-asian="variable" style:font-size-asian="9.30000019073486pt" style:font-family-complex="'DejaVu Sans Condensed'" style:font-family-generic-complex="system" style:font-pitch-complex="variable" style:font-size-complex="9.30000019073486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7.90000009536743pt" style:font-family-asian="'DejaVu Sans Condensed'" style:font-family-generic-asian="system" style:font-pitch-asian="variable" style:font-size-asian="7.90000009536743pt" style:font-family-complex="'DejaVu Sans Condensed'" style:font-family-generic-complex="system" style:font-pitch-complex="variable" style:font-size-complex="7.90000009536743pt"/>
    </style:style>
    <style:style style:name="ch9" style:family="chart">
      <style:graphic-properties svg:stroke-color="#666666" draw:fill-color="#666666"/>
      <style:text-properties fo:font-family="'DejaVu Sans Condensed'" style:font-family-generic="swiss" style:font-pitch="variable" fo:font-size="7.90000009536743pt" style:font-family-asian="'DejaVu Sans Condensed'" style:font-family-generic-asian="system" style:font-pitch-asian="variable" style:font-size-asian="7.90000009536743pt" style:font-family-complex="'DejaVu Sans Condensed'" style:font-family-generic-complex="system" style:font-pitch-complex="variable" style:font-size-complex="7.9000000953674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5.7cm" svg:height="9.317cm" chart:class="chart:scatter" chart:style-name="ch1">
        <chart:title svg:x="6.917cm" svg:y="0.186cm" chart:style-name="ch2">
          <text:p>opamp</text:p>
        </chart:title>
        <chart:legend chart:legend-position="end" svg:x="13.636cm" svg:y="4.19cm" chart:style-name="ch3"/>
        <chart:plot-area chart:style-name="ch4" table:cell-range-address="opamp.$B$3:.$B$63 opamp.$D$3:.$D$63 opamp.$I$3:.$I$63" chart:table-number-list="3 3 3" svg:x="0.314cm" svg:y="1.269cm" svg:width="12.695cm" svg:height="7.862cm">
          <chart:axis chart:dimension="x" chart:name="primary-x" chart:style-name="ch5">
            <chart:title svg:x="7.213cm" svg:y="8.645cm" chart:style-name="ch6">
              <text:p>frequency</text:p>
            </chart:title>
            <chart:categories table:cell-range-address="local-table.A2:.A62"/>
            <chart:grid chart:class="major"/>
          </chart:axis>
          <chart:axis chart:dimension="y" chart:name="primary-y" chart:style-name="ch7">
            <chart:title svg:x="0.314cm" svg:y="4.908cm" chart:style-name="ch6">
              <text:p>[v] dB</text:p>
            </chart:title>
            <chart:grid chart:class="major"/>
          </chart:axis>
          <chart:series chart:style-name="ch8">
            <chart:domain/>
            <chart:data-point chart:repeated="61"/>
          </chart:series>
          <chart:series chart:style-name="ch9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100">
                <text:p>100</text:p>
              </table:table-cell>
              <table:table-cell office:value-type="float" office:value="0.993535">
                <text:p>0.993535</text:p>
              </table:table-cell>
              <table:table-cell office:value-type="float" office:value="0.9938334">
                <text:p>0.993833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25.8925">
                <text:p>125.8925</text:p>
              </table:table-cell>
              <table:table-cell office:value-type="float" office:value="0.9935366">
                <text:p>0.9935366</text:p>
              </table:table-cell>
              <table:table-cell office:value-type="float" office:value="0.993835">
                <text:p>0.99383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58.4893">
                <text:p>158.4893</text:p>
              </table:table-cell>
              <table:table-cell office:value-type="float" office:value="0.9935391">
                <text:p>0.9935391</text:p>
              </table:table-cell>
              <table:table-cell office:value-type="float" office:value="0.9938375">
                <text:p>0.993837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99.5262">
                <text:p>199.5262</text:p>
              </table:table-cell>
              <table:table-cell office:value-type="float" office:value="0.993543">
                <text:p>0.993543</text:p>
              </table:table-cell>
              <table:table-cell office:value-type="float" office:value="0.9938414">
                <text:p>0.9938414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51.1886">
                <text:p>251.1886</text:p>
              </table:table-cell>
              <table:table-cell office:value-type="float" office:value="0.9935493">
                <text:p>0.9935493</text:p>
              </table:table-cell>
              <table:table-cell office:value-type="float" office:value="0.9938477">
                <text:p>0.9938477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316.2278">
                <text:p>316.2278</text:p>
              </table:table-cell>
              <table:table-cell office:value-type="float" office:value="0.9935592">
                <text:p>0.9935592</text:p>
              </table:table-cell>
              <table:table-cell office:value-type="float" office:value="0.9938576">
                <text:p>0.993857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98.1072">
                <text:p>398.1072</text:p>
              </table:table-cell>
              <table:table-cell office:value-type="float" office:value="0.993575">
                <text:p>0.993575</text:p>
              </table:table-cell>
              <table:table-cell office:value-type="float" office:value="0.9938734">
                <text:p>0.993873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501.1872">
                <text:p>501.1872</text:p>
              </table:table-cell>
              <table:table-cell office:value-type="float" office:value="0.9936">
                <text:p>0.9936</text:p>
              </table:table-cell>
              <table:table-cell office:value-type="float" office:value="0.9938983">
                <text:p>0.9938983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630.9573">
                <text:p>630.9573</text:p>
              </table:table-cell>
              <table:table-cell office:value-type="float" office:value="0.9936395">
                <text:p>0.9936395</text:p>
              </table:table-cell>
              <table:table-cell office:value-type="float" office:value="0.9939379">
                <text:p>0.9939379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794.3282">
                <text:p>794.3282</text:p>
              </table:table-cell>
              <table:table-cell office:value-type="float" office:value="0.9937021">
                <text:p>0.9937021</text:p>
              </table:table-cell>
              <table:table-cell office:value-type="float" office:value="0.9940005">
                <text:p>0.994000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000">
                <text:p>1000</text:p>
              </table:table-cell>
              <table:table-cell office:value-type="float" office:value="0.9938013">
                <text:p>0.9938013</text:p>
              </table:table-cell>
              <table:table-cell office:value-type="float" office:value="0.9940996">
                <text:p>0.9940996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258.925">
                <text:p>1258.925</text:p>
              </table:table-cell>
              <table:table-cell office:value-type="float" office:value="0.9939582">
                <text:p>0.9939582</text:p>
              </table:table-cell>
              <table:table-cell office:value-type="float" office:value="0.9942565">
                <text:p>0.9942565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584.893">
                <text:p>1584.893</text:p>
              </table:table-cell>
              <table:table-cell office:value-type="float" office:value="0.9942062">
                <text:p>0.9942062</text:p>
              </table:table-cell>
              <table:table-cell office:value-type="float" office:value="0.9945045">
                <text:p>0.994504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995.262">
                <text:p>1995.262</text:p>
              </table:table-cell>
              <table:table-cell office:value-type="float" office:value="0.9945976">
                <text:p>0.9945976</text:p>
              </table:table-cell>
              <table:table-cell office:value-type="float" office:value="0.9948959">
                <text:p>0.994895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511.886">
                <text:p>2511.886</text:p>
              </table:table-cell>
              <table:table-cell office:value-type="float" office:value="0.9952139">
                <text:p>0.9952139</text:p>
              </table:table-cell>
              <table:table-cell office:value-type="float" office:value="0.9955121">
                <text:p>0.995512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3162.278">
                <text:p>3162.278</text:p>
              </table:table-cell>
              <table:table-cell office:value-type="float" office:value="0.9961806">
                <text:p>0.9961806</text:p>
              </table:table-cell>
              <table:table-cell office:value-type="float" office:value="0.9964787">
                <text:p>0.9964787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3981.072">
                <text:p>3981.072</text:p>
              </table:table-cell>
              <table:table-cell office:value-type="float" office:value="0.9976878">
                <text:p>0.9976878</text:p>
              </table:table-cell>
              <table:table-cell office:value-type="float" office:value="0.9979857">
                <text:p>0.9979857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5011.872">
                <text:p>5011.872</text:p>
              </table:table-cell>
              <table:table-cell office:value-type="float" office:value="1.000016">
                <text:p>1.000016</text:p>
              </table:table-cell>
              <table:table-cell office:value-type="float" office:value="1.000314">
                <text:p>1.000314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6309.573">
                <text:p>6309.573</text:p>
              </table:table-cell>
              <table:table-cell office:value-type="float" office:value="1.003562">
                <text:p>1.003562</text:p>
              </table:table-cell>
              <table:table-cell office:value-type="float" office:value="1.003859">
                <text:p>1.003859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7943.282">
                <text:p>7943.282</text:p>
              </table:table-cell>
              <table:table-cell office:value-type="float" office:value="1.008845">
                <text:p>1.008845</text:p>
              </table:table-cell>
              <table:table-cell office:value-type="float" office:value="1.009142">
                <text:p>1.009142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0000">
                <text:p>10000</text:p>
              </table:table-cell>
              <table:table-cell office:value-type="float" office:value="1.016469">
                <text:p>1.016469</text:p>
              </table:table-cell>
              <table:table-cell office:value-type="float" office:value="1.016765">
                <text:p>1.01676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2589.25">
                <text:p>12589.25</text:p>
              </table:table-cell>
              <table:table-cell office:value-type="float" office:value="1.026972">
                <text:p>1.026972</text:p>
              </table:table-cell>
              <table:table-cell office:value-type="float" office:value="1.027268">
                <text:p>1.027268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5848.93">
                <text:p>15848.93</text:p>
              </table:table-cell>
              <table:table-cell office:value-type="float" office:value="1.040557">
                <text:p>1.040557</text:p>
              </table:table-cell>
              <table:table-cell office:value-type="float" office:value="1.040851">
                <text:p>1.040851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19952.62">
                <text:p>19952.62</text:p>
              </table:table-cell>
              <table:table-cell office:value-type="float" office:value="1.056753">
                <text:p>1.056753</text:p>
              </table:table-cell>
              <table:table-cell office:value-type="float" office:value="1.057046">
                <text:p>1.05704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5118.86">
                <text:p>25118.86</text:p>
              </table:table-cell>
              <table:table-cell office:value-type="float" office:value="1.074278">
                <text:p>1.074278</text:p>
              </table:table-cell>
              <table:table-cell office:value-type="float" office:value="1.074569">
                <text:p>1.074569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31622.78">
                <text:p>31622.78</text:p>
              </table:table-cell>
              <table:table-cell office:value-type="float" office:value="1.091326">
                <text:p>1.091326</text:p>
              </table:table-cell>
              <table:table-cell office:value-type="float" office:value="1.091616">
                <text:p>1.09161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39810.72">
                <text:p>39810.72</text:p>
              </table:table-cell>
              <table:table-cell office:value-type="float" office:value="1.106213">
                <text:p>1.106213</text:p>
              </table:table-cell>
              <table:table-cell office:value-type="float" office:value="1.106502">
                <text:p>1.10650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50118.72">
                <text:p>50118.72</text:p>
              </table:table-cell>
              <table:table-cell office:value-type="float" office:value="1.117906">
                <text:p>1.117906</text:p>
              </table:table-cell>
              <table:table-cell office:value-type="float" office:value="1.118194">
                <text:p>1.11819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63095.73">
                <text:p>63095.73</text:p>
              </table:table-cell>
              <table:table-cell office:value-type="float" office:value="1.126107">
                <text:p>1.126107</text:p>
              </table:table-cell>
              <table:table-cell office:value-type="float" office:value="1.126395">
                <text:p>1.126395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79432.82">
                <text:p>79432.82</text:p>
              </table:table-cell>
              <table:table-cell office:value-type="float" office:value="1.130967">
                <text:p>1.130967</text:p>
              </table:table-cell>
              <table:table-cell office:value-type="float" office:value="1.131254">
                <text:p>1.13125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100000">
                <text:p>100000</text:p>
              </table:table-cell>
              <table:table-cell office:value-type="float" office:value="1.132704">
                <text:p>1.132704</text:p>
              </table:table-cell>
              <table:table-cell office:value-type="float" office:value="1.132991">
                <text:p>1.13299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125892.5">
                <text:p>125892.5</text:p>
              </table:table-cell>
              <table:table-cell office:value-type="float" office:value="1.131304">
                <text:p>1.131304</text:p>
              </table:table-cell>
              <table:table-cell office:value-type="float" office:value="1.131591">
                <text:p>1.131591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158489.3">
                <text:p>158489.3</text:p>
              </table:table-cell>
              <table:table-cell office:value-type="float" office:value="1.126297">
                <text:p>1.126297</text:p>
              </table:table-cell>
              <table:table-cell office:value-type="float" office:value="1.126583">
                <text:p>1.12658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199526.2">
                <text:p>199526.2</text:p>
              </table:table-cell>
              <table:table-cell office:value-type="float" office:value="1.116543">
                <text:p>1.116543</text:p>
              </table:table-cell>
              <table:table-cell office:value-type="float" office:value="1.116829">
                <text:p>1.116829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251188.6">
                <text:p>251188.6</text:p>
              </table:table-cell>
              <table:table-cell office:value-type="float" office:value="1.099949">
                <text:p>1.099949</text:p>
              </table:table-cell>
              <table:table-cell office:value-type="float" office:value="1.100235">
                <text:p>1.100235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16227.8">
                <text:p>316227.8</text:p>
              </table:table-cell>
              <table:table-cell office:value-type="float" office:value="1.073027">
                <text:p>1.073027</text:p>
              </table:table-cell>
              <table:table-cell office:value-type="float" office:value="1.073312">
                <text:p>1.07331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98107.2">
                <text:p>398107.2</text:p>
              </table:table-cell>
              <table:table-cell office:value-type="float" office:value="1.030222">
                <text:p>1.030222</text:p>
              </table:table-cell>
              <table:table-cell office:value-type="float" office:value="1.030506">
                <text:p>1.030506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501187.2">
                <text:p>501187.2</text:p>
              </table:table-cell>
              <table:table-cell office:value-type="float" office:value="0.9629375">
                <text:p>0.9629375</text:p>
              </table:table-cell>
              <table:table-cell office:value-type="float" office:value="0.9632192">
                <text:p>0.9632192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630957.3">
                <text:p>630957.3</text:p>
              </table:table-cell>
              <table:table-cell office:value-type="float" office:value="0.8582059">
                <text:p>0.8582059</text:p>
              </table:table-cell>
              <table:table-cell office:value-type="float" office:value="0.8584848">
                <text:p>0.8584848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794328.2">
                <text:p>794328.2</text:p>
              </table:table-cell>
              <table:table-cell office:value-type="float" office:value="0.6971143">
                <text:p>0.6971143</text:p>
              </table:table-cell>
              <table:table-cell office:value-type="float" office:value="0.6973891">
                <text:p>0.6973891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1000000">
                <text:p>1000000</text:p>
              </table:table-cell>
              <table:table-cell office:value-type="float" office:value="0.4533831">
                <text:p>0.4533831</text:p>
              </table:table-cell>
              <table:table-cell office:value-type="float" office:value="0.453652">
                <text:p>0.453652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1258925">
                <text:p>1258925</text:p>
              </table:table-cell>
              <table:table-cell office:value-type="float" office:value="0.09307583">
                <text:p>0.09307583</text:p>
              </table:table-cell>
              <table:table-cell office:value-type="float" office:value="0.09333673">
                <text:p>0.09333673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1584893">
                <text:p>1584893</text:p>
              </table:table-cell>
              <table:table-cell office:value-type="float" office:value="-0.423001">
                <text:p>-0.423001</text:p>
              </table:table-cell>
              <table:table-cell office:value-type="float" office:value="-0.4227506">
                <text:p>-0.4227506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1995262">
                <text:p>1995262</text:p>
              </table:table-cell>
              <table:table-cell office:value-type="float" office:value="-1.132832">
                <text:p>-1.132832</text:p>
              </table:table-cell>
              <table:table-cell office:value-type="float" office:value="-1.132594">
                <text:p>-1.132594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511886">
                <text:p>2511886</text:p>
              </table:table-cell>
              <table:table-cell office:value-type="float" office:value="-2.063347">
                <text:p>-2.063347</text:p>
              </table:table-cell>
              <table:table-cell office:value-type="float" office:value="-2.063122">
                <text:p>-2.063122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3162278">
                <text:p>3162278</text:p>
              </table:table-cell>
              <table:table-cell office:value-type="float" office:value="-3.221403">
                <text:p>-3.221403</text:p>
              </table:table-cell>
              <table:table-cell office:value-type="float" office:value="-3.221192">
                <text:p>-3.221192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3981072">
                <text:p>3981072</text:p>
              </table:table-cell>
              <table:table-cell office:value-type="float" office:value="-4.591179">
                <text:p>-4.591179</text:p>
              </table:table-cell>
              <table:table-cell office:value-type="float" office:value="-4.59098">
                <text:p>-4.59098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5011872">
                <text:p>5011872</text:p>
              </table:table-cell>
              <table:table-cell office:value-type="float" office:value="-6.139819">
                <text:p>-6.139819</text:p>
              </table:table-cell>
              <table:table-cell office:value-type="float" office:value="-6.139629">
                <text:p>-6.139629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6309573">
                <text:p>6309573</text:p>
              </table:table-cell>
              <table:table-cell office:value-type="float" office:value="-7.827409">
                <text:p>-7.827409</text:p>
              </table:table-cell>
              <table:table-cell office:value-type="float" office:value="-7.827226">
                <text:p>-7.827226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7943282">
                <text:p>7943282</text:p>
              </table:table-cell>
              <table:table-cell office:value-type="float" office:value="-9.615701">
                <text:p>-9.615701</text:p>
              </table:table-cell>
              <table:table-cell office:value-type="float" office:value="-9.615523">
                <text:p>-9.615523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0000000">
                <text:p>10000000</text:p>
              </table:table-cell>
              <table:table-cell office:value-type="float" office:value="-11.47275">
                <text:p>-11.47275</text:p>
              </table:table-cell>
              <table:table-cell office:value-type="float" office:value="-11.47258">
                <text:p>-11.47258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2589250">
                <text:p>12589250</text:p>
              </table:table-cell>
              <table:table-cell office:value-type="float" office:value="-13.37386">
                <text:p>-13.37386</text:p>
              </table:table-cell>
              <table:table-cell office:value-type="float" office:value="-13.37369">
                <text:p>-13.37369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5848930">
                <text:p>15848930</text:p>
              </table:table-cell>
              <table:table-cell office:value-type="float" office:value="-15.30034">
                <text:p>-15.30034</text:p>
              </table:table-cell>
              <table:table-cell office:value-type="float" office:value="-15.30017">
                <text:p>-15.30017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9952620">
                <text:p>19952620</text:p>
              </table:table-cell>
              <table:table-cell office:value-type="float" office:value="-17.23753">
                <text:p>-17.23753</text:p>
              </table:table-cell>
              <table:table-cell office:value-type="float" office:value="-17.23736">
                <text:p>-17.2373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25118860">
                <text:p>25118860</text:p>
              </table:table-cell>
              <table:table-cell office:value-type="float" office:value="-19.17258">
                <text:p>-19.17258</text:p>
              </table:table-cell>
              <table:table-cell office:value-type="float" office:value="-19.17258">
                <text:p>-19.17258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31622780">
                <text:p>31622780</text:p>
              </table:table-cell>
              <table:table-cell office:value-type="float" office:value="-21.09227">
                <text:p>-21.09227</text:p>
              </table:table-cell>
              <table:table-cell office:value-type="float" office:value="-21.0921">
                <text:p>-21.0921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39810720">
                <text:p>39810720</text:p>
              </table:table-cell>
              <table:table-cell office:value-type="float" office:value="-22.98084">
                <text:p>-22.98084</text:p>
              </table:table-cell>
              <table:table-cell office:value-type="float" office:value="-22.98067">
                <text:p>-22.9806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0118720">
                <text:p>50118720</text:p>
              </table:table-cell>
              <table:table-cell office:value-type="float" office:value="-24.81785">
                <text:p>-24.81785</text:p>
              </table:table-cell>
              <table:table-cell office:value-type="float" office:value="-24.81768">
                <text:p>-24.81768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3095730">
                <text:p>63095730</text:p>
              </table:table-cell>
              <table:table-cell office:value-type="float" office:value="-26.57633">
                <text:p>-26.57633</text:p>
              </table:table-cell>
              <table:table-cell office:value-type="float" office:value="-26.57616">
                <text:p>-26.57616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79432820">
                <text:p>79432820</text:p>
              </table:table-cell>
              <table:table-cell office:value-type="float" office:value="-28.22228">
                <text:p>-28.22228</text:p>
              </table:table-cell>
              <table:table-cell office:value-type="float" office:value="-28.2221">
                <text:p>-28.2221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100000000">
                <text:p>100000000</text:p>
              </table:table-cell>
              <table:table-cell office:value-type="float" office:value="-29.71678">
                <text:p>-29.71678</text:p>
              </table:table-cell>
              <table:table-cell office:value-type="float" office:value="-29.71661">
                <text:p>-29.71661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 Condensed'" style:font-family-generic="swiss" style:font-pitch="variable" fo:font-size="14.8999996185303pt" style:font-family-asian="'DejaVu Sans Condensed'" style:font-family-generic-asian="system" style:font-pitch-asian="variable" style:font-size-asian="14.8999996185303pt" style:font-family-complex="'DejaVu Sans Condensed'" style:font-family-generic-complex="system" style:font-pitch-complex="variable" style:font-size-complex="14.8999996185303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6.90000009536743pt" style:font-family-asian="'DejaVu Sans Condensed'" style:font-family-generic-asian="system" style:font-pitch-asian="variable" style:font-size-asian="6.90000009536743pt" style:font-family-complex="'DejaVu Sans Condensed'" style:font-family-generic-complex="system" style:font-pitch-complex="variable" style:font-size-complex="6.9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8pt" style:font-family-asian="'DejaVu Sans Condensed'" style:font-family-generic-asian="system" style:font-pitch-asian="variable" style:font-size-asian="8pt" style:font-family-complex="'DejaVu Sans Condensed'" style:font-family-generic-complex="system" style:font-pitch-complex="variable" style:font-size-complex="8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0.3000001907349pt" style:font-family-asian="'DejaVu Sans Condensed'" style:font-family-generic-asian="system" style:font-pitch-asian="variable" style:font-size-asian="10.3000001907349pt" style:font-family-complex="'DejaVu Sans Condensed'" style:font-family-generic-complex="system" style:font-pitch-complex="variable" style:font-size-complex="10.3000001907349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8pt" style:font-family-asian="'DejaVu Sans Condensed'" style:font-family-generic-asian="system" style:font-pitch-asian="variable" style:font-size-asian="8pt" style:font-family-complex="'DejaVu Sans Condensed'" style:font-family-generic-complex="system" style:font-pitch-complex="variable" style:font-size-complex="8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6.90000009536743pt" style:font-family-asian="'DejaVu Sans Condensed'" style:font-family-generic-asian="system" style:font-pitch-asian="variable" style:font-size-asian="6.90000009536743pt" style:font-family-complex="'DejaVu Sans Condensed'" style:font-family-generic-complex="system" style:font-pitch-complex="variable" style:font-size-complex="6.90000009536743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31.468cm" svg:height="8.037cm" chart:class="chart:scatter" chart:style-name="ch1">
        <chart:title svg:x="12.088cm" svg:y="0.16cm" chart:style-name="ch2">
          <text:p>CMOS Ring Oscillator 17 (OUT)</text:p>
        </chart:title>
        <chart:legend chart:legend-position="end" svg:x="29.92cm" svg:y="3.793cm" chart:style-name="ch3"/>
        <chart:plot-area chart:style-name="ch4" table:cell-range-address="ro_17.$B$2:.$C$376" chart:data-source-has-labels="row" chart:table-number-list="4" svg:x="0.628cm" svg:y="1.098cm" svg:width="28.037cm" svg:height="6.779cm">
          <chart:axis chart:dimension="x" chart:name="primary-x" chart:style-name="ch5">
            <chart:title svg:x="15.502cm" svg:y="7.45cm" chart:style-name="ch6">
              <text:p>time</text:p>
            </chart:title>
            <chart:categories table:cell-range-address="local-table.A2:.A375"/>
            <chart:grid chart:class="major"/>
          </chart:axis>
          <chart:axis chart:dimension="y" chart:name="primary-y" chart:style-name="ch7">
            <chart:title svg:x="0.628cm" svg:y="4.122cm" chart:style-name="ch6">
              <text:p>[V]</text:p>
            </chart:title>
            <chart:grid chart:class="major"/>
          </chart:axis>
          <chart:series chart:style-name="ch8">
            <chart:domain/>
            <chart:data-point chart:repeated="3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v(2)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1.950745">
                <text:p>1.95074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00000000002">
                <text:p>0.000000000002</text:p>
              </table:table-cell>
              <table:table-cell office:value-type="float" office:value="1.902571">
                <text:p>1.90257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00000000004">
                <text:p>0.000000000004</text:p>
              </table:table-cell>
              <table:table-cell office:value-type="float" office:value="1.806961">
                <text:p>1.80696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00000000008">
                <text:p>0.000000000008</text:p>
              </table:table-cell>
              <table:table-cell office:value-type="float" office:value="1.627906">
                <text:p>1.62790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00000000016">
                <text:p>0.000000000016</text:p>
              </table:table-cell>
              <table:table-cell office:value-type="float" office:value="1.360499">
                <text:p>1.360499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000000000268032">
                <text:p>0.0000000000268032</text:p>
              </table:table-cell>
              <table:table-cell office:value-type="float" office:value="1.053669">
                <text:p>1.05366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00000000004022157">
                <text:p>0.00000000004022157</text:p>
              </table:table-cell>
              <table:table-cell office:value-type="float" office:value="0.7268908">
                <text:p>0.726890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0000000006148257">
                <text:p>0.00000000006148257</text:p>
              </table:table-cell>
              <table:table-cell office:value-type="float" office:value="0.355876">
                <text:p>0.35587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0000000008451193">
                <text:p>0.00000000008451193</text:p>
              </table:table-cell>
              <table:table-cell office:value-type="float" office:value="0.149558">
                <text:p>0.149558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0000000010248">
                <text:p>0.00000000010248</text:p>
              </table:table-cell>
              <table:table-cell office:value-type="float" office:value="0.0877021">
                <text:p>0.087702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0000000001233121">
                <text:p>0.0000000001233121</text:p>
              </table:table-cell>
              <table:table-cell office:value-type="float" office:value="0.0591054">
                <text:p>0.059105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00000000014435">
                <text:p>0.00000000014435</text:p>
              </table:table-cell>
              <table:table-cell office:value-type="float" office:value="0.05201243">
                <text:p>0.05201243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0000000001654042">
                <text:p>0.0000000001654042</text:p>
              </table:table-cell>
              <table:table-cell office:value-type="float" office:value="0.05016211">
                <text:p>0.05016211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000000000192015">
                <text:p>0.000000000192015</text:p>
              </table:table-cell>
              <table:table-cell office:value-type="float" office:value="0.04225442">
                <text:p>0.0422544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0000000002175477">
                <text:p>0.0000000002175477</text:p>
              </table:table-cell>
              <table:table-cell office:value-type="float" office:value="0.0294411">
                <text:p>0.029441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0000000002422139">
                <text:p>0.0000000002422139</text:p>
              </table:table-cell>
              <table:table-cell office:value-type="float" office:value="0.02506592">
                <text:p>0.02506592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0000000002656458">
                <text:p>0.0000000002656458</text:p>
              </table:table-cell>
              <table:table-cell office:value-type="float" office:value="0.02117342">
                <text:p>0.02117342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000000000294115">
                <text:p>0.000000000294115</text:p>
              </table:table-cell>
              <table:table-cell office:value-type="float" office:value="0.01769384">
                <text:p>0.01769384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0000000003213489">
                <text:p>0.0000000003213489</text:p>
              </table:table-cell>
              <table:table-cell office:value-type="float" office:value="0.01489314">
                <text:p>0.01489314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000000000346971">
                <text:p>0.000000000346971</text:p>
              </table:table-cell>
              <table:table-cell office:value-type="float" office:value="0.01378518">
                <text:p>0.01378518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0000000003709326">
                <text:p>0.0000000003709326</text:p>
              </table:table-cell>
              <table:table-cell office:value-type="float" office:value="0.01328823">
                <text:p>0.0132882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0000000003936152">
                <text:p>0.0000000003936152</text:p>
              </table:table-cell>
              <table:table-cell office:value-type="float" office:value="0.0134146">
                <text:p>0.0134146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0000000004190488">
                <text:p>0.0000000004190488</text:p>
              </table:table-cell>
              <table:table-cell office:value-type="float" office:value="0.01299663">
                <text:p>0.01299663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0000000004457154">
                <text:p>0.0000000004457154</text:p>
              </table:table-cell>
              <table:table-cell office:value-type="float" office:value="0.01319154">
                <text:p>0.0131915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0000000004734795">
                <text:p>0.0000000004734795</text:p>
              </table:table-cell>
              <table:table-cell office:value-type="float" office:value="0.01290513">
                <text:p>0.01290513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0000000005027901">
                <text:p>0.0000000005027901</text:p>
              </table:table-cell>
              <table:table-cell office:value-type="float" office:value="0.01316057">
                <text:p>0.01316057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0000000005264025">
                <text:p>0.0000000005264025</text:p>
              </table:table-cell>
              <table:table-cell office:value-type="float" office:value="0.01289333">
                <text:p>0.01289333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0000000005497572">
                <text:p>0.0000000005497572</text:p>
              </table:table-cell>
              <table:table-cell office:value-type="float" office:value="0.01312428">
                <text:p>0.01312428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0000000005792709">
                <text:p>0.0000000005792709</text:p>
              </table:table-cell>
              <table:table-cell office:value-type="float" office:value="0.01286124">
                <text:p>0.0128612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0000000006087316">
                <text:p>0.0000000006087316</text:p>
              </table:table-cell>
              <table:table-cell office:value-type="float" office:value="0.01311055">
                <text:p>0.01311055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0000000006351479">
                <text:p>0.0000000006351479</text:p>
              </table:table-cell>
              <table:table-cell office:value-type="float" office:value="0.01285513">
                <text:p>0.01285513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0000000006581769">
                <text:p>0.0000000006581769</text:p>
              </table:table-cell>
              <table:table-cell office:value-type="float" office:value="0.01310503">
                <text:p>0.0131050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0000000006825567">
                <text:p>0.0000000006825567</text:p>
              </table:table-cell>
              <table:table-cell office:value-type="float" office:value="0.01285361">
                <text:p>0.01285361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0000000007124959">
                <text:p>0.0000000007124959</text:p>
              </table:table-cell>
              <table:table-cell office:value-type="float" office:value="0.01310584">
                <text:p>0.01310584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0000000007408787">
                <text:p>0.0000000007408787</text:p>
              </table:table-cell>
              <table:table-cell office:value-type="float" office:value="0.01285819">
                <text:p>0.0128581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0000000007638957">
                <text:p>0.0000000007638957</text:p>
              </table:table-cell>
              <table:table-cell office:value-type="float" office:value="0.01310344">
                <text:p>0.0131034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0000000007878182">
                <text:p>0.0000000007878182</text:p>
              </table:table-cell>
              <table:table-cell office:value-type="float" office:value="0.01283826">
                <text:p>0.0128382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0000000008136395">
                <text:p>0.0000000008136395</text:p>
              </table:table-cell>
              <table:table-cell office:value-type="float" office:value="0.01308595">
                <text:p>0.01308595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0000000008404858">
                <text:p>0.0000000008404858</text:p>
              </table:table-cell>
              <table:table-cell office:value-type="float" office:value="0.01285756">
                <text:p>0.01285756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0000000008662505">
                <text:p>0.0000000008662505</text:p>
              </table:table-cell>
              <table:table-cell office:value-type="float" office:value="0.01318028">
                <text:p>0.01318028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0000000008907406">
                <text:p>0.0000000008907406</text:p>
              </table:table-cell>
              <table:table-cell office:value-type="float" office:value="0.01307718">
                <text:p>0.0130771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0000000009162179">
                <text:p>0.0000000009162179</text:p>
              </table:table-cell>
              <table:table-cell office:value-type="float" office:value="0.01301805">
                <text:p>0.0130180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0000000009356043">
                <text:p>0.0000000009356043</text:p>
              </table:table-cell>
              <table:table-cell office:value-type="float" office:value="0.01239775">
                <text:p>0.01239775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0000000009589379">
                <text:p>0.0000000009589379</text:p>
              </table:table-cell>
              <table:table-cell office:value-type="float" office:value="0.01211788">
                <text:p>0.01211788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0000000009873512">
                <text:p>0.0000000009873512</text:p>
              </table:table-cell>
              <table:table-cell office:value-type="float" office:value="0.01274932">
                <text:p>0.01274932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000000001014768">
                <text:p>0.000000001014768</text:p>
              </table:table-cell>
              <table:table-cell office:value-type="float" office:value="0.01637472">
                <text:p>0.0163747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000000001037279">
                <text:p>0.000000001037279</text:p>
              </table:table-cell>
              <table:table-cell office:value-type="float" office:value="0.02103196">
                <text:p>0.02103196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000000001061848">
                <text:p>0.000000001061848</text:p>
              </table:table-cell>
              <table:table-cell office:value-type="float" office:value="0.01590911">
                <text:p>0.01590911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000000001085977">
                <text:p>0.000000001085977</text:p>
              </table:table-cell>
              <table:table-cell office:value-type="float" office:value="-0.0004398027">
                <text:p>-0.0004398027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000000001111914">
                <text:p>0.000000001111914</text:p>
              </table:table-cell>
              <table:table-cell office:value-type="float" office:value="-0.02720635">
                <text:p>-0.02720635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.000000001140744">
                <text:p>0.000000001140744</text:p>
              </table:table-cell>
              <table:table-cell office:value-type="float" office:value="-0.02216652">
                <text:p>-0.02216652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.000000001163875">
                <text:p>0.000000001163875</text:p>
              </table:table-cell>
              <table:table-cell office:value-type="float" office:value="0.04414918">
                <text:p>0.04414918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000000001191051">
                <text:p>0.000000001191051</text:p>
              </table:table-cell>
              <table:table-cell office:value-type="float" office:value="0.2281023">
                <text:p>0.2281023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0.000000001222325">
                <text:p>0.000000001222325</text:p>
              </table:table-cell>
              <table:table-cell office:value-type="float" office:value="0.6065725">
                <text:p>0.6065725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.000000001254517">
                <text:p>0.000000001254517</text:p>
              </table:table-cell>
              <table:table-cell office:value-type="float" office:value="1.058725">
                <text:p>1.058725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0.000000001288159">
                <text:p>0.000000001288159</text:p>
              </table:table-cell>
              <table:table-cell office:value-type="float" office:value="1.483528">
                <text:p>1.483528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.000000001321548">
                <text:p>0.000000001321548</text:p>
              </table:table-cell>
              <table:table-cell office:value-type="float" office:value="1.740574">
                <text:p>1.740574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.00000000134645">
                <text:p>0.00000000134645</text:p>
              </table:table-cell>
              <table:table-cell office:value-type="float" office:value="1.835263">
                <text:p>1.835263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.000000001376242">
                <text:p>0.000000001376242</text:p>
              </table:table-cell>
              <table:table-cell office:value-type="float" office:value="1.900044">
                <text:p>1.900044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.000000001397842">
                <text:p>0.000000001397842</text:p>
              </table:table-cell>
              <table:table-cell office:value-type="float" office:value="1.934976">
                <text:p>1.934976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.00000000142246">
                <text:p>0.00000000142246</text:p>
              </table:table-cell>
              <table:table-cell office:value-type="float" office:value="1.958311">
                <text:p>1.958311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0.000000001450049">
                <text:p>0.000000001450049</text:p>
              </table:table-cell>
              <table:table-cell office:value-type="float" office:value="1.971195">
                <text:p>1.971195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.000000001478524">
                <text:p>0.000000001478524</text:p>
              </table:table-cell>
              <table:table-cell office:value-type="float" office:value="1.975171">
                <text:p>1.97517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0.000000001506915">
                <text:p>0.000000001506915</text:p>
              </table:table-cell>
              <table:table-cell office:value-type="float" office:value="1.976617">
                <text:p>1.97661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0.000000001530181">
                <text:p>0.000000001530181</text:p>
              </table:table-cell>
              <table:table-cell office:value-type="float" office:value="1.978104">
                <text:p>1.978104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0.000000001553607">
                <text:p>0.000000001553607</text:p>
              </table:table-cell>
              <table:table-cell office:value-type="float" office:value="1.978747">
                <text:p>1.978747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0.000000001584609">
                <text:p>0.000000001584609</text:p>
              </table:table-cell>
              <table:table-cell office:value-type="float" office:value="1.979197">
                <text:p>1.979197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0.000000001617991">
                <text:p>0.000000001617991</text:p>
              </table:table-cell>
              <table:table-cell office:value-type="float" office:value="1.979554">
                <text:p>1.979554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0.000000001645065">
                <text:p>0.000000001645065</text:p>
              </table:table-cell>
              <table:table-cell office:value-type="float" office:value="1.9798">
                <text:p>1.9798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0.000000001670626">
                <text:p>0.000000001670626</text:p>
              </table:table-cell>
              <table:table-cell office:value-type="float" office:value="1.980012">
                <text:p>1.980012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0.00000000169603">
                <text:p>0.00000000169603</text:p>
              </table:table-cell>
              <table:table-cell office:value-type="float" office:value="1.980034">
                <text:p>1.980034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000000001724283">
                <text:p>0.000000001724283</text:p>
              </table:table-cell>
              <table:table-cell office:value-type="float" office:value="1.980094">
                <text:p>1.980094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0.000000001751406">
                <text:p>0.000000001751406</text:p>
              </table:table-cell>
              <table:table-cell office:value-type="float" office:value="1.980094">
                <text:p>1.980094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0.000000001777879">
                <text:p>0.000000001777879</text:p>
              </table:table-cell>
              <table:table-cell office:value-type="float" office:value="1.980128">
                <text:p>1.980128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0.000000001803179">
                <text:p>0.000000001803179</text:p>
              </table:table-cell>
              <table:table-cell office:value-type="float" office:value="1.980109">
                <text:p>1.980109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0.000000001827321">
                <text:p>0.000000001827321</text:p>
              </table:table-cell>
              <table:table-cell office:value-type="float" office:value="1.98013">
                <text:p>1.98013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0.000000001860188">
                <text:p>0.000000001860188</text:p>
              </table:table-cell>
              <table:table-cell office:value-type="float" office:value="1.980112">
                <text:p>1.980112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0.000000001894035">
                <text:p>0.000000001894035</text:p>
              </table:table-cell>
              <table:table-cell office:value-type="float" office:value="1.980136">
                <text:p>1.980136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0.000000001920955">
                <text:p>0.000000001920955</text:p>
              </table:table-cell>
              <table:table-cell office:value-type="float" office:value="1.98011">
                <text:p>1.9801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0.000000001943941">
                <text:p>0.000000001943941</text:p>
              </table:table-cell>
              <table:table-cell office:value-type="float" office:value="1.980133">
                <text:p>1.980133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0.000000001968696">
                <text:p>0.000000001968696</text:p>
              </table:table-cell>
              <table:table-cell office:value-type="float" office:value="1.980112">
                <text:p>1.980112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0.000000001995648">
                <text:p>0.000000001995648</text:p>
              </table:table-cell>
              <table:table-cell office:value-type="float" office:value="1.980153">
                <text:p>1.980153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0.000000002024218">
                <text:p>0.000000002024218</text:p>
              </table:table-cell>
              <table:table-cell office:value-type="float" office:value="1.980151">
                <text:p>1.980151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0.000000002051861">
                <text:p>0.000000002051861</text:p>
              </table:table-cell>
              <table:table-cell office:value-type="float" office:value="1.980119">
                <text:p>1.980119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0.000000002077608">
                <text:p>0.000000002077608</text:p>
              </table:table-cell>
              <table:table-cell office:value-type="float" office:value="1.979989">
                <text:p>1.979989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0.000000002101468">
                <text:p>0.000000002101468</text:p>
              </table:table-cell>
              <table:table-cell office:value-type="float" office:value="1.979937">
                <text:p>1.979937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0.000000002133543">
                <text:p>0.000000002133543</text:p>
              </table:table-cell>
              <table:table-cell office:value-type="float" office:value="1.980328">
                <text:p>1.980328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0.000000002164522">
                <text:p>0.000000002164522</text:p>
              </table:table-cell>
              <table:table-cell office:value-type="float" office:value="1.981617">
                <text:p>1.981617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0.000000002189025">
                <text:p>0.000000002189025</text:p>
              </table:table-cell>
              <table:table-cell office:value-type="float" office:value="1.981146">
                <text:p>1.981146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0.000000002211771">
                <text:p>0.000000002211771</text:p>
              </table:table-cell>
              <table:table-cell office:value-type="float" office:value="1.977977">
                <text:p>1.977977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0.000000002236615">
                <text:p>0.000000002236615</text:p>
              </table:table-cell>
              <table:table-cell office:value-type="float" office:value="1.973009">
                <text:p>1.973009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0.000000002262074">
                <text:p>0.000000002262074</text:p>
              </table:table-cell>
              <table:table-cell office:value-type="float" office:value="1.973197">
                <text:p>1.973197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0.000000002285539">
                <text:p>0.000000002285539</text:p>
              </table:table-cell>
              <table:table-cell office:value-type="float" office:value="1.988603">
                <text:p>1.988603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0.00000000230871">
                <text:p>0.00000000230871</text:p>
              </table:table-cell>
              <table:table-cell office:value-type="float" office:value="2.024377">
                <text:p>2.024377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0.00000000233431">
                <text:p>0.00000000233431</text:p>
              </table:table-cell>
              <table:table-cell office:value-type="float" office:value="2.05182">
                <text:p>2.05182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0.000000002352336">
                <text:p>0.000000002352336</text:p>
              </table:table-cell>
              <table:table-cell office:value-type="float" office:value="2.027954">
                <text:p>2.027954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0.000000002376365">
                <text:p>0.000000002376365</text:p>
              </table:table-cell>
              <table:table-cell office:value-type="float" office:value="1.941356">
                <text:p>1.941356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0.000000002411506">
                <text:p>0.000000002411506</text:p>
              </table:table-cell>
              <table:table-cell office:value-type="float" office:value="1.652326">
                <text:p>1.652326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0.000000002457466">
                <text:p>0.000000002457466</text:p>
              </table:table-cell>
              <table:table-cell office:value-type="float" office:value="0.9949832">
                <text:p>0.9949832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0.000000002503615">
                <text:p>0.000000002503615</text:p>
              </table:table-cell>
              <table:table-cell office:value-type="float" office:value="0.3217074">
                <text:p>0.3217074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0.000000002544036">
                <text:p>0.000000002544036</text:p>
              </table:table-cell>
              <table:table-cell office:value-type="float" office:value="0.0738039">
                <text:p>0.0738039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0.000000002578681">
                <text:p>0.000000002578681</text:p>
              </table:table-cell>
              <table:table-cell office:value-type="float" office:value="0.05270008">
                <text:p>0.05270008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.00000000261312">
                <text:p>0.00000000261312</text:p>
              </table:table-cell>
              <table:table-cell office:value-type="float" office:value="0.0491257">
                <text:p>0.0491257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0.000000002637293">
                <text:p>0.000000002637293</text:p>
              </table:table-cell>
              <table:table-cell office:value-type="float" office:value="0.03592559">
                <text:p>0.03592559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0.00000000266552">
                <text:p>0.00000000266552</text:p>
              </table:table-cell>
              <table:table-cell office:value-type="float" office:value="0.02628171">
                <text:p>0.02628171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0.000000002692149">
                <text:p>0.000000002692149</text:p>
              </table:table-cell>
              <table:table-cell office:value-type="float" office:value="0.02272552">
                <text:p>0.02272552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0.000000002718463">
                <text:p>0.000000002718463</text:p>
              </table:table-cell>
              <table:table-cell office:value-type="float" office:value="0.01842012">
                <text:p>0.01842012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0.000000002743064">
                <text:p>0.000000002743064</text:p>
              </table:table-cell>
              <table:table-cell office:value-type="float" office:value="0.01615505">
                <text:p>0.01615505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0.000000002767298">
                <text:p>0.000000002767298</text:p>
              </table:table-cell>
              <table:table-cell office:value-type="float" office:value="0.01399439">
                <text:p>0.01399439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0.000000002794661">
                <text:p>0.000000002794661</text:p>
              </table:table-cell>
              <table:table-cell office:value-type="float" office:value="0.01364849">
                <text:p>0.01364849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0.000000002819233">
                <text:p>0.000000002819233</text:p>
              </table:table-cell>
              <table:table-cell office:value-type="float" office:value="0.01315909">
                <text:p>0.01315909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0.000000002843428">
                <text:p>0.000000002843428</text:p>
              </table:table-cell>
              <table:table-cell office:value-type="float" office:value="0.01337317">
                <text:p>0.01337317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0.000000002875289">
                <text:p>0.000000002875289</text:p>
              </table:table-cell>
              <table:table-cell office:value-type="float" office:value="0.01286566">
                <text:p>0.01286566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0.000000002908471">
                <text:p>0.000000002908471</text:p>
              </table:table-cell>
              <table:table-cell office:value-type="float" office:value="0.01323409">
                <text:p>0.01323409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0.000000002931793">
                <text:p>0.000000002931793</text:p>
              </table:table-cell>
              <table:table-cell office:value-type="float" office:value="0.01283507">
                <text:p>0.01283507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0.000000002955785">
                <text:p>0.000000002955785</text:p>
              </table:table-cell>
              <table:table-cell office:value-type="float" office:value="0.01322473">
                <text:p>0.01322473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0.000000002979063">
                <text:p>0.000000002979063</text:p>
              </table:table-cell>
              <table:table-cell office:value-type="float" office:value="0.01280185">
                <text:p>0.01280185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0.0000000030094">
                <text:p>0.0000000030094</text:p>
              </table:table-cell>
              <table:table-cell office:value-type="float" office:value="0.01318568">
                <text:p>0.01318568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0.000000003042024">
                <text:p>0.000000003042024</text:p>
              </table:table-cell>
              <table:table-cell office:value-type="float" office:value="0.01278722">
                <text:p>0.0127872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0.000000003065517">
                <text:p>0.000000003065517</text:p>
              </table:table-cell>
              <table:table-cell office:value-type="float" office:value="0.01317683">
                <text:p>0.01317683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0.000000003088753">
                <text:p>0.000000003088753</text:p>
              </table:table-cell>
              <table:table-cell office:value-type="float" office:value="0.01278507">
                <text:p>0.01278507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0.000000003113654">
                <text:p>0.000000003113654</text:p>
              </table:table-cell>
              <table:table-cell office:value-type="float" office:value="0.01317217">
                <text:p>0.01317217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0.000000003142531">
                <text:p>0.000000003142531</text:p>
              </table:table-cell>
              <table:table-cell office:value-type="float" office:value="0.01278725">
                <text:p>0.01278725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0.000000003169898">
                <text:p>0.000000003169898</text:p>
              </table:table-cell>
              <table:table-cell office:value-type="float" office:value="0.01317398">
                <text:p>0.01317398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0.000000003191319">
                <text:p>0.000000003191319</text:p>
              </table:table-cell>
              <table:table-cell office:value-type="float" office:value="0.01279129">
                <text:p>0.01279129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0.00000000321498">
                <text:p>0.00000000321498</text:p>
              </table:table-cell>
              <table:table-cell office:value-type="float" office:value="0.01315314">
                <text:p>0.01315314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0.000000003237475">
                <text:p>0.000000003237475</text:p>
              </table:table-cell>
              <table:table-cell office:value-type="float" office:value="0.01277337">
                <text:p>0.01277337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0.000000003262219">
                <text:p>0.000000003262219</text:p>
              </table:table-cell>
              <table:table-cell office:value-type="float" office:value="0.01315412">
                <text:p>0.01315412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0.000000003286162">
                <text:p>0.000000003286162</text:p>
              </table:table-cell>
              <table:table-cell office:value-type="float" office:value="0.01284429">
                <text:p>0.01284429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0.000000003317207">
                <text:p>0.000000003317207</text:p>
              </table:table-cell>
              <table:table-cell office:value-type="float" office:value="0.01334683">
                <text:p>0.01334683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0.000000003344619">
                <text:p>0.000000003344619</text:p>
              </table:table-cell>
              <table:table-cell office:value-type="float" office:value="0.01275205">
                <text:p>0.01275205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0.000000003369331">
                <text:p>0.000000003369331</text:p>
              </table:table-cell>
              <table:table-cell office:value-type="float" office:value="0.0126924">
                <text:p>0.0126924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0.000000003393429">
                <text:p>0.000000003393429</text:p>
              </table:table-cell>
              <table:table-cell office:value-type="float" office:value="0.01176182">
                <text:p>0.01176182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0.000000003422577">
                <text:p>0.000000003422577</text:p>
              </table:table-cell>
              <table:table-cell office:value-type="float" office:value="0.01338942">
                <text:p>0.01338942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0.000000003450466">
                <text:p>0.000000003450466</text:p>
              </table:table-cell>
              <table:table-cell office:value-type="float" office:value="0.01728067">
                <text:p>0.01728067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0.000000003472259">
                <text:p>0.000000003472259</text:p>
              </table:table-cell>
              <table:table-cell office:value-type="float" office:value="0.0213045">
                <text:p>0.0213045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0.000000003495474">
                <text:p>0.000000003495474</text:p>
              </table:table-cell>
              <table:table-cell office:value-type="float" office:value="0.01392982">
                <text:p>0.01392982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0.000000003521212">
                <text:p>0.000000003521212</text:p>
              </table:table-cell>
              <table:table-cell office:value-type="float" office:value="-0.003896145">
                <text:p>-0.003896145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0.000000003543268">
                <text:p>0.000000003543268</text:p>
              </table:table-cell>
              <table:table-cell office:value-type="float" office:value="-0.02818477">
                <text:p>-0.02818477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0.000000003564221">
                <text:p>0.000000003564221</text:p>
              </table:table-cell>
              <table:table-cell office:value-type="float" office:value="-0.03240556">
                <text:p>-0.03240556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0.000000003588521">
                <text:p>0.000000003588521</text:p>
              </table:table-cell>
              <table:table-cell office:value-type="float" office:value="0.02129024">
                <text:p>0.02129024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0.000000003616356">
                <text:p>0.000000003616356</text:p>
              </table:table-cell>
              <table:table-cell office:value-type="float" office:value="0.1707406">
                <text:p>0.1707406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0.000000003642849">
                <text:p>0.000000003642849</text:p>
              </table:table-cell>
              <table:table-cell office:value-type="float" office:value="0.4718948">
                <text:p>0.4718948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0.000000003676514">
                <text:p>0.000000003676514</text:p>
              </table:table-cell>
              <table:table-cell office:value-type="float" office:value="0.9343825">
                <text:p>0.9343825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0.000000003710861">
                <text:p>0.000000003710861</text:p>
              </table:table-cell>
              <table:table-cell office:value-type="float" office:value="1.390848">
                <text:p>1.390848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0.000000003741016">
                <text:p>0.000000003741016</text:p>
              </table:table-cell>
              <table:table-cell office:value-type="float" office:value="1.667631">
                <text:p>1.667631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0.000000003770502">
                <text:p>0.000000003770502</text:p>
              </table:table-cell>
              <table:table-cell office:value-type="float" office:value="1.817747">
                <text:p>1.817747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0.000000003791671">
                <text:p>0.000000003791671</text:p>
              </table:table-cell>
              <table:table-cell office:value-type="float" office:value="1.868976">
                <text:p>1.868976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0.000000003814917">
                <text:p>0.000000003814917</text:p>
              </table:table-cell>
              <table:table-cell office:value-type="float" office:value="1.914328">
                <text:p>1.914328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0.000000003837757">
                <text:p>0.000000003837757</text:p>
              </table:table-cell>
              <table:table-cell office:value-type="float" office:value="1.944785">
                <text:p>1.94478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0.000000003872257">
                <text:p>0.000000003872257</text:p>
              </table:table-cell>
              <table:table-cell office:value-type="float" office:value="1.968582">
                <text:p>1.968582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0.000000003903373">
                <text:p>0.000000003903373</text:p>
              </table:table-cell>
              <table:table-cell office:value-type="float" office:value="1.975017">
                <text:p>1.975017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0.000000003925114">
                <text:p>0.000000003925114</text:p>
              </table:table-cell>
              <table:table-cell office:value-type="float" office:value="1.975834">
                <text:p>1.975834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0.000000003949396">
                <text:p>0.000000003949396</text:p>
              </table:table-cell>
              <table:table-cell office:value-type="float" office:value="1.977558">
                <text:p>1.977558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0.000000003977012">
                <text:p>0.000000003977012</text:p>
              </table:table-cell>
              <table:table-cell office:value-type="float" office:value="1.978616">
                <text:p>1.978616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0.000000004004127">
                <text:p>0.000000004004127</text:p>
              </table:table-cell>
              <table:table-cell office:value-type="float" office:value="1.979099">
                <text:p>1.979099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0.000000004031448">
                <text:p>0.000000004031448</text:p>
              </table:table-cell>
              <table:table-cell office:value-type="float" office:value="1.979369">
                <text:p>1.979369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0.000000004051964">
                <text:p>0.000000004051964</text:p>
              </table:table-cell>
              <table:table-cell office:value-type="float" office:value="1.979592">
                <text:p>1.979592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0.000000004077308">
                <text:p>0.000000004077308</text:p>
              </table:table-cell>
              <table:table-cell office:value-type="float" office:value="1.979843">
                <text:p>1.979843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0.000000004097718">
                <text:p>0.000000004097718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0.000000004120463">
                <text:p>0.000000004120463</text:p>
              </table:table-cell>
              <table:table-cell office:value-type="float" office:value="1.980022">
                <text:p>1.98002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0.000000004154619">
                <text:p>0.000000004154619</text:p>
              </table:table-cell>
              <table:table-cell office:value-type="float" office:value="1.9801">
                <text:p>1.9801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0.000000004186324">
                <text:p>0.000000004186324</text:p>
              </table:table-cell>
              <table:table-cell office:value-type="float" office:value="1.980093">
                <text:p>1.980093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0.000000004213536">
                <text:p>0.000000004213536</text:p>
              </table:table-cell>
              <table:table-cell office:value-type="float" office:value="1.980135">
                <text:p>1.980135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0.000000004243082">
                <text:p>0.000000004243082</text:p>
              </table:table-cell>
              <table:table-cell office:value-type="float" office:value="1.980107">
                <text:p>1.980107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0.000000004272639">
                <text:p>0.000000004272639</text:p>
              </table:table-cell>
              <table:table-cell office:value-type="float" office:value="1.980134">
                <text:p>1.980134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0.000000004302053">
                <text:p>0.000000004302053</text:p>
              </table:table-cell>
              <table:table-cell office:value-type="float" office:value="1.980109">
                <text:p>1.980109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0.000000004325828">
                <text:p>0.000000004325828</text:p>
              </table:table-cell>
              <table:table-cell office:value-type="float" office:value="1.980141">
                <text:p>1.980141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0.000000004353304">
                <text:p>0.000000004353304</text:p>
              </table:table-cell>
              <table:table-cell office:value-type="float" office:value="1.980108">
                <text:p>1.980108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0.000000004376689">
                <text:p>0.000000004376689</text:p>
              </table:table-cell>
              <table:table-cell office:value-type="float" office:value="1.980141">
                <text:p>1.980141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0.00000000439943">
                <text:p>0.00000000439943</text:p>
              </table:table-cell>
              <table:table-cell office:value-type="float" office:value="1.980108">
                <text:p>1.980108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0.000000004427616">
                <text:p>0.000000004427616</text:p>
              </table:table-cell>
              <table:table-cell office:value-type="float" office:value="1.980155">
                <text:p>1.980155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0.000000004465593">
                <text:p>0.000000004465593</text:p>
              </table:table-cell>
              <table:table-cell office:value-type="float" office:value="1.980149">
                <text:p>1.980149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0.000000004492545">
                <text:p>0.000000004492545</text:p>
              </table:table-cell>
              <table:table-cell office:value-type="float" office:value="1.980079">
                <text:p>1.980079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0.000000004522385">
                <text:p>0.000000004522385</text:p>
              </table:table-cell>
              <table:table-cell office:value-type="float" office:value="1.97996">
                <text:p>1.97996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0.000000004548345">
                <text:p>0.000000004548345</text:p>
              </table:table-cell>
              <table:table-cell office:value-type="float" office:value="1.980016">
                <text:p>1.980016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0.000000004573323">
                <text:p>0.000000004573323</text:p>
              </table:table-cell>
              <table:table-cell office:value-type="float" office:value="1.980523">
                <text:p>1.980523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0.000000004595286">
                <text:p>0.000000004595286</text:p>
              </table:table-cell>
              <table:table-cell office:value-type="float" office:value="1.981614">
                <text:p>1.981614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0.000000004624442">
                <text:p>0.000000004624442</text:p>
              </table:table-cell>
              <table:table-cell office:value-type="float" office:value="1.980875">
                <text:p>1.980875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0.000000004648689">
                <text:p>0.000000004648689</text:p>
              </table:table-cell>
              <table:table-cell office:value-type="float" office:value="1.977427">
                <text:p>1.977427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0.000000004672627">
                <text:p>0.000000004672627</text:p>
              </table:table-cell>
              <table:table-cell office:value-type="float" office:value="1.972093">
                <text:p>1.972093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0.000000004696978">
                <text:p>0.000000004696978</text:p>
              </table:table-cell>
              <table:table-cell office:value-type="float" office:value="1.974126">
                <text:p>1.974126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0.000000004725988">
                <text:p>0.000000004725988</text:p>
              </table:table-cell>
              <table:table-cell office:value-type="float" office:value="1.997024">
                <text:p>1.997024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0.000000004753229">
                <text:p>0.000000004753229</text:p>
              </table:table-cell>
              <table:table-cell office:value-type="float" office:value="2.042977">
                <text:p>2.042977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0.000000004778634">
                <text:p>0.000000004778634</text:p>
              </table:table-cell>
              <table:table-cell office:value-type="float" office:value="2.04218">
                <text:p>2.04218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0.000000004808457">
                <text:p>0.000000004808457</text:p>
              </table:table-cell>
              <table:table-cell office:value-type="float" office:value="1.946618">
                <text:p>1.946618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0.000000004836353">
                <text:p>0.000000004836353</text:p>
              </table:table-cell>
              <table:table-cell office:value-type="float" office:value="1.756506">
                <text:p>1.756506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0.000000004869144">
                <text:p>0.000000004869144</text:p>
              </table:table-cell>
              <table:table-cell office:value-type="float" office:value="1.328283">
                <text:p>1.328283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0.000000004898888">
                <text:p>0.000000004898888</text:p>
              </table:table-cell>
              <table:table-cell office:value-type="float" office:value="0.8275219">
                <text:p>0.8275219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0.00000000492707">
                <text:p>0.00000000492707</text:p>
              </table:table-cell>
              <table:table-cell office:value-type="float" office:value="0.385929">
                <text:p>0.385929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0.000000004958551">
                <text:p>0.000000004958551</text:p>
              </table:table-cell>
              <table:table-cell office:value-type="float" office:value="0.1271284">
                <text:p>0.1271284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0.000000004984851">
                <text:p>0.000000004984851</text:p>
              </table:table-cell>
              <table:table-cell office:value-type="float" office:value="0.06857447">
                <text:p>0.06857447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0.000000005010778">
                <text:p>0.000000005010778</text:p>
              </table:table-cell>
              <table:table-cell office:value-type="float" office:value="0.05519766">
                <text:p>0.05519766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0.000000005035113">
                <text:p>0.000000005035113</text:p>
              </table:table-cell>
              <table:table-cell office:value-type="float" office:value="0.05154314">
                <text:p>0.05154314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0.000000005059109">
                <text:p>0.000000005059109</text:p>
              </table:table-cell>
              <table:table-cell office:value-type="float" office:value="0.04080351">
                <text:p>0.04080351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0.000000005082973">
                <text:p>0.000000005082973</text:p>
              </table:table-cell>
              <table:table-cell office:value-type="float" office:value="0.02989737">
                <text:p>0.02989737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0.000000005103823">
                <text:p>0.000000005103823</text:p>
              </table:table-cell>
              <table:table-cell office:value-type="float" office:value="0.02567373">
                <text:p>0.02567373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0.000000005125965">
                <text:p>0.000000005125965</text:p>
              </table:table-cell>
              <table:table-cell office:value-type="float" office:value="0.02208092">
                <text:p>0.02208092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0.000000005150688">
                <text:p>0.000000005150688</text:p>
              </table:table-cell>
              <table:table-cell office:value-type="float" office:value="0.0183776">
                <text:p>0.0183776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0.000000005176225">
                <text:p>0.000000005176225</text:p>
              </table:table-cell>
              <table:table-cell office:value-type="float" office:value="0.01584708">
                <text:p>0.01584708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0.000000005200339">
                <text:p>0.000000005200339</text:p>
              </table:table-cell>
              <table:table-cell office:value-type="float" office:value="0.01403563">
                <text:p>0.01403563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0.00000000522916">
                <text:p>0.00000000522916</text:p>
              </table:table-cell>
              <table:table-cell office:value-type="float" office:value="0.01351535">
                <text:p>0.01351535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.000000005256599">
                <text:p>0.000000005256599</text:p>
              </table:table-cell>
              <table:table-cell office:value-type="float" office:value="0.01325747">
                <text:p>0.01325747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0.00000000528371">
                <text:p>0.00000000528371</text:p>
              </table:table-cell>
              <table:table-cell office:value-type="float" office:value="0.0131957">
                <text:p>0.0131957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0.000000005309146">
                <text:p>0.000000005309146</text:p>
              </table:table-cell>
              <table:table-cell office:value-type="float" office:value="0.01299318">
                <text:p>0.01299318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0.000000005333288">
                <text:p>0.000000005333288</text:p>
              </table:table-cell>
              <table:table-cell office:value-type="float" office:value="0.01311106">
                <text:p>0.01311106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0.000000005357858">
                <text:p>0.000000005357858</text:p>
              </table:table-cell>
              <table:table-cell office:value-type="float" office:value="0.01296764">
                <text:p>0.01296764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0.000000005382934">
                <text:p>0.000000005382934</text:p>
              </table:table-cell>
              <table:table-cell office:value-type="float" office:value="0.01309639">
                <text:p>0.01309639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0.000000005406005">
                <text:p>0.000000005406005</text:p>
              </table:table-cell>
              <table:table-cell office:value-type="float" office:value="0.01293295">
                <text:p>0.01293295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0.000000005439479">
                <text:p>0.000000005439479</text:p>
              </table:table-cell>
              <table:table-cell office:value-type="float" office:value="0.01305774">
                <text:p>0.01305774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0.00000000547226">
                <text:p>0.00000000547226</text:p>
              </table:table-cell>
              <table:table-cell office:value-type="float" office:value="0.01291556">
                <text:p>0.01291556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0.000000005501363">
                <text:p>0.000000005501363</text:p>
              </table:table-cell>
              <table:table-cell office:value-type="float" office:value="0.01304927">
                <text:p>0.01304927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0.000000005528483">
                <text:p>0.000000005528483</text:p>
              </table:table-cell>
              <table:table-cell office:value-type="float" office:value="0.01291159">
                <text:p>0.01291159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0.000000005555436">
                <text:p>0.000000005555436</text:p>
              </table:table-cell>
              <table:table-cell office:value-type="float" office:value="0.01304596">
                <text:p>0.01304596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0.000000005582813">
                <text:p>0.000000005582813</text:p>
              </table:table-cell>
              <table:table-cell office:value-type="float" office:value="0.01291489">
                <text:p>0.01291489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0.000000005606484">
                <text:p>0.000000005606484</text:p>
              </table:table-cell>
              <table:table-cell office:value-type="float" office:value="0.01305003">
                <text:p>0.01305003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0.000000005631646">
                <text:p>0.000000005631646</text:p>
              </table:table-cell>
              <table:table-cell office:value-type="float" office:value="0.01290965">
                <text:p>0.01290965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0.000000005654916">
                <text:p>0.000000005654916</text:p>
              </table:table-cell>
              <table:table-cell office:value-type="float" office:value="0.01302735">
                <text:p>0.01302735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0.000000005680117">
                <text:p>0.000000005680117</text:p>
              </table:table-cell>
              <table:table-cell office:value-type="float" office:value="0.01289523">
                <text:p>0.01289523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0.000000005708127">
                <text:p>0.000000005708127</text:p>
              </table:table-cell>
              <table:table-cell office:value-type="float" office:value="0.01306155">
                <text:p>0.01306155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0.000000005736752">
                <text:p>0.000000005736752</text:p>
              </table:table-cell>
              <table:table-cell office:value-type="float" office:value="0.01302547">
                <text:p>0.01302547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0.000000005756459">
                <text:p>0.000000005756459</text:p>
              </table:table-cell>
              <table:table-cell office:value-type="float" office:value="0.01325945">
                <text:p>0.01325945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0.000000005781536">
                <text:p>0.000000005781536</text:p>
              </table:table-cell>
              <table:table-cell office:value-type="float" office:value="0.01278242">
                <text:p>0.01278242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0.000000005802685">
                <text:p>0.000000005802685</text:p>
              </table:table-cell>
              <table:table-cell office:value-type="float" office:value="0.01251384">
                <text:p>0.01251384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0.00000000582633">
                <text:p>0.00000000582633</text:p>
              </table:table-cell>
              <table:table-cell office:value-type="float" office:value="0.01186039">
                <text:p>0.01186039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0.000000005856492">
                <text:p>0.000000005856492</text:p>
              </table:table-cell>
              <table:table-cell office:value-type="float" office:value="0.01353384">
                <text:p>0.01353384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0.000000005888376">
                <text:p>0.000000005888376</text:p>
              </table:table-cell>
              <table:table-cell office:value-type="float" office:value="0.01917644">
                <text:p>0.01917644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0.000000005915113">
                <text:p>0.000000005915113</text:p>
              </table:table-cell>
              <table:table-cell office:value-type="float" office:value="0.0188291">
                <text:p>0.0188291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0.000000005937843">
                <text:p>0.000000005937843</text:p>
              </table:table-cell>
              <table:table-cell office:value-type="float" office:value="0.006637932">
                <text:p>0.006637932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0.000000005962244">
                <text:p>0.000000005962244</text:p>
              </table:table-cell>
              <table:table-cell office:value-type="float" office:value="-0.01562398">
                <text:p>-0.01562398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0.000000005990749">
                <text:p>0.000000005990749</text:p>
              </table:table-cell>
              <table:table-cell office:value-type="float" office:value="-0.03155382">
                <text:p>-0.03155382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0.00000000601667">
                <text:p>0.00000000601667</text:p>
              </table:table-cell>
              <table:table-cell office:value-type="float" office:value="0.01277788">
                <text:p>0.01277788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0.00000000604163">
                <text:p>0.00000000604163</text:p>
              </table:table-cell>
              <table:table-cell office:value-type="float" office:value="0.1255894">
                <text:p>0.1255894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0.00000000606654">
                <text:p>0.00000000606654</text:p>
              </table:table-cell>
              <table:table-cell office:value-type="float" office:value="0.3867323">
                <text:p>0.3867323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0.000000006096978">
                <text:p>0.000000006096978</text:p>
              </table:table-cell>
              <table:table-cell office:value-type="float" office:value="0.791138">
                <text:p>0.791138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0.000000006131361">
                <text:p>0.000000006131361</text:p>
              </table:table-cell>
              <table:table-cell office:value-type="float" office:value="1.26589">
                <text:p>1.26589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0.000000006165369">
                <text:p>0.000000006165369</text:p>
              </table:table-cell>
              <table:table-cell office:value-type="float" office:value="1.623954">
                <text:p>1.623954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0.000000006196804">
                <text:p>0.000000006196804</text:p>
              </table:table-cell>
              <table:table-cell office:value-type="float" office:value="1.804844">
                <text:p>1.804844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0.000000006224465">
                <text:p>0.000000006224465</text:p>
              </table:table-cell>
              <table:table-cell office:value-type="float" office:value="1.873264">
                <text:p>1.873264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0.000000006250386">
                <text:p>0.000000006250386</text:p>
              </table:table-cell>
              <table:table-cell office:value-type="float" office:value="1.921698">
                <text:p>1.921698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0.000000006277507">
                <text:p>0.000000006277507</text:p>
              </table:table-cell>
              <table:table-cell office:value-type="float" office:value="1.953036">
                <text:p>1.953036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0.000000006311347">
                <text:p>0.000000006311347</text:p>
              </table:table-cell>
              <table:table-cell office:value-type="float" office:value="1.971515">
                <text:p>1.971515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0.000000006342014">
                <text:p>0.000000006342014</text:p>
              </table:table-cell>
              <table:table-cell office:value-type="float" office:value="1.975503">
                <text:p>1.975503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0.000000006369154">
                <text:p>0.000000006369154</text:p>
              </table:table-cell>
              <table:table-cell office:value-type="float" office:value="1.976693">
                <text:p>1.976693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0.00000000639433">
                <text:p>0.00000000639433</text:p>
              </table:table-cell>
              <table:table-cell office:value-type="float" office:value="1.978199">
                <text:p>1.978199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0.000000006419312">
                <text:p>0.000000006419312</text:p>
              </table:table-cell>
              <table:table-cell office:value-type="float" office:value="1.978865">
                <text:p>1.978865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0.000000006453099">
                <text:p>0.000000006453099</text:p>
              </table:table-cell>
              <table:table-cell office:value-type="float" office:value="1.979262">
                <text:p>1.979262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0.000000006476943">
                <text:p>0.000000006476943</text:p>
              </table:table-cell>
              <table:table-cell office:value-type="float" office:value="1.979533">
                <text:p>1.979533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0.000000006508221">
                <text:p>0.000000006508221</text:p>
              </table:table-cell>
              <table:table-cell office:value-type="float" office:value="1.979795">
                <text:p>1.979795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0.000000006533699">
                <text:p>0.000000006533699</text:p>
              </table:table-cell>
              <table:table-cell office:value-type="float" office:value="1.980028">
                <text:p>1.980028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0.000000006558977">
                <text:p>0.000000006558977</text:p>
              </table:table-cell>
              <table:table-cell office:value-type="float" office:value="1.980025">
                <text:p>1.980025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0.000000006587055">
                <text:p>0.000000006587055</text:p>
              </table:table-cell>
              <table:table-cell office:value-type="float" office:value="1.980118">
                <text:p>1.980118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0.000000006617825">
                <text:p>0.000000006617825</text:p>
              </table:table-cell>
              <table:table-cell office:value-type="float" office:value="1.980083">
                <text:p>1.980083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0.000000006645806">
                <text:p>0.000000006645806</text:p>
              </table:table-cell>
              <table:table-cell office:value-type="float" office:value="1.980148">
                <text:p>1.980148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0.000000006675574">
                <text:p>0.000000006675574</text:p>
              </table:table-cell>
              <table:table-cell office:value-type="float" office:value="1.980087">
                <text:p>1.980087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0.000000006706642">
                <text:p>0.000000006706642</text:p>
              </table:table-cell>
              <table:table-cell office:value-type="float" office:value="1.980141">
                <text:p>1.980141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0.000000006740406">
                <text:p>0.000000006740406</text:p>
              </table:table-cell>
              <table:table-cell office:value-type="float" office:value="1.980095">
                <text:p>1.980095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0.000000006762216">
                <text:p>0.000000006762216</text:p>
              </table:table-cell>
              <table:table-cell office:value-type="float" office:value="1.980151">
                <text:p>1.980151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0.000000006790565">
                <text:p>0.000000006790565</text:p>
              </table:table-cell>
              <table:table-cell office:value-type="float" office:value="1.980085">
                <text:p>1.980085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0.000000006814886">
                <text:p>0.000000006814886</text:p>
              </table:table-cell>
              <table:table-cell office:value-type="float" office:value="1.980146">
                <text:p>1.980146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0.000000006838843">
                <text:p>0.000000006838843</text:p>
              </table:table-cell>
              <table:table-cell office:value-type="float" office:value="1.980096">
                <text:p>1.980096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0.000000006864849">
                <text:p>0.000000006864849</text:p>
              </table:table-cell>
              <table:table-cell office:value-type="float" office:value="1.980171">
                <text:p>1.980171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0.000000006896412">
                <text:p>0.000000006896412</text:p>
              </table:table-cell>
              <table:table-cell office:value-type="float" office:value="1.98014">
                <text:p>1.98014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0.000000006931328">
                <text:p>0.000000006931328</text:p>
              </table:table-cell>
              <table:table-cell office:value-type="float" office:value="1.980066">
                <text:p>1.980066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0.000000006964082">
                <text:p>0.000000006964082</text:p>
              </table:table-cell>
              <table:table-cell office:value-type="float" office:value="1.979918">
                <text:p>1.979918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0.000000006998115">
                <text:p>0.000000006998115</text:p>
              </table:table-cell>
              <table:table-cell office:value-type="float" office:value="1.980339">
                <text:p>1.980339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0.000000007032174">
                <text:p>0.000000007032174</text:p>
              </table:table-cell>
              <table:table-cell office:value-type="float" office:value="1.981667">
                <text:p>1.981667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0.000000007055672">
                <text:p>0.000000007055672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0.000000007078985">
                <text:p>0.000000007078985</text:p>
              </table:table-cell>
              <table:table-cell office:value-type="float" office:value="1.977601">
                <text:p>1.977601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0.000000007103602">
                <text:p>0.000000007103602</text:p>
              </table:table-cell>
              <table:table-cell office:value-type="float" office:value="1.97249">
                <text:p>1.97249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0.00000000712702">
                <text:p>0.00000000712702</text:p>
              </table:table-cell>
              <table:table-cell office:value-type="float" office:value="1.973195">
                <text:p>1.973195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0.000000007150855">
                <text:p>0.000000007150855</text:p>
              </table:table-cell>
              <table:table-cell office:value-type="float" office:value="1.98941">
                <text:p>1.98941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0.000000007172141">
                <text:p>0.000000007172141</text:p>
              </table:table-cell>
              <table:table-cell office:value-type="float" office:value="2.022372">
                <text:p>2.022372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0.00000000719692">
                <text:p>0.00000000719692</text:p>
              </table:table-cell>
              <table:table-cell office:value-type="float" office:value="2.052368">
                <text:p>2.052368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0.000000007216544">
                <text:p>0.000000007216544</text:p>
              </table:table-cell>
              <table:table-cell office:value-type="float" office:value="2.029323">
                <text:p>2.029323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0.00000000723885">
                <text:p>0.00000000723885</text:p>
              </table:table-cell>
              <table:table-cell office:value-type="float" office:value="1.950903">
                <text:p>1.950903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0.000000007276672">
                <text:p>0.000000007276672</text:p>
              </table:table-cell>
              <table:table-cell office:value-type="float" office:value="1.644143">
                <text:p>1.644143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0.000000007318152">
                <text:p>0.000000007318152</text:p>
              </table:table-cell>
              <table:table-cell office:value-type="float" office:value="1.057103">
                <text:p>1.057103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0.000000007357718">
                <text:p>0.000000007357718</text:p>
              </table:table-cell>
              <table:table-cell office:value-type="float" office:value="0.4283617">
                <text:p>0.4283617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0.000000007380307">
                <text:p>0.000000007380307</text:p>
              </table:table-cell>
              <table:table-cell office:value-type="float" office:value="0.195564">
                <text:p>0.195564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0.000000007407525">
                <text:p>0.000000007407525</text:p>
              </table:table-cell>
              <table:table-cell office:value-type="float" office:value="0.08522831">
                <text:p>0.08522831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0.000000007434815">
                <text:p>0.000000007434815</text:p>
              </table:table-cell>
              <table:table-cell office:value-type="float" office:value="0.05727353">
                <text:p>0.05727353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0.000000007461961">
                <text:p>0.000000007461961</text:p>
              </table:table-cell>
              <table:table-cell office:value-type="float" office:value="0.05284401">
                <text:p>0.0528440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0.000000007488218">
                <text:p>0.000000007488218</text:p>
              </table:table-cell>
              <table:table-cell office:value-type="float" office:value="0.04300073">
                <text:p>0.04300073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0.00000000751668">
                <text:p>0.00000000751668</text:p>
              </table:table-cell>
              <table:table-cell office:value-type="float" office:value="0.02902884">
                <text:p>0.02902884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0.000000007540243">
                <text:p>0.000000007540243</text:p>
              </table:table-cell>
              <table:table-cell office:value-type="float" office:value="0.02500488">
                <text:p>0.02500488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0.000000007563759">
                <text:p>0.000000007563759</text:p>
              </table:table-cell>
              <table:table-cell office:value-type="float" office:value="0.02102203">
                <text:p>0.02102203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0.000000007589351">
                <text:p>0.000000007589351</text:p>
              </table:table-cell>
              <table:table-cell office:value-type="float" office:value="0.01769123">
                <text:p>0.01769123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0.000000007614205">
                <text:p>0.000000007614205</text:p>
              </table:table-cell>
              <table:table-cell office:value-type="float" office:value="0.01520325">
                <text:p>0.01520325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0.000000007639321">
                <text:p>0.000000007639321</text:p>
              </table:table-cell>
              <table:table-cell office:value-type="float" office:value="0.01384333">
                <text:p>0.01384333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0.000000007664327">
                <text:p>0.000000007664327</text:p>
              </table:table-cell>
              <table:table-cell office:value-type="float" office:value="0.01341071">
                <text:p>0.01341071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0.000000007694513">
                <text:p>0.000000007694513</text:p>
              </table:table-cell>
              <table:table-cell office:value-type="float" office:value="0.01331046">
                <text:p>0.01331046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0.000000007725478">
                <text:p>0.000000007725478</text:p>
              </table:table-cell>
              <table:table-cell office:value-type="float" office:value="0.01304639">
                <text:p>0.01304639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0.000000007756495">
                <text:p>0.000000007756495</text:p>
              </table:table-cell>
              <table:table-cell office:value-type="float" office:value="0.01308961">
                <text:p>0.01308961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0.000000007781905">
                <text:p>0.000000007781905</text:p>
              </table:table-cell>
              <table:table-cell office:value-type="float" office:value="0.01298988">
                <text:p>0.01298988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0.00000000780692">
                <text:p>0.00000000780692</text:p>
              </table:table-cell>
              <table:table-cell office:value-type="float" office:value="0.01307929">
                <text:p>0.01307929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0.000000007837963">
                <text:p>0.000000007837963</text:p>
              </table:table-cell>
              <table:table-cell office:value-type="float" office:value="0.01296039">
                <text:p>0.01296039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0.000000007867519">
                <text:p>0.000000007867519</text:p>
              </table:table-cell>
              <table:table-cell office:value-type="float" office:value="0.01303117">
                <text:p>0.01303117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0.000000007900723">
                <text:p>0.000000007900723</text:p>
              </table:table-cell>
              <table:table-cell office:value-type="float" office:value="0.01294394">
                <text:p>0.01294394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0.000000007937116">
                <text:p>0.000000007937116</text:p>
              </table:table-cell>
              <table:table-cell office:value-type="float" office:value="0.01302363">
                <text:p>0.01302363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0.000000007971124">
                <text:p>0.000000007971124</text:p>
              </table:table-cell>
              <table:table-cell office:value-type="float" office:value="0.01293828">
                <text:p>0.01293828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0.00000000800267">
                <text:p>0.00000000800267</text:p>
              </table:table-cell>
              <table:table-cell office:value-type="float" office:value="0.0130218">
                <text:p>0.0130218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.000000008033236">
                <text:p>0.000000008033236</text:p>
              </table:table-cell>
              <table:table-cell office:value-type="float" office:value="0.01294348">
                <text:p>0.01294348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0.000000008052644">
                <text:p>0.000000008052644</text:p>
              </table:table-cell>
              <table:table-cell office:value-type="float" office:value="0.01302804">
                <text:p>0.01302804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0.000000008080649">
                <text:p>0.000000008080649</text:p>
              </table:table-cell>
              <table:table-cell office:value-type="float" office:value="0.0129235">
                <text:p>0.0129235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0.000000008108173">
                <text:p>0.000000008108173</text:p>
              </table:table-cell>
              <table:table-cell office:value-type="float" office:value="0.0130038">
                <text:p>0.0130038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0.000000008131034">
                <text:p>0.000000008131034</text:p>
              </table:table-cell>
              <table:table-cell office:value-type="float" office:value="0.01292635">
                <text:p>0.01292635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0.00000000815318">
                <text:p>0.00000000815318</text:p>
              </table:table-cell>
              <table:table-cell office:value-type="float" office:value="0.01307443">
                <text:p>0.01307443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0.000000008177985">
                <text:p>0.000000008177985</text:p>
              </table:table-cell>
              <table:table-cell office:value-type="float" office:value="0.01308598">
                <text:p>0.01308598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0.000000008205938">
                <text:p>0.000000008205938</text:p>
              </table:table-cell>
              <table:table-cell office:value-type="float" office:value="0.01308809">
                <text:p>0.01308809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0.000000008232462">
                <text:p>0.000000008232462</text:p>
              </table:table-cell>
              <table:table-cell office:value-type="float" office:value="0.0125732">
                <text:p>0.0125732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0.000000008263044">
                <text:p>0.000000008263044</text:p>
              </table:table-cell>
              <table:table-cell office:value-type="float" office:value="0.01204912">
                <text:p>0.01204912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0.000000008303632">
                <text:p>0.000000008303632</text:p>
              </table:table-cell>
              <table:table-cell office:value-type="float" office:value="0.01420991">
                <text:p>0.01420991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0.000000008328827">
                <text:p>0.000000008328827</text:p>
              </table:table-cell>
              <table:table-cell office:value-type="float" office:value="0.01997082">
                <text:p>0.01997082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0.000000008354302">
                <text:p>0.000000008354302</text:p>
              </table:table-cell>
              <table:table-cell office:value-type="float" office:value="0.01865491">
                <text:p>0.01865491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0.000000008375692">
                <text:p>0.000000008375692</text:p>
              </table:table-cell>
              <table:table-cell office:value-type="float" office:value="0.006647943">
                <text:p>0.006647943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0.000000008398296">
                <text:p>0.000000008398296</text:p>
              </table:table-cell>
              <table:table-cell office:value-type="float" office:value="-0.01391067">
                <text:p>-0.01391067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0.000000008420074">
                <text:p>0.000000008420074</text:p>
              </table:table-cell>
              <table:table-cell office:value-type="float" office:value="-0.03350332">
                <text:p>-0.03350332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0.000000008442146">
                <text:p>0.000000008442146</text:p>
              </table:table-cell>
              <table:table-cell office:value-type="float" office:value="-0.01827859">
                <text:p>-0.01827859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0.000000008463983">
                <text:p>0.000000008463983</text:p>
              </table:table-cell>
              <table:table-cell office:value-type="float" office:value="0.04755516">
                <text:p>0.04755516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0.000000008488801">
                <text:p>0.000000008488801</text:p>
              </table:table-cell>
              <table:table-cell office:value-type="float" office:value="0.2108447">
                <text:p>0.2108447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0.000000008526165">
                <text:p>0.000000008526165</text:p>
              </table:table-cell>
              <table:table-cell office:value-type="float" office:value="0.6588046">
                <text:p>0.6588046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0.000000008559798">
                <text:p>0.000000008559798</text:p>
              </table:table-cell>
              <table:table-cell office:value-type="float" office:value="1.133688">
                <text:p>1.133688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0.000000008592396">
                <text:p>0.000000008592396</text:p>
              </table:table-cell>
              <table:table-cell office:value-type="float" office:value="1.528594">
                <text:p>1.528594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0.000000008623401">
                <text:p>0.000000008623401</text:p>
              </table:table-cell>
              <table:table-cell office:value-type="float" office:value="1.75196">
                <text:p>1.75196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0.000000008647182">
                <text:p>0.000000008647182</text:p>
              </table:table-cell>
              <table:table-cell office:value-type="float" office:value="1.837485">
                <text:p>1.837485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0.000000008674572">
                <text:p>0.000000008674572</text:p>
              </table:table-cell>
              <table:table-cell office:value-type="float" office:value="1.897283">
                <text:p>1.897283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0.000000008696822">
                <text:p>0.000000008696822</text:p>
              </table:table-cell>
              <table:table-cell office:value-type="float" office:value="1.933671">
                <text:p>1.933671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0.000000008720641">
                <text:p>0.000000008720641</text:p>
              </table:table-cell>
              <table:table-cell office:value-type="float" office:value="1.956987">
                <text:p>1.956987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0.000000008750899">
                <text:p>0.000000008750899</text:p>
              </table:table-cell>
              <table:table-cell office:value-type="float" office:value="1.971524">
                <text:p>1.971524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0.000000008777939">
                <text:p>0.000000008777939</text:p>
              </table:table-cell>
              <table:table-cell office:value-type="float" office:value="1.975134">
                <text:p>1.975134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0.000000008808246">
                <text:p>0.000000008808246</text:p>
              </table:table-cell>
              <table:table-cell office:value-type="float" office:value="1.976715">
                <text:p>1.976715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0.000000008838665">
                <text:p>0.000000008838665</text:p>
              </table:table-cell>
              <table:table-cell office:value-type="float" office:value="1.978497">
                <text:p>1.978497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0.000000008869357">
                <text:p>0.000000008869357</text:p>
              </table:table-cell>
              <table:table-cell office:value-type="float" office:value="1.979006">
                <text:p>1.979006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0.000000008902208">
                <text:p>0.000000008902208</text:p>
              </table:table-cell>
              <table:table-cell office:value-type="float" office:value="1.979405">
                <text:p>1.979405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0.000000008926391">
                <text:p>0.000000008926391</text:p>
              </table:table-cell>
              <table:table-cell office:value-type="float" office:value="1.97961">
                <text:p>1.97961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0.000000008953468">
                <text:p>0.000000008953468</text:p>
              </table:table-cell>
              <table:table-cell office:value-type="float" office:value="1.979909">
                <text:p>1.979909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0.000000008983024">
                <text:p>0.000000008983024</text:p>
              </table:table-cell>
              <table:table-cell office:value-type="float" office:value="1.98002">
                <text:p>1.98002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0.000000009014424">
                <text:p>0.000000009014424</text:p>
              </table:table-cell>
              <table:table-cell office:value-type="float" office:value="1.98008">
                <text:p>1.98008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0.000000009047171">
                <text:p>0.000000009047171</text:p>
              </table:table-cell>
              <table:table-cell office:value-type="float" office:value="1.980095">
                <text:p>1.980095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0.000000009078635">
                <text:p>0.000000009078635</text:p>
              </table:table-cell>
              <table:table-cell office:value-type="float" office:value="1.980126">
                <text:p>1.980126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0.000000009107768">
                <text:p>0.000000009107768</text:p>
              </table:table-cell>
              <table:table-cell office:value-type="float" office:value="1.980113">
                <text:p>1.980113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0.000000009139325">
                <text:p>0.000000009139325</text:p>
              </table:table-cell>
              <table:table-cell office:value-type="float" office:value="1.980128">
                <text:p>1.980128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0.000000009179123">
                <text:p>0.000000009179123</text:p>
              </table:table-cell>
              <table:table-cell office:value-type="float" office:value="1.980116">
                <text:p>1.980116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0.000000009215338">
                <text:p>0.000000009215338</text:p>
              </table:table-cell>
              <table:table-cell office:value-type="float" office:value="1.980133">
                <text:p>1.980133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0.000000009250442">
                <text:p>0.000000009250442</text:p>
              </table:table-cell>
              <table:table-cell office:value-type="float" office:value="1.980111">
                <text:p>1.980111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0.00000000928632">
                <text:p>0.00000000928632</text:p>
              </table:table-cell>
              <table:table-cell office:value-type="float" office:value="1.980135">
                <text:p>1.980135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0.000000009322238">
                <text:p>0.000000009322238</text:p>
              </table:table-cell>
              <table:table-cell office:value-type="float" office:value="1.980141">
                <text:p>1.980141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0.000000009345317">
                <text:p>0.000000009345317</text:p>
              </table:table-cell>
              <table:table-cell office:value-type="float" office:value="1.980182">
                <text:p>1.980182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0.000000009374369">
                <text:p>0.000000009374369</text:p>
              </table:table-cell>
              <table:table-cell office:value-type="float" office:value="1.980019">
                <text:p>1.980019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0.000000009403101">
                <text:p>0.000000009403101</text:p>
              </table:table-cell>
              <table:table-cell office:value-type="float" office:value="1.979959">
                <text:p>1.979959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0.000000009437164">
                <text:p>0.000000009437164</text:p>
              </table:table-cell>
              <table:table-cell office:value-type="float" office:value="1.980203">
                <text:p>1.980203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0.000000009473579">
                <text:p>0.000000009473579</text:p>
              </table:table-cell>
              <table:table-cell office:value-type="float" office:value="1.981527">
                <text:p>1.981527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0.000000009494513">
                <text:p>0.000000009494513</text:p>
              </table:table-cell>
              <table:table-cell office:value-type="float" office:value="1.981394">
                <text:p>1.981394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0.000000009519455">
                <text:p>0.000000009519455</text:p>
              </table:table-cell>
              <table:table-cell office:value-type="float" office:value="1.978098">
                <text:p>1.978098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0.000000009545847">
                <text:p>0.000000009545847</text:p>
              </table:table-cell>
              <table:table-cell office:value-type="float" office:value="1.972892">
                <text:p>1.972892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0.000000009574117">
                <text:p>0.000000009574117</text:p>
              </table:table-cell>
              <table:table-cell office:value-type="float" office:value="1.97461">
                <text:p>1.97461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0.000000009601445">
                <text:p>0.000000009601445</text:p>
              </table:table-cell>
              <table:table-cell office:value-type="float" office:value="1.995884">
                <text:p>1.995884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0.000000009622573">
                <text:p>0.000000009622573</text:p>
              </table:table-cell>
              <table:table-cell office:value-type="float" office:value="2.033431">
                <text:p>2.033431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0.000000009646738">
                <text:p>0.000000009646738</text:p>
              </table:table-cell>
              <table:table-cell office:value-type="float" office:value="2.050845">
                <text:p>2.050845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0.000000009668199">
                <text:p>0.000000009668199</text:p>
              </table:table-cell>
              <table:table-cell office:value-type="float" office:value="2.006857">
                <text:p>2.006857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0.000000009693283">
                <text:p>0.000000009693283</text:p>
              </table:table-cell>
              <table:table-cell office:value-type="float" office:value="1.902599">
                <text:p>1.902599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0.000000009723498">
                <text:p>0.000000009723498</text:p>
              </table:table-cell>
              <table:table-cell office:value-type="float" office:value="1.61385">
                <text:p>1.61385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0.000000009755312">
                <text:p>0.000000009755312</text:p>
              </table:table-cell>
              <table:table-cell office:value-type="float" office:value="1.167942">
                <text:p>1.167942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0.000000009792944">
                <text:p>0.000000009792944</text:p>
              </table:table-cell>
              <table:table-cell office:value-type="float" office:value="0.541641">
                <text:p>0.541641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0.0000000098192">
                <text:p>0.0000000098192</text:p>
              </table:table-cell>
              <table:table-cell office:value-type="float" office:value="0.2248578">
                <text:p>0.2248578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0.000000009846567">
                <text:p>0.000000009846567</text:p>
              </table:table-cell>
              <table:table-cell office:value-type="float" office:value="0.094114">
                <text:p>0.094114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0.000000009873774">
                <text:p>0.000000009873774</text:p>
              </table:table-cell>
              <table:table-cell office:value-type="float" office:value="0.05881679">
                <text:p>0.05881679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0.000000009904552">
                <text:p>0.000000009904552</text:p>
              </table:table-cell>
              <table:table-cell office:value-type="float" office:value="0.0531543">
                <text:p>0.0531543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0.000000009935424">
                <text:p>0.000000009935424</text:p>
              </table:table-cell>
              <table:table-cell office:value-type="float" office:value="0.04204708">
                <text:p>0.04204708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0.000000009965686">
                <text:p>0.000000009965686</text:p>
              </table:table-cell>
              <table:table-cell office:value-type="float" office:value="0.02745227">
                <text:p>0.02745227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0.000000009995542">
                <text:p>0.000000009995542</text:p>
              </table:table-cell>
              <table:table-cell office:value-type="float" office:value="0.02311706">
                <text:p>0.02311706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2240459">
                <text:p>0.02240459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6pt" style:font-family-asian="'DejaVu Sans Condensed'" style:font-family-generic-asian="system" style:font-pitch-asian="variable" style:font-size-asian="16pt" style:font-family-complex="'DejaVu Sans Condensed'" style:font-family-generic-complex="system" style:font-pitch-complex="variable" style:font-size-complex="16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7.40000009536743pt" style:font-family-asian="'DejaVu Sans Condensed'" style:font-family-generic-asian="system" style:font-pitch-asian="variable" style:font-size-asian="7.40000009536743pt" style:font-family-complex="'DejaVu Sans Condensed'" style:font-family-generic-complex="system" style:font-pitch-complex="variable" style:font-size-complex="7.4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8.60000038146973pt" style:font-family-asian="'DejaVu Sans Condensed'" style:font-family-generic-asian="system" style:font-pitch-asian="variable" style:font-size-asian="8.60000038146973pt" style:font-family-complex="'DejaVu Sans Condensed'" style:font-family-generic-complex="system" style:font-pitch-complex="variable" style:font-size-complex="8.60000038146973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1pt" style:font-family-asian="'DejaVu Sans Condensed'" style:font-family-generic-asian="system" style:font-pitch-asian="variable" style:font-size-asian="11pt" style:font-family-complex="'DejaVu Sans Condensed'" style:font-family-generic-complex="system" style:font-pitch-complex="variable" style:font-size-complex="11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8.60000038146973pt" style:font-family-asian="'DejaVu Sans Condensed'" style:font-family-generic-asian="system" style:font-pitch-asian="variable" style:font-size-asian="8.60000038146973pt" style:font-family-complex="'DejaVu Sans Condensed'" style:font-family-generic-complex="system" style:font-pitch-complex="variable" style:font-size-complex="8.60000038146973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7.40000009536743pt" style:font-family-asian="'DejaVu Sans Condensed'" style:font-family-generic-asian="system" style:font-pitch-asian="variable" style:font-size-asian="7.40000009536743pt" style:font-family-complex="'DejaVu Sans Condensed'" style:font-family-generic-complex="system" style:font-pitch-complex="variable" style:font-size-complex="7.40000009536743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31.361cm" svg:height="8.613cm" chart:class="chart:scatter" chart:style-name="ch1">
        <chart:title svg:x="11.805cm" svg:y="0.172cm" chart:style-name="ch2">
          <text:p>CMOS Ring Oscillator 17 (test)</text:p>
        </chart:title>
        <chart:legend chart:legend-position="end" svg:x="29.745cm" svg:y="4.067cm" chart:style-name="ch3"/>
        <chart:plot-area chart:style-name="ch4" table:cell-range-address="ro_17.$F$2:.$G$376" chart:data-source-has-labels="row" chart:table-number-list="4" svg:x="0.626cm" svg:y="1.176cm" svg:width="27.868cm" svg:height="7.265cm">
          <chart:axis chart:dimension="x" chart:name="primary-x" chart:style-name="ch5">
            <chart:title svg:x="15.47cm" svg:y="7.981cm" chart:style-name="ch6">
              <text:p>time</text:p>
            </chart:title>
            <chart:categories table:cell-range-address="local-table.A2:.A375"/>
            <chart:grid chart:class="major"/>
          </chart:axis>
          <chart:axis chart:dimension="y" chart:name="primary-y" chart:style-name="ch7">
            <chart:title svg:x="0.626cm" svg:y="4.436cm" chart:style-name="ch6">
              <text:p>[V]</text:p>
            </chart:title>
            <chart:grid chart:class="major"/>
          </chart:axis>
          <chart:series chart:style-name="ch8">
            <chart:domain/>
            <chart:data-point chart:repeated="3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  <table:table-cell office:value-type="string">
                <text:p>v(2)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000000000005">
                <text:p>0.0000000000005</text:p>
              </table:table-cell>
              <table:table-cell office:value-type="float" office:value="1.974888">
                <text:p>1.97488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00000000001">
                <text:p>0.000000000001</text:p>
              </table:table-cell>
              <table:table-cell office:value-type="float" office:value="1.950579">
                <text:p>1.950579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00000000002">
                <text:p>0.000000000002</text:p>
              </table:table-cell>
              <table:table-cell office:value-type="float" office:value="1.90215">
                <text:p>1.9021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00000000004">
                <text:p>0.000000000004</text:p>
              </table:table-cell>
              <table:table-cell office:value-type="float" office:value="1.806568">
                <text:p>1.80656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00000000008">
                <text:p>0.000000000008</text:p>
              </table:table-cell>
              <table:table-cell office:value-type="float" office:value="1.627545">
                <text:p>1.62754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00000000016">
                <text:p>0.000000000016</text:p>
              </table:table-cell>
              <table:table-cell office:value-type="float" office:value="1.36033">
                <text:p>1.36033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00000000002687684">
                <text:p>0.00000000002687684</text:p>
              </table:table-cell>
              <table:table-cell office:value-type="float" office:value="1.051652">
                <text:p>1.051652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0000000004030945">
                <text:p>0.00000000004030945</text:p>
              </table:table-cell>
              <table:table-cell office:value-type="float" office:value="0.7248678">
                <text:p>0.7248678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0000000006151611">
                <text:p>0.00000000006151611</text:p>
              </table:table-cell>
              <table:table-cell office:value-type="float" office:value="0.3553482">
                <text:p>0.355348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0000000008456141">
                <text:p>0.00000000008456141</text:p>
              </table:table-cell>
              <table:table-cell office:value-type="float" office:value="0.149267">
                <text:p>0.14926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000000000102571">
                <text:p>0.000000000102571</text:p>
              </table:table-cell>
              <table:table-cell office:value-type="float" office:value="0.0874929">
                <text:p>0.087492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0000000001234027">
                <text:p>0.0000000001234027</text:p>
              </table:table-cell>
              <table:table-cell office:value-type="float" office:value="0.05904443">
                <text:p>0.05904443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0000000001445089">
                <text:p>0.0000000001445089</text:p>
              </table:table-cell>
              <table:table-cell office:value-type="float" office:value="0.05199802">
                <text:p>0.05199802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0000000001656011">
                <text:p>0.0000000001656011</text:p>
              </table:table-cell>
              <table:table-cell office:value-type="float" office:value="0.05014058">
                <text:p>0.05014058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0000000001920582">
                <text:p>0.0000000001920582</text:p>
              </table:table-cell>
              <table:table-cell office:value-type="float" office:value="0.04220735">
                <text:p>0.0422073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0000000002175105">
                <text:p>0.0000000002175105</text:p>
              </table:table-cell>
              <table:table-cell office:value-type="float" office:value="0.02946844">
                <text:p>0.0294684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0000000002420956">
                <text:p>0.0000000002420956</text:p>
              </table:table-cell>
              <table:table-cell office:value-type="float" office:value="0.0250932">
                <text:p>0.0250932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000000000265455">
                <text:p>0.000000000265455</text:p>
              </table:table-cell>
              <table:table-cell office:value-type="float" office:value="0.02120889">
                <text:p>0.02120889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0000000002937575">
                <text:p>0.0000000002937575</text:p>
              </table:table-cell>
              <table:table-cell office:value-type="float" office:value="0.01773507">
                <text:p>0.01773507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0000000003208727">
                <text:p>0.0000000003208727</text:p>
              </table:table-cell>
              <table:table-cell office:value-type="float" office:value="0.01493545">
                <text:p>0.01493545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000000000346414">
                <text:p>0.000000000346414</text:p>
              </table:table-cell>
              <table:table-cell office:value-type="float" office:value="0.01381169">
                <text:p>0.01381169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0000000003705799">
                <text:p>0.0000000003705799</text:p>
              </table:table-cell>
              <table:table-cell office:value-type="float" office:value="0.01329517">
                <text:p>0.01329517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0000000003930398">
                <text:p>0.0000000003930398</text:p>
              </table:table-cell>
              <table:table-cell office:value-type="float" office:value="0.01341796">
                <text:p>0.01341796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0000000004182881">
                <text:p>0.0000000004182881</text:p>
              </table:table-cell>
              <table:table-cell office:value-type="float" office:value="0.01299925">
                <text:p>0.0129992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0000000004450729">
                <text:p>0.0000000004450729</text:p>
              </table:table-cell>
              <table:table-cell office:value-type="float" office:value="0.01319167">
                <text:p>0.01319167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0000000004729646">
                <text:p>0.0000000004729646</text:p>
              </table:table-cell>
              <table:table-cell office:value-type="float" office:value="0.01290579">
                <text:p>0.0129057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0000000005026828">
                <text:p>0.0000000005026828</text:p>
              </table:table-cell>
              <table:table-cell office:value-type="float" office:value="0.01315969">
                <text:p>0.01315969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0000000005267314">
                <text:p>0.0000000005267314</text:p>
              </table:table-cell>
              <table:table-cell office:value-type="float" office:value="0.01289483">
                <text:p>0.0128948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0000000005505465">
                <text:p>0.0000000005505465</text:p>
              </table:table-cell>
              <table:table-cell office:value-type="float" office:value="0.01312362">
                <text:p>0.01312362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0000000005799895">
                <text:p>0.0000000005799895</text:p>
              </table:table-cell>
              <table:table-cell office:value-type="float" office:value="0.01286241">
                <text:p>0.01286241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0000000006081228">
                <text:p>0.0000000006081228</text:p>
              </table:table-cell>
              <table:table-cell office:value-type="float" office:value="0.01311002">
                <text:p>0.01311002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0000000006346413">
                <text:p>0.0000000006346413</text:p>
              </table:table-cell>
              <table:table-cell office:value-type="float" office:value="0.01285611">
                <text:p>0.01285611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0000000006574116">
                <text:p>0.0000000006574116</text:p>
              </table:table-cell>
              <table:table-cell office:value-type="float" office:value="0.01310447">
                <text:p>0.0131044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0000000006815357">
                <text:p>0.0000000006815357</text:p>
              </table:table-cell>
              <table:table-cell office:value-type="float" office:value="0.01285453">
                <text:p>0.01285453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0000000007108718">
                <text:p>0.0000000007108718</text:p>
              </table:table-cell>
              <table:table-cell office:value-type="float" office:value="0.01310424">
                <text:p>0.01310424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000000000738648">
                <text:p>0.000000000738648</text:p>
              </table:table-cell>
              <table:table-cell office:value-type="float" office:value="0.01285891">
                <text:p>0.01285891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0000000007619281">
                <text:p>0.0000000007619281</text:p>
              </table:table-cell>
              <table:table-cell office:value-type="float" office:value="0.0131036">
                <text:p>0.013103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0000000007857443">
                <text:p>0.0000000007857443</text:p>
              </table:table-cell>
              <table:table-cell office:value-type="float" office:value="0.01284061">
                <text:p>0.0128406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0000000008096056">
                <text:p>0.0000000008096056</text:p>
              </table:table-cell>
              <table:table-cell office:value-type="float" office:value="0.01308566">
                <text:p>0.01308566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0000000008355901">
                <text:p>0.0000000008355901</text:p>
              </table:table-cell>
              <table:table-cell office:value-type="float" office:value="0.01284991">
                <text:p>0.01284991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0000000008615213">
                <text:p>0.0000000008615213</text:p>
              </table:table-cell>
              <table:table-cell office:value-type="float" office:value="0.01317">
                <text:p>0.01317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0000000008882457">
                <text:p>0.0000000008882457</text:p>
              </table:table-cell>
              <table:table-cell office:value-type="float" office:value="0.01306178">
                <text:p>0.01306178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0000000009163628">
                <text:p>0.0000000009163628</text:p>
              </table:table-cell>
              <table:table-cell office:value-type="float" office:value="0.01301527">
                <text:p>0.0130152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0000000009382642">
                <text:p>0.0000000009382642</text:p>
              </table:table-cell>
              <table:table-cell office:value-type="float" office:value="0.01237111">
                <text:p>0.01237111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0000000009615301">
                <text:p>0.0000000009615301</text:p>
              </table:table-cell>
              <table:table-cell office:value-type="float" office:value="0.0120941">
                <text:p>0.0120941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0000000009913544">
                <text:p>0.0000000009913544</text:p>
              </table:table-cell>
              <table:table-cell office:value-type="float" office:value="0.01312765">
                <text:p>0.01312765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00000000102355">
                <text:p>0.00000000102355</text:p>
              </table:table-cell>
              <table:table-cell office:value-type="float" office:value="0.01882018">
                <text:p>0.01882018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000000001049739">
                <text:p>0.000000001049739</text:p>
              </table:table-cell>
              <table:table-cell office:value-type="float" office:value="0.01936618">
                <text:p>0.01936618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000000001073401">
                <text:p>0.000000001073401</text:p>
              </table:table-cell>
              <table:table-cell office:value-type="float" office:value="0.008157619">
                <text:p>0.008157619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0.000000001098176">
                <text:p>0.000000001098176</text:p>
              </table:table-cell>
              <table:table-cell office:value-type="float" office:value="-0.01381526">
                <text:p>-0.01381526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0.000000001128411">
                <text:p>0.000000001128411</text:p>
              </table:table-cell>
              <table:table-cell office:value-type="float" office:value="-0.0306025">
                <text:p>-0.030602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0.000000001156616">
                <text:p>0.000000001156616</text:p>
              </table:table-cell>
              <table:table-cell office:value-type="float" office:value="0.01895131">
                <text:p>0.0189513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000000001179911">
                <text:p>0.000000001179911</text:p>
              </table:table-cell>
              <table:table-cell office:value-type="float" office:value="0.1295161">
                <text:p>0.1295161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0.000000001205924">
                <text:p>0.000000001205924</text:p>
              </table:table-cell>
              <table:table-cell office:value-type="float" office:value="0.4069835">
                <text:p>0.4069835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0.000000001235896">
                <text:p>0.000000001235896</text:p>
              </table:table-cell>
              <table:table-cell office:value-type="float" office:value="0.8085499">
                <text:p>0.8085499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0.000000001270193">
                <text:p>0.000000001270193</text:p>
              </table:table-cell>
              <table:table-cell office:value-type="float" office:value="1.280809">
                <text:p>1.28080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0.000000001303561">
                <text:p>0.000000001303561</text:p>
              </table:table-cell>
              <table:table-cell office:value-type="float" office:value="1.627829">
                <text:p>1.627829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0.00000000133419">
                <text:p>0.00000000133419</text:p>
              </table:table-cell>
              <table:table-cell office:value-type="float" office:value="1.803392">
                <text:p>1.803392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0.000000001356472">
                <text:p>0.000000001356472</text:p>
              </table:table-cell>
              <table:table-cell office:value-type="float" office:value="1.86099">
                <text:p>1.86099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0.000000001379998">
                <text:p>0.000000001379998</text:p>
              </table:table-cell>
              <table:table-cell office:value-type="float" office:value="1.908219">
                <text:p>1.908219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0.000000001408214">
                <text:p>0.000000001408214</text:p>
              </table:table-cell>
              <table:table-cell office:value-type="float" office:value="1.94663">
                <text:p>1.94663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0.000000001434642">
                <text:p>0.000000001434642</text:p>
              </table:table-cell>
              <table:table-cell office:value-type="float" office:value="1.965624">
                <text:p>1.965624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0.000000001461919">
                <text:p>0.000000001461919</text:p>
              </table:table-cell>
              <table:table-cell office:value-type="float" office:value="1.973655">
                <text:p>1.973655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0.00000000148327">
                <text:p>0.00000000148327</text:p>
              </table:table-cell>
              <table:table-cell office:value-type="float" office:value="1.97527">
                <text:p>1.9752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0.000000001508375">
                <text:p>0.000000001508375</text:p>
              </table:table-cell>
              <table:table-cell office:value-type="float" office:value="1.976816">
                <text:p>1.976816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0.000000001528232">
                <text:p>0.000000001528232</text:p>
              </table:table-cell>
              <table:table-cell office:value-type="float" office:value="1.978047">
                <text:p>1.978047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0.000000001551277">
                <text:p>0.000000001551277</text:p>
              </table:table-cell>
              <table:table-cell office:value-type="float" office:value="1.978646">
                <text:p>1.978646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0.000000001580224">
                <text:p>0.000000001580224</text:p>
              </table:table-cell>
              <table:table-cell office:value-type="float" office:value="1.979167">
                <text:p>1.979167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0.000000001608669">
                <text:p>0.000000001608669</text:p>
              </table:table-cell>
              <table:table-cell office:value-type="float" office:value="1.979428">
                <text:p>1.979428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0.000000001635215">
                <text:p>0.000000001635215</text:p>
              </table:table-cell>
              <table:table-cell office:value-type="float" office:value="1.979733">
                <text:p>1.97973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0.000000001661661">
                <text:p>0.000000001661661</text:p>
              </table:table-cell>
              <table:table-cell office:value-type="float" office:value="1.979929">
                <text:p>1.979929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000000001691447">
                <text:p>0.000000001691447</text:p>
              </table:table-cell>
              <table:table-cell office:value-type="float" office:value="1.980056">
                <text:p>1.980056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0.000000001727196">
                <text:p>0.000000001727196</text:p>
              </table:table-cell>
              <table:table-cell office:value-type="float" office:value="1.980062">
                <text:p>1.98006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0.000000001760387">
                <text:p>0.000000001760387</text:p>
              </table:table-cell>
              <table:table-cell office:value-type="float" office:value="1.980132">
                <text:p>1.980132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0.000000001788724">
                <text:p>0.000000001788724</text:p>
              </table:table-cell>
              <table:table-cell office:value-type="float" office:value="1.980098">
                <text:p>1.980098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0.000000001811859">
                <text:p>0.000000001811859</text:p>
              </table:table-cell>
              <table:table-cell office:value-type="float" office:value="1.980143">
                <text:p>1.980143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0.000000001836653">
                <text:p>0.000000001836653</text:p>
              </table:table-cell>
              <table:table-cell office:value-type="float" office:value="1.980098">
                <text:p>1.980098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0.000000001862484">
                <text:p>0.000000001862484</text:p>
              </table:table-cell>
              <table:table-cell office:value-type="float" office:value="1.980145">
                <text:p>1.980145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0.000000001888134">
                <text:p>0.000000001888134</text:p>
              </table:table-cell>
              <table:table-cell office:value-type="float" office:value="1.980103">
                <text:p>1.980103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0.000000001913441">
                <text:p>0.000000001913441</text:p>
              </table:table-cell>
              <table:table-cell office:value-type="float" office:value="1.980144">
                <text:p>1.980144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0.000000001937122">
                <text:p>0.000000001937122</text:p>
              </table:table-cell>
              <table:table-cell office:value-type="float" office:value="1.980099">
                <text:p>1.980099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0.000000001961244">
                <text:p>0.000000001961244</text:p>
              </table:table-cell>
              <table:table-cell office:value-type="float" office:value="1.980144">
                <text:p>1.980144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0.000000001989448">
                <text:p>0.000000001989448</text:p>
              </table:table-cell>
              <table:table-cell office:value-type="float" office:value="1.980112">
                <text:p>1.98011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0.000000002018296">
                <text:p>0.000000002018296</text:p>
              </table:table-cell>
              <table:table-cell office:value-type="float" office:value="1.980172">
                <text:p>1.980172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0.000000002042912">
                <text:p>0.000000002042912</text:p>
              </table:table-cell>
              <table:table-cell office:value-type="float" office:value="1.98014">
                <text:p>1.98014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0.000000002067057">
                <text:p>0.000000002067057</text:p>
              </table:table-cell>
              <table:table-cell office:value-type="float" office:value="1.980055">
                <text:p>1.980055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0.000000002090228">
                <text:p>0.000000002090228</text:p>
              </table:table-cell>
              <table:table-cell office:value-type="float" office:value="1.979957">
                <text:p>1.979957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0.000000002115906">
                <text:p>0.000000002115906</text:p>
              </table:table-cell>
              <table:table-cell office:value-type="float" office:value="1.979995">
                <text:p>1.979995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0.000000002142095">
                <text:p>0.000000002142095</text:p>
              </table:table-cell>
              <table:table-cell office:value-type="float" office:value="1.980503">
                <text:p>1.98050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0.000000002169569">
                <text:p>0.000000002169569</text:p>
              </table:table-cell>
              <table:table-cell office:value-type="float" office:value="1.981813">
                <text:p>1.981813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0.000000002198857">
                <text:p>0.000000002198857</text:p>
              </table:table-cell>
              <table:table-cell office:value-type="float" office:value="1.980327">
                <text:p>1.980327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0.000000002225993">
                <text:p>0.000000002225993</text:p>
              </table:table-cell>
              <table:table-cell office:value-type="float" office:value="1.976225">
                <text:p>1.97622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0.00000000225135">
                <text:p>0.00000000225135</text:p>
              </table:table-cell>
              <table:table-cell office:value-type="float" office:value="1.971143">
                <text:p>1.971143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0.000000002279058">
                <text:p>0.000000002279058</text:p>
              </table:table-cell>
              <table:table-cell office:value-type="float" office:value="1.980896">
                <text:p>1.980896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0.000000002305692">
                <text:p>0.000000002305692</text:p>
              </table:table-cell>
              <table:table-cell office:value-type="float" office:value="2.014038">
                <text:p>2.014038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0.000000002334069">
                <text:p>0.000000002334069</text:p>
              </table:table-cell>
              <table:table-cell office:value-type="float" office:value="2.050881">
                <text:p>2.050881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0.000000002356918">
                <text:p>0.000000002356918</text:p>
              </table:table-cell>
              <table:table-cell office:value-type="float" office:value="2.022485">
                <text:p>2.022485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0.000000002379573">
                <text:p>0.000000002379573</text:p>
              </table:table-cell>
              <table:table-cell office:value-type="float" office:value="1.93821">
                <text:p>1.9382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0.000000002417506">
                <text:p>0.000000002417506</text:p>
              </table:table-cell>
              <table:table-cell office:value-type="float" office:value="1.602171">
                <text:p>1.602171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0.00000000245846">
                <text:p>0.00000000245846</text:p>
              </table:table-cell>
              <table:table-cell office:value-type="float" office:value="1.010095">
                <text:p>1.010095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0.000000002504492">
                <text:p>0.000000002504492</text:p>
              </table:table-cell>
              <table:table-cell office:value-type="float" office:value="0.3342284">
                <text:p>0.3342284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0.000000002540604">
                <text:p>0.000000002540604</text:p>
              </table:table-cell>
              <table:table-cell office:value-type="float" office:value="0.09117038">
                <text:p>0.09117038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.000000002575278">
                <text:p>0.000000002575278</text:p>
              </table:table-cell>
              <table:table-cell office:value-type="float" office:value="0.05361585">
                <text:p>0.05361585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0.000000002606679">
                <text:p>0.000000002606679</text:p>
              </table:table-cell>
              <table:table-cell office:value-type="float" office:value="0.0513687">
                <text:p>0.0513687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0.00000000263496">
                <text:p>0.00000000263496</text:p>
              </table:table-cell>
              <table:table-cell office:value-type="float" office:value="0.03861115">
                <text:p>0.03861115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0.000000002664951">
                <text:p>0.000000002664951</text:p>
              </table:table-cell>
              <table:table-cell office:value-type="float" office:value="0.0266335">
                <text:p>0.0266335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0.000000002691389">
                <text:p>0.000000002691389</text:p>
              </table:table-cell>
              <table:table-cell office:value-type="float" office:value="0.0230374">
                <text:p>0.0230374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0.000000002717491">
                <text:p>0.000000002717491</text:p>
              </table:table-cell>
              <table:table-cell office:value-type="float" office:value="0.01884243">
                <text:p>0.01884243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0.000000002743542">
                <text:p>0.000000002743542</text:p>
              </table:table-cell>
              <table:table-cell office:value-type="float" office:value="0.01613912">
                <text:p>0.01613912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0.00000000276896">
                <text:p>0.00000000276896</text:p>
              </table:table-cell>
              <table:table-cell office:value-type="float" office:value="0.01407716">
                <text:p>0.01407716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0.000000002798521">
                <text:p>0.000000002798521</text:p>
              </table:table-cell>
              <table:table-cell office:value-type="float" office:value="0.01351248">
                <text:p>0.01351248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0.00000000282343">
                <text:p>0.00000000282343</text:p>
              </table:table-cell>
              <table:table-cell office:value-type="float" office:value="0.01324318">
                <text:p>0.01324318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0.000000002847948">
                <text:p>0.000000002847948</text:p>
              </table:table-cell>
              <table:table-cell office:value-type="float" office:value="0.01325017">
                <text:p>0.01325017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0.000000002873556">
                <text:p>0.000000002873556</text:p>
              </table:table-cell>
              <table:table-cell office:value-type="float" office:value="0.01297345">
                <text:p>0.01297345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0.000000002901682">
                <text:p>0.000000002901682</text:p>
              </table:table-cell>
              <table:table-cell office:value-type="float" office:value="0.01313994">
                <text:p>0.0131399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0.00000000292304">
                <text:p>0.00000000292304</text:p>
              </table:table-cell>
              <table:table-cell office:value-type="float" office:value="0.01293615">
                <text:p>0.01293615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0.00000000294648">
                <text:p>0.00000000294648</text:p>
              </table:table-cell>
              <table:table-cell office:value-type="float" office:value="0.01313172">
                <text:p>0.01313172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0.000000002970839">
                <text:p>0.000000002970839</text:p>
              </table:table-cell>
              <table:table-cell office:value-type="float" office:value="0.01290968">
                <text:p>0.01290968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0.000000002998028">
                <text:p>0.000000002998028</text:p>
              </table:table-cell>
              <table:table-cell office:value-type="float" office:value="0.01309002">
                <text:p>0.01309002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0.000000003022769">
                <text:p>0.000000003022769</text:p>
              </table:table-cell>
              <table:table-cell office:value-type="float" office:value="0.01289051">
                <text:p>0.01289051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0.000000003046143">
                <text:p>0.000000003046143</text:p>
              </table:table-cell>
              <table:table-cell office:value-type="float" office:value="0.01308044">
                <text:p>0.01308044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0.000000003073893">
                <text:p>0.000000003073893</text:p>
              </table:table-cell>
              <table:table-cell office:value-type="float" office:value="0.01288492">
                <text:p>0.01288492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0.000000003095472">
                <text:p>0.000000003095472</text:p>
              </table:table-cell>
              <table:table-cell office:value-type="float" office:value="0.01307501">
                <text:p>0.01307501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0.000000003118127">
                <text:p>0.000000003118127</text:p>
              </table:table-cell>
              <table:table-cell office:value-type="float" office:value="0.01288384">
                <text:p>0.01288384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0.000000003147313">
                <text:p>0.000000003147313</text:p>
              </table:table-cell>
              <table:table-cell office:value-type="float" office:value="0.01307572">
                <text:p>0.01307572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0.000000003180164">
                <text:p>0.000000003180164</text:p>
              </table:table-cell>
              <table:table-cell office:value-type="float" office:value="0.0128886">
                <text:p>0.0128886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0.000000003206211">
                <text:p>0.000000003206211</text:p>
              </table:table-cell>
              <table:table-cell office:value-type="float" office:value="0.01306554">
                <text:p>0.01306554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0.000000003235022">
                <text:p>0.000000003235022</text:p>
              </table:table-cell>
              <table:table-cell office:value-type="float" office:value="0.01286884">
                <text:p>0.01286884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0.000000003263422">
                <text:p>0.000000003263422</text:p>
              </table:table-cell>
              <table:table-cell office:value-type="float" office:value="0.0130591">
                <text:p>0.0130591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0.000000003290819">
                <text:p>0.000000003290819</text:p>
              </table:table-cell>
              <table:table-cell office:value-type="float" office:value="0.01294737">
                <text:p>0.01294737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0.000000003320797">
                <text:p>0.000000003320797</text:p>
              </table:table-cell>
              <table:table-cell office:value-type="float" office:value="0.01326942">
                <text:p>0.01326942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0.000000003344465">
                <text:p>0.000000003344465</text:p>
              </table:table-cell>
              <table:table-cell office:value-type="float" office:value="0.01286142">
                <text:p>0.01286142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0.000000003368778">
                <text:p>0.000000003368778</text:p>
              </table:table-cell>
              <table:table-cell office:value-type="float" office:value="0.0125922">
                <text:p>0.0125922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0.000000003391053">
                <text:p>0.000000003391053</text:p>
              </table:table-cell>
              <table:table-cell office:value-type="float" office:value="0.0119149">
                <text:p>0.0119149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0.000000003422992">
                <text:p>0.000000003422992</text:p>
              </table:table-cell>
              <table:table-cell office:value-type="float" office:value="0.01329126">
                <text:p>0.01329126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0.00000000345411">
                <text:p>0.00000000345411</text:p>
              </table:table-cell>
              <table:table-cell office:value-type="float" office:value="0.01826243">
                <text:p>0.01826243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0.000000003477798">
                <text:p>0.000000003477798</text:p>
              </table:table-cell>
              <table:table-cell office:value-type="float" office:value="0.02049192">
                <text:p>0.02049192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0.000000003500825">
                <text:p>0.000000003500825</text:p>
              </table:table-cell>
              <table:table-cell office:value-type="float" office:value="0.0106812">
                <text:p>0.0106812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0.000000003525727">
                <text:p>0.000000003525727</text:p>
              </table:table-cell>
              <table:table-cell office:value-type="float" office:value="-0.008483376">
                <text:p>-0.008483376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0.000000003550794">
                <text:p>0.000000003550794</text:p>
              </table:table-cell>
              <table:table-cell office:value-type="float" office:value="-0.03231598">
                <text:p>-0.03231598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0.000000003574383">
                <text:p>0.000000003574383</text:p>
              </table:table-cell>
              <table:table-cell office:value-type="float" office:value="-0.01760744">
                <text:p>-0.01760744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0.000000003596348">
                <text:p>0.000000003596348</text:p>
              </table:table-cell>
              <table:table-cell office:value-type="float" office:value="0.049214">
                <text:p>0.049214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0.000000003621618">
                <text:p>0.000000003621618</text:p>
              </table:table-cell>
              <table:table-cell office:value-type="float" office:value="0.2213279">
                <text:p>0.2213279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0.00000000365677">
                <text:p>0.00000000365677</text:p>
              </table:table-cell>
              <table:table-cell office:value-type="float" office:value="0.6455441">
                <text:p>0.6455441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0.000000003698554">
                <text:p>0.000000003698554</text:p>
              </table:table-cell>
              <table:table-cell office:value-type="float" office:value="1.222994">
                <text:p>1.222994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0.000000003732919">
                <text:p>0.000000003732919</text:p>
              </table:table-cell>
              <table:table-cell office:value-type="float" office:value="1.601961">
                <text:p>1.601961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0.000000003766137">
                <text:p>0.000000003766137</text:p>
              </table:table-cell>
              <table:table-cell office:value-type="float" office:value="1.801887">
                <text:p>1.801887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0.000000003793514">
                <text:p>0.000000003793514</text:p>
              </table:table-cell>
              <table:table-cell office:value-type="float" office:value="1.87074">
                <text:p>1.87074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0.000000003819767">
                <text:p>0.000000003819767</text:p>
              </table:table-cell>
              <table:table-cell office:value-type="float" office:value="1.920147">
                <text:p>1.920147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0.000000003848517">
                <text:p>0.000000003848517</text:p>
              </table:table-cell>
              <table:table-cell office:value-type="float" office:value="1.953602">
                <text:p>1.953602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0.000000003875327">
                <text:p>0.000000003875327</text:p>
              </table:table-cell>
              <table:table-cell office:value-type="float" office:value="1.969132">
                <text:p>1.969132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0.000000003901902">
                <text:p>0.000000003901902</text:p>
              </table:table-cell>
              <table:table-cell office:value-type="float" office:value="1.974614">
                <text:p>1.974614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0.00000000392426">
                <text:p>0.00000000392426</text:p>
              </table:table-cell>
              <table:table-cell office:value-type="float" office:value="1.975775">
                <text:p>1.975775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0.00000000394747">
                <text:p>0.00000000394747</text:p>
              </table:table-cell>
              <table:table-cell office:value-type="float" office:value="1.977266">
                <text:p>1.977266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0.000000003971239">
                <text:p>0.000000003971239</text:p>
              </table:table-cell>
              <table:table-cell office:value-type="float" office:value="1.978409">
                <text:p>1.978409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0.000000003997149">
                <text:p>0.000000003997149</text:p>
              </table:table-cell>
              <table:table-cell office:value-type="float" office:value="1.978875">
                <text:p>1.978875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0.000000004021037">
                <text:p>0.000000004021037</text:p>
              </table:table-cell>
              <table:table-cell office:value-type="float" office:value="1.979268">
                <text:p>1.979268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0.000000004044874">
                <text:p>0.000000004044874</text:p>
              </table:table-cell>
              <table:table-cell office:value-type="float" office:value="1.979447">
                <text:p>1.979447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0.000000004066958">
                <text:p>0.000000004066958</text:p>
              </table:table-cell>
              <table:table-cell office:value-type="float" office:value="1.97974">
                <text:p>1.97974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0.000000004090043">
                <text:p>0.000000004090043</text:p>
              </table:table-cell>
              <table:table-cell office:value-type="float" office:value="1.979882">
                <text:p>1.979882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0.000000004112347">
                <text:p>0.000000004112347</text:p>
              </table:table-cell>
              <table:table-cell office:value-type="float" office:value="1.980035">
                <text:p>1.980035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0.000000004134907">
                <text:p>0.000000004134907</text:p>
              </table:table-cell>
              <table:table-cell office:value-type="float" office:value="1.980015">
                <text:p>1.980015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0.000000004156611">
                <text:p>0.000000004156611</text:p>
              </table:table-cell>
              <table:table-cell office:value-type="float" office:value="1.980113">
                <text:p>1.980113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0.000000004185895">
                <text:p>0.000000004185895</text:p>
              </table:table-cell>
              <table:table-cell office:value-type="float" office:value="1.980071">
                <text:p>1.980071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0.000000004215048">
                <text:p>0.000000004215048</text:p>
              </table:table-cell>
              <table:table-cell office:value-type="float" office:value="1.980149">
                <text:p>1.980149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0.000000004244545">
                <text:p>0.000000004244545</text:p>
              </table:table-cell>
              <table:table-cell office:value-type="float" office:value="1.980088">
                <text:p>1.980088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0.000000004272611">
                <text:p>0.000000004272611</text:p>
              </table:table-cell>
              <table:table-cell office:value-type="float" office:value="1.980152">
                <text:p>1.980152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0.000000004304622">
                <text:p>0.000000004304622</text:p>
              </table:table-cell>
              <table:table-cell office:value-type="float" office:value="1.980091">
                <text:p>1.980091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0.000000004327658">
                <text:p>0.000000004327658</text:p>
              </table:table-cell>
              <table:table-cell office:value-type="float" office:value="1.980157">
                <text:p>1.980157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0.000000004355505">
                <text:p>0.000000004355505</text:p>
              </table:table-cell>
              <table:table-cell office:value-type="float" office:value="1.980089">
                <text:p>1.980089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0.000000004383913">
                <text:p>0.000000004383913</text:p>
              </table:table-cell>
              <table:table-cell office:value-type="float" office:value="1.980154">
                <text:p>1.980154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0.000000004407443">
                <text:p>0.000000004407443</text:p>
              </table:table-cell>
              <table:table-cell office:value-type="float" office:value="1.980093">
                <text:p>1.980093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0.00000000443124">
                <text:p>0.00000000443124</text:p>
              </table:table-cell>
              <table:table-cell office:value-type="float" office:value="1.980174">
                <text:p>1.980174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0.0000000044591">
                <text:p>0.0000000044591</text:p>
              </table:table-cell>
              <table:table-cell office:value-type="float" office:value="1.980131">
                <text:p>1.980131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0.000000004490973">
                <text:p>0.000000004490973</text:p>
              </table:table-cell>
              <table:table-cell office:value-type="float" office:value="1.980119">
                <text:p>1.980119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0.000000004521406">
                <text:p>0.000000004521406</text:p>
              </table:table-cell>
              <table:table-cell office:value-type="float" office:value="1.979951">
                <text:p>1.979951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0.00000000454894">
                <text:p>0.00000000454894</text:p>
              </table:table-cell>
              <table:table-cell office:value-type="float" office:value="1.980012">
                <text:p>1.980012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0.000000004574983">
                <text:p>0.000000004574983</text:p>
              </table:table-cell>
              <table:table-cell office:value-type="float" office:value="1.980509">
                <text:p>1.980509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0.000000004603072">
                <text:p>0.000000004603072</text:p>
              </table:table-cell>
              <table:table-cell office:value-type="float" office:value="1.981886">
                <text:p>1.981886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0.000000004628301">
                <text:p>0.000000004628301</text:p>
              </table:table-cell>
              <table:table-cell office:value-type="float" office:value="1.980594">
                <text:p>1.980594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0.000000004649931">
                <text:p>0.000000004649931</text:p>
              </table:table-cell>
              <table:table-cell office:value-type="float" office:value="1.977323">
                <text:p>1.977323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0.000000004672996">
                <text:p>0.000000004672996</text:p>
              </table:table-cell>
              <table:table-cell office:value-type="float" office:value="1.972257">
                <text:p>1.972257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0.000000004697736">
                <text:p>0.000000004697736</text:p>
              </table:table-cell>
              <table:table-cell office:value-type="float" office:value="1.973806">
                <text:p>1.973806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0.000000004726998">
                <text:p>0.000000004726998</text:p>
              </table:table-cell>
              <table:table-cell office:value-type="float" office:value="1.99622">
                <text:p>1.99622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0.000000004749363">
                <text:p>0.000000004749363</text:p>
              </table:table-cell>
              <table:table-cell office:value-type="float" office:value="2.035744">
                <text:p>2.035744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0.000000004773351">
                <text:p>0.000000004773351</text:p>
              </table:table-cell>
              <table:table-cell office:value-type="float" office:value="2.050089">
                <text:p>2.050089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0.000000004795591">
                <text:p>0.000000004795591</text:p>
              </table:table-cell>
              <table:table-cell office:value-type="float" office:value="1.99985">
                <text:p>1.99985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0.000000004821307">
                <text:p>0.000000004821307</text:p>
              </table:table-cell>
              <table:table-cell office:value-type="float" office:value="1.888241">
                <text:p>1.888241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0.000000004850735">
                <text:p>0.000000004850735</text:p>
              </table:table-cell>
              <table:table-cell office:value-type="float" office:value="1.590847">
                <text:p>1.590847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0.000000004880392">
                <text:p>0.000000004880392</text:p>
              </table:table-cell>
              <table:table-cell office:value-type="float" office:value="1.170952">
                <text:p>1.170952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0.0000000049238">
                <text:p>0.0000000049238</text:p>
              </table:table-cell>
              <table:table-cell office:value-type="float" office:value="0.4772223">
                <text:p>0.4772223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0.000000004967537">
                <text:p>0.000000004967537</text:p>
              </table:table-cell>
              <table:table-cell office:value-type="float" office:value="0.09529719">
                <text:p>0.09529719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0.000000005009233">
                <text:p>0.000000005009233</text:p>
              </table:table-cell>
              <table:table-cell office:value-type="float" office:value="0.05011289">
                <text:p>0.05011289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0.000000005042698">
                <text:p>0.000000005042698</text:p>
              </table:table-cell>
              <table:table-cell office:value-type="float" office:value="0.05042666">
                <text:p>0.05042666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0.000000005071175">
                <text:p>0.000000005071175</text:p>
              </table:table-cell>
              <table:table-cell office:value-type="float" office:value="0.03656287">
                <text:p>0.03656287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0.000000005101469">
                <text:p>0.000000005101469</text:p>
              </table:table-cell>
              <table:table-cell office:value-type="float" office:value="0.02594623">
                <text:p>0.02594623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0.000000005129487">
                <text:p>0.000000005129487</text:p>
              </table:table-cell>
              <table:table-cell office:value-type="float" office:value="0.02220949">
                <text:p>0.02220949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0.000000005157192">
                <text:p>0.000000005157192</text:p>
              </table:table-cell>
              <table:table-cell office:value-type="float" office:value="0.01788776">
                <text:p>0.01788776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0.000000005186585">
                <text:p>0.000000005186585</text:p>
              </table:table-cell>
              <table:table-cell office:value-type="float" office:value="0.01529446">
                <text:p>0.01529446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0.00000000520746">
                <text:p>0.00000000520746</text:p>
              </table:table-cell>
              <table:table-cell office:value-type="float" office:value="0.01371015">
                <text:p>0.01371015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0.000000005233394">
                <text:p>0.000000005233394</text:p>
              </table:table-cell>
              <table:table-cell office:value-type="float" office:value="0.01359512">
                <text:p>0.01359512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0.000000005256371">
                <text:p>0.000000005256371</text:p>
              </table:table-cell>
              <table:table-cell office:value-type="float" office:value="0.0131724">
                <text:p>0.0131724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.000000005278845">
                <text:p>0.000000005278845</text:p>
              </table:table-cell>
              <table:table-cell office:value-type="float" office:value="0.01331016">
                <text:p>0.01331016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0.000000005304803">
                <text:p>0.000000005304803</text:p>
              </table:table-cell>
              <table:table-cell office:value-type="float" office:value="0.01292552">
                <text:p>0.01292552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0.000000005334303">
                <text:p>0.000000005334303</text:p>
              </table:table-cell>
              <table:table-cell office:value-type="float" office:value="0.01318948">
                <text:p>0.01318948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0.000000005358716">
                <text:p>0.000000005358716</text:p>
              </table:table-cell>
              <table:table-cell office:value-type="float" office:value="0.01288334">
                <text:p>0.01288334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0.000000005382687">
                <text:p>0.000000005382687</text:p>
              </table:table-cell>
              <table:table-cell office:value-type="float" office:value="0.01318029">
                <text:p>0.01318029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0.000000005408458">
                <text:p>0.000000005408458</text:p>
              </table:table-cell>
              <table:table-cell office:value-type="float" office:value="0.01285601">
                <text:p>0.01285601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0.000000005439082">
                <text:p>0.000000005439082</text:p>
              </table:table-cell>
              <table:table-cell office:value-type="float" office:value="0.01313699">
                <text:p>0.01313699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0.000000005473422">
                <text:p>0.000000005473422</text:p>
              </table:table-cell>
              <table:table-cell office:value-type="float" office:value="0.01283835">
                <text:p>0.01283835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0.0000000054955">
                <text:p>0.0000000054955</text:p>
              </table:table-cell>
              <table:table-cell office:value-type="float" office:value="0.01312745">
                <text:p>0.01312745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0.000000005520002">
                <text:p>0.000000005520002</text:p>
              </table:table-cell>
              <table:table-cell office:value-type="float" office:value="0.01283556">
                <text:p>0.01283556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0.000000005548865">
                <text:p>0.000000005548865</text:p>
              </table:table-cell>
              <table:table-cell office:value-type="float" office:value="0.0131226">
                <text:p>0.0131226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0.000000005577049">
                <text:p>0.000000005577049</text:p>
              </table:table-cell>
              <table:table-cell office:value-type="float" office:value="0.01283718">
                <text:p>0.01283718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0.000000005606887">
                <text:p>0.000000005606887</text:p>
              </table:table-cell>
              <table:table-cell office:value-type="float" office:value="0.01312477">
                <text:p>0.01312477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0.000000005627682">
                <text:p>0.000000005627682</text:p>
              </table:table-cell>
              <table:table-cell office:value-type="float" office:value="0.01284007">
                <text:p>0.01284007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0.000000005652518">
                <text:p>0.000000005652518</text:p>
              </table:table-cell>
              <table:table-cell office:value-type="float" office:value="0.01310367">
                <text:p>0.01310367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0.000000005676122">
                <text:p>0.000000005676122</text:p>
              </table:table-cell>
              <table:table-cell office:value-type="float" office:value="0.01282414">
                <text:p>0.01282414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0.00000000570153">
                <text:p>0.00000000570153</text:p>
              </table:table-cell>
              <table:table-cell office:value-type="float" office:value="0.01310792">
                <text:p>0.01310792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0.000000005727167">
                <text:p>0.000000005727167</text:p>
              </table:table-cell>
              <table:table-cell office:value-type="float" office:value="0.01290753">
                <text:p>0.01290753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0.000000005754721">
                <text:p>0.000000005754721</text:p>
              </table:table-cell>
              <table:table-cell office:value-type="float" office:value="0.01331321">
                <text:p>0.01331321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0.00000000578607">
                <text:p>0.00000000578607</text:p>
              </table:table-cell>
              <table:table-cell office:value-type="float" office:value="0.01272449">
                <text:p>0.01272449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0.000000005808061">
                <text:p>0.000000005808061</text:p>
              </table:table-cell>
              <table:table-cell office:value-type="float" office:value="0.01259955">
                <text:p>0.01259955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0.000000005832413">
                <text:p>0.000000005832413</text:p>
              </table:table-cell>
              <table:table-cell office:value-type="float" office:value="0.01182273">
                <text:p>0.01182273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0.00000000586001">
                <text:p>0.00000000586001</text:p>
              </table:table-cell>
              <table:table-cell office:value-type="float" office:value="0.01353842">
                <text:p>0.01353842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0.000000005889926">
                <text:p>0.000000005889926</text:p>
              </table:table-cell>
              <table:table-cell office:value-type="float" office:value="0.01843506">
                <text:p>0.01843506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0.000000005916801">
                <text:p>0.000000005916801</text:p>
              </table:table-cell>
              <table:table-cell office:value-type="float" office:value="0.01964374">
                <text:p>0.01964374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0.000000005939897">
                <text:p>0.000000005939897</text:p>
              </table:table-cell>
              <table:table-cell office:value-type="float" office:value="0.008328042">
                <text:p>0.008328042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0.000000005964295">
                <text:p>0.000000005964295</text:p>
              </table:table-cell>
              <table:table-cell office:value-type="float" office:value="-0.01234664">
                <text:p>-0.01234664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0.000000005994385">
                <text:p>0.000000005994385</text:p>
              </table:table-cell>
              <table:table-cell office:value-type="float" office:value="-0.03132071">
                <text:p>-0.03132071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0.000000006022533">
                <text:p>0.000000006022533</text:p>
              </table:table-cell>
              <table:table-cell office:value-type="float" office:value="0.01519542">
                <text:p>0.01519542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0.000000006045453">
                <text:p>0.000000006045453</text:p>
              </table:table-cell>
              <table:table-cell office:value-type="float" office:value="0.1180709">
                <text:p>0.1180709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0.000000006071088">
                <text:p>0.000000006071088</text:p>
              </table:table-cell>
              <table:table-cell office:value-type="float" office:value="0.3839512">
                <text:p>0.3839512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0.000000006100799">
                <text:p>0.000000006100799</text:p>
              </table:table-cell>
              <table:table-cell office:value-type="float" office:value="0.7780174">
                <text:p>0.7780174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0.000000006135719">
                <text:p>0.000000006135719</text:p>
              </table:table-cell>
              <table:table-cell office:value-type="float" office:value="1.260006">
                <text:p>1.260006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0.000000006170113">
                <text:p>0.000000006170113</text:p>
              </table:table-cell>
              <table:table-cell office:value-type="float" office:value="1.623475">
                <text:p>1.623475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0.000000006204886">
                <text:p>0.000000006204886</text:p>
              </table:table-cell>
              <table:table-cell office:value-type="float" office:value="1.81795">
                <text:p>1.81795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0.000000006238441">
                <text:p>0.000000006238441</text:p>
              </table:table-cell>
              <table:table-cell office:value-type="float" office:value="1.891418">
                <text:p>1.891418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0.000000006269575">
                <text:p>0.000000006269575</text:p>
              </table:table-cell>
              <table:table-cell office:value-type="float" office:value="1.941159">
                <text:p>1.941159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0.000000006301181">
                <text:p>0.000000006301181</text:p>
              </table:table-cell>
              <table:table-cell office:value-type="float" office:value="1.96592">
                <text:p>1.96592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0.000000006335566">
                <text:p>0.000000006335566</text:p>
              </table:table-cell>
              <table:table-cell office:value-type="float" office:value="1.975254">
                <text:p>1.975254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0.000000006360911">
                <text:p>0.000000006360911</text:p>
              </table:table-cell>
              <table:table-cell office:value-type="float" office:value="1.975913">
                <text:p>1.975913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0.000000006386614">
                <text:p>0.000000006386614</text:p>
              </table:table-cell>
              <table:table-cell office:value-type="float" office:value="1.977667">
                <text:p>1.977667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0.000000006411369">
                <text:p>0.000000006411369</text:p>
              </table:table-cell>
              <table:table-cell office:value-type="float" office:value="1.978544">
                <text:p>1.978544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0.000000006438237">
                <text:p>0.000000006438237</text:p>
              </table:table-cell>
              <table:table-cell office:value-type="float" office:value="1.979095">
                <text:p>1.979095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0.000000006462467">
                <text:p>0.000000006462467</text:p>
              </table:table-cell>
              <table:table-cell office:value-type="float" office:value="1.979282">
                <text:p>1.979282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0.000000006484165">
                <text:p>0.000000006484165</text:p>
              </table:table-cell>
              <table:table-cell office:value-type="float" office:value="1.979584">
                <text:p>1.979584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0.000000006508613">
                <text:p>0.000000006508613</text:p>
              </table:table-cell>
              <table:table-cell office:value-type="float" office:value="1.979734">
                <text:p>1.979734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0.000000006528844">
                <text:p>0.000000006528844</text:p>
              </table:table-cell>
              <table:table-cell office:value-type="float" office:value="1.979988">
                <text:p>1.979988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0.000000006550728">
                <text:p>0.000000006550728</text:p>
              </table:table-cell>
              <table:table-cell office:value-type="float" office:value="1.979965">
                <text:p>1.979965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0.000000006572197">
                <text:p>0.000000006572197</text:p>
              </table:table-cell>
              <table:table-cell office:value-type="float" office:value="1.9801">
                <text:p>1.9801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0.0000000065916">
                <text:p>0.0000000065916</text:p>
              </table:table-cell>
              <table:table-cell office:value-type="float" office:value="1.980035">
                <text:p>1.980035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0.000000006617663">
                <text:p>0.000000006617663</text:p>
              </table:table-cell>
              <table:table-cell office:value-type="float" office:value="1.980148">
                <text:p>1.980148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0.000000006639825">
                <text:p>0.000000006639825</text:p>
              </table:table-cell>
              <table:table-cell office:value-type="float" office:value="1.980068">
                <text:p>1.980068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0.000000006663237">
                <text:p>0.000000006663237</text:p>
              </table:table-cell>
              <table:table-cell office:value-type="float" office:value="1.980164">
                <text:p>1.980164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0.000000006687077">
                <text:p>0.000000006687077</text:p>
              </table:table-cell>
              <table:table-cell office:value-type="float" office:value="1.980075">
                <text:p>1.980075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0.000000006717066">
                <text:p>0.000000006717066</text:p>
              </table:table-cell>
              <table:table-cell office:value-type="float" office:value="1.980165">
                <text:p>1.980165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0.000000006746334">
                <text:p>0.000000006746334</text:p>
              </table:table-cell>
              <table:table-cell office:value-type="float" office:value="1.98008">
                <text:p>1.98008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0.00000000676648">
                <text:p>0.00000000676648</text:p>
              </table:table-cell>
              <table:table-cell office:value-type="float" office:value="1.980168">
                <text:p>1.980168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0.000000006793181">
                <text:p>0.000000006793181</text:p>
              </table:table-cell>
              <table:table-cell office:value-type="float" office:value="1.980077">
                <text:p>1.980077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0.000000006821275">
                <text:p>0.000000006821275</text:p>
              </table:table-cell>
              <table:table-cell office:value-type="float" office:value="1.980165">
                <text:p>1.980165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0.000000006851548">
                <text:p>0.000000006851548</text:p>
              </table:table-cell>
              <table:table-cell office:value-type="float" office:value="1.980085">
                <text:p>1.980085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0.000000006880971">
                <text:p>0.000000006880971</text:p>
              </table:table-cell>
              <table:table-cell office:value-type="float" office:value="1.980189">
                <text:p>1.980189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0.000000006905092">
                <text:p>0.000000006905092</text:p>
              </table:table-cell>
              <table:table-cell office:value-type="float" office:value="1.980132">
                <text:p>1.980132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0.000000006931797">
                <text:p>0.000000006931797</text:p>
              </table:table-cell>
              <table:table-cell office:value-type="float" office:value="1.980095">
                <text:p>1.980095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0.000000006962511">
                <text:p>0.000000006962511</text:p>
              </table:table-cell>
              <table:table-cell office:value-type="float" office:value="1.979922">
                <text:p>1.979922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0.000000006989168">
                <text:p>0.000000006989168</text:p>
              </table:table-cell>
              <table:table-cell office:value-type="float" office:value="1.980074">
                <text:p>1.980074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0.000000007015253">
                <text:p>0.000000007015253</text:p>
              </table:table-cell>
              <table:table-cell office:value-type="float" office:value="1.980587">
                <text:p>1.980587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0.000000007036335">
                <text:p>0.000000007036335</text:p>
              </table:table-cell>
              <table:table-cell office:value-type="float" office:value="1.981802">
                <text:p>1.981802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0.000000007064123">
                <text:p>0.000000007064123</text:p>
              </table:table-cell>
              <table:table-cell office:value-type="float" office:value="1.980752">
                <text:p>1.980752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0.000000007084002">
                <text:p>0.000000007084002</text:p>
              </table:table-cell>
              <table:table-cell office:value-type="float" office:value="1.97781">
                <text:p>1.97781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0.000000007106675">
                <text:p>0.000000007106675</text:p>
              </table:table-cell>
              <table:table-cell office:value-type="float" office:value="1.973147">
                <text:p>1.973147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0.000000007135244">
                <text:p>0.000000007135244</text:p>
              </table:table-cell>
              <table:table-cell office:value-type="float" office:value="1.974018">
                <text:p>1.974018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0.000000007157502">
                <text:p>0.000000007157502</text:p>
              </table:table-cell>
              <table:table-cell office:value-type="float" office:value="1.989259">
                <text:p>1.989259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0.000000007182641">
                <text:p>0.000000007182641</text:p>
              </table:table-cell>
              <table:table-cell office:value-type="float" office:value="2.02904">
                <text:p>2.02904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0.000000007205682">
                <text:p>0.000000007205682</text:p>
              </table:table-cell>
              <table:table-cell office:value-type="float" office:value="2.052251">
                <text:p>2.052251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0.000000007223854">
                <text:p>0.000000007223854</text:p>
              </table:table-cell>
              <table:table-cell office:value-type="float" office:value="2.027092">
                <text:p>2.027092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0.000000007248524">
                <text:p>0.000000007248524</text:p>
              </table:table-cell>
              <table:table-cell office:value-type="float" office:value="1.936866">
                <text:p>1.936866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0.000000007282113">
                <text:p>0.000000007282113</text:p>
              </table:table-cell>
              <table:table-cell office:value-type="float" office:value="1.660709">
                <text:p>1.660709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0.000000007319811">
                <text:p>0.000000007319811</text:p>
              </table:table-cell>
              <table:table-cell office:value-type="float" office:value="1.136431">
                <text:p>1.136431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0.000000007355874">
                <text:p>0.000000007355874</text:p>
              </table:table-cell>
              <table:table-cell office:value-type="float" office:value="0.53309">
                <text:p>0.53309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0.000000007404274">
                <text:p>0.000000007404274</text:p>
              </table:table-cell>
              <table:table-cell office:value-type="float" office:value="0.09030284">
                <text:p>0.09030284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0.000000007442838">
                <text:p>0.000000007442838</text:p>
              </table:table-cell>
              <table:table-cell office:value-type="float" office:value="0.05184701">
                <text:p>0.0518470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0.000000007477722">
                <text:p>0.000000007477722</text:p>
              </table:table-cell>
              <table:table-cell office:value-type="float" office:value="0.05115965">
                <text:p>0.05115965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0.000000007508221">
                <text:p>0.000000007508221</text:p>
              </table:table-cell>
              <table:table-cell office:value-type="float" office:value="0.03742109">
                <text:p>0.03742109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0.00000000754165">
                <text:p>0.00000000754165</text:p>
              </table:table-cell>
              <table:table-cell office:value-type="float" office:value="0.02497496">
                <text:p>0.02497496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0.000000007574006">
                <text:p>0.000000007574006</text:p>
              </table:table-cell>
              <table:table-cell office:value-type="float" office:value="0.02142008">
                <text:p>0.02142008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0.000000007607515">
                <text:p>0.000000007607515</text:p>
              </table:table-cell>
              <table:table-cell office:value-type="float" office:value="0.01643051">
                <text:p>0.01643051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0.00000000764476">
                <text:p>0.00000000764476</text:p>
              </table:table-cell>
              <table:table-cell office:value-type="float" office:value="0.01409725">
                <text:p>0.01409725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0.00000000766945">
                <text:p>0.00000000766945</text:p>
              </table:table-cell>
              <table:table-cell office:value-type="float" office:value="0.01301249">
                <text:p>0.01301249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0.000000007693445">
                <text:p>0.000000007693445</text:p>
              </table:table-cell>
              <table:table-cell office:value-type="float" office:value="0.01357261">
                <text:p>0.01357261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0.000000007718283">
                <text:p>0.000000007718283</text:p>
              </table:table-cell>
              <table:table-cell office:value-type="float" office:value="0.01289691">
                <text:p>0.01289691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0.000000007746146">
                <text:p>0.000000007746146</text:p>
              </table:table-cell>
              <table:table-cell office:value-type="float" office:value="0.01332211">
                <text:p>0.01332211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0.000000007778683">
                <text:p>0.000000007778683</text:p>
              </table:table-cell>
              <table:table-cell office:value-type="float" office:value="0.01277575">
                <text:p>0.01277575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0.000000007801152">
                <text:p>0.000000007801152</text:p>
              </table:table-cell>
              <table:table-cell office:value-type="float" office:value="0.01328446">
                <text:p>0.01328446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0.000000007825104">
                <text:p>0.000000007825104</text:p>
              </table:table-cell>
              <table:table-cell office:value-type="float" office:value="0.01277534">
                <text:p>0.01277534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0.000000007848474">
                <text:p>0.000000007848474</text:p>
              </table:table-cell>
              <table:table-cell office:value-type="float" office:value="0.0132528">
                <text:p>0.0132528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0.000000007881985">
                <text:p>0.000000007881985</text:p>
              </table:table-cell>
              <table:table-cell office:value-type="float" office:value="0.01273916">
                <text:p>0.01273916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0.00000000791462">
                <text:p>0.00000000791462</text:p>
              </table:table-cell>
              <table:table-cell office:value-type="float" office:value="0.01323271">
                <text:p>0.01323271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0.000000007941283">
                <text:p>0.000000007941283</text:p>
              </table:table-cell>
              <table:table-cell office:value-type="float" office:value="0.01273405">
                <text:p>0.01273405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0.000000007968379">
                <text:p>0.000000007968379</text:p>
              </table:table-cell>
              <table:table-cell office:value-type="float" office:value="0.01322568">
                <text:p>0.01322568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0.000000007992771">
                <text:p>0.000000007992771</text:p>
              </table:table-cell>
              <table:table-cell office:value-type="float" office:value="0.01273382">
                <text:p>0.01273382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.00000000802818">
                <text:p>0.00000000802818</text:p>
              </table:table-cell>
              <table:table-cell office:value-type="float" office:value="0.01322535">
                <text:p>0.01322535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0.000000008052525">
                <text:p>0.000000008052525</text:p>
              </table:table-cell>
              <table:table-cell office:value-type="float" office:value="0.01274159">
                <text:p>0.01274159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0.000000008079493">
                <text:p>0.000000008079493</text:p>
              </table:table-cell>
              <table:table-cell office:value-type="float" office:value="0.01321167">
                <text:p>0.01321167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0.000000008100548">
                <text:p>0.000000008100548</text:p>
              </table:table-cell>
              <table:table-cell office:value-type="float" office:value="0.01272213">
                <text:p>0.01272213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0.000000008123388">
                <text:p>0.000000008123388</text:p>
              </table:table-cell>
              <table:table-cell office:value-type="float" office:value="0.01319938">
                <text:p>0.01319938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0.000000008147209">
                <text:p>0.000000008147209</text:p>
              </table:table-cell>
              <table:table-cell office:value-type="float" office:value="0.01275696">
                <text:p>0.01275696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0.000000008170128">
                <text:p>0.000000008170128</text:p>
              </table:table-cell>
              <table:table-cell office:value-type="float" office:value="0.01329888">
                <text:p>0.01329888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0.000000008190955">
                <text:p>0.000000008190955</text:p>
              </table:table-cell>
              <table:table-cell office:value-type="float" office:value="0.01295481">
                <text:p>0.01295481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0.000000008217303">
                <text:p>0.000000008217303</text:p>
              </table:table-cell>
              <table:table-cell office:value-type="float" office:value="0.01317808">
                <text:p>0.01317808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0.000000008236906">
                <text:p>0.000000008236906</text:p>
              </table:table-cell>
              <table:table-cell office:value-type="float" office:value="0.01232322">
                <text:p>0.01232322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0.000000008259185">
                <text:p>0.000000008259185</text:p>
              </table:table-cell>
              <table:table-cell office:value-type="float" office:value="0.01235296">
                <text:p>0.01235296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0.000000008287348">
                <text:p>0.000000008287348</text:p>
              </table:table-cell>
              <table:table-cell office:value-type="float" office:value="0.01238099">
                <text:p>0.01238099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0.00000000831345">
                <text:p>0.00000000831345</text:p>
              </table:table-cell>
              <table:table-cell office:value-type="float" office:value="0.01555636">
                <text:p>0.01555636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0.000000008334734">
                <text:p>0.000000008334734</text:p>
              </table:table-cell>
              <table:table-cell office:value-type="float" office:value="0.02023395">
                <text:p>0.02023395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0.00000000835882">
                <text:p>0.00000000835882</text:p>
              </table:table-cell>
              <table:table-cell office:value-type="float" office:value="0.01891942">
                <text:p>0.01891942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0.000000008378072">
                <text:p>0.000000008378072</text:p>
              </table:table-cell>
              <table:table-cell office:value-type="float" office:value="0.00743307">
                <text:p>0.00743307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0.000000008401682">
                <text:p>0.000000008401682</text:p>
              </table:table-cell>
              <table:table-cell office:value-type="float" office:value="-0.01272286">
                <text:p>-0.01272286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0.000000008431213">
                <text:p>0.000000008431213</text:p>
              </table:table-cell>
              <table:table-cell office:value-type="float" office:value="-0.03180905">
                <text:p>-0.03180905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0.000000008458627">
                <text:p>0.000000008458627</text:p>
              </table:table-cell>
              <table:table-cell office:value-type="float" office:value="0.01235429">
                <text:p>0.01235429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0.000000008485477">
                <text:p>0.000000008485477</text:p>
              </table:table-cell>
              <table:table-cell office:value-type="float" office:value="0.1390009">
                <text:p>0.1390009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0.000000008512124">
                <text:p>0.000000008512124</text:p>
              </table:table-cell>
              <table:table-cell office:value-type="float" office:value="0.42988">
                <text:p>0.42988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0.000000008546039">
                <text:p>0.000000008546039</text:p>
              </table:table-cell>
              <table:table-cell office:value-type="float" office:value="0.8885365">
                <text:p>0.8885365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0.0000000085774">
                <text:p>0.0000000085774</text:p>
              </table:table-cell>
              <table:table-cell office:value-type="float" office:value="1.318135">
                <text:p>1.318135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0.00000000861301">
                <text:p>0.00000000861301</text:p>
              </table:table-cell>
              <table:table-cell office:value-type="float" office:value="1.665521">
                <text:p>1.665521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0.000000008650188">
                <text:p>0.000000008650188</text:p>
              </table:table-cell>
              <table:table-cell office:value-type="float" office:value="1.842724">
                <text:p>1.842724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0.000000008687803">
                <text:p>0.000000008687803</text:p>
              </table:table-cell>
              <table:table-cell office:value-type="float" office:value="1.912967">
                <text:p>1.912967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0.000000008723276">
                <text:p>0.000000008723276</text:p>
              </table:table-cell>
              <table:table-cell office:value-type="float" office:value="1.957521">
                <text:p>1.957521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0.000000008755558">
                <text:p>0.000000008755558</text:p>
              </table:table-cell>
              <table:table-cell office:value-type="float" office:value="1.972659">
                <text:p>1.972659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0.000000008785209">
                <text:p>0.000000008785209</text:p>
              </table:table-cell>
              <table:table-cell office:value-type="float" office:value="1.975867">
                <text:p>1.975867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0.000000008817697">
                <text:p>0.000000008817697</text:p>
              </table:table-cell>
              <table:table-cell office:value-type="float" office:value="1.977029">
                <text:p>1.977029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0.000000008843115">
                <text:p>0.000000008843115</text:p>
              </table:table-cell>
              <table:table-cell office:value-type="float" office:value="1.978596">
                <text:p>1.978596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0.000000008868115">
                <text:p>0.000000008868115</text:p>
              </table:table-cell>
              <table:table-cell office:value-type="float" office:value="1.97887">
                <text:p>1.97887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0.000000008894863">
                <text:p>0.000000008894863</text:p>
              </table:table-cell>
              <table:table-cell office:value-type="float" office:value="1.979357">
                <text:p>1.979357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0.000000008923914">
                <text:p>0.000000008923914</text:p>
              </table:table-cell>
              <table:table-cell office:value-type="float" office:value="1.979489">
                <text:p>1.979489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0.000000008950996">
                <text:p>0.000000008950996</text:p>
              </table:table-cell>
              <table:table-cell office:value-type="float" office:value="1.979909">
                <text:p>1.979909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0.000000008973139">
                <text:p>0.000000008973139</text:p>
              </table:table-cell>
              <table:table-cell office:value-type="float" office:value="1.979908">
                <text:p>1.979908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0.000000008996752">
                <text:p>0.000000008996752</text:p>
              </table:table-cell>
              <table:table-cell office:value-type="float" office:value="1.98011">
                <text:p>1.98011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0.000000009025964">
                <text:p>0.000000009025964</text:p>
              </table:table-cell>
              <table:table-cell office:value-type="float" office:value="1.980005">
                <text:p>1.980005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0.000000009056855">
                <text:p>0.000000009056855</text:p>
              </table:table-cell>
              <table:table-cell office:value-type="float" office:value="1.980179">
                <text:p>1.980179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0.000000009079476">
                <text:p>0.000000009079476</text:p>
              </table:table-cell>
              <table:table-cell office:value-type="float" office:value="1.980042">
                <text:p>1.980042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0.000000009102837">
                <text:p>0.000000009102837</text:p>
              </table:table-cell>
              <table:table-cell office:value-type="float" office:value="1.980194">
                <text:p>1.980194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0.000000009126641">
                <text:p>0.000000009126641</text:p>
              </table:table-cell>
              <table:table-cell office:value-type="float" office:value="1.980047">
                <text:p>1.980047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0.000000009162182">
                <text:p>0.000000009162182</text:p>
              </table:table-cell>
              <table:table-cell office:value-type="float" office:value="1.980195">
                <text:p>1.980195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0.000000009198546">
                <text:p>0.000000009198546</text:p>
              </table:table-cell>
              <table:table-cell office:value-type="float" office:value="1.980052">
                <text:p>1.980052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0.000000009224649">
                <text:p>0.000000009224649</text:p>
              </table:table-cell>
              <table:table-cell office:value-type="float" office:value="1.980193">
                <text:p>1.980193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0.000000009252727">
                <text:p>0.000000009252727</text:p>
              </table:table-cell>
              <table:table-cell office:value-type="float" office:value="1.98005">
                <text:p>1.98005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0.000000009279298">
                <text:p>0.000000009279298</text:p>
              </table:table-cell>
              <table:table-cell office:value-type="float" office:value="1.980195">
                <text:p>1.980195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0.000000009305374">
                <text:p>0.000000009305374</text:p>
              </table:table-cell>
              <table:table-cell office:value-type="float" office:value="1.980073">
                <text:p>1.980073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0.00000000933846">
                <text:p>0.00000000933846</text:p>
              </table:table-cell>
              <table:table-cell office:value-type="float" office:value="1.980234">
                <text:p>1.980234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0.000000009367226">
                <text:p>0.000000009367226</text:p>
              </table:table-cell>
              <table:table-cell office:value-type="float" office:value="1.979984">
                <text:p>1.979984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0.00000000939651">
                <text:p>0.00000000939651</text:p>
              </table:table-cell>
              <table:table-cell office:value-type="float" office:value="1.980035">
                <text:p>1.980035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0.000000009424489">
                <text:p>0.000000009424489</text:p>
              </table:table-cell>
              <table:table-cell office:value-type="float" office:value="1.979981">
                <text:p>1.979981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0.000000009452393">
                <text:p>0.000000009452393</text:p>
              </table:table-cell>
              <table:table-cell office:value-type="float" office:value="1.980765">
                <text:p>1.980765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0.000000009480671">
                <text:p>0.000000009480671</text:p>
              </table:table-cell>
              <table:table-cell office:value-type="float" office:value="1.981928">
                <text:p>1.981928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0.000000009507645">
                <text:p>0.000000009507645</text:p>
              </table:table-cell>
              <table:table-cell office:value-type="float" office:value="1.97967">
                <text:p>1.97967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0.000000009528768">
                <text:p>0.000000009528768</text:p>
              </table:table-cell>
              <table:table-cell office:value-type="float" office:value="1.976126">
                <text:p>1.976126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0.000000009554396">
                <text:p>0.000000009554396</text:p>
              </table:table-cell>
              <table:table-cell office:value-type="float" office:value="1.971193">
                <text:p>1.971193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0.000000009576101">
                <text:p>0.000000009576101</text:p>
              </table:table-cell>
              <table:table-cell office:value-type="float" office:value="1.977204">
                <text:p>1.977204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0.000000009600914">
                <text:p>0.000000009600914</text:p>
              </table:table-cell>
              <table:table-cell office:value-type="float" office:value="2.000406">
                <text:p>2.000406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0.000000009625794">
                <text:p>0.000000009625794</text:p>
              </table:table-cell>
              <table:table-cell office:value-type="float" office:value="2.043734">
                <text:p>2.043734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0.000000009648836">
                <text:p>0.000000009648836</text:p>
              </table:table-cell>
              <table:table-cell office:value-type="float" office:value="2.046233">
                <text:p>2.046233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0.000000009673726">
                <text:p>0.000000009673726</text:p>
              </table:table-cell>
              <table:table-cell office:value-type="float" office:value="1.975725">
                <text:p>1.975725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0.000000009702343">
                <text:p>0.000000009702343</text:p>
              </table:table-cell>
              <table:table-cell office:value-type="float" office:value="1.818414">
                <text:p>1.818414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0.000000009732337">
                <text:p>0.000000009732337</text:p>
              </table:table-cell>
              <table:table-cell office:value-type="float" office:value="1.454821">
                <text:p>1.454821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0.00000000976128">
                <text:p>0.00000000976128</text:p>
              </table:table-cell>
              <table:table-cell office:value-type="float" office:value="1.001392">
                <text:p>1.001392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0.000000009810984">
                <text:p>0.000000009810984</text:p>
              </table:table-cell>
              <table:table-cell office:value-type="float" office:value="0.2997156">
                <text:p>0.2997156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0.000000009858132">
                <text:p>0.000000009858132</text:p>
              </table:table-cell>
              <table:table-cell office:value-type="float" office:value="0.05215755">
                <text:p>0.05215755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0.000000009901459">
                <text:p>0.000000009901459</text:p>
              </table:table-cell>
              <table:table-cell office:value-type="float" office:value="0.05196702">
                <text:p>0.05196702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0.000000009945802">
                <text:p>0.000000009945802</text:p>
              </table:table-cell>
              <table:table-cell office:value-type="float" office:value="0.03723279">
                <text:p>0.03723279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0.000000009986837">
                <text:p>0.000000009986837</text:p>
              </table:table-cell>
              <table:table-cell office:value-type="float" office:value="0.02097117">
                <text:p>0.02097117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0.00000001">
                <text:p>0.00000001</text:p>
              </table:table-cell>
              <table:table-cell office:value-type="float" office:value="0.02137229">
                <text:p>0.02137229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22.5pt" style:font-family-asian="'DejaVu Sans Condensed'" style:font-family-generic-asian="system" style:font-pitch-asian="variable" style:font-size-asian="22.5pt" style:font-family-complex="'DejaVu Sans Condensed'" style:font-family-generic-complex="system" style:font-pitch-complex="variable" style:font-size-complex="22.5pt"/>
    </style:style>
    <style:style style:name="ch3" style:family="chart">
      <style:graphic-properties draw:fill="solid" draw:fill-color="#d9d9d9"/>
      <style:text-properties fo:font-family="'DejaVu Sans Condensed'" style:font-family-generic="swiss" style:font-pitch="variable" fo:font-size="10.3999996185303pt" style:font-family-asian="'DejaVu Sans Condensed'" style:font-family-generic-asian="system" style:font-pitch-asian="variable" style:font-size-asian="10.3999996185303pt" style:font-family-complex="'DejaVu Sans Condensed'" style:font-family-generic-complex="system" style:font-pitch-complex="variable" style:font-size-complex="10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6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2.1000003814697pt" style:font-family-asian="'DejaVu Sans Condensed'" style:font-family-generic-asian="system" style:font-pitch-asian="variable" style:font-size-asian="12.1000003814697pt" style:font-family-complex="'DejaVu Sans Condensed'" style:font-family-generic-complex="system" style:font-pitch-complex="variable" style:font-size-complex="12.1000003814697pt"/>
    </style:style>
    <style:style style:name="ch6" style:family="chart">
      <style:chart-properties style:direction="ltr"/>
      <style:graphic-properties draw:stroke="none" draw:fill="none"/>
      <style:text-properties fo:font-family="'DejaVu Sans Condensed'" style:font-family-generic="swiss" style:font-pitch="variable" fo:font-size="15.6000003814697pt" style:font-family-asian="'DejaVu Sans Condensed'" style:font-family-generic-asian="system" style:font-pitch-asian="variable" style:font-size-asian="15.6000003814697pt" style:font-family-complex="'DejaVu Sans Condensed'" style:font-family-generic-complex="system" style:font-pitch-complex="variable" style:font-size-complex="15.6000003814697pt"/>
    </style:style>
    <style:style style:name="ch7" style:family="chart" style:data-style-name="N6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 Condensed'" style:font-family-generic="swiss" style:font-pitch="variable" fo:font-size="12.1000003814697pt" style:font-family-asian="'DejaVu Sans Condensed'" style:font-family-generic-asian="system" style:font-pitch-asian="variable" style:font-size-asian="12.1000003814697pt" style:font-family-complex="'DejaVu Sans Condensed'" style:font-family-generic-complex="system" style:font-pitch-complex="variable" style:font-size-complex="12.1000003814697pt"/>
    </style:style>
    <style:style style:name="ch8" style:family="chart">
      <style:graphic-properties svg:stroke-color="#800080" draw:fill-color="#800080"/>
      <style:text-properties fo:font-family="'DejaVu Sans Condensed'" style:font-family-generic="swiss" style:font-pitch="variable" fo:font-size="10.3999996185303pt" style:font-family-asian="'DejaVu Sans Condensed'" style:font-family-generic-asian="system" style:font-pitch-asian="variable" style:font-size-asian="10.3999996185303pt" style:font-family-complex="'DejaVu Sans Condensed'" style:font-family-generic-complex="system" style:font-pitch-complex="variable" style:font-size-complex="10.3999996185303pt"/>
    </style:style>
    <style:style style:name="ch9" style:family="chart">
      <style:graphic-properties svg:stroke-color="#666666" draw:fill-color="#666666"/>
      <style:text-properties fo:font-family="'DejaVu Sans Condensed'" style:font-family-generic="swiss" style:font-pitch="variable" fo:font-size="10.3999996185303pt" style:font-family-asian="'DejaVu Sans Condensed'" style:font-family-generic-asian="system" style:font-pitch-asian="variable" style:font-size-asian="10.3999996185303pt" style:font-family-complex="'DejaVu Sans Condensed'" style:font-family-generic-complex="system" style:font-pitch-complex="variable" style:font-size-complex="10.3999996185303pt"/>
    </style:style>
    <style:style style:name="ch10" style:family="chart">
      <style:graphic-properties svg:stroke-color="#6b4794" draw:fill-color="#6b4794"/>
      <style:text-properties fo:font-family="'DejaVu Sans Condensed'" style:font-family-generic="swiss" style:font-pitch="variable" fo:font-size="10.3999996185303pt" style:font-family-asian="'DejaVu Sans Condensed'" style:font-family-generic-asian="system" style:font-pitch-asian="variable" style:font-size-asian="10.3999996185303pt" style:font-family-complex="'DejaVu Sans Condensed'" style:font-family-generic-complex="system" style:font-pitch-complex="variable" style:font-size-complex="10.3999996185303pt"/>
    </style:style>
    <style:style style:name="ch11" style:family="chart">
      <style:graphic-properties svg:stroke-color="#280099" draw:fill-color="#280099"/>
      <style:text-properties fo:font-family="'DejaVu Sans Condensed'" style:font-family-generic="swiss" style:font-pitch="variable" fo:font-size="10.3999996185303pt" style:font-family-asian="'DejaVu Sans Condensed'" style:font-family-generic-asian="system" style:font-pitch-asian="variable" style:font-size-asian="10.3999996185303pt" style:font-family-complex="'DejaVu Sans Condensed'" style:font-family-generic-complex="system" style:font-pitch-complex="variable" style:font-size-complex="10.3999996185303pt"/>
    </style:style>
    <style:style style:name="ch12" style:family="chart">
      <style:graphic-properties svg:stroke-color="#7da647" draw:fill-color="#7da647"/>
      <style:text-properties fo:font-family="'DejaVu Sans Condensed'" style:font-family-generic="swiss" style:font-pitch="variable" fo:font-size="10.3999996185303pt" style:font-family-asian="'DejaVu Sans Condensed'" style:font-family-generic-asian="system" style:font-pitch-asian="variable" style:font-size-asian="10.3999996185303pt" style:font-family-complex="'DejaVu Sans Condensed'" style:font-family-generic-complex="system" style:font-pitch-complex="variable" style:font-size-complex="10.3999996185303pt"/>
    </style:style>
    <style:style style:name="ch13" style:family="chart">
      <style:graphic-properties svg:stroke-color="#e6e64c" draw:fill-color="#e6e64c"/>
      <style:text-properties fo:font-family="'DejaVu Sans Condensed'" style:font-family-generic="swiss" style:font-pitch="variable" fo:font-size="10.3999996185303pt" style:font-family-asian="'DejaVu Sans Condensed'" style:font-family-generic-asian="system" style:font-pitch-asian="variable" style:font-size-asian="10.3999996185303pt" style:font-family-complex="'DejaVu Sans Condensed'" style:font-family-generic-complex="system" style:font-pitch-complex="variable" style:font-size-complex="10.3999996185303pt"/>
    </style:style>
    <style:style style:name="ch14" style:family="chart">
      <style:graphic-properties draw:stroke="none" draw:fill="solid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19.434cm" svg:height="12.157cm" chart:class="chart:scatter" chart:style-name="ch1">
        <chart:title svg:x="8.099cm" svg:y="0.242cm" chart:style-name="ch2">
          <text:p>test1.out</text:p>
        </chart:title>
        <chart:legend chart:legend-position="end" svg:x="16.737cm" svg:y="4.379cm" chart:style-name="ch3"/>
        <chart:plot-area chart:style-name="ch4" table:cell-range-address="test1.$B$3:.$C$62 test1.$D$3:.$D$62 test1.$E$3:.$E$62 test1.$F$3:.$F$62 test1.$G$3:.$G$62 test1.$H$3:.$H$62" chart:table-number-list="5 5 5 5 5 5" svg:x="0.388cm" svg:y="1.649cm" svg:width="15.574cm" svg:height="10.266cm">
          <chart:axis chart:dimension="x" chart:name="primary-x" chart:style-name="ch5">
            <chart:title svg:x="9.052cm" svg:y="11.277cm" chart:style-name="ch6">
              <text:p>Vds [V]</text:p>
            </chart:title>
            <chart:categories table:cell-range-address="local-table.A2:.A61"/>
            <chart:grid chart:class="major"/>
          </chart:axis>
          <chart:axis chart:dimension="y" chart:name="primary-y" chart:style-name="ch7">
            <chart:title svg:x="0.388cm" svg:y="6.647cm" chart:style-name="ch6">
              <text:p>Id [A]</text:p>
            </chart:title>
            <chart:grid chart:class="major"/>
          </chart:axis>
          <chart:series chart:style-name="ch8">
            <chart:domain/>
            <chart:data-point chart:repeated="60"/>
          </chart:series>
          <chart:series chart:style-name="ch9">
            <chart:data-point chart:repeated="60"/>
          </chart:series>
          <chart:series chart:style-name="ch10">
            <chart:data-point chart:repeated="60"/>
          </chart:series>
          <chart:series chart:style-name="ch11">
            <chart:data-point chart:repeated="60"/>
          </chart:series>
          <chart:series chart:style-name="ch12">
            <chart:data-point chart:repeated="60"/>
          </chart:series>
          <chart:series chart:style-name="ch13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</table:table-cell>
              <table:table-cell office:value-type="float" office:value="0">
                <text:p>0</text:p>
              </table:table-cell>
              <table:table-cell office:value-type="float" office:value="0.0000000001173578">
                <text:p>0.0000000001173578</text:p>
              </table:table-cell>
              <table:table-cell office:value-type="float" office:value="0.000000002398822">
                <text:p>0.000000002398822</text:p>
              </table:table-cell>
              <table:table-cell office:value-type="float" office:value="0.00000001437683">
                <text:p>0.00000001437683</text:p>
              </table:table-cell>
              <table:table-cell office:value-type="float" office:value="0.0000000605935">
                <text:p>0.0000000605935</text:p>
              </table:table-cell>
              <table:table-cell office:value-type="float" office:value="0.0000002131097">
                <text:p>0.0000002131097</text:p>
              </table:table-cell>
              <table:table-cell office:value-type="float" office:value="0.0000006736557">
                <text:p>0.000000673655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02">
                <text:p>0.02</text:p>
              </table:table-cell>
              <table:table-cell office:value-type="float" office:value="-0.000000900108">
                <text:p>-0.000000900108</text:p>
              </table:table-cell>
              <table:table-cell office:value-type="float" office:value="-0.00003760721">
                <text:p>-0.00003760721</text:p>
              </table:table-cell>
              <table:table-cell office:value-type="float" office:value="-0.0001713824">
                <text:p>-0.0001713824</text:p>
              </table:table-cell>
              <table:table-cell office:value-type="float" office:value="-0.0002844833">
                <text:p>-0.0002844833</text:p>
              </table:table-cell>
              <table:table-cell office:value-type="float" office:value="-0.0003557495">
                <text:p>-0.0003557495</text:p>
              </table:table-cell>
              <table:table-cell office:value-type="float" office:value="-0.000398037">
                <text:p>-0.000398037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04">
                <text:p>0.04</text:p>
              </table:table-cell>
              <table:table-cell office:value-type="float" office:value="-0.000001300743">
                <text:p>-0.000001300743</text:p>
              </table:table-cell>
              <table:table-cell office:value-type="float" office:value="-0.00006301198">
                <text:p>-0.00006301198</text:p>
              </table:table-cell>
              <table:table-cell office:value-type="float" office:value="-0.0003206945">
                <text:p>-0.0003206945</text:p>
              </table:table-cell>
              <table:table-cell office:value-type="float" office:value="-0.0005468525">
                <text:p>-0.0005468525</text:p>
              </table:table-cell>
              <table:table-cell office:value-type="float" office:value="-0.000691683">
                <text:p>-0.000691683</text:p>
              </table:table-cell>
              <table:table-cell office:value-type="float" office:value="-0.0007792008">
                <text:p>-0.000779200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06">
                <text:p>0.06</text:p>
              </table:table-cell>
              <table:table-cell office:value-type="float" office:value="-0.000001460899">
                <text:p>-0.000001460899</text:p>
              </table:table-cell>
              <table:table-cell office:value-type="float" office:value="-0.00007830849">
                <text:p>-0.00007830849</text:p>
              </table:table-cell>
              <table:table-cell office:value-type="float" office:value="-0.0004488468">
                <text:p>-0.0004488468</text:p>
              </table:table-cell>
              <table:table-cell office:value-type="float" office:value="-0.0007877163">
                <text:p>-0.0007877163</text:p>
              </table:table-cell>
              <table:table-cell office:value-type="float" office:value="-0.001008068">
                <text:p>-0.001008068</text:p>
              </table:table-cell>
              <table:table-cell office:value-type="float" office:value="-0.001143161">
                <text:p>-0.00114316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8">
                <text:p>0.08</text:p>
              </table:table-cell>
              <table:table-cell office:value-type="float" office:value="-0.000001539616">
                <text:p>-0.000001539616</text:p>
              </table:table-cell>
              <table:table-cell office:value-type="float" office:value="-0.00008662665">
                <text:p>-0.00008662665</text:p>
              </table:table-cell>
              <table:table-cell office:value-type="float" office:value="-0.000556796">
                <text:p>-0.000556796</text:p>
              </table:table-cell>
              <table:table-cell office:value-type="float" office:value="-0.001007726">
                <text:p>-0.001007726</text:p>
              </table:table-cell>
              <table:table-cell office:value-type="float" office:value="-0.001305374">
                <text:p>-0.001305374</text:p>
              </table:table-cell>
              <table:table-cell office:value-type="float" office:value="-0.001490255">
                <text:p>-0.00149025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1">
                <text:p>0.1</text:p>
              </table:table-cell>
              <table:table-cell office:value-type="float" office:value="-0.00000159185">
                <text:p>-0.00000159185</text:p>
              </table:table-cell>
              <table:table-cell office:value-type="float" office:value="-0.00009116736">
                <text:p>-0.00009116736</text:p>
              </table:table-cell>
              <table:table-cell office:value-type="float" office:value="-0.0006455968">
                <text:p>-0.0006455968</text:p>
              </table:table-cell>
              <table:table-cell office:value-type="float" office:value="-0.00120752">
                <text:p>-0.00120752</text:p>
              </table:table-cell>
              <table:table-cell office:value-type="float" office:value="-0.001584059">
                <text:p>-0.001584059</text:p>
              </table:table-cell>
              <table:table-cell office:value-type="float" office:value="-0.001820816">
                <text:p>-0.00182081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12">
                <text:p>0.12</text:p>
              </table:table-cell>
              <table:table-cell office:value-type="float" office:value="-0.000001634054">
                <text:p>-0.000001634054</text:p>
              </table:table-cell>
              <table:table-cell office:value-type="float" office:value="-0.00009398474">
                <text:p>-0.00009398474</text:p>
              </table:table-cell>
              <table:table-cell office:value-type="float" office:value="-0.0007165213">
                <text:p>-0.0007165213</text:p>
              </table:table-cell>
              <table:table-cell office:value-type="float" office:value="-0.001387728">
                <text:p>-0.001387728</text:p>
              </table:table-cell>
              <table:table-cell office:value-type="float" office:value="-0.001844572">
                <text:p>-0.001844572</text:p>
              </table:table-cell>
              <table:table-cell office:value-type="float" office:value="-0.002135167">
                <text:p>-0.00213516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14">
                <text:p>0.14</text:p>
              </table:table-cell>
              <table:table-cell office:value-type="float" office:value="-0.000001671766">
                <text:p>-0.000001671766</text:p>
              </table:table-cell>
              <table:table-cell office:value-type="float" office:value="-0.00009603264">
                <text:p>-0.00009603264</text:p>
              </table:table-cell>
              <table:table-cell office:value-type="float" office:value="-0.0007712467">
                <text:p>-0.0007712467</text:p>
              </table:table-cell>
              <table:table-cell office:value-type="float" office:value="-0.001548986">
                <text:p>-0.001548986</text:p>
              </table:table-cell>
              <table:table-cell office:value-type="float" office:value="-0.002087351">
                <text:p>-0.002087351</text:p>
              </table:table-cell>
              <table:table-cell office:value-type="float" office:value="-0.002433629">
                <text:p>-0.00243362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16">
                <text:p>0.16</text:p>
              </table:table-cell>
              <table:table-cell office:value-type="float" office:value="-0.000001707181">
                <text:p>-0.000001707181</text:p>
              </table:table-cell>
              <table:table-cell office:value-type="float" office:value="-0.00009771003">
                <text:p>-0.00009771003</text:p>
              </table:table-cell>
              <table:table-cell office:value-type="float" office:value="-0.0008120559">
                <text:p>-0.0008120559</text:p>
              </table:table-cell>
              <table:table-cell office:value-type="float" office:value="-0.001691946">
                <text:p>-0.001691946</text:p>
              </table:table-cell>
              <table:table-cell office:value-type="float" office:value="-0.002312832">
                <text:p>-0.002312832</text:p>
              </table:table-cell>
              <table:table-cell office:value-type="float" office:value="-0.002716515">
                <text:p>-0.002716515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18">
                <text:p>0.18</text:p>
              </table:table-cell>
              <table:table-cell office:value-type="float" office:value="-0.000001741303">
                <text:p>-0.000001741303</text:p>
              </table:table-cell>
              <table:table-cell office:value-type="float" office:value="-0.00009919026">
                <text:p>-0.00009919026</text:p>
              </table:table-cell>
              <table:table-cell office:value-type="float" office:value="-0.0008418366">
                <text:p>-0.0008418366</text:p>
              </table:table-cell>
              <table:table-cell office:value-type="float" office:value="-0.001817304">
                <text:p>-0.001817304</text:p>
              </table:table-cell>
              <table:table-cell office:value-type="float" office:value="-0.002521446">
                <text:p>-0.002521446</text:p>
              </table:table-cell>
              <table:table-cell office:value-type="float" office:value="-0.002984136">
                <text:p>-0.002984136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2">
                <text:p>0.2</text:p>
              </table:table-cell>
              <table:table-cell office:value-type="float" office:value="-0.000001774647">
                <text:p>-0.000001774647</text:p>
              </table:table-cell>
              <table:table-cell office:value-type="float" office:value="-0.0001005556">
                <text:p>-0.0001005556</text:p>
              </table:table-cell>
              <table:table-cell office:value-type="float" office:value="-0.0008636674">
                <text:p>-0.0008636674</text:p>
              </table:table-cell>
              <table:table-cell office:value-type="float" office:value="-0.001925838">
                <text:p>-0.001925838</text:p>
              </table:table-cell>
              <table:table-cell office:value-type="float" office:value="-0.002713625">
                <text:p>-0.002713625</text:p>
              </table:table-cell>
              <table:table-cell office:value-type="float" office:value="-0.003236797">
                <text:p>-0.00323679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0.22">
                <text:p>0.22</text:p>
              </table:table-cell>
              <table:table-cell office:value-type="float" office:value="-0.000001807503">
                <text:p>-0.000001807503</text:p>
              </table:table-cell>
              <table:table-cell office:value-type="float" office:value="-0.0001018487">
                <text:p>-0.0001018487</text:p>
              </table:table-cell>
              <table:table-cell office:value-type="float" office:value="-0.0008802023">
                <text:p>-0.0008802023</text:p>
              </table:table-cell>
              <table:table-cell office:value-type="float" office:value="-0.002018471">
                <text:p>-0.002018471</text:p>
              </table:table-cell>
              <table:table-cell office:value-type="float" office:value="-0.002889807">
                <text:p>-0.002889807</text:p>
              </table:table-cell>
              <table:table-cell office:value-type="float" office:value="-0.003474804">
                <text:p>-0.00347480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24">
                <text:p>0.24</text:p>
              </table:table-cell>
              <table:table-cell office:value-type="float" office:value="-0.000001840042">
                <text:p>-0.000001840042</text:p>
              </table:table-cell>
              <table:table-cell office:value-type="float" office:value="-0.000103094">
                <text:p>-0.000103094</text:p>
              </table:table-cell>
              <table:table-cell office:value-type="float" office:value="-0.0008933425">
                <text:p>-0.0008933425</text:p>
              </table:table-cell>
              <table:table-cell office:value-type="float" office:value="-0.002096351">
                <text:p>-0.002096351</text:p>
              </table:table-cell>
              <table:table-cell office:value-type="float" office:value="-0.003050445">
                <text:p>-0.003050445</text:p>
              </table:table-cell>
              <table:table-cell office:value-type="float" office:value="-0.003698461">
                <text:p>-0.003698461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0.26">
                <text:p>0.26</text:p>
              </table:table-cell>
              <table:table-cell office:value-type="float" office:value="-0.000001872375">
                <text:p>-0.000001872375</text:p>
              </table:table-cell>
              <table:table-cell office:value-type="float" office:value="-0.0001043058">
                <text:p>-0.0001043058</text:p>
              </table:table-cell>
              <table:table-cell office:value-type="float" office:value="-0.0009043002">
                <text:p>-0.0009043002</text:p>
              </table:table-cell>
              <table:table-cell office:value-type="float" office:value="-0.002160931">
                <text:p>-0.002160931</text:p>
              </table:table-cell>
              <table:table-cell office:value-type="float" office:value="-0.003196017">
                <text:p>-0.003196017</text:p>
              </table:table-cell>
              <table:table-cell office:value-type="float" office:value="-0.003908073">
                <text:p>-0.003908073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28">
                <text:p>0.28</text:p>
              </table:table-cell>
              <table:table-cell office:value-type="float" office:value="-0.000001904576">
                <text:p>-0.000001904576</text:p>
              </table:table-cell>
              <table:table-cell office:value-type="float" office:value="-0.0001054937">
                <text:p>-0.0001054937</text:p>
              </table:table-cell>
              <table:table-cell office:value-type="float" office:value="-0.0009138142">
                <text:p>-0.0009138142</text:p>
              </table:table-cell>
              <table:table-cell office:value-type="float" office:value="-0.002213997">
                <text:p>-0.002213997</text:p>
              </table:table-cell>
              <table:table-cell office:value-type="float" office:value="-0.003327041">
                <text:p>-0.003327041</text:p>
              </table:table-cell>
              <table:table-cell office:value-type="float" office:value="-0.004103952">
                <text:p>-0.00410395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3">
                <text:p>0.3</text:p>
              </table:table-cell>
              <table:table-cell office:value-type="float" office:value="-0.000001936697">
                <text:p>-0.000001936697</text:p>
              </table:table-cell>
              <table:table-cell office:value-type="float" office:value="-0.0001066639">
                <text:p>-0.0001066639</text:p>
              </table:table-cell>
              <table:table-cell office:value-type="float" office:value="-0.000922336">
                <text:p>-0.000922336</text:p>
              </table:table-cell>
              <table:table-cell office:value-type="float" office:value="-0.002257564">
                <text:p>-0.002257564</text:p>
              </table:table-cell>
              <table:table-cell office:value-type="float" office:value="-0.003444105">
                <text:p>-0.003444105</text:p>
              </table:table-cell>
              <table:table-cell office:value-type="float" office:value="-0.004286414">
                <text:p>-0.00428641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0.32">
                <text:p>0.32</text:p>
              </table:table-cell>
              <table:table-cell office:value-type="float" office:value="-0.000001968774">
                <text:p>-0.000001968774</text:p>
              </table:table-cell>
              <table:table-cell office:value-type="float" office:value="-0.0001078207">
                <text:p>-0.0001078207</text:p>
              </table:table-cell>
              <table:table-cell office:value-type="float" office:value="-0.0009301495">
                <text:p>-0.0009301495</text:p>
              </table:table-cell>
              <table:table-cell office:value-type="float" office:value="-0.002293658">
                <text:p>-0.002293658</text:p>
              </table:table-cell>
              <table:table-cell office:value-type="float" office:value="-0.003547889">
                <text:p>-0.003547889</text:p>
              </table:table-cell>
              <table:table-cell office:value-type="float" office:value="-0.004455791">
                <text:p>-0.00445579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0.34">
                <text:p>0.34</text:p>
              </table:table-cell>
              <table:table-cell office:value-type="float" office:value="-0.000002000835">
                <text:p>-0.000002000835</text:p>
              </table:table-cell>
              <table:table-cell office:value-type="float" office:value="-0.0001089673">
                <text:p>-0.0001089673</text:p>
              </table:table-cell>
              <table:table-cell office:value-type="float" office:value="-0.0009374401">
                <text:p>-0.0009374401</text:p>
              </table:table-cell>
              <table:table-cell office:value-type="float" office:value="-0.002324069">
                <text:p>-0.002324069</text:p>
              </table:table-cell>
              <table:table-cell office:value-type="float" office:value="-0.003639209">
                <text:p>-0.003639209</text:p>
              </table:table-cell>
              <table:table-cell office:value-type="float" office:value="-0.00461243">
                <text:p>-0.00461243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0.36">
                <text:p>0.36</text:p>
              </table:table-cell>
              <table:table-cell office:value-type="float" office:value="-0.0000020329">
                <text:p>-0.0000020329</text:p>
              </table:table-cell>
              <table:table-cell office:value-type="float" office:value="-0.000110106">
                <text:p>-0.000110106</text:p>
              </table:table-cell>
              <table:table-cell office:value-type="float" office:value="-0.0009443337">
                <text:p>-0.0009443337</text:p>
              </table:table-cell>
              <table:table-cell office:value-type="float" office:value="-0.00235023">
                <text:p>-0.00235023</text:p>
              </table:table-cell>
              <table:table-cell office:value-type="float" office:value="-0.003719047">
                <text:p>-0.003719047</text:p>
              </table:table-cell>
              <table:table-cell office:value-type="float" office:value="-0.004756706">
                <text:p>-0.00475670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0.38">
                <text:p>0.38</text:p>
              </table:table-cell>
              <table:table-cell office:value-type="float" office:value="-0.000002064986">
                <text:p>-0.000002064986</text:p>
              </table:table-cell>
              <table:table-cell office:value-type="float" office:value="-0.0001112386">
                <text:p>-0.0001112386</text:p>
              </table:table-cell>
              <table:table-cell office:value-type="float" office:value="-0.0009509182">
                <text:p>-0.0009509182</text:p>
              </table:table-cell>
              <table:table-cell office:value-type="float" office:value="-0.002373208">
                <text:p>-0.002373208</text:p>
              </table:table-cell>
              <table:table-cell office:value-type="float" office:value="-0.003788562">
                <text:p>-0.003788562</text:p>
              </table:table-cell>
              <table:table-cell office:value-type="float" office:value="-0.004889033">
                <text:p>-0.00488903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0.4">
                <text:p>0.4</text:p>
              </table:table-cell>
              <table:table-cell office:value-type="float" office:value="-0.000002097107">
                <text:p>-0.000002097107</text:p>
              </table:table-cell>
              <table:table-cell office:value-type="float" office:value="-0.0001123665">
                <text:p>-0.0001123665</text:p>
              </table:table-cell>
              <table:table-cell office:value-type="float" office:value="-0.0009572576">
                <text:p>-0.0009572576</text:p>
              </table:table-cell>
              <table:table-cell office:value-type="float" office:value="-0.002393772">
                <text:p>-0.002393772</text:p>
              </table:table-cell>
              <table:table-cell office:value-type="float" office:value="-0.003849058">
                <text:p>-0.003849058</text:p>
              </table:table-cell>
              <table:table-cell office:value-type="float" office:value="-0.005009874">
                <text:p>-0.00500987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.42">
                <text:p>0.42</text:p>
              </table:table-cell>
              <table:table-cell office:value-type="float" office:value="-0.000002129272">
                <text:p>-0.000002129272</text:p>
              </table:table-cell>
              <table:table-cell office:value-type="float" office:value="-0.0001134906">
                <text:p>-0.0001134906</text:p>
              </table:table-cell>
              <table:table-cell office:value-type="float" office:value="-0.000963399">
                <text:p>-0.000963399</text:p>
              </table:table-cell>
              <table:table-cell office:value-type="float" office:value="-0.002412476">
                <text:p>-0.002412476</text:p>
              </table:table-cell>
              <table:table-cell office:value-type="float" office:value="-0.003901893">
                <text:p>-0.003901893</text:p>
              </table:table-cell>
              <table:table-cell office:value-type="float" office:value="-0.005119758">
                <text:p>-0.005119758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.44">
                <text:p>0.44</text:p>
              </table:table-cell>
              <table:table-cell office:value-type="float" office:value="-0.000002161491">
                <text:p>-0.000002161491</text:p>
              </table:table-cell>
              <table:table-cell office:value-type="float" office:value="-0.0001146118">
                <text:p>-0.0001146118</text:p>
              </table:table-cell>
              <table:table-cell office:value-type="float" office:value="-0.0009693783">
                <text:p>-0.0009693783</text:p>
              </table:table-cell>
              <table:table-cell office:value-type="float" office:value="-0.00242972">
                <text:p>-0.00242972</text:p>
              </table:table-cell>
              <table:table-cell office:value-type="float" office:value="-0.003948374">
                <text:p>-0.003948374</text:p>
              </table:table-cell>
              <table:table-cell office:value-type="float" office:value="-0.005219299">
                <text:p>-0.005219299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.46">
                <text:p>0.46</text:p>
              </table:table-cell>
              <table:table-cell office:value-type="float" office:value="-0.000002193773">
                <text:p>-0.000002193773</text:p>
              </table:table-cell>
              <table:table-cell office:value-type="float" office:value="-0.0001157308">
                <text:p>-0.0001157308</text:p>
              </table:table-cell>
              <table:table-cell office:value-type="float" office:value="-0.0009752232">
                <text:p>-0.0009752232</text:p>
              </table:table-cell>
              <table:table-cell office:value-type="float" office:value="-0.002445799">
                <text:p>-0.002445799</text:p>
              </table:table-cell>
              <table:table-cell office:value-type="float" office:value="-0.003989662">
                <text:p>-0.003989662</text:p>
              </table:table-cell>
              <table:table-cell office:value-type="float" office:value="-0.005309201">
                <text:p>-0.00530920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.48">
                <text:p>0.48</text:p>
              </table:table-cell>
              <table:table-cell office:value-type="float" office:value="-0.000002226124">
                <text:p>-0.000002226124</text:p>
              </table:table-cell>
              <table:table-cell office:value-type="float" office:value="-0.0001168482">
                <text:p>-0.0001168482</text:p>
              </table:table-cell>
              <table:table-cell office:value-type="float" office:value="-0.0009809554">
                <text:p>-0.0009809554</text:p>
              </table:table-cell>
              <table:table-cell office:value-type="float" office:value="-0.002460934">
                <text:p>-0.002460934</text:p>
              </table:table-cell>
              <table:table-cell office:value-type="float" office:value="-0.00402673">
                <text:p>-0.00402673</text:p>
              </table:table-cell>
              <table:table-cell office:value-type="float" office:value="-0.005390262">
                <text:p>-0.005390262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0.5">
                <text:p>0.5</text:p>
              </table:table-cell>
              <table:table-cell office:value-type="float" office:value="-0.000002258552">
                <text:p>-0.000002258552</text:p>
              </table:table-cell>
              <table:table-cell office:value-type="float" office:value="-0.0001179643">
                <text:p>-0.0001179643</text:p>
              </table:table-cell>
              <table:table-cell office:value-type="float" office:value="-0.0009865922">
                <text:p>-0.0009865922</text:p>
              </table:table-cell>
              <table:table-cell office:value-type="float" office:value="-0.002475293">
                <text:p>-0.002475293</text:p>
              </table:table-cell>
              <table:table-cell office:value-type="float" office:value="-0.004060365">
                <text:p>-0.004060365</text:p>
              </table:table-cell>
              <table:table-cell office:value-type="float" office:value="-0.005463356">
                <text:p>-0.00546335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0.52">
                <text:p>0.52</text:p>
              </table:table-cell>
              <table:table-cell office:value-type="float" office:value="-0.000002291061">
                <text:p>-0.000002291061</text:p>
              </table:table-cell>
              <table:table-cell office:value-type="float" office:value="-0.0001190796">
                <text:p>-0.0001190796</text:p>
              </table:table-cell>
              <table:table-cell office:value-type="float" office:value="-0.0009921475">
                <text:p>-0.0009921475</text:p>
              </table:table-cell>
              <table:table-cell office:value-type="float" office:value="-0.002489006">
                <text:p>-0.002489006</text:p>
              </table:table-cell>
              <table:table-cell office:value-type="float" office:value="-0.004091187">
                <text:p>-0.004091187</text:p>
              </table:table-cell>
              <table:table-cell office:value-type="float" office:value="-0.005529388">
                <text:p>-0.005529388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0.54">
                <text:p>0.54</text:p>
              </table:table-cell>
              <table:table-cell office:value-type="float" office:value="-0.000002323659">
                <text:p>-0.000002323659</text:p>
              </table:table-cell>
              <table:table-cell office:value-type="float" office:value="-0.0001201944">
                <text:p>-0.0001201944</text:p>
              </table:table-cell>
              <table:table-cell office:value-type="float" office:value="-0.0009976327">
                <text:p>-0.0009976327</text:p>
              </table:table-cell>
              <table:table-cell office:value-type="float" office:value="-0.002502178">
                <text:p>-0.002502178</text:p>
              </table:table-cell>
              <table:table-cell office:value-type="float" office:value="-0.004119689">
                <text:p>-0.004119689</text:p>
              </table:table-cell>
              <table:table-cell office:value-type="float" office:value="-0.005589255">
                <text:p>-0.005589255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0.56">
                <text:p>0.56</text:p>
              </table:table-cell>
              <table:table-cell office:value-type="float" office:value="-0.000002356352">
                <text:p>-0.000002356352</text:p>
              </table:table-cell>
              <table:table-cell office:value-type="float" office:value="-0.0001213089">
                <text:p>-0.0001213089</text:p>
              </table:table-cell>
              <table:table-cell office:value-type="float" office:value="-0.001003057">
                <text:p>-0.001003057</text:p>
              </table:table-cell>
              <table:table-cell office:value-type="float" office:value="-0.002514891">
                <text:p>-0.002514891</text:p>
              </table:table-cell>
              <table:table-cell office:value-type="float" office:value="-0.004146258">
                <text:p>-0.004146258</text:p>
              </table:table-cell>
              <table:table-cell office:value-type="float" office:value="-0.00564379">
                <text:p>-0.0056437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0.58">
                <text:p>0.58</text:p>
              </table:table-cell>
              <table:table-cell office:value-type="float" office:value="-0.000002389146">
                <text:p>-0.000002389146</text:p>
              </table:table-cell>
              <table:table-cell office:value-type="float" office:value="-0.0001224234">
                <text:p>-0.0001224234</text:p>
              </table:table-cell>
              <table:table-cell office:value-type="float" office:value="-0.001008429">
                <text:p>-0.001008429</text:p>
              </table:table-cell>
              <table:table-cell office:value-type="float" office:value="-0.002527211">
                <text:p>-0.002527211</text:p>
              </table:table-cell>
              <table:table-cell office:value-type="float" office:value="-0.004171202">
                <text:p>-0.004171202</text:p>
              </table:table-cell>
              <table:table-cell office:value-type="float" office:value="-0.005693744">
                <text:p>-0.005693744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0.6">
                <text:p>0.6</text:p>
              </table:table-cell>
              <table:table-cell office:value-type="float" office:value="-0.000002422048">
                <text:p>-0.000002422048</text:p>
              </table:table-cell>
              <table:table-cell office:value-type="float" office:value="-0.000123538">
                <text:p>-0.000123538</text:p>
              </table:table-cell>
              <table:table-cell office:value-type="float" office:value="-0.001013754">
                <text:p>-0.001013754</text:p>
              </table:table-cell>
              <table:table-cell office:value-type="float" office:value="-0.002539192">
                <text:p>-0.002539192</text:p>
              </table:table-cell>
              <table:table-cell office:value-type="float" office:value="-0.004194771">
                <text:p>-0.004194771</text:p>
              </table:table-cell>
              <table:table-cell office:value-type="float" office:value="-0.005739764">
                <text:p>-0.005739764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0.62">
                <text:p>0.62</text:p>
              </table:table-cell>
              <table:table-cell office:value-type="float" office:value="-0.000002455064">
                <text:p>-0.000002455064</text:p>
              </table:table-cell>
              <table:table-cell office:value-type="float" office:value="-0.0001246529">
                <text:p>-0.0001246529</text:p>
              </table:table-cell>
              <table:table-cell office:value-type="float" office:value="-0.001019038">
                <text:p>-0.001019038</text:p>
              </table:table-cell>
              <table:table-cell office:value-type="float" office:value="-0.002550879">
                <text:p>-0.002550879</text:p>
              </table:table-cell>
              <table:table-cell office:value-type="float" office:value="-0.004217166">
                <text:p>-0.004217166</text:p>
              </table:table-cell>
              <table:table-cell office:value-type="float" office:value="-0.005782408">
                <text:p>-0.005782408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0.64">
                <text:p>0.64</text:p>
              </table:table-cell>
              <table:table-cell office:value-type="float" office:value="-0.000002488203">
                <text:p>-0.000002488203</text:p>
              </table:table-cell>
              <table:table-cell office:value-type="float" office:value="-0.0001257682">
                <text:p>-0.0001257682</text:p>
              </table:table-cell>
              <table:table-cell office:value-type="float" office:value="-0.001024285">
                <text:p>-0.001024285</text:p>
              </table:table-cell>
              <table:table-cell office:value-type="float" office:value="-0.00256231">
                <text:p>-0.00256231</text:p>
              </table:table-cell>
              <table:table-cell office:value-type="float" office:value="-0.004238553">
                <text:p>-0.004238553</text:p>
              </table:table-cell>
              <table:table-cell office:value-type="float" office:value="-0.005822142">
                <text:p>-0.00582214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0.66">
                <text:p>0.66</text:p>
              </table:table-cell>
              <table:table-cell office:value-type="float" office:value="-0.000002521472">
                <text:p>-0.000002521472</text:p>
              </table:table-cell>
              <table:table-cell office:value-type="float" office:value="-0.0001268841">
                <text:p>-0.0001268841</text:p>
              </table:table-cell>
              <table:table-cell office:value-type="float" office:value="-0.0010295">
                <text:p>-0.0010295</text:p>
              </table:table-cell>
              <table:table-cell office:value-type="float" office:value="-0.002573515">
                <text:p>-0.002573515</text:p>
              </table:table-cell>
              <table:table-cell office:value-type="float" office:value="-0.004259066">
                <text:p>-0.004259066</text:p>
              </table:table-cell>
              <table:table-cell office:value-type="float" office:value="-0.005859362">
                <text:p>-0.005859362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68">
                <text:p>0.68</text:p>
              </table:table-cell>
              <table:table-cell office:value-type="float" office:value="-0.000002554882">
                <text:p>-0.000002554882</text:p>
              </table:table-cell>
              <table:table-cell office:value-type="float" office:value="-0.0001280007">
                <text:p>-0.0001280007</text:p>
              </table:table-cell>
              <table:table-cell office:value-type="float" office:value="-0.001034686">
                <text:p>-0.001034686</text:p>
              </table:table-cell>
              <table:table-cell office:value-type="float" office:value="-0.00258452">
                <text:p>-0.00258452</text:p>
              </table:table-cell>
              <table:table-cell office:value-type="float" office:value="-0.00427882">
                <text:p>-0.00427882</text:p>
              </table:table-cell>
              <table:table-cell office:value-type="float" office:value="-0.005894402">
                <text:p>-0.00589440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0.7">
                <text:p>0.7</text:p>
              </table:table-cell>
              <table:table-cell office:value-type="float" office:value="-0.000002588441">
                <text:p>-0.000002588441</text:p>
              </table:table-cell>
              <table:table-cell office:value-type="float" office:value="-0.0001291179">
                <text:p>-0.0001291179</text:p>
              </table:table-cell>
              <table:table-cell office:value-type="float" office:value="-0.001039847">
                <text:p>-0.001039847</text:p>
              </table:table-cell>
              <table:table-cell office:value-type="float" office:value="-0.002595348">
                <text:p>-0.002595348</text:p>
              </table:table-cell>
              <table:table-cell office:value-type="float" office:value="-0.00429791">
                <text:p>-0.00429791</text:p>
              </table:table-cell>
              <table:table-cell office:value-type="float" office:value="-0.005927543">
                <text:p>-0.005927543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0.72">
                <text:p>0.72</text:p>
              </table:table-cell>
              <table:table-cell office:value-type="float" office:value="-0.000002622162">
                <text:p>-0.000002622162</text:p>
              </table:table-cell>
              <table:table-cell office:value-type="float" office:value="-0.000130236">
                <text:p>-0.000130236</text:p>
              </table:table-cell>
              <table:table-cell office:value-type="float" office:value="-0.001044983">
                <text:p>-0.001044983</text:p>
              </table:table-cell>
              <table:table-cell office:value-type="float" office:value="-0.002606017">
                <text:p>-0.002606017</text:p>
              </table:table-cell>
              <table:table-cell office:value-type="float" office:value="-0.004316415">
                <text:p>-0.004316415</text:p>
              </table:table-cell>
              <table:table-cell office:value-type="float" office:value="-0.005959024">
                <text:p>-0.005959024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0.74">
                <text:p>0.74</text:p>
              </table:table-cell>
              <table:table-cell office:value-type="float" office:value="-0.000002656056">
                <text:p>-0.000002656056</text:p>
              </table:table-cell>
              <table:table-cell office:value-type="float" office:value="-0.000131355">
                <text:p>-0.000131355</text:p>
              </table:table-cell>
              <table:table-cell office:value-type="float" office:value="-0.001050098">
                <text:p>-0.001050098</text:p>
              </table:table-cell>
              <table:table-cell office:value-type="float" office:value="-0.002616544">
                <text:p>-0.002616544</text:p>
              </table:table-cell>
              <table:table-cell office:value-type="float" office:value="-0.004334402">
                <text:p>-0.004334402</text:p>
              </table:table-cell>
              <table:table-cell office:value-type="float" office:value="-0.005989046">
                <text:p>-0.00598904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0.76">
                <text:p>0.76</text:p>
              </table:table-cell>
              <table:table-cell office:value-type="float" office:value="-0.000002690137">
                <text:p>-0.000002690137</text:p>
              </table:table-cell>
              <table:table-cell office:value-type="float" office:value="-0.000132475">
                <text:p>-0.000132475</text:p>
              </table:table-cell>
              <table:table-cell office:value-type="float" office:value="-0.001055194">
                <text:p>-0.001055194</text:p>
              </table:table-cell>
              <table:table-cell office:value-type="float" office:value="-0.002626943">
                <text:p>-0.002626943</text:p>
              </table:table-cell>
              <table:table-cell office:value-type="float" office:value="-0.00435193">
                <text:p>-0.00435193</text:p>
              </table:table-cell>
              <table:table-cell office:value-type="float" office:value="-0.006017784">
                <text:p>-0.00601778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0.78">
                <text:p>0.78</text:p>
              </table:table-cell>
              <table:table-cell office:value-type="float" office:value="-0.000002724422">
                <text:p>-0.000002724422</text:p>
              </table:table-cell>
              <table:table-cell office:value-type="float" office:value="-0.000133596">
                <text:p>-0.000133596</text:p>
              </table:table-cell>
              <table:table-cell office:value-type="float" office:value="-0.001060272">
                <text:p>-0.001060272</text:p>
              </table:table-cell>
              <table:table-cell office:value-type="float" office:value="-0.002637226">
                <text:p>-0.002637226</text:p>
              </table:table-cell>
              <table:table-cell office:value-type="float" office:value="-0.004369048">
                <text:p>-0.004369048</text:p>
              </table:table-cell>
              <table:table-cell office:value-type="float" office:value="-0.006045384">
                <text:p>-0.006045384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0.8">
                <text:p>0.8</text:p>
              </table:table-cell>
              <table:table-cell office:value-type="float" office:value="-0.000002758926">
                <text:p>-0.000002758926</text:p>
              </table:table-cell>
              <table:table-cell office:value-type="float" office:value="-0.000134718">
                <text:p>-0.000134718</text:p>
              </table:table-cell>
              <table:table-cell office:value-type="float" office:value="-0.001065334">
                <text:p>-0.001065334</text:p>
              </table:table-cell>
              <table:table-cell office:value-type="float" office:value="-0.002647403">
                <text:p>-0.002647403</text:p>
              </table:table-cell>
              <table:table-cell office:value-type="float" office:value="-0.004385799">
                <text:p>-0.004385799</text:p>
              </table:table-cell>
              <table:table-cell office:value-type="float" office:value="-0.006071975">
                <text:p>-0.006071975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0.82">
                <text:p>0.82</text:p>
              </table:table-cell>
              <table:table-cell office:value-type="float" office:value="-0.00000279367">
                <text:p>-0.00000279367</text:p>
              </table:table-cell>
              <table:table-cell office:value-type="float" office:value="-0.0001358412">
                <text:p>-0.0001358412</text:p>
              </table:table-cell>
              <table:table-cell office:value-type="float" office:value="-0.001070382">
                <text:p>-0.001070382</text:p>
              </table:table-cell>
              <table:table-cell office:value-type="float" office:value="-0.002657484">
                <text:p>-0.002657484</text:p>
              </table:table-cell>
              <table:table-cell office:value-type="float" office:value="-0.004402218">
                <text:p>-0.004402218</text:p>
              </table:table-cell>
              <table:table-cell office:value-type="float" office:value="-0.006097666">
                <text:p>-0.006097666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0.84">
                <text:p>0.84</text:p>
              </table:table-cell>
              <table:table-cell office:value-type="float" office:value="-0.000002828674">
                <text:p>-0.000002828674</text:p>
              </table:table-cell>
              <table:table-cell office:value-type="float" office:value="-0.0001369655">
                <text:p>-0.0001369655</text:p>
              </table:table-cell>
              <table:table-cell office:value-type="float" office:value="-0.001075415">
                <text:p>-0.001075415</text:p>
              </table:table-cell>
              <table:table-cell office:value-type="float" office:value="-0.002667476">
                <text:p>-0.002667476</text:p>
              </table:table-cell>
              <table:table-cell office:value-type="float" office:value="-0.004418338">
                <text:p>-0.004418338</text:p>
              </table:table-cell>
              <table:table-cell office:value-type="float" office:value="-0.006122551">
                <text:p>-0.006122551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0.86">
                <text:p>0.86</text:p>
              </table:table-cell>
              <table:table-cell office:value-type="float" office:value="-0.000002863964">
                <text:p>-0.000002863964</text:p>
              </table:table-cell>
              <table:table-cell office:value-type="float" office:value="-0.0001380911">
                <text:p>-0.0001380911</text:p>
              </table:table-cell>
              <table:table-cell office:value-type="float" office:value="-0.001080437">
                <text:p>-0.001080437</text:p>
              </table:table-cell>
              <table:table-cell office:value-type="float" office:value="-0.002677387">
                <text:p>-0.002677387</text:p>
              </table:table-cell>
              <table:table-cell office:value-type="float" office:value="-0.004434187">
                <text:p>-0.004434187</text:p>
              </table:table-cell>
              <table:table-cell office:value-type="float" office:value="-0.006146713">
                <text:p>-0.006146713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0.88">
                <text:p>0.88</text:p>
              </table:table-cell>
              <table:table-cell office:value-type="float" office:value="-0.000002899566">
                <text:p>-0.000002899566</text:p>
              </table:table-cell>
              <table:table-cell office:value-type="float" office:value="-0.0001392179">
                <text:p>-0.0001392179</text:p>
              </table:table-cell>
              <table:table-cell office:value-type="float" office:value="-0.001085446">
                <text:p>-0.001085446</text:p>
              </table:table-cell>
              <table:table-cell office:value-type="float" office:value="-0.002687224">
                <text:p>-0.002687224</text:p>
              </table:table-cell>
              <table:table-cell office:value-type="float" office:value="-0.004449788">
                <text:p>-0.004449788</text:p>
              </table:table-cell>
              <table:table-cell office:value-type="float" office:value="-0.006170224">
                <text:p>-0.00617022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0.9">
                <text:p>0.9</text:p>
              </table:table-cell>
              <table:table-cell office:value-type="float" office:value="-0.000002935511">
                <text:p>-0.000002935511</text:p>
              </table:table-cell>
              <table:table-cell office:value-type="float" office:value="-0.0001403461">
                <text:p>-0.0001403461</text:p>
              </table:table-cell>
              <table:table-cell office:value-type="float" office:value="-0.001090445">
                <text:p>-0.001090445</text:p>
              </table:table-cell>
              <table:table-cell office:value-type="float" office:value="-0.002696991">
                <text:p>-0.002696991</text:p>
              </table:table-cell>
              <table:table-cell office:value-type="float" office:value="-0.004465164">
                <text:p>-0.004465164</text:p>
              </table:table-cell>
              <table:table-cell office:value-type="float" office:value="-0.006193145">
                <text:p>-0.006193145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0.92">
                <text:p>0.92</text:p>
              </table:table-cell>
              <table:table-cell office:value-type="float" office:value="-0.000002971832">
                <text:p>-0.000002971832</text:p>
              </table:table-cell>
              <table:table-cell office:value-type="float" office:value="-0.0001414756">
                <text:p>-0.0001414756</text:p>
              </table:table-cell>
              <table:table-cell office:value-type="float" office:value="-0.001095435">
                <text:p>-0.001095435</text:p>
              </table:table-cell>
              <table:table-cell office:value-type="float" office:value="-0.002706694">
                <text:p>-0.002706694</text:p>
              </table:table-cell>
              <table:table-cell office:value-type="float" office:value="-0.004480332">
                <text:p>-0.004480332</text:p>
              </table:table-cell>
              <table:table-cell office:value-type="float" office:value="-0.006215532">
                <text:p>-0.00621553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0.94">
                <text:p>0.94</text:p>
              </table:table-cell>
              <table:table-cell office:value-type="float" office:value="-0.000003008567">
                <text:p>-0.000003008567</text:p>
              </table:table-cell>
              <table:table-cell office:value-type="float" office:value="-0.0001426065">
                <text:p>-0.0001426065</text:p>
              </table:table-cell>
              <table:table-cell office:value-type="float" office:value="-0.001100415">
                <text:p>-0.001100415</text:p>
              </table:table-cell>
              <table:table-cell office:value-type="float" office:value="-0.002716337">
                <text:p>-0.002716337</text:p>
              </table:table-cell>
              <table:table-cell office:value-type="float" office:value="-0.00449531">
                <text:p>-0.00449531</text:p>
              </table:table-cell>
              <table:table-cell office:value-type="float" office:value="-0.006237433">
                <text:p>-0.006237433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0.96">
                <text:p>0.96</text:p>
              </table:table-cell>
              <table:table-cell office:value-type="float" office:value="-0.000003045759">
                <text:p>-0.000003045759</text:p>
              </table:table-cell>
              <table:table-cell office:value-type="float" office:value="-0.000143739">
                <text:p>-0.000143739</text:p>
              </table:table-cell>
              <table:table-cell office:value-type="float" office:value="-0.001105387">
                <text:p>-0.001105387</text:p>
              </table:table-cell>
              <table:table-cell office:value-type="float" office:value="-0.002725924">
                <text:p>-0.002725924</text:p>
              </table:table-cell>
              <table:table-cell office:value-type="float" office:value="-0.004510113">
                <text:p>-0.004510113</text:p>
              </table:table-cell>
              <table:table-cell office:value-type="float" office:value="-0.006258891">
                <text:p>-0.006258891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0.98">
                <text:p>0.98</text:p>
              </table:table-cell>
              <table:table-cell office:value-type="float" office:value="-0.000003083453">
                <text:p>-0.000003083453</text:p>
              </table:table-cell>
              <table:table-cell office:value-type="float" office:value="-0.0001448729">
                <text:p>-0.0001448729</text:p>
              </table:table-cell>
              <table:table-cell office:value-type="float" office:value="-0.001110352">
                <text:p>-0.001110352</text:p>
              </table:table-cell>
              <table:table-cell office:value-type="float" office:value="-0.002735459">
                <text:p>-0.002735459</text:p>
              </table:table-cell>
              <table:table-cell office:value-type="float" office:value="-0.004524752">
                <text:p>-0.004524752</text:p>
              </table:table-cell>
              <table:table-cell office:value-type="float" office:value="-0.006279942">
                <text:p>-0.00627994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1">
                <text:p>1</text:p>
              </table:table-cell>
              <table:table-cell office:value-type="float" office:value="-0.000003121703">
                <text:p>-0.000003121703</text:p>
              </table:table-cell>
              <table:table-cell office:value-type="float" office:value="-0.0001460085">
                <text:p>-0.0001460085</text:p>
              </table:table-cell>
              <table:table-cell office:value-type="float" office:value="-0.001115309">
                <text:p>-0.001115309</text:p>
              </table:table-cell>
              <table:table-cell office:value-type="float" office:value="-0.002744946">
                <text:p>-0.002744946</text:p>
              </table:table-cell>
              <table:table-cell office:value-type="float" office:value="-0.004539241">
                <text:p>-0.004539241</text:p>
              </table:table-cell>
              <table:table-cell office:value-type="float" office:value="-0.00630062">
                <text:p>-0.00630062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1.02">
                <text:p>1.02</text:p>
              </table:table-cell>
              <table:table-cell office:value-type="float" office:value="-0.000003160568">
                <text:p>-0.000003160568</text:p>
              </table:table-cell>
              <table:table-cell office:value-type="float" office:value="-0.0001471457">
                <text:p>-0.0001471457</text:p>
              </table:table-cell>
              <table:table-cell office:value-type="float" office:value="-0.00112026">
                <text:p>-0.00112026</text:p>
              </table:table-cell>
              <table:table-cell office:value-type="float" office:value="-0.002754386">
                <text:p>-0.002754386</text:p>
              </table:table-cell>
              <table:table-cell office:value-type="float" office:value="-0.004553589">
                <text:p>-0.004553589</text:p>
              </table:table-cell>
              <table:table-cell office:value-type="float" office:value="-0.006320955">
                <text:p>-0.00632095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1.04">
                <text:p>1.04</text:p>
              </table:table-cell>
              <table:table-cell office:value-type="float" office:value="-0.000003200111">
                <text:p>-0.000003200111</text:p>
              </table:table-cell>
              <table:table-cell office:value-type="float" office:value="-0.0001482847">
                <text:p>-0.0001482847</text:p>
              </table:table-cell>
              <table:table-cell office:value-type="float" office:value="-0.001125206">
                <text:p>-0.001125206</text:p>
              </table:table-cell>
              <table:table-cell office:value-type="float" office:value="-0.002763784">
                <text:p>-0.002763784</text:p>
              </table:table-cell>
              <table:table-cell office:value-type="float" office:value="-0.004567806">
                <text:p>-0.004567806</text:p>
              </table:table-cell>
              <table:table-cell office:value-type="float" office:value="-0.006340972">
                <text:p>-0.006340972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1.06">
                <text:p>1.06</text:p>
              </table:table-cell>
              <table:table-cell office:value-type="float" office:value="-0.000003240407">
                <text:p>-0.000003240407</text:p>
              </table:table-cell>
              <table:table-cell office:value-type="float" office:value="-0.0001494256">
                <text:p>-0.0001494256</text:p>
              </table:table-cell>
              <table:table-cell office:value-type="float" office:value="-0.001130147">
                <text:p>-0.001130147</text:p>
              </table:table-cell>
              <table:table-cell office:value-type="float" office:value="-0.002773142">
                <text:p>-0.002773142</text:p>
              </table:table-cell>
              <table:table-cell office:value-type="float" office:value="-0.004581901">
                <text:p>-0.004581901</text:p>
              </table:table-cell>
              <table:table-cell office:value-type="float" office:value="-0.006360696">
                <text:p>-0.006360696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1.08">
                <text:p>1.08</text:p>
              </table:table-cell>
              <table:table-cell office:value-type="float" office:value="-0.000003281535">
                <text:p>-0.000003281535</text:p>
              </table:table-cell>
              <table:table-cell office:value-type="float" office:value="-0.0001505683">
                <text:p>-0.0001505683</text:p>
              </table:table-cell>
              <table:table-cell office:value-type="float" office:value="-0.001135083">
                <text:p>-0.001135083</text:p>
              </table:table-cell>
              <table:table-cell office:value-type="float" office:value="-0.002782461">
                <text:p>-0.002782461</text:p>
              </table:table-cell>
              <table:table-cell office:value-type="float" office:value="-0.004595881">
                <text:p>-0.004595881</text:p>
              </table:table-cell>
              <table:table-cell office:value-type="float" office:value="-0.006380148">
                <text:p>-0.006380148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1.1">
                <text:p>1.1</text:p>
              </table:table-cell>
              <table:table-cell office:value-type="float" office:value="-0.000003323587">
                <text:p>-0.000003323587</text:p>
              </table:table-cell>
              <table:table-cell office:value-type="float" office:value="-0.0001517131">
                <text:p>-0.0001517131</text:p>
              </table:table-cell>
              <table:table-cell office:value-type="float" office:value="-0.001140015">
                <text:p>-0.001140015</text:p>
              </table:table-cell>
              <table:table-cell office:value-type="float" office:value="-0.002791745">
                <text:p>-0.002791745</text:p>
              </table:table-cell>
              <table:table-cell office:value-type="float" office:value="-0.004609753">
                <text:p>-0.004609753</text:p>
              </table:table-cell>
              <table:table-cell office:value-type="float" office:value="-0.006399346">
                <text:p>-0.006399346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1.12">
                <text:p>1.12</text:p>
              </table:table-cell>
              <table:table-cell office:value-type="float" office:value="-0.00000336666">
                <text:p>-0.00000336666</text:p>
              </table:table-cell>
              <table:table-cell office:value-type="float" office:value="-0.00015286">
                <text:p>-0.00015286</text:p>
              </table:table-cell>
              <table:table-cell office:value-type="float" office:value="-0.001144944">
                <text:p>-0.001144944</text:p>
              </table:table-cell>
              <table:table-cell office:value-type="float" office:value="-0.002800996">
                <text:p>-0.002800996</text:p>
              </table:table-cell>
              <table:table-cell office:value-type="float" office:value="-0.004623524">
                <text:p>-0.004623524</text:p>
              </table:table-cell>
              <table:table-cell office:value-type="float" office:value="-0.006418307">
                <text:p>-0.00641830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1.14">
                <text:p>1.14</text:p>
              </table:table-cell>
              <table:table-cell office:value-type="float" office:value="-0.000003410868">
                <text:p>-0.000003410868</text:p>
              </table:table-cell>
              <table:table-cell office:value-type="float" office:value="-0.0001540091">
                <text:p>-0.0001540091</text:p>
              </table:table-cell>
              <table:table-cell office:value-type="float" office:value="-0.001149871">
                <text:p>-0.001149871</text:p>
              </table:table-cell>
              <table:table-cell office:value-type="float" office:value="-0.002810215">
                <text:p>-0.002810215</text:p>
              </table:table-cell>
              <table:table-cell office:value-type="float" office:value="-0.0046372">
                <text:p>-0.0046372</text:p>
              </table:table-cell>
              <table:table-cell office:value-type="float" office:value="-0.006437048">
                <text:p>-0.006437048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1.16">
                <text:p>1.16</text:p>
              </table:table-cell>
              <table:table-cell office:value-type="float" office:value="-0.000003456334">
                <text:p>-0.000003456334</text:p>
              </table:table-cell>
              <table:table-cell office:value-type="float" office:value="-0.0001551606">
                <text:p>-0.0001551606</text:p>
              </table:table-cell>
              <table:table-cell office:value-type="float" office:value="-0.001154795">
                <text:p>-0.001154795</text:p>
              </table:table-cell>
              <table:table-cell office:value-type="float" office:value="-0.002819405">
                <text:p>-0.002819405</text:p>
              </table:table-cell>
              <table:table-cell office:value-type="float" office:value="-0.004650786">
                <text:p>-0.004650786</text:p>
              </table:table-cell>
              <table:table-cell office:value-type="float" office:value="-0.006455581">
                <text:p>-0.006455581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1.18">
                <text:p>1.18</text:p>
              </table:table-cell>
              <table:table-cell office:value-type="float" office:value="-0.000003503196">
                <text:p>-0.000003503196</text:p>
              </table:table-cell>
              <table:table-cell office:value-type="float" office:value="-0.0001563146">
                <text:p>-0.0001563146</text:p>
              </table:table-cell>
              <table:table-cell office:value-type="float" office:value="-0.001159719">
                <text:p>-0.001159719</text:p>
              </table:table-cell>
              <table:table-cell office:value-type="float" office:value="-0.002828569">
                <text:p>-0.002828569</text:p>
              </table:table-cell>
              <table:table-cell office:value-type="float" office:value="-0.004664287">
                <text:p>-0.004664287</text:p>
              </table:table-cell>
              <table:table-cell office:value-type="float" office:value="-0.00647392">
                <text:p>-0.00647392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